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Pictures/2000000D000000FD000000FDEDDD9018.svm" manifest:media-type=""/>
  <manifest:file-entry manifest:full-path="Object 1/Pictures/20000011000000DD000000DDAC1C8ECE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Pictures/2000000D000000FD000000FDEDDD9018.svm" manifest:media-type=""/>
  <manifest:file-entry manifest:full-path="Object 2/Pictures/20000011000000DD000000DDAC1C8ECE.svm" manifest:media-type="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Pictures/2000000D000000FD000000FDEDDD9018.svm" manifest:media-type=""/>
  <manifest:file-entry manifest:full-path="Object 3/Pictures/20000011000000DD000000DDAC1C8ECE.svm" manifest:media-type="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Pictures/2000000D000000FD000000FDEDDD9018.svm" manifest:media-type=""/>
  <manifest:file-entry manifest:full-path="Object 4/Pictures/20000011000000DD000000DDAC1C8ECE.svm" manifest:media-type="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Pictures/2000000D000000FD000000FDEDDD9018.svm" manifest:media-type=""/>
  <manifest:file-entry manifest:full-path="Object 5/Pictures/20000011000000DD000000DDAC1C8ECE.svm" manifest:media-type="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Pictures/2000000D000000FD000000FDEDDD9018.svm" manifest:media-type=""/>
  <manifest:file-entry manifest:full-path="Object 6/Pictures/20000011000000DD000000DDAC1C8ECE.svm" manifest:media-type="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6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4x4" table:style-name="ta1">
        <table:shapes>
          <draw:frame draw:z-index="0" draw:style-name="gr1" svg:width="6.8323in" svg:height="7.3386in" svg:x="2.6665in" svg:y="7.2374in">
            <draw:object draw:notify-on-update-of-ranges="4x4.M2:4x4.M42 4x4.W1:4x4.W1 4x4.W2:4x4.W42 4x4.M2:4x4.M42 4x4.X1:4x4.X1 4x4.X2:4x4.X42 4x4.M2:4x4.M42 4x4.N1:4x4.N1 4x4.N2:4x4.N42 4x4.M2:4x4.M42 4x4.O1:4x4.O1 4x4.O2:4x4.O42 4x4.M2:4x4.M42 4x4.P1:4x4.P1 4x4.P2:4x4.P42 4x4.M2:4x4.M42 4x4.Q1:4x4.Q1 4x4.Q2:4x4.Q42 4x4.M2:4x4.M42 4x4.R1:4x4.R1 4x4.R2:4x4.R42 4x4.M2:4x4.M42 4x4.S1:4x4.S1 4x4.S2:4x4.S42 4x4.M2:4x4.M42 4x4.T1:4x4.T1 4x4.T2:4x4.T42 4x4.M2:4x4.M42 4x4.U1:4x4.U1 4x4.U2:4x4.U42 4x4.M2:4x4.M42 4x4.V1:4x4.V1 4x4.V2:4x4.V4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0" table:default-cell-style-name="ce4"/>
        <table:table-column table:style-name="co1" table:default-cell-style-name="Default"/>
        <table:table-column table:style-name="co1" table:number-columns-repeated="12" table:default-cell-style-name="ce1"/>
        <table:table-column table:style-name="co1" table:default-cell-style-name="Default"/>
        <table:table-row table:style-name="ro1">
          <table:table-cell table:style-name="Default" table:number-columns-repeated="11"/>
          <table:table-cell/>
          <table:table-cell table:style-name="ce3" office:value-type="string">
            <text:p>kx</text:p>
          </table:table-cell>
          <table:table-cell table:style-name="ce3" office:value-type="string">
            <text:p>N = 1</text:p>
          </table:table-cell>
          <table:table-cell table:style-name="ce3" office:value-type="string">
            <text:p>N = 2</text:p>
          </table:table-cell>
          <table:table-cell table:style-name="ce3" office:value-type="string">
            <text:p>N = 3</text:p>
          </table:table-cell>
          <table:table-cell table:style-name="ce3" office:value-type="string">
            <text:p>N = 4</text:p>
          </table:table-cell>
          <table:table-cell table:style-name="ce3" office:value-type="string">
            <text:p>N = 5</text:p>
          </table:table-cell>
          <table:table-cell table:style-name="ce3" office:value-type="string">
            <text:p>N = 6</text:p>
          </table:table-cell>
          <table:table-cell table:style-name="ce3" office:value-type="string">
            <text:p>N = 7</text:p>
          </table:table-cell>
          <table:table-cell table:style-name="ce3" office:value-type="string">
            <text:p>N = 8</text:p>
          </table:table-cell>
          <table:table-cell table:style-name="ce3" office:value-type="string">
            <text:p>N = 9</text:p>
          </table:table-cell>
          <table:table-cell table:style-name="ce3" office:value-type="string">
            <text:p>Alpha</text:p>
          </table:table-cell>
          <table:table-cell table:style-name="ce3" office:value-type="string">
            <text:p>Beta</text:p>
          </table:table-cell>
          <table:table-cell table:style-name="ce3"/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E+000</text:p>
          </table:table-cell>
          <table:table-cell office:value-type="float" office:value="-0.166084468993987">
            <text:p>-1.66E-001</text:p>
          </table:table-cell>
          <table:table-cell office:value-type="float" office:value="0.000000000000085265128291212">
            <text:p>8.53E-014</text:p>
          </table:table-cell>
          <table:table-cell office:value-type="float" office:value="0.00807834272344065">
            <text:p>8.08E-003</text:p>
          </table:table-cell>
          <table:table-cell office:value-type="float" office:value="9.58059223271771">
            <text:p>9.58E+000</text:p>
          </table:table-cell>
          <table:table-cell office:value-type="float" office:value="9.94384779086433">
            <text:p>9.94E+000</text:p>
          </table:table-cell>
          <table:table-cell office:value-type="float" office:value="9.9438477908644">
            <text:p>9.94E+000</text:p>
          </table:table-cell>
          <table:table-cell office:value-type="float" office:value="10.0197310883237">
            <text:p>1.00E+001</text:p>
          </table:table-cell>
          <table:table-cell office:value-type="float" office:value="19.7881182235027">
            <text:p>1.98E+001</text:p>
          </table:table-cell>
          <table:table-cell office:value-type="float" office:value="20.1769888080053">
            <text:p>2.02E+001</text:p>
          </table:table-cell>
          <table:table-cell/>
          <table:table-cell table:formula="of:=2*[.A2]/PI()" office:value-type="float" office:value="0">
            <text:p>0.0000</text:p>
          </table:table-cell>
          <table:table-cell table:formula="of:=SQRT([.C2])" office:value-type="float" office:value="0">
            <text:p>Err:502</text:p>
          </table:table-cell>
          <table:table-cell table:formula="of:=SQRT([.D2])" office:value-type="float" office:value="0.000000292001931999109">
            <text:p>0.0000</text:p>
          </table:table-cell>
          <table:table-cell table:formula="of:=SQRT([.E2])" office:value-type="float" office:value="0.0898796012643617">
            <text:p>0.0899</text:p>
          </table:table-cell>
          <table:table-cell table:formula="of:=SQRT([.F2])" office:value-type="float" office:value="3.09525317748285">
            <text:p>3.0953</text:p>
          </table:table-cell>
          <table:table-cell table:formula="of:=SQRT([.G2])" office:value-type="float" office:value="3.15338671762033">
            <text:p>3.1534</text:p>
          </table:table-cell>
          <table:table-cell table:formula="of:=SQRT([.H2])" office:value-type="float" office:value="3.15338671762034">
            <text:p>3.1534</text:p>
          </table:table-cell>
          <table:table-cell table:formula="of:=SQRT([.I2])" office:value-type="float" office:value="3.16539588176956">
            <text:p>3.1654</text:p>
          </table:table-cell>
          <table:table-cell table:formula="of:=SQRT([.J2])" office:value-type="float" office:value="4.44838377655331">
            <text:p>4.4484</text:p>
          </table:table-cell>
          <table:table-cell table:formula="of:=SQRT([.K2])" office:value-type="float" office:value="4.49188031986665">
            <text:p>4.4919</text:p>
          </table:table-cell>
          <table:table-cell table:formula="of:=[.$B$44]*[.A2]" office:value-type="float" office:value="0">
            <text:p>0.0000</text:p>
          </table:table-cell>
          <table:table-cell table:formula="of:=[.$B$45]*[.A2]" office:value-type="float" office:value="0">
            <text:p>0.0000</text:p>
          </table:table-cell>
          <table:table-cell table:style-name="ce1"/>
        </table:table-row>
        <table:table-row table:style-name="ro1">
          <table:table-cell office:value-type="float" office:value="0.03926990817">
            <text:p>0.0393</text:p>
          </table:table-cell>
          <table:table-cell office:value-type="float" office:value="0">
            <text:p>0.00E+000</text:p>
          </table:table-cell>
          <table:table-cell office:value-type="float" office:value="-0.164370547280097">
            <text:p>-1.64E-001</text:p>
          </table:table-cell>
          <table:table-cell office:value-type="float" office:value="0.00615926846655929">
            <text:p>6.16E-003</text:p>
          </table:table-cell>
          <table:table-cell office:value-type="float" office:value="0.0125315159357259">
            <text:p>1.25E-002</text:p>
          </table:table-cell>
          <table:table-cell office:value-type="float" office:value="9.46744840585645">
            <text:p>9.47E+000</text:p>
          </table:table-cell>
          <table:table-cell office:value-type="float" office:value="9.94538472131101">
            <text:p>9.95E+000</text:p>
          </table:table-cell>
          <table:table-cell office:value-type="float" office:value="9.94543554982873">
            <text:p>9.95E+000</text:p>
          </table:table-cell>
          <table:table-cell office:value-type="float" office:value="10.136254320243">
            <text:p>1.01E+001</text:p>
          </table:table-cell>
          <table:table-cell office:value-type="float" office:value="19.6717357088219">
            <text:p>1.97E+001</text:p>
          </table:table-cell>
          <table:table-cell office:value-type="float" office:value="19.9469457052611">
            <text:p>1.99E+001</text:p>
          </table:table-cell>
          <table:table-cell/>
          <table:table-cell table:formula="of:=2*[.A3]/PI()" office:value-type="float" office:value="0.0250000000000812">
            <text:p>0.0250</text:p>
          </table:table-cell>
          <table:table-cell table:formula="of:=SQRT([.C3])" office:value-type="float" office:value="0">
            <text:p>Err:502</text:p>
          </table:table-cell>
          <table:table-cell table:formula="of:=SQRT([.D3])" office:value-type="float" office:value="0.0784810070434834">
            <text:p>0.0785</text:p>
          </table:table-cell>
          <table:table-cell table:formula="of:=SQRT([.E3])" office:value-type="float" office:value="0.111944253696766">
            <text:p>0.1119</text:p>
          </table:table-cell>
          <table:table-cell table:formula="of:=SQRT([.F3])" office:value-type="float" office:value="3.07692190441299">
            <text:p>3.0769</text:p>
          </table:table-cell>
          <table:table-cell table:formula="of:=SQRT([.G3])" office:value-type="float" office:value="3.15363040340986">
            <text:p>3.1536</text:p>
          </table:table-cell>
          <table:table-cell table:formula="of:=SQRT([.H3])" office:value-type="float" office:value="3.15363846213048">
            <text:p>3.1536</text:p>
          </table:table-cell>
          <table:table-cell table:formula="of:=SQRT([.I3])" office:value-type="float" office:value="3.18374847000246">
            <text:p>3.1837</text:p>
          </table:table-cell>
          <table:table-cell table:formula="of:=SQRT([.J3])" office:value-type="float" office:value="4.43528304720475">
            <text:p>4.4353</text:p>
          </table:table-cell>
          <table:table-cell table:formula="of:=SQRT([.K3])" office:value-type="float" office:value="4.46620036555249">
            <text:p>4.4662</text:p>
          </table:table-cell>
          <table:table-cell table:formula="of:=[.$B$44]*[.A3]" office:value-type="float" office:value="0.07853981634">
            <text:p>0.0785</text:p>
          </table:table-cell>
          <table:table-cell table:formula="of:=[.$B$45]*[.A3]" office:value-type="float" office:value="0.03926990817">
            <text:p>0.0393</text:p>
          </table:table-cell>
          <table:table-cell table:style-name="ce1"/>
        </table:table-row>
        <table:table-row table:style-name="ro1">
          <table:table-cell office:value-type="float" office:value="0.07853981634">
            <text:p>0.0785</text:p>
          </table:table-cell>
          <table:table-cell office:value-type="float" office:value="0">
            <text:p>0.00E+000</text:p>
          </table:table-cell>
          <table:table-cell office:value-type="float" office:value="-0.159262347247574">
            <text:p>-1.59E-001</text:p>
          </table:table-cell>
          <table:table-cell office:value-type="float" office:value="0.0246370739421541">
            <text:p>2.46E-002</text:p>
          </table:table-cell>
          <table:table-cell office:value-type="float" office:value="0.0259245716068363">
            <text:p>2.59E-002</text:p>
          </table:table-cell>
          <table:table-cell office:value-type="float" office:value="9.25677548672851">
            <text:p>9.26E+000</text:p>
          </table:table-cell>
          <table:table-cell office:value-type="float" office:value="9.94994473532858">
            <text:p>9.95E+000</text:p>
          </table:table-cell>
          <table:table-cell office:value-type="float" office:value="9.95019839777961">
            <text:p>9.95E+000</text:p>
          </table:table-cell>
          <table:table-cell office:value-type="float" office:value="10.3571165129766">
            <text:p>1.04E+001</text:p>
          </table:table-cell>
          <table:table-cell office:value-type="float" office:value="19.4541565975893">
            <text:p>1.95E+001</text:p>
          </table:table-cell>
          <table:table-cell office:value-type="float" office:value="19.6896571337227">
            <text:p>1.97E+001</text:p>
          </table:table-cell>
          <table:table-cell/>
          <table:table-cell table:formula="of:=2*[.A4]/PI()" office:value-type="float" office:value="0.0500000000001625">
            <text:p>0.0500</text:p>
          </table:table-cell>
          <table:table-cell table:formula="of:=SQRT([.C4])" office:value-type="float" office:value="0">
            <text:p>Err:502</text:p>
          </table:table-cell>
          <table:table-cell table:formula="of:=SQRT([.D4])" office:value-type="float" office:value="0.156962014328799">
            <text:p>0.1570</text:p>
          </table:table-cell>
          <table:table-cell table:formula="of:=SQRT([.E4])" office:value-type="float" office:value="0.161011091564638">
            <text:p>0.1610</text:p>
          </table:table-cell>
          <table:table-cell table:formula="of:=SQRT([.F4])" office:value-type="float" office:value="3.04249494440476">
            <text:p>3.0425</text:p>
          </table:table-cell>
          <table:table-cell table:formula="of:=SQRT([.G4])" office:value-type="float" office:value="3.154353299066">
            <text:p>3.1544</text:p>
          </table:table-cell>
          <table:table-cell table:formula="of:=SQRT([.H4])" office:value-type="float" office:value="3.15439350712298">
            <text:p>3.1544</text:p>
          </table:table-cell>
          <table:table-cell table:formula="of:=SQRT([.I4])" office:value-type="float" office:value="3.21824742879982">
            <text:p>3.2182</text:p>
          </table:table-cell>
          <table:table-cell table:formula="of:=SQRT([.J4])" office:value-type="float" office:value="4.4106866356146">
            <text:p>4.4107</text:p>
          </table:table-cell>
          <table:table-cell table:formula="of:=SQRT([.K4])" office:value-type="float" office:value="4.43730291209905">
            <text:p>4.4373</text:p>
          </table:table-cell>
          <table:table-cell table:formula="of:=[.$B$44]*[.A4]" office:value-type="float" office:value="0.15707963268">
            <text:p>0.1571</text:p>
          </table:table-cell>
          <table:table-cell table:formula="of:=[.$B$45]*[.A4]" office:value-type="float" office:value="0.07853981634">
            <text:p>0.0785</text:p>
          </table:table-cell>
          <table:table-cell table:style-name="ce1"/>
        </table:table-row>
        <table:table-row table:style-name="ro1">
          <table:table-cell office:value-type="float" office:value="0.11780972451">
            <text:p>0.1178</text:p>
          </table:table-cell>
          <table:table-cell office:value-type="float" office:value="0">
            <text:p>0.00E+000</text:p>
          </table:table-cell>
          <table:table-cell office:value-type="float" office:value="-0.150846559378706">
            <text:p>-1.51E-001</text:p>
          </table:table-cell>
          <table:table-cell office:value-type="float" office:value="0.0483441127481911">
            <text:p>4.83E-002</text:p>
          </table:table-cell>
          <table:table-cell office:value-type="float" office:value="0.0554334171130547">
            <text:p>5.54E-002</text:p>
          </table:table-cell>
          <table:table-cell office:value-type="float" office:value="9.02751354007819">
            <text:p>9.03E+000</text:p>
          </table:table-cell>
          <table:table-cell office:value-type="float" office:value="9.95753716074676">
            <text:p>9.96E+000</text:p>
          </table:table-cell>
          <table:table-cell office:value-type="float" office:value="9.95813630556955">
            <text:p>9.96E+000</text:p>
          </table:table-cell>
          <table:table-cell office:value-type="float" office:value="10.6033678146382">
            <text:p>1.06E+001</text:p>
          </table:table-cell>
          <table:table-cell office:value-type="float" office:value="19.2172503383649">
            <text:p>1.92E+001</text:p>
          </table:table-cell>
          <table:table-cell office:value-type="float" office:value="19.4353599447079">
            <text:p>1.94E+001</text:p>
          </table:table-cell>
          <table:table-cell/>
          <table:table-cell table:formula="of:=2*[.A5]/PI()" office:value-type="float" office:value="0.0750000000002437">
            <text:p>0.0750</text:p>
          </table:table-cell>
          <table:table-cell table:formula="of:=SQRT([.C5])" office:value-type="float" office:value="0">
            <text:p>Err:502</text:p>
          </table:table-cell>
          <table:table-cell table:formula="of:=SQRT([.D5])" office:value-type="float" office:value="0.219872946831099">
            <text:p>0.2199</text:p>
          </table:table-cell>
          <table:table-cell table:formula="of:=SQRT([.E5])" office:value-type="float" office:value="0.235443023071517">
            <text:p>0.2354</text:p>
          </table:table-cell>
          <table:table-cell table:formula="of:=SQRT([.F5])" office:value-type="float" office:value="3.00458209075375">
            <text:p>3.0046</text:p>
          </table:table-cell>
          <table:table-cell table:formula="of:=SQRT([.G5])" office:value-type="float" office:value="3.15555655324806">
            <text:p>3.1556</text:p>
          </table:table-cell>
          <table:table-cell table:formula="of:=SQRT([.H5])" office:value-type="float" office:value="3.15565148670913">
            <text:p>3.1557</text:p>
          </table:table-cell>
          <table:table-cell table:formula="of:=SQRT([.I5])" office:value-type="float" office:value="3.25628128616651">
            <text:p>3.2563</text:p>
          </table:table-cell>
          <table:table-cell table:formula="of:=SQRT([.J5])" office:value-type="float" office:value="4.38374843465783">
            <text:p>4.3837</text:p>
          </table:table-cell>
          <table:table-cell table:formula="of:=SQRT([.K5])" office:value-type="float" office:value="4.40855531265152">
            <text:p>4.4086</text:p>
          </table:table-cell>
          <table:table-cell table:formula="of:=[.$B$44]*[.A5]" office:value-type="float" office:value="0.23561944902">
            <text:p>0.2356</text:p>
          </table:table-cell>
          <table:table-cell table:formula="of:=[.$B$45]*[.A5]" office:value-type="float" office:value="0.11780972451">
            <text:p>0.1178</text:p>
          </table:table-cell>
          <table:table-cell table:style-name="ce1"/>
        </table:table-row>
        <table:table-row table:style-name="ro1">
          <table:table-cell office:value-type="float" office:value="0.15707963268">
            <text:p>0.1571</text:p>
          </table:table-cell>
          <table:table-cell office:value-type="float" office:value="0">
            <text:p>0.00E+000</text:p>
          </table:table-cell>
          <table:table-cell office:value-type="float" office:value="-0.139230500698944">
            <text:p>-1.39E-001</text:p>
          </table:table-cell>
          <table:table-cell office:value-type="float" office:value="0.0798973097929063">
            <text:p>7.99E-002</text:p>
          </table:table-cell>
          <table:table-cell office:value-type="float" office:value="0.098548300649105">
            <text:p>9.85E-002</text:p>
          </table:table-cell>
          <table:table-cell office:value-type="float" office:value="8.79471335554781">
            <text:p>8.79E+000</text:p>
          </table:table-cell>
          <table:table-cell office:value-type="float" office:value="9.96816560843188">
            <text:p>9.97E+000</text:p>
          </table:table-cell>
          <table:table-cell office:value-type="float" office:value="9.96924902966379">
            <text:p>9.97E+000</text:p>
          </table:table-cell>
          <table:table-cell office:value-type="float" office:value="10.8599530976682">
            <text:p>1.09E+001</text:p>
          </table:table-cell>
          <table:table-cell office:value-type="float" office:value="18.9768827657238">
            <text:p>1.90E+001</text:p>
          </table:table-cell>
          <table:table-cell office:value-type="float" office:value="19.1846379255751">
            <text:p>1.92E+001</text:p>
          </table:table-cell>
          <table:table-cell/>
          <table:table-cell table:formula="of:=2*[.A6]/PI()" office:value-type="float" office:value="0.100000000000325">
            <text:p>0.1000</text:p>
          </table:table-cell>
          <table:table-cell table:formula="of:=SQRT([.C6])" office:value-type="float" office:value="0">
            <text:p>Err:502</text:p>
          </table:table-cell>
          <table:table-cell table:formula="of:=SQRT([.D6])" office:value-type="float" office:value="0.282661121827722">
            <text:p>0.2827</text:p>
          </table:table-cell>
          <table:table-cell table:formula="of:=SQRT([.E6])" office:value-type="float" office:value="0.313924036430957">
            <text:p>0.3139</text:p>
          </table:table-cell>
          <table:table-cell table:formula="of:=SQRT([.F6])" office:value-type="float" office:value="2.96558819722965">
            <text:p>2.9656</text:p>
          </table:table-cell>
          <table:table-cell table:formula="of:=SQRT([.G6])" office:value-type="float" office:value="3.15724018858748">
            <text:p>3.1572</text:p>
          </table:table-cell>
          <table:table-cell table:formula="of:=SQRT([.H6])" office:value-type="float" office:value="3.15741176118412">
            <text:p>3.1574</text:p>
          </table:table-cell>
          <table:table-cell table:formula="of:=SQRT([.I6])" office:value-type="float" office:value="3.2954442944265">
            <text:p>3.2954</text:p>
          </table:table-cell>
          <table:table-cell table:formula="of:=SQRT([.J6])" office:value-type="float" office:value="4.35624640782908">
            <text:p>4.3562</text:p>
          </table:table-cell>
          <table:table-cell table:formula="of:=SQRT([.K6])" office:value-type="float" office:value="4.38002716036957">
            <text:p>4.3800</text:p>
          </table:table-cell>
          <table:table-cell table:formula="of:=[.$B$44]*[.A6]" office:value-type="float" office:value="0.31415926536">
            <text:p>0.3142</text:p>
          </table:table-cell>
          <table:table-cell table:formula="of:=[.$B$45]*[.A6]" office:value-type="float" office:value="0.15707963268">
            <text:p>0.1571</text:p>
          </table:table-cell>
          <table:table-cell table:style-name="ce1"/>
        </table:table-row>
        <table:table-row table:style-name="ro1">
          <table:table-cell office:value-type="float" office:value="0.19634954085">
            <text:p>0.1963</text:p>
          </table:table-cell>
          <table:table-cell office:value-type="float" office:value="0">
            <text:p>0.00E+000</text:p>
          </table:table-cell>
          <table:table-cell office:value-type="float" office:value="-0.124510686564482">
            <text:p>-1.25E-001</text:p>
          </table:table-cell>
          <table:table-cell office:value-type="float" office:value="0.120680471063258">
            <text:p>1.21E-001</text:p>
          </table:table-cell>
          <table:table-cell office:value-type="float" office:value="0.153981731486331">
            <text:p>1.54E-001</text:p>
          </table:table-cell>
          <table:table-cell office:value-type="float" office:value="8.56231565584288">
            <text:p>8.56E+000</text:p>
          </table:table-cell>
          <table:table-cell office:value-type="float" office:value="9.98183115898982">
            <text:p>9.98E+000</text:p>
          </table:table-cell>
          <table:table-cell office:value-type="float" office:value="9.98353622950475">
            <text:p>9.98E+000</text:p>
          </table:table-cell>
          <table:table-cell office:value-type="float" office:value="11.1229291871539">
            <text:p>1.11E+001</text:p>
          </table:table-cell>
          <table:table-cell office:value-type="float" office:value="18.7372212791564">
            <text:p>1.87E+001</text:p>
          </table:table-cell>
          <table:table-cell office:value-type="float" office:value="18.9375867431733">
            <text:p>1.89E+001</text:p>
          </table:table-cell>
          <table:table-cell/>
          <table:table-cell table:formula="of:=2*[.A7]/PI()" office:value-type="float" office:value="0.125000000000406">
            <text:p>0.1250</text:p>
          </table:table-cell>
          <table:table-cell table:formula="of:=SQRT([.C7])" office:value-type="float" office:value="0">
            <text:p>Err:502</text:p>
          </table:table-cell>
          <table:table-cell table:formula="of:=SQRT([.D7])" office:value-type="float" office:value="0.347390948447506">
            <text:p>0.3474</text:p>
          </table:table-cell>
          <table:table-cell table:formula="of:=SQRT([.E7])" office:value-type="float" office:value="0.392405060474927">
            <text:p>0.3924</text:p>
          </table:table-cell>
          <table:table-cell table:formula="of:=SQRT([.F7])" office:value-type="float" office:value="2.92614347834191">
            <text:p>2.9261</text:p>
          </table:table-cell>
          <table:table-cell table:formula="of:=SQRT([.G7])" office:value-type="float" office:value="3.15940360811812">
            <text:p>3.1594</text:p>
          </table:table-cell>
          <table:table-cell table:formula="of:=SQRT([.H7])" office:value-type="float" office:value="3.15967343716162">
            <text:p>3.1597</text:p>
          </table:table-cell>
          <table:table-cell table:formula="of:=SQRT([.I7])" office:value-type="float" office:value="3.33510557361441">
            <text:p>3.3351</text:p>
          </table:table-cell>
          <table:table-cell table:formula="of:=SQRT([.J7])" office:value-type="float" office:value="4.32865120784251">
            <text:p>4.3287</text:p>
          </table:table-cell>
          <table:table-cell table:formula="of:=SQRT([.K7])" office:value-type="float" office:value="4.35173376290109">
            <text:p>4.3517</text:p>
          </table:table-cell>
          <table:table-cell table:formula="of:=[.$B$44]*[.A7]" office:value-type="float" office:value="0.3926990817">
            <text:p>0.3927</text:p>
          </table:table-cell>
          <table:table-cell table:formula="of:=[.$B$45]*[.A7]" office:value-type="float" office:value="0.19634954085">
            <text:p>0.1963</text:p>
          </table:table-cell>
          <table:table-cell table:style-name="ce1"/>
        </table:table-row>
        <table:table-row table:style-name="ro1">
          <table:table-cell office:value-type="float" office:value="0.23561944902">
            <text:p>0.2356</text:p>
          </table:table-cell>
          <table:table-cell office:value-type="float" office:value="0">
            <text:p>0.00E+000</text:p>
          </table:table-cell>
          <table:table-cell office:value-type="float" office:value="-0.10675584176304">
            <text:p>-1.07E-001</text:p>
          </table:table-cell>
          <table:table-cell office:value-type="float" office:value="0.170762051809671">
            <text:p>1.71E-001</text:p>
          </table:table-cell>
          <table:table-cell office:value-type="float" office:value="0.221733724025876">
            <text:p>2.22E-001</text:p>
          </table:table-cell>
          <table:table-cell office:value-type="float" office:value="8.33174275445856">
            <text:p>8.33E+000</text:p>
          </table:table-cell>
          <table:table-cell office:value-type="float" office:value="9.99853459787247">
            <text:p>1.00E+001</text:p>
          </table:table-cell>
          <table:table-cell office:value-type="float" office:value="10.0009974739671">
            <text:p>1.00E+001</text:p>
          </table:table-cell>
          <table:table-cell office:value-type="float" office:value="11.390870542604">
            <text:p>1.14E+001</text:p>
          </table:table-cell>
          <table:table-cell office:value-type="float" office:value="18.4997668129226">
            <text:p>1.85E+001</text:p>
          </table:table-cell>
          <table:table-cell office:value-type="float" office:value="18.6942188772645">
            <text:p>1.87E+001</text:p>
          </table:table-cell>
          <table:table-cell/>
          <table:table-cell table:formula="of:=2*[.A8]/PI()" office:value-type="float" office:value="0.150000000000487">
            <text:p>0.1500</text:p>
          </table:table-cell>
          <table:table-cell table:formula="of:=SQRT([.C8])" office:value-type="float" office:value="0">
            <text:p>Err:502</text:p>
          </table:table-cell>
          <table:table-cell table:formula="of:=SQRT([.D8])" office:value-type="float" office:value="0.41323365280392">
            <text:p>0.4132</text:p>
          </table:table-cell>
          <table:table-cell table:formula="of:=SQRT([.E8])" office:value-type="float" office:value="0.470886105152696">
            <text:p>0.4709</text:p>
          </table:table-cell>
          <table:table-cell table:formula="of:=SQRT([.F8])" office:value-type="float" office:value="2.88647583645846">
            <text:p>2.8865</text:p>
          </table:table-cell>
          <table:table-cell table:formula="of:=SQRT([.G8])" office:value-type="float" office:value="3.16204595125885">
            <text:p>3.1620</text:p>
          </table:table-cell>
          <table:table-cell table:formula="of:=SQRT([.H8])" office:value-type="float" office:value="3.16243537071781">
            <text:p>3.1624</text:p>
          </table:table-cell>
          <table:table-cell table:formula="of:=SQRT([.I8])" office:value-type="float" office:value="3.37503637648603">
            <text:p>3.3750</text:p>
          </table:table-cell>
          <table:table-cell table:formula="of:=SQRT([.J8])" office:value-type="float" office:value="4.30113552598876">
            <text:p>4.3011</text:p>
          </table:table-cell>
          <table:table-cell table:formula="of:=SQRT([.K8])" office:value-type="float" office:value="4.32368117201818">
            <text:p>4.3237</text:p>
          </table:table-cell>
          <table:table-cell table:formula="of:=[.$B$44]*[.A8]" office:value-type="float" office:value="0.47123889804">
            <text:p>0.4712</text:p>
          </table:table-cell>
          <table:table-cell table:formula="of:=[.$B$45]*[.A8]" office:value-type="float" office:value="0.23561944902">
            <text:p>0.2356</text:p>
          </table:table-cell>
          <table:table-cell table:style-name="ce1"/>
        </table:table-row>
        <table:table-row table:style-name="ro1">
          <table:table-cell office:value-type="float" office:value="0.27488935719">
            <text:p>0.2749</text:p>
          </table:table-cell>
          <table:table-cell office:value-type="float" office:value="0">
            <text:p>0.00E+000</text:p>
          </table:table-cell>
          <table:table-cell office:value-type="float" office:value="-0.0860050252564568">
            <text:p>-8.60E-002</text:p>
          </table:table-cell>
          <table:table-cell office:value-type="float" office:value="0.23018077590348">
            <text:p>2.30E-001</text:p>
          </table:table-cell>
          <table:table-cell office:value-type="float" office:value="0.301804304235841">
            <text:p>3.02E-001</text:p>
          </table:table-cell>
          <table:table-cell office:value-type="float" office:value="8.10362200382611">
            <text:p>8.10E+000</text:p>
          </table:table-cell>
          <table:table-cell office:value-type="float" office:value="10.0182767410161">
            <text:p>1.00E+001</text:p>
          </table:table-cell>
          <table:table-cell office:value-type="float" office:value="10.0216322468531">
            <text:p>1.00E+001</text:p>
          </table:table-cell>
          <table:table-cell office:value-type="float" office:value="11.6631448274366">
            <text:p>1.17E+001</text:p>
          </table:table-cell>
          <table:table-cell office:value-type="float" office:value="18.2651789979224">
            <text:p>1.83E+001</text:p>
          </table:table-cell>
          <table:table-cell office:value-type="float" office:value="18.4545234817485">
            <text:p>1.85E+001</text:p>
          </table:table-cell>
          <table:table-cell/>
          <table:table-cell table:formula="of:=2*[.A9]/PI()" office:value-type="float" office:value="0.175000000000569">
            <text:p>0.1750</text:p>
          </table:table-cell>
          <table:table-cell table:formula="of:=SQRT([.C9])" office:value-type="float" office:value="0">
            <text:p>Err:502</text:p>
          </table:table-cell>
          <table:table-cell table:formula="of:=SQRT([.D9])" office:value-type="float" office:value="0.479771587219877">
            <text:p>0.4798</text:p>
          </table:table-cell>
          <table:table-cell table:formula="of:=SQRT([.E9])" office:value-type="float" office:value="0.549367185255764">
            <text:p>0.5494</text:p>
          </table:table-cell>
          <table:table-cell table:formula="of:=SQRT([.F9])" office:value-type="float" office:value="2.84668614424318">
            <text:p>2.8467</text:p>
          </table:table-cell>
          <table:table-cell table:formula="of:=SQRT([.G9])" office:value-type="float" office:value="3.16516614745831">
            <text:p>3.1652</text:p>
          </table:table-cell>
          <table:table-cell table:formula="of:=SQRT([.H9])" office:value-type="float" office:value="3.16569617096351">
            <text:p>3.1657</text:p>
          </table:table-cell>
          <table:table-cell table:formula="of:=SQRT([.I9])" office:value-type="float" office:value="3.41513467193265">
            <text:p>3.4151</text:p>
          </table:table-cell>
          <table:table-cell table:formula="of:=SQRT([.J9])" office:value-type="float" office:value="4.27377807073816">
            <text:p>4.2738</text:p>
          </table:table-cell>
          <table:table-cell table:formula="of:=SQRT([.K9])" office:value-type="float" office:value="4.29587284282816">
            <text:p>4.2959</text:p>
          </table:table-cell>
          <table:table-cell table:formula="of:=[.$B$44]*[.A9]" office:value-type="float" office:value="0.54977871438">
            <text:p>0.5498</text:p>
          </table:table-cell>
          <table:table-cell table:formula="of:=[.$B$45]*[.A9]" office:value-type="float" office:value="0.27488935719">
            <text:p>0.2749</text:p>
          </table:table-cell>
          <table:table-cell table:style-name="ce1"/>
        </table:table-row>
        <table:table-row table:style-name="ro1">
          <table:table-cell office:value-type="float" office:value="0.31415926536">
            <text:p>0.3142</text:p>
          </table:table-cell>
          <table:table-cell office:value-type="float" office:value="0">
            <text:p>0.00E+000</text:p>
          </table:table-cell>
          <table:table-cell office:value-type="float" office:value="-0.0622742077518485">
            <text:p>-6.23E-002</text:p>
          </table:table-cell>
          <table:table-cell office:value-type="float" office:value="0.298952209070481">
            <text:p>2.99E-001</text:p>
          </table:table-cell>
          <table:table-cell office:value-type="float" office:value="0.394193514656828">
            <text:p>3.94E-001</text:p>
          </table:table-cell>
          <table:table-cell office:value-type="float" office:value="7.87826872805497">
            <text:p>7.88E+000</text:p>
          </table:table-cell>
          <table:table-cell office:value-type="float" office:value="10.0410585044415">
            <text:p>1.00E+001</text:p>
          </table:table-cell>
          <table:table-cell office:value-type="float" office:value="10.0454399533088">
            <text:p>1.00E+001</text:p>
          </table:table-cell>
          <table:table-cell office:value-type="float" office:value="11.9394288912333">
            <text:p>1.19E+001</text:p>
          </table:table-cell>
          <table:table-cell office:value-type="float" office:value="18.0337897460797">
            <text:p>1.80E+001</text:p>
          </table:table-cell>
          <table:table-cell office:value-type="float" office:value="18.218481557853">
            <text:p>1.82E+001</text:p>
          </table:table-cell>
          <table:table-cell/>
          <table:table-cell table:formula="of:=2*[.A10]/PI()" office:value-type="float" office:value="0.20000000000065">
            <text:p>0.2000</text:p>
          </table:table-cell>
          <table:table-cell table:formula="of:=SQRT([.C10])" office:value-type="float" office:value="0">
            <text:p>Err:502</text:p>
          </table:table-cell>
          <table:table-cell table:formula="of:=SQRT([.D10])" office:value-type="float" office:value="0.546765222989247">
            <text:p>0.5468</text:p>
          </table:table-cell>
          <table:table-cell table:formula="of:=SQRT([.E10])" office:value-type="float" office:value="0.627848321377726">
            <text:p>0.6278</text:p>
          </table:table-cell>
          <table:table-cell table:formula="of:=SQRT([.F10])" office:value-type="float" office:value="2.80682538253718">
            <text:p>2.8068</text:p>
          </table:table-cell>
          <table:table-cell table:formula="of:=SQRT([.G10])" office:value-type="float" office:value="3.16876292966853">
            <text:p>3.1688</text:p>
          </table:table-cell>
          <table:table-cell table:formula="of:=SQRT([.H10])" office:value-type="float" office:value="3.16945420432427">
            <text:p>3.1695</text:p>
          </table:table-cell>
          <table:table-cell table:formula="of:=SQRT([.I10])" office:value-type="float" office:value="3.45534786833877">
            <text:p>3.4553</text:p>
          </table:table-cell>
          <table:table-cell table:formula="of:=SQRT([.J10])" office:value-type="float" office:value="4.24662097980025">
            <text:p>4.2466</text:p>
          </table:table-cell>
          <table:table-cell table:formula="of:=SQRT([.K10])" office:value-type="float" office:value="4.26831132391406">
            <text:p>4.2683</text:p>
          </table:table-cell>
          <table:table-cell table:formula="of:=[.$B$44]*[.A10]" office:value-type="float" office:value="0.62831853072">
            <text:p>0.6283</text:p>
          </table:table-cell>
          <table:table-cell table:formula="of:=[.$B$45]*[.A10]" office:value-type="float" office:value="0.31415926536">
            <text:p>0.3142</text:p>
          </table:table-cell>
          <table:table-cell table:style-name="ce1"/>
        </table:table-row>
        <table:table-row table:style-name="ro1">
          <table:table-cell office:value-type="float" office:value="0.35342917353">
            <text:p>0.3534</text:p>
          </table:table-cell>
          <table:table-cell office:value-type="float" office:value="0">
            <text:p>0.00E+000</text:p>
          </table:table-cell>
          <table:table-cell office:value-type="float" office:value="-0.0355647337205901">
            <text:p>-3.56E-002</text:p>
          </table:table-cell>
          <table:table-cell office:value-type="float" office:value="0.377077214769997">
            <text:p>3.77E-001</text:p>
          </table:table-cell>
          <table:table-cell office:value-type="float" office:value="0.49890142030249">
            <text:p>4.99E-001</text:p>
          </table:table-cell>
          <table:table-cell office:value-type="float" office:value="7.65585617508595">
            <text:p>7.66E+000</text:p>
          </table:table-cell>
          <table:table-cell office:value-type="float" office:value="10.0668809226053">
            <text:p>1.01E+001</text:p>
          </table:table-cell>
          <table:table-cell office:value-type="float" office:value="10.0724199272606">
            <text:p>1.01E+001</text:p>
          </table:table-cell>
          <table:table-cell office:value-type="float" office:value="12.2195372052398">
            <text:p>1.22E+001</text:p>
          </table:table-cell>
          <table:table-cell office:value-type="float" office:value="17.8057854104586">
            <text:p>1.78E+001</text:p>
          </table:table-cell>
          <table:table-cell office:value-type="float" office:value="17.9860710420803">
            <text:p>1.80E+001</text:p>
          </table:table-cell>
          <table:table-cell/>
          <table:table-cell table:formula="of:=2*[.A11]/PI()" office:value-type="float" office:value="0.225000000000731">
            <text:p>0.2250</text:p>
          </table:table-cell>
          <table:table-cell table:formula="of:=SQRT([.C11])" office:value-type="float" office:value="0">
            <text:p>Err:502</text:p>
          </table:table-cell>
          <table:table-cell table:formula="of:=SQRT([.D11])" office:value-type="float" office:value="0.614066132244726">
            <text:p>0.6141</text:p>
          </table:table-cell>
          <table:table-cell table:formula="of:=SQRT([.E11])" office:value-type="float" office:value="0.706329540867781">
            <text:p>0.7063</text:p>
          </table:table-cell>
          <table:table-cell table:formula="of:=SQRT([.F11])" office:value-type="float" office:value="2.76692178694772">
            <text:p>2.7669</text:p>
          </table:table-cell>
          <table:table-cell table:formula="of:=SQRT([.G11])" office:value-type="float" office:value="3.17283484010834">
            <text:p>3.1728</text:p>
          </table:table-cell>
          <table:table-cell table:formula="of:=SQRT([.H11])" office:value-type="float" office:value="3.17370759952152">
            <text:p>3.1737</text:p>
          </table:table-cell>
          <table:table-cell table:formula="of:=SQRT([.I11])" office:value-type="float" office:value="3.49564546332144">
            <text:p>3.4956</text:p>
          </table:table-cell>
          <table:table-cell table:formula="of:=SQRT([.J11])" office:value-type="float" office:value="4.21969020313797">
            <text:p>4.2197</text:p>
          </table:table-cell>
          <table:table-cell table:formula="of:=SQRT([.K11])" office:value-type="float" office:value="4.24099882599374">
            <text:p>4.2410</text:p>
          </table:table-cell>
          <table:table-cell table:formula="of:=[.$B$44]*[.A11]" office:value-type="float" office:value="0.70685834706">
            <text:p>0.7069</text:p>
          </table:table-cell>
          <table:table-cell table:formula="of:=[.$B$45]*[.A11]" office:value-type="float" office:value="0.35342917353">
            <text:p>0.3534</text:p>
          </table:table-cell>
          <table:table-cell table:style-name="ce1"/>
        </table:table-row>
        <table:table-row table:style-name="ro1">
          <table:table-cell office:value-type="float" office:value="0.3926990817">
            <text:p>0.3927</text:p>
          </table:table-cell>
          <table:table-cell office:value-type="float" office:value="0">
            <text:p>0.00E+000</text:p>
          </table:table-cell>
          <table:table-cell office:value-type="float" office:value="-0.0058702468196983">
            <text:p>-5.87E-003</text:p>
          </table:table-cell>
          <table:table-cell office:value-type="float" office:value="0.464548871103448">
            <text:p>4.65E-001</text:p>
          </table:table-cell>
          <table:table-cell office:value-type="float" office:value="0.615928115456035">
            <text:p>6.16E-001</text:p>
          </table:table-cell>
          <table:table-cell office:value-type="float" office:value="7.43648562335242">
            <text:p>7.44E+000</text:p>
          </table:table-cell>
          <table:table-cell office:value-type="float" office:value="10.0957451527222">
            <text:p>1.01E+001</text:p>
          </table:table-cell>
          <table:table-cell office:value-type="float" office:value="10.1025714398468">
            <text:p>1.01E+001</text:p>
          </table:table-cell>
          <table:table-cell office:value-type="float" office:value="12.503349180957">
            <text:p>1.25E+001</text:p>
          </table:table-cell>
          <table:table-cell office:value-type="float" office:value="17.5812838351">
            <text:p>1.76E+001</text:p>
          </table:table-cell>
          <table:table-cell office:value-type="float" office:value="17.7572688416869">
            <text:p>1.78E+001</text:p>
          </table:table-cell>
          <table:table-cell/>
          <table:table-cell table:formula="of:=2*[.A12]/PI()" office:value-type="float" office:value="0.250000000000812">
            <text:p>0.2500</text:p>
          </table:table-cell>
          <table:table-cell table:formula="of:=SQRT([.C12])" office:value-type="float" office:value="0">
            <text:p>Err:502</text:p>
          </table:table-cell>
          <table:table-cell table:formula="of:=SQRT([.D12])" office:value-type="float" office:value="0.681578220825349">
            <text:p>0.6816</text:p>
          </table:table-cell>
          <table:table-cell table:formula="of:=SQRT([.E12])" office:value-type="float" office:value="0.78481087878293">
            <text:p>0.7848</text:p>
          </table:table-cell>
          <table:table-cell table:formula="of:=SQRT([.F12])" office:value-type="float" office:value="2.72699204680769">
            <text:p>2.7270</text:p>
          </table:table-cell>
          <table:table-cell table:formula="of:=SQRT([.G12])" office:value-type="float" office:value="3.17738023420588">
            <text:p>3.1774</text:p>
          </table:table-cell>
          <table:table-cell table:formula="of:=SQRT([.H12])" office:value-type="float" office:value="3.17845425322543">
            <text:p>3.1785</text:p>
          </table:table-cell>
          <table:table-cell table:formula="of:=SQRT([.I12])" office:value-type="float" office:value="3.5360075199237">
            <text:p>3.5360</text:p>
          </table:table-cell>
          <table:table-cell table:formula="of:=SQRT([.J12])" office:value-type="float" office:value="4.19300415395693">
            <text:p>4.1930</text:p>
          </table:table-cell>
          <table:table-cell table:formula="of:=SQRT([.K12])" office:value-type="float" office:value="4.21393745108858">
            <text:p>4.2139</text:p>
          </table:table-cell>
          <table:table-cell table:formula="of:=[.$B$44]*[.A12]" office:value-type="float" office:value="0.7853981634">
            <text:p>0.7854</text:p>
          </table:table-cell>
          <table:table-cell table:formula="of:=[.$B$45]*[.A12]" office:value-type="float" office:value="0.3926990817">
            <text:p>0.3927</text:p>
          </table:table-cell>
          <table:table-cell table:style-name="ce1"/>
        </table:table-row>
        <table:table-row table:style-name="ro1">
          <table:table-cell office:value-type="float" office:value="0.43196898987">
            <text:p>0.4320</text:p>
          </table:table-cell>
          <table:table-cell office:value-type="float" office:value="0">
            <text:p>0.00E+000</text:p>
          </table:table-cell>
          <table:table-cell office:value-type="float" office:value="0.026818734916773">
            <text:p>2.68E-002</text:p>
          </table:table-cell>
          <table:table-cell office:value-type="float" office:value="0.561357034218817">
            <text:p>5.61E-001</text:p>
          </table:table-cell>
          <table:table-cell office:value-type="float" office:value="0.745273731338907">
            <text:p>7.45E-001</text:p>
          </table:table-cell>
          <table:table-cell office:value-type="float" office:value="7.22021888058431">
            <text:p>7.22E+000</text:p>
          </table:table-cell>
          <table:table-cell office:value-type="float" office:value="10.1276524739655">
            <text:p>1.01E+001</text:p>
          </table:table-cell>
          <table:table-cell office:value-type="float" office:value="10.1358937087864">
            <text:p>1.01E+001</text:p>
          </table:table-cell>
          <table:table-cell office:value-type="float" office:value="12.7907723726281">
            <text:p>1.28E+001</text:p>
          </table:table-cell>
          <table:table-cell office:value-type="float" office:value="17.3603731157376">
            <text:p>1.74E+001</text:p>
          </table:table-cell>
          <table:table-cell office:value-type="float" office:value="17.5320517556568">
            <text:p>1.75E+001</text:p>
          </table:table-cell>
          <table:table-cell/>
          <table:table-cell table:formula="of:=2*[.A13]/PI()" office:value-type="float" office:value="0.275000000000893">
            <text:p>0.2750</text:p>
          </table:table-cell>
          <table:table-cell table:formula="of:=SQRT([.C13])" office:value-type="float" office:value="0.163764266299987">
            <text:p>0.1638</text:p>
          </table:table-cell>
          <table:table-cell table:formula="of:=SQRT([.D13])" office:value-type="float" office:value="0.749237635345967">
            <text:p>0.7492</text:p>
          </table:table-cell>
          <table:table-cell table:formula="of:=SQRT([.E13])" office:value-type="float" office:value="0.863292378825915">
            <text:p>0.8633</text:p>
          </table:table-cell>
          <table:table-cell table:formula="of:=SQRT([.F13])" office:value-type="float" office:value="2.68704649765952">
            <text:p>2.6870</text:p>
          </table:table-cell>
          <table:table-cell table:formula="of:=SQRT([.G13])" office:value-type="float" office:value="3.18239728411861">
            <text:p>3.1824</text:p>
          </table:table-cell>
          <table:table-cell table:formula="of:=SQRT([.H13])" office:value-type="float" office:value="3.18369183634133">
            <text:p>3.1837</text:p>
          </table:table-cell>
          <table:table-cell table:formula="of:=SQRT([.I13])" office:value-type="float" office:value="3.5764189313653">
            <text:p>3.5764</text:p>
          </table:table-cell>
          <table:table-cell table:formula="of:=SQRT([.J13])" office:value-type="float" office:value="4.16657810628069">
            <text:p>4.1666</text:p>
          </table:table-cell>
          <table:table-cell table:formula="of:=SQRT([.K13])" office:value-type="float" office:value="4.18712929769989">
            <text:p>4.1871</text:p>
          </table:table-cell>
          <table:table-cell table:formula="of:=[.$B$44]*[.A13]" office:value-type="float" office:value="0.86393797974">
            <text:p>0.8639</text:p>
          </table:table-cell>
          <table:table-cell table:formula="of:=[.$B$45]*[.A13]" office:value-type="float" office:value="0.43196898987">
            <text:p>0.4320</text:p>
          </table:table-cell>
          <table:table-cell table:style-name="ce1"/>
        </table:table-row>
        <table:table-row table:style-name="ro1">
          <table:table-cell office:value-type="float" office:value="0.47123889804">
            <text:p>0.4712</text:p>
          </table:table-cell>
          <table:table-cell office:value-type="float" office:value="0">
            <text:p>0.00E+000</text:p>
          </table:table-cell>
          <table:table-cell office:value-type="float" office:value="0.0625122048857145">
            <text:p>6.25E-002</text:p>
          </table:table-cell>
          <table:table-cell office:value-type="float" office:value="0.667490936270476">
            <text:p>6.67E-001</text:p>
          </table:table-cell>
          <table:table-cell office:value-type="float" office:value="0.886938444665817">
            <text:p>8.87E-001</text:p>
          </table:table-cell>
          <table:table-cell office:value-type="float" office:value="7.00709476089771">
            <text:p>7.01E+000</text:p>
          </table:table-cell>
          <table:table-cell office:value-type="float" office:value="10.1626042840366">
            <text:p>1.02E+001</text:p>
          </table:table-cell>
          <table:table-cell office:value-type="float" office:value="10.1723859086269">
            <text:p>1.02E+001</text:p>
          </table:table-cell>
          <table:table-cell office:value-type="float" office:value="13.0817184707128">
            <text:p>1.31E+001</text:p>
          </table:table-cell>
          <table:table-cell office:value-type="float" office:value="17.1431364948793">
            <text:p>1.71E+001</text:p>
          </table:table-cell>
          <table:table-cell office:value-type="float" office:value="17.3103969341863">
            <text:p>1.73E+001</text:p>
          </table:table-cell>
          <table:table-cell/>
          <table:table-cell table:formula="of:=2*[.A14]/PI()" office:value-type="float" office:value="0.300000000000975">
            <text:p>0.3000</text:p>
          </table:table-cell>
          <table:table-cell table:formula="of:=SQRT([.C14])" office:value-type="float" office:value="0.250024408579872">
            <text:p>0.2500</text:p>
          </table:table-cell>
          <table:table-cell table:formula="of:=SQRT([.D14])" office:value-type="float" office:value="0.817001184987192">
            <text:p>0.8170</text:p>
          </table:table-cell>
          <table:table-cell table:formula="of:=SQRT([.E14])" office:value-type="float" office:value="0.941774094284727">
            <text:p>0.9418</text:p>
          </table:table-cell>
          <table:table-cell table:formula="of:=SQRT([.F14])" office:value-type="float" office:value="2.64709175528498">
            <text:p>2.6471</text:p>
          </table:table-cell>
          <table:table-cell table:formula="of:=SQRT([.G14])" office:value-type="float" office:value="3.18788398221086">
            <text:p>3.1879</text:p>
          </table:table-cell>
          <table:table-cell table:formula="of:=SQRT([.H14])" office:value-type="float" office:value="3.18941780088888">
            <text:p>3.1894</text:p>
          </table:table-cell>
          <table:table-cell table:formula="of:=SQRT([.I14])" office:value-type="float" office:value="3.61686583532107">
            <text:p>3.6169</text:p>
          </table:table-cell>
          <table:table-cell table:formula="of:=SQRT([.J14])" office:value-type="float" office:value="4.14042709087834">
            <text:p>4.1404</text:p>
          </table:table-cell>
          <table:table-cell table:formula="of:=SQRT([.K14])" office:value-type="float" office:value="4.16057651464149">
            <text:p>4.1606</text:p>
          </table:table-cell>
          <table:table-cell table:formula="of:=[.$B$44]*[.A14]" office:value-type="float" office:value="0.94247779608">
            <text:p>0.9425</text:p>
          </table:table-cell>
          <table:table-cell table:formula="of:=[.$B$45]*[.A14]" office:value-type="float" office:value="0.47123889804">
            <text:p>0.4712</text:p>
          </table:table-cell>
          <table:table-cell table:style-name="ce1"/>
        </table:table-row>
        <table:table-row table:style-name="ro1">
          <table:table-cell office:value-type="float" office:value="0.51050880621">
            <text:p>0.5105</text:p>
          </table:table-cell>
          <table:table-cell office:value-type="float" office:value="0">
            <text:p>0.00E+000</text:p>
          </table:table-cell>
          <table:table-cell office:value-type="float" office:value="0.101219359358763">
            <text:p>1.01E-001</text:p>
          </table:table-cell>
          <table:table-cell office:value-type="float" office:value="0.782940471615745">
            <text:p>7.83E-001</text:p>
          </table:table-cell>
          <table:table-cell office:value-type="float" office:value="1.04092248705341">
            <text:p>1.04E+000</text:p>
          </table:table-cell>
          <table:table-cell office:value-type="float" office:value="6.79713805765734">
            <text:p>6.80E+000</text:p>
          </table:table-cell>
          <table:table-cell office:value-type="float" office:value="10.200602093729">
            <text:p>1.02E+001</text:p>
          </table:table-cell>
          <table:table-cell office:value-type="float" office:value="10.2120471817934">
            <text:p>1.02E+001</text:p>
          </table:table-cell>
          <table:table-cell office:value-type="float" office:value="13.3760803529943">
            <text:p>1.34E+001</text:p>
          </table:table-cell>
          <table:table-cell office:value-type="float" office:value="16.9296756227028">
            <text:p>1.69E+001</text:p>
          </table:table-cell>
          <table:table-cell office:value-type="float" office:value="17.0922821352662">
            <text:p>1.71E+001</text:p>
          </table:table-cell>
          <table:table-cell/>
          <table:table-cell table:formula="of:=2*[.A15]/PI()" office:value-type="float" office:value="0.325000000001056">
            <text:p>0.3250</text:p>
          </table:table-cell>
          <table:table-cell table:formula="of:=SQRT([.C15])" office:value-type="float" office:value="0.318149900768118">
            <text:p>0.3181</text:p>
          </table:table-cell>
          <table:table-cell table:formula="of:=SQRT([.D15])" office:value-type="float" office:value="0.88483923489849">
            <text:p>0.8848</text:p>
          </table:table-cell>
          <table:table-cell table:formula="of:=SQRT([.E15])" office:value-type="float" office:value="1.02025608895679">
            <text:p>1.0203</text:p>
          </table:table-cell>
          <table:table-cell table:formula="of:=SQRT([.F15])" office:value-type="float" office:value="2.60713215193579">
            <text:p>2.6071</text:p>
          </table:table-cell>
          <table:table-cell table:formula="of:=SQRT([.G15])" office:value-type="float" office:value="3.19383814457291">
            <text:p>3.1938</text:p>
          </table:table-cell>
          <table:table-cell table:formula="of:=SQRT([.H15])" office:value-type="float" office:value="3.19562938742799">
            <text:p>3.1956</text:p>
          </table:table-cell>
          <table:table-cell table:formula="of:=SQRT([.I15])" office:value-type="float" office:value="3.65733240942006">
            <text:p>3.6573</text:p>
          </table:table-cell>
          <table:table-cell table:formula="of:=SQRT([.J15])" office:value-type="float" office:value="4.11456870433619">
            <text:p>4.1146</text:p>
          </table:table-cell>
          <table:table-cell table:formula="of:=SQRT([.K15])" office:value-type="float" office:value="4.13428133238005">
            <text:p>4.1343</text:p>
          </table:table-cell>
          <table:table-cell table:formula="of:=[.$B$44]*[.A15]" office:value-type="float" office:value="1.02101761242">
            <text:p>1.0210</text:p>
          </table:table-cell>
          <table:table-cell table:formula="of:=[.$B$45]*[.A15]" office:value-type="float" office:value="0.51050880621">
            <text:p>0.5105</text:p>
          </table:table-cell>
          <table:table-cell table:style-name="ce1"/>
        </table:table-row>
        <table:table-row table:style-name="ro1">
          <table:table-cell office:value-type="float" office:value="0.54977871438">
            <text:p>0.5498</text:p>
          </table:table-cell>
          <table:table-cell office:value-type="float" office:value="0">
            <text:p>0.00E+000</text:p>
          </table:table-cell>
          <table:table-cell office:value-type="float" office:value="0.142948049482826">
            <text:p>1.43E-001</text:p>
          </table:table-cell>
          <table:table-cell office:value-type="float" office:value="0.907696713981761">
            <text:p>9.08E-001</text:p>
          </table:table-cell>
          <table:table-cell office:value-type="float" office:value="1.20722615529074">
            <text:p>1.21E+000</text:p>
          </table:table-cell>
          <table:table-cell office:value-type="float" office:value="6.5903647284185">
            <text:p>6.59E+000</text:p>
          </table:table-cell>
          <table:table-cell office:value-type="float" office:value="10.2416475194188">
            <text:p>1.02E+001</text:p>
          </table:table-cell>
          <table:table-cell office:value-type="float" office:value="10.2548766503616">
            <text:p>1.03E+001</text:p>
          </table:table-cell>
          <table:table-cell office:value-type="float" office:value="13.6736990121319">
            <text:p>1.37E+001</text:p>
          </table:table-cell>
          <table:table-cell office:value-type="float" office:value="16.7201435173291">
            <text:p>1.67E+001</text:p>
          </table:table-cell>
          <table:table-cell office:value-type="float" office:value="16.877685905056">
            <text:p>1.69E+001</text:p>
          </table:table-cell>
          <table:table-cell/>
          <table:table-cell table:formula="of:=2*[.A16]/PI()" office:value-type="float" office:value="0.350000000001137">
            <text:p>0.3500</text:p>
          </table:table-cell>
          <table:table-cell table:formula="of:=SQRT([.C16])" office:value-type="float" office:value="0.378084712045893">
            <text:p>0.3781</text:p>
          </table:table-cell>
          <table:table-cell table:formula="of:=SQRT([.D16])" office:value-type="float" office:value="0.952731186632285">
            <text:p>0.9527</text:p>
          </table:table-cell>
          <table:table-cell table:formula="of:=SQRT([.E16])" office:value-type="float" office:value="1.0987384380692">
            <text:p>1.0987</text:p>
          </table:table-cell>
          <table:table-cell table:formula="of:=SQRT([.F16])" office:value-type="float" office:value="2.5671705686258">
            <text:p>2.5672</text:p>
          </table:table-cell>
          <table:table-cell table:formula="of:=SQRT([.G16])" office:value-type="float" office:value="3.20025741455571">
            <text:p>3.2003</text:p>
          </table:table-cell>
          <table:table-cell table:formula="of:=SQRT([.H16])" office:value-type="float" office:value="3.20232363298303">
            <text:p>3.2023</text:p>
          </table:table-cell>
          <table:table-cell table:formula="of:=SQRT([.I16])" office:value-type="float" office:value="3.69779650766938">
            <text:p>3.6978</text:p>
          </table:table-cell>
          <table:table-cell table:formula="of:=SQRT([.J16])" office:value-type="float" office:value="4.08902720916957">
            <text:p>4.0890</text:p>
          </table:table-cell>
          <table:table-cell table:formula="of:=SQRT([.K16])" office:value-type="float" office:value="4.10824608623388">
            <text:p>4.1082</text:p>
          </table:table-cell>
          <table:table-cell table:formula="of:=[.$B$44]*[.A16]" office:value-type="float" office:value="1.09955742876">
            <text:p>1.0996</text:p>
          </table:table-cell>
          <table:table-cell table:formula="of:=[.$B$45]*[.A16]" office:value-type="float" office:value="0.54977871438">
            <text:p>0.5498</text:p>
          </table:table-cell>
          <table:table-cell table:style-name="ce1"/>
        </table:table-row>
        <table:table-row table:style-name="ro1">
          <table:table-cell office:value-type="float" office:value="0.58904862255">
            <text:p>0.5890</text:p>
          </table:table-cell>
          <table:table-cell office:value-type="float" office:value="0">
            <text:p>0.00E+000</text:p>
          </table:table-cell>
          <table:table-cell office:value-type="float" office:value="0.187704631194056">
            <text:p>1.88E-001</text:p>
          </table:table-cell>
          <table:table-cell office:value-type="float" office:value="1.04175202373915">
            <text:p>1.04E+000</text:p>
          </table:table-cell>
          <table:table-cell office:value-type="float" office:value="1.38584982244855">
            <text:p>1.39E+000</text:p>
          </table:table-cell>
          <table:table-cell office:value-type="float" office:value="6.38678505052398">
            <text:p>6.39E+000</text:p>
          </table:table-cell>
          <table:table-cell office:value-type="float" office:value="10.2857422730195">
            <text:p>1.03E+001</text:p>
          </table:table-cell>
          <table:table-cell office:value-type="float" office:value="10.3008734284563">
            <text:p>1.03E+001</text:p>
          </table:table-cell>
          <table:table-cell office:value-type="float" office:value="13.9742993653487">
            <text:p>1.40E+001</text:p>
          </table:table-cell>
          <table:table-cell office:value-type="float" office:value="16.5148081398691">
            <text:p>1.65E+001</text:p>
          </table:table-cell>
          <table:table-cell office:value-type="float" office:value="16.666587785047">
            <text:p>1.67E+001</text:p>
          </table:table-cell>
          <table:table-cell/>
          <table:table-cell table:formula="of:=2*[.A17]/PI()" office:value-type="float" office:value="0.375000000001218">
            <text:p>0.3750</text:p>
          </table:table-cell>
          <table:table-cell table:formula="of:=SQRT([.C17])" office:value-type="float" office:value="0.433248925208194">
            <text:p>0.4332</text:p>
          </table:table-cell>
          <table:table-cell table:formula="of:=SQRT([.D17])" office:value-type="float" office:value="1.02066254155776">
            <text:p>1.0207</text:p>
          </table:table-cell>
          <table:table-cell table:formula="of:=SQRT([.E17])" office:value-type="float" office:value="1.177221229187">
            <text:p>1.1772</text:p>
          </table:table-cell>
          <table:table-cell table:formula="of:=SQRT([.F17])" office:value-type="float" office:value="2.5272089447697">
            <text:p>2.5272</text:p>
          </table:table-cell>
          <table:table-cell table:formula="of:=SQRT([.G17])" office:value-type="float" office:value="3.20713926623393">
            <text:p>3.2071</text:p>
          </table:table-cell>
          <table:table-cell table:formula="of:=SQRT([.H17])" office:value-type="float" office:value="3.2094973794126">
            <text:p>3.2095</text:p>
          </table:table-cell>
          <table:table-cell table:formula="of:=SQRT([.I17])" office:value-type="float" office:value="3.73822141737868">
            <text:p>3.7382</text:p>
          </table:table-cell>
          <table:table-cell table:formula="of:=SQRT([.J17])" office:value-type="float" office:value="4.06384154955248">
            <text:p>4.0638</text:p>
          </table:table-cell>
          <table:table-cell table:formula="of:=SQRT([.K17])" office:value-type="float" office:value="4.08247324364129">
            <text:p>4.0825</text:p>
          </table:table-cell>
          <table:table-cell table:formula="of:=[.$B$44]*[.A17]" office:value-type="float" office:value="1.1780972451">
            <text:p>1.1781</text:p>
          </table:table-cell>
          <table:table-cell table:formula="of:=[.$B$45]*[.A17]" office:value-type="float" office:value="0.58904862255">
            <text:p>0.5890</text:p>
          </table:table-cell>
          <table:table-cell table:style-name="ce1"/>
        </table:table-row>
        <table:table-row table:style-name="ro1">
          <table:table-cell office:value-type="float" office:value="0.62831853072">
            <text:p>0.6283</text:p>
          </table:table-cell>
          <table:table-cell office:value-type="float" office:value="0">
            <text:p>0.00E+000</text:p>
          </table:table-cell>
          <table:table-cell office:value-type="float" office:value="0.235493998336839">
            <text:p>2.35E-001</text:p>
          </table:table-cell>
          <table:table-cell office:value-type="float" office:value="1.18509995478972">
            <text:p>1.19E+000</text:p>
          </table:table-cell>
          <table:table-cell office:value-type="float" office:value="1.57679394982154">
            <text:p>1.58E+000</text:p>
          </table:table-cell>
          <table:table-cell office:value-type="float" office:value="6.18640563846419">
            <text:p>6.19E+000</text:p>
          </table:table-cell>
          <table:table-cell office:value-type="float" office:value="10.3328881485841">
            <text:p>1.03E+001</text:p>
          </table:table-cell>
          <table:table-cell office:value-type="float" office:value="10.3500366351785">
            <text:p>1.04E+001</text:p>
          </table:table-cell>
          <table:table-cell office:value-type="float" office:value="14.2773372933398">
            <text:p>1.43E+001</text:p>
          </table:table-cell>
          <table:table-cell office:value-type="float" office:value="16.3142038003072">
            <text:p>1.63E+001</text:p>
          </table:table-cell>
          <table:table-cell office:value-type="float" office:value="16.4589687432902">
            <text:p>1.65E+001</text:p>
          </table:table-cell>
          <table:table-cell/>
          <table:table-cell table:formula="of:=2*[.A18]/PI()" office:value-type="float" office:value="0.4000000000013">
            <text:p>0.4000</text:p>
          </table:table-cell>
          <table:table-cell table:formula="of:=SQRT([.C18])" office:value-type="float" office:value="0.485277238634617">
            <text:p>0.4853</text:p>
          </table:table-cell>
          <table:table-cell table:formula="of:=SQRT([.D18])" office:value-type="float" office:value="1.08862296264121">
            <text:p>1.0886</text:p>
          </table:table-cell>
          <table:table-cell table:formula="of:=SQRT([.E18])" office:value-type="float" office:value="1.25570456311249">
            <text:p>1.2557</text:p>
          </table:table-cell>
          <table:table-cell table:formula="of:=SQRT([.F18])" office:value-type="float" office:value="2.48724860809373">
            <text:p>2.4872</text:p>
          </table:table-cell>
          <table:table-cell table:formula="of:=SQRT([.G18])" office:value-type="float" office:value="3.21448100765646">
            <text:p>3.2145</text:p>
          </table:table-cell>
          <table:table-cell table:formula="of:=SQRT([.H18])" office:value-type="float" office:value="3.21714728217073">
            <text:p>3.2171</text:p>
          </table:table-cell>
          <table:table-cell table:formula="of:=SQRT([.I18])" office:value-type="float" office:value="3.77853639566166">
            <text:p>3.7785</text:p>
          </table:table-cell>
          <table:table-cell table:formula="of:=SQRT([.J18])" office:value-type="float" office:value="4.03908452502633">
            <text:p>4.0391</text:p>
          </table:table-cell>
          <table:table-cell table:formula="of:=SQRT([.K18])" office:value-type="float" office:value="4.05696545995775">
            <text:p>4.0570</text:p>
          </table:table-cell>
          <table:table-cell table:formula="of:=[.$B$44]*[.A18]" office:value-type="float" office:value="1.25663706144">
            <text:p>1.2566</text:p>
          </table:table-cell>
          <table:table-cell table:formula="of:=[.$B$45]*[.A18]" office:value-type="float" office:value="0.62831853072">
            <text:p>0.6283</text:p>
          </table:table-cell>
          <table:table-cell table:style-name="ce1"/>
        </table:table-row>
        <table:table-row table:style-name="ro1">
          <table:table-cell office:value-type="float" office:value="0.66758843889">
            <text:p>0.6676</text:p>
          </table:table-cell>
          <table:table-cell office:value-type="float" office:value="0">
            <text:p>0.00E+000</text:p>
          </table:table-cell>
          <table:table-cell office:value-type="float" office:value="0.286319680948026">
            <text:p>2.86E-001</text:p>
          </table:table-cell>
          <table:table-cell office:value-type="float" office:value="1.33773507104286">
            <text:p>1.34E+000</text:p>
          </table:table-cell>
          <table:table-cell office:value-type="float" office:value="1.78005909968759">
            <text:p>1.78E+000</text:p>
          </table:table-cell>
          <table:table-cell office:value-type="float" office:value="5.98923080351316">
            <text:p>5.99E+000</text:p>
          </table:table-cell>
          <table:table-cell office:value-type="float" office:value="10.3830870042622">
            <text:p>1.04E+001</text:p>
          </table:table-cell>
          <table:table-cell office:value-type="float" office:value="10.4023654079259">
            <text:p>1.04E+001</text:p>
          </table:table-cell>
          <table:table-cell office:value-type="float" office:value="14.5815561044189">
            <text:p>1.46E+001</text:p>
          </table:table-cell>
          <table:table-cell office:value-type="float" office:value="16.1195706836726">
            <text:p>1.61E+001</text:p>
          </table:table-cell>
          <table:table-cell office:value-type="float" office:value="16.2548125450743">
            <text:p>1.63E+001</text:p>
          </table:table-cell>
          <table:table-cell/>
          <table:table-cell table:formula="of:=2*[.A19]/PI()" office:value-type="float" office:value="0.425000000001381">
            <text:p>0.4250</text:p>
          </table:table-cell>
          <table:table-cell table:formula="of:=SQRT([.C19])" office:value-type="float" office:value="0.535088479550836">
            <text:p>0.5351</text:p>
          </table:table-cell>
          <table:table-cell table:formula="of:=SQRT([.D19])" office:value-type="float" office:value="1.15660497623124">
            <text:p>1.1566</text:p>
          </table:table-cell>
          <table:table-cell table:formula="of:=SQRT([.E19])" office:value-type="float" office:value="1.33418855477312">
            <text:p>1.3342</text:p>
          </table:table-cell>
          <table:table-cell table:formula="of:=SQRT([.F19])" office:value-type="float" office:value="2.4472905024768">
            <text:p>2.4473</text:p>
          </table:table-cell>
          <table:table-cell table:formula="of:=SQRT([.G19])" office:value-type="float" office:value="3.22227978367214">
            <text:p>3.2223</text:p>
          </table:table-cell>
          <table:table-cell table:formula="of:=SQRT([.H19])" office:value-type="float" office:value="3.22526981939898">
            <text:p>3.2253</text:p>
          </table:table-cell>
          <table:table-cell table:formula="of:=SQRT([.I19])" office:value-type="float" office:value="3.8185803781535">
            <text:p>3.8186</text:p>
          </table:table-cell>
          <table:table-cell table:formula="of:=SQRT([.J19])" office:value-type="float" office:value="4.01491851519712">
            <text:p>4.0149</text:p>
          </table:table-cell>
          <table:table-cell table:formula="of:=SQRT([.K19])" office:value-type="float" office:value="4.03172575271115">
            <text:p>4.0317</text:p>
          </table:table-cell>
          <table:table-cell table:formula="of:=[.$B$44]*[.A19]" office:value-type="float" office:value="1.33517687778">
            <text:p>1.3352</text:p>
          </table:table-cell>
          <table:table-cell table:formula="of:=[.$B$45]*[.A19]" office:value-type="float" office:value="0.66758843889">
            <text:p>0.6676</text:p>
          </table:table-cell>
          <table:table-cell table:style-name="ce1"/>
        </table:table-row>
        <table:table-row table:style-name="ro1">
          <table:table-cell office:value-type="float" office:value="0.70685834706">
            <text:p>0.7069</text:p>
          </table:table-cell>
          <table:table-cell office:value-type="float" office:value="0">
            <text:p>0.00E+000</text:p>
          </table:table-cell>
          <table:table-cell office:value-type="float" office:value="0.34018394701039">
            <text:p>3.40E-001</text:p>
          </table:table-cell>
          <table:table-cell office:value-type="float" office:value="1.49965272108276">
            <text:p>1.50E+000</text:p>
          </table:table-cell>
          <table:table-cell office:value-type="float" office:value="1.99564594887033">
            <text:p>2.00E+000</text:p>
          </table:table-cell>
          <table:table-cell office:value-type="float" office:value="5.79526353269129">
            <text:p>5.80E+000</text:p>
          </table:table-cell>
          <table:table-cell office:value-type="float" office:value="10.4363407376164">
            <text:p>1.04E+001</text:p>
          </table:table-cell>
          <table:table-cell office:value-type="float" office:value="10.4578589159523">
            <text:p>1.05E+001</text:p>
          </table:table-cell>
          <table:table-cell office:value-type="float" office:value="14.8833220751697">
            <text:p>1.49E+001</text:p>
          </table:table-cell>
          <table:table-cell office:value-type="float" office:value="15.9345061518857">
            <text:p>1.59E+001</text:p>
          </table:table-cell>
          <table:table-cell office:value-type="float" office:value="16.0541121579102">
            <text:p>1.61E+001</text:p>
          </table:table-cell>
          <table:table-cell/>
          <table:table-cell table:formula="of:=2*[.A20]/PI()" office:value-type="float" office:value="0.450000000001462">
            <text:p>0.4500</text:p>
          </table:table-cell>
          <table:table-cell table:formula="of:=SQRT([.C20])" office:value-type="float" office:value="0.583252901416178">
            <text:p>0.5833</text:p>
          </table:table-cell>
          <table:table-cell table:formula="of:=SQRT([.D20])" office:value-type="float" office:value="1.22460308716039">
            <text:p>1.2246</text:p>
          </table:table-cell>
          <table:table-cell table:formula="of:=SQRT([.E20])" office:value-type="float" office:value="1.41267333409756">
            <text:p>1.4127</text:p>
          </table:table-cell>
          <table:table-cell table:formula="of:=SQRT([.F20])" office:value-type="float" office:value="2.40733535941532">
            <text:p>2.4073</text:p>
          </table:table-cell>
          <table:table-cell table:formula="of:=SQRT([.G20])" office:value-type="float" office:value="3.23053257801502">
            <text:p>3.2305</text:p>
          </table:table-cell>
          <table:table-cell table:formula="of:=SQRT([.H20])" office:value-type="float" office:value="3.23386130128555">
            <text:p>3.2339</text:p>
          </table:table-cell>
          <table:table-cell table:formula="of:=SQRT([.I20])" office:value-type="float" office:value="3.8578908843006">
            <text:p>3.8579</text:p>
          </table:table-cell>
          <table:table-cell table:formula="of:=SQRT([.J20])" office:value-type="float" office:value="3.99180487397439">
            <text:p>3.9918</text:p>
          </table:table-cell>
          <table:table-cell table:formula="of:=SQRT([.K20])" office:value-type="float" office:value="4.00675831039386">
            <text:p>4.0068</text:p>
          </table:table-cell>
          <table:table-cell table:formula="of:=[.$B$44]*[.A20]" office:value-type="float" office:value="1.41371669412">
            <text:p>1.4137</text:p>
          </table:table-cell>
          <table:table-cell table:formula="of:=[.$B$45]*[.A20]" office:value-type="float" office:value="0.70685834706">
            <text:p>0.7069</text:p>
          </table:table-cell>
          <table:table-cell table:style-name="ce1"/>
        </table:table-row>
        <table:table-row table:style-name="ro1">
          <table:table-cell office:value-type="float" office:value="0.74612825523">
            <text:p>0.7461</text:p>
          </table:table-cell>
          <table:table-cell office:value-type="float" office:value="0">
            <text:p>0.00E+000</text:p>
          </table:table-cell>
          <table:table-cell office:value-type="float" office:value="0.397087876188403">
            <text:p>3.97E-001</text:p>
          </table:table-cell>
          <table:table-cell office:value-type="float" office:value="1.67084878051591">
            <text:p>1.67E+000</text:p>
          </table:table-cell>
          <table:table-cell office:value-type="float" office:value="2.22355530309468">
            <text:p>2.22E+000</text:p>
          </table:table-cell>
          <table:table-cell office:value-type="float" office:value="5.60450626267038">
            <text:p>5.60E+000</text:p>
          </table:table-cell>
          <table:table-cell office:value-type="float" office:value="10.4926512511401">
            <text:p>1.05E+001</text:p>
          </table:table-cell>
          <table:table-cell office:value-type="float" office:value="10.5165163739471">
            <text:p>1.05E+001</text:p>
          </table:table-cell>
          <table:table-cell office:value-type="float" office:value="15.1673685783851">
            <text:p>1.52E+001</text:p>
          </table:table-cell>
          <table:table-cell office:value-type="float" office:value="15.7741367658274">
            <text:p>1.58E+001</text:p>
          </table:table-cell>
          <table:table-cell office:value-type="float" office:value="15.8569321060147">
            <text:p>1.59E+001</text:p>
          </table:table-cell>
          <table:table-cell/>
          <table:table-cell table:formula="of:=2*[.A21]/PI()" office:value-type="float" office:value="0.475000000001543">
            <text:p>0.4750</text:p>
          </table:table-cell>
          <table:table-cell table:formula="of:=SQRT([.C21])" office:value-type="float" office:value="0.630149090444795">
            <text:p>0.6301</text:p>
          </table:table-cell>
          <table:table-cell table:formula="of:=SQRT([.D21])" office:value-type="float" office:value="1.29261315965601">
            <text:p>1.2926</text:p>
          </table:table-cell>
          <table:table-cell table:formula="of:=SQRT([.E21])" office:value-type="float" office:value="1.49115904688088">
            <text:p>1.4912</text:p>
          </table:table-cell>
          <table:table-cell table:formula="of:=SQRT([.F21])" office:value-type="float" office:value="2.36738384354341">
            <text:p>2.3674</text:p>
          </table:table-cell>
          <table:table-cell table:formula="of:=SQRT([.G21])" office:value-type="float" office:value="3.23923621416224">
            <text:p>3.2392</text:p>
          </table:table-cell>
          <table:table-cell table:formula="of:=SQRT([.H21])" office:value-type="float" office:value="3.24291787961815">
            <text:p>3.2429</text:p>
          </table:table-cell>
          <table:table-cell table:formula="of:=SQRT([.I21])" office:value-type="float" office:value="3.89453059795209">
            <text:p>3.8945</text:p>
          </table:table-cell>
          <table:table-cell table:formula="of:=SQRT([.J21])" office:value-type="float" office:value="3.97166674909004">
            <text:p>3.9717</text:p>
          </table:table-cell>
          <table:table-cell table:formula="of:=SQRT([.K21])" office:value-type="float" office:value="3.98207635612562">
            <text:p>3.9821</text:p>
          </table:table-cell>
          <table:table-cell table:formula="of:=[.$B$44]*[.A21]" office:value-type="float" office:value="1.49225651046">
            <text:p>1.4923</text:p>
          </table:table-cell>
          <table:table-cell table:formula="of:=[.$B$45]*[.A21]" office:value-type="float" office:value="0.74612825523">
            <text:p>0.7461</text:p>
          </table:table-cell>
          <table:table-cell table:style-name="ce1"/>
        </table:table-row>
        <table:table-row table:style-name="ro1">
          <table:table-cell office:value-type="float" office:value="0.7853981634">
            <text:p>0.7854</text:p>
          </table:table-cell>
          <table:table-cell office:value-type="float" office:value="0">
            <text:p>0.00E+000</text:p>
          </table:table-cell>
          <table:table-cell office:value-type="float" office:value="0.457031388484222">
            <text:p>4.57E-001</text:p>
          </table:table-cell>
          <table:table-cell office:value-type="float" office:value="1.85131933963987">
            <text:p>1.85E+000</text:p>
          </table:table-cell>
          <table:table-cell office:value-type="float" office:value="2.46378811211339">
            <text:p>2.46E+000</text:p>
          </table:table-cell>
          <table:table-cell office:value-type="float" office:value="5.41696158047696">
            <text:p>5.42E+000</text:p>
          </table:table-cell>
          <table:table-cell office:value-type="float" office:value="10.5520204027639">
            <text:p>1.06E+001</text:p>
          </table:table-cell>
          <table:table-cell office:value-type="float" office:value="10.5783370553174">
            <text:p>1.06E+001</text:p>
          </table:table-cell>
          <table:table-cell office:value-type="float" office:value="15.338513314073">
            <text:p>1.53E+001</text:p>
          </table:table-cell>
          <table:table-cell office:value-type="float" office:value="15.6621786768209">
            <text:p>1.57E+001</text:p>
          </table:table-cell>
          <table:table-cell office:value-type="float" office:value="15.7345245876201">
            <text:p>1.57E+001</text:p>
          </table:table-cell>
          <table:table-cell/>
          <table:table-cell table:formula="of:=2*[.A22]/PI()" office:value-type="float" office:value="0.500000000001624">
            <text:p>0.5000</text:p>
          </table:table-cell>
          <table:table-cell table:formula="of:=SQRT([.C22])" office:value-type="float" office:value="0.676040966572457">
            <text:p>0.6760</text:p>
          </table:table-cell>
          <table:table-cell table:formula="of:=SQRT([.D22])" office:value-type="float" office:value="1.3606319633317">
            <text:p>1.3606</text:p>
          </table:table-cell>
          <table:table-cell table:formula="of:=SQRT([.E22])" office:value-type="float" office:value="1.5696458556354">
            <text:p>1.5696</text:p>
          </table:table-cell>
          <table:table-cell table:formula="of:=SQRT([.F22])" office:value-type="float" office:value="2.32743669741563">
            <text:p>2.3274</text:p>
          </table:table-cell>
          <table:table-cell table:formula="of:=SQRT([.G22])" office:value-type="float" office:value="3.24838735417498">
            <text:p>3.2484</text:p>
          </table:table-cell>
          <table:table-cell table:formula="of:=SQRT([.H22])" office:value-type="float" office:value="3.25243555744267">
            <text:p>3.2524</text:p>
          </table:table-cell>
          <table:table-cell table:formula="of:=SQRT([.I22])" office:value-type="float" office:value="3.9164414095034">
            <text:p>3.9164</text:p>
          </table:table-cell>
          <table:table-cell table:formula="of:=SQRT([.J22])" office:value-type="float" office:value="3.95754705301413">
            <text:p>3.9575</text:p>
          </table:table-cell>
          <table:table-cell table:formula="of:=SQRT([.K22])" office:value-type="float" office:value="3.96667676873476">
            <text:p>3.9667</text:p>
          </table:table-cell>
          <table:table-cell table:formula="of:=[.$B$44]*[.A22]" office:value-type="float" office:value="1.5707963268">
            <text:p>1.5708</text:p>
          </table:table-cell>
          <table:table-cell table:formula="of:=[.$B$45]*[.A22]" office:value-type="float" office:value="0.7853981634">
            <text:p>0.7854</text:p>
          </table:table-cell>
          <table:table-cell table:style-name="ce1"/>
        </table:table-row>
        <table:table-row table:style-name="ro1">
          <table:table-cell office:value-type="float" office:value="0.82466807157">
            <text:p>0.8247</text:p>
          </table:table-cell>
          <table:table-cell office:value-type="float" office:value="0">
            <text:p>0.00E+000</text:p>
          </table:table-cell>
          <table:table-cell office:value-type="float" office:value="0.520013216045143">
            <text:p>5.20E-001</text:p>
          </table:table-cell>
          <table:table-cell office:value-type="float" office:value="2.04106027323118">
            <text:p>2.04E+000</text:p>
          </table:table-cell>
          <table:table-cell office:value-type="float" office:value="2.71634548559417">
            <text:p>2.72E+000</text:p>
          </table:table-cell>
          <table:table-cell office:value-type="float" office:value="5.23263298346856">
            <text:p>5.23E+000</text:p>
          </table:table-cell>
          <table:table-cell office:value-type="float" office:value="10.6144499324305">
            <text:p>1.06E+001</text:p>
          </table:table-cell>
          <table:table-cell office:value-type="float" office:value="10.6433203046499">
            <text:p>1.06E+001</text:p>
          </table:table-cell>
          <table:table-cell office:value-type="float" office:value="15.2621936751196">
            <text:p>1.53E+001</text:p>
          </table:table-cell>
          <table:table-cell office:value-type="float" office:value="15.4720574086146">
            <text:p>1.55E+001</text:p>
          </table:table-cell>
          <table:table-cell office:value-type="float" office:value="15.9454369022531">
            <text:p>1.59E+001</text:p>
          </table:table-cell>
          <table:table-cell/>
          <table:table-cell table:formula="of:=2*[.A23]/PI()" office:value-type="float" office:value="0.525000000001706">
            <text:p>0.5250</text:p>
          </table:table-cell>
          <table:table-cell table:formula="of:=SQRT([.C23])" office:value-type="float" office:value="0.721119418713116">
            <text:p>0.7211</text:p>
          </table:table-cell>
          <table:table-cell table:formula="of:=SQRT([.D23])" office:value-type="float" office:value="1.42865680736529">
            <text:p>1.4287</text:p>
          </table:table-cell>
          <table:table-cell table:formula="of:=SQRT([.E23])" office:value-type="float" office:value="1.64813394042904">
            <text:p>1.6481</text:p>
          </table:table-cell>
          <table:table-cell table:formula="of:=SQRT([.F23])" office:value-type="float" office:value="2.2874949144137">
            <text:p>2.2875</text:p>
          </table:table-cell>
          <table:table-cell table:formula="of:=SQRT([.G23])" office:value-type="float" office:value="3.25798249418724">
            <text:p>3.2580</text:p>
          </table:table-cell>
          <table:table-cell table:formula="of:=SQRT([.H23])" office:value-type="float" office:value="3.26241019871044">
            <text:p>3.2624</text:p>
          </table:table-cell>
          <table:table-cell table:formula="of:=SQRT([.I23])" office:value-type="float" office:value="3.90668576610912">
            <text:p>3.9067</text:p>
          </table:table-cell>
          <table:table-cell table:formula="of:=SQRT([.J23])" office:value-type="float" office:value="3.93345362354949">
            <text:p>3.9335</text:p>
          </table:table-cell>
          <table:table-cell table:formula="of:=SQRT([.K23])" office:value-type="float" office:value="3.99317378813558">
            <text:p>3.9932</text:p>
          </table:table-cell>
          <table:table-cell table:formula="of:=[.$B$44]*[.A23]" office:value-type="float" office:value="1.64933614314">
            <text:p>1.6493</text:p>
          </table:table-cell>
          <table:table-cell table:formula="of:=[.$B$45]*[.A23]" office:value-type="float" office:value="0.82466807157">
            <text:p>0.8247</text:p>
          </table:table-cell>
          <table:table-cell/>
        </table:table-row>
        <table:table-row table:style-name="ro1">
          <table:table-cell office:value-type="float" office:value="0.86393797974">
            <text:p>0.8639</text:p>
          </table:table-cell>
          <table:table-cell office:value-type="float" office:value="0">
            <text:p>0.00E+000</text:p>
          </table:table-cell>
          <table:table-cell office:value-type="float" office:value="0.58603080572565">
            <text:p>5.86E-001</text:p>
          </table:table-cell>
          <table:table-cell office:value-type="float" office:value="2.24006655029188">
            <text:p>2.24E+000</text:p>
          </table:table-cell>
          <table:table-cell office:value-type="float" office:value="2.9812287097484">
            <text:p>2.98E+000</text:p>
          </table:table-cell>
          <table:table-cell office:value-type="float" office:value="5.05152588972712">
            <text:p>5.05E+000</text:p>
          </table:table-cell>
          <table:table-cell office:value-type="float" office:value="10.6799413484316">
            <text:p>1.07E+001</text:p>
          </table:table-cell>
          <table:table-cell office:value-type="float" office:value="10.7114655484439">
            <text:p>1.07E+001</text:p>
          </table:table-cell>
          <table:table-cell office:value-type="float" office:value="15.1042357033298">
            <text:p>1.51E+001</text:p>
          </table:table-cell>
          <table:table-cell office:value-type="float" office:value="15.2847997086096">
            <text:p>1.53E+001</text:p>
          </table:table-cell>
          <table:table-cell office:value-type="float" office:value="15.6130478020387">
            <text:p>1.56E+001</text:p>
          </table:table-cell>
          <table:table-cell/>
          <table:table-cell table:formula="of:=2*[.A24]/PI()" office:value-type="float" office:value="0.550000000001787">
            <text:p>0.5500</text:p>
          </table:table-cell>
          <table:table-cell table:formula="of:=SQRT([.C24])" office:value-type="float" office:value="0.765526489238387">
            <text:p>0.7655</text:p>
          </table:table-cell>
          <table:table-cell table:formula="of:=SQRT([.D24])" office:value-type="float" office:value="1.49668518743652">
            <text:p>1.4967</text:p>
          </table:table-cell>
          <table:table-cell table:formula="of:=SQRT([.E24])" office:value-type="float" office:value="1.7266234997093">
            <text:p>1.7266</text:p>
          </table:table-cell>
          <table:table-cell table:formula="of:=SQRT([.F24])" office:value-type="float" office:value="2.24755998579062">
            <text:p>2.2476</text:p>
          </table:table-cell>
          <table:table-cell table:formula="of:=SQRT([.G24])" office:value-type="float" office:value="3.26801795411708">
            <text:p>3.2680</text:p>
          </table:table-cell>
          <table:table-cell table:formula="of:=SQRT([.H24])" office:value-type="float" office:value="3.27283753774059">
            <text:p>3.2728</text:p>
          </table:table-cell>
          <table:table-cell table:formula="of:=SQRT([.I24])" office:value-type="float" office:value="3.88641682058548">
            <text:p>3.8864</text:p>
          </table:table-cell>
          <table:table-cell table:formula="of:=SQRT([.J24])" office:value-type="float" office:value="3.90957794507407">
            <text:p>3.9096</text:p>
          </table:table-cell>
          <table:table-cell table:formula="of:=SQRT([.K24])" office:value-type="float" office:value="3.95133493923747">
            <text:p>3.9513</text:p>
          </table:table-cell>
          <table:table-cell table:formula="of:=[.$B$44]*[.A24]" office:value-type="float" office:value="1.72787595948">
            <text:p>1.7279</text:p>
          </table:table-cell>
          <table:table-cell table:formula="of:=[.$B$45]*[.A24]" office:value-type="float" office:value="0.86393797974">
            <text:p>0.8639</text:p>
          </table:table-cell>
          <table:table-cell/>
        </table:table-row>
        <table:table-row table:style-name="ro1">
          <table:table-cell office:value-type="float" office:value="0.90320788791">
            <text:p>0.9032</text:p>
          </table:table-cell>
          <table:table-cell office:value-type="float" office:value="0">
            <text:p>0.00E+000</text:p>
          </table:table-cell>
          <table:table-cell office:value-type="float" office:value="0.655080135176254">
            <text:p>6.55E-001</text:p>
          </table:table-cell>
          <table:table-cell office:value-type="float" office:value="2.44833095099983">
            <text:p>2.45E+000</text:p>
          </table:table-cell>
          <table:table-cell office:value-type="float" office:value="3.25843926468568">
            <text:p>3.26E+000</text:p>
          </table:table-cell>
          <table:table-cell office:value-type="float" office:value="4.8736492728583">
            <text:p>4.87E+000</text:p>
          </table:table-cell>
          <table:table-cell office:value-type="float" office:value="10.7484957417032">
            <text:p>1.07E+001</text:p>
          </table:table-cell>
          <table:table-cell office:value-type="float" office:value="10.782772302309">
            <text:p>1.08E+001</text:p>
          </table:table-cell>
          <table:table-cell office:value-type="float" office:value="14.9278981701119">
            <text:p>1.49E+001</text:p>
          </table:table-cell>
          <table:table-cell office:value-type="float" office:value="15.0794851103177">
            <text:p>1.51E+001</text:p>
          </table:table-cell>
          <table:table-cell office:value-type="float" office:value="15.1062138144573">
            <text:p>1.51E+001</text:p>
          </table:table-cell>
          <table:table-cell/>
          <table:table-cell table:formula="of:=2*[.A25]/PI()" office:value-type="float" office:value="0.575000000001868">
            <text:p>0.5750</text:p>
          </table:table-cell>
          <table:table-cell table:formula="of:=SQRT([.C25])" office:value-type="float" office:value="0.809370208975012">
            <text:p>0.8094</text:p>
          </table:table-cell>
          <table:table-cell table:formula="of:=SQRT([.D25])" office:value-type="float" office:value="1.56471433527012">
            <text:p>1.5647</text:p>
          </table:table-cell>
          <table:table-cell table:formula="of:=SQRT([.E25])" office:value-type="float" office:value="1.80511475111298">
            <text:p>1.8051</text:p>
          </table:table-cell>
          <table:table-cell table:formula="of:=SQRT([.F25])" office:value-type="float" office:value="2.20763431592696">
            <text:p>2.2076</text:p>
          </table:table-cell>
          <table:table-cell table:formula="of:=SQRT([.G25])" office:value-type="float" office:value="3.27848985688581">
            <text:p>3.2785</text:p>
          </table:table-cell>
          <table:table-cell table:formula="of:=SQRT([.H25])" office:value-type="float" office:value="3.28371318819244">
            <text:p>3.2837</text:p>
          </table:table-cell>
          <table:table-cell table:formula="of:=SQRT([.I25])" office:value-type="float" office:value="3.86366382726446">
            <text:p>3.8637</text:p>
          </table:table-cell>
          <table:table-cell table:formula="of:=SQRT([.J25])" office:value-type="float" office:value="3.88323127180415">
            <text:p>3.8832</text:p>
          </table:table-cell>
          <table:table-cell table:formula="of:=SQRT([.K25])" office:value-type="float" office:value="3.88667130260038">
            <text:p>3.8867</text:p>
          </table:table-cell>
          <table:table-cell table:formula="of:=[.$B$44]*[.A25]" office:value-type="float" office:value="1.80641577582">
            <text:p>1.8064</text:p>
          </table:table-cell>
          <table:table-cell table:formula="of:=[.$B$45]*[.A25]" office:value-type="float" office:value="0.90320788791">
            <text:p>0.9032</text:p>
          </table:table-cell>
          <table:table-cell/>
        </table:table-row>
        <table:table-row table:style-name="ro1">
          <table:table-cell office:value-type="float" office:value="0.94247779608">
            <text:p>0.9425</text:p>
          </table:table-cell>
          <table:table-cell office:value-type="float" office:value="0">
            <text:p>0.00E+000</text:p>
          </table:table-cell>
          <table:table-cell office:value-type="float" office:value="0.727155415606607">
            <text:p>7.27E-001</text:p>
          </table:table-cell>
          <table:table-cell office:value-type="float" office:value="2.66584132545976">
            <text:p>2.67E+000</text:p>
          </table:table-cell>
          <table:table-cell office:value-type="float" office:value="3.54797884247324">
            <text:p>3.55E+000</text:p>
          </table:table-cell>
          <table:table-cell office:value-type="float" office:value="4.69901882939204">
            <text:p>4.70E+000</text:p>
          </table:table-cell>
          <table:table-cell office:value-type="float" office:value="10.8201134604484">
            <text:p>1.08E+001</text:p>
          </table:table-cell>
          <table:table-cell office:value-type="float" office:value="10.8572401707484">
            <text:p>1.09E+001</text:p>
          </table:table-cell>
          <table:table-cell office:value-type="float" office:value="14.5422468781716">
            <text:p>1.45E+001</text:p>
          </table:table-cell>
          <table:table-cell office:value-type="float" office:value="14.7722383995179">
            <text:p>1.48E+001</text:p>
          </table:table-cell>
          <table:table-cell office:value-type="float" office:value="14.9212528762201">
            <text:p>1.49E+001</text:p>
          </table:table-cell>
          <table:table-cell/>
          <table:table-cell table:formula="of:=2*[.A26]/PI()" office:value-type="float" office:value="0.600000000001949">
            <text:p>0.6000</text:p>
          </table:table-cell>
          <table:table-cell table:formula="of:=SQRT([.C26])" office:value-type="float" office:value="0.852734082587653">
            <text:p>0.8527</text:p>
          </table:table-cell>
          <table:table-cell table:formula="of:=SQRT([.D26])" office:value-type="float" office:value="1.63274043419637">
            <text:p>1.6327</text:p>
          </table:table-cell>
          <table:table-cell table:formula="of:=SQRT([.E26])" office:value-type="float" office:value="1.88360793226012">
            <text:p>1.8836</text:p>
          </table:table-cell>
          <table:table-cell table:formula="of:=SQRT([.F26])" office:value-type="float" office:value="2.16772203693002">
            <text:p>2.1677</text:p>
          </table:table-cell>
          <table:table-cell table:formula="of:=SQRT([.G26])" office:value-type="float" office:value="3.28939408713039">
            <text:p>3.2894</text:p>
          </table:table-cell>
          <table:table-cell table:formula="of:=SQRT([.H26])" office:value-type="float" office:value="3.29503265093813">
            <text:p>3.2950</text:p>
          </table:table-cell>
          <table:table-cell table:formula="of:=SQRT([.I26])" office:value-type="float" office:value="3.81342980506677">
            <text:p>3.8134</text:p>
          </table:table-cell>
          <table:table-cell table:formula="of:=SQRT([.J26])" office:value-type="float" office:value="3.84346697650934">
            <text:p>3.8435</text:p>
          </table:table-cell>
          <table:table-cell table:formula="of:=SQRT([.K26])" office:value-type="float" office:value="3.86280375844025">
            <text:p>3.8628</text:p>
          </table:table-cell>
          <table:table-cell table:formula="of:=[.$B$44]*[.A26]" office:value-type="float" office:value="1.88495559216">
            <text:p>1.8850</text:p>
          </table:table-cell>
          <table:table-cell table:formula="of:=[.$B$45]*[.A26]" office:value-type="float" office:value="0.94247779608">
            <text:p>0.9425</text:p>
          </table:table-cell>
          <table:table-cell/>
        </table:table-row>
        <table:table-row table:style-name="ro1">
          <table:table-cell office:value-type="float" office:value="0.98174770425">
            <text:p>0.9817</text:p>
          </table:table-cell>
          <table:table-cell office:value-type="float" office:value="0">
            <text:p>0.00E+000</text:p>
          </table:table-cell>
          <table:table-cell office:value-type="float" office:value="0.802248638685007">
            <text:p>8.02E-001</text:p>
          </table:table-cell>
          <table:table-cell office:value-type="float" office:value="2.89257378722534">
            <text:p>2.89E+000</text:p>
          </table:table-cell>
          <table:table-cell office:value-type="float" office:value="3.84984936588707">
            <text:p>3.85E+000</text:p>
          </table:table-cell>
          <table:table-cell office:value-type="float" office:value="4.52766433921264">
            <text:p>4.53E+000</text:p>
          </table:table-cell>
          <table:table-cell office:value-type="float" office:value="10.8947934853721">
            <text:p>1.09E+001</text:p>
          </table:table-cell>
          <table:table-cell office:value-type="float" office:value="10.9348688301489">
            <text:p>1.09E+001</text:p>
          </table:table-cell>
          <table:table-cell office:value-type="float" office:value="14.0294439619284">
            <text:p>1.40E+001</text:p>
          </table:table-cell>
          <table:table-cell office:value-type="float" office:value="14.5983429713111">
            <text:p>1.46E+001</text:p>
          </table:table-cell>
          <table:table-cell office:value-type="float" office:value="14.7439997503324">
            <text:p>1.47E+001</text:p>
          </table:table-cell>
          <table:table-cell/>
          <table:table-cell table:formula="of:=2*[.A27]/PI()" office:value-type="float" office:value="0.62500000000203">
            <text:p>0.6250</text:p>
          </table:table-cell>
          <table:table-cell table:formula="of:=SQRT([.C27])" office:value-type="float" office:value="0.89568333616575">
            <text:p>0.8957</text:p>
          </table:table-cell>
          <table:table-cell table:formula="of:=SQRT([.D27])" office:value-type="float" office:value="1.7007568277756">
            <text:p>1.7008</text:p>
          </table:table-cell>
          <table:table-cell table:formula="of:=SQRT([.E27])" office:value-type="float" office:value="1.96210330153309">
            <text:p>1.9621</text:p>
          </table:table-cell>
          <table:table-cell table:formula="of:=SQRT([.F27])" office:value-type="float" office:value="2.12783090005119">
            <text:p>2.1278</text:p>
          </table:table-cell>
          <table:table-cell table:formula="of:=SQRT([.G27])" office:value-type="float" office:value="3.30072620575717">
            <text:p>3.3007</text:p>
          </table:table-cell>
          <table:table-cell table:formula="of:=SQRT([.H27])" office:value-type="float" office:value="3.30679131941356">
            <text:p>3.3068</text:p>
          </table:table-cell>
          <table:table-cell table:formula="of:=SQRT([.I27])" office:value-type="float" office:value="3.7455899351008">
            <text:p>3.7456</text:p>
          </table:table-cell>
          <table:table-cell table:formula="of:=SQRT([.J27])" office:value-type="float" office:value="3.82077779664182">
            <text:p>3.8208</text:p>
          </table:table-cell>
          <table:table-cell table:formula="of:=SQRT([.K27])" office:value-type="float" office:value="3.83979162850439">
            <text:p>3.8398</text:p>
          </table:table-cell>
          <table:table-cell table:formula="of:=[.$B$44]*[.A27]" office:value-type="float" office:value="1.9634954085">
            <text:p>1.9635</text:p>
          </table:table-cell>
          <table:table-cell table:formula="of:=[.$B$45]*[.A27]" office:value-type="float" office:value="0.98174770425">
            <text:p>0.9817</text:p>
          </table:table-cell>
          <table:table-cell/>
        </table:table-row>
        <table:table-row table:style-name="ro1">
          <table:table-cell office:value-type="float" office:value="1.02101761242">
            <text:p>1.0210</text:p>
          </table:table-cell>
          <table:table-cell office:value-type="float" office:value="0">
            <text:p>0.00E+000</text:p>
          </table:table-cell>
          <table:table-cell office:value-type="float" office:value="0.880348899230382">
            <text:p>8.80E-001</text:p>
          </table:table-cell>
          <table:table-cell office:value-type="float" office:value="3.12847220449902">
            <text:p>3.13E+000</text:p>
          </table:table-cell>
          <table:table-cell office:value-type="float" office:value="4.16405300783229">
            <text:p>4.16E+000</text:p>
          </table:table-cell>
          <table:table-cell office:value-type="float" office:value="4.35965093197084">
            <text:p>4.36E+000</text:p>
          </table:table-cell>
          <table:table-cell office:value-type="float" office:value="10.9725320743373">
            <text:p>1.10E+001</text:p>
          </table:table-cell>
          <table:table-cell office:value-type="float" office:value="11.0156579689574">
            <text:p>1.10E+001</text:p>
          </table:table-cell>
          <table:table-cell office:value-type="float" office:value="13.5231911573871">
            <text:p>1.35E+001</text:p>
          </table:table-cell>
          <table:table-cell office:value-type="float" office:value="14.4294842063735">
            <text:p>1.44E+001</text:p>
          </table:table-cell>
          <table:table-cell office:value-type="float" office:value="14.5701585147501">
            <text:p>1.46E+001</text:p>
          </table:table-cell>
          <table:table-cell/>
          <table:table-cell table:formula="of:=2*[.A28]/PI()" office:value-type="float" office:value="0.650000000002112">
            <text:p>0.6500</text:p>
          </table:table-cell>
          <table:table-cell table:formula="of:=SQRT([.C28])" office:value-type="float" office:value="0.938269097450397">
            <text:p>0.9383</text:p>
          </table:table-cell>
          <table:table-cell table:formula="of:=SQRT([.D28])" office:value-type="float" office:value="1.76874876805583">
            <text:p>1.7687</text:p>
          </table:table-cell>
          <table:table-cell table:formula="of:=SQRT([.E28])" office:value-type="float" office:value="2.04060113883931">
            <text:p>2.0406</text:p>
          </table:table-cell>
          <table:table-cell table:formula="of:=SQRT([.F28])" office:value-type="float" office:value="2.08797771347561">
            <text:p>2.0880</text:p>
          </table:table-cell>
          <table:table-cell table:formula="of:=SQRT([.G28])" office:value-type="float" office:value="3.31248125645071">
            <text:p>3.3125</text:p>
          </table:table-cell>
          <table:table-cell table:formula="of:=SQRT([.H28])" office:value-type="float" office:value="3.3189844785653">
            <text:p>3.3190</text:p>
          </table:table-cell>
          <table:table-cell table:formula="of:=SQRT([.I28])" office:value-type="float" office:value="3.67738917676483">
            <text:p>3.6774</text:p>
          </table:table-cell>
          <table:table-cell table:formula="of:=SQRT([.J28])" office:value-type="float" office:value="3.79861609094331">
            <text:p>3.7986</text:p>
          </table:table-cell>
          <table:table-cell table:formula="of:=SQRT([.K28])" office:value-type="float" office:value="3.81708770068884">
            <text:p>3.8171</text:p>
          </table:table-cell>
          <table:table-cell table:formula="of:=[.$B$44]*[.A28]" office:value-type="float" office:value="2.04203522484">
            <text:p>2.0420</text:p>
          </table:table-cell>
          <table:table-cell table:formula="of:=[.$B$45]*[.A28]" office:value-type="float" office:value="1.02101761242">
            <text:p>1.0210</text:p>
          </table:table-cell>
          <table:table-cell/>
        </table:table-row>
        <table:table-row table:style-name="ro1">
          <table:table-cell office:value-type="float" office:value="1.06028752059">
            <text:p>1.0603</text:p>
          </table:table-cell>
          <table:table-cell office:value-type="float" office:value="0">
            <text:p>0.00E+000</text:p>
          </table:table-cell>
          <table:table-cell office:value-type="float" office:value="0.961441382395533">
            <text:p>9.61E-001</text:p>
          </table:table-cell>
          <table:table-cell office:value-type="float" office:value="3.3733651602663">
            <text:p>3.37E+000</text:p>
          </table:table-cell>
          <table:table-cell office:value-type="float" office:value="4.19516320473456">
            <text:p>4.20E+000</text:p>
          </table:table-cell>
          <table:table-cell office:value-type="float" office:value="4.49059221141157">
            <text:p>4.49E+000</text:p>
          </table:table-cell>
          <table:table-cell office:value-type="float" office:value="11.0533192864521">
            <text:p>1.11E+001</text:p>
          </table:table-cell>
          <table:table-cell office:value-type="float" office:value="11.0996070987655">
            <text:p>1.11E+001</text:p>
          </table:table-cell>
          <table:table-cell office:value-type="float" office:value="13.025897314645">
            <text:p>1.30E+001</text:p>
          </table:table-cell>
          <table:table-cell office:value-type="float" office:value="14.2638057364436">
            <text:p>1.43E+001</text:p>
          </table:table-cell>
          <table:table-cell office:value-type="float" office:value="14.3996459446596">
            <text:p>1.44E+001</text:p>
          </table:table-cell>
          <table:table-cell/>
          <table:table-cell table:formula="of:=2*[.A29]/PI()" office:value-type="float" office:value="0.675000000002193">
            <text:p>0.6750</text:p>
          </table:table-cell>
          <table:table-cell table:formula="of:=SQRT([.C29])" office:value-type="float" office:value="0.980531173597012">
            <text:p>0.9805</text:p>
          </table:table-cell>
          <table:table-cell table:formula="of:=SQRT([.D29])" office:value-type="float" office:value="1.83667230617394">
            <text:p>1.8367</text:p>
          </table:table-cell>
          <table:table-cell table:formula="of:=SQRT([.E29])" office:value-type="float" office:value="2.0482097560393">
            <text:p>2.0482</text:p>
          </table:table-cell>
          <table:table-cell table:formula="of:=SQRT([.F29])" office:value-type="float" office:value="2.1191017463566">
            <text:p>2.1191</text:p>
          </table:table-cell>
          <table:table-cell table:formula="of:=SQRT([.G29])" office:value-type="float" office:value="3.32465325807851">
            <text:p>3.3247</text:p>
          </table:table-cell>
          <table:table-cell table:formula="of:=SQRT([.H29])" office:value-type="float" office:value="3.33160728459485">
            <text:p>3.3316</text:p>
          </table:table-cell>
          <table:table-cell table:formula="of:=SQRT([.I29])" office:value-type="float" office:value="3.60914080005823">
            <text:p>3.6091</text:p>
          </table:table-cell>
          <table:table-cell table:formula="of:=SQRT([.J29])" office:value-type="float" office:value="3.77674538941184">
            <text:p>3.7767</text:p>
          </table:table-cell>
          <table:table-cell table:formula="of:=SQRT([.K29])" office:value-type="float" office:value="3.79468654102807">
            <text:p>3.7947</text:p>
          </table:table-cell>
          <table:table-cell table:formula="of:=[.$B$44]*[.A29]" office:value-type="float" office:value="2.12057504118">
            <text:p>2.1206</text:p>
          </table:table-cell>
          <table:table-cell table:formula="of:=[.$B$45]*[.A29]" office:value-type="float" office:value="1.06028752059">
            <text:p>1.0603</text:p>
          </table:table-cell>
          <table:table-cell/>
        </table:table-row>
        <table:table-row table:style-name="ro1">
          <table:table-cell office:value-type="float" office:value="1.09955742876">
            <text:p>1.0996</text:p>
          </table:table-cell>
          <table:table-cell office:value-type="float" office:value="0">
            <text:p>0.00E+000</text:p>
          </table:table-cell>
          <table:table-cell office:value-type="float" office:value="1.04550582993611">
            <text:p>1.05E+000</text:p>
          </table:table-cell>
          <table:table-cell office:value-type="float" office:value="3.62637050271622">
            <text:p>3.63E+000</text:p>
          </table:table-cell>
          <table:table-cell office:value-type="float" office:value="4.03510225860964">
            <text:p>4.04E+000</text:p>
          </table:table-cell>
          <table:table-cell office:value-type="float" office:value="4.82946971063009">
            <text:p>4.83E+000</text:p>
          </table:table-cell>
          <table:table-cell office:value-type="float" office:value="11.1371276106452">
            <text:p>1.11E+001</text:p>
          </table:table-cell>
          <table:table-cell office:value-type="float" office:value="11.1867148653261">
            <text:p>1.12E+001</text:p>
          </table:table-cell>
          <table:table-cell office:value-type="float" office:value="12.5379245830352">
            <text:p>1.25E+001</text:p>
          </table:table-cell>
          <table:table-cell office:value-type="float" office:value="14.1012181096642">
            <text:p>1.41E+001</text:p>
          </table:table-cell>
          <table:table-cell office:value-type="float" office:value="14.2324360723759">
            <text:p>1.42E+001</text:p>
          </table:table-cell>
          <table:table-cell/>
          <table:table-cell table:formula="of:=2*[.A30]/PI()" office:value-type="float" office:value="0.700000000002274">
            <text:p>0.7000</text:p>
          </table:table-cell>
          <table:table-cell table:formula="of:=SQRT([.C30])" office:value-type="float" office:value="1.02249979458976">
            <text:p>1.0225</text:p>
          </table:table-cell>
          <table:table-cell table:formula="of:=SQRT([.D30])" office:value-type="float" office:value="1.90430315410027">
            <text:p>1.9043</text:p>
          </table:table-cell>
          <table:table-cell table:formula="of:=SQRT([.E30])" office:value-type="float" office:value="2.00875639603453">
            <text:p>2.0088</text:p>
          </table:table-cell>
          <table:table-cell table:formula="of:=SQRT([.F30])" office:value-type="float" office:value="2.19760544926292">
            <text:p>2.1976</text:p>
          </table:table-cell>
          <table:table-cell table:formula="of:=SQRT([.G30])" office:value-type="float" office:value="3.33723352653739">
            <text:p>3.3372</text:p>
          </table:table-cell>
          <table:table-cell table:formula="of:=SQRT([.H30])" office:value-type="float" office:value="3.34465467056408">
            <text:p>3.3447</text:p>
          </table:table-cell>
          <table:table-cell table:formula="of:=SQRT([.I30])" office:value-type="float" office:value="3.54089319000662">
            <text:p>3.5409</text:p>
          </table:table-cell>
          <table:table-cell table:formula="of:=SQRT([.J30])" office:value-type="float" office:value="3.75515886610197">
            <text:p>3.7552</text:p>
          </table:table-cell>
          <table:table-cell table:formula="of:=SQRT([.K30])" office:value-type="float" office:value="3.77259010129326">
            <text:p>3.7726</text:p>
          </table:table-cell>
          <table:table-cell table:formula="of:=[.$B$44]*[.A30]" office:value-type="float" office:value="2.19911485752">
            <text:p>2.1991</text:p>
          </table:table-cell>
          <table:table-cell table:formula="of:=[.$B$45]*[.A30]" office:value-type="float" office:value="1.09955742876">
            <text:p>1.0996</text:p>
          </table:table-cell>
          <table:table-cell/>
        </table:table-row>
        <table:table-row table:style-name="ro1">
          <table:table-cell office:value-type="float" office:value="1.13882733693">
            <text:p>1.1388</text:p>
          </table:table-cell>
          <table:table-cell office:value-type="float" office:value="0">
            <text:p>0.00E+000</text:p>
          </table:table-cell>
          <table:table-cell office:value-type="float" office:value="1.13251416767279">
            <text:p>1.13E+000</text:p>
          </table:table-cell>
          <table:table-cell office:value-type="float" office:value="3.84482403990099">
            <text:p>3.84E+000</text:p>
          </table:table-cell>
          <table:table-cell office:value-type="float" office:value="3.92215942085397">
            <text:p>3.92E+000</text:p>
          </table:table-cell>
          <table:table-cell office:value-type="float" office:value="5.18068855170642">
            <text:p>5.18E+000</text:p>
          </table:table-cell>
          <table:table-cell office:value-type="float" office:value="11.2238562994302">
            <text:p>1.12E+001</text:p>
          </table:table-cell>
          <table:table-cell office:value-type="float" office:value="11.2769753876231">
            <text:p>1.13E+001</text:p>
          </table:table-cell>
          <table:table-cell office:value-type="float" office:value="12.0594671359961">
            <text:p>1.21E+001</text:p>
          </table:table-cell>
          <table:table-cell office:value-type="float" office:value="13.9417590446588">
            <text:p>1.39E+001</text:p>
          </table:table-cell>
          <table:table-cell office:value-type="float" office:value="14.0685133055963">
            <text:p>1.41E+001</text:p>
          </table:table-cell>
          <table:table-cell/>
          <table:table-cell table:formula="of:=2*[.A31]/PI()" office:value-type="float" office:value="0.725000000002355">
            <text:p>0.7250</text:p>
          </table:table-cell>
          <table:table-cell table:formula="of:=SQRT([.C31])" office:value-type="float" office:value="1.06419648922217">
            <text:p>1.0642</text:p>
          </table:table-cell>
          <table:table-cell table:formula="of:=SQRT([.D31])" office:value-type="float" office:value="1.9608222866698">
            <text:p>1.9608</text:p>
          </table:table-cell>
          <table:table-cell table:formula="of:=SQRT([.E31])" office:value-type="float" office:value="1.98044424835792">
            <text:p>1.9804</text:p>
          </table:table-cell>
          <table:table-cell table:formula="of:=SQRT([.F31])" office:value-type="float" office:value="2.27611259644738">
            <text:p>2.2761</text:p>
          </table:table-cell>
          <table:table-cell table:formula="of:=SQRT([.G31])" office:value-type="float" office:value="3.35020242663487">
            <text:p>3.3502</text:p>
          </table:table-cell>
          <table:table-cell table:formula="of:=SQRT([.H31])" office:value-type="float" office:value="3.35812081194574">
            <text:p>3.3581</text:p>
          </table:table-cell>
          <table:table-cell table:formula="of:=SQRT([.I31])" office:value-type="float" office:value="3.47267434925824">
            <text:p>3.4727</text:p>
          </table:table-cell>
          <table:table-cell table:formula="of:=SQRT([.J31])" office:value-type="float" office:value="3.73386650064766">
            <text:p>3.7339</text:p>
          </table:table-cell>
          <table:table-cell table:formula="of:=SQRT([.K31])" office:value-type="float" office:value="3.75080168838561">
            <text:p>3.7508</text:p>
          </table:table-cell>
          <table:table-cell table:formula="of:=[.$B$44]*[.A31]" office:value-type="float" office:value="2.27765467386">
            <text:p>2.2777</text:p>
          </table:table-cell>
          <table:table-cell table:formula="of:=[.$B$45]*[.A31]" office:value-type="float" office:value="1.13882733693">
            <text:p>1.1388</text:p>
          </table:table-cell>
          <table:table-cell/>
        </table:table-row>
        <table:table-row table:style-name="ro1">
          <table:table-cell office:value-type="float" office:value="1.1780972451">
            <text:p>1.1781</text:p>
          </table:table-cell>
          <table:table-cell office:value-type="float" office:value="0">
            <text:p>0.00E+000</text:p>
          </table:table-cell>
          <table:table-cell office:value-type="float" office:value="1.2224267289777">
            <text:p>1.22E+000</text:p>
          </table:table-cell>
          <table:table-cell office:value-type="float" office:value="3.71490658613729">
            <text:p>3.71E+000</text:p>
          </table:table-cell>
          <table:table-cell office:value-type="float" office:value="4.17019301192026">
            <text:p>4.17E+000</text:p>
          </table:table-cell>
          <table:table-cell office:value-type="float" office:value="5.54425211497605">
            <text:p>5.54E+000</text:p>
          </table:table-cell>
          <table:table-cell office:value-type="float" office:value="11.3126160864917">
            <text:p>1.13E+001</text:p>
          </table:table-cell>
          <table:table-cell office:value-type="float" office:value="11.3703208806525">
            <text:p>1.14E+001</text:p>
          </table:table-cell>
          <table:table-cell office:value-type="float" office:value="11.5915062791673">
            <text:p>1.16E+001</text:p>
          </table:table-cell>
          <table:table-cell office:value-type="float" office:value="13.785472223161">
            <text:p>1.38E+001</text:p>
          </table:table-cell>
          <table:table-cell office:value-type="float" office:value="13.9078654938783">
            <text:p>1.39E+001</text:p>
          </table:table-cell>
          <table:table-cell/>
          <table:table-cell table:formula="of:=2*[.A32]/PI()" office:value-type="float" office:value="0.750000000002437">
            <text:p>0.7500</text:p>
          </table:table-cell>
          <table:table-cell table:formula="of:=SQRT([.C32])" office:value-type="float" office:value="1.10563408457668">
            <text:p>1.1056</text:p>
          </table:table-cell>
          <table:table-cell table:formula="of:=SQRT([.D32])" office:value-type="float" office:value="1.92740929388059">
            <text:p>1.9274</text:p>
          </table:table-cell>
          <table:table-cell table:formula="of:=SQRT([.E32])" office:value-type="float" office:value="2.04210504429137">
            <text:p>2.0421</text:p>
          </table:table-cell>
          <table:table-cell table:formula="of:=SQRT([.F32])" office:value-type="float" office:value="2.3546235612038">
            <text:p>2.3546</text:p>
          </table:table-cell>
          <table:table-cell table:formula="of:=SQRT([.G32])" office:value-type="float" office:value="3.3634232690061">
            <text:p>3.3634</text:p>
          </table:table-cell>
          <table:table-cell table:formula="of:=SQRT([.H32])" office:value-type="float" office:value="3.37199064065316">
            <text:p>3.3720</text:p>
          </table:table-cell>
          <table:table-cell table:formula="of:=SQRT([.I32])" office:value-type="float" office:value="3.40463012369439">
            <text:p>3.4046</text:p>
          </table:table-cell>
          <table:table-cell table:formula="of:=SQRT([.J32])" office:value-type="float" office:value="3.71287923627487">
            <text:p>3.7129</text:p>
          </table:table-cell>
          <table:table-cell table:formula="of:=SQRT([.K32])" office:value-type="float" office:value="3.72932507216498">
            <text:p>3.7293</text:p>
          </table:table-cell>
          <table:table-cell table:formula="of:=[.$B$44]*[.A32]" office:value-type="float" office:value="2.3561944902">
            <text:p>2.3562</text:p>
          </table:table-cell>
          <table:table-cell table:formula="of:=[.$B$45]*[.A32]" office:value-type="float" office:value="1.1780972451">
            <text:p>1.1781</text:p>
          </table:table-cell>
          <table:table-cell/>
        </table:table-row>
        <table:table-row table:style-name="ro1">
          <table:table-cell office:value-type="float" office:value="1.21736715327">
            <text:p>1.2174</text:p>
          </table:table-cell>
          <table:table-cell office:value-type="float" office:value="0">
            <text:p>0.00E+000</text:p>
          </table:table-cell>
          <table:table-cell office:value-type="float" office:value="1.31518602539236">
            <text:p>1.32E+000</text:p>
          </table:table-cell>
          <table:table-cell office:value-type="float" office:value="3.56459539612344">
            <text:p>3.56E+000</text:p>
          </table:table-cell>
          <table:table-cell office:value-type="float" office:value="4.45128317143486">
            <text:p>4.45E+000</text:p>
          </table:table-cell>
          <table:table-cell office:value-type="float" office:value="5.92016413736618">
            <text:p>5.92E+000</text:p>
          </table:table-cell>
          <table:table-cell office:value-type="float" office:value="11.1275045095112">
            <text:p>1.11E+001</text:p>
          </table:table-cell>
          <table:table-cell office:value-type="float" office:value="11.4095484785143">
            <text:p>1.14E+001</text:p>
          </table:table-cell>
          <table:table-cell office:value-type="float" office:value="11.4671468472114">
            <text:p>1.15E+001</text:p>
          </table:table-cell>
          <table:table-cell office:value-type="float" office:value="13.6323955668061">
            <text:p>1.36E+001</text:p>
          </table:table-cell>
          <table:table-cell office:value-type="float" office:value="13.7504822010213">
            <text:p>1.38E+001</text:p>
          </table:table-cell>
          <table:table-cell/>
          <table:table-cell table:formula="of:=2*[.A33]/PI()" office:value-type="float" office:value="0.775000000002518">
            <text:p>0.7750</text:p>
          </table:table-cell>
          <table:table-cell table:formula="of:=SQRT([.C33])" office:value-type="float" office:value="1.14681560217515">
            <text:p>1.1468</text:p>
          </table:table-cell>
          <table:table-cell table:formula="of:=SQRT([.D33])" office:value-type="float" office:value="1.88801361121244">
            <text:p>1.8880</text:p>
          </table:table-cell>
          <table:table-cell table:formula="of:=SQRT([.E33])" office:value-type="float" office:value="2.10980642984963">
            <text:p>2.1098</text:p>
          </table:table-cell>
          <table:table-cell table:formula="of:=SQRT([.F33])" office:value-type="float" office:value="2.43313874190647">
            <text:p>2.4331</text:p>
          </table:table-cell>
          <table:table-cell table:formula="of:=SQRT([.G33])" office:value-type="float" office:value="3.33579143675248">
            <text:p>3.3358</text:p>
          </table:table-cell>
          <table:table-cell table:formula="of:=SQRT([.H33])" office:value-type="float" office:value="3.37780231489564">
            <text:p>3.3778</text:p>
          </table:table-cell>
          <table:table-cell table:formula="of:=SQRT([.I33])" office:value-type="float" office:value="3.38631759396715">
            <text:p>3.3863</text:p>
          </table:table-cell>
          <table:table-cell table:formula="of:=SQRT([.J33])" office:value-type="float" office:value="3.69220741113038">
            <text:p>3.6922</text:p>
          </table:table-cell>
          <table:table-cell table:formula="of:=SQRT([.K33])" office:value-type="float" office:value="3.70816426295024">
            <text:p>3.7082</text:p>
          </table:table-cell>
          <table:table-cell table:formula="of:=[.$B$44]*[.A33]" office:value-type="float" office:value="2.43473430654">
            <text:p>2.4347</text:p>
          </table:table-cell>
          <table:table-cell table:formula="of:=[.$B$45]*[.A33]" office:value-type="float" office:value="1.21736715327">
            <text:p>1.2174</text:p>
          </table:table-cell>
          <table:table-cell/>
        </table:table-row>
        <table:table-row table:style-name="ro1">
          <table:table-cell office:value-type="float" office:value="1.25663706144">
            <text:p>1.2566</text:p>
          </table:table-cell>
          <table:table-cell office:value-type="float" office:value="0">
            <text:p>0.00E+000</text:p>
          </table:table-cell>
          <table:table-cell office:value-type="float" office:value="1.41070601597104">
            <text:p>1.41E+000</text:p>
          </table:table-cell>
          <table:table-cell office:value-type="float" office:value="3.41676297884579">
            <text:p>3.42E+000</text:p>
          </table:table-cell>
          <table:table-cell office:value-type="float" office:value="4.74264380008476">
            <text:p>4.74E+000</text:p>
          </table:table-cell>
          <table:table-cell office:value-type="float" office:value="6.30842873541639">
            <text:p>6.31E+000</text:p>
          </table:table-cell>
          <table:table-cell office:value-type="float" office:value="10.6782591341887">
            <text:p>1.07E+001</text:p>
          </table:table-cell>
          <table:table-cell office:value-type="float" office:value="11.5044374694992">
            <text:p>1.15E+001</text:p>
          </table:table-cell>
          <table:table-cell office:value-type="float" office:value="11.5668565217721">
            <text:p>1.16E+001</text:p>
          </table:table-cell>
          <table:table-cell office:value-type="float" office:value="13.4825646900947">
            <text:p>1.35E+001</text:p>
          </table:table-cell>
          <table:table-cell office:value-type="float" office:value="13.5963541700315">
            <text:p>1.36E+001</text:p>
          </table:table-cell>
          <table:table-cell/>
          <table:table-cell table:formula="of:=2*[.A34]/PI()" office:value-type="float" office:value="0.800000000002599">
            <text:p>0.8000</text:p>
          </table:table-cell>
          <table:table-cell table:formula="of:=SQRT([.C34])" office:value-type="float" office:value="1.18773145785192">
            <text:p>1.1877</text:p>
          </table:table-cell>
          <table:table-cell table:formula="of:=SQRT([.D34])" office:value-type="float" office:value="1.84844880341485">
            <text:p>1.8484</text:p>
          </table:table-cell>
          <table:table-cell table:formula="of:=SQRT([.E34])" office:value-type="float" office:value="2.17776118986558">
            <text:p>2.1778</text:p>
          </table:table-cell>
          <table:table-cell table:formula="of:=SQRT([.F34])" office:value-type="float" office:value="2.51165856266659">
            <text:p>2.5117</text:p>
          </table:table-cell>
          <table:table-cell table:formula="of:=SQRT([.G34])" office:value-type="float" office:value="3.26776056867523">
            <text:p>3.2678</text:p>
          </table:table-cell>
          <table:table-cell table:formula="of:=SQRT([.H34])" office:value-type="float" office:value="3.39181919764294">
            <text:p>3.3918</text:p>
          </table:table-cell>
          <table:table-cell table:formula="of:=SQRT([.I34])" office:value-type="float" office:value="3.40100816255594">
            <text:p>3.4010</text:p>
          </table:table-cell>
          <table:table-cell table:formula="of:=SQRT([.J34])" office:value-type="float" office:value="3.67186120245506">
            <text:p>3.6719</text:p>
          </table:table-cell>
          <table:table-cell table:formula="of:=SQRT([.K34])" office:value-type="float" office:value="3.68732344255715">
            <text:p>3.6873</text:p>
          </table:table-cell>
          <table:table-cell table:formula="of:=[.$B$44]*[.A34]" office:value-type="float" office:value="2.51327412288">
            <text:p>2.5133</text:p>
          </table:table-cell>
          <table:table-cell table:formula="of:=[.$B$45]*[.A34]" office:value-type="float" office:value="1.25663706144">
            <text:p>1.2566</text:p>
          </table:table-cell>
          <table:table-cell/>
        </table:table-row>
        <table:table-row table:style-name="ro1">
          <table:table-cell office:value-type="float" office:value="1.29590696961">
            <text:p>1.2959</text:p>
          </table:table-cell>
          <table:table-cell office:value-type="float" office:value="0">
            <text:p>0.00E+000</text:p>
          </table:table-cell>
          <table:table-cell office:value-type="float" office:value="1.50885262541144">
            <text:p>1.51E+000</text:p>
          </table:table-cell>
          <table:table-cell office:value-type="float" office:value="3.27226559791581">
            <text:p>3.27E+000</text:p>
          </table:table-cell>
          <table:table-cell office:value-type="float" office:value="5.04355356067158">
            <text:p>5.04E+000</text:p>
          </table:table-cell>
          <table:table-cell office:value-type="float" office:value="6.70905042882883">
            <text:p>6.71E+000</text:p>
          </table:table-cell>
          <table:table-cell office:value-type="float" office:value="10.2373587911596">
            <text:p>1.02E+001</text:p>
          </table:table-cell>
          <table:table-cell office:value-type="float" office:value="11.6033380236663">
            <text:p>1.16E+001</text:p>
          </table:table-cell>
          <table:table-cell office:value-type="float" office:value="11.6697757524576">
            <text:p>1.17E+001</text:p>
          </table:table-cell>
          <table:table-cell office:value-type="float" office:value="13.336020039887">
            <text:p>1.33E+001</text:p>
          </table:table-cell>
          <table:table-cell office:value-type="float" office:value="13.4454731908867">
            <text:p>1.34E+001</text:p>
          </table:table-cell>
          <table:table-cell/>
          <table:table-cell table:formula="of:=2*[.A35]/PI()" office:value-type="float" office:value="0.825000000002681">
            <text:p>0.8250</text:p>
          </table:table-cell>
          <table:table-cell table:formula="of:=SQRT([.C35])" office:value-type="float" office:value="1.22835362392572">
            <text:p>1.2284</text:p>
          </table:table-cell>
          <table:table-cell table:formula="of:=SQRT([.D35])" office:value-type="float" office:value="1.80894046278915">
            <text:p>1.8089</text:p>
          </table:table-cell>
          <table:table-cell table:formula="of:=SQRT([.E35])" office:value-type="float" office:value="2.24578573347316">
            <text:p>2.2458</text:p>
          </table:table-cell>
          <table:table-cell table:formula="of:=SQRT([.F35])" office:value-type="float" office:value="2.59018347397029">
            <text:p>2.5902</text:p>
          </table:table-cell>
          <table:table-cell table:formula="of:=SQRT([.G35])" office:value-type="float" office:value="3.19958728450399">
            <text:p>3.1996</text:p>
          </table:table-cell>
          <table:table-cell table:formula="of:=SQRT([.H35])" office:value-type="float" office:value="3.4063672766844">
            <text:p>3.4064</text:p>
          </table:table-cell>
          <table:table-cell table:formula="of:=SQRT([.I35])" office:value-type="float" office:value="3.41610534855962">
            <text:p>3.4161</text:p>
          </table:table-cell>
          <table:table-cell table:formula="of:=SQRT([.J35])" office:value-type="float" office:value="3.65185159061633">
            <text:p>3.6519</text:p>
          </table:table-cell>
          <table:table-cell table:formula="of:=SQRT([.K35])" office:value-type="float" office:value="3.66680694758897">
            <text:p>3.6668</text:p>
          </table:table-cell>
          <table:table-cell table:formula="of:=[.$B$44]*[.A35]" office:value-type="float" office:value="2.59181393922">
            <text:p>2.5918</text:p>
          </table:table-cell>
          <table:table-cell table:formula="of:=[.$B$45]*[.A35]" office:value-type="float" office:value="1.29590696961">
            <text:p>1.2959</text:p>
          </table:table-cell>
          <table:table-cell/>
        </table:table-row>
        <table:table-row table:style-name="ro1">
          <table:table-cell office:value-type="float" office:value="1.33517687778">
            <text:p>1.3352</text:p>
          </table:table-cell>
          <table:table-cell office:value-type="float" office:value="0">
            <text:p>0.00E+000</text:p>
          </table:table-cell>
          <table:table-cell office:value-type="float" office:value="1.60940603132797">
            <text:p>1.61E+000</text:p>
          </table:table-cell>
          <table:table-cell office:value-type="float" office:value="3.13147349259001">
            <text:p>3.13E+000</text:p>
          </table:table-cell>
          <table:table-cell office:value-type="float" office:value="5.35386338304903">
            <text:p>5.35E+000</text:p>
          </table:table-cell>
          <table:table-cell office:value-type="float" office:value="7.12203416452288">
            <text:p>7.12E+000</text:p>
          </table:table-cell>
          <table:table-cell office:value-type="float" office:value="9.8056875929183">
            <text:p>9.81E+000</text:p>
          </table:table-cell>
          <table:table-cell office:value-type="float" office:value="11.7053491595058">
            <text:p>1.17E+001</text:p>
          </table:table-cell>
          <table:table-cell office:value-type="float" office:value="11.7758682270456">
            <text:p>1.18E+001</text:p>
          </table:table-cell>
          <table:table-cell office:value-type="float" office:value="13.0445727613693">
            <text:p>1.30E+001</text:p>
          </table:table-cell>
          <table:table-cell office:value-type="float" office:value="13.1928182933091">
            <text:p>1.32E+001</text:p>
          </table:table-cell>
          <table:table-cell/>
          <table:table-cell table:formula="of:=2*[.A36]/PI()" office:value-type="float" office:value="0.850000000002762">
            <text:p>0.8500</text:p>
          </table:table-cell>
          <table:table-cell table:formula="of:=SQRT([.C36])" office:value-type="float" office:value="1.26862367600797">
            <text:p>1.2686</text:p>
          </table:table-cell>
          <table:table-cell table:formula="of:=SQRT([.D36])" office:value-type="float" office:value="1.76959698592363">
            <text:p>1.7696</text:p>
          </table:table-cell>
          <table:table-cell table:formula="of:=SQRT([.E36])" office:value-type="float" office:value="2.31384169360158">
            <text:p>2.3138</text:p>
          </table:table-cell>
          <table:table-cell table:formula="of:=SQRT([.F36])" office:value-type="float" office:value="2.66871395329714">
            <text:p>2.6687</text:p>
          </table:table-cell>
          <table:table-cell table:formula="of:=SQRT([.G36])" office:value-type="float" office:value="3.13140345419084">
            <text:p>3.1314</text:p>
          </table:table-cell>
          <table:table-cell table:formula="of:=SQRT([.H36])" office:value-type="float" office:value="3.42130810648585">
            <text:p>3.4213</text:p>
          </table:table-cell>
          <table:table-cell table:formula="of:=SQRT([.I36])" office:value-type="float" office:value="3.4315984944404">
            <text:p>3.4316</text:p>
          </table:table-cell>
          <table:table-cell table:formula="of:=SQRT([.J36])" office:value-type="float" office:value="3.61172711612732">
            <text:p>3.6117</text:p>
          </table:table-cell>
          <table:table-cell table:formula="of:=SQRT([.K36])" office:value-type="float" office:value="3.63219194059305">
            <text:p>3.6322</text:p>
          </table:table-cell>
          <table:table-cell table:formula="of:=[.$B$44]*[.A36]" office:value-type="float" office:value="2.67035375556">
            <text:p>2.6704</text:p>
          </table:table-cell>
          <table:table-cell table:formula="of:=[.$B$45]*[.A36]" office:value-type="float" office:value="1.33517687778">
            <text:p>1.3352</text:p>
          </table:table-cell>
          <table:table-cell/>
        </table:table-row>
        <table:table-row table:style-name="ro1">
          <table:table-cell office:value-type="float" office:value="1.37444678595">
            <text:p>1.3744</text:p>
          </table:table-cell>
          <table:table-cell office:value-type="float" office:value="0">
            <text:p>0.00E+000</text:p>
          </table:table-cell>
          <table:table-cell office:value-type="float" office:value="1.71198163948858">
            <text:p>1.71E+000</text:p>
          </table:table-cell>
          <table:table-cell office:value-type="float" office:value="2.99482128173952">
            <text:p>2.99E+000</text:p>
          </table:table-cell>
          <table:table-cell office:value-type="float" office:value="5.67352508992269">
            <text:p>5.67E+000</text:p>
          </table:table-cell>
          <table:table-cell office:value-type="float" office:value="7.54738534117566">
            <text:p>7.55E+000</text:p>
          </table:table-cell>
          <table:table-cell office:value-type="float" office:value="9.38333983733601">
            <text:p>9.38E+000</text:p>
          </table:table-cell>
          <table:table-cell office:value-type="float" office:value="11.8102856067691">
            <text:p>1.18E+001</text:p>
          </table:table-cell>
          <table:table-cell office:value-type="float" office:value="11.8851291637654">
            <text:p>1.19E+001</text:p>
          </table:table-cell>
          <table:table-cell office:value-type="float" office:value="12.4826683766011">
            <text:p>1.25E+001</text:p>
          </table:table-cell>
          <table:table-cell office:value-type="float" office:value="13.0530542490681">
            <text:p>1.31E+001</text:p>
          </table:table-cell>
          <table:table-cell/>
          <table:table-cell table:formula="of:=2*[.A37]/PI()" office:value-type="float" office:value="0.875000000002843">
            <text:p>0.8750</text:p>
          </table:table-cell>
          <table:table-cell table:formula="of:=SQRT([.C37])" office:value-type="float" office:value="1.30842716246973">
            <text:p>1.3084</text:p>
          </table:table-cell>
          <table:table-cell table:formula="of:=SQRT([.D37])" office:value-type="float" office:value="1.73055519465272">
            <text:p>1.7306</text:p>
          </table:table-cell>
          <table:table-cell table:formula="of:=SQRT([.E37])" office:value-type="float" office:value="2.38191626425504">
            <text:p>2.3819</text:p>
          </table:table-cell>
          <table:table-cell table:formula="of:=SQRT([.F37])" office:value-type="float" office:value="2.74725050571943">
            <text:p>2.7473</text:p>
          </table:table-cell>
          <table:table-cell table:formula="of:=SQRT([.G37])" office:value-type="float" office:value="3.06322376546932">
            <text:p>3.0632</text:p>
          </table:table-cell>
          <table:table-cell table:formula="of:=SQRT([.H37])" office:value-type="float" office:value="3.43660960930523">
            <text:p>3.4366</text:p>
          </table:table-cell>
          <table:table-cell table:formula="of:=SQRT([.I37])" office:value-type="float" office:value="3.4474815682996">
            <text:p>3.4475</text:p>
          </table:table-cell>
          <table:table-cell table:formula="of:=SQRT([.J37])" office:value-type="float" office:value="3.53308199403878">
            <text:p>3.5331</text:p>
          </table:table-cell>
          <table:table-cell table:formula="of:=SQRT([.K37])" office:value-type="float" office:value="3.61290108487184">
            <text:p>3.6129</text:p>
          </table:table-cell>
          <table:table-cell table:formula="of:=[.$B$44]*[.A37]" office:value-type="float" office:value="2.7488935719">
            <text:p>2.7489</text:p>
          </table:table-cell>
          <table:table-cell table:formula="of:=[.$B$45]*[.A37]" office:value-type="float" office:value="1.37444678595">
            <text:p>1.3744</text:p>
          </table:table-cell>
          <table:table-cell/>
        </table:table-row>
        <table:table-row table:style-name="ro1">
          <table:table-cell office:value-type="float" office:value="1.41371669412">
            <text:p>1.4137</text:p>
          </table:table-cell>
          <table:table-cell office:value-type="float" office:value="0">
            <text:p>0.00E+000</text:p>
          </table:table-cell>
          <table:table-cell office:value-type="float" office:value="1.8158472071926">
            <text:p>1.82E+000</text:p>
          </table:table-cell>
          <table:table-cell office:value-type="float" office:value="2.86306205128912">
            <text:p>2.86E+000</text:p>
          </table:table-cell>
          <table:table-cell office:value-type="float" office:value="6.00252017817">
            <text:p>6.00E+000</text:p>
          </table:table-cell>
          <table:table-cell office:value-type="float" office:value="7.98510983422514">
            <text:p>7.99E+000</text:p>
          </table:table-cell>
          <table:table-cell office:value-type="float" office:value="8.97033595144917">
            <text:p>8.97E+000</text:p>
          </table:table-cell>
          <table:table-cell office:value-type="float" office:value="11.917940956416">
            <text:p>1.19E+001</text:p>
          </table:table-cell>
          <table:table-cell office:value-type="float" office:value="11.9332280711902">
            <text:p>1.19E+001</text:p>
          </table:table-cell>
          <table:table-cell office:value-type="float" office:value="11.9975552622787">
            <text:p>1.20E+001</text:p>
          </table:table-cell>
          <table:table-cell office:value-type="float" office:value="12.916912069656">
            <text:p>1.29E+001</text:p>
          </table:table-cell>
          <table:table-cell/>
          <table:table-cell table:formula="of:=2*[.A38]/PI()" office:value-type="float" office:value="0.900000000002924">
            <text:p>0.9000</text:p>
          </table:table-cell>
          <table:table-cell table:formula="of:=SQRT([.C38])" office:value-type="float" office:value="1.3475337499271">
            <text:p>1.3475</text:p>
          </table:table-cell>
          <table:table-cell table:formula="of:=SQRT([.D38])" office:value-type="float" office:value="1.6920585247825">
            <text:p>1.6921</text:p>
          </table:table-cell>
          <table:table-cell table:formula="of:=SQRT([.E38])" office:value-type="float" office:value="2.45000411799042">
            <text:p>2.4500</text:p>
          </table:table-cell>
          <table:table-cell table:formula="of:=SQRT([.F38])" office:value-type="float" office:value="2.82579366448174">
            <text:p>2.8258</text:p>
          </table:table-cell>
          <table:table-cell table:formula="of:=SQRT([.G38])" office:value-type="float" office:value="2.99505191131125">
            <text:p>2.9951</text:p>
          </table:table-cell>
          <table:table-cell table:formula="of:=SQRT([.H38])" office:value-type="float" office:value="3.4522370944673">
            <text:p>3.4522</text:p>
          </table:table-cell>
          <table:table-cell table:formula="of:=SQRT([.I38])" office:value-type="float" office:value="3.45445047311294">
            <text:p>3.4545</text:p>
          </table:table-cell>
          <table:table-cell table:formula="of:=SQRT([.J38])" office:value-type="float" office:value="3.46374872966829">
            <text:p>3.4637</text:p>
          </table:table-cell>
          <table:table-cell table:formula="of:=SQRT([.K38])" office:value-type="float" office:value="3.59401058285253">
            <text:p>3.5940</text:p>
          </table:table-cell>
          <table:table-cell table:formula="of:=[.$B$44]*[.A38]" office:value-type="float" office:value="2.82743338824">
            <text:p>2.8274</text:p>
          </table:table-cell>
          <table:table-cell table:formula="of:=[.$B$45]*[.A38]" office:value-type="float" office:value="1.41371669412">
            <text:p>1.4137</text:p>
          </table:table-cell>
          <table:table-cell/>
        </table:table-row>
        <table:table-row table:style-name="ro1">
          <table:table-cell office:value-type="float" office:value="1.45298660229">
            <text:p>1.4530</text:p>
          </table:table-cell>
          <table:table-cell office:value-type="float" office:value="0">
            <text:p>0.00E+000</text:p>
          </table:table-cell>
          <table:table-cell office:value-type="float" office:value="1.9194432593853">
            <text:p>1.92E+000</text:p>
          </table:table-cell>
          <table:table-cell office:value-type="float" office:value="2.73776513735966">
            <text:p>2.74E+000</text:p>
          </table:table-cell>
          <table:table-cell office:value-type="float" office:value="6.34084158542711">
            <text:p>6.34E+000</text:p>
          </table:table-cell>
          <table:table-cell office:value-type="float" office:value="8.43521402130842">
            <text:p>8.44E+000</text:p>
          </table:table-cell>
          <table:table-cell office:value-type="float" office:value="8.56667940271203">
            <text:p>8.57E+000</text:p>
          </table:table-cell>
          <table:table-cell office:value-type="float" office:value="11.3962397410797">
            <text:p>1.14E+001</text:p>
          </table:table-cell>
          <table:table-cell office:value-type="float" office:value="12.0278876055626">
            <text:p>1.20E+001</text:p>
          </table:table-cell>
          <table:table-cell office:value-type="float" office:value="12.1131383866996">
            <text:p>1.21E+001</text:p>
          </table:table-cell>
          <table:table-cell office:value-type="float" office:value="12.7848120051164">
            <text:p>1.28E+001</text:p>
          </table:table-cell>
          <table:table-cell/>
          <table:table-cell table:formula="of:=2*[.A39]/PI()" office:value-type="float" office:value="0.925000000003006">
            <text:p>0.9250</text:p>
          </table:table-cell>
          <table:table-cell table:formula="of:=SQRT([.C39])" office:value-type="float" office:value="1.3854397350247">
            <text:p>1.3854</text:p>
          </table:table-cell>
          <table:table-cell table:formula="of:=SQRT([.D39])" office:value-type="float" office:value="1.65461933306717">
            <text:p>1.6546</text:p>
          </table:table-cell>
          <table:table-cell table:formula="of:=SQRT([.E39])" office:value-type="float" office:value="2.51810277499293">
            <text:p>2.5181</text:p>
          </table:table-cell>
          <table:table-cell table:formula="of:=SQRT([.F39])" office:value-type="float" office:value="2.90434399155961">
            <text:p>2.9043</text:p>
          </table:table-cell>
          <table:table-cell table:formula="of:=SQRT([.G39])" office:value-type="float" office:value="2.92688903149949">
            <text:p>2.9269</text:p>
          </table:table-cell>
          <table:table-cell table:formula="of:=SQRT([.H39])" office:value-type="float" office:value="3.37583171101281">
            <text:p>3.3758</text:p>
          </table:table-cell>
          <table:table-cell table:formula="of:=SQRT([.I39])" office:value-type="float" office:value="3.46812450837085">
            <text:p>3.4681</text:p>
          </table:table-cell>
          <table:table-cell table:formula="of:=SQRT([.J39])" office:value-type="float" office:value="3.48039342412602">
            <text:p>3.4804</text:p>
          </table:table-cell>
          <table:table-cell table:formula="of:=SQRT([.K39])" office:value-type="float" office:value="3.57558554716796">
            <text:p>3.5756</text:p>
          </table:table-cell>
          <table:table-cell table:formula="of:=[.$B$44]*[.A39]" office:value-type="float" office:value="2.90597320458">
            <text:p>2.9060</text:p>
          </table:table-cell>
          <table:table-cell table:formula="of:=[.$B$45]*[.A39]" office:value-type="float" office:value="1.45298660229">
            <text:p>1.4530</text:p>
          </table:table-cell>
          <table:table-cell/>
        </table:table-row>
        <table:table-row table:style-name="ro1">
          <table:table-cell office:value-type="float" office:value="1.49225651046">
            <text:p>1.4923</text:p>
          </table:table-cell>
          <table:table-cell office:value-type="float" office:value="0">
            <text:p>0.00E+000</text:p>
          </table:table-cell>
          <table:table-cell office:value-type="float" office:value="2.01892066775004">
            <text:p>2.02E+000</text:p>
          </table:table-cell>
          <table:table-cell office:value-type="float" office:value="2.62278467361163">
            <text:p>2.62E+000</text:p>
          </table:table-cell>
          <table:table-cell office:value-type="float" office:value="6.68848744696783">
            <text:p>6.69E+000</text:p>
          </table:table-cell>
          <table:table-cell office:value-type="float" office:value="8.17236836936279">
            <text:p>8.17E+000</text:p>
          </table:table-cell>
          <table:table-cell office:value-type="float" office:value="8.89770480812835">
            <text:p>8.90E+000</text:p>
          </table:table-cell>
          <table:table-cell office:value-type="float" office:value="10.8716920295526">
            <text:p>1.09E+001</text:p>
          </table:table-cell>
          <table:table-cell office:value-type="float" office:value="12.1389200143283">
            <text:p>1.21E+001</text:p>
          </table:table-cell>
          <table:table-cell office:value-type="float" office:value="12.2318500811245">
            <text:p>1.22E+001</text:p>
          </table:table-cell>
          <table:table-cell office:value-type="float" office:value="12.6579567171106">
            <text:p>1.27E+001</text:p>
          </table:table-cell>
          <table:table-cell/>
          <table:table-cell table:formula="of:=2*[.A40]/PI()" office:value-type="float" office:value="0.950000000003087">
            <text:p>0.9500</text:p>
          </table:table-cell>
          <table:table-cell table:formula="of:=SQRT([.C40])" office:value-type="float" office:value="1.42088728185949">
            <text:p>1.4209</text:p>
          </table:table-cell>
          <table:table-cell table:formula="of:=SQRT([.D40])" office:value-type="float" office:value="1.61950136573318">
            <text:p>1.6195</text:p>
          </table:table-cell>
          <table:table-cell table:formula="of:=SQRT([.E40])" office:value-type="float" office:value="2.58621102135302">
            <text:p>2.5862</text:p>
          </table:table-cell>
          <table:table-cell table:formula="of:=SQRT([.F40])" office:value-type="float" office:value="2.85873544934868">
            <text:p>2.8587</text:p>
          </table:table-cell>
          <table:table-cell table:formula="of:=SQRT([.G40])" office:value-type="float" office:value="2.98290207819974">
            <text:p>2.9829</text:p>
          </table:table-cell>
          <table:table-cell table:formula="of:=SQRT([.H40])" office:value-type="float" office:value="3.29722489823678">
            <text:p>3.2972</text:p>
          </table:table-cell>
          <table:table-cell table:formula="of:=SQRT([.I40])" office:value-type="float" office:value="3.48409529352001">
            <text:p>3.4841</text:p>
          </table:table-cell>
          <table:table-cell table:formula="of:=SQRT([.J40])" office:value-type="float" office:value="3.49740619332735">
            <text:p>3.4974</text:p>
          </table:table-cell>
          <table:table-cell table:formula="of:=SQRT([.K40])" office:value-type="float" office:value="3.55780223130946">
            <text:p>3.5578</text:p>
          </table:table-cell>
          <table:table-cell table:formula="of:=[.$B$44]*[.A40]" office:value-type="float" office:value="2.98451302092">
            <text:p>2.9845</text:p>
          </table:table-cell>
          <table:table-cell table:formula="of:=[.$B$45]*[.A40]" office:value-type="float" office:value="1.49225651046">
            <text:p>1.4923</text:p>
          </table:table-cell>
          <table:table-cell/>
        </table:table-row>
        <table:table-row table:style-name="ro1">
          <table:table-cell office:value-type="float" office:value="1.53152641863">
            <text:p>1.5315</text:p>
          </table:table-cell>
          <table:table-cell office:value-type="float" office:value="0">
            <text:p>0.00E+000</text:p>
          </table:table-cell>
          <table:table-cell office:value-type="float" office:value="2.10309576499374">
            <text:p>2.10E+000</text:p>
          </table:table-cell>
          <table:table-cell office:value-type="float" office:value="2.529306919083">
            <text:p>2.53E+000</text:p>
          </table:table-cell>
          <table:table-cell office:value-type="float" office:value="7.04545798909472">
            <text:p>7.05E+000</text:p>
          </table:table-cell>
          <table:table-cell office:value-type="float" office:value="7.78739984611721">
            <text:p>7.79E+000</text:p>
          </table:table-cell>
          <table:table-cell office:value-type="float" office:value="9.37258965470631">
            <text:p>9.37E+000</text:p>
          </table:table-cell>
          <table:table-cell office:value-type="float" office:value="10.3595742988262">
            <text:p>1.04E+001</text:p>
          </table:table-cell>
          <table:table-cell office:value-type="float" office:value="12.2459622855373">
            <text:p>1.22E+001</text:p>
          </table:table-cell>
          <table:table-cell office:value-type="float" office:value="12.3535373599938">
            <text:p>1.24E+001</text:p>
          </table:table-cell>
          <table:table-cell office:value-type="float" office:value="12.5414204806187">
            <text:p>1.25E+001</text:p>
          </table:table-cell>
          <table:table-cell/>
          <table:table-cell table:formula="of:=2*[.A41]/PI()" office:value-type="float" office:value="0.975000000003168">
            <text:p>0.9750</text:p>
          </table:table-cell>
          <table:table-cell table:formula="of:=SQRT([.C41])" office:value-type="float" office:value="1.45020542165368">
            <text:p>1.4502</text:p>
          </table:table-cell>
          <table:table-cell table:formula="of:=SQRT([.D41])" office:value-type="float" office:value="1.59037948901607">
            <text:p>1.5904</text:p>
          </table:table-cell>
          <table:table-cell table:formula="of:=SQRT([.E41])" office:value-type="float" office:value="2.65432816153066">
            <text:p>2.6543</text:p>
          </table:table-cell>
          <table:table-cell table:formula="of:=SQRT([.F41])" office:value-type="float" office:value="2.79059130761156">
            <text:p>2.7906</text:p>
          </table:table-cell>
          <table:table-cell table:formula="of:=SQRT([.G41])" office:value-type="float" office:value="3.06146854543801">
            <text:p>3.0615</text:p>
          </table:table-cell>
          <table:table-cell table:formula="of:=SQRT([.H41])" office:value-type="float" office:value="3.21862925774718">
            <text:p>3.2186</text:p>
          </table:table-cell>
          <table:table-cell table:formula="of:=SQRT([.I41])" office:value-type="float" office:value="3.49942313610934">
            <text:p>3.4994</text:p>
          </table:table-cell>
          <table:table-cell table:formula="of:=SQRT([.J41])" office:value-type="float" office:value="3.51475992921192">
            <text:p>3.5148</text:p>
          </table:table-cell>
          <table:table-cell table:formula="of:=SQRT([.K41])" office:value-type="float" office:value="3.54138680189254">
            <text:p>3.5414</text:p>
          </table:table-cell>
          <table:table-cell table:formula="of:=[.$B$44]*[.A41]" office:value-type="float" office:value="3.06305283726">
            <text:p>3.0631</text:p>
          </table:table-cell>
          <table:table-cell table:formula="of:=[.$B$45]*[.A41]" office:value-type="float" office:value="1.53152641863">
            <text:p>1.5315</text:p>
          </table:table-cell>
          <table:table-cell/>
        </table:table-row>
        <table:table-row table:style-name="ro1">
          <table:table-cell office:value-type="float" office:value="1.5707963268">
            <text:p>1.5708</text:p>
          </table:table-cell>
          <table:table-cell office:value-type="float" office:value="0">
            <text:p>0.00E+000</text:p>
          </table:table-cell>
          <table:table-cell office:value-type="float" office:value="2.14097152083261">
            <text:p>2.14E+000</text:p>
          </table:table-cell>
          <table:table-cell office:value-type="float" office:value="2.48833015334733">
            <text:p>2.49E+000</text:p>
          </table:table-cell>
          <table:table-cell office:value-type="float" office:value="7.41011806877557">
            <text:p>7.41E+000</text:p>
          </table:table-cell>
          <table:table-cell office:value-type="float" office:value="7.41340729309282">
            <text:p>7.41E+000</text:p>
          </table:table-cell>
          <table:table-cell office:value-type="float" office:value="9.85987660188589">
            <text:p>9.86E+000</text:p>
          </table:table-cell>
          <table:table-cell office:value-type="float" office:value="9.85987660201417">
            <text:p>9.86E+000</text:p>
          </table:table-cell>
          <table:table-cell office:value-type="float" office:value="12.3105650026829">
            <text:p>1.23E+001</text:p>
          </table:table-cell>
          <table:table-cell office:value-type="float" office:value="12.4667916804587">
            <text:p>1.25E+001</text:p>
          </table:table-cell>
          <table:table-cell office:value-type="float" office:value="12.4735380810868">
            <text:p>1.25E+001</text:p>
          </table:table-cell>
          <table:table-cell/>
          <table:table-cell table:formula="of:=2*[.A42]/PI()" office:value-type="float" office:value="1.00000000000325">
            <text:p>1.0000</text:p>
          </table:table-cell>
          <table:table-cell table:formula="of:=SQRT([.C42])" office:value-type="float" office:value="1.46320590513865">
            <text:p>1.4632</text:p>
          </table:table-cell>
          <table:table-cell table:formula="of:=SQRT([.D42])" office:value-type="float" office:value="1.57744418390868">
            <text:p>1.5774</text:p>
          </table:table-cell>
          <table:table-cell table:formula="of:=SQRT([.E42])" office:value-type="float" office:value="2.72215320450109">
            <text:p>2.7222</text:p>
          </table:table-cell>
          <table:table-cell table:formula="of:=SQRT([.F42])" office:value-type="float" office:value="2.72275729603151">
            <text:p>2.7228</text:p>
          </table:table-cell>
          <table:table-cell table:formula="of:=SQRT([.G42])" office:value-type="float" office:value="3.14004404457738">
            <text:p>3.1400</text:p>
          </table:table-cell>
          <table:table-cell table:formula="of:=SQRT([.H42])" office:value-type="float" office:value="3.14004404459781">
            <text:p>3.1400</text:p>
          </table:table-cell>
          <table:table-cell table:formula="of:=SQRT([.I42])" office:value-type="float" office:value="3.50864147536948">
            <text:p>3.5086</text:p>
          </table:table-cell>
          <table:table-cell table:formula="of:=SQRT([.J42])" office:value-type="float" office:value="3.53083441702647">
            <text:p>3.5308</text:p>
          </table:table-cell>
          <table:table-cell table:formula="of:=SQRT([.K42])" office:value-type="float" office:value="3.53178964281379">
            <text:p>3.5318</text:p>
          </table:table-cell>
          <table:table-cell table:formula="of:=[.$B$44]*[.A42]" office:value-type="float" office:value="3.1415926536">
            <text:p>3.1416</text:p>
          </table:table-cell>
          <table:table-cell table:formula="of:=[.$B$45]*[.A42]" office:value-type="float" office:value="1.5707963268">
            <text:p>1.5708</text:p>
          </table:table-cell>
          <table:table-cell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2" office:value-type="string">
            <text:p>Alpha</text:p>
          </table:table-cell>
          <table:table-cell table:style-name="ce2" office:value-type="float" office:value="2">
            <text:p>2.00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2" office:value-type="string">
            <text:p>Beta</text:p>
          </table:table-cell>
          <table:table-cell table:style-name="ce2" office:value-type="float" office:value="1">
            <text:p>1.00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Beta</text:p>
          </table:table-cell>
          <table:table-cell table:style-name="ce3" office:value-type="float" office:value="1">
            <text:p>1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nu</text:p>
          </table:table-cell>
          <table:table-cell table:style-name="ce3" office:value-type="float" office:value="0.333">
            <text:p>0.333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rho</text:p>
          </table:table-cell>
          <table:table-cell table:style-name="ce3" office:value-type="float" office:value="1">
            <text:p>1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J</text:p>
          </table:table-cell>
          <table:table-cell table:style-name="ce3" office:value-type="float" office:value="0.333">
            <text:p>0.333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eta</text:p>
          </table:table-cell>
          <table:table-cell table:style-name="ce3" office:value-type="float" office:value="1">
            <text:p>1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mu_c</text:p>
          </table:table-cell>
          <table:table-cell table:style-name="ce5" office:value-type="float" office:value="0.0000001">
            <text:p>1.00E-007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</table:table>
      <table:table table:name="4x4_2" table:style-name="ta1">
        <table:shapes>
          <draw:frame draw:z-index="0" draw:style-name="gr1" svg:width="6.8323in" svg:height="7.3386in" svg:x="2.6665in" svg:y="7.2374in">
            <draw:object draw:notify-on-update-of-ranges="4x4_2.M2:4x4_2.M42 4x4_2.W1:4x4_2.W1 4x4_2.W2:4x4_2.W42 4x4_2.M2:4x4_2.M42 4x4_2.X1:4x4_2.X1 4x4_2.X2:4x4_2.X42 4x4_2.M2:4x4_2.M42 4x4_2.N1:4x4_2.N1 4x4_2.N2:4x4_2.N42 4x4_2.M2:4x4_2.M42 4x4_2.O1:4x4_2.O1 4x4_2.O2:4x4_2.O42 4x4_2.M2:4x4_2.M42 4x4_2.P1:4x4_2.P1 4x4_2.P2:4x4_2.P42 4x4_2.M2:4x4_2.M42 4x4_2.Q1:4x4_2.Q1 4x4_2.Q2:4x4_2.Q42 4x4_2.M2:4x4_2.M42 4x4_2.R1:4x4_2.R1 4x4_2.R2:4x4_2.R42 4x4_2.M2:4x4_2.M42 4x4_2.S1:4x4_2.S1 4x4_2.S2:4x4_2.S42 4x4_2.M2:4x4_2.M42 4x4_2.T1:4x4_2.T1 4x4_2.T2:4x4_2.T42 4x4_2.M2:4x4_2.M42 4x4_2.U1:4x4_2.U1 4x4_2.U2:4x4_2.U42 4x4_2.M2:4x4_2.M42 4x4_2.V1:4x4_2.V1 4x4_2.V2:4x4_2.V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0" table:default-cell-style-name="ce4"/>
        <table:table-column table:style-name="co1" table:default-cell-style-name="Default"/>
        <table:table-column table:style-name="co1" table:number-columns-repeated="12" table:default-cell-style-name="ce1"/>
        <table:table-column table:style-name="co1" table:default-cell-style-name="Default"/>
        <table:table-row table:style-name="ro1">
          <table:table-cell table:style-name="Default" table:number-columns-repeated="11"/>
          <table:table-cell/>
          <table:table-cell table:style-name="ce3" office:value-type="string">
            <text:p>kx</text:p>
          </table:table-cell>
          <table:table-cell table:style-name="ce3" office:value-type="string">
            <text:p>N = 1</text:p>
          </table:table-cell>
          <table:table-cell table:style-name="ce3" office:value-type="string">
            <text:p>N = 2</text:p>
          </table:table-cell>
          <table:table-cell table:style-name="ce3" office:value-type="string">
            <text:p>N = 3</text:p>
          </table:table-cell>
          <table:table-cell table:style-name="ce3" office:value-type="string">
            <text:p>N = 4</text:p>
          </table:table-cell>
          <table:table-cell table:style-name="ce3" office:value-type="string">
            <text:p>N = 5</text:p>
          </table:table-cell>
          <table:table-cell table:style-name="ce3" office:value-type="string">
            <text:p>N = 6</text:p>
          </table:table-cell>
          <table:table-cell table:style-name="ce3" office:value-type="string">
            <text:p>N = 7</text:p>
          </table:table-cell>
          <table:table-cell table:style-name="ce3" office:value-type="string">
            <text:p>N = 8</text:p>
          </table:table-cell>
          <table:table-cell table:style-name="ce3" office:value-type="string">
            <text:p>N = 9</text:p>
          </table:table-cell>
          <table:table-cell table:style-name="ce3" office:value-type="string">
            <text:p>Alpha</text:p>
          </table:table-cell>
          <table:table-cell table:style-name="ce3" office:value-type="string">
            <text:p>Beta</text:p>
          </table:table-cell>
          <table:table-cell table:style-name="ce3"/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E+000</text:p>
          </table:table-cell>
          <table:table-cell office:value-type="float" office:value="-0.165266339288981">
            <text:p>-1.65E-001</text:p>
          </table:table-cell>
          <table:table-cell office:value-type="float" office:value="0.0000000000000926709721926633">
            <text:p>9.27E-014</text:p>
          </table:table-cell>
          <table:table-cell office:value-type="float" office:value="0.00811367294051701">
            <text:p>8.11E-003</text:p>
          </table:table-cell>
          <table:table-cell office:value-type="float" office:value="9.58204428152372">
            <text:p>9.58E+000</text:p>
          </table:table-cell>
          <table:table-cell office:value-type="float" office:value="9.94384779086421">
            <text:p>9.94E+000</text:p>
          </table:table-cell>
          <table:table-cell office:value-type="float" office:value="9.94384779086469">
            <text:p>9.94E+000</text:p>
          </table:table-cell>
          <table:table-cell office:value-type="float" office:value="10.0200985406861">
            <text:p>1.00E+001</text:p>
          </table:table-cell>
          <table:table-cell office:value-type="float" office:value="19.7902579959384">
            <text:p>1.98E+001</text:p>
          </table:table-cell>
          <table:table-cell office:value-type="float" office:value="20.1770520595491">
            <text:p>2.02E+001</text:p>
          </table:table-cell>
          <table:table-cell/>
          <table:table-cell table:formula="of:=2*[.A2]/PI()" office:value-type="float" office:value="0">
            <text:p>0.0000</text:p>
          </table:table-cell>
          <table:table-cell table:formula="of:=SQRT([.C2])" office:value-type="float" office:value="0">
            <text:p>Err:502</text:p>
          </table:table-cell>
          <table:table-cell table:formula="of:=SQRT([.D2])" office:value-type="float" office:value="0.000000304419073306295">
            <text:p>0.0000</text:p>
          </table:table-cell>
          <table:table-cell table:formula="of:=SQRT([.E2])" office:value-type="float" office:value="0.090075928751898">
            <text:p>0.0901</text:p>
          </table:table-cell>
          <table:table-cell table:formula="of:=SQRT([.F2])" office:value-type="float" office:value="3.09548772918319">
            <text:p>3.0955</text:p>
          </table:table-cell>
          <table:table-cell table:formula="of:=SQRT([.G2])" office:value-type="float" office:value="3.15338671762031">
            <text:p>3.1534</text:p>
          </table:table-cell>
          <table:table-cell table:formula="of:=SQRT([.H2])" office:value-type="float" office:value="3.15338671762039">
            <text:p>3.1534</text:p>
          </table:table-cell>
          <table:table-cell table:formula="of:=SQRT([.I2])" office:value-type="float" office:value="3.16545392332381">
            <text:p>3.1655</text:p>
          </table:table-cell>
          <table:table-cell table:formula="of:=SQRT([.J2])" office:value-type="float" office:value="4.44862428127375">
            <text:p>4.4486</text:p>
          </table:table-cell>
          <table:table-cell table:formula="of:=SQRT([.K2])" office:value-type="float" office:value="4.49188736051441">
            <text:p>4.4919</text:p>
          </table:table-cell>
          <table:table-cell table:formula="of:=[.$B$44]*[.A2]" office:value-type="float" office:value="0">
            <text:p>0.0000</text:p>
          </table:table-cell>
          <table:table-cell table:formula="of:=[.$B$45]*[.A2]" office:value-type="float" office:value="0">
            <text:p>0.0000</text:p>
          </table:table-cell>
          <table:table-cell table:style-name="ce1"/>
        </table:table-row>
        <table:table-row table:style-name="ro1">
          <table:table-cell office:value-type="float" office:value="0.03926990817">
            <text:p>0.0393</text:p>
          </table:table-cell>
          <table:table-cell office:value-type="float" office:value="0">
            <text:p>0.00E+000</text:p>
          </table:table-cell>
          <table:table-cell office:value-type="float" office:value="-0.161614316054343">
            <text:p>-1.62E-001</text:p>
          </table:table-cell>
          <table:table-cell office:value-type="float" office:value="0.00615926846656454">
            <text:p>6.16E-003</text:p>
          </table:table-cell>
          <table:table-cell office:value-type="float" office:value="0.0523058100845877">
            <text:p>5.23E-002</text:p>
          </table:table-cell>
          <table:table-cell office:value-type="float" office:value="9.46871088716634">
            <text:p>9.47E+000</text:p>
          </table:table-cell>
          <table:table-cell office:value-type="float" office:value="9.94538496211534">
            <text:p>9.95E+000</text:p>
          </table:table-cell>
          <table:table-cell office:value-type="float" office:value="9.94543557247219">
            <text:p>9.95E+000</text:p>
          </table:table-cell>
          <table:table-cell office:value-type="float" office:value="10.1368132365323">
            <text:p>1.01E+001</text:p>
          </table:table-cell>
          <table:table-cell office:value-type="float" office:value="19.6735533990299">
            <text:p>1.97E+001</text:p>
          </table:table-cell>
          <table:table-cell office:value-type="float" office:value="19.9470736312299">
            <text:p>1.99E+001</text:p>
          </table:table-cell>
          <table:table-cell/>
          <table:table-cell table:formula="of:=2*[.A3]/PI()" office:value-type="float" office:value="0.0250000000000812">
            <text:p>0.0250</text:p>
          </table:table-cell>
          <table:table-cell table:formula="of:=SQRT([.C3])" office:value-type="float" office:value="0">
            <text:p>Err:502</text:p>
          </table:table-cell>
          <table:table-cell table:formula="of:=SQRT([.D3])" office:value-type="float" office:value="0.0784810070435168">
            <text:p>0.0785</text:p>
          </table:table-cell>
          <table:table-cell table:formula="of:=SQRT([.E3])" office:value-type="float" office:value="0.228704635030835">
            <text:p>0.2287</text:p>
          </table:table-cell>
          <table:table-cell table:formula="of:=SQRT([.F3])" office:value-type="float" office:value="3.0771270508652">
            <text:p>3.0771</text:p>
          </table:table-cell>
          <table:table-cell table:formula="of:=SQRT([.G3])" office:value-type="float" office:value="3.15363044158876">
            <text:p>3.1536</text:p>
          </table:table-cell>
          <table:table-cell table:formula="of:=SQRT([.H3])" office:value-type="float" office:value="3.15363846572054">
            <text:p>3.1536</text:p>
          </table:table-cell>
          <table:table-cell table:formula="of:=SQRT([.I3])" office:value-type="float" office:value="3.18383624524445">
            <text:p>3.1838</text:p>
          </table:table-cell>
          <table:table-cell table:formula="of:=SQRT([.J3])" office:value-type="float" office:value="4.435487955009">
            <text:p>4.4355</text:p>
          </table:table-cell>
          <table:table-cell table:formula="of:=SQRT([.K3])" office:value-type="float" office:value="4.46621468709577">
            <text:p>4.4662</text:p>
          </table:table-cell>
          <table:table-cell table:formula="of:=[.$B$44]*[.A3]" office:value-type="float" office:value="0.07853981634">
            <text:p>0.0785</text:p>
          </table:table-cell>
          <table:table-cell table:formula="of:=[.$B$45]*[.A3]" office:value-type="float" office:value="0.03926990817">
            <text:p>0.0393</text:p>
          </table:table-cell>
          <table:table-cell table:style-name="ce1"/>
        </table:table-row>
        <table:table-row table:style-name="ro1">
          <table:table-cell office:value-type="float" office:value="0.07853981634">
            <text:p>0.0785</text:p>
          </table:table-cell>
          <table:table-cell office:value-type="float" office:value="0">
            <text:p>0.00E+000</text:p>
          </table:table-cell>
          <table:table-cell office:value-type="float" office:value="-0.153854908576471">
            <text:p>-1.54E-001</text:p>
          </table:table-cell>
          <table:table-cell office:value-type="float" office:value="0.0246370739418256">
            <text:p>2.46E-002</text:p>
          </table:table-cell>
          <table:table-cell office:value-type="float" office:value="0.188078727552755">
            <text:p>1.88E-001</text:p>
          </table:table-cell>
          <table:table-cell office:value-type="float" office:value="9.25789556961073">
            <text:p>9.26E+000</text:p>
          </table:table-cell>
          <table:table-cell office:value-type="float" office:value="9.94994594761542">
            <text:p>9.95E+000</text:p>
          </table:table-cell>
          <table:table-cell office:value-type="float" office:value="9.9501984854837">
            <text:p>9.95E+000</text:p>
          </table:table-cell>
          <table:table-cell office:value-type="float" office:value="10.357823396515">
            <text:p>1.04E+001</text:p>
          </table:table-cell>
          <table:table-cell office:value-type="float" office:value="19.4557162585233">
            <text:p>1.95E+001</text:p>
          </table:table-cell>
          <table:table-cell office:value-type="float" office:value="19.6897875980698">
            <text:p>1.97E+001</text:p>
          </table:table-cell>
          <table:table-cell/>
          <table:table-cell table:formula="of:=2*[.A4]/PI()" office:value-type="float" office:value="0.0500000000001625">
            <text:p>0.0500</text:p>
          </table:table-cell>
          <table:table-cell table:formula="of:=SQRT([.C4])" office:value-type="float" office:value="0">
            <text:p>Err:502</text:p>
          </table:table-cell>
          <table:table-cell table:formula="of:=SQRT([.D4])" office:value-type="float" office:value="0.156962014327753">
            <text:p>0.1570</text:p>
          </table:table-cell>
          <table:table-cell table:formula="of:=SQRT([.E4])" office:value-type="float" office:value="0.433680444051557">
            <text:p>0.4337</text:p>
          </table:table-cell>
          <table:table-cell table:formula="of:=SQRT([.F4])" office:value-type="float" office:value="3.0426790119253">
            <text:p>3.0427</text:p>
          </table:table-cell>
          <table:table-cell table:formula="of:=SQRT([.G4])" office:value-type="float" office:value="3.15435349122691">
            <text:p>3.1544</text:p>
          </table:table-cell>
          <table:table-cell table:formula="of:=SQRT([.H4])" office:value-type="float" office:value="3.15439352102487">
            <text:p>3.1544</text:p>
          </table:table-cell>
          <table:table-cell table:formula="of:=SQRT([.I4])" office:value-type="float" office:value="3.21835725122538">
            <text:p>3.2184</text:p>
          </table:table-cell>
          <table:table-cell table:formula="of:=SQRT([.J4])" office:value-type="float" office:value="4.41086343684809">
            <text:p>4.4109</text:p>
          </table:table-cell>
          <table:table-cell table:formula="of:=SQRT([.K4])" office:value-type="float" office:value="4.43731761293575">
            <text:p>4.4373</text:p>
          </table:table-cell>
          <table:table-cell table:formula="of:=[.$B$44]*[.A4]" office:value-type="float" office:value="0.15707963268">
            <text:p>0.1571</text:p>
          </table:table-cell>
          <table:table-cell table:formula="of:=[.$B$45]*[.A4]" office:value-type="float" office:value="0.07853981634">
            <text:p>0.0785</text:p>
          </table:table-cell>
          <table:table-cell table:style-name="ce1"/>
        </table:table-row>
        <table:table-row table:style-name="ro1">
          <table:table-cell office:value-type="float" office:value="0.11780972451">
            <text:p>0.1178</text:p>
          </table:table-cell>
          <table:table-cell office:value-type="float" office:value="0">
            <text:p>0.00E+000</text:p>
          </table:table-cell>
          <table:table-cell office:value-type="float" office:value="-0.144209727389339">
            <text:p>-1.44E-001</text:p>
          </table:table-cell>
          <table:table-cell office:value-type="float" office:value="0.0554334171133899">
            <text:p>5.54E-002</text:p>
          </table:table-cell>
          <table:table-cell office:value-type="float" office:value="0.417653546277662">
            <text:p>4.18E-001</text:p>
          </table:table-cell>
          <table:table-cell office:value-type="float" office:value="9.02856815863023">
            <text:p>9.03E+000</text:p>
          </table:table-cell>
          <table:table-cell office:value-type="float" office:value="9.95754003634494">
            <text:p>9.96E+000</text:p>
          </table:table-cell>
          <table:table-cell office:value-type="float" office:value="9.95813650237822">
            <text:p>9.96E+000</text:p>
          </table:table-cell>
          <table:table-cell office:value-type="float" office:value="10.6041498419697">
            <text:p>1.06E+001</text:p>
          </table:table-cell>
          <table:table-cell office:value-type="float" office:value="19.2186765448815">
            <text:p>1.92E+001</text:p>
          </table:table-cell>
          <table:table-cell office:value-type="float" office:value="19.4354890468677">
            <text:p>1.94E+001</text:p>
          </table:table-cell>
          <table:table-cell/>
          <table:table-cell table:formula="of:=2*[.A5]/PI()" office:value-type="float" office:value="0.0750000000002437">
            <text:p>0.0750</text:p>
          </table:table-cell>
          <table:table-cell table:formula="of:=SQRT([.C5])" office:value-type="float" office:value="0">
            <text:p>Err:502</text:p>
          </table:table-cell>
          <table:table-cell table:formula="of:=SQRT([.D5])" office:value-type="float" office:value="0.235443023072228">
            <text:p>0.2354</text:p>
          </table:table-cell>
          <table:table-cell table:formula="of:=SQRT([.E5])" office:value-type="float" office:value="0.646261205920379">
            <text:p>0.6463</text:p>
          </table:table-cell>
          <table:table-cell table:formula="of:=SQRT([.F5])" office:value-type="float" office:value="3.00475758733217">
            <text:p>3.0048</text:p>
          </table:table-cell>
          <table:table-cell table:formula="of:=SQRT([.G5])" office:value-type="float" office:value="3.15555700888844">
            <text:p>3.1556</text:p>
          </table:table-cell>
          <table:table-cell table:formula="of:=SQRT([.H5])" office:value-type="float" office:value="3.15565151789265">
            <text:p>3.1557</text:p>
          </table:table-cell>
          <table:table-cell table:formula="of:=SQRT([.I5])" office:value-type="float" office:value="3.25640136377101">
            <text:p>3.2564</text:p>
          </table:table-cell>
          <table:table-cell table:formula="of:=SQRT([.J5])" office:value-type="float" office:value="4.38391110138897">
            <text:p>4.3839</text:p>
          </table:table-cell>
          <table:table-cell table:formula="of:=SQRT([.K5])" office:value-type="float" office:value="4.40856995485698">
            <text:p>4.4086</text:p>
          </table:table-cell>
          <table:table-cell table:formula="of:=[.$B$44]*[.A5]" office:value-type="float" office:value="0.23561944902">
            <text:p>0.2356</text:p>
          </table:table-cell>
          <table:table-cell table:formula="of:=[.$B$45]*[.A5]" office:value-type="float" office:value="0.11780972451">
            <text:p>0.1178</text:p>
          </table:table-cell>
          <table:table-cell table:style-name="ce1"/>
        </table:table-row>
        <table:table-row table:style-name="ro1">
          <table:table-cell office:value-type="float" office:value="0.15707963268">
            <text:p>0.1571</text:p>
          </table:table-cell>
          <table:table-cell office:value-type="float" office:value="0">
            <text:p>0.00E+000</text:p>
          </table:table-cell>
          <table:table-cell office:value-type="float" office:value="-0.132385522669711">
            <text:p>-1.32E-001</text:p>
          </table:table-cell>
          <table:table-cell office:value-type="float" office:value="0.0985483006490364">
            <text:p>9.85E-002</text:p>
          </table:table-cell>
          <table:table-cell office:value-type="float" office:value="0.740736120994227">
            <text:p>7.41E-001</text:p>
          </table:table-cell>
          <table:table-cell office:value-type="float" office:value="8.79573513549371">
            <text:p>8.80E+000</text:p>
          </table:table-cell>
          <table:table-cell office:value-type="float" office:value="9.96817084705054">
            <text:p>9.97E+000</text:p>
          </table:table-cell>
          <table:table-cell office:value-type="float" office:value="9.96924938094801">
            <text:p>9.97E+000</text:p>
          </table:table-cell>
          <table:table-cell office:value-type="float" office:value="10.8607825017258">
            <text:p>1.09E+001</text:p>
          </table:table-cell>
          <table:table-cell office:value-type="float" office:value="18.9782273241099">
            <text:p>1.90E+001</text:p>
          </table:table-cell>
          <table:table-cell office:value-type="float" office:value="19.1847649380314">
            <text:p>1.92E+001</text:p>
          </table:table-cell>
          <table:table-cell/>
          <table:table-cell table:formula="of:=2*[.A6]/PI()" office:value-type="float" office:value="0.100000000000325">
            <text:p>0.1000</text:p>
          </table:table-cell>
          <table:table-cell table:formula="of:=SQRT([.C6])" office:value-type="float" office:value="0">
            <text:p>Err:502</text:p>
          </table:table-cell>
          <table:table-cell table:formula="of:=SQRT([.D6])" office:value-type="float" office:value="0.313924036430848">
            <text:p>0.3139</text:p>
          </table:table-cell>
          <table:table-cell table:formula="of:=SQRT([.E6])" office:value-type="float" office:value="0.860660281989489">
            <text:p>0.8607</text:p>
          </table:table-cell>
          <table:table-cell table:formula="of:=SQRT([.F6])" office:value-type="float" office:value="2.96576046495561">
            <text:p>2.9658</text:p>
          </table:table-cell>
          <table:table-cell table:formula="of:=SQRT([.G6])" office:value-type="float" office:value="3.15724101820728">
            <text:p>3.1572</text:p>
          </table:table-cell>
          <table:table-cell table:formula="of:=SQRT([.H6])" office:value-type="float" office:value="3.15741181681263">
            <text:p>3.1574</text:p>
          </table:table-cell>
          <table:table-cell table:formula="of:=SQRT([.I6])" office:value-type="float" office:value="3.29557013303098">
            <text:p>3.2956</text:p>
          </table:table-cell>
          <table:table-cell table:formula="of:=SQRT([.J6])" office:value-type="float" office:value="4.35640073043216">
            <text:p>4.3564</text:p>
          </table:table-cell>
          <table:table-cell table:formula="of:=SQRT([.K6])" office:value-type="float" office:value="4.38004165939451">
            <text:p>4.3800</text:p>
          </table:table-cell>
          <table:table-cell table:formula="of:=[.$B$44]*[.A6]" office:value-type="float" office:value="0.31415926536">
            <text:p>0.3142</text:p>
          </table:table-cell>
          <table:table-cell table:formula="of:=[.$B$45]*[.A6]" office:value-type="float" office:value="0.15707963268">
            <text:p>0.1571</text:p>
          </table:table-cell>
          <table:table-cell table:style-name="ce1"/>
        </table:table-row>
        <table:table-row table:style-name="ro1">
          <table:table-cell office:value-type="float" office:value="0.19634954085">
            <text:p>0.1963</text:p>
          </table:table-cell>
          <table:table-cell office:value-type="float" office:value="0">
            <text:p>0.00E+000</text:p>
          </table:table-cell>
          <table:table-cell office:value-type="float" office:value="-0.117952969293757">
            <text:p>-1.18E-001</text:p>
          </table:table-cell>
          <table:table-cell office:value-type="float" office:value="0.153981731486457">
            <text:p>1.54E-001</text:p>
          </table:table-cell>
          <table:table-cell office:value-type="float" office:value="1.15689566670516">
            <text:p>1.16E+000</text:p>
          </table:table-cell>
          <table:table-cell office:value-type="float" office:value="8.56332224330857">
            <text:p>8.56E+000</text:p>
          </table:table-cell>
          <table:table-cell office:value-type="float" office:value="9.98183949221902">
            <text:p>9.98E+000</text:p>
          </table:table-cell>
          <table:table-cell office:value-type="float" office:value="9.98353678270182">
            <text:p>9.98E+000</text:p>
          </table:table-cell>
          <table:table-cell office:value-type="float" office:value="11.1237944324408">
            <text:p>1.11E+001</text:p>
          </table:table-cell>
          <table:table-cell office:value-type="float" office:value="18.7385094587295">
            <text:p>1.87E+001</text:p>
          </table:table-cell>
          <table:table-cell office:value-type="float" office:value="18.9377116133169">
            <text:p>1.89E+001</text:p>
          </table:table-cell>
          <table:table-cell/>
          <table:table-cell table:formula="of:=2*[.A7]/PI()" office:value-type="float" office:value="0.125000000000406">
            <text:p>0.1250</text:p>
          </table:table-cell>
          <table:table-cell table:formula="of:=SQRT([.C7])" office:value-type="float" office:value="0">
            <text:p>Err:502</text:p>
          </table:table-cell>
          <table:table-cell table:formula="of:=SQRT([.D7])" office:value-type="float" office:value="0.392405060475087">
            <text:p>0.3924</text:p>
          </table:table-cell>
          <table:table-cell table:formula="of:=SQRT([.E7])" office:value-type="float" office:value="1.07559084539854">
            <text:p>1.0756</text:p>
          </table:table-cell>
          <table:table-cell table:formula="of:=SQRT([.F7])" office:value-type="float" office:value="2.92631547228056">
            <text:p>2.9263</text:p>
          </table:table-cell>
          <table:table-cell table:formula="of:=SQRT([.G7])" office:value-type="float" office:value="3.15940492691567">
            <text:p>3.1594</text:p>
          </table:table-cell>
          <table:table-cell table:formula="of:=SQRT([.H7])" office:value-type="float" office:value="3.15967352470185">
            <text:p>3.1597</text:p>
          </table:table-cell>
          <table:table-cell table:formula="of:=SQRT([.I7])" office:value-type="float" office:value="3.33523528891753">
            <text:p>3.3352</text:p>
          </table:table-cell>
          <table:table-cell table:formula="of:=SQRT([.J7])" office:value-type="float" office:value="4.32880000216336">
            <text:p>4.3288</text:p>
          </table:table-cell>
          <table:table-cell table:formula="of:=SQRT([.K7])" office:value-type="float" office:value="4.35174811004921">
            <text:p>4.3517</text:p>
          </table:table-cell>
          <table:table-cell table:formula="of:=[.$B$44]*[.A7]" office:value-type="float" office:value="0.3926990817">
            <text:p>0.3927</text:p>
          </table:table-cell>
          <table:table-cell table:formula="of:=[.$B$45]*[.A7]" office:value-type="float" office:value="0.19634954085">
            <text:p>0.1963</text:p>
          </table:table-cell>
          <table:table-cell table:style-name="ce1"/>
        </table:table-row>
        <table:table-row table:style-name="ro1">
          <table:table-cell office:value-type="float" office:value="0.23561944902">
            <text:p>0.2356</text:p>
          </table:table-cell>
          <table:table-cell office:value-type="float" office:value="0">
            <text:p>0.00E+000</text:p>
          </table:table-cell>
          <table:table-cell office:value-type="float" office:value="-0.100687325956464">
            <text:p>-1.01E-001</text:p>
          </table:table-cell>
          <table:table-cell office:value-type="float" office:value="0.221733724025681">
            <text:p>2.22E-001</text:p>
          </table:table-cell>
          <table:table-cell office:value-type="float" office:value="1.66590508605323">
            <text:p>1.67E+000</text:p>
          </table:table-cell>
          <table:table-cell office:value-type="float" office:value="8.33274723889731">
            <text:p>8.33E+000</text:p>
          </table:table-cell>
          <table:table-cell office:value-type="float" office:value="9.99854680969523">
            <text:p>1.00E+001</text:p>
          </table:table-cell>
          <table:table-cell office:value-type="float" office:value="10.0009982797157">
            <text:p>1.00E+001</text:p>
          </table:table-cell>
          <table:table-cell office:value-type="float" office:value="11.3917667602274">
            <text:p>1.14E+001</text:p>
          </table:table-cell>
          <table:table-cell office:value-type="float" office:value="18.501013284339">
            <text:p>1.85E+001</text:p>
          </table:table-cell>
          <table:table-cell office:value-type="float" office:value="18.694341783545">
            <text:p>1.87E+001</text:p>
          </table:table-cell>
          <table:table-cell/>
          <table:table-cell table:formula="of:=2*[.A8]/PI()" office:value-type="float" office:value="0.150000000000487">
            <text:p>0.1500</text:p>
          </table:table-cell>
          <table:table-cell table:formula="of:=SQRT([.C8])" office:value-type="float" office:value="0">
            <text:p>Err:502</text:p>
          </table:table-cell>
          <table:table-cell table:formula="of:=SQRT([.D8])" office:value-type="float" office:value="0.470886105152489">
            <text:p>0.4709</text:p>
          </table:table-cell>
          <table:table-cell table:formula="of:=SQRT([.E8])" office:value-type="float" office:value="1.2906994561296">
            <text:p>1.2907</text:p>
          </table:table-cell>
          <table:table-cell table:formula="of:=SQRT([.F8])" office:value-type="float" office:value="2.88664982962903">
            <text:p>2.8866</text:p>
          </table:table-cell>
          <table:table-cell table:formula="of:=SQRT([.G8])" office:value-type="float" office:value="3.16204788225846">
            <text:p>3.1620</text:p>
          </table:table-cell>
          <table:table-cell table:formula="of:=SQRT([.H8])" office:value-type="float" office:value="3.16243549811149">
            <text:p>3.1624</text:p>
          </table:table-cell>
          <table:table-cell table:formula="of:=SQRT([.I8])" office:value-type="float" office:value="3.37516914542478">
            <text:p>3.3752</text:p>
          </table:table-cell>
          <table:table-cell table:formula="of:=SQRT([.J8])" office:value-type="float" office:value="4.30128042382021">
            <text:p>4.3013</text:p>
          </table:table-cell>
          <table:table-cell table:formula="of:=SQRT([.K8])" office:value-type="float" office:value="4.32369538514741">
            <text:p>4.3237</text:p>
          </table:table-cell>
          <table:table-cell table:formula="of:=[.$B$44]*[.A8]" office:value-type="float" office:value="0.47123889804">
            <text:p>0.4712</text:p>
          </table:table-cell>
          <table:table-cell table:formula="of:=[.$B$45]*[.A8]" office:value-type="float" office:value="0.23561944902">
            <text:p>0.2356</text:p>
          </table:table-cell>
          <table:table-cell table:style-name="ce1"/>
        </table:table-row>
        <table:table-row table:style-name="ro1">
          <table:table-cell office:value-type="float" office:value="0.27488935719">
            <text:p>0.2749</text:p>
          </table:table-cell>
          <table:table-cell office:value-type="float" office:value="0">
            <text:p>0.00E+000</text:p>
          </table:table-cell>
          <table:table-cell office:value-type="float" office:value="-0.0804801451467311">
            <text:p>-8.05E-002</text:p>
          </table:table-cell>
          <table:table-cell office:value-type="float" office:value="0.301804304235859">
            <text:p>3.02E-001</text:p>
          </table:table-cell>
          <table:table-cell office:value-type="float" office:value="2.26765195191478">
            <text:p>2.27E+000</text:p>
          </table:table-cell>
          <table:table-cell office:value-type="float" office:value="8.10463779683068">
            <text:p>8.10E+000</text:p>
          </table:table-cell>
          <table:table-cell office:value-type="float" office:value="10.0182936977513">
            <text:p>1.00E+001</text:p>
          </table:table-cell>
          <table:table-cell office:value-type="float" office:value="10.0216333607882">
            <text:p>1.00E+001</text:p>
          </table:table-cell>
          <table:table-cell office:value-type="float" office:value="11.664070535548">
            <text:p>1.17E+001</text:p>
          </table:table-cell>
          <table:table-cell office:value-type="float" office:value="18.2663935737654">
            <text:p>1.83E+001</text:p>
          </table:table-cell>
          <table:table-cell office:value-type="float" office:value="18.4546447127809">
            <text:p>1.85E+001</text:p>
          </table:table-cell>
          <table:table-cell/>
          <table:table-cell table:formula="of:=2*[.A9]/PI()" office:value-type="float" office:value="0.175000000000569">
            <text:p>0.1750</text:p>
          </table:table-cell>
          <table:table-cell table:formula="of:=SQRT([.C9])" office:value-type="float" office:value="0">
            <text:p>Err:502</text:p>
          </table:table-cell>
          <table:table-cell table:formula="of:=SQRT([.D9])" office:value-type="float" office:value="0.54936718525578">
            <text:p>0.5494</text:p>
          </table:table-cell>
          <table:table-cell table:formula="of:=SQRT([.E9])" office:value-type="float" office:value="1.50587248859748">
            <text:p>1.5059</text:p>
          </table:table-cell>
          <table:table-cell table:formula="of:=SQRT([.F9])" office:value-type="float" office:value="2.84686455540665">
            <text:p>2.8469</text:p>
          </table:table-cell>
          <table:table-cell table:formula="of:=SQRT([.G9])" office:value-type="float" office:value="3.16516882610569">
            <text:p>3.1652</text:p>
          </table:table-cell>
          <table:table-cell table:formula="of:=SQRT([.H9])" office:value-type="float" office:value="3.16569634690193">
            <text:p>3.1657</text:p>
          </table:table-cell>
          <table:table-cell table:formula="of:=SQRT([.I9])" office:value-type="float" office:value="3.41527019949345">
            <text:p>3.4153</text:p>
          </table:table-cell>
          <table:table-cell table:formula="of:=SQRT([.J9])" office:value-type="float" office:value="4.27392016464573">
            <text:p>4.2739</text:p>
          </table:table-cell>
          <table:table-cell table:formula="of:=SQRT([.K9])" office:value-type="float" office:value="4.29588695297967">
            <text:p>4.2959</text:p>
          </table:table-cell>
          <table:table-cell table:formula="of:=[.$B$44]*[.A9]" office:value-type="float" office:value="0.54977871438">
            <text:p>0.5498</text:p>
          </table:table-cell>
          <table:table-cell table:formula="of:=[.$B$45]*[.A9]" office:value-type="float" office:value="0.27488935719">
            <text:p>0.2749</text:p>
          </table:table-cell>
          <table:table-cell table:style-name="ce1"/>
        </table:table-row>
        <table:table-row table:style-name="ro1">
          <table:table-cell office:value-type="float" office:value="0.31415926536">
            <text:p>0.3142</text:p>
          </table:table-cell>
          <table:table-cell office:value-type="float" office:value="0">
            <text:p>0.00E+000</text:p>
          </table:table-cell>
          <table:table-cell office:value-type="float" office:value="-0.0572770514136228">
            <text:p>-5.73E-002</text:p>
          </table:table-cell>
          <table:table-cell office:value-type="float" office:value="0.394193514656547">
            <text:p>3.94E-001</text:p>
          </table:table-cell>
          <table:table-cell office:value-type="float" office:value="2.96207452519045">
            <text:p>2.96E+000</text:p>
          </table:table-cell>
          <table:table-cell office:value-type="float" office:value="7.87931414743761">
            <text:p>7.88E+000</text:p>
          </table:table-cell>
          <table:table-cell office:value-type="float" office:value="10.0410812044983">
            <text:p>1.00E+001</text:p>
          </table:table-cell>
          <table:table-cell office:value-type="float" office:value="10.0454414390773">
            <text:p>1.00E+001</text:p>
          </table:table-cell>
          <table:table-cell office:value-type="float" office:value="11.9403847776812">
            <text:p>1.19E+001</text:p>
          </table:table-cell>
          <table:table-cell office:value-type="float" office:value="18.034979822963">
            <text:p>1.80E+001</text:p>
          </table:table-cell>
          <table:table-cell office:value-type="float" office:value="18.218601477127">
            <text:p>1.82E+001</text:p>
          </table:table-cell>
          <table:table-cell/>
          <table:table-cell table:formula="of:=2*[.A10]/PI()" office:value-type="float" office:value="0.20000000000065">
            <text:p>0.2000</text:p>
          </table:table-cell>
          <table:table-cell table:formula="of:=SQRT([.C10])" office:value-type="float" office:value="0">
            <text:p>Err:502</text:p>
          </table:table-cell>
          <table:table-cell table:formula="of:=SQRT([.D10])" office:value-type="float" office:value="0.627848321377502">
            <text:p>0.6278</text:p>
          </table:table-cell>
          <table:table-cell table:formula="of:=SQRT([.E10])" office:value-type="float" office:value="1.72106784444729">
            <text:p>1.7211</text:p>
          </table:table-cell>
          <table:table-cell table:formula="of:=SQRT([.F10])" office:value-type="float" office:value="2.80701160443587">
            <text:p>2.8070</text:p>
          </table:table-cell>
          <table:table-cell table:formula="of:=SQRT([.G10])" office:value-type="float" office:value="3.1687665115149">
            <text:p>3.1688</text:p>
          </table:table-cell>
          <table:table-cell table:formula="of:=SQRT([.H10])" office:value-type="float" office:value="3.16945443871296">
            <text:p>3.1695</text:p>
          </table:table-cell>
          <table:table-cell table:formula="of:=SQRT([.I10])" office:value-type="float" office:value="3.45548618542763">
            <text:p>3.4555</text:p>
          </table:table-cell>
          <table:table-cell table:formula="of:=SQRT([.J10])" office:value-type="float" office:value="4.24676109793841">
            <text:p>4.2468</text:p>
          </table:table-cell>
          <table:table-cell table:formula="of:=SQRT([.K10])" office:value-type="float" office:value="4.26832537151597">
            <text:p>4.2683</text:p>
          </table:table-cell>
          <table:table-cell table:formula="of:=[.$B$44]*[.A10]" office:value-type="float" office:value="0.62831853072">
            <text:p>0.6283</text:p>
          </table:table-cell>
          <table:table-cell table:formula="of:=[.$B$45]*[.A10]" office:value-type="float" office:value="0.31415926536">
            <text:p>0.3142</text:p>
          </table:table-cell>
          <table:table-cell table:style-name="ce1"/>
        </table:table-row>
        <table:table-row table:style-name="ro1">
          <table:table-cell office:value-type="float" office:value="0.35342917353">
            <text:p>0.3534</text:p>
          </table:table-cell>
          <table:table-cell office:value-type="float" office:value="0">
            <text:p>0.00E+000</text:p>
          </table:table-cell>
          <table:table-cell office:value-type="float" office:value="-0.0310492100138539">
            <text:p>-3.10E-002</text:p>
          </table:table-cell>
          <table:table-cell office:value-type="float" office:value="0.498901420302819">
            <text:p>4.99E-001</text:p>
          </table:table-cell>
          <table:table-cell office:value-type="float" office:value="3.74912824346758">
            <text:p>3.75E+000</text:p>
          </table:table-cell>
          <table:table-cell office:value-type="float" office:value="7.65696315409371">
            <text:p>7.66E+000</text:p>
          </table:table-cell>
          <table:table-cell office:value-type="float" office:value="10.0669105865836">
            <text:p>1.01E+001</text:p>
          </table:table-cell>
          <table:table-cell office:value-type="float" office:value="10.0724218620049">
            <text:p>1.01E+001</text:p>
          </table:table-cell>
          <table:table-cell office:value-type="float" office:value="12.2205257531265">
            <text:p>1.22E+001</text:p>
          </table:table-cell>
          <table:table-cell office:value-type="float" office:value="17.8069571877156">
            <text:p>1.78E+001</text:p>
          </table:table-cell>
          <table:table-cell office:value-type="float" office:value="17.9861900850362">
            <text:p>1.80E+001</text:p>
          </table:table-cell>
          <table:table-cell/>
          <table:table-cell table:formula="of:=2*[.A11]/PI()" office:value-type="float" office:value="0.225000000000731">
            <text:p>0.2250</text:p>
          </table:table-cell>
          <table:table-cell table:formula="of:=SQRT([.C11])" office:value-type="float" office:value="0">
            <text:p>Err:502</text:p>
          </table:table-cell>
          <table:table-cell table:formula="of:=SQRT([.D11])" office:value-type="float" office:value="0.706329540868014">
            <text:p>0.7063</text:p>
          </table:table-cell>
          <table:table-cell table:formula="of:=SQRT([.E11])" office:value-type="float" office:value="1.93626657345201">
            <text:p>1.9363</text:p>
          </table:table-cell>
          <table:table-cell table:formula="of:=SQRT([.F11])" office:value-type="float" office:value="2.76712181771849">
            <text:p>2.7671</text:p>
          </table:table-cell>
          <table:table-cell table:formula="of:=SQRT([.G11])" office:value-type="float" office:value="3.17283951478539">
            <text:p>3.1728</text:p>
          </table:table-cell>
          <table:table-cell table:formula="of:=SQRT([.H11])" office:value-type="float" office:value="3.17370790432971">
            <text:p>3.1737</text:p>
          </table:table-cell>
          <table:table-cell table:formula="of:=SQRT([.I11])" office:value-type="float" office:value="3.49578685750813">
            <text:p>3.4958</text:p>
          </table:table-cell>
          <table:table-cell table:formula="of:=SQRT([.J11])" office:value-type="float" office:value="4.21982904721454">
            <text:p>4.2198</text:p>
          </table:table-cell>
          <table:table-cell table:formula="of:=SQRT([.K11])" office:value-type="float" office:value="4.24101286074874">
            <text:p>4.2410</text:p>
          </table:table-cell>
          <table:table-cell table:formula="of:=[.$B$44]*[.A11]" office:value-type="float" office:value="0.70685834706">
            <text:p>0.7069</text:p>
          </table:table-cell>
          <table:table-cell table:formula="of:=[.$B$45]*[.A11]" office:value-type="float" office:value="0.35342917353">
            <text:p>0.3534</text:p>
          </table:table-cell>
          <table:table-cell table:style-name="ce1"/>
        </table:table-row>
        <table:table-row table:style-name="ro1">
          <table:table-cell office:value-type="float" office:value="0.3926990817">
            <text:p>0.3927</text:p>
          </table:table-cell>
          <table:table-cell office:value-type="float" office:value="0">
            <text:p>0.00E+000</text:p>
          </table:table-cell>
          <table:table-cell office:value-type="float" office:value="-0.0017805467527706">
            <text:p>-1.78E-003</text:p>
          </table:table-cell>
          <table:table-cell office:value-type="float" office:value="0.615928115455527">
            <text:p>6.16E-001</text:p>
          </table:table-cell>
          <table:table-cell office:value-type="float" office:value="4.62875486812859">
            <text:p>4.63E+000</text:p>
          </table:table-cell>
          <table:table-cell office:value-type="float" office:value="7.43772594803926">
            <text:p>7.44E+000</text:p>
          </table:table-cell>
          <table:table-cell office:value-type="float" office:value="10.0957834030394">
            <text:p>1.01E+001</text:p>
          </table:table-cell>
          <table:table-cell office:value-type="float" office:value="10.1025739251491">
            <text:p>1.01E+001</text:p>
          </table:table-cell>
          <table:table-cell office:value-type="float" office:value="12.504374774772">
            <text:p>1.25E+001</text:p>
          </table:table-cell>
          <table:table-cell office:value-type="float" office:value="17.5824430371928">
            <text:p>1.76E+001</text:p>
          </table:table-cell>
          <table:table-cell office:value-type="float" office:value="17.757387531455">
            <text:p>1.78E+001</text:p>
          </table:table-cell>
          <table:table-cell/>
          <table:table-cell table:formula="of:=2*[.A12]/PI()" office:value-type="float" office:value="0.250000000000812">
            <text:p>0.2500</text:p>
          </table:table-cell>
          <table:table-cell table:formula="of:=SQRT([.C12])" office:value-type="float" office:value="0">
            <text:p>Err:502</text:p>
          </table:table-cell>
          <table:table-cell table:formula="of:=SQRT([.D12])" office:value-type="float" office:value="0.784810878782607">
            <text:p>0.7848</text:p>
          </table:table-cell>
          <table:table-cell table:formula="of:=SQRT([.E12])" office:value-type="float" office:value="2.15145412875306">
            <text:p>2.1515</text:p>
          </table:table-cell>
          <table:table-cell table:formula="of:=SQRT([.F12])" office:value-type="float" office:value="2.72721945358991">
            <text:p>2.7272</text:p>
          </table:table-cell>
          <table:table-cell table:formula="of:=SQRT([.G12])" office:value-type="float" office:value="3.17738625335972">
            <text:p>3.1774</text:p>
          </table:table-cell>
          <table:table-cell table:formula="of:=SQRT([.H12])" office:value-type="float" office:value="3.17845464418624">
            <text:p>3.1785</text:p>
          </table:table-cell>
          <table:table-cell table:formula="of:=SQRT([.I12])" office:value-type="float" office:value="3.5361525383914">
            <text:p>3.5362</text:p>
          </table:table-cell>
          <table:table-cell table:formula="of:=SQRT([.J12])" office:value-type="float" office:value="4.19314238217506">
            <text:p>4.1931</text:p>
          </table:table-cell>
          <table:table-cell table:formula="of:=SQRT([.K12])" office:value-type="float" office:value="4.21395153406575">
            <text:p>4.2140</text:p>
          </table:table-cell>
          <table:table-cell table:formula="of:=[.$B$44]*[.A12]" office:value-type="float" office:value="0.7853981634">
            <text:p>0.7854</text:p>
          </table:table-cell>
          <table:table-cell table:formula="of:=[.$B$45]*[.A12]" office:value-type="float" office:value="0.3926990817">
            <text:p>0.3927</text:p>
          </table:table-cell>
          <table:table-cell table:style-name="ce1"/>
        </table:table-row>
        <table:table-row table:style-name="ro1">
          <table:table-cell office:value-type="float" office:value="0.43196898987">
            <text:p>0.4320</text:p>
          </table:table-cell>
          <table:table-cell office:value-type="float" office:value="0">
            <text:p>0.00E+000</text:p>
          </table:table-cell>
          <table:table-cell office:value-type="float" office:value="0.0305382289679428">
            <text:p>3.05E-002</text:p>
          </table:table-cell>
          <table:table-cell office:value-type="float" office:value="0.745273731338756">
            <text:p>7.45E-001</text:p>
          </table:table-cell>
          <table:table-cell office:value-type="float" office:value="5.60077297138822">
            <text:p>5.60E+000</text:p>
          </table:table-cell>
          <table:table-cell office:value-type="float" office:value="7.22183330380164">
            <text:p>7.22E+000</text:p>
          </table:table-cell>
          <table:table-cell office:value-type="float" office:value="10.1277017409794">
            <text:p>1.01E+001</text:p>
          </table:table-cell>
          <table:table-cell office:value-type="float" office:value="10.135896895427">
            <text:p>1.01E+001</text:p>
          </table:table-cell>
          <table:table-cell office:value-type="float" office:value="12.7918418488611">
            <text:p>1.28E+001</text:p>
          </table:table-cell>
          <table:table-cell office:value-type="float" office:value="17.3615255247043">
            <text:p>1.74E+001</text:p>
          </table:table-cell>
          <table:table-cell office:value-type="float" office:value="17.5321707368796">
            <text:p>1.75E+001</text:p>
          </table:table-cell>
          <table:table-cell/>
          <table:table-cell table:formula="of:=2*[.A13]/PI()" office:value-type="float" office:value="0.275000000000893">
            <text:p>0.2750</text:p>
          </table:table-cell>
          <table:table-cell table:formula="of:=SQRT([.C13])" office:value-type="float" office:value="0.174751906907887">
            <text:p>0.1748</text:p>
          </table:table-cell>
          <table:table-cell table:formula="of:=SQRT([.D13])" office:value-type="float" office:value="0.863292378825828">
            <text:p>0.8633</text:p>
          </table:table-cell>
          <table:table-cell table:formula="of:=SQRT([.E13])" office:value-type="float" office:value="2.36659522761883">
            <text:p>2.3666</text:p>
          </table:table-cell>
          <table:table-cell table:formula="of:=SQRT([.F13])" office:value-type="float" office:value="2.68734688936907">
            <text:p>2.6873</text:p>
          </table:table-cell>
          <table:table-cell table:formula="of:=SQRT([.G13])" office:value-type="float" office:value="3.18240502465972">
            <text:p>3.1824</text:p>
          </table:table-cell>
          <table:table-cell table:formula="of:=SQRT([.H13])" office:value-type="float" office:value="3.18369233680438">
            <text:p>3.1837</text:p>
          </table:table-cell>
          <table:table-cell table:formula="of:=SQRT([.I13])" office:value-type="float" office:value="3.57656844599136">
            <text:p>3.5766</text:p>
          </table:table-cell>
          <table:table-cell table:formula="of:=SQRT([.J13])" office:value-type="float" office:value="4.16671639600108">
            <text:p>4.1667</text:p>
          </table:table-cell>
          <table:table-cell table:formula="of:=SQRT([.K13])" office:value-type="float" office:value="4.18714350564674">
            <text:p>4.1871</text:p>
          </table:table-cell>
          <table:table-cell table:formula="of:=[.$B$44]*[.A13]" office:value-type="float" office:value="0.86393797974">
            <text:p>0.8639</text:p>
          </table:table-cell>
          <table:table-cell table:formula="of:=[.$B$45]*[.A13]" office:value-type="float" office:value="0.43196898987">
            <text:p>0.4320</text:p>
          </table:table-cell>
          <table:table-cell table:style-name="ce1"/>
        </table:table-row>
        <table:table-row table:style-name="ro1">
          <table:table-cell office:value-type="float" office:value="0.47123889804">
            <text:p>0.4712</text:p>
          </table:table-cell>
          <table:table-cell office:value-type="float" office:value="0">
            <text:p>0.00E+000</text:p>
          </table:table-cell>
          <table:table-cell office:value-type="float" office:value="0.0659125746943342">
            <text:p>6.59E-002</text:p>
          </table:table-cell>
          <table:table-cell office:value-type="float" office:value="0.886938444665343">
            <text:p>8.87E-001</text:p>
          </table:table-cell>
          <table:table-cell office:value-type="float" office:value="6.66239865547724">
            <text:p>6.66E+000</text:p>
          </table:table-cell>
          <table:table-cell office:value-type="float" office:value="7.01209706581593">
            <text:p>7.01E+000</text:p>
          </table:table-cell>
          <table:table-cell office:value-type="float" office:value="10.1626689053742">
            <text:p>1.02E+001</text:p>
          </table:table-cell>
          <table:table-cell office:value-type="float" office:value="10.1723900635825">
            <text:p>1.02E+001</text:p>
          </table:table-cell>
          <table:table-cell office:value-type="float" office:value="13.0828423191666">
            <text:p>1.31E+001</text:p>
          </table:table-cell>
          <table:table-cell office:value-type="float" office:value="17.1442884652681">
            <text:p>1.71E+001</text:p>
          </table:table-cell>
          <table:table-cell office:value-type="float" office:value="17.3105170331322">
            <text:p>1.73E+001</text:p>
          </table:table-cell>
          <table:table-cell/>
          <table:table-cell table:formula="of:=2*[.A14]/PI()" office:value-type="float" office:value="0.300000000000975">
            <text:p>0.3000</text:p>
          </table:table-cell>
          <table:table-cell table:formula="of:=SQRT([.C14])" office:value-type="float" office:value="0.256734443918875">
            <text:p>0.2567</text:p>
          </table:table-cell>
          <table:table-cell table:formula="of:=SQRT([.D14])" office:value-type="float" office:value="0.941774094284475">
            <text:p>0.9418</text:p>
          </table:table-cell>
          <table:table-cell table:formula="of:=SQRT([.E14])" office:value-type="float" office:value="2.58116226833519">
            <text:p>2.5812</text:p>
          </table:table-cell>
          <table:table-cell table:formula="of:=SQRT([.F14])" office:value-type="float" office:value="2.64803645477473">
            <text:p>2.6480</text:p>
          </table:table-cell>
          <table:table-cell table:formula="of:=SQRT([.G14])" office:value-type="float" office:value="3.1878941176542">
            <text:p>3.1879</text:p>
          </table:table-cell>
          <table:table-cell table:formula="of:=SQRT([.H14])" office:value-type="float" office:value="3.18941845225467">
            <text:p>3.1894</text:p>
          </table:table-cell>
          <table:table-cell table:formula="of:=SQRT([.I14])" office:value-type="float" office:value="3.61702119418266">
            <text:p>3.6170</text:p>
          </table:table-cell>
          <table:table-cell table:formula="of:=SQRT([.J14])" office:value-type="float" office:value="4.14056620104885">
            <text:p>4.1406</text:p>
          </table:table-cell>
          <table:table-cell table:formula="of:=SQRT([.K14])" office:value-type="float" office:value="4.16059094758572">
            <text:p>4.1606</text:p>
          </table:table-cell>
          <table:table-cell table:formula="of:=[.$B$44]*[.A14]" office:value-type="float" office:value="0.94247779608">
            <text:p>0.9425</text:p>
          </table:table-cell>
          <table:table-cell table:formula="of:=[.$B$45]*[.A14]" office:value-type="float" office:value="0.47123889804">
            <text:p>0.4712</text:p>
          </table:table-cell>
          <table:table-cell table:style-name="ce1"/>
        </table:table-row>
        <table:table-row table:style-name="ro1">
          <table:table-cell office:value-type="float" office:value="0.51050880621">
            <text:p>0.5105</text:p>
          </table:table-cell>
          <table:table-cell office:value-type="float" office:value="0">
            <text:p>0.00E+000</text:p>
          </table:table-cell>
          <table:table-cell office:value-type="float" office:value="0.104345646361428">
            <text:p>1.04E-001</text:p>
          </table:table-cell>
          <table:table-cell office:value-type="float" office:value="1.0409224870534">
            <text:p>1.04E+000</text:p>
          </table:table-cell>
          <table:table-cell office:value-type="float" office:value="6.79634309575329">
            <text:p>6.80E+000</text:p>
          </table:table-cell>
          <table:table-cell office:value-type="float" office:value="7.82581566924426">
            <text:p>7.83E+000</text:p>
          </table:table-cell>
          <table:table-cell office:value-type="float" office:value="10.2006922900963">
            <text:p>1.02E+001</text:p>
          </table:table-cell>
          <table:table-cell office:value-type="float" office:value="10.2120529302853">
            <text:p>1.02E+001</text:p>
          </table:table-cell>
          <table:table-cell office:value-type="float" office:value="13.3772751895885">
            <text:p>1.34E+001</text:p>
          </table:table-cell>
          <table:table-cell office:value-type="float" office:value="16.9308347430514">
            <text:p>1.69E+001</text:p>
          </table:table-cell>
          <table:table-cell office:value-type="float" office:value="17.0924044679134">
            <text:p>1.71E+001</text:p>
          </table:table-cell>
          <table:table-cell/>
          <table:table-cell table:formula="of:=2*[.A15]/PI()" office:value-type="float" office:value="0.325000000001056">
            <text:p>0.3250</text:p>
          </table:table-cell>
          <table:table-cell table:formula="of:=SQRT([.C15])" office:value-type="float" office:value="0.323025767333548">
            <text:p>0.3230</text:p>
          </table:table-cell>
          <table:table-cell table:formula="of:=SQRT([.D15])" office:value-type="float" office:value="1.02025608895679">
            <text:p>1.0203</text:p>
          </table:table-cell>
          <table:table-cell table:formula="of:=SQRT([.E15])" office:value-type="float" office:value="2.60697968840444">
            <text:p>2.6070</text:p>
          </table:table-cell>
          <table:table-cell table:formula="of:=SQRT([.F15])" office:value-type="float" office:value="2.79746593710169">
            <text:p>2.7975</text:p>
          </table:table-cell>
          <table:table-cell table:formula="of:=SQRT([.G15])" office:value-type="float" office:value="3.193852264914">
            <text:p>3.1939</text:p>
          </table:table-cell>
          <table:table-cell table:formula="of:=SQRT([.H15])" office:value-type="float" office:value="3.19563028685818">
            <text:p>3.1956</text:p>
          </table:table-cell>
          <table:table-cell table:formula="of:=SQRT([.I15])" office:value-type="float" office:value="3.65749575387156">
            <text:p>3.6575</text:p>
          </table:table-cell>
          <table:table-cell table:formula="of:=SQRT([.J15])" office:value-type="float" office:value="4.11470955755706">
            <text:p>4.1147</text:p>
          </table:table-cell>
          <table:table-cell table:formula="of:=SQRT([.K15])" office:value-type="float" office:value="4.1342961272644">
            <text:p>4.1343</text:p>
          </table:table-cell>
          <table:table-cell table:formula="of:=[.$B$44]*[.A15]" office:value-type="float" office:value="1.02101761242">
            <text:p>1.0210</text:p>
          </table:table-cell>
          <table:table-cell table:formula="of:=[.$B$45]*[.A15]" office:value-type="float" office:value="0.51050880621">
            <text:p>0.5105</text:p>
          </table:table-cell>
          <table:table-cell table:style-name="ce1"/>
        </table:table-row>
        <table:table-row table:style-name="ro1">
          <table:table-cell office:value-type="float" office:value="0.54977871438">
            <text:p>0.5498</text:p>
          </table:table-cell>
          <table:table-cell office:value-type="float" office:value="0">
            <text:p>0.00E+000</text:p>
          </table:table-cell>
          <table:table-cell office:value-type="float" office:value="0.145839125796466">
            <text:p>1.46E-001</text:p>
          </table:table-cell>
          <table:table-cell office:value-type="float" office:value="1.20722615529076">
            <text:p>1.21E+000</text:p>
          </table:table-cell>
          <table:table-cell office:value-type="float" office:value="6.59040367706386">
            <text:p>6.59E+000</text:p>
          </table:table-cell>
          <table:table-cell office:value-type="float" office:value="9.07516076538649">
            <text:p>9.08E+000</text:p>
          </table:table-cell>
          <table:table-cell office:value-type="float" office:value="10.2418053698939">
            <text:p>1.02E+001</text:p>
          </table:table-cell>
          <table:table-cell office:value-type="float" office:value="10.2548865520452">
            <text:p>1.03E+001</text:p>
          </table:table-cell>
          <table:table-cell office:value-type="float" office:value="13.6749930718193">
            <text:p>1.37E+001</text:p>
          </table:table-cell>
          <table:table-cell office:value-type="float" office:value="16.7213197061319">
            <text:p>1.67E+001</text:p>
          </table:table-cell>
          <table:table-cell office:value-type="float" office:value="16.8778120872687">
            <text:p>1.69E+001</text:p>
          </table:table-cell>
          <table:table-cell/>
          <table:table-cell table:formula="of:=2*[.A16]/PI()" office:value-type="float" office:value="0.350000000001137">
            <text:p>0.3500</text:p>
          </table:table-cell>
          <table:table-cell table:formula="of:=SQRT([.C16])" office:value-type="float" office:value="0.381888891952182">
            <text:p>0.3819</text:p>
          </table:table-cell>
          <table:table-cell table:formula="of:=SQRT([.D16])" office:value-type="float" office:value="1.09873843806921">
            <text:p>1.0987</text:p>
          </table:table-cell>
          <table:table-cell table:formula="of:=SQRT([.E16])" office:value-type="float" office:value="2.56717815452373">
            <text:p>2.5672</text:p>
          </table:table-cell>
          <table:table-cell table:formula="of:=SQRT([.F16])" office:value-type="float" office:value="3.01250074944165">
            <text:p>3.0125</text:p>
          </table:table-cell>
          <table:table-cell table:formula="of:=SQRT([.G16])" office:value-type="float" office:value="3.20028207661355">
            <text:p>3.2003</text:p>
          </table:table-cell>
          <table:table-cell table:formula="of:=SQRT([.H16])" office:value-type="float" office:value="3.20232517899809">
            <text:p>3.2023</text:p>
          </table:table-cell>
          <table:table-cell table:formula="of:=SQRT([.I16])" office:value-type="float" office:value="3.69797148066603">
            <text:p>3.6980</text:p>
          </table:table-cell>
          <table:table-cell table:formula="of:=SQRT([.J16])" office:value-type="float" office:value="4.08917102921019">
            <text:p>4.0892</text:p>
          </table:table-cell>
          <table:table-cell table:formula="of:=SQRT([.K16])" office:value-type="float" office:value="4.1082614433929">
            <text:p>4.1083</text:p>
          </table:table-cell>
          <table:table-cell table:formula="of:=[.$B$44]*[.A16]" office:value-type="float" office:value="1.09955742876">
            <text:p>1.0996</text:p>
          </table:table-cell>
          <table:table-cell table:formula="of:=[.$B$45]*[.A16]" office:value-type="float" office:value="0.54977871438">
            <text:p>0.5498</text:p>
          </table:table-cell>
          <table:table-cell table:style-name="ce1"/>
        </table:table-row>
        <table:table-row table:style-name="ro1">
          <table:table-cell office:value-type="float" office:value="0.58904862255">
            <text:p>0.5890</text:p>
          </table:table-cell>
          <table:table-cell office:value-type="float" office:value="0">
            <text:p>0.00E+000</text:p>
          </table:table-cell>
          <table:table-cell office:value-type="float" office:value="0.190393678878746">
            <text:p>1.90E-001</text:p>
          </table:table-cell>
          <table:table-cell office:value-type="float" office:value="1.38584982244859">
            <text:p>1.39E+000</text:p>
          </table:table-cell>
          <table:table-cell office:value-type="float" office:value="6.38703512077482">
            <text:p>6.39E+000</text:p>
          </table:table-cell>
          <table:table-cell office:value-type="float" office:value="10.2847542540653">
            <text:p>1.03E+001</text:p>
          </table:table-cell>
          <table:table-cell office:value-type="float" office:value="10.3008101616056">
            <text:p>1.03E+001</text:p>
          </table:table-cell>
          <table:table-cell office:value-type="float" office:value="10.4189958936585">
            <text:p>1.04E+001</text:p>
          </table:table-cell>
          <table:table-cell office:value-type="float" office:value="13.9757468102531">
            <text:p>1.40E+001</text:p>
          </table:table-cell>
          <table:table-cell office:value-type="float" office:value="16.5160159566502">
            <text:p>1.65E+001</text:p>
          </table:table-cell>
          <table:table-cell office:value-type="float" office:value="16.6667203987809">
            <text:p>1.67E+001</text:p>
          </table:table-cell>
          <table:table-cell/>
          <table:table-cell table:formula="of:=2*[.A17]/PI()" office:value-type="float" office:value="0.375000000001218">
            <text:p>0.3750</text:p>
          </table:table-cell>
          <table:table-cell table:formula="of:=SQRT([.C17])" office:value-type="float" office:value="0.436341241322369">
            <text:p>0.4363</text:p>
          </table:table-cell>
          <table:table-cell table:formula="of:=SQRT([.D17])" office:value-type="float" office:value="1.17722122918702">
            <text:p>1.1772</text:p>
          </table:table-cell>
          <table:table-cell table:formula="of:=SQRT([.E17])" office:value-type="float" office:value="2.52725841986426">
            <text:p>2.5273</text:p>
          </table:table-cell>
          <table:table-cell table:formula="of:=SQRT([.F17])" office:value-type="float" office:value="3.20698522822687">
            <text:p>3.2070</text:p>
          </table:table-cell>
          <table:table-cell table:formula="of:=SQRT([.G17])" office:value-type="float" office:value="3.20948752320454">
            <text:p>3.2095</text:p>
          </table:table-cell>
          <table:table-cell table:formula="of:=SQRT([.H17])" office:value-type="float" office:value="3.22784694396412">
            <text:p>3.2278</text:p>
          </table:table-cell>
          <table:table-cell table:formula="of:=SQRT([.I17])" office:value-type="float" office:value="3.73841501311092">
            <text:p>3.7384</text:p>
          </table:table-cell>
          <table:table-cell table:formula="of:=SQRT([.J17])" office:value-type="float" office:value="4.06399015213499">
            <text:p>4.0640</text:p>
          </table:table-cell>
          <table:table-cell table:formula="of:=SQRT([.K17])" office:value-type="float" office:value="4.08248948544646">
            <text:p>4.0825</text:p>
          </table:table-cell>
          <table:table-cell table:formula="of:=[.$B$44]*[.A17]" office:value-type="float" office:value="1.1780972451">
            <text:p>1.1781</text:p>
          </table:table-cell>
          <table:table-cell table:formula="of:=[.$B$45]*[.A17]" office:value-type="float" office:value="0.58904862255">
            <text:p>0.5890</text:p>
          </table:table-cell>
          <table:table-cell table:style-name="ce1"/>
        </table:table-row>
        <table:table-row table:style-name="ro1">
          <table:table-cell office:value-type="float" office:value="0.62831853072">
            <text:p>0.6283</text:p>
          </table:table-cell>
          <table:table-cell office:value-type="float" office:value="0">
            <text:p>0.00E+000</text:p>
          </table:table-cell>
          <table:table-cell office:value-type="float" office:value="0.238009208265941">
            <text:p>2.38E-001</text:p>
          </table:table-cell>
          <table:table-cell office:value-type="float" office:value="1.57679394982196">
            <text:p>1.58E+000</text:p>
          </table:table-cell>
          <table:table-cell office:value-type="float" office:value="6.18674105125486">
            <text:p>6.19E+000</text:p>
          </table:table-cell>
          <table:table-cell office:value-type="float" office:value="10.332855516636">
            <text:p>1.03E+001</text:p>
          </table:table-cell>
          <table:table-cell office:value-type="float" office:value="10.3500349505845">
            <text:p>1.04E+001</text:p>
          </table:table-cell>
          <table:table-cell office:value-type="float" office:value="11.8532162121443">
            <text:p>1.19E+001</text:p>
          </table:table-cell>
          <table:table-cell office:value-type="float" office:value="14.2790674821194">
            <text:p>1.43E+001</text:p>
          </table:table-cell>
          <table:table-cell office:value-type="float" office:value="16.3154689540228">
            <text:p>1.63E+001</text:p>
          </table:table-cell>
          <table:table-cell office:value-type="float" office:value="16.4591126111938">
            <text:p>1.65E+001</text:p>
          </table:table-cell>
          <table:table-cell/>
          <table:table-cell table:formula="of:=2*[.A18]/PI()" office:value-type="float" office:value="0.4000000000013">
            <text:p>0.4000</text:p>
          </table:table-cell>
          <table:table-cell table:formula="of:=SQRT([.C18])" office:value-type="float" office:value="0.487861874167208">
            <text:p>0.4879</text:p>
          </table:table-cell>
          <table:table-cell table:formula="of:=SQRT([.D18])" office:value-type="float" office:value="1.25570456311266">
            <text:p>1.2557</text:p>
          </table:table-cell>
          <table:table-cell table:formula="of:=SQRT([.E18])" office:value-type="float" office:value="2.4873160336505">
            <text:p>2.4873</text:p>
          </table:table-cell>
          <table:table-cell table:formula="of:=SQRT([.F18])" office:value-type="float" office:value="3.21447593188003">
            <text:p>3.2145</text:p>
          </table:table-cell>
          <table:table-cell table:formula="of:=SQRT([.G18])" office:value-type="float" office:value="3.21714702035584">
            <text:p>3.2171</text:p>
          </table:table-cell>
          <table:table-cell table:formula="of:=SQRT([.H18])" office:value-type="float" office:value="3.4428500130189">
            <text:p>3.4429</text:p>
          </table:table-cell>
          <table:table-cell table:formula="of:=SQRT([.I18])" office:value-type="float" office:value="3.77876533832407">
            <text:p>3.7788</text:p>
          </table:table-cell>
          <table:table-cell table:formula="of:=SQRT([.J18])" office:value-type="float" office:value="4.03924113590942">
            <text:p>4.0392</text:p>
          </table:table-cell>
          <table:table-cell table:formula="of:=SQRT([.K18])" office:value-type="float" office:value="4.05698319089367">
            <text:p>4.0570</text:p>
          </table:table-cell>
          <table:table-cell table:formula="of:=[.$B$44]*[.A18]" office:value-type="float" office:value="1.25663706144">
            <text:p>1.2566</text:p>
          </table:table-cell>
          <table:table-cell table:formula="of:=[.$B$45]*[.A18]" office:value-type="float" office:value="0.62831853072">
            <text:p>0.6283</text:p>
          </table:table-cell>
          <table:table-cell table:style-name="ce1"/>
        </table:table-row>
        <table:table-row table:style-name="ro1">
          <table:table-cell office:value-type="float" office:value="0.66758843889">
            <text:p>0.6676</text:p>
          </table:table-cell>
          <table:table-cell office:value-type="float" office:value="0">
            <text:p>0.00E+000</text:p>
          </table:table-cell>
          <table:table-cell office:value-type="float" office:value="0.288684983833364">
            <text:p>2.89E-001</text:p>
          </table:table-cell>
          <table:table-cell office:value-type="float" office:value="1.78005909968754">
            <text:p>1.78E+000</text:p>
          </table:table-cell>
          <table:table-cell office:value-type="float" office:value="5.98960335736087">
            <text:p>5.99E+000</text:p>
          </table:table-cell>
          <table:table-cell office:value-type="float" office:value="10.3831091384842">
            <text:p>1.04E+001</text:p>
          </table:table-cell>
          <table:table-cell office:value-type="float" office:value="10.4023671270117">
            <text:p>1.04E+001</text:p>
          </table:table-cell>
          <table:table-cell office:value-type="float" office:value="13.3805262096634">
            <text:p>1.34E+001</text:p>
          </table:table-cell>
          <table:table-cell office:value-type="float" office:value="14.5840777027437">
            <text:p>1.46E+001</text:p>
          </table:table-cell>
          <table:table-cell office:value-type="float" office:value="16.1209585480386">
            <text:p>1.61E+001</text:p>
          </table:table-cell>
          <table:table-cell office:value-type="float" office:value="16.2549797616457">
            <text:p>1.63E+001</text:p>
          </table:table-cell>
          <table:table-cell/>
          <table:table-cell table:formula="of:=2*[.A19]/PI()" office:value-type="float" office:value="0.425000000001381">
            <text:p>0.4250</text:p>
          </table:table-cell>
          <table:table-cell table:formula="of:=SQRT([.C19])" office:value-type="float" office:value="0.537294131582845">
            <text:p>0.5373</text:p>
          </table:table-cell>
          <table:table-cell table:formula="of:=SQRT([.D19])" office:value-type="float" office:value="1.3341885547731">
            <text:p>1.3342</text:p>
          </table:table-cell>
          <table:table-cell table:formula="of:=SQRT([.E19])" office:value-type="float" office:value="2.44736661686819">
            <text:p>2.4474</text:p>
          </table:table-cell>
          <table:table-cell table:formula="of:=SQRT([.F19])" office:value-type="float" office:value="3.22228321822962">
            <text:p>3.2223</text:p>
          </table:table-cell>
          <table:table-cell table:formula="of:=SQRT([.G19])" office:value-type="float" office:value="3.2252700859016">
            <text:p>3.2253</text:p>
          </table:table-cell>
          <table:table-cell table:formula="of:=SQRT([.H19])" office:value-type="float" office:value="3.65794015938799">
            <text:p>3.6579</text:p>
          </table:table-cell>
          <table:table-cell table:formula="of:=SQRT([.I19])" office:value-type="float" office:value="3.81891053871961">
            <text:p>3.8189</text:p>
          </table:table-cell>
          <table:table-cell table:formula="of:=SQRT([.J19])" office:value-type="float" office:value="4.0150913498996">
            <text:p>4.0151</text:p>
          </table:table-cell>
          <table:table-cell table:formula="of:=SQRT([.K19])" office:value-type="float" office:value="4.03174649025031">
            <text:p>4.0317</text:p>
          </table:table-cell>
          <table:table-cell table:formula="of:=[.$B$44]*[.A19]" office:value-type="float" office:value="1.33517687778">
            <text:p>1.3352</text:p>
          </table:table-cell>
          <table:table-cell table:formula="of:=[.$B$45]*[.A19]" office:value-type="float" office:value="0.66758843889">
            <text:p>0.6676</text:p>
          </table:table-cell>
          <table:table-cell table:style-name="ce1"/>
        </table:table-row>
        <table:table-row table:style-name="ro1">
          <table:table-cell office:value-type="float" office:value="0.70685834706">
            <text:p>0.7069</text:p>
          </table:table-cell>
          <table:table-cell office:value-type="float" office:value="0">
            <text:p>0.00E+000</text:p>
          </table:table-cell>
          <table:table-cell office:value-type="float" office:value="0.342419693583461">
            <text:p>3.42E-001</text:p>
          </table:table-cell>
          <table:table-cell office:value-type="float" office:value="1.99564594887027">
            <text:p>2.00E+000</text:p>
          </table:table-cell>
          <table:table-cell office:value-type="float" office:value="5.79564790641178">
            <text:p>5.80E+000</text:p>
          </table:table-cell>
          <table:table-cell office:value-type="float" office:value="10.4363898310305">
            <text:p>1.04E+001</text:p>
          </table:table-cell>
          <table:table-cell office:value-type="float" office:value="10.45786232381">
            <text:p>1.05E+001</text:p>
          </table:table-cell>
          <table:table-cell office:value-type="float" office:value="14.8719978927117">
            <text:p>1.49E+001</text:p>
          </table:table-cell>
          <table:table-cell office:value-type="float" office:value="15.0147136166649">
            <text:p>1.50E+001</text:p>
          </table:table-cell>
          <table:table-cell office:value-type="float" office:value="15.9364580347696">
            <text:p>1.59E+001</text:p>
          </table:table-cell>
          <table:table-cell office:value-type="float" office:value="16.0543705070909">
            <text:p>1.61E+001</text:p>
          </table:table-cell>
          <table:table-cell/>
          <table:table-cell table:formula="of:=2*[.A20]/PI()" office:value-type="float" office:value="0.450000000001462">
            <text:p>0.4500</text:p>
          </table:table-cell>
          <table:table-cell table:formula="of:=SQRT([.C20])" office:value-type="float" office:value="0.585166381111784">
            <text:p>0.5852</text:p>
          </table:table-cell>
          <table:table-cell table:formula="of:=SQRT([.D20])" office:value-type="float" office:value="1.41267333409754">
            <text:p>1.4127</text:p>
          </table:table-cell>
          <table:table-cell table:formula="of:=SQRT([.E20])" office:value-type="float" office:value="2.40741519194587">
            <text:p>2.4074</text:p>
          </table:table-cell>
          <table:table-cell table:formula="of:=SQRT([.F20])" office:value-type="float" office:value="3.23054017635294">
            <text:p>3.2305</text:p>
          </table:table-cell>
          <table:table-cell table:formula="of:=SQRT([.G20])" office:value-type="float" office:value="3.23386182818777">
            <text:p>3.2339</text:p>
          </table:table-cell>
          <table:table-cell table:formula="of:=SQRT([.H20])" office:value-type="float" office:value="3.85642294007175">
            <text:p>3.8564</text:p>
          </table:table-cell>
          <table:table-cell table:formula="of:=SQRT([.I20])" office:value-type="float" office:value="3.87488240036584">
            <text:p>3.8749</text:p>
          </table:table-cell>
          <table:table-cell table:formula="of:=SQRT([.J20])" office:value-type="float" office:value="3.99204935274724">
            <text:p>3.9920</text:p>
          </table:table-cell>
          <table:table-cell table:formula="of:=SQRT([.K20])" office:value-type="float" office:value="4.00679054944114">
            <text:p>4.0068</text:p>
          </table:table-cell>
          <table:table-cell table:formula="of:=[.$B$44]*[.A20]" office:value-type="float" office:value="1.41371669412">
            <text:p>1.4137</text:p>
          </table:table-cell>
          <table:table-cell table:formula="of:=[.$B$45]*[.A20]" office:value-type="float" office:value="0.70685834706">
            <text:p>0.7069</text:p>
          </table:table-cell>
          <table:table-cell table:style-name="ce1"/>
        </table:table-row>
        <table:table-row table:style-name="ro1">
          <table:table-cell office:value-type="float" office:value="0.74612825523">
            <text:p>0.7461</text:p>
          </table:table-cell>
          <table:table-cell office:value-type="float" office:value="0">
            <text:p>0.00E+000</text:p>
          </table:table-cell>
          <table:table-cell office:value-type="float" office:value="0.399211436126037">
            <text:p>3.99E-001</text:p>
          </table:table-cell>
          <table:table-cell office:value-type="float" office:value="2.22355530309486">
            <text:p>2.22E+000</text:p>
          </table:table-cell>
          <table:table-cell office:value-type="float" office:value="5.60488558661378">
            <text:p>5.60E+000</text:p>
          </table:table-cell>
          <table:table-cell office:value-type="float" office:value="10.4927207988075">
            <text:p>1.05E+001</text:p>
          </table:table-cell>
          <table:table-cell office:value-type="float" office:value="10.5165210691404">
            <text:p>1.05E+001</text:p>
          </table:table-cell>
          <table:table-cell office:value-type="float" office:value="15.1680201804162">
            <text:p>1.52E+001</text:p>
          </table:table-cell>
          <table:table-cell office:value-type="float" office:value="15.7742440439511">
            <text:p>1.58E+001</text:p>
          </table:table-cell>
          <table:table-cell office:value-type="float" office:value="15.8569229130413">
            <text:p>1.59E+001</text:p>
          </table:table-cell>
          <table:table-cell office:value-type="float" office:value="16.7186233698186">
            <text:p>1.67E+001</text:p>
          </table:table-cell>
          <table:table-cell/>
          <table:table-cell table:formula="of:=2*[.A21]/PI()" office:value-type="float" office:value="0.475000000001543">
            <text:p>0.4750</text:p>
          </table:table-cell>
          <table:table-cell table:formula="of:=SQRT([.C21])" office:value-type="float" office:value="0.631831809998545">
            <text:p>0.6318</text:p>
          </table:table-cell>
          <table:table-cell table:formula="of:=SQRT([.D21])" office:value-type="float" office:value="1.49115904688093">
            <text:p>1.4912</text:p>
          </table:table-cell>
          <table:table-cell table:formula="of:=SQRT([.E21])" office:value-type="float" office:value="2.36746395677184">
            <text:p>2.3675</text:p>
          </table:table-cell>
          <table:table-cell table:formula="of:=SQRT([.F21])" office:value-type="float" office:value="3.23924694933985">
            <text:p>3.2392</text:p>
          </table:table-cell>
          <table:table-cell table:formula="of:=SQRT([.G21])" office:value-type="float" office:value="3.24291860353299">
            <text:p>3.2429</text:p>
          </table:table-cell>
          <table:table-cell table:formula="of:=SQRT([.H21])" office:value-type="float" office:value="3.8946142530957">
            <text:p>3.8946</text:p>
          </table:table-cell>
          <table:table-cell table:formula="of:=SQRT([.I21])" office:value-type="float" office:value="3.9716802544957">
            <text:p>3.9717</text:p>
          </table:table-cell>
          <table:table-cell table:formula="of:=SQRT([.J21])" office:value-type="float" office:value="3.98207520183149">
            <text:p>3.9821</text:p>
          </table:table-cell>
          <table:table-cell table:formula="of:=SQRT([.K21])" office:value-type="float" office:value="4.0888413236293">
            <text:p>4.0888</text:p>
          </table:table-cell>
          <table:table-cell table:formula="of:=[.$B$44]*[.A21]" office:value-type="float" office:value="1.49225651046">
            <text:p>1.4923</text:p>
          </table:table-cell>
          <table:table-cell table:formula="of:=[.$B$45]*[.A21]" office:value-type="float" office:value="0.74612825523">
            <text:p>0.7461</text:p>
          </table:table-cell>
          <table:table-cell table:style-name="ce1"/>
        </table:table-row>
        <table:table-row table:style-name="ro1">
          <table:table-cell office:value-type="float" office:value="0.7853981634">
            <text:p>0.7854</text:p>
          </table:table-cell>
          <table:table-cell office:value-type="float" office:value="0">
            <text:p>0.00E+000</text:p>
          </table:table-cell>
          <table:table-cell office:value-type="float" office:value="0.459057663082459">
            <text:p>4.59E-001</text:p>
          </table:table-cell>
          <table:table-cell office:value-type="float" office:value="2.46378811211346">
            <text:p>2.46E+000</text:p>
          </table:table-cell>
          <table:table-cell office:value-type="float" office:value="5.41732192076151">
            <text:p>5.42E+000</text:p>
          </table:table-cell>
          <table:table-cell office:value-type="float" office:value="10.5521087110475">
            <text:p>1.06E+001</text:p>
          </table:table-cell>
          <table:table-cell office:value-type="float" office:value="10.5783429312239">
            <text:p>1.06E+001</text:p>
          </table:table-cell>
          <table:table-cell office:value-type="float" office:value="15.3404845726177">
            <text:p>1.53E+001</text:p>
          </table:table-cell>
          <table:table-cell office:value-type="float" office:value="15.662298343981">
            <text:p>1.57E+001</text:p>
          </table:table-cell>
          <table:table-cell office:value-type="float" office:value="15.7350127899279">
            <text:p>1.57E+001</text:p>
          </table:table-cell>
          <table:table-cell office:value-type="float" office:value="18.5235311994796">
            <text:p>1.85E+001</text:p>
          </table:table-cell>
          <table:table-cell/>
          <table:table-cell table:formula="of:=2*[.A22]/PI()" office:value-type="float" office:value="0.500000000001624">
            <text:p>0.5000</text:p>
          </table:table-cell>
          <table:table-cell table:formula="of:=SQRT([.C22])" office:value-type="float" office:value="0.677537942171846">
            <text:p>0.6775</text:p>
          </table:table-cell>
          <table:table-cell table:formula="of:=SQRT([.D22])" office:value-type="float" office:value="1.56964585563542">
            <text:p>1.5696</text:p>
          </table:table-cell>
          <table:table-cell table:formula="of:=SQRT([.E22])" office:value-type="float" office:value="2.32751410753222">
            <text:p>2.3275</text:p>
          </table:table-cell>
          <table:table-cell table:formula="of:=SQRT([.F22])" office:value-type="float" office:value="3.24840094678098">
            <text:p>3.2484</text:p>
          </table:table-cell>
          <table:table-cell table:formula="of:=SQRT([.G22])" office:value-type="float" office:value="3.25243646075122">
            <text:p>3.2524</text:p>
          </table:table-cell>
          <table:table-cell table:formula="of:=SQRT([.H22])" office:value-type="float" office:value="3.91669306591896">
            <text:p>3.9167</text:p>
          </table:table-cell>
          <table:table-cell table:formula="of:=SQRT([.I22])" office:value-type="float" office:value="3.95756217184026">
            <text:p>3.9576</text:p>
          </table:table-cell>
          <table:table-cell table:formula="of:=SQRT([.J22])" office:value-type="float" office:value="3.96673830620674">
            <text:p>3.9667</text:p>
          </table:table-cell>
          <table:table-cell table:formula="of:=SQRT([.K22])" office:value-type="float" office:value="4.30389721060803">
            <text:p>4.3039</text:p>
          </table:table-cell>
          <table:table-cell table:formula="of:=[.$B$44]*[.A22]" office:value-type="float" office:value="1.5707963268">
            <text:p>1.5708</text:p>
          </table:table-cell>
          <table:table-cell table:formula="of:=[.$B$45]*[.A22]" office:value-type="float" office:value="0.7853981634">
            <text:p>0.7854</text:p>
          </table:table-cell>
          <table:table-cell table:style-name="ce1"/>
        </table:table-row>
        <table:table-row table:style-name="ro1">
          <table:table-cell office:value-type="float" office:value="0.82466807157">
            <text:p>0.8247</text:p>
          </table:table-cell>
          <table:table-cell office:value-type="float" office:value="0">
            <text:p>0.00E+000</text:p>
          </table:table-cell>
          <table:table-cell office:value-type="float" office:value="0.521955071065656">
            <text:p>5.22E-001</text:p>
          </table:table-cell>
          <table:table-cell office:value-type="float" office:value="2.71634548559429">
            <text:p>2.72E+000</text:p>
          </table:table-cell>
          <table:table-cell office:value-type="float" office:value="5.23296035452861">
            <text:p>5.23E+000</text:p>
          </table:table-cell>
          <table:table-cell office:value-type="float" office:value="10.6145572534315">
            <text:p>1.06E+001</text:p>
          </table:table-cell>
          <table:table-cell office:value-type="float" office:value="10.6433273726064">
            <text:p>1.06E+001</text:p>
          </table:table-cell>
          <table:table-cell office:value-type="float" office:value="15.2646522678994">
            <text:p>1.53E+001</text:p>
          </table:table-cell>
          <table:table-cell office:value-type="float" office:value="15.4722516201238">
            <text:p>1.55E+001</text:p>
          </table:table-cell>
          <table:table-cell office:value-type="float" office:value="15.9491893203307">
            <text:p>1.59E+001</text:p>
          </table:table-cell>
          <table:table-cell office:value-type="float" office:value="20.4219686888125">
            <text:p>2.04E+001</text:p>
          </table:table-cell>
          <table:table-cell/>
          <table:table-cell table:formula="of:=2*[.A23]/PI()" office:value-type="float" office:value="0.525000000001706">
            <text:p>0.5250</text:p>
          </table:table-cell>
          <table:table-cell table:formula="of:=SQRT([.C23])" office:value-type="float" office:value="0.722464581184196">
            <text:p>0.7225</text:p>
          </table:table-cell>
          <table:table-cell table:formula="of:=SQRT([.D23])" office:value-type="float" office:value="1.64813394042908">
            <text:p>1.6481</text:p>
          </table:table-cell>
          <table:table-cell table:formula="of:=SQRT([.E23])" office:value-type="float" office:value="2.28756646996947">
            <text:p>2.2876</text:p>
          </table:table-cell>
          <table:table-cell table:formula="of:=SQRT([.F23])" office:value-type="float" office:value="3.25799896461486">
            <text:p>3.2580</text:p>
          </table:table-cell>
          <table:table-cell table:formula="of:=SQRT([.G23])" office:value-type="float" office:value="3.26241128195181">
            <text:p>3.2624</text:p>
          </table:table-cell>
          <table:table-cell table:formula="of:=SQRT([.H23])" office:value-type="float" office:value="3.90700041821081">
            <text:p>3.9070</text:p>
          </table:table-cell>
          <table:table-cell table:formula="of:=SQRT([.I23])" office:value-type="float" office:value="3.93347831062074">
            <text:p>3.9335</text:p>
          </table:table-cell>
          <table:table-cell table:formula="of:=SQRT([.J23])" office:value-type="float" office:value="3.9936436145869">
            <text:p>3.9936</text:p>
          </table:table-cell>
          <table:table-cell table:formula="of:=SQRT([.K23])" office:value-type="float" office:value="4.51906723658904">
            <text:p>4.5191</text:p>
          </table:table-cell>
          <table:table-cell table:formula="of:=[.$B$44]*[.A23]" office:value-type="float" office:value="1.64933614314">
            <text:p>1.6493</text:p>
          </table:table-cell>
          <table:table-cell table:formula="of:=[.$B$45]*[.A23]" office:value-type="float" office:value="0.82466807157">
            <text:p>0.8247</text:p>
          </table:table-cell>
          <table:table-cell/>
        </table:table-row>
        <table:table-row table:style-name="ro1">
          <table:table-cell office:value-type="float" office:value="0.86393797974">
            <text:p>0.8639</text:p>
          </table:table-cell>
          <table:table-cell office:value-type="float" office:value="0">
            <text:p>0.00E+000</text:p>
          </table:table-cell>
          <table:table-cell office:value-type="float" office:value="0.587899435209444">
            <text:p>5.88E-001</text:p>
          </table:table-cell>
          <table:table-cell office:value-type="float" office:value="2.98122870974862">
            <text:p>2.98E+000</text:p>
          </table:table-cell>
          <table:table-cell office:value-type="float" office:value="5.05180375469377">
            <text:p>5.05E+000</text:p>
          </table:table-cell>
          <table:table-cell office:value-type="float" office:value="10.6800691868002">
            <text:p>1.07E+001</text:p>
          </table:table-cell>
          <table:table-cell office:value-type="float" office:value="10.7114738945142">
            <text:p>1.07E+001</text:p>
          </table:table-cell>
          <table:table-cell office:value-type="float" office:value="15.107754713814">
            <text:p>1.51E+001</text:p>
          </table:table-cell>
          <table:table-cell office:value-type="float" office:value="15.28517442555">
            <text:p>1.53E+001</text:p>
          </table:table-cell>
          <table:table-cell office:value-type="float" office:value="16.2518631091741">
            <text:p>1.63E+001</text:p>
          </table:table-cell>
          <table:table-cell office:value-type="float" office:value="20.7651759018836">
            <text:p>2.08E+001</text:p>
          </table:table-cell>
          <table:table-cell/>
          <table:table-cell table:formula="of:=2*[.A24]/PI()" office:value-type="float" office:value="0.550000000001787">
            <text:p>0.5500</text:p>
          </table:table-cell>
          <table:table-cell table:formula="of:=SQRT([.C24])" office:value-type="float" office:value="0.766746004364838">
            <text:p>0.7667</text:p>
          </table:table-cell>
          <table:table-cell table:formula="of:=SQRT([.D24])" office:value-type="float" office:value="1.72662349970937">
            <text:p>1.7266</text:p>
          </table:table-cell>
          <table:table-cell table:formula="of:=SQRT([.E24])" office:value-type="float" office:value="2.24762179974607">
            <text:p>2.2476</text:p>
          </table:table-cell>
          <table:table-cell table:formula="of:=SQRT([.F24])" office:value-type="float" office:value="3.26803751306502">
            <text:p>3.2680</text:p>
          </table:table-cell>
          <table:table-cell table:formula="of:=SQRT([.G24])" office:value-type="float" office:value="3.27283881279146">
            <text:p>3.2728</text:p>
          </table:table-cell>
          <table:table-cell table:formula="of:=SQRT([.H24])" office:value-type="float" office:value="3.88686952621438">
            <text:p>3.8869</text:p>
          </table:table-cell>
          <table:table-cell table:formula="of:=SQRT([.I24])" office:value-type="float" office:value="3.9096258677206">
            <text:p>3.9096</text:p>
          </table:table-cell>
          <table:table-cell table:formula="of:=SQRT([.J24])" office:value-type="float" office:value="4.03135995777779">
            <text:p>4.0314</text:p>
          </table:table-cell>
          <table:table-cell table:formula="of:=SQRT([.K24])" office:value-type="float" office:value="4.55688225675007">
            <text:p>4.5569</text:p>
          </table:table-cell>
          <table:table-cell table:formula="of:=[.$B$44]*[.A24]" office:value-type="float" office:value="1.72787595948">
            <text:p>1.7279</text:p>
          </table:table-cell>
          <table:table-cell table:formula="of:=[.$B$45]*[.A24]" office:value-type="float" office:value="0.86393797974">
            <text:p>0.8639</text:p>
          </table:table-cell>
          <table:table-cell/>
        </table:table-row>
        <table:table-row table:style-name="ro1">
          <table:table-cell office:value-type="float" office:value="0.90320788791">
            <text:p>0.9032</text:p>
          </table:table-cell>
          <table:table-cell office:value-type="float" office:value="0">
            <text:p>0.00E+000</text:p>
          </table:table-cell>
          <table:table-cell office:value-type="float" office:value="0.656885368136747">
            <text:p>6.57E-001</text:p>
          </table:table-cell>
          <table:table-cell office:value-type="float" office:value="3.25843926468567">
            <text:p>3.26E+000</text:p>
          </table:table-cell>
          <table:table-cell office:value-type="float" office:value="4.87385530688777">
            <text:p>4.87E+000</text:p>
          </table:table-cell>
          <table:table-cell office:value-type="float" office:value="10.7486468328261">
            <text:p>1.07E+001</text:p>
          </table:table-cell>
          <table:table-cell office:value-type="float" office:value="10.782782085044">
            <text:p>1.08E+001</text:p>
          </table:table-cell>
          <table:table-cell office:value-type="float" office:value="14.9380820017851">
            <text:p>1.49E+001</text:p>
          </table:table-cell>
          <table:table-cell office:value-type="float" office:value="15.1014153713709">
            <text:p>1.51E+001</text:p>
          </table:table-cell>
          <table:table-cell office:value-type="float" office:value="16.5744887016395">
            <text:p>1.66E+001</text:p>
          </table:table-cell>
          <table:table-cell office:value-type="float" office:value="20.0524468706532">
            <text:p>2.01E+001</text:p>
          </table:table-cell>
          <table:table-cell/>
          <table:table-cell table:formula="of:=2*[.A25]/PI()" office:value-type="float" office:value="0.575000000001868">
            <text:p>0.5750</text:p>
          </table:table-cell>
          <table:table-cell table:formula="of:=SQRT([.C25])" office:value-type="float" office:value="0.810484650154923">
            <text:p>0.8105</text:p>
          </table:table-cell>
          <table:table-cell table:formula="of:=SQRT([.D25])" office:value-type="float" office:value="1.80511475111298">
            <text:p>1.8051</text:p>
          </table:table-cell>
          <table:table-cell table:formula="of:=SQRT([.E25])" office:value-type="float" office:value="2.20768097941885">
            <text:p>2.2077</text:p>
          </table:table-cell>
          <table:table-cell table:formula="of:=SQRT([.F25])" office:value-type="float" office:value="3.27851289959734">
            <text:p>3.2785</text:p>
          </table:table-cell>
          <table:table-cell table:formula="of:=SQRT([.G25])" office:value-type="float" office:value="3.28371467777637">
            <text:p>3.2837</text:p>
          </table:table-cell>
          <table:table-cell table:formula="of:=SQRT([.H25])" office:value-type="float" office:value="3.8649815008335">
            <text:p>3.8650</text:p>
          </table:table-cell>
          <table:table-cell table:formula="of:=SQRT([.I25])" office:value-type="float" office:value="3.88605395888566">
            <text:p>3.8861</text:p>
          </table:table-cell>
          <table:table-cell table:formula="of:=SQRT([.J25])" office:value-type="float" office:value="4.07117780275433">
            <text:p>4.0712</text:p>
          </table:table-cell>
          <table:table-cell table:formula="of:=SQRT([.K25])" office:value-type="float" office:value="4.47799585424699">
            <text:p>4.4780</text:p>
          </table:table-cell>
          <table:table-cell table:formula="of:=[.$B$44]*[.A25]" office:value-type="float" office:value="1.80641577582">
            <text:p>1.8064</text:p>
          </table:table-cell>
          <table:table-cell table:formula="of:=[.$B$45]*[.A25]" office:value-type="float" office:value="0.90320788791">
            <text:p>0.9032</text:p>
          </table:table-cell>
          <table:table-cell/>
        </table:table-row>
        <table:table-row table:style-name="ro1">
          <table:table-cell office:value-type="float" office:value="0.94247779608">
            <text:p>0.9425</text:p>
          </table:table-cell>
          <table:table-cell office:value-type="float" office:value="0">
            <text:p>0.00E+000</text:p>
          </table:table-cell>
          <table:table-cell office:value-type="float" office:value="0.72890597718977">
            <text:p>7.29E-001</text:p>
          </table:table-cell>
          <table:table-cell office:value-type="float" office:value="3.54797884247321">
            <text:p>3.55E+000</text:p>
          </table:table-cell>
          <table:table-cell office:value-type="float" office:value="4.69911922359268">
            <text:p>4.70E+000</text:p>
          </table:table-cell>
          <table:table-cell office:value-type="float" office:value="10.8202921779882">
            <text:p>1.08E+001</text:p>
          </table:table-cell>
          <table:table-cell office:value-type="float" office:value="10.8572516448589">
            <text:p>1.09E+001</text:p>
          </table:table-cell>
          <table:table-cell office:value-type="float" office:value="14.7667144311078">
            <text:p>1.48E+001</text:p>
          </table:table-cell>
          <table:table-cell office:value-type="float" office:value="14.9209870841373">
            <text:p>1.49E+001</text:p>
          </table:table-cell>
          <table:table-cell office:value-type="float" office:value="16.905993626843">
            <text:p>1.69E+001</text:p>
          </table:table-cell>
          <table:table-cell office:value-type="float" office:value="19.3523960295932">
            <text:p>1.94E+001</text:p>
          </table:table-cell>
          <table:table-cell/>
          <table:table-cell table:formula="of:=2*[.A26]/PI()" office:value-type="float" office:value="0.600000000001949">
            <text:p>0.6000</text:p>
          </table:table-cell>
          <table:table-cell table:formula="of:=SQRT([.C26])" office:value-type="float" office:value="0.853759906056597">
            <text:p>0.8538</text:p>
          </table:table-cell>
          <table:table-cell table:formula="of:=SQRT([.D26])" office:value-type="float" office:value="1.88360793226011">
            <text:p>1.8836</text:p>
          </table:table-cell>
          <table:table-cell table:formula="of:=SQRT([.E26])" office:value-type="float" office:value="2.16774519341935">
            <text:p>2.1677</text:p>
          </table:table-cell>
          <table:table-cell table:formula="of:=SQRT([.F26])" office:value-type="float" office:value="3.28942125274161">
            <text:p>3.2894</text:p>
          </table:table-cell>
          <table:table-cell table:formula="of:=SQRT([.G26])" office:value-type="float" office:value="3.2950343920601">
            <text:p>3.2950</text:p>
          </table:table-cell>
          <table:table-cell table:formula="of:=SQRT([.H26])" office:value-type="float" office:value="3.84274829140653">
            <text:p>3.8427</text:p>
          </table:table-cell>
          <table:table-cell table:formula="of:=SQRT([.I26])" office:value-type="float" office:value="3.86276935425056">
            <text:p>3.8628</text:p>
          </table:table-cell>
          <table:table-cell table:formula="of:=SQRT([.J26])" office:value-type="float" office:value="4.11168987483772">
            <text:p>4.1117</text:p>
          </table:table-cell>
          <table:table-cell table:formula="of:=SQRT([.K26])" office:value-type="float" office:value="4.39913582759083">
            <text:p>4.3991</text:p>
          </table:table-cell>
          <table:table-cell table:formula="of:=[.$B$44]*[.A26]" office:value-type="float" office:value="1.88495559216">
            <text:p>1.8850</text:p>
          </table:table-cell>
          <table:table-cell table:formula="of:=[.$B$45]*[.A26]" office:value-type="float" office:value="0.94247779608">
            <text:p>0.9425</text:p>
          </table:table-cell>
          <table:table-cell/>
        </table:table-row>
        <table:table-row table:style-name="ro1">
          <table:table-cell office:value-type="float" office:value="0.98174770425">
            <text:p>0.9817</text:p>
          </table:table-cell>
          <table:table-cell office:value-type="float" office:value="0">
            <text:p>0.00E+000</text:p>
          </table:table-cell>
          <table:table-cell office:value-type="float" office:value="0.803952376736934">
            <text:p>8.04E-001</text:p>
          </table:table-cell>
          <table:table-cell office:value-type="float" office:value="3.8498493658873">
            <text:p>3.85E+000</text:p>
          </table:table-cell>
          <table:table-cell office:value-type="float" office:value="4.52760145402395">
            <text:p>4.53E+000</text:p>
          </table:table-cell>
          <table:table-cell office:value-type="float" office:value="10.8950068343247">
            <text:p>1.09E+001</text:p>
          </table:table-cell>
          <table:table-cell office:value-type="float" office:value="10.9348824054167">
            <text:p>1.09E+001</text:p>
          </table:table-cell>
          <table:table-cell office:value-type="float" office:value="14.5965227421366">
            <text:p>1.46E+001</text:p>
          </table:table-cell>
          <table:table-cell office:value-type="float" office:value="14.7438829370684">
            <text:p>1.47E+001</text:p>
          </table:table-cell>
          <table:table-cell office:value-type="float" office:value="17.2435152267455">
            <text:p>1.72E+001</text:p>
          </table:table-cell>
          <table:table-cell office:value-type="float" office:value="18.6650000341647">
            <text:p>1.87E+001</text:p>
          </table:table-cell>
          <table:table-cell/>
          <table:table-cell table:formula="of:=2*[.A27]/PI()" office:value-type="float" office:value="0.62500000000203">
            <text:p>0.6250</text:p>
          </table:table-cell>
          <table:table-cell table:formula="of:=SQRT([.C27])" office:value-type="float" office:value="0.896633914558742">
            <text:p>0.8966</text:p>
          </table:table-cell>
          <table:table-cell table:formula="of:=SQRT([.D27])" office:value-type="float" office:value="1.96210330153315">
            <text:p>1.9621</text:p>
          </table:table-cell>
          <table:table-cell table:formula="of:=SQRT([.E27])" office:value-type="float" office:value="2.12781612317041">
            <text:p>2.1278</text:p>
          </table:table-cell>
          <table:table-cell table:formula="of:=SQRT([.F27])" office:value-type="float" office:value="3.30075852408574">
            <text:p>3.3008</text:p>
          </table:table-cell>
          <table:table-cell table:formula="of:=SQRT([.G27])" office:value-type="float" office:value="3.30679337204741">
            <text:p>3.3068</text:p>
          </table:table-cell>
          <table:table-cell table:formula="of:=SQRT([.H27])" office:value-type="float" office:value="3.82053958782482">
            <text:p>3.8205</text:p>
          </table:table-cell>
          <table:table-cell table:formula="of:=SQRT([.I27])" office:value-type="float" office:value="3.83977641758845">
            <text:p>3.8398</text:p>
          </table:table-cell>
          <table:table-cell table:formula="of:=SQRT([.J27])" office:value-type="float" office:value="4.15253118311536">
            <text:p>4.1525</text:p>
          </table:table-cell>
          <table:table-cell table:formula="of:=SQRT([.K27])" office:value-type="float" office:value="4.32030091939956">
            <text:p>4.3203</text:p>
          </table:table-cell>
          <table:table-cell table:formula="of:=[.$B$44]*[.A27]" office:value-type="float" office:value="1.9634954085">
            <text:p>1.9635</text:p>
          </table:table-cell>
          <table:table-cell table:formula="of:=[.$B$45]*[.A27]" office:value-type="float" office:value="0.98174770425">
            <text:p>0.9817</text:p>
          </table:table-cell>
          <table:table-cell/>
        </table:table-row>
        <table:table-row table:style-name="ro1">
          <table:table-cell office:value-type="float" office:value="1.02101761242">
            <text:p>1.0210</text:p>
          </table:table-cell>
          <table:table-cell office:value-type="float" office:value="0">
            <text:p>0.00E+000</text:p>
          </table:table-cell>
          <table:table-cell office:value-type="float" office:value="0.882012986712131">
            <text:p>8.82E-001</text:p>
          </table:table-cell>
          <table:table-cell office:value-type="float" office:value="4.16405300783237">
            <text:p>4.16E+000</text:p>
          </table:table-cell>
          <table:table-cell office:value-type="float" office:value="4.35931053007221">
            <text:p>4.36E+000</text:p>
          </table:table-cell>
          <table:table-cell office:value-type="float" office:value="10.9727919100423">
            <text:p>1.10E+001</text:p>
          </table:table-cell>
          <table:table-cell office:value-type="float" office:value="11.0156743435736">
            <text:p>1.10E+001</text:p>
          </table:table-cell>
          <table:table-cell office:value-type="float" office:value="14.4285489532351">
            <text:p>1.44E+001</text:p>
          </table:table-cell>
          <table:table-cell office:value-type="float" office:value="14.5700927220433">
            <text:p>1.46E+001</text:p>
          </table:table-cell>
          <table:table-cell office:value-type="float" office:value="17.5860158993391">
            <text:p>1.76E+001</text:p>
          </table:table-cell>
          <table:table-cell office:value-type="float" office:value="17.9902366385641">
            <text:p>1.80E+001</text:p>
          </table:table-cell>
          <table:table-cell/>
          <table:table-cell table:formula="of:=2*[.A28]/PI()" office:value-type="float" office:value="0.650000000002112">
            <text:p>0.6500</text:p>
          </table:table-cell>
          <table:table-cell table:formula="of:=SQRT([.C28])" office:value-type="float" office:value="0.939155464612825">
            <text:p>0.9392</text:p>
          </table:table-cell>
          <table:table-cell table:formula="of:=SQRT([.D28])" office:value-type="float" office:value="2.04060113883933">
            <text:p>2.0406</text:p>
          </table:table-cell>
          <table:table-cell table:formula="of:=SQRT([.E28])" office:value-type="float" office:value="2.08789619714971">
            <text:p>2.0879</text:p>
          </table:table-cell>
          <table:table-cell table:formula="of:=SQRT([.F28])" office:value-type="float" office:value="3.31252047692423">
            <text:p>3.3125</text:p>
          </table:table-cell>
          <table:table-cell table:formula="of:=SQRT([.G28])" office:value-type="float" office:value="3.31898694537559">
            <text:p>3.3190</text:p>
          </table:table-cell>
          <table:table-cell table:formula="of:=SQRT([.H28])" office:value-type="float" office:value="3.79849298449203">
            <text:p>3.7985</text:p>
          </table:table-cell>
          <table:table-cell table:formula="of:=SQRT([.I28])" office:value-type="float" office:value="3.81707908249794">
            <text:p>3.8171</text:p>
          </table:table-cell>
          <table:table-cell table:formula="of:=SQRT([.J28])" office:value-type="float" office:value="4.19356839688339">
            <text:p>4.1936</text:p>
          </table:table-cell>
          <table:table-cell table:formula="of:=SQRT([.K28])" office:value-type="float" office:value="4.24148990787013">
            <text:p>4.2415</text:p>
          </table:table-cell>
          <table:table-cell table:formula="of:=[.$B$44]*[.A28]" office:value-type="float" office:value="2.04203522484">
            <text:p>2.0420</text:p>
          </table:table-cell>
          <table:table-cell table:formula="of:=[.$B$45]*[.A28]" office:value-type="float" office:value="1.02101761242">
            <text:p>1.0210</text:p>
          </table:table-cell>
          <table:table-cell/>
        </table:table-row>
        <table:table-row table:style-name="ro1">
          <table:table-cell office:value-type="float" office:value="1.06028752059">
            <text:p>1.0603</text:p>
          </table:table-cell>
          <table:table-cell office:value-type="float" office:value="0">
            <text:p>0.00E+000</text:p>
          </table:table-cell>
          <table:table-cell office:value-type="float" office:value="0.963072506237712">
            <text:p>9.63E-001</text:p>
          </table:table-cell>
          <table:table-cell office:value-type="float" office:value="4.19425869146985">
            <text:p>4.19E+000</text:p>
          </table:table-cell>
          <table:table-cell office:value-type="float" office:value="4.49059221141153">
            <text:p>4.49E+000</text:p>
          </table:table-cell>
          <table:table-cell office:value-type="float" office:value="11.053647787021">
            <text:p>1.11E+001</text:p>
          </table:table-cell>
          <table:table-cell office:value-type="float" office:value="11.0996275933468">
            <text:p>1.11E+001</text:p>
          </table:table-cell>
          <table:table-cell office:value-type="float" office:value="14.2632558135297">
            <text:p>1.43E+001</text:p>
          </table:table-cell>
          <table:table-cell office:value-type="float" office:value="14.3996055205178">
            <text:p>1.44E+001</text:p>
          </table:table-cell>
          <table:table-cell office:value-type="float" office:value="17.3280846662069">
            <text:p>1.73E+001</text:p>
          </table:table-cell>
          <table:table-cell office:value-type="float" office:value="17.9330339480797">
            <text:p>1.79E+001</text:p>
          </table:table-cell>
          <table:table-cell/>
          <table:table-cell table:formula="of:=2*[.A29]/PI()" office:value-type="float" office:value="0.675000000002193">
            <text:p>0.6750</text:p>
          </table:table-cell>
          <table:table-cell table:formula="of:=SQRT([.C29])" office:value-type="float" office:value="0.981362576338487">
            <text:p>0.9814</text:p>
          </table:table-cell>
          <table:table-cell table:formula="of:=SQRT([.D29])" office:value-type="float" office:value="2.04798893831726">
            <text:p>2.0480</text:p>
          </table:table-cell>
          <table:table-cell table:formula="of:=SQRT([.E29])" office:value-type="float" office:value="2.11910174635658">
            <text:p>2.1191</text:p>
          </table:table-cell>
          <table:table-cell table:formula="of:=SQRT([.F29])" office:value-type="float" office:value="3.32470266144523">
            <text:p>3.3247</text:p>
          </table:table-cell>
          <table:table-cell table:formula="of:=SQRT([.G29])" office:value-type="float" office:value="3.33161036037331">
            <text:p>3.3316</text:p>
          </table:table-cell>
          <table:table-cell table:formula="of:=SQRT([.H29])" office:value-type="float" office:value="3.77667258489926">
            <text:p>3.7767</text:p>
          </table:table-cell>
          <table:table-cell table:formula="of:=SQRT([.I29])" office:value-type="float" office:value="3.7946812146105">
            <text:p>3.7947</text:p>
          </table:table-cell>
          <table:table-cell table:formula="of:=SQRT([.J29])" office:value-type="float" office:value="4.16270160667407">
            <text:p>4.1627</text:p>
          </table:table-cell>
          <table:table-cell table:formula="of:=SQRT([.K29])" office:value-type="float" office:value="4.23474130828315">
            <text:p>4.2347</text:p>
          </table:table-cell>
          <table:table-cell table:formula="of:=[.$B$44]*[.A29]" office:value-type="float" office:value="2.12057504118">
            <text:p>2.1206</text:p>
          </table:table-cell>
          <table:table-cell table:formula="of:=[.$B$45]*[.A29]" office:value-type="float" office:value="1.06028752059">
            <text:p>1.0603</text:p>
          </table:table-cell>
          <table:table-cell/>
        </table:table-row>
        <table:table-row table:style-name="ro1">
          <table:table-cell office:value-type="float" office:value="1.09955742876">
            <text:p>1.0996</text:p>
          </table:table-cell>
          <table:table-cell office:value-type="float" office:value="0">
            <text:p>0.00E+000</text:p>
          </table:table-cell>
          <table:table-cell office:value-type="float" office:value="1.04711037813178">
            <text:p>1.05E+000</text:p>
          </table:table-cell>
          <table:table-cell office:value-type="float" office:value="4.03246349142433">
            <text:p>4.03E+000</text:p>
          </table:table-cell>
          <table:table-cell office:value-type="float" office:value="4.82946971063016">
            <text:p>4.83E+000</text:p>
          </table:table-cell>
          <table:table-cell office:value-type="float" office:value="11.1375737703928">
            <text:p>1.11E+001</text:p>
          </table:table-cell>
          <table:table-cell office:value-type="float" office:value="11.1867424543156">
            <text:p>1.12E+001</text:p>
          </table:table-cell>
          <table:table-cell office:value-type="float" office:value="14.1008780717807">
            <text:p>1.41E+001</text:p>
          </table:table-cell>
          <table:table-cell office:value-type="float" office:value="14.2324105143961">
            <text:p>1.42E+001</text:p>
          </table:table-cell>
          <table:table-cell office:value-type="float" office:value="16.6785239801715">
            <text:p>1.67E+001</text:p>
          </table:table-cell>
          <table:table-cell office:value-type="float" office:value="18.2843319665879">
            <text:p>1.83E+001</text:p>
          </table:table-cell>
          <table:table-cell/>
          <table:table-cell table:formula="of:=2*[.A30]/PI()" office:value-type="float" office:value="0.700000000002274">
            <text:p>0.7000</text:p>
          </table:table-cell>
          <table:table-cell table:formula="of:=SQRT([.C30])" office:value-type="float" office:value="1.02328411408161">
            <text:p>1.0233</text:p>
          </table:table-cell>
          <table:table-cell table:formula="of:=SQRT([.D30])" office:value-type="float" office:value="2.00809947249242">
            <text:p>2.0081</text:p>
          </table:table-cell>
          <table:table-cell table:formula="of:=SQRT([.E30])" office:value-type="float" office:value="2.19760544926294">
            <text:p>2.1976</text:p>
          </table:table-cell>
          <table:table-cell table:formula="of:=SQRT([.F30])" office:value-type="float" office:value="3.33730037161667">
            <text:p>3.3373</text:p>
          </table:table-cell>
          <table:table-cell table:formula="of:=SQRT([.G30])" office:value-type="float" office:value="3.34465879490205">
            <text:p>3.3447</text:p>
          </table:table-cell>
          <table:table-cell table:formula="of:=SQRT([.H30])" office:value-type="float" office:value="3.75511358973077">
            <text:p>3.7551</text:p>
          </table:table-cell>
          <table:table-cell table:formula="of:=SQRT([.I30])" office:value-type="float" office:value="3.77258671396644">
            <text:p>3.7726</text:p>
          </table:table-cell>
          <table:table-cell table:formula="of:=SQRT([.J30])" office:value-type="float" office:value="4.08393486482969">
            <text:p>4.0839</text:p>
          </table:table-cell>
          <table:table-cell table:formula="of:=SQRT([.K30])" office:value-type="float" office:value="4.27601823740122">
            <text:p>4.2760</text:p>
          </table:table-cell>
          <table:table-cell table:formula="of:=[.$B$44]*[.A30]" office:value-type="float" office:value="2.19911485752">
            <text:p>2.1991</text:p>
          </table:table-cell>
          <table:table-cell table:formula="of:=[.$B$45]*[.A30]" office:value-type="float" office:value="1.09955742876">
            <text:p>1.0996</text:p>
          </table:table-cell>
          <table:table-cell/>
        </table:table-row>
        <table:table-row table:style-name="ro1">
          <table:table-cell office:value-type="float" office:value="1.13882733693">
            <text:p>1.1388</text:p>
          </table:table-cell>
          <table:table-cell office:value-type="float" office:value="0">
            <text:p>0.00E+000</text:p>
          </table:table-cell>
          <table:table-cell office:value-type="float" office:value="1.13409842937275">
            <text:p>1.13E+000</text:p>
          </table:table-cell>
          <table:table-cell office:value-type="float" office:value="3.87395020741688">
            <text:p>3.87E+000</text:p>
          </table:table-cell>
          <table:table-cell office:value-type="float" office:value="5.18068855170619">
            <text:p>5.18E+000</text:p>
          </table:table-cell>
          <table:table-cell office:value-type="float" office:value="11.2245675383801">
            <text:p>1.12E+001</text:p>
          </table:table-cell>
          <table:table-cell office:value-type="float" office:value="11.2770193950762">
            <text:p>1.13E+001</text:p>
          </table:table-cell>
          <table:table-cell office:value-type="float" office:value="13.9415472686467">
            <text:p>1.39E+001</text:p>
          </table:table-cell>
          <table:table-cell office:value-type="float" office:value="14.0684972791492">
            <text:p>1.41E+001</text:p>
          </table:table-cell>
          <table:table-cell office:value-type="float" office:value="16.0415354536334">
            <text:p>1.60E+001</text:p>
          </table:table-cell>
          <table:table-cell office:value-type="float" office:value="18.6397708532125">
            <text:p>1.86E+001</text:p>
          </table:table-cell>
          <table:table-cell/>
          <table:table-cell table:formula="of:=2*[.A31]/PI()" office:value-type="float" office:value="0.725000000002355">
            <text:p>0.7250</text:p>
          </table:table-cell>
          <table:table-cell table:formula="of:=SQRT([.C31])" office:value-type="float" office:value="1.06494057551243">
            <text:p>1.0649</text:p>
          </table:table-cell>
          <table:table-cell table:formula="of:=SQRT([.D31])" office:value-type="float" office:value="1.96823530285809">
            <text:p>1.9682</text:p>
          </table:table-cell>
          <table:table-cell table:formula="of:=SQRT([.E31])" office:value-type="float" office:value="2.27611259644733">
            <text:p>2.2761</text:p>
          </table:table-cell>
          <table:table-cell table:formula="of:=SQRT([.F31])" office:value-type="float" office:value="3.35030857360634">
            <text:p>3.3503</text:p>
          </table:table-cell>
          <table:table-cell table:formula="of:=SQRT([.G31])" office:value-type="float" office:value="3.35812736433213">
            <text:p>3.3581</text:p>
          </table:table-cell>
          <table:table-cell table:formula="of:=SQRT([.H31])" office:value-type="float" office:value="3.73383814173121">
            <text:p>3.7338</text:p>
          </table:table-cell>
          <table:table-cell table:formula="of:=SQRT([.I31])" office:value-type="float" office:value="3.75079955198211">
            <text:p>3.7508</text:p>
          </table:table-cell>
          <table:table-cell table:formula="of:=SQRT([.J31])" office:value-type="float" office:value="4.00518856655132">
            <text:p>4.0052</text:p>
          </table:table-cell>
          <table:table-cell table:formula="of:=SQRT([.K31])" office:value-type="float" office:value="4.31738009135314">
            <text:p>4.3174</text:p>
          </table:table-cell>
          <table:table-cell table:formula="of:=[.$B$44]*[.A31]" office:value-type="float" office:value="2.27765467386">
            <text:p>2.2777</text:p>
          </table:table-cell>
          <table:table-cell table:formula="of:=[.$B$45]*[.A31]" office:value-type="float" office:value="1.13882733693">
            <text:p>1.1388</text:p>
          </table:table-cell>
          <table:table-cell/>
        </table:table-row>
        <table:table-row table:style-name="ro1">
          <table:table-cell office:value-type="float" office:value="1.1780972451">
            <text:p>1.1781</text:p>
          </table:table-cell>
          <table:table-cell office:value-type="float" office:value="0">
            <text:p>0.00E+000</text:p>
          </table:table-cell>
          <table:table-cell office:value-type="float" office:value="1.22399712838243">
            <text:p>1.22E+000</text:p>
          </table:table-cell>
          <table:table-cell office:value-type="float" office:value="3.71875562220758">
            <text:p>3.72E+000</text:p>
          </table:table-cell>
          <table:table-cell office:value-type="float" office:value="5.54425211497607">
            <text:p>5.54E+000</text:p>
          </table:table-cell>
          <table:table-cell office:value-type="float" office:value="11.3146242584437">
            <text:p>1.13E+001</text:p>
          </table:table-cell>
          <table:table-cell office:value-type="float" office:value="11.3704590485997">
            <text:p>1.14E+001</text:p>
          </table:table-cell>
          <table:table-cell office:value-type="float" office:value="13.7853441726468">
            <text:p>1.38E+001</text:p>
          </table:table-cell>
          <table:table-cell office:value-type="float" office:value="13.9078559141942">
            <text:p>1.39E+001</text:p>
          </table:table-cell>
          <table:table-cell office:value-type="float" office:value="15.4171009403108">
            <text:p>1.54E+001</text:p>
          </table:table-cell>
          <table:table-cell office:value-type="float" office:value="18.9992551207879">
            <text:p>1.90E+001</text:p>
          </table:table-cell>
          <table:table-cell/>
          <table:table-cell table:formula="of:=2*[.A32]/PI()" office:value-type="float" office:value="0.750000000002437">
            <text:p>0.7500</text:p>
          </table:table-cell>
          <table:table-cell table:formula="of:=SQRT([.C32])" office:value-type="float" office:value="1.10634403707998">
            <text:p>1.1063</text:p>
          </table:table-cell>
          <table:table-cell table:formula="of:=SQRT([.D32])" office:value-type="float" office:value="1.92840753530149">
            <text:p>1.9284</text:p>
          </table:table-cell>
          <table:table-cell table:formula="of:=SQRT([.E32])" office:value-type="float" office:value="2.3546235612038">
            <text:p>2.3546</text:p>
          </table:table-cell>
          <table:table-cell table:formula="of:=SQRT([.F32])" office:value-type="float" office:value="3.36372178671836">
            <text:p>3.3637</text:p>
          </table:table-cell>
          <table:table-cell table:formula="of:=SQRT([.G32])" office:value-type="float" office:value="3.37201112818444">
            <text:p>3.3720</text:p>
          </table:table-cell>
          <table:table-cell table:formula="of:=SQRT([.H32])" office:value-type="float" office:value="3.71286199213582">
            <text:p>3.7129</text:p>
          </table:table-cell>
          <table:table-cell table:formula="of:=SQRT([.I32])" office:value-type="float" office:value="3.7293237877924">
            <text:p>3.7293</text:p>
          </table:table-cell>
          <table:table-cell table:formula="of:=SQRT([.J32])" office:value-type="float" office:value="3.92646163107585">
            <text:p>3.9265</text:p>
          </table:table-cell>
          <table:table-cell table:formula="of:=SQRT([.K32])" office:value-type="float" office:value="4.35881349919767">
            <text:p>4.3588</text:p>
          </table:table-cell>
          <table:table-cell table:formula="of:=[.$B$44]*[.A32]" office:value-type="float" office:value="2.3561944902">
            <text:p>2.3562</text:p>
          </table:table-cell>
          <table:table-cell table:formula="of:=[.$B$45]*[.A32]" office:value-type="float" office:value="1.1780972451">
            <text:p>1.1781</text:p>
          </table:table-cell>
          <table:table-cell/>
        </table:table-row>
        <table:table-row table:style-name="ro1">
          <table:table-cell office:value-type="float" office:value="1.21736715327">
            <text:p>1.2174</text:p>
          </table:table-cell>
          <table:table-cell office:value-type="float" office:value="0">
            <text:p>0.00E+000</text:p>
          </table:table-cell>
          <table:table-cell office:value-type="float" office:value="1.31674942196221">
            <text:p>1.32E+000</text:p>
          </table:table-cell>
          <table:table-cell office:value-type="float" office:value="3.56693421598587">
            <text:p>3.57E+000</text:p>
          </table:table-cell>
          <table:table-cell office:value-type="float" office:value="5.92016413736603">
            <text:p>5.92E+000</text:p>
          </table:table-cell>
          <table:table-cell office:value-type="float" office:value="11.4077351152849">
            <text:p>1.14E+001</text:p>
          </table:table-cell>
          <table:table-cell office:value-type="float" office:value="11.4670621934027">
            <text:p>1.15E+001</text:p>
          </table:table-cell>
          <table:table-cell office:value-type="float" office:value="13.6323242647417">
            <text:p>1.36E+001</text:p>
          </table:table-cell>
          <table:table-cell office:value-type="float" office:value="13.7504771213938">
            <text:p>1.38E+001</text:p>
          </table:table-cell>
          <table:table-cell office:value-type="float" office:value="14.8052032449457">
            <text:p>1.48E+001</text:p>
          </table:table-cell>
          <table:table-cell office:value-type="float" office:value="19.3627035036839">
            <text:p>1.94E+001</text:p>
          </table:table-cell>
          <table:table-cell/>
          <table:table-cell table:formula="of:=2*[.A33]/PI()" office:value-type="float" office:value="0.775000000002518">
            <text:p>0.7750</text:p>
          </table:table-cell>
          <table:table-cell table:formula="of:=SQRT([.C33])" office:value-type="float" office:value="1.14749702481628">
            <text:p>1.1475</text:p>
          </table:table-cell>
          <table:table-cell table:formula="of:=SQRT([.D33])" office:value-type="float" office:value="1.88863289603509">
            <text:p>1.8886</text:p>
          </table:table-cell>
          <table:table-cell table:formula="of:=SQRT([.E33])" office:value-type="float" office:value="2.43313874190643">
            <text:p>2.4331</text:p>
          </table:table-cell>
          <table:table-cell table:formula="of:=SQRT([.F33])" office:value-type="float" office:value="3.37753388070126">
            <text:p>3.3775</text:p>
          </table:table-cell>
          <table:table-cell table:formula="of:=SQRT([.G33])" office:value-type="float" office:value="3.38630509455405">
            <text:p>3.3863</text:p>
          </table:table-cell>
          <table:table-cell table:formula="of:=SQRT([.H33])" office:value-type="float" office:value="3.69219775536762">
            <text:p>3.6922</text:p>
          </table:table-cell>
          <table:table-cell table:formula="of:=SQRT([.I33])" office:value-type="float" office:value="3.70816357802535">
            <text:p>3.7082</text:p>
          </table:table-cell>
          <table:table-cell table:formula="of:=SQRT([.J33])" office:value-type="float" office:value="3.84775301246659">
            <text:p>3.8478</text:p>
          </table:table-cell>
          <table:table-cell table:formula="of:=SQRT([.K33])" office:value-type="float" office:value="4.40030720560325">
            <text:p>4.4003</text:p>
          </table:table-cell>
          <table:table-cell table:formula="of:=[.$B$44]*[.A33]" office:value-type="float" office:value="2.43473430654">
            <text:p>2.4347</text:p>
          </table:table-cell>
          <table:table-cell table:formula="of:=[.$B$45]*[.A33]" office:value-type="float" office:value="1.21736715327">
            <text:p>1.2174</text:p>
          </table:table-cell>
          <table:table-cell/>
        </table:table-row>
        <table:table-row table:style-name="ro1">
          <table:table-cell office:value-type="float" office:value="1.25663706144">
            <text:p>1.2566</text:p>
          </table:table-cell>
          <table:table-cell office:value-type="float" office:value="0">
            <text:p>0.00E+000</text:p>
          </table:table-cell>
          <table:table-cell office:value-type="float" office:value="1.41227012629477">
            <text:p>1.41E+000</text:p>
          </table:table-cell>
          <table:table-cell office:value-type="float" office:value="3.41856879775664">
            <text:p>3.42E+000</text:p>
          </table:table-cell>
          <table:table-cell office:value-type="float" office:value="6.30842873541658">
            <text:p>6.31E+000</text:p>
          </table:table-cell>
          <table:table-cell office:value-type="float" office:value="11.5038847434134">
            <text:p>1.15E+001</text:p>
          </table:table-cell>
          <table:table-cell office:value-type="float" office:value="11.5668297083166">
            <text:p>1.16E+001</text:p>
          </table:table-cell>
          <table:table-cell office:value-type="float" office:value="13.4825325197454">
            <text:p>1.35E+001</text:p>
          </table:table-cell>
          <table:table-cell office:value-type="float" office:value="13.5963522811395">
            <text:p>1.36E+001</text:p>
          </table:table-cell>
          <table:table-cell office:value-type="float" office:value="14.205826093848">
            <text:p>1.42E+001</text:p>
          </table:table-cell>
          <table:table-cell office:value-type="float" office:value="19.7300273162012">
            <text:p>1.97E+001</text:p>
          </table:table-cell>
          <table:table-cell/>
          <table:table-cell table:formula="of:=2*[.A34]/PI()" office:value-type="float" office:value="0.800000000002599">
            <text:p>0.8000</text:p>
          </table:table-cell>
          <table:table-cell table:formula="of:=SQRT([.C34])" office:value-type="float" office:value="1.18838971987087">
            <text:p>1.1884</text:p>
          </table:table-cell>
          <table:table-cell table:formula="of:=SQRT([.D34])" office:value-type="float" office:value="1.84893720762946">
            <text:p>1.8489</text:p>
          </table:table-cell>
          <table:table-cell table:formula="of:=SQRT([.E34])" office:value-type="float" office:value="2.51165856266663">
            <text:p>2.5117</text:p>
          </table:table-cell>
          <table:table-cell table:formula="of:=SQRT([.F34])" office:value-type="float" office:value="3.39173771736751">
            <text:p>3.3917</text:p>
          </table:table-cell>
          <table:table-cell table:formula="of:=SQRT([.G34])" office:value-type="float" office:value="3.40100422056731">
            <text:p>3.4010</text:p>
          </table:table-cell>
          <table:table-cell table:formula="of:=SQRT([.H34])" office:value-type="float" office:value="3.67185682179267">
            <text:p>3.6719</text:p>
          </table:table-cell>
          <table:table-cell table:formula="of:=SQRT([.I34])" office:value-type="float" office:value="3.68732318642392">
            <text:p>3.6873</text:p>
          </table:table-cell>
          <table:table-cell table:formula="of:=SQRT([.J34])" office:value-type="float" office:value="3.76906169939522">
            <text:p>3.7691</text:p>
          </table:table-cell>
          <table:table-cell table:formula="of:=SQRT([.K34])" office:value-type="float" office:value="4.44184953777154">
            <text:p>4.4418</text:p>
          </table:table-cell>
          <table:table-cell table:formula="of:=[.$B$44]*[.A34]" office:value-type="float" office:value="2.51327412288">
            <text:p>2.5133</text:p>
          </table:table-cell>
          <table:table-cell table:formula="of:=[.$B$45]*[.A34]" office:value-type="float" office:value="1.25663706144">
            <text:p>1.2566</text:p>
          </table:table-cell>
          <table:table-cell/>
        </table:table-row>
        <table:table-row table:style-name="ro1">
          <table:table-cell office:value-type="float" office:value="1.29590696961">
            <text:p>1.2959</text:p>
          </table:table-cell>
          <table:table-cell office:value-type="float" office:value="0">
            <text:p>0.00E+000</text:p>
          </table:table-cell>
          <table:table-cell office:value-type="float" office:value="1.51042666818368">
            <text:p>1.51E+000</text:p>
          </table:table-cell>
          <table:table-cell office:value-type="float" office:value="3.27378978147431">
            <text:p>3.27E+000</text:p>
          </table:table-cell>
          <table:table-cell office:value-type="float" office:value="6.70905042882894">
            <text:p>6.71E+000</text:p>
          </table:table-cell>
          <table:table-cell office:value-type="float" office:value="11.6030464845536">
            <text:p>1.16E+001</text:p>
          </table:table-cell>
          <table:table-cell office:value-type="float" office:value="11.6697624746296">
            <text:p>1.17E+001</text:p>
          </table:table-cell>
          <table:table-cell office:value-type="float" office:value="13.3360148058362">
            <text:p>1.33E+001</text:p>
          </table:table-cell>
          <table:table-cell office:value-type="float" office:value="13.4454735673091">
            <text:p>1.34E+001</text:p>
          </table:table-cell>
          <table:table-cell office:value-type="float" office:value="13.6189541055167">
            <text:p>1.36E+001</text:p>
          </table:table-cell>
          <table:table-cell office:value-type="float" office:value="20.1011064203636">
            <text:p>2.01E+001</text:p>
          </table:table-cell>
          <table:table-cell/>
          <table:table-cell table:formula="of:=2*[.A35]/PI()" office:value-type="float" office:value="0.825000000002681">
            <text:p>0.8250</text:p>
          </table:table-cell>
          <table:table-cell table:formula="of:=SQRT([.C35])" office:value-type="float" office:value="1.22899416930418">
            <text:p>1.2290</text:p>
          </table:table-cell>
          <table:table-cell table:formula="of:=SQRT([.D35])" office:value-type="float" office:value="1.80936170553992">
            <text:p>1.8094</text:p>
          </table:table-cell>
          <table:table-cell table:formula="of:=SQRT([.E35])" office:value-type="float" office:value="2.59018347397032">
            <text:p>2.5902</text:p>
          </table:table-cell>
          <table:table-cell table:formula="of:=SQRT([.F35])" office:value-type="float" office:value="3.40632448315683">
            <text:p>3.4063</text:p>
          </table:table-cell>
          <table:table-cell table:formula="of:=SQRT([.G35])" office:value-type="float" office:value="3.416103405143">
            <text:p>3.4161</text:p>
          </table:table-cell>
          <table:table-cell table:formula="of:=SQRT([.H35])" office:value-type="float" office:value="3.65185087398653">
            <text:p>3.6519</text:p>
          </table:table-cell>
          <table:table-cell table:formula="of:=SQRT([.I35])" office:value-type="float" office:value="3.66680699891733">
            <text:p>3.6668</text:p>
          </table:table-cell>
          <table:table-cell table:formula="of:=SQRT([.J35])" office:value-type="float" office:value="3.69038671490085">
            <text:p>3.6904</text:p>
          </table:table-cell>
          <table:table-cell table:formula="of:=SQRT([.K35])" office:value-type="float" office:value="4.48342574605218">
            <text:p>4.4834</text:p>
          </table:table-cell>
          <table:table-cell table:formula="of:=[.$B$44]*[.A35]" office:value-type="float" office:value="2.59181393922">
            <text:p>2.5918</text:p>
          </table:table-cell>
          <table:table-cell table:formula="of:=[.$B$45]*[.A35]" office:value-type="float" office:value="1.29590696961">
            <text:p>1.2959</text:p>
          </table:table-cell>
          <table:table-cell/>
        </table:table-row>
        <table:table-row table:style-name="ro1">
          <table:table-cell office:value-type="float" office:value="1.33517687778">
            <text:p>1.3352</text:p>
          </table:table-cell>
          <table:table-cell office:value-type="float" office:value="0">
            <text:p>0.00E+000</text:p>
          </table:table-cell>
          <table:table-cell office:value-type="float" office:value="1.6110017944417">
            <text:p>1.61E+000</text:p>
          </table:table-cell>
          <table:table-cell office:value-type="float" office:value="3.13281249022818">
            <text:p>3.13E+000</text:p>
          </table:table-cell>
          <table:table-cell office:value-type="float" office:value="7.12203416452295">
            <text:p>7.12E+000</text:p>
          </table:table-cell>
          <table:table-cell office:value-type="float" office:value="11.7051729758369">
            <text:p>1.17E+001</text:p>
          </table:table-cell>
          <table:table-cell office:value-type="float" office:value="11.7758611644467">
            <text:p>1.18E+001</text:p>
          </table:table-cell>
          <table:table-cell office:value-type="float" office:value="13.0445727613695">
            <text:p>1.30E+001</text:p>
          </table:table-cell>
          <table:table-cell office:value-type="float" office:value="13.1928311305177">
            <text:p>1.32E+001</text:p>
          </table:table-cell>
          <table:table-cell office:value-type="float" office:value="13.29783416903">
            <text:p>1.33E+001</text:p>
          </table:table-cell>
          <table:table-cell office:value-type="float" office:value="20.4757510385307">
            <text:p>2.05E+001</text:p>
          </table:table-cell>
          <table:table-cell/>
          <table:table-cell table:formula="of:=2*[.A36]/PI()" office:value-type="float" office:value="0.850000000002762">
            <text:p>0.8500</text:p>
          </table:table-cell>
          <table:table-cell table:formula="of:=SQRT([.C36])" office:value-type="float" office:value="1.26925245496777">
            <text:p>1.2693</text:p>
          </table:table-cell>
          <table:table-cell table:formula="of:=SQRT([.D36])" office:value-type="float" office:value="1.76997527955285">
            <text:p>1.7700</text:p>
          </table:table-cell>
          <table:table-cell table:formula="of:=SQRT([.E36])" office:value-type="float" office:value="2.66871395329716">
            <text:p>2.6687</text:p>
          </table:table-cell>
          <table:table-cell table:formula="of:=SQRT([.F36])" office:value-type="float" office:value="3.42128235839091">
            <text:p>3.4213</text:p>
          </table:table-cell>
          <table:table-cell table:formula="of:=SQRT([.G36])" office:value-type="float" office:value="3.43159746538645">
            <text:p>3.4316</text:p>
          </table:table-cell>
          <table:table-cell table:formula="of:=SQRT([.H36])" office:value-type="float" office:value="3.61172711612734">
            <text:p>3.6117</text:p>
          </table:table-cell>
          <table:table-cell table:formula="of:=SQRT([.I36])" office:value-type="float" office:value="3.6321937077361">
            <text:p>3.6322</text:p>
          </table:table-cell>
          <table:table-cell table:formula="of:=SQRT([.J36])" office:value-type="float" office:value="3.64661955364554">
            <text:p>3.6466</text:p>
          </table:table-cell>
          <table:table-cell table:formula="of:=SQRT([.K36])" office:value-type="float" office:value="4.52501392688803">
            <text:p>4.5250</text:p>
          </table:table-cell>
          <table:table-cell table:formula="of:=[.$B$44]*[.A36]" office:value-type="float" office:value="2.67035375556">
            <text:p>2.6704</text:p>
          </table:table-cell>
          <table:table-cell table:formula="of:=[.$B$45]*[.A36]" office:value-type="float" office:value="1.33517687778">
            <text:p>1.3352</text:p>
          </table:table-cell>
          <table:table-cell/>
        </table:table-row>
        <table:table-row table:style-name="ro1">
          <table:table-cell office:value-type="float" office:value="1.37444678595">
            <text:p>1.3744</text:p>
          </table:table-cell>
          <table:table-cell office:value-type="float" office:value="0">
            <text:p>0.00E+000</text:p>
          </table:table-cell>
          <table:table-cell office:value-type="float" office:value="1.71361538617474">
            <text:p>1.71E+000</text:p>
          </table:table-cell>
          <table:table-cell office:value-type="float" office:value="2.99601535258306">
            <text:p>3.00E+000</text:p>
          </table:table-cell>
          <table:table-cell office:value-type="float" office:value="7.54738534117589">
            <text:p>7.55E+000</text:p>
          </table:table-cell>
          <table:table-cell office:value-type="float" office:value="11.8101756794795">
            <text:p>1.18E+001</text:p>
          </table:table-cell>
          <table:table-cell office:value-type="float" office:value="11.8851257563078">
            <text:p>1.19E+001</text:p>
          </table:table-cell>
          <table:table-cell office:value-type="float" office:value="12.4826683766012">
            <text:p>1.25E+001</text:p>
          </table:table-cell>
          <table:table-cell office:value-type="float" office:value="13.0530784191981">
            <text:p>1.31E+001</text:p>
          </table:table-cell>
          <table:table-cell office:value-type="float" office:value="13.1534287816382">
            <text:p>1.32E+001</text:p>
          </table:table-cell>
          <table:table-cell office:value-type="float" office:value="20.8536250059779">
            <text:p>2.09E+001</text:p>
          </table:table-cell>
          <table:table-cell/>
          <table:table-cell table:formula="of:=2*[.A37]/PI()" office:value-type="float" office:value="0.875000000002843">
            <text:p>0.8750</text:p>
          </table:table-cell>
          <table:table-cell table:formula="of:=SQRT([.C37])" office:value-type="float" office:value="1.30905133061112">
            <text:p>1.3091</text:p>
          </table:table-cell>
          <table:table-cell table:formula="of:=SQRT([.D37])" office:value-type="float" office:value="1.73090015673437">
            <text:p>1.7309</text:p>
          </table:table-cell>
          <table:table-cell table:formula="of:=SQRT([.E37])" office:value-type="float" office:value="2.74725050571947">
            <text:p>2.7473</text:p>
          </table:table-cell>
          <table:table-cell table:formula="of:=SQRT([.F37])" office:value-type="float" office:value="3.43659361570138">
            <text:p>3.4366</text:p>
          </table:table-cell>
          <table:table-cell table:formula="of:=SQRT([.G37])" office:value-type="float" office:value="3.44748107410437">
            <text:p>3.4475</text:p>
          </table:table-cell>
          <table:table-cell table:formula="of:=SQRT([.H37])" office:value-type="float" office:value="3.5330819940388">
            <text:p>3.5331</text:p>
          </table:table-cell>
          <table:table-cell table:formula="of:=SQRT([.I37])" office:value-type="float" office:value="3.61290442984561">
            <text:p>3.6129</text:p>
          </table:table-cell>
          <table:table-cell table:formula="of:=SQRT([.J37])" office:value-type="float" office:value="3.62676560886393">
            <text:p>3.6268</text:p>
          </table:table-cell>
          <table:table-cell table:formula="of:=SQRT([.K37])" office:value-type="float" office:value="4.56657694624517">
            <text:p>4.5666</text:p>
          </table:table-cell>
          <table:table-cell table:formula="of:=[.$B$44]*[.A37]" office:value-type="float" office:value="2.7488935719">
            <text:p>2.7489</text:p>
          </table:table-cell>
          <table:table-cell table:formula="of:=[.$B$45]*[.A37]" office:value-type="float" office:value="1.37444678595">
            <text:p>1.3744</text:p>
          </table:table-cell>
          <table:table-cell/>
        </table:table-row>
        <table:table-row table:style-name="ro1">
          <table:table-cell office:value-type="float" office:value="1.41371669412">
            <text:p>1.4137</text:p>
          </table:table-cell>
          <table:table-cell office:value-type="float" office:value="0">
            <text:p>0.00E+000</text:p>
          </table:table-cell>
          <table:table-cell office:value-type="float" office:value="1.81754334617459">
            <text:p>1.82E+000</text:p>
          </table:table-cell>
          <table:table-cell office:value-type="float" office:value="2.86412102345563">
            <text:p>2.86E+000</text:p>
          </table:table-cell>
          <table:table-cell office:value-type="float" office:value="7.98510983422512">
            <text:p>7.99E+000</text:p>
          </table:table-cell>
          <table:table-cell office:value-type="float" office:value="11.9178746234821">
            <text:p>1.19E+001</text:p>
          </table:table-cell>
          <table:table-cell office:value-type="float" office:value="11.9332280711903">
            <text:p>1.19E+001</text:p>
          </table:table-cell>
          <table:table-cell office:value-type="float" office:value="11.9975543014721">
            <text:p>1.20E+001</text:p>
          </table:table-cell>
          <table:table-cell office:value-type="float" office:value="12.9169422125716">
            <text:p>1.29E+001</text:p>
          </table:table-cell>
          <table:table-cell office:value-type="float" office:value="13.0122548457765">
            <text:p>1.30E+001</text:p>
          </table:table-cell>
          <table:table-cell office:value-type="float" office:value="21.2340622410666">
            <text:p>2.12E+001</text:p>
          </table:table-cell>
          <table:table-cell/>
          <table:table-cell table:formula="of:=2*[.A38]/PI()" office:value-type="float" office:value="0.900000000002924">
            <text:p>0.9000</text:p>
          </table:table-cell>
          <table:table-cell table:formula="of:=SQRT([.C38])" office:value-type="float" office:value="1.34816295238172">
            <text:p>1.3482</text:p>
          </table:table-cell>
          <table:table-cell table:formula="of:=SQRT([.D38])" office:value-type="float" office:value="1.69237142006583">
            <text:p>1.6924</text:p>
          </table:table-cell>
          <table:table-cell table:formula="of:=SQRT([.E38])" office:value-type="float" office:value="2.82579366448174">
            <text:p>2.8258</text:p>
          </table:table-cell>
          <table:table-cell table:formula="of:=SQRT([.F38])" office:value-type="float" office:value="3.4522274872149">
            <text:p>3.4522</text:p>
          </table:table-cell>
          <table:table-cell table:formula="of:=SQRT([.G38])" office:value-type="float" office:value="3.45445047311296">
            <text:p>3.4545</text:p>
          </table:table-cell>
          <table:table-cell table:formula="of:=SQRT([.H38])" office:value-type="float" office:value="3.46374859097368">
            <text:p>3.4637</text:p>
          </table:table-cell>
          <table:table-cell table:formula="of:=SQRT([.I38])" office:value-type="float" office:value="3.59401477634297">
            <text:p>3.5940</text:p>
          </table:table-cell>
          <table:table-cell table:formula="of:=SQRT([.J38])" office:value-type="float" office:value="3.60725031648435">
            <text:p>3.6073</text:p>
          </table:table-cell>
          <table:table-cell table:formula="of:=SQRT([.K38])" office:value-type="float" office:value="4.60804321171868">
            <text:p>4.6080</text:p>
          </table:table-cell>
          <table:table-cell table:formula="of:=[.$B$44]*[.A38]" office:value-type="float" office:value="2.82743338824">
            <text:p>2.8274</text:p>
          </table:table-cell>
          <table:table-cell table:formula="of:=[.$B$45]*[.A38]" office:value-type="float" office:value="1.41371669412">
            <text:p>1.4137</text:p>
          </table:table-cell>
          <table:table-cell/>
        </table:table-row>
        <table:table-row table:style-name="ro1">
          <table:table-cell office:value-type="float" office:value="1.45298660229">
            <text:p>1.4530</text:p>
          </table:table-cell>
          <table:table-cell office:value-type="float" office:value="0">
            <text:p>0.00E+000</text:p>
          </table:table-cell>
          <table:table-cell office:value-type="float" office:value="1.92124184662314">
            <text:p>1.92E+000</text:p>
          </table:table-cell>
          <table:table-cell office:value-type="float" office:value="2.73867214283268">
            <text:p>2.74E+000</text:p>
          </table:table-cell>
          <table:table-cell office:value-type="float" office:value="8.43521402130827">
            <text:p>8.44E+000</text:p>
          </table:table-cell>
          <table:table-cell office:value-type="float" office:value="11.3962397410798">
            <text:p>1.14E+001</text:p>
          </table:table-cell>
          <table:table-cell office:value-type="float" office:value="12.0278523591845">
            <text:p>1.20E+001</text:p>
          </table:table-cell>
          <table:table-cell office:value-type="float" office:value="12.1131391952836">
            <text:p>1.21E+001</text:p>
          </table:table-cell>
          <table:table-cell office:value-type="float" office:value="12.7848436241548">
            <text:p>1.28E+001</text:p>
          </table:table-cell>
          <table:table-cell office:value-type="float" office:value="12.8743162842696">
            <text:p>1.29E+001</text:p>
          </table:table-cell>
          <table:table-cell office:value-type="float" office:value="21.6155390815041">
            <text:p>2.16E+001</text:p>
          </table:table-cell>
          <table:table-cell/>
          <table:table-cell table:formula="of:=2*[.A39]/PI()" office:value-type="float" office:value="0.925000000003006">
            <text:p>0.9250</text:p>
          </table:table-cell>
          <table:table-cell table:formula="of:=SQRT([.C39])" office:value-type="float" office:value="1.38608868642058">
            <text:p>1.3861</text:p>
          </table:table-cell>
          <table:table-cell table:formula="of:=SQRT([.D39])" office:value-type="float" office:value="1.65489339319265">
            <text:p>1.6549</text:p>
          </table:table-cell>
          <table:table-cell table:formula="of:=SQRT([.E39])" office:value-type="float" office:value="2.90434399155959">
            <text:p>2.9043</text:p>
          </table:table-cell>
          <table:table-cell table:formula="of:=SQRT([.F39])" office:value-type="float" office:value="3.37583171101282">
            <text:p>3.3758</text:p>
          </table:table-cell>
          <table:table-cell table:formula="of:=SQRT([.G39])" office:value-type="float" office:value="3.46811942689182">
            <text:p>3.4681</text:p>
          </table:table-cell>
          <table:table-cell table:formula="of:=SQRT([.H39])" office:value-type="float" office:value="3.48039354028874">
            <text:p>3.4804</text:p>
          </table:table-cell>
          <table:table-cell table:formula="of:=SQRT([.I39])" office:value-type="float" office:value="3.57558996868416">
            <text:p>3.5756</text:p>
          </table:table-cell>
          <table:table-cell table:formula="of:=SQRT([.J39])" office:value-type="float" office:value="3.58807974887259">
            <text:p>3.5881</text:p>
          </table:table-cell>
          <table:table-cell table:formula="of:=SQRT([.K39])" office:value-type="float" office:value="4.64925145389063">
            <text:p>4.6493</text:p>
          </table:table-cell>
          <table:table-cell table:formula="of:=[.$B$44]*[.A39]" office:value-type="float" office:value="2.90597320458">
            <text:p>2.9060</text:p>
          </table:table-cell>
          <table:table-cell table:formula="of:=[.$B$45]*[.A39]" office:value-type="float" office:value="1.45298660229">
            <text:p>1.4530</text:p>
          </table:table-cell>
          <table:table-cell/>
        </table:table-row>
        <table:table-row table:style-name="ro1">
          <table:table-cell office:value-type="float" office:value="1.49225651046">
            <text:p>1.4923</text:p>
          </table:table-cell>
          <table:table-cell office:value-type="float" office:value="0">
            <text:p>0.00E+000</text:p>
          </table:table-cell>
          <table:table-cell office:value-type="float" office:value="2.02089203410204">
            <text:p>2.02E+000</text:p>
          </table:table-cell>
          <table:table-cell office:value-type="float" office:value="2.62348663562232">
            <text:p>2.62E+000</text:p>
          </table:table-cell>
          <table:table-cell office:value-type="float" office:value="8.89770480812842">
            <text:p>8.90E+000</text:p>
          </table:table-cell>
          <table:table-cell office:value-type="float" office:value="10.8716920295526">
            <text:p>1.09E+001</text:p>
          </table:table-cell>
          <table:table-cell office:value-type="float" office:value="12.1389081228735">
            <text:p>1.21E+001</text:p>
          </table:table-cell>
          <table:table-cell office:value-type="float" office:value="12.2318522447254">
            <text:p>1.22E+001</text:p>
          </table:table-cell>
          <table:table-cell office:value-type="float" office:value="12.6579857457849">
            <text:p>1.27E+001</text:p>
          </table:table-cell>
          <table:table-cell office:value-type="float" office:value="12.7396384662513">
            <text:p>1.27E+001</text:p>
          </table:table-cell>
          <table:table-cell office:value-type="float" office:value="21.9937201008895">
            <text:p>2.20E+001</text:p>
          </table:table-cell>
          <table:table-cell/>
          <table:table-cell table:formula="of:=2*[.A40]/PI()" office:value-type="float" office:value="0.950000000003087">
            <text:p>0.9500</text:p>
          </table:table-cell>
          <table:table-cell table:formula="of:=SQRT([.C40])" office:value-type="float" office:value="1.42158082221942">
            <text:p>1.4216</text:p>
          </table:table-cell>
          <table:table-cell table:formula="of:=SQRT([.D40])" office:value-type="float" office:value="1.61971807288254">
            <text:p>1.6197</text:p>
          </table:table-cell>
          <table:table-cell table:formula="of:=SQRT([.E40])" office:value-type="float" office:value="2.98290207819976">
            <text:p>2.9829</text:p>
          </table:table-cell>
          <table:table-cell table:formula="of:=SQRT([.F40])" office:value-type="float" office:value="3.29722489823678">
            <text:p>3.2972</text:p>
          </table:table-cell>
          <table:table-cell table:formula="of:=SQRT([.G40])" office:value-type="float" office:value="3.48409358698551">
            <text:p>3.4841</text:p>
          </table:table-cell>
          <table:table-cell table:formula="of:=SQRT([.H40])" office:value-type="float" office:value="3.49740650264241">
            <text:p>3.4974</text:p>
          </table:table-cell>
          <table:table-cell table:formula="of:=SQRT([.I40])" office:value-type="float" office:value="3.55780631088665">
            <text:p>3.5578</text:p>
          </table:table-cell>
          <table:table-cell table:formula="of:=SQRT([.J40])" office:value-type="float" office:value="3.56926301444028">
            <text:p>3.5693</text:p>
          </table:table-cell>
          <table:table-cell table:formula="of:=SQRT([.K40])" office:value-type="float" office:value="4.68974627254925">
            <text:p>4.6897</text:p>
          </table:table-cell>
          <table:table-cell table:formula="of:=[.$B$44]*[.A40]" office:value-type="float" office:value="2.98451302092">
            <text:p>2.9845</text:p>
          </table:table-cell>
          <table:table-cell table:formula="of:=[.$B$45]*[.A40]" office:value-type="float" office:value="1.49225651046">
            <text:p>1.4923</text:p>
          </table:table-cell>
          <table:table-cell/>
        </table:table-row>
        <table:table-row table:style-name="ro1">
          <table:table-cell office:value-type="float" office:value="1.53152641863">
            <text:p>1.5315</text:p>
          </table:table-cell>
          <table:table-cell office:value-type="float" office:value="0">
            <text:p>0.00E+000</text:p>
          </table:table-cell>
          <table:table-cell office:value-type="float" office:value="2.10534612221283">
            <text:p>2.11E+000</text:p>
          </table:table-cell>
          <table:table-cell office:value-type="float" office:value="2.52971162258169">
            <text:p>2.53E+000</text:p>
          </table:table-cell>
          <table:table-cell office:value-type="float" office:value="9.37258965470627">
            <text:p>9.37E+000</text:p>
          </table:table-cell>
          <table:table-cell office:value-type="float" office:value="10.3595742988262">
            <text:p>1.04E+001</text:p>
          </table:table-cell>
          <table:table-cell office:value-type="float" office:value="12.245968805445">
            <text:p>1.22E+001</text:p>
          </table:table-cell>
          <table:table-cell office:value-type="float" office:value="12.3535406888561">
            <text:p>1.24E+001</text:p>
          </table:table-cell>
          <table:table-cell office:value-type="float" office:value="12.5414427428641">
            <text:p>1.25E+001</text:p>
          </table:table-cell>
          <table:table-cell office:value-type="float" office:value="12.6083725085012">
            <text:p>1.26E+001</text:p>
          </table:table-cell>
          <table:table-cell office:value-type="float" office:value="22.3506281252922">
            <text:p>2.24E+001</text:p>
          </table:table-cell>
          <table:table-cell/>
          <table:table-cell table:formula="of:=2*[.A41]/PI()" office:value-type="float" office:value="0.975000000003168">
            <text:p>0.9750</text:p>
          </table:table-cell>
          <table:table-cell table:formula="of:=SQRT([.C41])" office:value-type="float" office:value="1.4509810895435">
            <text:p>1.4510</text:p>
          </table:table-cell>
          <table:table-cell table:formula="of:=SQRT([.D41])" office:value-type="float" office:value="1.59050671881061">
            <text:p>1.5905</text:p>
          </table:table-cell>
          <table:table-cell table:formula="of:=SQRT([.E41])" office:value-type="float" office:value="3.061468545438">
            <text:p>3.0615</text:p>
          </table:table-cell>
          <table:table-cell table:formula="of:=SQRT([.F41])" office:value-type="float" office:value="3.21862925774718">
            <text:p>3.2186</text:p>
          </table:table-cell>
          <table:table-cell table:formula="of:=SQRT([.G41])" office:value-type="float" office:value="3.49942406767813">
            <text:p>3.4994</text:p>
          </table:table-cell>
          <table:table-cell table:formula="of:=SQRT([.H41])" office:value-type="float" office:value="3.51476040276661">
            <text:p>3.5148</text:p>
          </table:table-cell>
          <table:table-cell table:formula="of:=SQRT([.I41])" office:value-type="float" office:value="3.54138994504476">
            <text:p>3.5414</text:p>
          </table:table-cell>
          <table:table-cell table:formula="of:=SQRT([.J41])" office:value-type="float" office:value="3.55082701754129">
            <text:p>3.5508</text:p>
          </table:table-cell>
          <table:table-cell table:formula="of:=SQRT([.K41])" office:value-type="float" office:value="4.72764509299209">
            <text:p>4.7276</text:p>
          </table:table-cell>
          <table:table-cell table:formula="of:=[.$B$44]*[.A41]" office:value-type="float" office:value="3.06305283726">
            <text:p>3.0631</text:p>
          </table:table-cell>
          <table:table-cell table:formula="of:=[.$B$45]*[.A41]" office:value-type="float" office:value="1.53152641863">
            <text:p>1.5315</text:p>
          </table:table-cell>
          <table:table-cell/>
        </table:table-row>
        <table:table-row table:style-name="ro1">
          <table:table-cell office:value-type="float" office:value="1.5707963268">
            <text:p>1.5708</text:p>
          </table:table-cell>
          <table:table-cell office:value-type="float" office:value="0">
            <text:p>0.00E+000</text:p>
          </table:table-cell>
          <table:table-cell office:value-type="float" office:value="2.14343831519615">
            <text:p>2.14E+000</text:p>
          </table:table-cell>
          <table:table-cell office:value-type="float" office:value="2.48851249915771">
            <text:p>2.49E+000</text:p>
          </table:table-cell>
          <table:table-cell office:value-type="float" office:value="9.8598766018859">
            <text:p>9.86E+000</text:p>
          </table:table-cell>
          <table:table-cell office:value-type="float" office:value="9.85987660201423">
            <text:p>9.86E+000</text:p>
          </table:table-cell>
          <table:table-cell office:value-type="float" office:value="12.3105835404386">
            <text:p>1.23E+001</text:p>
          </table:table-cell>
          <table:table-cell office:value-type="float" office:value="12.4667942573829">
            <text:p>1.25E+001</text:p>
          </table:table-cell>
          <table:table-cell office:value-type="float" office:value="12.4735595941711">
            <text:p>1.25E+001</text:p>
          </table:table-cell>
          <table:table-cell office:value-type="float" office:value="12.4920341291901">
            <text:p>1.25E+001</text:p>
          </table:table-cell>
          <table:table-cell office:value-type="float" office:value="22.559319075653">
            <text:p>2.26E+001</text:p>
          </table:table-cell>
          <table:table-cell/>
          <table:table-cell table:formula="of:=2*[.A42]/PI()" office:value-type="float" office:value="1.00000000000325">
            <text:p>1.0000</text:p>
          </table:table-cell>
          <table:table-cell table:formula="of:=SQRT([.C42])" office:value-type="float" office:value="1.4640486041099">
            <text:p>1.4640</text:p>
          </table:table-cell>
          <table:table-cell table:formula="of:=SQRT([.D42])" office:value-type="float" office:value="1.57750198071436">
            <text:p>1.5775</text:p>
          </table:table-cell>
          <table:table-cell table:formula="of:=SQRT([.E42])" office:value-type="float" office:value="3.14004404457738">
            <text:p>3.1400</text:p>
          </table:table-cell>
          <table:table-cell table:formula="of:=SQRT([.F42])" office:value-type="float" office:value="3.14004404459782">
            <text:p>3.1400</text:p>
          </table:table-cell>
          <table:table-cell table:formula="of:=SQRT([.G42])" office:value-type="float" office:value="3.50864411709689">
            <text:p>3.5086</text:p>
          </table:table-cell>
          <table:table-cell table:formula="of:=SQRT([.H42])" office:value-type="float" office:value="3.53083478194362">
            <text:p>3.5308</text:p>
          </table:table-cell>
          <table:table-cell table:formula="of:=SQRT([.I42])" office:value-type="float" office:value="3.53179268844749">
            <text:p>3.5318</text:p>
          </table:table-cell>
          <table:table-cell table:formula="of:=SQRT([.J42])" office:value-type="float" office:value="3.53440718214386">
            <text:p>3.5344</text:p>
          </table:table-cell>
          <table:table-cell table:formula="of:=SQRT([.K42])" office:value-type="float" office:value="4.74966515405592">
            <text:p>4.7497</text:p>
          </table:table-cell>
          <table:table-cell table:formula="of:=[.$B$44]*[.A42]" office:value-type="float" office:value="3.1415926536">
            <text:p>3.1416</text:p>
          </table:table-cell>
          <table:table-cell table:formula="of:=[.$B$45]*[.A42]" office:value-type="float" office:value="1.5707963268">
            <text:p>1.5708</text:p>
          </table:table-cell>
          <table:table-cell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2" office:value-type="string">
            <text:p>Alpha</text:p>
          </table:table-cell>
          <table:table-cell table:style-name="ce2" office:value-type="float" office:value="2">
            <text:p>2.00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2" office:value-type="string">
            <text:p>Beta</text:p>
          </table:table-cell>
          <table:table-cell table:style-name="ce2" office:value-type="float" office:value="1">
            <text:p>1.00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Beta</text:p>
          </table:table-cell>
          <table:table-cell table:style-name="ce3" office:value-type="float" office:value="1">
            <text:p>1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nu</text:p>
          </table:table-cell>
          <table:table-cell table:style-name="ce3" office:value-type="float" office:value="0.333">
            <text:p>0.333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rho</text:p>
          </table:table-cell>
          <table:table-cell table:style-name="ce3" office:value-type="float" office:value="1">
            <text:p>1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J</text:p>
          </table:table-cell>
          <table:table-cell table:style-name="ce3" office:value-type="float" office:value="0.333">
            <text:p>0.333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eta</text:p>
          </table:table-cell>
          <table:table-cell table:style-name="ce3" office:value-type="float" office:value="10">
            <text:p>1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mu_c</text:p>
          </table:table-cell>
          <table:table-cell table:style-name="ce5" office:value-type="float" office:value="0.0000001">
            <text:p>1.00E-007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</table:table>
      <table:table table:name="4x4_3" table:style-name="ta1">
        <table:shapes>
          <draw:frame draw:z-index="0" draw:style-name="gr1" svg:width="6.8323in" svg:height="7.3386in" svg:x="2.6665in" svg:y="7.2374in">
            <draw:object draw:notify-on-update-of-ranges="4x4_3.M2:4x4_3.M42 4x4_3.W1:4x4_3.W1 4x4_3.W2:4x4_3.W42 4x4_3.M2:4x4_3.M42 4x4_3.X1:4x4_3.X1 4x4_3.X2:4x4_3.X42 4x4_3.M2:4x4_3.M42 4x4_3.N1:4x4_3.N1 4x4_3.N2:4x4_3.N42 4x4_3.M2:4x4_3.M42 4x4_3.O1:4x4_3.O1 4x4_3.O2:4x4_3.O42 4x4_3.M2:4x4_3.M42 4x4_3.P1:4x4_3.P1 4x4_3.P2:4x4_3.P42 4x4_3.M2:4x4_3.M42 4x4_3.Q1:4x4_3.Q1 4x4_3.Q2:4x4_3.Q42 4x4_3.M2:4x4_3.M42 4x4_3.R1:4x4_3.R1 4x4_3.R2:4x4_3.R42 4x4_3.M2:4x4_3.M42 4x4_3.S1:4x4_3.S1 4x4_3.S2:4x4_3.S42 4x4_3.M2:4x4_3.M42 4x4_3.T1:4x4_3.T1 4x4_3.T2:4x4_3.T42 4x4_3.M2:4x4_3.M42 4x4_3.U1:4x4_3.U1 4x4_3.U2:4x4_3.U42 4x4_3.M2:4x4_3.M42 4x4_3.V1:4x4_3.V1 4x4_3.V2:4x4_3.V4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0" table:default-cell-style-name="ce4"/>
        <table:table-column table:style-name="co1" table:default-cell-style-name="Default"/>
        <table:table-column table:style-name="co1" table:number-columns-repeated="12" table:default-cell-style-name="ce1"/>
        <table:table-column table:style-name="co1" table:default-cell-style-name="Default"/>
        <table:table-row table:style-name="ro1">
          <table:table-cell table:style-name="Default" table:number-columns-repeated="11"/>
          <table:table-cell/>
          <table:table-cell table:style-name="ce3" office:value-type="string">
            <text:p>kx</text:p>
          </table:table-cell>
          <table:table-cell table:style-name="ce3" office:value-type="string">
            <text:p>N = 1</text:p>
          </table:table-cell>
          <table:table-cell table:style-name="ce3" office:value-type="string">
            <text:p>N = 2</text:p>
          </table:table-cell>
          <table:table-cell table:style-name="ce3" office:value-type="string">
            <text:p>N = 3</text:p>
          </table:table-cell>
          <table:table-cell table:style-name="ce3" office:value-type="string">
            <text:p>N = 4</text:p>
          </table:table-cell>
          <table:table-cell table:style-name="ce3" office:value-type="string">
            <text:p>N = 5</text:p>
          </table:table-cell>
          <table:table-cell table:style-name="ce3" office:value-type="string">
            <text:p>N = 6</text:p>
          </table:table-cell>
          <table:table-cell table:style-name="ce3" office:value-type="string">
            <text:p>N = 7</text:p>
          </table:table-cell>
          <table:table-cell table:style-name="ce3" office:value-type="string">
            <text:p>N = 8</text:p>
          </table:table-cell>
          <table:table-cell table:style-name="ce3" office:value-type="string">
            <text:p>N = 9</text:p>
          </table:table-cell>
          <table:table-cell table:style-name="ce3" office:value-type="string">
            <text:p>Alpha</text:p>
          </table:table-cell>
          <table:table-cell table:style-name="ce3" office:value-type="string">
            <text:p>Beta</text:p>
          </table:table-cell>
          <table:table-cell table:style-name="ce3"/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E+000</text:p>
          </table:table-cell>
          <table:table-cell office:value-type="float" office:value="-0.165184409184967">
            <text:p>-1.65E-001</text:p>
          </table:table-cell>
          <table:table-cell office:value-type="float" office:value="-0.00000000000138738111963738">
            <text:p>-1.39E-012</text:p>
          </table:table-cell>
          <table:table-cell office:value-type="float" office:value="0.00811722115953417">
            <text:p>8.12E-003</text:p>
          </table:table-cell>
          <table:table-cell office:value-type="float" office:value="9.58216538630255">
            <text:p>9.58E+000</text:p>
          </table:table-cell>
          <table:table-cell office:value-type="float" office:value="9.94384779086315">
            <text:p>9.94E+000</text:p>
          </table:table-cell>
          <table:table-cell office:value-type="float" office:value="9.94384779086415">
            <text:p>9.94E+000</text:p>
          </table:table-cell>
          <table:table-cell office:value-type="float" office:value="10.0201301612969">
            <text:p>1.00E+001</text:p>
          </table:table-cell>
          <table:table-cell office:value-type="float" office:value="19.7903782434254">
            <text:p>1.98E+001</text:p>
          </table:table-cell>
          <table:table-cell office:value-type="float" office:value="20.1770561050051">
            <text:p>2.02E+001</text:p>
          </table:table-cell>
          <table:table-cell/>
          <table:table-cell table:formula="of:=2*[.A2]/PI()" office:value-type="float" office:value="0">
            <text:p>0.0000</text:p>
          </table:table-cell>
          <table:table-cell table:formula="of:=SQRT([.C2])" office:value-type="float" office:value="0">
            <text:p>Err:502</text:p>
          </table:table-cell>
          <table:table-cell table:formula="of:=SQRT([.D2])" office:value-type="float" office:value="0">
            <text:p>Err:502</text:p>
          </table:table-cell>
          <table:table-cell table:formula="of:=SQRT([.E2])" office:value-type="float" office:value="0.0900956223105993">
            <text:p>0.0901</text:p>
          </table:table-cell>
          <table:table-cell table:formula="of:=SQRT([.F2])" office:value-type="float" office:value="3.09550729062339">
            <text:p>3.0955</text:p>
          </table:table-cell>
          <table:table-cell table:formula="of:=SQRT([.G2])" office:value-type="float" office:value="3.15338671762014">
            <text:p>3.1534</text:p>
          </table:table-cell>
          <table:table-cell table:formula="of:=SQRT([.H2])" office:value-type="float" office:value="3.1533867176203">
            <text:p>3.1534</text:p>
          </table:table-cell>
          <table:table-cell table:formula="of:=SQRT([.I2])" office:value-type="float" office:value="3.16545891796069">
            <text:p>3.1655</text:p>
          </table:table-cell>
          <table:table-cell table:formula="of:=SQRT([.J2])" office:value-type="float" office:value="4.44863779638502">
            <text:p>4.4486</text:p>
          </table:table-cell>
          <table:table-cell table:formula="of:=SQRT([.K2])" office:value-type="float" office:value="4.49188781082132">
            <text:p>4.4919</text:p>
          </table:table-cell>
          <table:table-cell table:formula="of:=[.$B$44]*[.A2]" office:value-type="float" office:value="0">
            <text:p>0.0000</text:p>
          </table:table-cell>
          <table:table-cell table:formula="of:=[.$B$45]*[.A2]" office:value-type="float" office:value="0">
            <text:p>0.0000</text:p>
          </table:table-cell>
          <table:table-cell table:style-name="ce1"/>
        </table:table-row>
        <table:table-row table:style-name="ro1">
          <table:table-cell office:value-type="float" office:value="0.03926990817">
            <text:p>0.0393</text:p>
          </table:table-cell>
          <table:table-cell office:value-type="float" office:value="0">
            <text:p>0.00E+000</text:p>
          </table:table-cell>
          <table:table-cell office:value-type="float" office:value="-0.156134310914604">
            <text:p>-1.56E-001</text:p>
          </table:table-cell>
          <table:table-cell office:value-type="float" office:value="0.00615926846697079">
            <text:p>6.16E-003</text:p>
          </table:table-cell>
          <table:table-cell office:value-type="float" office:value="0.46368024914242">
            <text:p>4.64E-001</text:p>
          </table:table-cell>
          <table:table-cell office:value-type="float" office:value="9.46882683156817">
            <text:p>9.47E+000</text:p>
          </table:table-cell>
          <table:table-cell office:value-type="float" office:value="9.94538498393758">
            <text:p>9.95E+000</text:p>
          </table:table-cell>
          <table:table-cell office:value-type="float" office:value="9.9454355745365">
            <text:p>9.95E+000</text:p>
          </table:table-cell>
          <table:table-cell office:value-type="float" office:value="10.1368635118309">
            <text:p>1.01E+001</text:p>
          </table:table-cell>
          <table:table-cell office:value-type="float" office:value="19.673659169992">
            <text:p>1.97E+001</text:p>
          </table:table-cell>
          <table:table-cell office:value-type="float" office:value="19.9470810023934">
            <text:p>1.99E+001</text:p>
          </table:table-cell>
          <table:table-cell/>
          <table:table-cell table:formula="of:=2*[.A3]/PI()" office:value-type="float" office:value="0.0250000000000812">
            <text:p>0.0250</text:p>
          </table:table-cell>
          <table:table-cell table:formula="of:=SQRT([.C3])" office:value-type="float" office:value="0">
            <text:p>Err:502</text:p>
          </table:table-cell>
          <table:table-cell table:formula="of:=SQRT([.D3])" office:value-type="float" office:value="0.0784810070461051">
            <text:p>0.0785</text:p>
          </table:table-cell>
          <table:table-cell table:formula="of:=SQRT([.E3])" office:value-type="float" office:value="0.680940708977236">
            <text:p>0.6809</text:p>
          </table:table-cell>
          <table:table-cell table:formula="of:=SQRT([.F3])" office:value-type="float" office:value="3.07714589052391">
            <text:p>3.0771</text:p>
          </table:table-cell>
          <table:table-cell table:formula="of:=SQRT([.G3])" office:value-type="float" office:value="3.15363044504862">
            <text:p>3.1536</text:p>
          </table:table-cell>
          <table:table-cell table:formula="of:=SQRT([.H3])" office:value-type="float" office:value="3.15363846604783">
            <text:p>3.1536</text:p>
          </table:table-cell>
          <table:table-cell table:formula="of:=SQRT([.I3])" office:value-type="float" office:value="3.18384414063108">
            <text:p>3.1838</text:p>
          </table:table-cell>
          <table:table-cell table:formula="of:=SQRT([.J3])" office:value-type="float" office:value="4.43549987825409">
            <text:p>4.4355</text:p>
          </table:table-cell>
          <table:table-cell table:formula="of:=SQRT([.K3])" office:value-type="float" office:value="4.46621551230943">
            <text:p>4.4662</text:p>
          </table:table-cell>
          <table:table-cell table:formula="of:=[.$B$44]*[.A3]" office:value-type="float" office:value="0.07853981634">
            <text:p>0.0785</text:p>
          </table:table-cell>
          <table:table-cell table:formula="of:=[.$B$45]*[.A3]" office:value-type="float" office:value="0.03926990817">
            <text:p>0.0393</text:p>
          </table:table-cell>
          <table:table-cell table:style-name="ce1"/>
        </table:table-row>
        <table:table-row table:style-name="ro1">
          <table:table-cell office:value-type="float" office:value="0.07853981634">
            <text:p>0.0785</text:p>
          </table:table-cell>
          <table:table-cell office:value-type="float" office:value="0">
            <text:p>0.00E+000</text:p>
          </table:table-cell>
          <table:table-cell office:value-type="float" office:value="-0.149658466605529">
            <text:p>-1.50E-001</text:p>
          </table:table-cell>
          <table:table-cell office:value-type="float" office:value="0.0246370739410999">
            <text:p>2.46E-002</text:p>
          </table:table-cell>
          <table:table-cell office:value-type="float" office:value="1.85103089688948">
            <text:p>1.85E+000</text:p>
          </table:table-cell>
          <table:table-cell office:value-type="float" office:value="9.25803505635982">
            <text:p>9.26E+000</text:p>
          </table:table-cell>
          <table:table-cell office:value-type="float" office:value="9.94994609496309">
            <text:p>9.95E+000</text:p>
          </table:table-cell>
          <table:table-cell office:value-type="float" office:value="9.95019849602513">
            <text:p>9.95E+000</text:p>
          </table:table-cell>
          <table:table-cell office:value-type="float" office:value="10.3579015853807">
            <text:p>1.04E+001</text:p>
          </table:table-cell>
          <table:table-cell office:value-type="float" office:value="19.4558158434419">
            <text:p>1.95E+001</text:p>
          </table:table-cell>
          <table:table-cell office:value-type="float" office:value="19.689795799396">
            <text:p>1.97E+001</text:p>
          </table:table-cell>
          <table:table-cell/>
          <table:table-cell table:formula="of:=2*[.A4]/PI()" office:value-type="float" office:value="0.0500000000001625">
            <text:p>0.0500</text:p>
          </table:table-cell>
          <table:table-cell table:formula="of:=SQRT([.C4])" office:value-type="float" office:value="0">
            <text:p>Err:502</text:p>
          </table:table-cell>
          <table:table-cell table:formula="of:=SQRT([.D4])" office:value-type="float" office:value="0.156962014325441">
            <text:p>0.1570</text:p>
          </table:table-cell>
          <table:table-cell table:formula="of:=SQRT([.E4])" office:value-type="float" office:value="1.36052596332796">
            <text:p>1.3605</text:p>
          </table:table-cell>
          <table:table-cell table:formula="of:=SQRT([.F4])" office:value-type="float" office:value="3.04270193353865">
            <text:p>3.0427</text:p>
          </table:table-cell>
          <table:table-cell table:formula="of:=SQRT([.G4])" office:value-type="float" office:value="3.15435351458315">
            <text:p>3.1544</text:p>
          </table:table-cell>
          <table:table-cell table:formula="of:=SQRT([.H4])" office:value-type="float" office:value="3.15439352269579">
            <text:p>3.1544</text:p>
          </table:table-cell>
          <table:table-cell table:formula="of:=SQRT([.I4])" office:value-type="float" office:value="3.21836939852788">
            <text:p>3.2184</text:p>
          </table:table-cell>
          <table:table-cell table:formula="of:=SQRT([.J4])" office:value-type="float" office:value="4.41087472543054">
            <text:p>4.4109</text:p>
          </table:table-cell>
          <table:table-cell table:formula="of:=SQRT([.K4])" office:value-type="float" office:value="4.43731853706673">
            <text:p>4.4373</text:p>
          </table:table-cell>
          <table:table-cell table:formula="of:=[.$B$44]*[.A4]" office:value-type="float" office:value="0.15707963268">
            <text:p>0.1571</text:p>
          </table:table-cell>
          <table:table-cell table:formula="of:=[.$B$45]*[.A4]" office:value-type="float" office:value="0.07853981634">
            <text:p>0.0785</text:p>
          </table:table-cell>
          <table:table-cell table:style-name="ce1"/>
        </table:table-row>
        <table:table-row table:style-name="ro1">
          <table:table-cell office:value-type="float" office:value="0.11780972451">
            <text:p>0.1178</text:p>
          </table:table-cell>
          <table:table-cell office:value-type="float" office:value="0">
            <text:p>0.00E+000</text:p>
          </table:table-cell>
          <table:table-cell office:value-type="float" office:value="-0.141529468899974">
            <text:p>-1.42E-001</text:p>
          </table:table-cell>
          <table:table-cell office:value-type="float" office:value="0.0554334171138281">
            <text:p>5.54E-002</text:p>
          </table:table-cell>
          <table:table-cell office:value-type="float" office:value="4.16587110045327">
            <text:p>4.17E+000</text:p>
          </table:table-cell>
          <table:table-cell office:value-type="float" office:value="9.02880965500905">
            <text:p>9.03E+000</text:p>
          </table:table-cell>
          <table:table-cell office:value-type="float" office:value="9.95754064093145">
            <text:p>9.96E+000</text:p>
          </table:table-cell>
          <table:table-cell office:value-type="float" office:value="9.95813654214333">
            <text:p>9.96E+000</text:p>
          </table:table-cell>
          <table:table-cell office:value-type="float" office:value="10.6042790189161">
            <text:p>1.06E+001</text:p>
          </table:table-cell>
          <table:table-cell office:value-type="float" office:value="19.2187837234086">
            <text:p>1.92E+001</text:p>
          </table:table-cell>
          <table:table-cell office:value-type="float" office:value="19.4354987286622">
            <text:p>1.94E+001</text:p>
          </table:table-cell>
          <table:table-cell/>
          <table:table-cell table:formula="of:=2*[.A5]/PI()" office:value-type="float" office:value="0.0750000000002437">
            <text:p>0.0750</text:p>
          </table:table-cell>
          <table:table-cell table:formula="of:=SQRT([.C5])" office:value-type="float" office:value="0">
            <text:p>Err:502</text:p>
          </table:table-cell>
          <table:table-cell table:formula="of:=SQRT([.D5])" office:value-type="float" office:value="0.235443023073159">
            <text:p>0.2354</text:p>
          </table:table-cell>
          <table:table-cell table:formula="of:=SQRT([.E5])" office:value-type="float" office:value="2.04104656988842">
            <text:p>2.0410</text:p>
          </table:table-cell>
          <table:table-cell table:formula="of:=SQRT([.F5])" office:value-type="float" office:value="3.00479777273098">
            <text:p>3.0048</text:p>
          </table:table-cell>
          <table:table-cell table:formula="of:=SQRT([.G5])" office:value-type="float" office:value="3.15555710468555">
            <text:p>3.1556</text:p>
          </table:table-cell>
          <table:table-cell table:formula="of:=SQRT([.H5])" office:value-type="float" office:value="3.15565152419327">
            <text:p>3.1557</text:p>
          </table:table-cell>
          <table:table-cell table:formula="of:=SQRT([.I5])" office:value-type="float" office:value="3.25642119802031">
            <text:p>3.2564</text:p>
          </table:table-cell>
          <table:table-cell table:formula="of:=SQRT([.J5])" office:value-type="float" office:value="4.38392332544818">
            <text:p>4.3839</text:p>
          </table:table-cell>
          <table:table-cell table:formula="of:=SQRT([.K5])" office:value-type="float" office:value="4.40857105292205">
            <text:p>4.4086</text:p>
          </table:table-cell>
          <table:table-cell table:formula="of:=[.$B$44]*[.A5]" office:value-type="float" office:value="0.23561944902">
            <text:p>0.2356</text:p>
          </table:table-cell>
          <table:table-cell table:formula="of:=[.$B$45]*[.A5]" office:value-type="float" office:value="0.11780972451">
            <text:p>0.1178</text:p>
          </table:table-cell>
          <table:table-cell table:style-name="ce1"/>
        </table:table-row>
        <table:table-row table:style-name="ro1">
          <table:table-cell office:value-type="float" office:value="0.15707963268">
            <text:p>0.1571</text:p>
          </table:table-cell>
          <table:table-cell office:value-type="float" office:value="0">
            <text:p>0.00E+000</text:p>
          </table:table-cell>
          <table:table-cell office:value-type="float" office:value="-0.130607888479899">
            <text:p>-1.31E-001</text:p>
          </table:table-cell>
          <table:table-cell office:value-type="float" office:value="0.0985483006498842">
            <text:p>9.85E-002</text:p>
          </table:table-cell>
          <table:table-cell office:value-type="float" office:value="7.40630737697781">
            <text:p>7.41E+000</text:p>
          </table:table-cell>
          <table:table-cell office:value-type="float" office:value="8.79679690916812">
            <text:p>8.80E+000</text:p>
          </table:table-cell>
          <table:table-cell office:value-type="float" office:value="9.96817407054497">
            <text:p>9.97E+000</text:p>
          </table:table-cell>
          <table:table-cell office:value-type="float" office:value="9.96924958341592">
            <text:p>9.97E+000</text:p>
          </table:table-cell>
          <table:table-cell office:value-type="float" office:value="10.8610797907981">
            <text:p>1.09E+001</text:p>
          </table:table-cell>
          <table:table-cell office:value-type="float" office:value="18.9783606542749">
            <text:p>1.90E+001</text:p>
          </table:table-cell>
          <table:table-cell office:value-type="float" office:value="19.1847778089093">
            <text:p>1.92E+001</text:p>
          </table:table-cell>
          <table:table-cell/>
          <table:table-cell table:formula="of:=2*[.A6]/PI()" office:value-type="float" office:value="0.100000000000325">
            <text:p>0.1000</text:p>
          </table:table-cell>
          <table:table-cell table:formula="of:=SQRT([.C6])" office:value-type="float" office:value="0">
            <text:p>Err:502</text:p>
          </table:table-cell>
          <table:table-cell table:formula="of:=SQRT([.D6])" office:value-type="float" office:value="0.313924036432198">
            <text:p>0.3139</text:p>
          </table:table-cell>
          <table:table-cell table:formula="of:=SQRT([.E6])" office:value-type="float" office:value="2.72145317376173">
            <text:p>2.7215</text:p>
          </table:table-cell>
          <table:table-cell table:formula="of:=SQRT([.F6])" office:value-type="float" office:value="2.96593946485226">
            <text:p>2.9659</text:p>
          </table:table-cell>
          <table:table-cell table:formula="of:=SQRT([.G6])" office:value-type="float" office:value="3.15724152869953">
            <text:p>3.1572</text:p>
          </table:table-cell>
          <table:table-cell table:formula="of:=SQRT([.H6])" office:value-type="float" office:value="3.15741184887495">
            <text:p>3.1574</text:p>
          </table:table-cell>
          <table:table-cell table:formula="of:=SQRT([.I6])" office:value-type="float" office:value="3.2956152370685">
            <text:p>3.2956</text:p>
          </table:table-cell>
          <table:table-cell table:formula="of:=SQRT([.J6])" office:value-type="float" office:value="4.35641603319459">
            <text:p>4.3564</text:p>
          </table:table-cell>
          <table:table-cell table:formula="of:=SQRT([.K6])" office:value-type="float" office:value="4.38004312865859">
            <text:p>4.3800</text:p>
          </table:table-cell>
          <table:table-cell table:formula="of:=[.$B$44]*[.A6]" office:value-type="float" office:value="0.31415926536">
            <text:p>0.3142</text:p>
          </table:table-cell>
          <table:table-cell table:formula="of:=[.$B$45]*[.A6]" office:value-type="float" office:value="0.15707963268">
            <text:p>0.1571</text:p>
          </table:table-cell>
          <table:table-cell table:style-name="ce1"/>
        </table:table-row>
        <table:table-row table:style-name="ro1">
          <table:table-cell office:value-type="float" office:value="0.19634954085">
            <text:p>0.1963</text:p>
          </table:table-cell>
          <table:table-cell office:value-type="float" office:value="0">
            <text:p>0.00E+000</text:p>
          </table:table-cell>
          <table:table-cell office:value-type="float" office:value="-0.116700737349842">
            <text:p>-1.17E-001</text:p>
          </table:table-cell>
          <table:table-cell office:value-type="float" office:value="0.15398173148502">
            <text:p>1.54E-001</text:p>
          </table:table-cell>
          <table:table-cell office:value-type="float" office:value="8.56266044415674">
            <text:p>8.56E+000</text:p>
          </table:table-cell>
          <table:table-cell office:value-type="float" office:value="9.98182855292727">
            <text:p>9.98E+000</text:p>
          </table:table-cell>
          <table:table-cell office:value-type="float" office:value="9.98353612199938">
            <text:p>9.98E+000</text:p>
          </table:table-cell>
          <table:table-cell office:value-type="float" office:value="11.1209936021383">
            <text:p>1.11E+001</text:p>
          </table:table-cell>
          <table:table-cell office:value-type="float" office:value="11.5787493117581">
            <text:p>1.16E+001</text:p>
          </table:table-cell>
          <table:table-cell office:value-type="float" office:value="18.7387222370126">
            <text:p>1.87E+001</text:p>
          </table:table-cell>
          <table:table-cell office:value-type="float" office:value="18.9377332331782">
            <text:p>1.89E+001</text:p>
          </table:table-cell>
          <table:table-cell/>
          <table:table-cell table:formula="of:=2*[.A7]/PI()" office:value-type="float" office:value="0.125000000000406">
            <text:p>0.1250</text:p>
          </table:table-cell>
          <table:table-cell table:formula="of:=SQRT([.C7])" office:value-type="float" office:value="0">
            <text:p>Err:502</text:p>
          </table:table-cell>
          <table:table-cell table:formula="of:=SQRT([.D7])" office:value-type="float" office:value="0.392405060473256">
            <text:p>0.3924</text:p>
          </table:table-cell>
          <table:table-cell table:formula="of:=SQRT([.E7])" office:value-type="float" office:value="2.92620239289027">
            <text:p>2.9262</text:p>
          </table:table-cell>
          <table:table-cell table:formula="of:=SQRT([.F7])" office:value-type="float" office:value="3.15940319568859">
            <text:p>3.1594</text:p>
          </table:table-cell>
          <table:table-cell table:formula="of:=SQRT([.G7])" office:value-type="float" office:value="3.15967342014952">
            <text:p>3.1597</text:p>
          </table:table-cell>
          <table:table-cell table:formula="of:=SQRT([.H7])" office:value-type="float" office:value="3.33481537751917">
            <text:p>3.3348</text:p>
          </table:table-cell>
          <table:table-cell table:formula="of:=SQRT([.I7])" office:value-type="float" office:value="3.40275613462941">
            <text:p>3.4028</text:p>
          </table:table-cell>
          <table:table-cell table:formula="of:=SQRT([.J7])" office:value-type="float" office:value="4.32882457914532">
            <text:p>4.3288</text:p>
          </table:table-cell>
          <table:table-cell table:formula="of:=SQRT([.K7])" office:value-type="float" office:value="4.35175059409179">
            <text:p>4.3518</text:p>
          </table:table-cell>
          <table:table-cell table:formula="of:=[.$B$44]*[.A7]" office:value-type="float" office:value="0.3926990817">
            <text:p>0.3927</text:p>
          </table:table-cell>
          <table:table-cell table:formula="of:=[.$B$45]*[.A7]" office:value-type="float" office:value="0.19634954085">
            <text:p>0.1963</text:p>
          </table:table-cell>
          <table:table-cell table:style-name="ce1"/>
        </table:table-row>
        <table:table-row table:style-name="ro1">
          <table:table-cell office:value-type="float" office:value="0.23561944902">
            <text:p>0.2356</text:p>
          </table:table-cell>
          <table:table-cell office:value-type="float" office:value="0">
            <text:p>0.00E+000</text:p>
          </table:table-cell>
          <table:table-cell office:value-type="float" office:value="-0.0997563880252613">
            <text:p>-9.98E-002</text:p>
          </table:table-cell>
          <table:table-cell office:value-type="float" office:value="0.221733724023848">
            <text:p>2.22E-001</text:p>
          </table:table-cell>
          <table:table-cell office:value-type="float" office:value="8.33240651515928">
            <text:p>8.33E+000</text:p>
          </table:table-cell>
          <table:table-cell office:value-type="float" office:value="9.99854165740903">
            <text:p>1.00E+001</text:p>
          </table:table-cell>
          <table:table-cell office:value-type="float" office:value="10.0009979731395">
            <text:p>1.00E+001</text:p>
          </table:table-cell>
          <table:table-cell office:value-type="float" office:value="11.3914633546473">
            <text:p>1.14E+001</text:p>
          </table:table-cell>
          <table:table-cell office:value-type="float" office:value="16.668995079153">
            <text:p>1.67E+001</text:p>
          </table:table-cell>
          <table:table-cell office:value-type="float" office:value="18.5018650988511">
            <text:p>1.85E+001</text:p>
          </table:table-cell>
          <table:table-cell office:value-type="float" office:value="18.6944270480155">
            <text:p>1.87E+001</text:p>
          </table:table-cell>
          <table:table-cell/>
          <table:table-cell table:formula="of:=2*[.A8]/PI()" office:value-type="float" office:value="0.150000000000487">
            <text:p>0.1500</text:p>
          </table:table-cell>
          <table:table-cell table:formula="of:=SQRT([.C8])" office:value-type="float" office:value="0">
            <text:p>Err:502</text:p>
          </table:table-cell>
          <table:table-cell table:formula="of:=SQRT([.D8])" office:value-type="float" office:value="0.470886105150543">
            <text:p>0.4709</text:p>
          </table:table-cell>
          <table:table-cell table:formula="of:=SQRT([.E8])" office:value-type="float" office:value="2.88659081186774">
            <text:p>2.8866</text:p>
          </table:table-cell>
          <table:table-cell table:formula="of:=SQRT([.F8])" office:value-type="float" office:value="3.16204706755118">
            <text:p>3.1620</text:p>
          </table:table-cell>
          <table:table-cell table:formula="of:=SQRT([.G8])" office:value-type="float" office:value="3.16243544963996">
            <text:p>3.1624</text:p>
          </table:table-cell>
          <table:table-cell table:formula="of:=SQRT([.H8])" office:value-type="float" office:value="3.37512419840326">
            <text:p>3.3751</text:p>
          </table:table-cell>
          <table:table-cell table:formula="of:=SQRT([.I8])" office:value-type="float" office:value="4.0827680658045">
            <text:p>4.0828</text:p>
          </table:table-cell>
          <table:table-cell table:formula="of:=SQRT([.J8])" office:value-type="float" office:value="4.30137944139449">
            <text:p>4.3014</text:p>
          </table:table-cell>
          <table:table-cell table:formula="of:=SQRT([.K8])" office:value-type="float" office:value="4.32370524527465">
            <text:p>4.3237</text:p>
          </table:table-cell>
          <table:table-cell table:formula="of:=[.$B$44]*[.A8]" office:value-type="float" office:value="0.47123889804">
            <text:p>0.4712</text:p>
          </table:table-cell>
          <table:table-cell table:formula="of:=[.$B$45]*[.A8]" office:value-type="float" office:value="0.23561944902">
            <text:p>0.2356</text:p>
          </table:table-cell>
          <table:table-cell table:style-name="ce1"/>
        </table:table-row>
        <table:table-row table:style-name="ro1">
          <table:table-cell office:value-type="float" office:value="0.27488935719">
            <text:p>0.2749</text:p>
          </table:table-cell>
          <table:table-cell office:value-type="float" office:value="0">
            <text:p>0.00E+000</text:p>
          </table:table-cell>
          <table:table-cell office:value-type="float" office:value="-0.0797567162214066">
            <text:p>-7.98E-002</text:p>
          </table:table-cell>
          <table:table-cell office:value-type="float" office:value="0.301804304237635">
            <text:p>3.02E-001</text:p>
          </table:table-cell>
          <table:table-cell office:value-type="float" office:value="8.10434824404018">
            <text:p>8.10E+000</text:p>
          </table:table-cell>
          <table:table-cell office:value-type="float" office:value="10.0182885872302">
            <text:p>1.00E+001</text:p>
          </table:table-cell>
          <table:table-cell office:value-type="float" office:value="10.0216330595868">
            <text:p>1.00E+001</text:p>
          </table:table-cell>
          <table:table-cell office:value-type="float" office:value="11.6638854391084">
            <text:p>1.17E+001</text:p>
          </table:table-cell>
          <table:table-cell office:value-type="float" office:value="18.2660162389504">
            <text:p>1.83E+001</text:p>
          </table:table-cell>
          <table:table-cell office:value-type="float" office:value="18.4545993710893">
            <text:p>1.85E+001</text:p>
          </table:table-cell>
          <table:table-cell office:value-type="float" office:value="21.9667849212565">
            <text:p>2.20E+001</text:p>
          </table:table-cell>
          <table:table-cell/>
          <table:table-cell table:formula="of:=2*[.A9]/PI()" office:value-type="float" office:value="0.175000000000569">
            <text:p>0.1750</text:p>
          </table:table-cell>
          <table:table-cell table:formula="of:=SQRT([.C9])" office:value-type="float" office:value="0">
            <text:p>Err:502</text:p>
          </table:table-cell>
          <table:table-cell table:formula="of:=SQRT([.D9])" office:value-type="float" office:value="0.549367185257397">
            <text:p>0.5494</text:p>
          </table:table-cell>
          <table:table-cell table:formula="of:=SQRT([.E9])" office:value-type="float" office:value="2.84681370026916">
            <text:p>2.8468</text:p>
          </table:table-cell>
          <table:table-cell table:formula="of:=SQRT([.F9])" office:value-type="float" office:value="3.16516801879935">
            <text:p>3.1652</text:p>
          </table:table-cell>
          <table:table-cell table:formula="of:=SQRT([.G9])" office:value-type="float" office:value="3.16569629932924">
            <text:p>3.1657</text:p>
          </table:table-cell>
          <table:table-cell table:formula="of:=SQRT([.H9])" office:value-type="float" office:value="3.4152431010264">
            <text:p>3.4152</text:p>
          </table:table-cell>
          <table:table-cell table:formula="of:=SQRT([.I9])" office:value-type="float" office:value="4.27387602054042">
            <text:p>4.2739</text:p>
          </table:table-cell>
          <table:table-cell table:formula="of:=SQRT([.J9])" office:value-type="float" office:value="4.29588167563881">
            <text:p>4.2959</text:p>
          </table:table-cell>
          <table:table-cell table:formula="of:=SQRT([.K9])" office:value-type="float" office:value="4.68687368309159">
            <text:p>4.6869</text:p>
          </table:table-cell>
          <table:table-cell table:formula="of:=[.$B$44]*[.A9]" office:value-type="float" office:value="0.54977871438">
            <text:p>0.5498</text:p>
          </table:table-cell>
          <table:table-cell table:formula="of:=[.$B$45]*[.A9]" office:value-type="float" office:value="0.27488935719">
            <text:p>0.2749</text:p>
          </table:table-cell>
          <table:table-cell table:style-name="ce1"/>
        </table:table-row>
        <table:table-row table:style-name="ro1">
          <table:table-cell office:value-type="float" office:value="0.31415926536">
            <text:p>0.3142</text:p>
          </table:table-cell>
          <table:table-cell office:value-type="float" office:value="0">
            <text:p>0.00E+000</text:p>
          </table:table-cell>
          <table:table-cell office:value-type="float" office:value="-0.0566942406779455">
            <text:p>-5.67E-002</text:p>
          </table:table-cell>
          <table:table-cell office:value-type="float" office:value="0.394193514657424">
            <text:p>3.94E-001</text:p>
          </table:table-cell>
          <table:table-cell office:value-type="float" office:value="7.87901315391453">
            <text:p>7.88E+000</text:p>
          </table:table-cell>
          <table:table-cell office:value-type="float" office:value="10.0410751608618">
            <text:p>1.00E+001</text:p>
          </table:table-cell>
          <table:table-cell office:value-type="float" office:value="10.0454410841372">
            <text:p>1.00E+001</text:p>
          </table:table-cell>
          <table:table-cell office:value-type="float" office:value="11.9402355349699">
            <text:p>1.19E+001</text:p>
          </table:table-cell>
          <table:table-cell office:value-type="float" office:value="18.0348185403246">
            <text:p>1.80E+001</text:p>
          </table:table-cell>
          <table:table-cell office:value-type="float" office:value="18.2185819384662">
            <text:p>1.82E+001</text:p>
          </table:table-cell>
          <table:table-cell office:value-type="float" office:value="22.2596982257589">
            <text:p>2.23E+001</text:p>
          </table:table-cell>
          <table:table-cell/>
          <table:table-cell table:formula="of:=2*[.A10]/PI()" office:value-type="float" office:value="0.20000000000065">
            <text:p>0.2000</text:p>
          </table:table-cell>
          <table:table-cell table:formula="of:=SQRT([.C10])" office:value-type="float" office:value="0">
            <text:p>Err:502</text:p>
          </table:table-cell>
          <table:table-cell table:formula="of:=SQRT([.D10])" office:value-type="float" office:value="0.627848321378201">
            <text:p>0.6278</text:p>
          </table:table-cell>
          <table:table-cell table:formula="of:=SQRT([.E10])" office:value-type="float" office:value="2.80695798933909">
            <text:p>2.8070</text:p>
          </table:table-cell>
          <table:table-cell table:formula="of:=SQRT([.F10])" office:value-type="float" office:value="3.16876555788872">
            <text:p>3.1688</text:p>
          </table:table-cell>
          <table:table-cell table:formula="of:=SQRT([.G10])" office:value-type="float" office:value="3.16945438271909">
            <text:p>3.1695</text:p>
          </table:table-cell>
          <table:table-cell table:formula="of:=SQRT([.H10])" office:value-type="float" office:value="3.45546459032211">
            <text:p>3.4555</text:p>
          </table:table-cell>
          <table:table-cell table:formula="of:=SQRT([.I10])" office:value-type="float" office:value="4.24674210899657">
            <text:p>4.2467</text:p>
          </table:table-cell>
          <table:table-cell table:formula="of:=SQRT([.J10])" office:value-type="float" office:value="4.26832308271834">
            <text:p>4.2683</text:p>
          </table:table-cell>
          <table:table-cell table:formula="of:=SQRT([.K10])" office:value-type="float" office:value="4.7180184639061">
            <text:p>4.7180</text:p>
          </table:table-cell>
          <table:table-cell table:formula="of:=[.$B$44]*[.A10]" office:value-type="float" office:value="0.62831853072">
            <text:p>0.6283</text:p>
          </table:table-cell>
          <table:table-cell table:formula="of:=[.$B$45]*[.A10]" office:value-type="float" office:value="0.31415926536">
            <text:p>0.3142</text:p>
          </table:table-cell>
          <table:table-cell table:style-name="ce1"/>
        </table:table-row>
        <table:table-row table:style-name="ro1">
          <table:table-cell office:value-type="float" office:value="0.35342917353">
            <text:p>0.3534</text:p>
          </table:table-cell>
          <table:table-cell office:value-type="float" office:value="0">
            <text:p>0.00E+000</text:p>
          </table:table-cell>
          <table:table-cell office:value-type="float" office:value="-0.0305656049359374">
            <text:p>-3.06E-002</text:p>
          </table:table-cell>
          <table:table-cell office:value-type="float" office:value="0.498901420301273">
            <text:p>4.99E-001</text:p>
          </table:table-cell>
          <table:table-cell office:value-type="float" office:value="7.6566037222178">
            <text:p>7.66E+000</text:p>
          </table:table-cell>
          <table:table-cell office:value-type="float" office:value="10.0669028229355">
            <text:p>1.01E+001</text:p>
          </table:table-cell>
          <table:table-cell office:value-type="float" office:value="10.0724214056714">
            <text:p>1.01E+001</text:p>
          </table:table-cell>
          <table:table-cell office:value-type="float" office:value="12.2203883923519">
            <text:p>1.22E+001</text:p>
          </table:table-cell>
          <table:table-cell office:value-type="float" office:value="17.8068453240905">
            <text:p>1.78E+001</text:p>
          </table:table-cell>
          <table:table-cell office:value-type="float" office:value="17.9861763386344">
            <text:p>1.80E+001</text:p>
          </table:table-cell>
          <table:table-cell office:value-type="float" office:value="22.5555018503239">
            <text:p>2.26E+001</text:p>
          </table:table-cell>
          <table:table-cell/>
          <table:table-cell table:formula="of:=2*[.A11]/PI()" office:value-type="float" office:value="0.225000000000731">
            <text:p>0.2250</text:p>
          </table:table-cell>
          <table:table-cell table:formula="of:=SQRT([.C11])" office:value-type="float" office:value="0">
            <text:p>Err:502</text:p>
          </table:table-cell>
          <table:table-cell table:formula="of:=SQRT([.D11])" office:value-type="float" office:value="0.706329540866919">
            <text:p>0.7063</text:p>
          </table:table-cell>
          <table:table-cell table:formula="of:=SQRT([.E11])" office:value-type="float" office:value="2.76705687007293">
            <text:p>2.7671</text:p>
          </table:table-cell>
          <table:table-cell table:formula="of:=SQRT([.F11])" office:value-type="float" office:value="3.17283829133089">
            <text:p>3.1728</text:p>
          </table:table-cell>
          <table:table-cell table:formula="of:=SQRT([.G11])" office:value-type="float" office:value="3.17370783243691">
            <text:p>3.1737</text:p>
          </table:table-cell>
          <table:table-cell table:formula="of:=SQRT([.H11])" office:value-type="float" office:value="3.4957672108354">
            <text:p>3.4958</text:p>
          </table:table-cell>
          <table:table-cell table:formula="of:=SQRT([.I11])" office:value-type="float" office:value="4.21981579267277">
            <text:p>4.2198</text:p>
          </table:table-cell>
          <table:table-cell table:formula="of:=SQRT([.J11])" office:value-type="float" office:value="4.24101124009763">
            <text:p>4.2410</text:p>
          </table:table-cell>
          <table:table-cell table:formula="of:=SQRT([.K11])" office:value-type="float" office:value="4.74926329553583">
            <text:p>4.7493</text:p>
          </table:table-cell>
          <table:table-cell table:formula="of:=[.$B$44]*[.A11]" office:value-type="float" office:value="0.70685834706">
            <text:p>0.7069</text:p>
          </table:table-cell>
          <table:table-cell table:formula="of:=[.$B$45]*[.A11]" office:value-type="float" office:value="0.35342917353">
            <text:p>0.3534</text:p>
          </table:table-cell>
          <table:table-cell table:style-name="ce1"/>
        </table:table-row>
        <table:table-row table:style-name="ro1">
          <table:table-cell office:value-type="float" office:value="0.3926990817">
            <text:p>0.3927</text:p>
          </table:table-cell>
          <table:table-cell office:value-type="float" office:value="0">
            <text:p>0.00E+000</text:p>
          </table:table-cell>
          <table:table-cell office:value-type="float" office:value="-0.00136931300464127">
            <text:p>-1.37E-003</text:p>
          </table:table-cell>
          <table:table-cell office:value-type="float" office:value="0.615928115455452">
            <text:p>6.16E-001</text:p>
          </table:table-cell>
          <table:table-cell office:value-type="float" office:value="7.4372293731278">
            <text:p>7.44E+000</text:p>
          </table:table-cell>
          <table:table-cell office:value-type="float" office:value="10.0957728439622">
            <text:p>1.01E+001</text:p>
          </table:table-cell>
          <table:table-cell office:value-type="float" office:value="10.1025733021473">
            <text:p>1.01E+001</text:p>
          </table:table-cell>
          <table:table-cell office:value-type="float" office:value="12.5042372328824">
            <text:p>1.25E+001</text:p>
          </table:table-cell>
          <table:table-cell office:value-type="float" office:value="17.5823483126041">
            <text:p>1.76E+001</text:p>
          </table:table-cell>
          <table:table-cell office:value-type="float" office:value="17.7573758362002">
            <text:p>1.78E+001</text:p>
          </table:table-cell>
          <table:table-cell office:value-type="float" office:value="22.8558056869365">
            <text:p>2.29E+001</text:p>
          </table:table-cell>
          <table:table-cell/>
          <table:table-cell table:formula="of:=2*[.A12]/PI()" office:value-type="float" office:value="0.250000000000812">
            <text:p>0.2500</text:p>
          </table:table-cell>
          <table:table-cell table:formula="of:=SQRT([.C12])" office:value-type="float" office:value="0">
            <text:p>Err:502</text:p>
          </table:table-cell>
          <table:table-cell table:formula="of:=SQRT([.D12])" office:value-type="float" office:value="0.784810878782559">
            <text:p>0.7848</text:p>
          </table:table-cell>
          <table:table-cell table:formula="of:=SQRT([.E12])" office:value-type="float" office:value="2.72712841155817">
            <text:p>2.7271</text:p>
          </table:table-cell>
          <table:table-cell table:formula="of:=SQRT([.F12])" office:value-type="float" office:value="3.17738459176131">
            <text:p>3.1774</text:p>
          </table:table-cell>
          <table:table-cell table:formula="of:=SQRT([.G12])" office:value-type="float" office:value="3.17845454618236">
            <text:p>3.1785</text:p>
          </table:table-cell>
          <table:table-cell table:formula="of:=SQRT([.H12])" office:value-type="float" office:value="3.53613309038028">
            <text:p>3.5361</text:p>
          </table:table-cell>
          <table:table-cell table:formula="of:=SQRT([.I12])" office:value-type="float" office:value="4.19313108698072">
            <text:p>4.1931</text:p>
          </table:table-cell>
          <table:table-cell table:formula="of:=SQRT([.J12])" office:value-type="float" office:value="4.21395014638287">
            <text:p>4.2140</text:p>
          </table:table-cell>
          <table:table-cell table:formula="of:=SQRT([.K12])" office:value-type="float" office:value="4.7807745906847">
            <text:p>4.7808</text:p>
          </table:table-cell>
          <table:table-cell table:formula="of:=[.$B$44]*[.A12]" office:value-type="float" office:value="0.7853981634">
            <text:p>0.7854</text:p>
          </table:table-cell>
          <table:table-cell table:formula="of:=[.$B$45]*[.A12]" office:value-type="float" office:value="0.3926990817">
            <text:p>0.3927</text:p>
          </table:table-cell>
          <table:table-cell table:style-name="ce1"/>
        </table:table-row>
        <table:table-row table:style-name="ro1">
          <table:table-cell office:value-type="float" office:value="0.43196898987">
            <text:p>0.4320</text:p>
          </table:table-cell>
          <table:table-cell office:value-type="float" office:value="0">
            <text:p>0.00E+000</text:p>
          </table:table-cell>
          <table:table-cell office:value-type="float" office:value="0.0308951730168207">
            <text:p>3.09E-002</text:p>
          </table:table-cell>
          <table:table-cell office:value-type="float" office:value="0.745273731336148">
            <text:p>7.45E-001</text:p>
          </table:table-cell>
          <table:table-cell office:value-type="float" office:value="7.22095490516451">
            <text:p>7.22E+000</text:p>
          </table:table-cell>
          <table:table-cell office:value-type="float" office:value="10.1276865566668">
            <text:p>1.01E+001</text:p>
          </table:table-cell>
          <table:table-cell office:value-type="float" office:value="10.1358959944193">
            <text:p>1.01E+001</text:p>
          </table:table-cell>
          <table:table-cell office:value-type="float" office:value="12.7916950826158">
            <text:p>1.28E+001</text:p>
          </table:table-cell>
          <table:table-cell office:value-type="float" office:value="17.3614349440849">
            <text:p>1.74E+001</text:p>
          </table:table-cell>
          <table:table-cell office:value-type="float" office:value="17.5321596017197">
            <text:p>1.75E+001</text:p>
          </table:table-cell>
          <table:table-cell office:value-type="float" office:value="23.1606218201341">
            <text:p>2.32E+001</text:p>
          </table:table-cell>
          <table:table-cell/>
          <table:table-cell table:formula="of:=2*[.A13]/PI()" office:value-type="float" office:value="0.275000000000893">
            <text:p>0.2750</text:p>
          </table:table-cell>
          <table:table-cell table:formula="of:=SQRT([.C13])" office:value-type="float" office:value="0.175770227902284">
            <text:p>0.1758</text:p>
          </table:table-cell>
          <table:table-cell table:formula="of:=SQRT([.D13])" office:value-type="float" office:value="0.863292378824317">
            <text:p>0.8633</text:p>
          </table:table-cell>
          <table:table-cell table:formula="of:=SQRT([.E13])" office:value-type="float" office:value="2.68718345208594">
            <text:p>2.6872</text:p>
          </table:table-cell>
          <table:table-cell table:formula="of:=SQRT([.F13])" office:value-type="float" office:value="3.18240263899256">
            <text:p>3.1824</text:p>
          </table:table-cell>
          <table:table-cell table:formula="of:=SQRT([.G13])" office:value-type="float" office:value="3.18369219530081">
            <text:p>3.1837</text:p>
          </table:table-cell>
          <table:table-cell table:formula="of:=SQRT([.H13])" office:value-type="float" office:value="3.57654792818659">
            <text:p>3.5765</text:p>
          </table:table-cell>
          <table:table-cell table:formula="of:=SQRT([.I13])" office:value-type="float" office:value="4.16670552644231">
            <text:p>4.1667</text:p>
          </table:table-cell>
          <table:table-cell table:formula="of:=SQRT([.J13])" office:value-type="float" office:value="4.18714217596199">
            <text:p>4.1871</text:p>
          </table:table-cell>
          <table:table-cell table:formula="of:=SQRT([.K13])" office:value-type="float" office:value="4.81254837067994">
            <text:p>4.8125</text:p>
          </table:table-cell>
          <table:table-cell table:formula="of:=[.$B$44]*[.A13]" office:value-type="float" office:value="0.86393797974">
            <text:p>0.8639</text:p>
          </table:table-cell>
          <table:table-cell table:formula="of:=[.$B$45]*[.A13]" office:value-type="float" office:value="0.43196898987">
            <text:p>0.4320</text:p>
          </table:table-cell>
          <table:table-cell table:style-name="ce1"/>
        </table:table-row>
        <table:table-row table:style-name="ro1">
          <table:table-cell office:value-type="float" office:value="0.47123889804">
            <text:p>0.4712</text:p>
          </table:table-cell>
          <table:table-cell office:value-type="float" office:value="0">
            <text:p>0.00E+000</text:p>
          </table:table-cell>
          <table:table-cell office:value-type="float" office:value="0.0662278275808587">
            <text:p>6.62E-002</text:p>
          </table:table-cell>
          <table:table-cell office:value-type="float" office:value="0.886938444665615">
            <text:p>8.87E-001</text:p>
          </table:table-cell>
          <table:table-cell office:value-type="float" office:value="7.00782036420626">
            <text:p>7.01E+000</text:p>
          </table:table-cell>
          <table:table-cell office:value-type="float" office:value="10.1626453974949">
            <text:p>1.02E+001</text:p>
          </table:table-cell>
          <table:table-cell office:value-type="float" office:value="10.1723886592454">
            <text:p>1.02E+001</text:p>
          </table:table-cell>
          <table:table-cell office:value-type="float" office:value="13.0826768675302">
            <text:p>1.31E+001</text:p>
          </table:table-cell>
          <table:table-cell office:value-type="float" office:value="17.1441940611475">
            <text:p>1.71E+001</text:p>
          </table:table-cell>
          <table:table-cell office:value-type="float" office:value="17.3105055439692">
            <text:p>1.73E+001</text:p>
          </table:table-cell>
          <table:table-cell office:value-type="float" office:value="23.4699483422315">
            <text:p>2.35E+001</text:p>
          </table:table-cell>
          <table:table-cell/>
          <table:table-cell table:formula="of:=2*[.A14]/PI()" office:value-type="float" office:value="0.300000000000975">
            <text:p>0.3000</text:p>
          </table:table-cell>
          <table:table-cell table:formula="of:=SQRT([.C14])" office:value-type="float" office:value="0.257347678405807">
            <text:p>0.2573</text:p>
          </table:table-cell>
          <table:table-cell table:formula="of:=SQRT([.D14])" office:value-type="float" office:value="0.941774094284619">
            <text:p>0.9418</text:p>
          </table:table-cell>
          <table:table-cell table:formula="of:=SQRT([.E14])" office:value-type="float" office:value="2.64722880843464">
            <text:p>2.6472</text:p>
          </table:table-cell>
          <table:table-cell table:formula="of:=SQRT([.F14])" office:value-type="float" office:value="3.18789043059747">
            <text:p>3.1879</text:p>
          </table:table-cell>
          <table:table-cell table:formula="of:=SQRT([.G14])" office:value-type="float" office:value="3.18941823209898">
            <text:p>3.1894</text:p>
          </table:table-cell>
          <table:table-cell table:formula="of:=SQRT([.H14])" office:value-type="float" office:value="3.61699832285422">
            <text:p>3.6170</text:p>
          </table:table-cell>
          <table:table-cell table:formula="of:=SQRT([.I14])" office:value-type="float" office:value="4.14055480112841">
            <text:p>4.1406</text:p>
          </table:table-cell>
          <table:table-cell table:formula="of:=SQRT([.J14])" office:value-type="float" office:value="4.16058956687261">
            <text:p>4.1606</text:p>
          </table:table-cell>
          <table:table-cell table:formula="of:=SQRT([.K14])" office:value-type="float" office:value="4.84457927401664">
            <text:p>4.8446</text:p>
          </table:table-cell>
          <table:table-cell table:formula="of:=[.$B$44]*[.A14]" office:value-type="float" office:value="0.94247779608">
            <text:p>0.9425</text:p>
          </table:table-cell>
          <table:table-cell table:formula="of:=[.$B$45]*[.A14]" office:value-type="float" office:value="0.47123889804">
            <text:p>0.4712</text:p>
          </table:table-cell>
          <table:table-cell table:style-name="ce1"/>
        </table:table-row>
        <table:table-row table:style-name="ro1">
          <table:table-cell office:value-type="float" office:value="0.51050880621">
            <text:p>0.5105</text:p>
          </table:table-cell>
          <table:table-cell office:value-type="float" office:value="0">
            <text:p>0.00E+000</text:p>
          </table:table-cell>
          <table:table-cell office:value-type="float" office:value="0.104628242569398">
            <text:p>1.05E-001</text:p>
          </table:table-cell>
          <table:table-cell office:value-type="float" office:value="1.04092248705467">
            <text:p>1.04E+000</text:p>
          </table:table-cell>
          <table:table-cell office:value-type="float" office:value="6.79785102977343">
            <text:p>6.80E+000</text:p>
          </table:table-cell>
          <table:table-cell office:value-type="float" office:value="10.2006509152649">
            <text:p>1.02E+001</text:p>
          </table:table-cell>
          <table:table-cell office:value-type="float" office:value="10.2120504411617">
            <text:p>1.02E+001</text:p>
          </table:table-cell>
          <table:table-cell office:value-type="float" office:value="13.3770782728132">
            <text:p>1.34E+001</text:p>
          </table:table-cell>
          <table:table-cell office:value-type="float" office:value="16.9307294756954">
            <text:p>1.69E+001</text:p>
          </table:table-cell>
          <table:table-cell office:value-type="float" office:value="17.0923918072339">
            <text:p>1.71E+001</text:p>
          </table:table-cell>
          <table:table-cell office:value-type="float" office:value="23.7837899026408">
            <text:p>2.38E+001</text:p>
          </table:table-cell>
          <table:table-cell/>
          <table:table-cell table:formula="of:=2*[.A15]/PI()" office:value-type="float" office:value="0.325000000001056">
            <text:p>0.3250</text:p>
          </table:table-cell>
          <table:table-cell table:formula="of:=SQRT([.C15])" office:value-type="float" office:value="0.323462892105723">
            <text:p>0.3235</text:p>
          </table:table-cell>
          <table:table-cell table:formula="of:=SQRT([.D15])" office:value-type="float" office:value="1.02025608895741">
            <text:p>1.0203</text:p>
          </table:table-cell>
          <table:table-cell table:formula="of:=SQRT([.E15])" office:value-type="float" office:value="2.60726888329022">
            <text:p>2.6073</text:p>
          </table:table-cell>
          <table:table-cell table:formula="of:=SQRT([.F15])" office:value-type="float" office:value="3.19384578764613">
            <text:p>3.1938</text:p>
          </table:table-cell>
          <table:table-cell table:formula="of:=SQRT([.G15])" office:value-type="float" office:value="3.19562989740077">
            <text:p>3.1956</text:p>
          </table:table-cell>
          <table:table-cell table:formula="of:=SQRT([.H15])" office:value-type="float" office:value="3.65746883415473">
            <text:p>3.6575</text:p>
          </table:table-cell>
          <table:table-cell table:formula="of:=SQRT([.I15])" office:value-type="float" office:value="4.11469676594708">
            <text:p>4.1147</text:p>
          </table:table-cell>
          <table:table-cell table:formula="of:=SQRT([.J15])" office:value-type="float" office:value="4.13429459608697">
            <text:p>4.1343</text:p>
          </table:table-cell>
          <table:table-cell table:formula="of:=SQRT([.K15])" office:value-type="float" office:value="4.87686271107162">
            <text:p>4.8769</text:p>
          </table:table-cell>
          <table:table-cell table:formula="of:=[.$B$44]*[.A15]" office:value-type="float" office:value="1.02101761242">
            <text:p>1.0210</text:p>
          </table:table-cell>
          <table:table-cell table:formula="of:=[.$B$45]*[.A15]" office:value-type="float" office:value="0.51050880621">
            <text:p>0.5105</text:p>
          </table:table-cell>
          <table:table-cell table:style-name="ce1"/>
        </table:table-row>
        <table:table-row table:style-name="ro1">
          <table:table-cell office:value-type="float" office:value="0.54977871438">
            <text:p>0.5498</text:p>
          </table:table-cell>
          <table:table-cell office:value-type="float" office:value="0">
            <text:p>0.00E+000</text:p>
          </table:table-cell>
          <table:table-cell office:value-type="float" office:value="0.146095707730951">
            <text:p>1.46E-001</text:p>
          </table:table-cell>
          <table:table-cell office:value-type="float" office:value="1.20722615529024">
            <text:p>1.21E+000</text:p>
          </table:table-cell>
          <table:table-cell office:value-type="float" office:value="6.59106296320919">
            <text:p>6.59E+000</text:p>
          </table:table-cell>
          <table:table-cell office:value-type="float" office:value="10.2417047705875">
            <text:p>1.02E+001</text:p>
          </table:table-cell>
          <table:table-cell office:value-type="float" office:value="10.2548804646851">
            <text:p>1.03E+001</text:p>
          </table:table-cell>
          <table:table-cell office:value-type="float" office:value="13.6747436710874">
            <text:p>1.37E+001</text:p>
          </table:table-cell>
          <table:table-cell office:value-type="float" office:value="16.7211950424815">
            <text:p>1.67E+001</text:p>
          </table:table-cell>
          <table:table-cell office:value-type="float" office:value="16.8777972393459">
            <text:p>1.69E+001</text:p>
          </table:table-cell>
          <table:table-cell office:value-type="float" office:value="24.1021558735462">
            <text:p>2.41E+001</text:p>
          </table:table-cell>
          <table:table-cell/>
          <table:table-cell table:formula="of:=2*[.A16]/PI()" office:value-type="float" office:value="0.350000000001137">
            <text:p>0.3500</text:p>
          </table:table-cell>
          <table:table-cell table:formula="of:=SQRT([.C16])" office:value-type="float" office:value="0.382224682262869">
            <text:p>0.3822</text:p>
          </table:table-cell>
          <table:table-cell table:formula="of:=SQRT([.D16])" office:value-type="float" office:value="1.09873843806897">
            <text:p>1.0987</text:p>
          </table:table-cell>
          <table:table-cell table:formula="of:=SQRT([.E16])" office:value-type="float" office:value="2.56730655808947">
            <text:p>2.5673</text:p>
          </table:table-cell>
          <table:table-cell table:formula="of:=SQRT([.F16])" office:value-type="float" office:value="3.20026635931878">
            <text:p>3.2003</text:p>
          </table:table-cell>
          <table:table-cell table:formula="of:=SQRT([.G16])" office:value-type="float" office:value="3.20232422853857">
            <text:p>3.2023</text:p>
          </table:table-cell>
          <table:table-cell table:formula="of:=SQRT([.H16])" office:value-type="float" office:value="3.69793775922302">
            <text:p>3.6979</text:p>
          </table:table-cell>
          <table:table-cell table:formula="of:=SQRT([.I16])" office:value-type="float" office:value="4.0891557860372">
            <text:p>4.0892</text:p>
          </table:table-cell>
          <table:table-cell table:formula="of:=SQRT([.J16])" office:value-type="float" office:value="4.10825963631145">
            <text:p>4.1083</text:p>
          </table:table-cell>
          <table:table-cell table:formula="of:=SQRT([.K16])" office:value-type="float" office:value="4.90939465449114">
            <text:p>4.9094</text:p>
          </table:table-cell>
          <table:table-cell table:formula="of:=[.$B$44]*[.A16]" office:value-type="float" office:value="1.09955742876">
            <text:p>1.0996</text:p>
          </table:table-cell>
          <table:table-cell table:formula="of:=[.$B$45]*[.A16]" office:value-type="float" office:value="0.54977871438">
            <text:p>0.5498</text:p>
          </table:table-cell>
          <table:table-cell table:style-name="ce1"/>
        </table:table-row>
        <table:table-row table:style-name="ro1">
          <table:table-cell office:value-type="float" office:value="0.58904862255">
            <text:p>0.5890</text:p>
          </table:table-cell>
          <table:table-cell office:value-type="float" office:value="0">
            <text:p>0.00E+000</text:p>
          </table:table-cell>
          <table:table-cell office:value-type="float" office:value="0.190629238204314">
            <text:p>1.91E-001</text:p>
          </table:table-cell>
          <table:table-cell office:value-type="float" office:value="1.38584982244951">
            <text:p>1.39E+000</text:p>
          </table:table-cell>
          <table:table-cell office:value-type="float" office:value="6.38746630260129">
            <text:p>6.39E+000</text:p>
          </table:table-cell>
          <table:table-cell office:value-type="float" office:value="10.2858087311936">
            <text:p>1.03E+001</text:p>
          </table:table-cell>
          <table:table-cell office:value-type="float" office:value="10.3008778470292">
            <text:p>1.03E+001</text:p>
          </table:table-cell>
          <table:table-cell office:value-type="float" office:value="13.9754031137664">
            <text:p>1.40E+001</text:p>
          </table:table-cell>
          <table:table-cell office:value-type="float" office:value="16.5158585444164">
            <text:p>1.65E+001</text:p>
          </table:table-cell>
          <table:table-cell office:value-type="float" office:value="16.6667017191552">
            <text:p>1.67E+001</text:p>
          </table:table-cell>
          <table:table-cell office:value-type="float" office:value="24.4250564653759">
            <text:p>2.44E+001</text:p>
          </table:table-cell>
          <table:table-cell/>
          <table:table-cell table:formula="of:=2*[.A17]/PI()" office:value-type="float" office:value="0.375000000001218">
            <text:p>0.3750</text:p>
          </table:table-cell>
          <table:table-cell table:formula="of:=SQRT([.C17])" office:value-type="float" office:value="0.436611083464809">
            <text:p>0.4366</text:p>
          </table:table-cell>
          <table:table-cell table:formula="of:=SQRT([.D17])" office:value-type="float" office:value="1.17722122918741">
            <text:p>1.1772</text:p>
          </table:table-cell>
          <table:table-cell table:formula="of:=SQRT([.E17])" office:value-type="float" office:value="2.52734372466455">
            <text:p>2.5273</text:p>
          </table:table-cell>
          <table:table-cell table:formula="of:=SQRT([.F17])" office:value-type="float" office:value="3.20714962719135">
            <text:p>3.2071</text:p>
          </table:table-cell>
          <table:table-cell table:formula="of:=SQRT([.G17])" office:value-type="float" office:value="3.20949806777154">
            <text:p>3.2095</text:p>
          </table:table-cell>
          <table:table-cell table:formula="of:=SQRT([.H17])" office:value-type="float" office:value="3.73836904461911">
            <text:p>3.7384</text:p>
          </table:table-cell>
          <table:table-cell table:formula="of:=SQRT([.I17])" office:value-type="float" office:value="4.0639707853793">
            <text:p>4.0640</text:p>
          </table:table-cell>
          <table:table-cell table:formula="of:=SQRT([.J17])" office:value-type="float" office:value="4.08248719767192">
            <text:p>4.0825</text:p>
          </table:table-cell>
          <table:table-cell table:formula="of:=SQRT([.K17])" office:value-type="float" office:value="4.94217122987214">
            <text:p>4.9422</text:p>
          </table:table-cell>
          <table:table-cell table:formula="of:=[.$B$44]*[.A17]" office:value-type="float" office:value="1.1780972451">
            <text:p>1.1781</text:p>
          </table:table-cell>
          <table:table-cell table:formula="of:=[.$B$45]*[.A17]" office:value-type="float" office:value="0.58904862255">
            <text:p>0.5890</text:p>
          </table:table-cell>
          <table:table-cell table:style-name="ce1"/>
        </table:table-row>
        <table:table-row table:style-name="ro1">
          <table:table-cell office:value-type="float" office:value="0.62831853072">
            <text:p>0.6283</text:p>
          </table:table-cell>
          <table:table-cell office:value-type="float" office:value="0">
            <text:p>0.00E+000</text:p>
          </table:table-cell>
          <table:table-cell office:value-type="float" office:value="0.238227569472373">
            <text:p>2.38E-001</text:p>
          </table:table-cell>
          <table:table-cell office:value-type="float" office:value="1.57679394982349">
            <text:p>1.58E+000</text:p>
          </table:table-cell>
          <table:table-cell office:value-type="float" office:value="6.18706732477323">
            <text:p>6.19E+000</text:p>
          </table:table-cell>
          <table:table-cell office:value-type="float" office:value="10.3329646643172">
            <text:p>1.03E+001</text:p>
          </table:table-cell>
          <table:table-cell office:value-type="float" office:value="10.3500417113505">
            <text:p>1.04E+001</text:p>
          </table:table-cell>
          <table:table-cell office:value-type="float" office:value="14.2785217148504">
            <text:p>1.43E+001</text:p>
          </table:table-cell>
          <table:table-cell office:value-type="float" office:value="16.3152522593791">
            <text:p>1.63E+001</text:p>
          </table:table-cell>
          <table:table-cell office:value-type="float" office:value="16.4590866949879">
            <text:p>1.65E+001</text:p>
          </table:table-cell>
          <table:table-cell office:value-type="float" office:value="24.7524982049343">
            <text:p>2.48E+001</text:p>
          </table:table-cell>
          <table:table-cell/>
          <table:table-cell table:formula="of:=2*[.A18]/PI()" office:value-type="float" office:value="0.4000000000013">
            <text:p>0.4000</text:p>
          </table:table-cell>
          <table:table-cell table:formula="of:=SQRT([.C18])" office:value-type="float" office:value="0.488085616948884">
            <text:p>0.4881</text:p>
          </table:table-cell>
          <table:table-cell table:formula="of:=SQRT([.D18])" office:value-type="float" office:value="1.25570456311327">
            <text:p>1.2557</text:p>
          </table:table-cell>
          <table:table-cell table:formula="of:=SQRT([.E18])" office:value-type="float" office:value="2.48738162025316">
            <text:p>2.4874</text:p>
          </table:table-cell>
          <table:table-cell table:formula="of:=SQRT([.F18])" office:value-type="float" office:value="3.21449290935867">
            <text:p>3.2145</text:p>
          </table:table-cell>
          <table:table-cell table:formula="of:=SQRT([.G18])" office:value-type="float" office:value="3.21714807109503">
            <text:p>3.2171</text:p>
          </table:table-cell>
          <table:table-cell table:formula="of:=SQRT([.H18])" office:value-type="float" office:value="3.77869312260872">
            <text:p>3.7787</text:p>
          </table:table-cell>
          <table:table-cell table:formula="of:=SQRT([.I18])" office:value-type="float" office:value="4.03921431213784">
            <text:p>4.0392</text:p>
          </table:table-cell>
          <table:table-cell table:formula="of:=SQRT([.J18])" office:value-type="float" office:value="4.0569799968681">
            <text:p>4.0570</text:p>
          </table:table-cell>
          <table:table-cell table:formula="of:=SQRT([.K18])" office:value-type="float" office:value="4.97518825824052">
            <text:p>4.9752</text:p>
          </table:table-cell>
          <table:table-cell table:formula="of:=[.$B$44]*[.A18]" office:value-type="float" office:value="1.25663706144">
            <text:p>1.2566</text:p>
          </table:table-cell>
          <table:table-cell table:formula="of:=[.$B$45]*[.A18]" office:value-type="float" office:value="0.62831853072">
            <text:p>0.6283</text:p>
          </table:table-cell>
          <table:table-cell table:style-name="ce1"/>
        </table:table-row>
        <table:table-row table:style-name="ro1">
          <table:table-cell office:value-type="float" office:value="0.66758843889">
            <text:p>0.6676</text:p>
          </table:table-cell>
          <table:table-cell office:value-type="float" office:value="0">
            <text:p>0.00E+000</text:p>
          </table:table-cell>
          <table:table-cell office:value-type="float" office:value="0.288889128513937">
            <text:p>2.89E-001</text:p>
          </table:table-cell>
          <table:table-cell office:value-type="float" office:value="1.78005909968598">
            <text:p>1.78E+000</text:p>
          </table:table-cell>
          <table:table-cell office:value-type="float" office:value="5.98986979739908">
            <text:p>5.99E+000</text:p>
          </table:table-cell>
          <table:table-cell office:value-type="float" office:value="10.3831745262584">
            <text:p>1.04E+001</text:p>
          </table:table-cell>
          <table:table-cell office:value-type="float" office:value="10.4023712005237">
            <text:p>1.04E+001</text:p>
          </table:table-cell>
          <table:table-cell office:value-type="float" office:value="14.5828622417411">
            <text:p>1.46E+001</text:p>
          </table:table-cell>
          <table:table-cell office:value-type="float" office:value="16.1206090142519">
            <text:p>1.61E+001</text:p>
          </table:table-cell>
          <table:table-cell office:value-type="float" office:value="16.2549367422502">
            <text:p>1.63E+001</text:p>
          </table:table-cell>
          <table:table-cell office:value-type="float" office:value="24.5198915844063">
            <text:p>2.45E+001</text:p>
          </table:table-cell>
          <table:table-cell/>
          <table:table-cell table:formula="of:=2*[.A19]/PI()" office:value-type="float" office:value="0.425000000001381">
            <text:p>0.4250</text:p>
          </table:table-cell>
          <table:table-cell table:formula="of:=SQRT([.C19])" office:value-type="float" office:value="0.537484072800243">
            <text:p>0.5375</text:p>
          </table:table-cell>
          <table:table-cell table:formula="of:=SQRT([.D19])" office:value-type="float" office:value="1.33418855477252">
            <text:p>1.3342</text:p>
          </table:table-cell>
          <table:table-cell table:formula="of:=SQRT([.E19])" office:value-type="float" office:value="2.44742105028928">
            <text:p>2.4474</text:p>
          </table:table-cell>
          <table:table-cell table:formula="of:=SQRT([.F19])" office:value-type="float" office:value="3.22229336440032">
            <text:p>3.2223</text:p>
          </table:table-cell>
          <table:table-cell table:formula="of:=SQRT([.G19])" office:value-type="float" office:value="3.22527071740089">
            <text:p>3.2253</text:p>
          </table:table-cell>
          <table:table-cell table:formula="of:=SQRT([.H19])" office:value-type="float" office:value="3.81875139826372">
            <text:p>3.8188</text:p>
          </table:table-cell>
          <table:table-cell table:formula="of:=SQRT([.I19])" office:value-type="float" office:value="4.01504782216251">
            <text:p>4.0150</text:p>
          </table:table-cell>
          <table:table-cell table:formula="of:=SQRT([.J19])" office:value-type="float" office:value="4.03174115516487">
            <text:p>4.0317</text:p>
          </table:table-cell>
          <table:table-cell table:formula="of:=SQRT([.K19])" office:value-type="float" office:value="4.95175641408241">
            <text:p>4.9518</text:p>
          </table:table-cell>
          <table:table-cell table:formula="of:=[.$B$44]*[.A19]" office:value-type="float" office:value="1.33517687778">
            <text:p>1.3352</text:p>
          </table:table-cell>
          <table:table-cell table:formula="of:=[.$B$45]*[.A19]" office:value-type="float" office:value="0.66758843889">
            <text:p>0.6676</text:p>
          </table:table-cell>
          <table:table-cell table:style-name="ce1"/>
        </table:table-row>
        <table:table-row table:style-name="ro1">
          <table:table-cell office:value-type="float" office:value="0.70685834706">
            <text:p>0.7069</text:p>
          </table:table-cell>
          <table:table-cell office:value-type="float" office:value="0">
            <text:p>0.00E+000</text:p>
          </table:table-cell>
          <table:table-cell office:value-type="float" office:value="0.342611983252304">
            <text:p>3.43E-001</text:p>
          </table:table-cell>
          <table:table-cell office:value-type="float" office:value="1.99564594887036">
            <text:p>2.00E+000</text:p>
          </table:table-cell>
          <table:table-cell office:value-type="float" office:value="5.79587590811063">
            <text:p>5.80E+000</text:p>
          </table:table-cell>
          <table:table-cell office:value-type="float" office:value="10.4364403485417">
            <text:p>1.04E+001</text:p>
          </table:table-cell>
          <table:table-cell office:value-type="float" office:value="10.4578654913202">
            <text:p>1.05E+001</text:p>
          </table:table-cell>
          <table:table-cell office:value-type="float" office:value="14.8848407106696">
            <text:p>1.49E+001</text:p>
          </table:table-cell>
          <table:table-cell office:value-type="float" office:value="15.9354997309547">
            <text:p>1.59E+001</text:p>
          </table:table-cell>
          <table:table-cell office:value-type="float" office:value="16.0542464860391">
            <text:p>1.61E+001</text:p>
          </table:table-cell>
          <table:table-cell office:value-type="float" office:value="23.7433809220555">
            <text:p>2.37E+001</text:p>
          </table:table-cell>
          <table:table-cell/>
          <table:table-cell table:formula="of:=2*[.A20]/PI()" office:value-type="float" office:value="0.450000000001462">
            <text:p>0.4500</text:p>
          </table:table-cell>
          <table:table-cell table:formula="of:=SQRT([.C20])" office:value-type="float" office:value="0.585330661466067">
            <text:p>0.5853</text:p>
          </table:table-cell>
          <table:table-cell table:formula="of:=SQRT([.D20])" office:value-type="float" office:value="1.41267333409758">
            <text:p>1.4127</text:p>
          </table:table-cell>
          <table:table-cell table:formula="of:=SQRT([.E20])" office:value-type="float" office:value="2.40746254552602">
            <text:p>2.4075</text:p>
          </table:table-cell>
          <table:table-cell table:formula="of:=SQRT([.F20])" office:value-type="float" office:value="3.23054799508407">
            <text:p>3.2305</text:p>
          </table:table-cell>
          <table:table-cell table:formula="of:=SQRT([.G20])" office:value-type="float" office:value="3.23386231792886">
            <text:p>3.2339</text:p>
          </table:table-cell>
          <table:table-cell table:formula="of:=SQRT([.H20])" office:value-type="float" office:value="3.85808770126725">
            <text:p>3.8581</text:p>
          </table:table-cell>
          <table:table-cell table:formula="of:=SQRT([.I20])" office:value-type="float" office:value="3.99192932439374">
            <text:p>3.9919</text:p>
          </table:table-cell>
          <table:table-cell table:formula="of:=SQRT([.J20])" office:value-type="float" office:value="4.00677507305303">
            <text:p>4.0068</text:p>
          </table:table-cell>
          <table:table-cell table:formula="of:=SQRT([.K20])" office:value-type="float" office:value="4.87271802201354">
            <text:p>4.8727</text:p>
          </table:table-cell>
          <table:table-cell table:formula="of:=[.$B$44]*[.A20]" office:value-type="float" office:value="1.41371669412">
            <text:p>1.4137</text:p>
          </table:table-cell>
          <table:table-cell table:formula="of:=[.$B$45]*[.A20]" office:value-type="float" office:value="0.70685834706">
            <text:p>0.7069</text:p>
          </table:table-cell>
          <table:table-cell table:style-name="ce1"/>
        </table:table-row>
        <table:table-row table:style-name="ro1">
          <table:table-cell office:value-type="float" office:value="0.74612825523">
            <text:p>0.7461</text:p>
          </table:table-cell>
          <table:table-cell office:value-type="float" office:value="0">
            <text:p>0.00E+000</text:p>
          </table:table-cell>
          <table:table-cell office:value-type="float" office:value="0.399393768726842">
            <text:p>3.99E-001</text:p>
          </table:table-cell>
          <table:table-cell office:value-type="float" office:value="2.22355530309483">
            <text:p>2.22E+000</text:p>
          </table:table-cell>
          <table:table-cell office:value-type="float" office:value="5.60508693755874">
            <text:p>5.61E+000</text:p>
          </table:table-cell>
          <table:table-cell office:value-type="float" office:value="10.4927642196294">
            <text:p>1.05E+001</text:p>
          </table:table-cell>
          <table:table-cell office:value-type="float" office:value="10.5165238089166">
            <text:p>1.05E+001</text:p>
          </table:table-cell>
          <table:table-cell office:value-type="float" office:value="15.1693483062179">
            <text:p>1.52E+001</text:p>
          </table:table-cell>
          <table:table-cell office:value-type="float" office:value="15.7749459928138">
            <text:p>1.58E+001</text:p>
          </table:table-cell>
          <table:table-cell office:value-type="float" office:value="15.8570861002545">
            <text:p>1.59E+001</text:p>
          </table:table-cell>
          <table:table-cell office:value-type="float" office:value="22.979682681016">
            <text:p>2.30E+001</text:p>
          </table:table-cell>
          <table:table-cell/>
          <table:table-cell table:formula="of:=2*[.A21]/PI()" office:value-type="float" office:value="0.475000000001543">
            <text:p>0.4750</text:p>
          </table:table-cell>
          <table:table-cell table:formula="of:=SQRT([.C21])" office:value-type="float" office:value="0.631976082400942">
            <text:p>0.6320</text:p>
          </table:table-cell>
          <table:table-cell table:formula="of:=SQRT([.D21])" office:value-type="float" office:value="1.49115904688093">
            <text:p>1.4912</text:p>
          </table:table-cell>
          <table:table-cell table:formula="of:=SQRT([.E21])" office:value-type="float" office:value="2.36750648099614">
            <text:p>2.3675</text:p>
          </table:table-cell>
          <table:table-cell table:formula="of:=SQRT([.F21])" office:value-type="float" office:value="3.2392536516348">
            <text:p>3.2393</text:p>
          </table:table-cell>
          <table:table-cell table:formula="of:=SQRT([.G21])" office:value-type="float" office:value="3.24291902595741">
            <text:p>3.2429</text:p>
          </table:table-cell>
          <table:table-cell table:formula="of:=SQRT([.H21])" office:value-type="float" office:value="3.89478475736694">
            <text:p>3.8948</text:p>
          </table:table-cell>
          <table:table-cell table:formula="of:=SQRT([.I21])" office:value-type="float" office:value="3.97176862276918">
            <text:p>3.9718</text:p>
          </table:table-cell>
          <table:table-cell table:formula="of:=SQRT([.J21])" office:value-type="float" office:value="3.9820956920012">
            <text:p>3.9821</text:p>
          </table:table-cell>
          <table:table-cell table:formula="of:=SQRT([.K21])" office:value-type="float" office:value="4.79371282838428">
            <text:p>4.7937</text:p>
          </table:table-cell>
          <table:table-cell table:formula="of:=[.$B$44]*[.A21]" office:value-type="float" office:value="1.49225651046">
            <text:p>1.4923</text:p>
          </table:table-cell>
          <table:table-cell table:formula="of:=[.$B$45]*[.A21]" office:value-type="float" office:value="0.74612825523">
            <text:p>0.7461</text:p>
          </table:table-cell>
          <table:table-cell table:style-name="ce1"/>
        </table:table-row>
        <table:table-row table:style-name="ro1">
          <table:table-cell office:value-type="float" office:value="0.7853981634">
            <text:p>0.7854</text:p>
          </table:table-cell>
          <table:table-cell office:value-type="float" office:value="0">
            <text:p>0.00E+000</text:p>
          </table:table-cell>
          <table:table-cell office:value-type="float" office:value="0.459231585235993">
            <text:p>4.59E-001</text:p>
          </table:table-cell>
          <table:table-cell office:value-type="float" office:value="2.46378811211372">
            <text:p>2.46E+000</text:p>
          </table:table-cell>
          <table:table-cell office:value-type="float" office:value="5.41750377967647">
            <text:p>5.42E+000</text:p>
          </table:table-cell>
          <table:table-cell office:value-type="float" office:value="10.5521482608374">
            <text:p>1.06E+001</text:p>
          </table:table-cell>
          <table:table-cell office:value-type="float" office:value="10.5783454416831">
            <text:p>1.06E+001</text:p>
          </table:table-cell>
          <table:table-cell office:value-type="float" office:value="15.3412788197258">
            <text:p>1.53E+001</text:p>
          </table:table-cell>
          <table:table-cell office:value-type="float" office:value="15.6623346915025">
            <text:p>1.57E+001</text:p>
          </table:table-cell>
          <table:table-cell office:value-type="float" office:value="15.7351591531067">
            <text:p>1.57E+001</text:p>
          </table:table-cell>
          <table:table-cell office:value-type="float" office:value="22.2287675833554">
            <text:p>2.22E+001</text:p>
          </table:table-cell>
          <table:table-cell/>
          <table:table-cell table:formula="of:=2*[.A22]/PI()" office:value-type="float" office:value="0.500000000001624">
            <text:p>0.5000</text:p>
          </table:table-cell>
          <table:table-cell table:formula="of:=SQRT([.C22])" office:value-type="float" office:value="0.677666278662287">
            <text:p>0.6777</text:p>
          </table:table-cell>
          <table:table-cell table:formula="of:=SQRT([.D22])" office:value-type="float" office:value="1.56964585563551">
            <text:p>1.5696</text:p>
          </table:table-cell>
          <table:table-cell table:formula="of:=SQRT([.E22])" office:value-type="float" office:value="2.32755317440364">
            <text:p>2.3276</text:p>
          </table:table-cell>
          <table:table-cell table:formula="of:=SQRT([.F22])" office:value-type="float" office:value="3.24840703435352">
            <text:p>3.2484</text:p>
          </table:table-cell>
          <table:table-cell table:formula="of:=SQRT([.G22])" office:value-type="float" office:value="3.25243684668635">
            <text:p>3.2524</text:p>
          </table:table-cell>
          <table:table-cell table:formula="of:=SQRT([.H22])" office:value-type="float" office:value="3.91679445717104">
            <text:p>3.9168</text:p>
          </table:table-cell>
          <table:table-cell table:formula="of:=SQRT([.I22])" office:value-type="float" office:value="3.95756676399811">
            <text:p>3.9576</text:p>
          </table:table-cell>
          <table:table-cell table:formula="of:=SQRT([.J22])" office:value-type="float" office:value="3.96675675497082">
            <text:p>3.9668</text:p>
          </table:table-cell>
          <table:table-cell table:formula="of:=SQRT([.K22])" office:value-type="float" office:value="4.71473939718363">
            <text:p>4.7147</text:p>
          </table:table-cell>
          <table:table-cell table:formula="of:=[.$B$44]*[.A22]" office:value-type="float" office:value="1.5707963268">
            <text:p>1.5708</text:p>
          </table:table-cell>
          <table:table-cell table:formula="of:=[.$B$45]*[.A22]" office:value-type="float" office:value="0.7853981634">
            <text:p>0.7854</text:p>
          </table:table-cell>
          <table:table-cell table:style-name="ce1"/>
        </table:table-row>
        <table:table-row table:style-name="ro1">
          <table:table-cell office:value-type="float" office:value="0.82466807157">
            <text:p>0.8247</text:p>
          </table:table-cell>
          <table:table-cell office:value-type="float" office:value="0">
            <text:p>0.00E+000</text:p>
          </table:table-cell>
          <table:table-cell office:value-type="float" office:value="0.522121860089521">
            <text:p>5.22E-001</text:p>
          </table:table-cell>
          <table:table-cell office:value-type="float" office:value="2.71634548559471">
            <text:p>2.72E+000</text:p>
          </table:table-cell>
          <table:table-cell office:value-type="float" office:value="5.2331273780056">
            <text:p>5.23E+000</text:p>
          </table:table-cell>
          <table:table-cell office:value-type="float" office:value="10.6145945942211">
            <text:p>1.06E+001</text:p>
          </table:table-cell>
          <table:table-cell office:value-type="float" office:value="10.6433297560202">
            <text:p>1.06E+001</text:p>
          </table:table-cell>
          <table:table-cell office:value-type="float" office:value="15.2650694892936">
            <text:p>1.53E+001</text:p>
          </table:table-cell>
          <table:table-cell office:value-type="float" office:value="15.4722781173355">
            <text:p>1.55E+001</text:p>
          </table:table-cell>
          <table:table-cell office:value-type="float" office:value="15.9494015621197">
            <text:p>1.59E+001</text:p>
          </table:table-cell>
          <table:table-cell office:value-type="float" office:value="21.4906075960183">
            <text:p>2.15E+001</text:p>
          </table:table-cell>
          <table:table-cell/>
          <table:table-cell table:formula="of:=2*[.A23]/PI()" office:value-type="float" office:value="0.525000000001706">
            <text:p>0.5250</text:p>
          </table:table-cell>
          <table:table-cell table:formula="of:=SQRT([.C23])" office:value-type="float" office:value="0.722580002553019">
            <text:p>0.7226</text:p>
          </table:table-cell>
          <table:table-cell table:formula="of:=SQRT([.D23])" office:value-type="float" office:value="1.64813394042921">
            <text:p>1.6481</text:p>
          </table:table-cell>
          <table:table-cell table:formula="of:=SQRT([.E23])" office:value-type="float" office:value="2.28760297648119">
            <text:p>2.2876</text:p>
          </table:table-cell>
          <table:table-cell table:formula="of:=SQRT([.F23])" office:value-type="float" office:value="3.25800469524234">
            <text:p>3.2580</text:p>
          </table:table-cell>
          <table:table-cell table:formula="of:=SQRT([.G23])" office:value-type="float" office:value="3.26241164723586">
            <text:p>3.2624</text:p>
          </table:table-cell>
          <table:table-cell table:formula="of:=SQRT([.H23])" office:value-type="float" office:value="3.90705381192704">
            <text:p>3.9071</text:p>
          </table:table-cell>
          <table:table-cell table:formula="of:=SQRT([.I23])" office:value-type="float" office:value="3.93348167878477">
            <text:p>3.9335</text:p>
          </table:table-cell>
          <table:table-cell table:formula="of:=SQRT([.J23])" office:value-type="float" office:value="3.99367018694831">
            <text:p>3.9937</text:p>
          </table:table-cell>
          <table:table-cell table:formula="of:=SQRT([.K23])" office:value-type="float" office:value="4.63579632814237">
            <text:p>4.6358</text:p>
          </table:table-cell>
          <table:table-cell table:formula="of:=[.$B$44]*[.A23]" office:value-type="float" office:value="1.64933614314">
            <text:p>1.6493</text:p>
          </table:table-cell>
          <table:table-cell table:formula="of:=[.$B$45]*[.A23]" office:value-type="float" office:value="0.82466807157">
            <text:p>0.8247</text:p>
          </table:table-cell>
          <table:table-cell/>
        </table:table-row>
        <table:table-row table:style-name="ro1">
          <table:table-cell office:value-type="float" office:value="0.86393797974">
            <text:p>0.8639</text:p>
          </table:table-cell>
          <table:table-cell office:value-type="float" office:value="0">
            <text:p>0.00E+000</text:p>
          </table:table-cell>
          <table:table-cell office:value-type="float" office:value="0.588060160178757">
            <text:p>5.88E-001</text:p>
          </table:table-cell>
          <table:table-cell office:value-type="float" office:value="2.98122870974898">
            <text:p>2.98E+000</text:p>
          </table:table-cell>
          <table:table-cell office:value-type="float" office:value="5.05195912922895">
            <text:p>5.05E+000</text:p>
          </table:table-cell>
          <table:table-cell office:value-type="float" office:value="10.6801052993742">
            <text:p>1.07E+001</text:p>
          </table:table-cell>
          <table:table-cell office:value-type="float" office:value="10.7114762112671">
            <text:p>1.07E+001</text:p>
          </table:table-cell>
          <table:table-cell office:value-type="float" office:value="15.1080261928864">
            <text:p>1.51E+001</text:p>
          </table:table-cell>
          <table:table-cell office:value-type="float" office:value="15.2851940545047">
            <text:p>1.53E+001</text:p>
          </table:table-cell>
          <table:table-cell office:value-type="float" office:value="16.2520761451191">
            <text:p>1.63E+001</text:p>
          </table:table-cell>
          <table:table-cell office:value-type="float" office:value="20.7651759018843">
            <text:p>2.08E+001</text:p>
          </table:table-cell>
          <table:table-cell/>
          <table:table-cell table:formula="of:=2*[.A24]/PI()" office:value-type="float" office:value="0.550000000001787">
            <text:p>0.5500</text:p>
          </table:table-cell>
          <table:table-cell table:formula="of:=SQRT([.C24])" office:value-type="float" office:value="0.766850806988398">
            <text:p>0.7669</text:p>
          </table:table-cell>
          <table:table-cell table:formula="of:=SQRT([.D24])" office:value-type="float" office:value="1.72662349970947">
            <text:p>1.7266</text:p>
          </table:table-cell>
          <table:table-cell table:formula="of:=SQRT([.E24])" office:value-type="float" office:value="2.2476563636884">
            <text:p>2.2477</text:p>
          </table:table-cell>
          <table:table-cell table:formula="of:=SQRT([.F24])" office:value-type="float" office:value="3.26804303817655">
            <text:p>3.2680</text:p>
          </table:table-cell>
          <table:table-cell table:formula="of:=SQRT([.G24])" office:value-type="float" office:value="3.27283916672774">
            <text:p>3.2728</text:p>
          </table:table-cell>
          <table:table-cell table:formula="of:=SQRT([.H24])" office:value-type="float" office:value="3.88690444864373">
            <text:p>3.8869</text:p>
          </table:table-cell>
          <table:table-cell table:formula="of:=SQRT([.I24])" office:value-type="float" office:value="3.9096283780565">
            <text:p>3.9096</text:p>
          </table:table-cell>
          <table:table-cell table:formula="of:=SQRT([.J24])" office:value-type="float" office:value="4.03138638003344">
            <text:p>4.0314</text:p>
          </table:table-cell>
          <table:table-cell table:formula="of:=SQRT([.K24])" office:value-type="float" office:value="4.55688225675015">
            <text:p>4.5569</text:p>
          </table:table-cell>
          <table:table-cell table:formula="of:=[.$B$44]*[.A24]" office:value-type="float" office:value="1.72787595948">
            <text:p>1.7279</text:p>
          </table:table-cell>
          <table:table-cell table:formula="of:=[.$B$45]*[.A24]" office:value-type="float" office:value="0.86393797974">
            <text:p>0.8639</text:p>
          </table:table-cell>
          <table:table-cell/>
        </table:table-row>
        <table:table-row table:style-name="ro1">
          <table:table-cell office:value-type="float" office:value="0.90320788791">
            <text:p>0.9032</text:p>
          </table:table-cell>
          <table:table-cell office:value-type="float" office:value="0">
            <text:p>0.00E+000</text:p>
          </table:table-cell>
          <table:table-cell office:value-type="float" office:value="0.657040936248549">
            <text:p>6.57E-001</text:p>
          </table:table-cell>
          <table:table-cell office:value-type="float" office:value="3.25843926468303">
            <text:p>3.26E+000</text:p>
          </table:table-cell>
          <table:table-cell office:value-type="float" office:value="4.87400129819523">
            <text:p>4.87E+000</text:p>
          </table:table-cell>
          <table:table-cell office:value-type="float" office:value="10.7486823545795">
            <text:p>1.07E+001</text:p>
          </table:table-cell>
          <table:table-cell office:value-type="float" office:value="10.7827843743582">
            <text:p>1.08E+001</text:p>
          </table:table-cell>
          <table:table-cell office:value-type="float" office:value="14.9382864239821">
            <text:p>1.49E+001</text:p>
          </table:table-cell>
          <table:table-cell office:value-type="float" office:value="15.1014310168221">
            <text:p>1.51E+001</text:p>
          </table:table-cell>
          <table:table-cell office:value-type="float" office:value="16.5746841944831">
            <text:p>1.66E+001</text:p>
          </table:table-cell>
          <table:table-cell office:value-type="float" office:value="20.0524468706518">
            <text:p>2.01E+001</text:p>
          </table:table-cell>
          <table:table-cell/>
          <table:table-cell table:formula="of:=2*[.A25]/PI()" office:value-type="float" office:value="0.575000000001868">
            <text:p>0.5750</text:p>
          </table:table-cell>
          <table:table-cell table:formula="of:=SQRT([.C25])" office:value-type="float" office:value="0.810580616748605">
            <text:p>0.8106</text:p>
          </table:table-cell>
          <table:table-cell table:formula="of:=SQRT([.D25])" office:value-type="float" office:value="1.80511475111225">
            <text:p>1.8051</text:p>
          </table:table-cell>
          <table:table-cell table:formula="of:=SQRT([.E25])" office:value-type="float" office:value="2.20771404357431">
            <text:p>2.2077</text:p>
          </table:table-cell>
          <table:table-cell table:formula="of:=SQRT([.F25])" office:value-type="float" office:value="3.27851831695043">
            <text:p>3.2785</text:p>
          </table:table-cell>
          <table:table-cell table:formula="of:=SQRT([.G25])" office:value-type="float" office:value="3.2837150263624">
            <text:p>3.2837</text:p>
          </table:table-cell>
          <table:table-cell table:formula="of:=SQRT([.H25])" office:value-type="float" office:value="3.86500794617322">
            <text:p>3.8650</text:p>
          </table:table-cell>
          <table:table-cell table:formula="of:=SQRT([.I25])" office:value-type="float" office:value="3.88605597191061">
            <text:p>3.8861</text:p>
          </table:table-cell>
          <table:table-cell table:formula="of:=SQRT([.J25])" office:value-type="float" office:value="4.07120181205539">
            <text:p>4.0712</text:p>
          </table:table-cell>
          <table:table-cell table:formula="of:=SQRT([.K25])" office:value-type="float" office:value="4.47799585424683">
            <text:p>4.4780</text:p>
          </table:table-cell>
          <table:table-cell table:formula="of:=[.$B$44]*[.A25]" office:value-type="float" office:value="1.80641577582">
            <text:p>1.8064</text:p>
          </table:table-cell>
          <table:table-cell table:formula="of:=[.$B$45]*[.A25]" office:value-type="float" office:value="0.90320788791">
            <text:p>0.9032</text:p>
          </table:table-cell>
          <table:table-cell/>
        </table:table-row>
        <table:table-row table:style-name="ro1">
          <table:table-cell office:value-type="float" office:value="0.94247779608">
            <text:p>0.9425</text:p>
          </table:table-cell>
          <table:table-cell office:value-type="float" office:value="0">
            <text:p>0.00E+000</text:p>
          </table:table-cell>
          <table:table-cell office:value-type="float" office:value="0.729057169724495">
            <text:p>7.29E-001</text:p>
          </table:table-cell>
          <table:table-cell office:value-type="float" office:value="3.54797884247459">
            <text:p>3.55E+000</text:p>
          </table:table-cell>
          <table:table-cell office:value-type="float" office:value="4.69925749004571">
            <text:p>4.70E+000</text:p>
          </table:table-cell>
          <table:table-cell office:value-type="float" office:value="10.8203275554623">
            <text:p>1.08E+001</text:p>
          </table:table-cell>
          <table:table-cell office:value-type="float" office:value="10.8572539341528">
            <text:p>1.09E+001</text:p>
          </table:table-cell>
          <table:table-cell office:value-type="float" office:value="14.7668804222712">
            <text:p>1.48E+001</text:p>
          </table:table-cell>
          <table:table-cell office:value-type="float" office:value="14.9210001573601">
            <text:p>1.49E+001</text:p>
          </table:table-cell>
          <table:table-cell office:value-type="float" office:value="16.906172152821">
            <text:p>1.69E+001</text:p>
          </table:table-cell>
          <table:table-cell office:value-type="float" office:value="19.3523960295933">
            <text:p>1.94E+001</text:p>
          </table:table-cell>
          <table:table-cell/>
          <table:table-cell table:formula="of:=2*[.A26]/PI()" office:value-type="float" office:value="0.600000000001949">
            <text:p>0.6000</text:p>
          </table:table-cell>
          <table:table-cell table:formula="of:=SQRT([.C26])" office:value-type="float" office:value="0.853848446578487">
            <text:p>0.8538</text:p>
          </table:table-cell>
          <table:table-cell table:formula="of:=SQRT([.D26])" office:value-type="float" office:value="1.88360793226048">
            <text:p>1.8836</text:p>
          </table:table-cell>
          <table:table-cell table:formula="of:=SQRT([.E26])" office:value-type="float" office:value="2.16777708495263">
            <text:p>2.1678</text:p>
          </table:table-cell>
          <table:table-cell table:formula="of:=SQRT([.F26])" office:value-type="float" office:value="3.28942663019899">
            <text:p>3.2894</text:p>
          </table:table-cell>
          <table:table-cell table:formula="of:=SQRT([.G26])" office:value-type="float" office:value="3.29503473944552">
            <text:p>3.2950</text:p>
          </table:table-cell>
          <table:table-cell table:formula="of:=SQRT([.H26])" office:value-type="float" office:value="3.84276988932088">
            <text:p>3.8428</text:p>
          </table:table-cell>
          <table:table-cell table:formula="of:=SQRT([.I26])" office:value-type="float" office:value="3.86277104645875">
            <text:p>3.8628</text:p>
          </table:table-cell>
          <table:table-cell table:formula="of:=SQRT([.J26])" office:value-type="float" office:value="4.11171158434307">
            <text:p>4.1117</text:p>
          </table:table-cell>
          <table:table-cell table:formula="of:=SQRT([.K26])" office:value-type="float" office:value="4.39913582759084">
            <text:p>4.3991</text:p>
          </table:table-cell>
          <table:table-cell table:formula="of:=[.$B$44]*[.A26]" office:value-type="float" office:value="1.88495559216">
            <text:p>1.8850</text:p>
          </table:table-cell>
          <table:table-cell table:formula="of:=[.$B$45]*[.A26]" office:value-type="float" office:value="0.94247779608">
            <text:p>0.9425</text:p>
          </table:table-cell>
          <table:table-cell/>
        </table:table-row>
        <table:table-row table:style-name="ro1">
          <table:table-cell office:value-type="float" office:value="0.98174770425">
            <text:p>0.9817</text:p>
          </table:table-cell>
          <table:table-cell office:value-type="float" office:value="0">
            <text:p>0.00E+000</text:p>
          </table:table-cell>
          <table:table-cell office:value-type="float" office:value="0.804099877658902">
            <text:p>8.04E-001</text:p>
          </table:table-cell>
          <table:table-cell office:value-type="float" office:value="3.84984936588689">
            <text:p>3.85E+000</text:p>
          </table:table-cell>
          <table:table-cell office:value-type="float" office:value="4.52773323521771">
            <text:p>4.53E+000</text:p>
          </table:table-cell>
          <table:table-cell office:value-type="float" office:value="10.8950424006061">
            <text:p>1.09E+001</text:p>
          </table:table-cell>
          <table:table-cell office:value-type="float" office:value="10.9348847149989">
            <text:p>1.09E+001</text:p>
          </table:table-cell>
          <table:table-cell office:value-type="float" office:value="14.5966636779567">
            <text:p>1.46E+001</text:p>
          </table:table-cell>
          <table:table-cell office:value-type="float" office:value="14.7438942145836">
            <text:p>1.47E+001</text:p>
          </table:table-cell>
          <table:table-cell office:value-type="float" office:value="17.2436797824766">
            <text:p>1.72E+001</text:p>
          </table:table-cell>
          <table:table-cell office:value-type="float" office:value="18.6650000341648">
            <text:p>1.87E+001</text:p>
          </table:table-cell>
          <table:table-cell/>
          <table:table-cell table:formula="of:=2*[.A27]/PI()" office:value-type="float" office:value="0.62500000000203">
            <text:p>0.6250</text:p>
          </table:table-cell>
          <table:table-cell table:formula="of:=SQRT([.C27])" office:value-type="float" office:value="0.896716163375514">
            <text:p>0.8967</text:p>
          </table:table-cell>
          <table:table-cell table:formula="of:=SQRT([.D27])" office:value-type="float" office:value="1.96210330153305">
            <text:p>1.9621</text:p>
          </table:table-cell>
          <table:table-cell table:formula="of:=SQRT([.E27])" office:value-type="float" office:value="2.12784708924718">
            <text:p>2.1278</text:p>
          </table:table-cell>
          <table:table-cell table:formula="of:=SQRT([.F27])" office:value-type="float" office:value="3.3007639116735">
            <text:p>3.3008</text:p>
          </table:table-cell>
          <table:table-cell table:formula="of:=SQRT([.G27])" office:value-type="float" office:value="3.3067937212652">
            <text:p>3.3068</text:p>
          </table:table-cell>
          <table:table-cell table:formula="of:=SQRT([.H27])" office:value-type="float" office:value="3.82055803227182">
            <text:p>3.8206</text:p>
          </table:table-cell>
          <table:table-cell table:formula="of:=SQRT([.I27])" office:value-type="float" office:value="3.83977788610013">
            <text:p>3.8398</text:p>
          </table:table-cell>
          <table:table-cell table:formula="of:=SQRT([.J27])" office:value-type="float" office:value="4.15255099697482">
            <text:p>4.1526</text:p>
          </table:table-cell>
          <table:table-cell table:formula="of:=SQRT([.K27])" office:value-type="float" office:value="4.32030091939958">
            <text:p>4.3203</text:p>
          </table:table-cell>
          <table:table-cell table:formula="of:=[.$B$44]*[.A27]" office:value-type="float" office:value="1.9634954085">
            <text:p>1.9635</text:p>
          </table:table-cell>
          <table:table-cell table:formula="of:=[.$B$45]*[.A27]" office:value-type="float" office:value="0.98174770425">
            <text:p>0.9817</text:p>
          </table:table-cell>
          <table:table-cell/>
        </table:table-row>
        <table:table-row table:style-name="ro1">
          <table:table-cell office:value-type="float" office:value="1.02101761242">
            <text:p>1.0210</text:p>
          </table:table-cell>
          <table:table-cell office:value-type="float" office:value="0">
            <text:p>0.00E+000</text:p>
          </table:table-cell>
          <table:table-cell office:value-type="float" office:value="0.882157406239334">
            <text:p>8.82E-001</text:p>
          </table:table-cell>
          <table:table-cell office:value-type="float" office:value="4.16405300783314">
            <text:p>4.16E+000</text:p>
          </table:table-cell>
          <table:table-cell office:value-type="float" office:value="4.35943676479137">
            <text:p>4.36E+000</text:p>
          </table:table-cell>
          <table:table-cell office:value-type="float" office:value="10.972827927865">
            <text:p>1.10E+001</text:p>
          </table:table-cell>
          <table:table-cell office:value-type="float" office:value="11.0156766892617">
            <text:p>1.10E+001</text:p>
          </table:table-cell>
          <table:table-cell office:value-type="float" office:value="14.4286721445712">
            <text:p>1.44E+001</text:p>
          </table:table-cell>
          <table:table-cell office:value-type="float" office:value="14.5701026733709">
            <text:p>1.46E+001</text:p>
          </table:table-cell>
          <table:table-cell office:value-type="float" office:value="17.5861692728715">
            <text:p>1.76E+001</text:p>
          </table:table-cell>
          <table:table-cell office:value-type="float" office:value="17.9902366385657">
            <text:p>1.80E+001</text:p>
          </table:table-cell>
          <table:table-cell/>
          <table:table-cell table:formula="of:=2*[.A28]/PI()" office:value-type="float" office:value="0.650000000002112">
            <text:p>0.6500</text:p>
          </table:table-cell>
          <table:table-cell table:formula="of:=SQRT([.C28])" office:value-type="float" office:value="0.93923234944253">
            <text:p>0.9392</text:p>
          </table:table-cell>
          <table:table-cell table:formula="of:=SQRT([.D28])" office:value-type="float" office:value="2.04060113883952">
            <text:p>2.0406</text:p>
          </table:table-cell>
          <table:table-cell table:formula="of:=SQRT([.E28])" office:value-type="float" office:value="2.08792642705421">
            <text:p>2.0879</text:p>
          </table:table-cell>
          <table:table-cell table:formula="of:=SQRT([.F28])" office:value-type="float" office:value="3.31252591353864">
            <text:p>3.3125</text:p>
          </table:table-cell>
          <table:table-cell table:formula="of:=SQRT([.G28])" office:value-type="float" office:value="3.31898729874969">
            <text:p>3.3190</text:p>
          </table:table-cell>
          <table:table-cell table:formula="of:=SQRT([.H28])" office:value-type="float" office:value="3.79850920027465">
            <text:p>3.7985</text:p>
          </table:table-cell>
          <table:table-cell table:formula="of:=SQRT([.I28])" office:value-type="float" office:value="3.81708038602423">
            <text:p>3.8171</text:p>
          </table:table-cell>
          <table:table-cell table:formula="of:=SQRT([.J28])" office:value-type="float" office:value="4.19358668360051">
            <text:p>4.1936</text:p>
          </table:table-cell>
          <table:table-cell table:formula="of:=SQRT([.K28])" office:value-type="float" office:value="4.24148990787031">
            <text:p>4.2415</text:p>
          </table:table-cell>
          <table:table-cell table:formula="of:=[.$B$44]*[.A28]" office:value-type="float" office:value="2.04203522484">
            <text:p>2.0420</text:p>
          </table:table-cell>
          <table:table-cell table:formula="of:=[.$B$45]*[.A28]" office:value-type="float" office:value="1.02101761242">
            <text:p>1.0210</text:p>
          </table:table-cell>
          <table:table-cell/>
        </table:table-row>
        <table:table-row table:style-name="ro1">
          <table:table-cell office:value-type="float" office:value="1.06028752059">
            <text:p>1.0603</text:p>
          </table:table-cell>
          <table:table-cell office:value-type="float" office:value="0">
            <text:p>0.00E+000</text:p>
          </table:table-cell>
          <table:table-cell office:value-type="float" office:value="0.963214401143427">
            <text:p>9.63E-001</text:p>
          </table:table-cell>
          <table:table-cell office:value-type="float" office:value="4.19438009318795">
            <text:p>4.19E+000</text:p>
          </table:table-cell>
          <table:table-cell office:value-type="float" office:value="4.49059221141141">
            <text:p>4.49E+000</text:p>
          </table:table-cell>
          <table:table-cell office:value-type="float" office:value="11.053684474734">
            <text:p>1.11E+001</text:p>
          </table:table-cell>
          <table:table-cell office:value-type="float" office:value="11.0996299879735">
            <text:p>1.11E+001</text:p>
          </table:table-cell>
          <table:table-cell office:value-type="float" office:value="14.2633656844585">
            <text:p>1.43E+001</text:p>
          </table:table-cell>
          <table:table-cell office:value-type="float" office:value="14.39961445012">
            <text:p>1.44E+001</text:p>
          </table:table-cell>
          <table:table-cell office:value-type="float" office:value="17.328084666205">
            <text:p>1.73E+001</text:p>
          </table:table-cell>
          <table:table-cell office:value-type="float" office:value="17.9331783823209">
            <text:p>1.79E+001</text:p>
          </table:table-cell>
          <table:table-cell/>
          <table:table-cell table:formula="of:=2*[.A29]/PI()" office:value-type="float" office:value="0.675000000002193">
            <text:p>0.6750</text:p>
          </table:table-cell>
          <table:table-cell table:formula="of:=SQRT([.C29])" office:value-type="float" office:value="0.981434868518246">
            <text:p>0.9814</text:p>
          </table:table-cell>
          <table:table-cell table:formula="of:=SQRT([.D29])" office:value-type="float" office:value="2.04801857735421">
            <text:p>2.0480</text:p>
          </table:table-cell>
          <table:table-cell table:formula="of:=SQRT([.E29])" office:value-type="float" office:value="2.11910174635656">
            <text:p>2.1191</text:p>
          </table:table-cell>
          <table:table-cell table:formula="of:=SQRT([.F29])" office:value-type="float" office:value="3.32470817888338">
            <text:p>3.3247</text:p>
          </table:table-cell>
          <table:table-cell table:formula="of:=SQRT([.G29])" office:value-type="float" office:value="3.33161071975306">
            <text:p>3.3316</text:p>
          </table:table-cell>
          <table:table-cell table:formula="of:=SQRT([.H29])" office:value-type="float" office:value="3.77668713086728">
            <text:p>3.7767</text:p>
          </table:table-cell>
          <table:table-cell table:formula="of:=SQRT([.I29])" office:value-type="float" office:value="3.79468239120483">
            <text:p>3.7947</text:p>
          </table:table-cell>
          <table:table-cell table:formula="of:=SQRT([.J29])" office:value-type="float" office:value="4.16270160667384">
            <text:p>4.1627</text:p>
          </table:table-cell>
          <table:table-cell table:formula="of:=SQRT([.K29])" office:value-type="float" office:value="4.23475836173929">
            <text:p>4.2348</text:p>
          </table:table-cell>
          <table:table-cell table:formula="of:=[.$B$44]*[.A29]" office:value-type="float" office:value="2.12057504118">
            <text:p>2.1206</text:p>
          </table:table-cell>
          <table:table-cell table:formula="of:=[.$B$45]*[.A29]" office:value-type="float" office:value="1.06028752059">
            <text:p>1.0603</text:p>
          </table:table-cell>
          <table:table-cell/>
        </table:table-row>
        <table:table-row table:style-name="ro1">
          <table:table-cell office:value-type="float" office:value="1.09955742876">
            <text:p>1.0996</text:p>
          </table:table-cell>
          <table:table-cell office:value-type="float" office:value="0">
            <text:p>0.00E+000</text:p>
          </table:table-cell>
          <table:table-cell office:value-type="float" office:value="1.04725027043327">
            <text:p>1.05E+000</text:p>
          </table:table-cell>
          <table:table-cell office:value-type="float" office:value="4.03258059670599">
            <text:p>4.03E+000</text:p>
          </table:table-cell>
          <table:table-cell office:value-type="float" office:value="4.82946971063222">
            <text:p>4.83E+000</text:p>
          </table:table-cell>
          <table:table-cell office:value-type="float" office:value="11.1376113189666">
            <text:p>1.11E+001</text:p>
          </table:table-cell>
          <table:table-cell office:value-type="float" office:value="11.1867449086897">
            <text:p>1.12E+001</text:p>
          </table:table-cell>
          <table:table-cell office:value-type="float" office:value="14.1009774939509">
            <text:p>1.41E+001</text:p>
          </table:table-cell>
          <table:table-cell office:value-type="float" office:value="14.2324186305305">
            <text:p>1.42E+001</text:p>
          </table:table-cell>
          <table:table-cell office:value-type="float" office:value="16.6785239801736">
            <text:p>1.67E+001</text:p>
          </table:table-cell>
          <table:table-cell office:value-type="float" office:value="18.2844692229202">
            <text:p>1.83E+001</text:p>
          </table:table-cell>
          <table:table-cell/>
          <table:table-cell table:formula="of:=2*[.A30]/PI()" office:value-type="float" office:value="0.700000000002274">
            <text:p>0.7000</text:p>
          </table:table-cell>
          <table:table-cell table:formula="of:=SQRT([.C30])" office:value-type="float" office:value="1.02335246637376">
            <text:p>1.0234</text:p>
          </table:table-cell>
          <table:table-cell table:formula="of:=SQRT([.D30])" office:value-type="float" office:value="2.00812863051797">
            <text:p>2.0081</text:p>
          </table:table-cell>
          <table:table-cell table:formula="of:=SQRT([.E30])" office:value-type="float" office:value="2.19760544926341">
            <text:p>2.1976</text:p>
          </table:table-cell>
          <table:table-cell table:formula="of:=SQRT([.F30])" office:value-type="float" office:value="3.33730599720293">
            <text:p>3.3373</text:p>
          </table:table-cell>
          <table:table-cell table:formula="of:=SQRT([.G30])" office:value-type="float" office:value="3.34465916181152">
            <text:p>3.3447</text:p>
          </table:table-cell>
          <table:table-cell table:formula="of:=SQRT([.H30])" office:value-type="float" office:value="3.75512682794482">
            <text:p>3.7551</text:p>
          </table:table-cell>
          <table:table-cell table:formula="of:=SQRT([.I30])" office:value-type="float" office:value="3.77258778963863">
            <text:p>3.7726</text:p>
          </table:table-cell>
          <table:table-cell table:formula="of:=SQRT([.J30])" office:value-type="float" office:value="4.08393486482995">
            <text:p>4.0839</text:p>
          </table:table-cell>
          <table:table-cell table:formula="of:=SQRT([.K30])" office:value-type="float" office:value="4.27603428692056">
            <text:p>4.2760</text:p>
          </table:table-cell>
          <table:table-cell table:formula="of:=[.$B$44]*[.A30]" office:value-type="float" office:value="2.19911485752">
            <text:p>2.1991</text:p>
          </table:table-cell>
          <table:table-cell table:formula="of:=[.$B$45]*[.A30]" office:value-type="float" office:value="1.09955742876">
            <text:p>1.0996</text:p>
          </table:table-cell>
          <table:table-cell/>
        </table:table-row>
        <table:table-row table:style-name="ro1">
          <table:table-cell office:value-type="float" office:value="1.13882733693">
            <text:p>1.1388</text:p>
          </table:table-cell>
          <table:table-cell office:value-type="float" office:value="0">
            <text:p>0.00E+000</text:p>
          </table:table-cell>
          <table:table-cell office:value-type="float" office:value="1.13423682501902">
            <text:p>1.13E+000</text:p>
          </table:table-cell>
          <table:table-cell office:value-type="float" office:value="3.87406340547632">
            <text:p>3.87E+000</text:p>
          </table:table-cell>
          <table:table-cell office:value-type="float" office:value="5.18068855170685">
            <text:p>5.18E+000</text:p>
          </table:table-cell>
          <table:table-cell office:value-type="float" office:value="11.224606123666">
            <text:p>1.12E+001</text:p>
          </table:table-cell>
          <table:table-cell office:value-type="float" office:value="11.2770219185822">
            <text:p>1.13E+001</text:p>
          </table:table-cell>
          <table:table-cell office:value-type="float" office:value="13.9416382012247">
            <text:p>1.39E+001</text:p>
          </table:table-cell>
          <table:table-cell office:value-type="float" office:value="14.0685047303993">
            <text:p>1.41E+001</text:p>
          </table:table-cell>
          <table:table-cell office:value-type="float" office:value="16.0415354536339">
            <text:p>1.60E+001</text:p>
          </table:table-cell>
          <table:table-cell office:value-type="float" office:value="18.6399023254894">
            <text:p>1.86E+001</text:p>
          </table:table-cell>
          <table:table-cell/>
          <table:table-cell table:formula="of:=2*[.A31]/PI()" office:value-type="float" office:value="0.725000000002355">
            <text:p>0.7250</text:p>
          </table:table-cell>
          <table:table-cell table:formula="of:=SQRT([.C31])" office:value-type="float" office:value="1.06500555163765">
            <text:p>1.0650</text:p>
          </table:table-cell>
          <table:table-cell table:formula="of:=SQRT([.D31])" office:value-type="float" office:value="1.96826405887938">
            <text:p>1.9683</text:p>
          </table:table-cell>
          <table:table-cell table:formula="of:=SQRT([.E31])" office:value-type="float" office:value="2.27611259644747">
            <text:p>2.2761</text:p>
          </table:table-cell>
          <table:table-cell table:formula="of:=SQRT([.F31])" office:value-type="float" office:value="3.35031433206886">
            <text:p>3.3503</text:p>
          </table:table-cell>
          <table:table-cell table:formula="of:=SQRT([.G31])" office:value-type="float" office:value="3.35812774006324">
            <text:p>3.3581</text:p>
          </table:table-cell>
          <table:table-cell table:formula="of:=SQRT([.H31])" office:value-type="float" office:value="3.7338503185351">
            <text:p>3.7339</text:p>
          </table:table-cell>
          <table:table-cell table:formula="of:=SQRT([.I31])" office:value-type="float" office:value="3.7508005452702">
            <text:p>3.7508</text:p>
          </table:table-cell>
          <table:table-cell table:formula="of:=SQRT([.J31])" office:value-type="float" office:value="4.00518856655138">
            <text:p>4.0052</text:p>
          </table:table-cell>
          <table:table-cell table:formula="of:=SQRT([.K31])" office:value-type="float" office:value="4.31739531725894">
            <text:p>4.3174</text:p>
          </table:table-cell>
          <table:table-cell table:formula="of:=[.$B$44]*[.A31]" office:value-type="float" office:value="2.27765467386">
            <text:p>2.2777</text:p>
          </table:table-cell>
          <table:table-cell table:formula="of:=[.$B$45]*[.A31]" office:value-type="float" office:value="1.13882733693">
            <text:p>1.1388</text:p>
          </table:table-cell>
          <table:table-cell/>
        </table:table-row>
        <table:table-row table:style-name="ro1">
          <table:table-cell office:value-type="float" office:value="1.1780972451">
            <text:p>1.1781</text:p>
          </table:table-cell>
          <table:table-cell office:value-type="float" office:value="0">
            <text:p>0.00E+000</text:p>
          </table:table-cell>
          <table:table-cell office:value-type="float" office:value="1.22413453796621">
            <text:p>1.22E+000</text:p>
          </table:table-cell>
          <table:table-cell office:value-type="float" office:value="3.71886516975238">
            <text:p>3.72E+000</text:p>
          </table:table-cell>
          <table:table-cell office:value-type="float" office:value="5.54425211497575">
            <text:p>5.54E+000</text:p>
          </table:table-cell>
          <table:table-cell office:value-type="float" office:value="11.3146640512704">
            <text:p>1.13E+001</text:p>
          </table:table-cell>
          <table:table-cell office:value-type="float" office:value="11.3704616496019">
            <text:p>1.14E+001</text:p>
          </table:table-cell>
          <table:table-cell office:value-type="float" office:value="13.7854279995245">
            <text:p>1.38E+001</text:p>
          </table:table-cell>
          <table:table-cell office:value-type="float" office:value="13.9078628102764">
            <text:p>1.39E+001</text:p>
          </table:table-cell>
          <table:table-cell office:value-type="float" office:value="15.4171009403109">
            <text:p>1.54E+001</text:p>
          </table:table-cell>
          <table:table-cell office:value-type="float" office:value="18.9993819344187">
            <text:p>1.90E+001</text:p>
          </table:table-cell>
          <table:table-cell/>
          <table:table-cell table:formula="of:=2*[.A32]/PI()" office:value-type="float" office:value="0.750000000002437">
            <text:p>0.7500</text:p>
          </table:table-cell>
          <table:table-cell table:formula="of:=SQRT([.C32])" office:value-type="float" office:value="1.10640613608485">
            <text:p>1.1064</text:p>
          </table:table-cell>
          <table:table-cell table:formula="of:=SQRT([.D32])" office:value-type="float" office:value="1.92843593872142">
            <text:p>1.9284</text:p>
          </table:table-cell>
          <table:table-cell table:formula="of:=SQRT([.E32])" office:value-type="float" office:value="2.35462356120373">
            <text:p>2.3546</text:p>
          </table:table-cell>
          <table:table-cell table:formula="of:=SQRT([.F32])" office:value-type="float" office:value="3.36372770171285">
            <text:p>3.3637</text:p>
          </table:table-cell>
          <table:table-cell table:formula="of:=SQRT([.G32])" office:value-type="float" office:value="3.37201151385963">
            <text:p>3.3720</text:p>
          </table:table-cell>
          <table:table-cell table:formula="of:=SQRT([.H32])" office:value-type="float" office:value="3.71287328083312">
            <text:p>3.7129</text:p>
          </table:table-cell>
          <table:table-cell table:formula="of:=SQRT([.I32])" office:value-type="float" office:value="3.7293247123677">
            <text:p>3.7293</text:p>
          </table:table-cell>
          <table:table-cell table:formula="of:=SQRT([.J32])" office:value-type="float" office:value="3.92646163107586">
            <text:p>3.9265</text:p>
          </table:table-cell>
          <table:table-cell table:formula="of:=SQRT([.K32])" office:value-type="float" office:value="4.35882804597964">
            <text:p>4.3588</text:p>
          </table:table-cell>
          <table:table-cell table:formula="of:=[.$B$44]*[.A32]" office:value-type="float" office:value="2.3561944902">
            <text:p>2.3562</text:p>
          </table:table-cell>
          <table:table-cell table:formula="of:=[.$B$45]*[.A32]" office:value-type="float" office:value="1.1780972451">
            <text:p>1.1781</text:p>
          </table:table-cell>
          <table:table-cell/>
        </table:table-row>
        <table:table-row table:style-name="ro1">
          <table:table-cell office:value-type="float" office:value="1.21736715327">
            <text:p>1.2174</text:p>
          </table:table-cell>
          <table:table-cell office:value-type="float" office:value="0">
            <text:p>0.00E+000</text:p>
          </table:table-cell>
          <table:table-cell office:value-type="float" office:value="1.31688638641092">
            <text:p>1.32E+000</text:p>
          </table:table-cell>
          <table:table-cell office:value-type="float" office:value="3.5670402383671">
            <text:p>3.57E+000</text:p>
          </table:table-cell>
          <table:table-cell office:value-type="float" office:value="5.92016413736603">
            <text:p>5.92E+000</text:p>
          </table:table-cell>
          <table:table-cell office:value-type="float" office:value="11.4077762912605">
            <text:p>1.14E+001</text:p>
          </table:table-cell>
          <table:table-cell office:value-type="float" office:value="11.4670648795112">
            <text:p>1.15E+001</text:p>
          </table:table-cell>
          <table:table-cell office:value-type="float" office:value="13.6324019839753">
            <text:p>1.36E+001</text:p>
          </table:table-cell>
          <table:table-cell office:value-type="float" office:value="13.7504835457505">
            <text:p>1.38E+001</text:p>
          </table:table-cell>
          <table:table-cell office:value-type="float" office:value="14.8052032449464">
            <text:p>1.48E+001</text:p>
          </table:table-cell>
          <table:table-cell office:value-type="float" office:value="19.3628265932982">
            <text:p>1.94E+001</text:p>
          </table:table-cell>
          <table:table-cell/>
          <table:table-cell table:formula="of:=2*[.A33]/PI()" office:value-type="float" office:value="0.775000000002518">
            <text:p>0.7750</text:p>
          </table:table-cell>
          <table:table-cell table:formula="of:=SQRT([.C33])" office:value-type="float" office:value="1.14755670291752">
            <text:p>1.1476</text:p>
          </table:table-cell>
          <table:table-cell table:formula="of:=SQRT([.D33])" office:value-type="float" office:value="1.88866096437849">
            <text:p>1.8887</text:p>
          </table:table-cell>
          <table:table-cell table:formula="of:=SQRT([.E33])" office:value-type="float" office:value="2.43313874190643">
            <text:p>2.4331</text:p>
          </table:table-cell>
          <table:table-cell table:formula="of:=SQRT([.F33])" office:value-type="float" office:value="3.37753997626387">
            <text:p>3.3775</text:p>
          </table:table-cell>
          <table:table-cell table:formula="of:=SQRT([.G33])" office:value-type="float" office:value="3.3863054911675">
            <text:p>3.3863</text:p>
          </table:table-cell>
          <table:table-cell table:formula="of:=SQRT([.H33])" office:value-type="float" office:value="3.69220828014555">
            <text:p>3.6922</text:p>
          </table:table-cell>
          <table:table-cell table:formula="of:=SQRT([.I33])" office:value-type="float" office:value="3.70816444427031">
            <text:p>3.7082</text:p>
          </table:table-cell>
          <table:table-cell table:formula="of:=SQRT([.J33])" office:value-type="float" office:value="3.84775301246667">
            <text:p>3.8478</text:p>
          </table:table-cell>
          <table:table-cell table:formula="of:=SQRT([.K33])" office:value-type="float" office:value="4.40032119206067">
            <text:p>4.4003</text:p>
          </table:table-cell>
          <table:table-cell table:formula="of:=[.$B$44]*[.A33]" office:value-type="float" office:value="2.43473430654">
            <text:p>2.4347</text:p>
          </table:table-cell>
          <table:table-cell table:formula="of:=[.$B$45]*[.A33]" office:value-type="float" office:value="1.21736715327">
            <text:p>1.2174</text:p>
          </table:table-cell>
          <table:table-cell/>
        </table:table-row>
        <table:table-row table:style-name="ro1">
          <table:table-cell office:value-type="float" office:value="1.25663706144">
            <text:p>1.2566</text:p>
          </table:table-cell>
          <table:table-cell office:value-type="float" office:value="0">
            <text:p>0.00E+000</text:p>
          </table:table-cell>
          <table:table-cell office:value-type="float" office:value="1.41240725224911">
            <text:p>1.41E+000</text:p>
          </table:table-cell>
          <table:table-cell office:value-type="float" office:value="3.41867127417269">
            <text:p>3.42E+000</text:p>
          </table:table-cell>
          <table:table-cell office:value-type="float" office:value="6.30842873541836">
            <text:p>6.31E+000</text:p>
          </table:table-cell>
          <table:table-cell office:value-type="float" office:value="11.5039274944255">
            <text:p>1.15E+001</text:p>
          </table:table-cell>
          <table:table-cell office:value-type="float" office:value="11.5668324865354">
            <text:p>1.16E+001</text:p>
          </table:table-cell>
          <table:table-cell office:value-type="float" office:value="13.4826048533452">
            <text:p>1.35E+001</text:p>
          </table:table-cell>
          <table:table-cell office:value-type="float" office:value="13.5963582989097">
            <text:p>1.36E+001</text:p>
          </table:table-cell>
          <table:table-cell office:value-type="float" office:value="14.2058260938509">
            <text:p>1.42E+001</text:p>
          </table:table-cell>
          <table:table-cell office:value-type="float" office:value="19.7301474872556">
            <text:p>1.97E+001</text:p>
          </table:table-cell>
          <table:table-cell/>
          <table:table-cell table:formula="of:=2*[.A34]/PI()" office:value-type="float" office:value="0.800000000002599">
            <text:p>0.8000</text:p>
          </table:table-cell>
          <table:table-cell table:formula="of:=SQRT([.C34])" office:value-type="float" office:value="1.18844741248787">
            <text:p>1.1884</text:p>
          </table:table-cell>
          <table:table-cell table:formula="of:=SQRT([.D34])" office:value-type="float" office:value="1.84896491967065">
            <text:p>1.8490</text:p>
          </table:table-cell>
          <table:table-cell table:formula="of:=SQRT([.E34])" office:value-type="float" office:value="2.51165856266698">
            <text:p>2.5117</text:p>
          </table:table-cell>
          <table:table-cell table:formula="of:=SQRT([.F34])" office:value-type="float" office:value="3.39174401959014">
            <text:p>3.3917</text:p>
          </table:table-cell>
          <table:table-cell table:formula="of:=SQRT([.G34])" office:value-type="float" office:value="3.40100462900822">
            <text:p>3.4010</text:p>
          </table:table-cell>
          <table:table-cell table:formula="of:=SQRT([.H34])" office:value-type="float" office:value="3.6718666715099">
            <text:p>3.6719</text:p>
          </table:table-cell>
          <table:table-cell table:formula="of:=SQRT([.I34])" office:value-type="float" office:value="3.6873240024318">
            <text:p>3.6873</text:p>
          </table:table-cell>
          <table:table-cell table:formula="of:=SQRT([.J34])" office:value-type="float" office:value="3.76906169939561">
            <text:p>3.7691</text:p>
          </table:table-cell>
          <table:table-cell table:formula="of:=SQRT([.K34])" office:value-type="float" office:value="4.44186306489243">
            <text:p>4.4419</text:p>
          </table:table-cell>
          <table:table-cell table:formula="of:=[.$B$44]*[.A34]" office:value-type="float" office:value="2.51327412288">
            <text:p>2.5133</text:p>
          </table:table-cell>
          <table:table-cell table:formula="of:=[.$B$45]*[.A34]" office:value-type="float" office:value="1.25663706144">
            <text:p>1.2566</text:p>
          </table:table-cell>
          <table:table-cell/>
        </table:table-row>
        <table:table-row table:style-name="ro1">
          <table:table-cell office:value-type="float" office:value="1.29590696961">
            <text:p>1.2959</text:p>
          </table:table-cell>
          <table:table-cell office:value-type="float" office:value="0">
            <text:p>0.00E+000</text:p>
          </table:table-cell>
          <table:table-cell office:value-type="float" office:value="1.51056468179388">
            <text:p>1.51E+000</text:p>
          </table:table-cell>
          <table:table-cell office:value-type="float" office:value="3.27388850732984">
            <text:p>3.27E+000</text:p>
          </table:table-cell>
          <table:table-cell office:value-type="float" office:value="6.7090504288275">
            <text:p>6.71E+000</text:p>
          </table:table-cell>
          <table:table-cell office:value-type="float" office:value="11.6030910348879">
            <text:p>1.16E+001</text:p>
          </table:table-cell>
          <table:table-cell office:value-type="float" office:value="11.6697653513868">
            <text:p>1.17E+001</text:p>
          </table:table-cell>
          <table:table-cell office:value-type="float" office:value="13.3360822611711">
            <text:p>1.33E+001</text:p>
          </table:table-cell>
          <table:table-cell office:value-type="float" office:value="13.4454792306798">
            <text:p>1.34E+001</text:p>
          </table:table-cell>
          <table:table-cell office:value-type="float" office:value="13.6189541055159">
            <text:p>1.36E+001</text:p>
          </table:table-cell>
          <table:table-cell office:value-type="float" office:value="20.1012244024727">
            <text:p>2.01E+001</text:p>
          </table:table-cell>
          <table:table-cell/>
          <table:table-cell table:formula="of:=2*[.A35]/PI()" office:value-type="float" office:value="0.825000000002681">
            <text:p>0.8250</text:p>
          </table:table-cell>
          <table:table-cell table:formula="of:=SQRT([.C35])" office:value-type="float" office:value="1.22905031703095">
            <text:p>1.2291</text:p>
          </table:table-cell>
          <table:table-cell table:formula="of:=SQRT([.D35])" office:value-type="float" office:value="1.80938898729097">
            <text:p>1.8094</text:p>
          </table:table-cell>
          <table:table-cell table:formula="of:=SQRT([.E35])" office:value-type="float" office:value="2.59018347397004">
            <text:p>2.5902</text:p>
          </table:table-cell>
          <table:table-cell table:formula="of:=SQRT([.F35])" office:value-type="float" office:value="3.40633102250617">
            <text:p>3.4063</text:p>
          </table:table-cell>
          <table:table-cell table:formula="of:=SQRT([.G35])" office:value-type="float" office:value="3.41610382620125">
            <text:p>3.4161</text:p>
          </table:table-cell>
          <table:table-cell table:formula="of:=SQRT([.H35])" office:value-type="float" office:value="3.65186010974834">
            <text:p>3.6519</text:p>
          </table:table-cell>
          <table:table-cell table:formula="of:=SQRT([.I35])" office:value-type="float" office:value="3.66680777116552">
            <text:p>3.6668</text:p>
          </table:table-cell>
          <table:table-cell table:formula="of:=SQRT([.J35])" office:value-type="float" office:value="3.69038671490075">
            <text:p>3.6904</text:p>
          </table:table-cell>
          <table:table-cell table:formula="of:=SQRT([.K35])" office:value-type="float" office:value="4.48343890361771">
            <text:p>4.4834</text:p>
          </table:table-cell>
          <table:table-cell table:formula="of:=[.$B$44]*[.A35]" office:value-type="float" office:value="2.59181393922">
            <text:p>2.5918</text:p>
          </table:table-cell>
          <table:table-cell table:formula="of:=[.$B$45]*[.A35]" office:value-type="float" office:value="1.29590696961">
            <text:p>1.2959</text:p>
          </table:table-cell>
          <table:table-cell/>
        </table:table-row>
        <table:table-row table:style-name="ro1">
          <table:table-cell office:value-type="float" office:value="1.33517687778">
            <text:p>1.3352</text:p>
          </table:table-cell>
          <table:table-cell office:value-type="float" office:value="0">
            <text:p>0.00E+000</text:p>
          </table:table-cell>
          <table:table-cell office:value-type="float" office:value="1.61114163043922">
            <text:p>1.61E+000</text:p>
          </table:table-cell>
          <table:table-cell office:value-type="float" office:value="3.13290700097018">
            <text:p>3.13E+000</text:p>
          </table:table-cell>
          <table:table-cell office:value-type="float" office:value="7.12203416452172">
            <text:p>7.12E+000</text:p>
          </table:table-cell>
          <table:table-cell office:value-type="float" office:value="11.7052196084518">
            <text:p>1.17E+001</text:p>
          </table:table-cell>
          <table:table-cell office:value-type="float" office:value="11.775864145492">
            <text:p>1.18E+001</text:p>
          </table:table-cell>
          <table:table-cell office:value-type="float" office:value="13.0445727613696">
            <text:p>1.30E+001</text:p>
          </table:table-cell>
          <table:table-cell office:value-type="float" office:value="13.192894025708">
            <text:p>1.32E+001</text:p>
          </table:table-cell>
          <table:table-cell office:value-type="float" office:value="13.2978395210415">
            <text:p>1.33E+001</text:p>
          </table:table-cell>
          <table:table-cell office:value-type="float" office:value="20.4758675401638">
            <text:p>2.05E+001</text:p>
          </table:table-cell>
          <table:table-cell/>
          <table:table-cell table:formula="of:=2*[.A36]/PI()" office:value-type="float" office:value="0.850000000002762">
            <text:p>0.8500</text:p>
          </table:table-cell>
          <table:table-cell table:formula="of:=SQRT([.C36])" office:value-type="float" office:value="1.26930753973937">
            <text:p>1.2693</text:p>
          </table:table-cell>
          <table:table-cell table:formula="of:=SQRT([.D36])" office:value-type="float" office:value="1.77000197767409">
            <text:p>1.7700</text:p>
          </table:table-cell>
          <table:table-cell table:formula="of:=SQRT([.E36])" office:value-type="float" office:value="2.66871395329693">
            <text:p>2.6687</text:p>
          </table:table-cell>
          <table:table-cell table:formula="of:=SQRT([.F36])" office:value-type="float" office:value="3.42128917346252">
            <text:p>3.4213</text:p>
          </table:table-cell>
          <table:table-cell table:formula="of:=SQRT([.G36])" office:value-type="float" office:value="3.43159789973884">
            <text:p>3.4316</text:p>
          </table:table-cell>
          <table:table-cell table:formula="of:=SQRT([.H36])" office:value-type="float" office:value="3.61172711612735">
            <text:p>3.6117</text:p>
          </table:table-cell>
          <table:table-cell table:formula="of:=SQRT([.I36])" office:value-type="float" office:value="3.63220236574286">
            <text:p>3.6322</text:p>
          </table:table-cell>
          <table:table-cell table:formula="of:=SQRT([.J36])" office:value-type="float" office:value="3.64662028747736">
            <text:p>3.6466</text:p>
          </table:table-cell>
          <table:table-cell table:formula="of:=SQRT([.K36])" office:value-type="float" office:value="4.52502679993874">
            <text:p>4.5250</text:p>
          </table:table-cell>
          <table:table-cell table:formula="of:=[.$B$44]*[.A36]" office:value-type="float" office:value="2.67035375556">
            <text:p>2.6704</text:p>
          </table:table-cell>
          <table:table-cell table:formula="of:=[.$B$45]*[.A36]" office:value-type="float" office:value="1.33517687778">
            <text:p>1.3352</text:p>
          </table:table-cell>
          <table:table-cell/>
        </table:table-row>
        <table:table-row table:style-name="ro1">
          <table:table-cell office:value-type="float" office:value="1.37444678595">
            <text:p>1.3744</text:p>
          </table:table-cell>
          <table:table-cell office:value-type="float" office:value="0">
            <text:p>0.00E+000</text:p>
          </table:table-cell>
          <table:table-cell office:value-type="float" office:value="1.7137583477315">
            <text:p>1.71E+000</text:p>
          </table:table-cell>
          <table:table-cell office:value-type="float" office:value="2.99610477430001">
            <text:p>3.00E+000</text:p>
          </table:table-cell>
          <table:table-cell office:value-type="float" office:value="7.54738534117462">
            <text:p>7.55E+000</text:p>
          </table:table-cell>
          <table:table-cell office:value-type="float" office:value="11.8102247848698">
            <text:p>1.18E+001</text:p>
          </table:table-cell>
          <table:table-cell office:value-type="float" office:value="11.8851288462757">
            <text:p>1.19E+001</text:p>
          </table:table-cell>
          <table:table-cell office:value-type="float" office:value="12.4826683766">
            <text:p>1.25E+001</text:p>
          </table:table-cell>
          <table:table-cell office:value-type="float" office:value="13.0531368699652">
            <text:p>1.31E+001</text:p>
          </table:table-cell>
          <table:table-cell office:value-type="float" office:value="13.1534338592136">
            <text:p>1.32E+001</text:p>
          </table:table-cell>
          <table:table-cell office:value-type="float" office:value="20.8537407863972">
            <text:p>2.09E+001</text:p>
          </table:table-cell>
          <table:table-cell/>
          <table:table-cell table:formula="of:=2*[.A37]/PI()" office:value-type="float" office:value="0.875000000002843">
            <text:p>0.8750</text:p>
          </table:table-cell>
          <table:table-cell table:formula="of:=SQRT([.C37])" office:value-type="float" office:value="1.30910593449556">
            <text:p>1.3091</text:p>
          </table:table-cell>
          <table:table-cell table:formula="of:=SQRT([.D37])" office:value-type="float" office:value="1.73092598752806">
            <text:p>1.7309</text:p>
          </table:table-cell>
          <table:table-cell table:formula="of:=SQRT([.E37])" office:value-type="float" office:value="2.74725050571924">
            <text:p>2.7473</text:p>
          </table:table-cell>
          <table:table-cell table:formula="of:=SQRT([.F37])" office:value-type="float" office:value="3.43660076018">
            <text:p>3.4366</text:p>
          </table:table-cell>
          <table:table-cell table:formula="of:=SQRT([.G37])" office:value-type="float" office:value="3.44748152225298">
            <text:p>3.4475</text:p>
          </table:table-cell>
          <table:table-cell table:formula="of:=SQRT([.H37])" office:value-type="float" office:value="3.53308199403864">
            <text:p>3.5331</text:p>
          </table:table-cell>
          <table:table-cell table:formula="of:=SQRT([.I37])" office:value-type="float" office:value="3.61291251900253">
            <text:p>3.6129</text:p>
          </table:table-cell>
          <table:table-cell table:formula="of:=SQRT([.J37])" office:value-type="float" office:value="3.62676630887815">
            <text:p>3.6268</text:p>
          </table:table-cell>
          <table:table-cell table:formula="of:=SQRT([.K37])" office:value-type="float" office:value="4.56658962316488">
            <text:p>4.5666</text:p>
          </table:table-cell>
          <table:table-cell table:formula="of:=[.$B$44]*[.A37]" office:value-type="float" office:value="2.7488935719">
            <text:p>2.7489</text:p>
          </table:table-cell>
          <table:table-cell table:formula="of:=[.$B$45]*[.A37]" office:value-type="float" office:value="1.37444678595">
            <text:p>1.3744</text:p>
          </table:table-cell>
          <table:table-cell/>
        </table:table-row>
        <table:table-row table:style-name="ro1">
          <table:table-cell office:value-type="float" office:value="1.41371669412">
            <text:p>1.4137</text:p>
          </table:table-cell>
          <table:table-cell office:value-type="float" office:value="0">
            <text:p>0.00E+000</text:p>
          </table:table-cell>
          <table:table-cell office:value-type="float" office:value="1.81769141466107">
            <text:p>1.82E+000</text:p>
          </table:table-cell>
          <table:table-cell office:value-type="float" office:value="2.8642037718363">
            <text:p>2.86E+000</text:p>
          </table:table-cell>
          <table:table-cell office:value-type="float" office:value="7.98510983422585">
            <text:p>7.99E+000</text:p>
          </table:table-cell>
          <table:table-cell office:value-type="float" office:value="11.9179268035607">
            <text:p>1.19E+001</text:p>
          </table:table-cell>
          <table:table-cell office:value-type="float" office:value="11.9332280711909">
            <text:p>1.19E+001</text:p>
          </table:table-cell>
          <table:table-cell office:value-type="float" office:value="11.9975575027278">
            <text:p>1.20E+001</text:p>
          </table:table-cell>
          <table:table-cell office:value-type="float" office:value="12.9169960539676">
            <text:p>1.29E+001</text:p>
          </table:table-cell>
          <table:table-cell office:value-type="float" office:value="13.0122596827887">
            <text:p>1.30E+001</text:p>
          </table:table-cell>
          <table:table-cell office:value-type="float" office:value="21.2341782353692">
            <text:p>2.12E+001</text:p>
          </table:table-cell>
          <table:table-cell/>
          <table:table-cell table:formula="of:=2*[.A38]/PI()" office:value-type="float" office:value="0.900000000002924">
            <text:p>0.9000</text:p>
          </table:table-cell>
          <table:table-cell table:formula="of:=SQRT([.C38])" office:value-type="float" office:value="1.3482178661704">
            <text:p>1.3482</text:p>
          </table:table-cell>
          <table:table-cell table:formula="of:=SQRT([.D38])" office:value-type="float" office:value="1.69239586735382">
            <text:p>1.6924</text:p>
          </table:table-cell>
          <table:table-cell table:formula="of:=SQRT([.E38])" office:value-type="float" office:value="2.82579366448187">
            <text:p>2.8258</text:p>
          </table:table-cell>
          <table:table-cell table:formula="of:=SQRT([.F38])" office:value-type="float" office:value="3.4522350446574">
            <text:p>3.4522</text:p>
          </table:table-cell>
          <table:table-cell table:formula="of:=SQRT([.G38])" office:value-type="float" office:value="3.45445047311305">
            <text:p>3.4545</text:p>
          </table:table-cell>
          <table:table-cell table:formula="of:=SQRT([.H38])" office:value-type="float" office:value="3.4637490530822">
            <text:p>3.4637</text:p>
          </table:table-cell>
          <table:table-cell table:formula="of:=SQRT([.I38])" office:value-type="float" office:value="3.59402226676013">
            <text:p>3.5940</text:p>
          </table:table-cell>
          <table:table-cell table:formula="of:=SQRT([.J38])" office:value-type="float" office:value="3.60725098694126">
            <text:p>3.6073</text:p>
          </table:table-cell>
          <table:table-cell table:formula="of:=SQRT([.K38])" office:value-type="float" office:value="4.60805579777082">
            <text:p>4.6081</text:p>
          </table:table-cell>
          <table:table-cell table:formula="of:=[.$B$44]*[.A38]" office:value-type="float" office:value="2.82743338824">
            <text:p>2.8274</text:p>
          </table:table-cell>
          <table:table-cell table:formula="of:=[.$B$45]*[.A38]" office:value-type="float" office:value="1.41371669412">
            <text:p>1.4137</text:p>
          </table:table-cell>
          <table:table-cell/>
        </table:table-row>
        <table:table-row table:style-name="ro1">
          <table:table-cell office:value-type="float" office:value="1.45298660229">
            <text:p>1.4530</text:p>
          </table:table-cell>
          <table:table-cell office:value-type="float" office:value="0">
            <text:p>0.00E+000</text:p>
          </table:table-cell>
          <table:table-cell office:value-type="float" office:value="1.92139831942898">
            <text:p>1.92E+000</text:p>
          </table:table-cell>
          <table:table-cell office:value-type="float" office:value="2.73874529271364">
            <text:p>2.74E+000</text:p>
          </table:table-cell>
          <table:table-cell office:value-type="float" office:value="8.43521402130665">
            <text:p>8.44E+000</text:p>
          </table:table-cell>
          <table:table-cell office:value-type="float" office:value="11.3962397410789">
            <text:p>1.14E+001</text:p>
          </table:table-cell>
          <table:table-cell office:value-type="float" office:value="12.0279086859794">
            <text:p>1.20E+001</text:p>
          </table:table-cell>
          <table:table-cell office:value-type="float" office:value="12.1131425045889">
            <text:p>1.21E+001</text:p>
          </table:table-cell>
          <table:table-cell office:value-type="float" office:value="12.7848921708821">
            <text:p>1.28E+001</text:p>
          </table:table-cell>
          <table:table-cell office:value-type="float" office:value="12.8743209163207">
            <text:p>1.29E+001</text:p>
          </table:table-cell>
          <table:table-cell office:value-type="float" office:value="21.6156566836088">
            <text:p>2.16E+001</text:p>
          </table:table-cell>
          <table:table-cell/>
          <table:table-cell table:formula="of:=2*[.A39]/PI()" office:value-type="float" office:value="0.925000000003006">
            <text:p>0.9250</text:p>
          </table:table-cell>
          <table:table-cell table:formula="of:=SQRT([.C39])" office:value-type="float" office:value="1.38614512928083">
            <text:p>1.3861</text:p>
          </table:table-cell>
          <table:table-cell table:formula="of:=SQRT([.D39])" office:value-type="float" office:value="1.65491549413064">
            <text:p>1.6549</text:p>
          </table:table-cell>
          <table:table-cell table:formula="of:=SQRT([.E39])" office:value-type="float" office:value="2.90434399155931">
            <text:p>2.9043</text:p>
          </table:table-cell>
          <table:table-cell table:formula="of:=SQRT([.F39])" office:value-type="float" office:value="3.37583171101269">
            <text:p>3.3758</text:p>
          </table:table-cell>
          <table:table-cell table:formula="of:=SQRT([.G39])" office:value-type="float" office:value="3.46812754753619">
            <text:p>3.4681</text:p>
          </table:table-cell>
          <table:table-cell table:formula="of:=SQRT([.H39])" office:value-type="float" office:value="3.48039401570984">
            <text:p>3.4804</text:p>
          </table:table-cell>
          <table:table-cell table:formula="of:=SQRT([.I39])" office:value-type="float" office:value="3.57559675730949">
            <text:p>3.5756</text:p>
          </table:table-cell>
          <table:table-cell table:formula="of:=SQRT([.J39])" office:value-type="float" office:value="3.58808039435025">
            <text:p>3.5881</text:p>
          </table:table-cell>
          <table:table-cell table:formula="of:=SQRT([.K39])" office:value-type="float" office:value="4.64926410129698">
            <text:p>4.6493</text:p>
          </table:table-cell>
          <table:table-cell table:formula="of:=[.$B$44]*[.A39]" office:value-type="float" office:value="2.90597320458">
            <text:p>2.9060</text:p>
          </table:table-cell>
          <table:table-cell table:formula="of:=[.$B$45]*[.A39]" office:value-type="float" office:value="1.45298660229">
            <text:p>1.4530</text:p>
          </table:table-cell>
          <table:table-cell/>
        </table:table-row>
        <table:table-row table:style-name="ro1">
          <table:table-cell office:value-type="float" office:value="1.49225651046">
            <text:p>1.4923</text:p>
          </table:table-cell>
          <table:table-cell office:value-type="float" office:value="0">
            <text:p>0.00E+000</text:p>
          </table:table-cell>
          <table:table-cell office:value-type="float" office:value="2.02106278303211">
            <text:p>2.02E+000</text:p>
          </table:table-cell>
          <table:table-cell office:value-type="float" office:value="2.62354466900621">
            <text:p>2.62E+000</text:p>
          </table:table-cell>
          <table:table-cell office:value-type="float" office:value="8.89770480812833">
            <text:p>8.90E+000</text:p>
          </table:table-cell>
          <table:table-cell office:value-type="float" office:value="10.8716920295539">
            <text:p>1.09E+001</text:p>
          </table:table-cell>
          <table:table-cell office:value-type="float" office:value="12.1389709337027">
            <text:p>1.21E+001</text:p>
          </table:table-cell>
          <table:table-cell office:value-type="float" office:value="12.2318556412531">
            <text:p>1.22E+001</text:p>
          </table:table-cell>
          <table:table-cell office:value-type="float" office:value="12.6580270116121">
            <text:p>1.27E+001</text:p>
          </table:table-cell>
          <table:table-cell office:value-type="float" office:value="12.7396429439089">
            <text:p>1.27E+001</text:p>
          </table:table-cell>
          <table:table-cell office:value-type="float" office:value="21.9938419937549">
            <text:p>2.20E+001</text:p>
          </table:table-cell>
          <table:table-cell/>
          <table:table-cell table:formula="of:=2*[.A40]/PI()" office:value-type="float" office:value="0.950000000003087">
            <text:p>0.9500</text:p>
          </table:table-cell>
          <table:table-cell table:formula="of:=SQRT([.C40])" office:value-type="float" office:value="1.42164087695596">
            <text:p>1.4216</text:p>
          </table:table-cell>
          <table:table-cell table:formula="of:=SQRT([.D40])" office:value-type="float" office:value="1.61973598743938">
            <text:p>1.6197</text:p>
          </table:table-cell>
          <table:table-cell table:formula="of:=SQRT([.E40])" office:value-type="float" office:value="2.98290207819974">
            <text:p>2.9829</text:p>
          </table:table-cell>
          <table:table-cell table:formula="of:=SQRT([.F40])" office:value-type="float" office:value="3.29722489823699">
            <text:p>3.2972</text:p>
          </table:table-cell>
          <table:table-cell table:formula="of:=SQRT([.G40])" office:value-type="float" office:value="3.484102600915">
            <text:p>3.4841</text:p>
          </table:table-cell>
          <table:table-cell table:formula="of:=SQRT([.H40])" office:value-type="float" office:value="3.49740698822043">
            <text:p>3.4974</text:p>
          </table:table-cell>
          <table:table-cell table:formula="of:=SQRT([.I40])" office:value-type="float" office:value="3.55781211021775">
            <text:p>3.5578</text:p>
          </table:table-cell>
          <table:table-cell table:formula="of:=SQRT([.J40])" office:value-type="float" office:value="3.56926364169262">
            <text:p>3.5693</text:p>
          </table:table-cell>
          <table:table-cell table:formula="of:=SQRT([.K40])" office:value-type="float" office:value="4.68975926820929">
            <text:p>4.6898</text:p>
          </table:table-cell>
          <table:table-cell table:formula="of:=[.$B$44]*[.A40]" office:value-type="float" office:value="2.98451302092">
            <text:p>2.9845</text:p>
          </table:table-cell>
          <table:table-cell table:formula="of:=[.$B$45]*[.A40]" office:value-type="float" office:value="1.49225651046">
            <text:p>1.4923</text:p>
          </table:table-cell>
          <table:table-cell/>
        </table:table-row>
        <table:table-row table:style-name="ro1">
          <table:table-cell office:value-type="float" office:value="1.53152641863">
            <text:p>1.5315</text:p>
          </table:table-cell>
          <table:table-cell office:value-type="float" office:value="0">
            <text:p>0.00E+000</text:p>
          </table:table-cell>
          <table:table-cell office:value-type="float" office:value="2.10554015826429">
            <text:p>2.11E+000</text:p>
          </table:table-cell>
          <table:table-cell office:value-type="float" office:value="2.52974586957947">
            <text:p>2.53E+000</text:p>
          </table:table-cell>
          <table:table-cell office:value-type="float" office:value="9.37258965470556">
            <text:p>9.37E+000</text:p>
          </table:table-cell>
          <table:table-cell office:value-type="float" office:value="10.3595742988253">
            <text:p>1.04E+001</text:p>
          </table:table-cell>
          <table:table-cell office:value-type="float" office:value="12.2460448460432">
            <text:p>1.22E+001</text:p>
          </table:table-cell>
          <table:table-cell office:value-type="float" office:value="12.3535440622743">
            <text:p>1.24E+001</text:p>
          </table:table-cell>
          <table:table-cell office:value-type="float" office:value="12.5414703084272">
            <text:p>1.25E+001</text:p>
          </table:table-cell>
          <table:table-cell office:value-type="float" office:value="12.6083769710421">
            <text:p>1.26E+001</text:p>
          </table:table-cell>
          <table:table-cell office:value-type="float" office:value="22.3507614019335">
            <text:p>2.24E+001</text:p>
          </table:table-cell>
          <table:table-cell/>
          <table:table-cell table:formula="of:=2*[.A41]/PI()" office:value-type="float" office:value="0.975000000003168">
            <text:p>0.9750</text:p>
          </table:table-cell>
          <table:table-cell table:formula="of:=SQRT([.C41])" office:value-type="float" office:value="1.45104795174532">
            <text:p>1.4510</text:p>
          </table:table-cell>
          <table:table-cell table:formula="of:=SQRT([.D41])" office:value-type="float" office:value="1.59051748483928">
            <text:p>1.5905</text:p>
          </table:table-cell>
          <table:table-cell table:formula="of:=SQRT([.E41])" office:value-type="float" office:value="3.06146854543789">
            <text:p>3.0615</text:p>
          </table:table-cell>
          <table:table-cell table:formula="of:=SQRT([.F41])" office:value-type="float" office:value="3.21862925774704">
            <text:p>3.2186</text:p>
          </table:table-cell>
          <table:table-cell table:formula="of:=SQRT([.G41])" office:value-type="float" office:value="3.49943493239168">
            <text:p>3.4994</text:p>
          </table:table-cell>
          <table:table-cell table:formula="of:=SQRT([.H41])" office:value-type="float" office:value="3.51476088265963">
            <text:p>3.5148</text:p>
          </table:table-cell>
          <table:table-cell table:formula="of:=SQRT([.I41])" office:value-type="float" office:value="3.54139383695561">
            <text:p>3.5414</text:p>
          </table:table-cell>
          <table:table-cell table:formula="of:=SQRT([.J41])" office:value-type="float" office:value="3.55082764592174">
            <text:p>3.5508</text:p>
          </table:table-cell>
          <table:table-cell table:formula="of:=SQRT([.K41])" office:value-type="float" office:value="4.72765918842862">
            <text:p>4.7277</text:p>
          </table:table-cell>
          <table:table-cell table:formula="of:=[.$B$44]*[.A41]" office:value-type="float" office:value="3.06305283726">
            <text:p>3.0631</text:p>
          </table:table-cell>
          <table:table-cell table:formula="of:=[.$B$45]*[.A41]" office:value-type="float" office:value="1.53152641863">
            <text:p>1.5315</text:p>
          </table:table-cell>
          <table:table-cell/>
        </table:table-row>
        <table:table-row table:style-name="ro1">
          <table:table-cell office:value-type="float" office:value="1.5707963268">
            <text:p>1.5708</text:p>
          </table:table-cell>
          <table:table-cell office:value-type="float" office:value="0">
            <text:p>0.00E+000</text:p>
          </table:table-cell>
          <table:table-cell office:value-type="float" office:value="2.14365057753195">
            <text:p>2.14E+000</text:p>
          </table:table-cell>
          <table:table-cell office:value-type="float" office:value="2.48852835425869">
            <text:p>2.49E+000</text:p>
          </table:table-cell>
          <table:table-cell office:value-type="float" office:value="9.85987660188616">
            <text:p>9.86E+000</text:p>
          </table:table-cell>
          <table:table-cell office:value-type="float" office:value="9.85987660201398">
            <text:p>9.86E+000</text:p>
          </table:table-cell>
          <table:table-cell office:value-type="float" office:value="12.3106823764699">
            <text:p>1.23E+001</text:p>
          </table:table-cell>
          <table:table-cell office:value-type="float" office:value="12.466794606272">
            <text:p>1.25E+001</text:p>
          </table:table-cell>
          <table:table-cell office:value-type="float" office:value="12.4735640086236">
            <text:p>1.25E+001</text:p>
          </table:table-cell>
          <table:table-cell office:value-type="float" office:value="12.4920418039507">
            <text:p>1.25E+001</text:p>
          </table:table-cell>
          <table:table-cell office:value-type="float" office:value="22.5594729308016">
            <text:p>2.26E+001</text:p>
          </table:table-cell>
          <table:table-cell/>
          <table:table-cell table:formula="of:=2*[.A42]/PI()" office:value-type="float" office:value="1.00000000000325">
            <text:p>1.0000</text:p>
          </table:table-cell>
          <table:table-cell table:formula="of:=SQRT([.C42])" office:value-type="float" office:value="1.46412109387576">
            <text:p>1.4641</text:p>
          </table:table-cell>
          <table:table-cell table:formula="of:=SQRT([.D42])" office:value-type="float" office:value="1.57750700608862">
            <text:p>1.5775</text:p>
          </table:table-cell>
          <table:table-cell table:formula="of:=SQRT([.E42])" office:value-type="float" office:value="3.14004404457743">
            <text:p>3.1400</text:p>
          </table:table-cell>
          <table:table-cell table:formula="of:=SQRT([.F42])" office:value-type="float" office:value="3.14004404459778">
            <text:p>3.1400</text:p>
          </table:table-cell>
          <table:table-cell table:formula="of:=SQRT([.G42])" office:value-type="float" office:value="3.50865820171614">
            <text:p>3.5087</text:p>
          </table:table-cell>
          <table:table-cell table:formula="of:=SQRT([.H42])" office:value-type="float" office:value="3.53083483134967">
            <text:p>3.5308</text:p>
          </table:table-cell>
          <table:table-cell table:formula="of:=SQRT([.I42])" office:value-type="float" office:value="3.5317933134066">
            <text:p>3.5318</text:p>
          </table:table-cell>
          <table:table-cell table:formula="of:=SQRT([.J42])" office:value-type="float" office:value="3.53440826786475">
            <text:p>3.5344</text:p>
          </table:table-cell>
          <table:table-cell table:formula="of:=SQRT([.K42])" office:value-type="float" office:value="4.74968135044885">
            <text:p>4.7497</text:p>
          </table:table-cell>
          <table:table-cell table:formula="of:=[.$B$44]*[.A42]" office:value-type="float" office:value="3.1415926536">
            <text:p>3.1416</text:p>
          </table:table-cell>
          <table:table-cell table:formula="of:=[.$B$45]*[.A42]" office:value-type="float" office:value="1.5707963268">
            <text:p>1.5708</text:p>
          </table:table-cell>
          <table:table-cell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2" office:value-type="string">
            <text:p>Alpha</text:p>
          </table:table-cell>
          <table:table-cell table:style-name="ce2" office:value-type="float" office:value="2">
            <text:p>2.00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2" office:value-type="string">
            <text:p>Beta</text:p>
          </table:table-cell>
          <table:table-cell table:style-name="ce2" office:value-type="float" office:value="1">
            <text:p>1.00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Beta</text:p>
          </table:table-cell>
          <table:table-cell table:style-name="ce3" office:value-type="float" office:value="1">
            <text:p>1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nu</text:p>
          </table:table-cell>
          <table:table-cell table:style-name="ce3" office:value-type="float" office:value="0.333">
            <text:p>0.333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rho</text:p>
          </table:table-cell>
          <table:table-cell table:style-name="ce3" office:value-type="float" office:value="1">
            <text:p>1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J</text:p>
          </table:table-cell>
          <table:table-cell table:style-name="ce3" office:value-type="float" office:value="0.333">
            <text:p>0.333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eta</text:p>
          </table:table-cell>
          <table:table-cell table:style-name="ce3" office:value-type="float" office:value="100">
            <text:p>1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mu_c</text:p>
          </table:table-cell>
          <table:table-cell table:style-name="ce5" office:value-type="float" office:value="0.0000001">
            <text:p>1.00E-007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</table:table>
      <table:table table:name="4x4_4" table:style-name="ta1">
        <table:shapes>
          <draw:frame draw:z-index="0" draw:style-name="gr1" svg:width="6.8323in" svg:height="7.3386in" svg:x="2.6665in" svg:y="7.2374in">
            <draw:object draw:notify-on-update-of-ranges="4x4_4.M2:4x4_4.M42 4x4_4.W1:4x4_4.W1 4x4_4.W2:4x4_4.W42 4x4_4.M2:4x4_4.M42 4x4_4.X1:4x4_4.X1 4x4_4.X2:4x4_4.X42 4x4_4.M2:4x4_4.M42 4x4_4.N1:4x4_4.N1 4x4_4.N2:4x4_4.N42 4x4_4.M2:4x4_4.M42 4x4_4.O1:4x4_4.O1 4x4_4.O2:4x4_4.O42 4x4_4.M2:4x4_4.M42 4x4_4.P1:4x4_4.P1 4x4_4.P2:4x4_4.P42 4x4_4.M2:4x4_4.M42 4x4_4.Q1:4x4_4.Q1 4x4_4.Q2:4x4_4.Q42 4x4_4.M2:4x4_4.M42 4x4_4.R1:4x4_4.R1 4x4_4.R2:4x4_4.R42 4x4_4.M2:4x4_4.M42 4x4_4.S1:4x4_4.S1 4x4_4.S2:4x4_4.S42 4x4_4.M2:4x4_4.M42 4x4_4.T1:4x4_4.T1 4x4_4.T2:4x4_4.T42 4x4_4.M2:4x4_4.M42 4x4_4.U1:4x4_4.U1 4x4_4.U2:4x4_4.U42 4x4_4.M2:4x4_4.M42 4x4_4.V1:4x4_4.V1 4x4_4.V2:4x4_4.V4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0" table:default-cell-style-name="ce4"/>
        <table:table-column table:style-name="co1" table:default-cell-style-name="Default"/>
        <table:table-column table:style-name="co1" table:number-columns-repeated="12" table:default-cell-style-name="ce1"/>
        <table:table-column table:style-name="co1" table:default-cell-style-name="Default"/>
        <table:table-row table:style-name="ro1">
          <table:table-cell table:style-name="Default" table:number-columns-repeated="11"/>
          <table:table-cell/>
          <table:table-cell table:style-name="ce3" office:value-type="string">
            <text:p>kx</text:p>
          </table:table-cell>
          <table:table-cell table:style-name="ce3" office:value-type="string">
            <text:p>N = 1</text:p>
          </table:table-cell>
          <table:table-cell table:style-name="ce3" office:value-type="string">
            <text:p>N = 2</text:p>
          </table:table-cell>
          <table:table-cell table:style-name="ce3" office:value-type="string">
            <text:p>N = 3</text:p>
          </table:table-cell>
          <table:table-cell table:style-name="ce3" office:value-type="string">
            <text:p>N = 4</text:p>
          </table:table-cell>
          <table:table-cell table:style-name="ce3" office:value-type="string">
            <text:p>N = 5</text:p>
          </table:table-cell>
          <table:table-cell table:style-name="ce3" office:value-type="string">
            <text:p>N = 6</text:p>
          </table:table-cell>
          <table:table-cell table:style-name="ce3" office:value-type="string">
            <text:p>N = 7</text:p>
          </table:table-cell>
          <table:table-cell table:style-name="ce3" office:value-type="string">
            <text:p>N = 8</text:p>
          </table:table-cell>
          <table:table-cell table:style-name="ce3" office:value-type="string">
            <text:p>N = 9</text:p>
          </table:table-cell>
          <table:table-cell table:style-name="ce3" office:value-type="string">
            <text:p>Alpha</text:p>
          </table:table-cell>
          <table:table-cell table:style-name="ce3" office:value-type="string">
            <text:p>Beta</text:p>
          </table:table-cell>
          <table:table-cell table:style-name="ce3"/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E+000</text:p>
          </table:table-cell>
          <table:table-cell office:value-type="float" office:value="-0.165176215016522">
            <text:p>-1.65E-001</text:p>
          </table:table-cell>
          <table:table-cell office:value-type="float" office:value="0.00000000000765352554321647">
            <text:p>7.65E-012</text:p>
          </table:table-cell>
          <table:table-cell office:value-type="float" office:value="0.00811757618579876">
            <text:p>8.12E-003</text:p>
          </table:table-cell>
          <table:table-cell office:value-type="float" office:value="9.58217731929024">
            <text:p>9.58E+000</text:p>
          </table:table-cell>
          <table:table-cell office:value-type="float" office:value="9.94384779084419">
            <text:p>9.94E+000</text:p>
          </table:table-cell>
          <table:table-cell office:value-type="float" office:value="9.94384779086366">
            <text:p>9.94E+000</text:p>
          </table:table-cell>
          <table:table-cell office:value-type="float" office:value="10.0201332855076">
            <text:p>1.00E+001</text:p>
          </table:table-cell>
          <table:table-cell office:value-type="float" office:value="19.7903898868112">
            <text:p>1.98E+001</text:p>
          </table:table-cell>
          <table:table-cell office:value-type="float" office:value="20.1770564998046">
            <text:p>2.02E+001</text:p>
          </table:table-cell>
          <table:table-cell/>
          <table:table-cell table:formula="of:=2*[.A2]/PI()" office:value-type="float" office:value="0">
            <text:p>0.0000</text:p>
          </table:table-cell>
          <table:table-cell table:formula="of:=SQRT([.C2])" office:value-type="float" office:value="0">
            <text:p>Err:502</text:p>
          </table:table-cell>
          <table:table-cell table:formula="of:=SQRT([.D2])" office:value-type="float" office:value="0.00000276650059519539">
            <text:p>0.0000</text:p>
          </table:table-cell>
          <table:table-cell table:formula="of:=SQRT([.E2])" office:value-type="float" office:value="0.0900975925638347">
            <text:p>0.0901</text:p>
          </table:table-cell>
          <table:table-cell table:formula="of:=SQRT([.F2])" office:value-type="float" office:value="3.09550921809163">
            <text:p>3.0955</text:p>
          </table:table-cell>
          <table:table-cell table:formula="of:=SQRT([.G2])" office:value-type="float" office:value="3.15338671761714">
            <text:p>3.1534</text:p>
          </table:table-cell>
          <table:table-cell table:formula="of:=SQRT([.H2])" office:value-type="float" office:value="3.15338671762023">
            <text:p>3.1534</text:p>
          </table:table-cell>
          <table:table-cell table:formula="of:=SQRT([.I2])" office:value-type="float" office:value="3.1654594114453">
            <text:p>3.1655</text:p>
          </table:table-cell>
          <table:table-cell table:formula="of:=SQRT([.J2])" office:value-type="float" office:value="4.44863910503103">
            <text:p>4.4486</text:p>
          </table:table-cell>
          <table:table-cell table:formula="of:=SQRT([.K2])" office:value-type="float" office:value="4.49188785476715">
            <text:p>4.4919</text:p>
          </table:table-cell>
          <table:table-cell table:formula="of:=[.$B$44]*[.A2]" office:value-type="float" office:value="0">
            <text:p>0.0000</text:p>
          </table:table-cell>
          <table:table-cell table:formula="of:=[.$B$45]*[.A2]" office:value-type="float" office:value="0">
            <text:p>0.0000</text:p>
          </table:table-cell>
          <table:table-cell table:style-name="ce1"/>
        </table:table-row>
        <table:table-row table:style-name="ro1">
          <table:table-cell office:value-type="float" office:value="0.03926990817">
            <text:p>0.0393</text:p>
          </table:table-cell>
          <table:table-cell office:value-type="float" office:value="0">
            <text:p>0.00E+000</text:p>
          </table:table-cell>
          <table:table-cell office:value-type="float" office:value="-0.153775015568191">
            <text:p>-1.54E-001</text:p>
          </table:table-cell>
          <table:table-cell office:value-type="float" office:value="0.00615926844487767">
            <text:p>6.16E-003</text:p>
          </table:table-cell>
          <table:table-cell office:value-type="float" office:value="4.62888036702577">
            <text:p>4.63E+000</text:p>
          </table:table-cell>
          <table:table-cell office:value-type="float" office:value="9.46903729801023">
            <text:p>9.47E+000</text:p>
          </table:table-cell>
          <table:table-cell office:value-type="float" office:value="9.94538502095525">
            <text:p>9.95E+000</text:p>
          </table:table-cell>
          <table:table-cell office:value-type="float" office:value="9.94543557796106">
            <text:p>9.95E+000</text:p>
          </table:table-cell>
          <table:table-cell office:value-type="float" office:value="10.1369268002">
            <text:p>1.01E+001</text:p>
          </table:table-cell>
          <table:table-cell office:value-type="float" office:value="19.6737028904365">
            <text:p>1.97E+001</text:p>
          </table:table-cell>
          <table:table-cell office:value-type="float" office:value="19.9470841364009">
            <text:p>1.99E+001</text:p>
          </table:table-cell>
          <table:table-cell/>
          <table:table-cell table:formula="of:=2*[.A3]/PI()" office:value-type="float" office:value="0.0250000000000812">
            <text:p>0.0250</text:p>
          </table:table-cell>
          <table:table-cell table:formula="of:=SQRT([.C3])" office:value-type="float" office:value="0">
            <text:p>Err:502</text:p>
          </table:table-cell>
          <table:table-cell table:formula="of:=SQRT([.D3])" office:value-type="float" office:value="0.0784810069053505">
            <text:p>0.0785</text:p>
          </table:table-cell>
          <table:table-cell table:formula="of:=SQRT([.E3])" office:value-type="float" office:value="2.15148329461927">
            <text:p>2.1515</text:p>
          </table:table-cell>
          <table:table-cell table:formula="of:=SQRT([.F3])" office:value-type="float" office:value="3.07718008865426">
            <text:p>3.0772</text:p>
          </table:table-cell>
          <table:table-cell table:formula="of:=SQRT([.G3])" office:value-type="float" office:value="3.15363045091768">
            <text:p>3.1536</text:p>
          </table:table-cell>
          <table:table-cell table:formula="of:=SQRT([.H3])" office:value-type="float" office:value="3.15363846659078">
            <text:p>3.1536</text:p>
          </table:table-cell>
          <table:table-cell table:formula="of:=SQRT([.I3])" office:value-type="float" office:value="3.18385407960226">
            <text:p>3.1839</text:p>
          </table:table-cell>
          <table:table-cell table:formula="of:=SQRT([.J3])" office:value-type="float" office:value="4.43550480672003">
            <text:p>4.4355</text:p>
          </table:table-cell>
          <table:table-cell table:formula="of:=SQRT([.K3])" office:value-type="float" office:value="4.4662158631666">
            <text:p>4.4662</text:p>
          </table:table-cell>
          <table:table-cell table:formula="of:=[.$B$44]*[.A3]" office:value-type="float" office:value="0.07853981634">
            <text:p>0.0785</text:p>
          </table:table-cell>
          <table:table-cell table:formula="of:=[.$B$45]*[.A3]" office:value-type="float" office:value="0.03926990817">
            <text:p>0.0393</text:p>
          </table:table-cell>
          <table:table-cell table:style-name="ce1"/>
        </table:table-row>
        <table:table-row table:style-name="ro1">
          <table:table-cell office:value-type="float" office:value="0.07853981634">
            <text:p>0.0785</text:p>
          </table:table-cell>
          <table:table-cell office:value-type="float" office:value="0">
            <text:p>0.00E+000</text:p>
          </table:table-cell>
          <table:table-cell office:value-type="float" office:value="-0.148906194206519">
            <text:p>-1.49E-001</text:p>
          </table:table-cell>
          <table:table-cell office:value-type="float" office:value="0.0246370739338068">
            <text:p>2.46E-002</text:p>
          </table:table-cell>
          <table:table-cell office:value-type="float" office:value="9.25759988819596">
            <text:p>9.26E+000</text:p>
          </table:table-cell>
          <table:table-cell office:value-type="float" office:value="9.94994555806049">
            <text:p>9.95E+000</text:p>
          </table:table-cell>
          <table:table-cell office:value-type="float" office:value="9.9501984597399">
            <text:p>9.95E+000</text:p>
          </table:table-cell>
          <table:table-cell office:value-type="float" office:value="10.3576640926169">
            <text:p>1.04E+001</text:p>
          </table:table-cell>
          <table:table-cell office:value-type="float" office:value="18.5196107532553">
            <text:p>1.85E+001</text:p>
          </table:table-cell>
          <table:table-cell office:value-type="float" office:value="19.4578456592276">
            <text:p>1.95E+001</text:p>
          </table:table-cell>
          <table:table-cell office:value-type="float" office:value="19.6899468966476">
            <text:p>1.97E+001</text:p>
          </table:table-cell>
          <table:table-cell/>
          <table:table-cell table:formula="of:=2*[.A4]/PI()" office:value-type="float" office:value="0.0500000000001625">
            <text:p>0.0500</text:p>
          </table:table-cell>
          <table:table-cell table:formula="of:=SQRT([.C4])" office:value-type="float" office:value="0">
            <text:p>Err:502</text:p>
          </table:table-cell>
          <table:table-cell table:formula="of:=SQRT([.D4])" office:value-type="float" office:value="0.156962014302209">
            <text:p>0.1570</text:p>
          </table:table-cell>
          <table:table-cell table:formula="of:=SQRT([.E4])" office:value-type="float" office:value="3.04263042254493">
            <text:p>3.0426</text:p>
          </table:table-cell>
          <table:table-cell table:formula="of:=SQRT([.F4])" office:value-type="float" office:value="3.15435342947814">
            <text:p>3.1544</text:p>
          </table:table-cell>
          <table:table-cell table:formula="of:=SQRT([.G4])" office:value-type="float" office:value="3.15439351694425">
            <text:p>3.1544</text:p>
          </table:table-cell>
          <table:table-cell table:formula="of:=SQRT([.H4])" office:value-type="float" office:value="3.21833250187374">
            <text:p>3.2183</text:p>
          </table:table-cell>
          <table:table-cell table:formula="of:=SQRT([.I4])" office:value-type="float" office:value="4.30344173345652">
            <text:p>4.3034</text:p>
          </table:table-cell>
          <table:table-cell table:formula="of:=SQRT([.J4])" office:value-type="float" office:value="4.41110481163479">
            <text:p>4.4111</text:p>
          </table:table-cell>
          <table:table-cell table:formula="of:=SQRT([.K4])" office:value-type="float" office:value="4.43733556277273">
            <text:p>4.4373</text:p>
          </table:table-cell>
          <table:table-cell table:formula="of:=[.$B$44]*[.A4]" office:value-type="float" office:value="0.15707963268">
            <text:p>0.1571</text:p>
          </table:table-cell>
          <table:table-cell table:formula="of:=[.$B$45]*[.A4]" office:value-type="float" office:value="0.07853981634">
            <text:p>0.0785</text:p>
          </table:table-cell>
          <table:table-cell table:style-name="ce1"/>
        </table:table-row>
        <table:table-row table:style-name="ro1">
          <table:table-cell office:value-type="float" office:value="0.11780972451">
            <text:p>0.1178</text:p>
          </table:table-cell>
          <table:table-cell office:value-type="float" office:value="0">
            <text:p>0.00E+000</text:p>
          </table:table-cell>
          <table:table-cell office:value-type="float" office:value="-0.141173940018947">
            <text:p>-1.41E-001</text:p>
          </table:table-cell>
          <table:table-cell office:value-type="float" office:value="0.0554334171066809">
            <text:p>5.54E-002</text:p>
          </table:table-cell>
          <table:table-cell office:value-type="float" office:value="9.02841528946628">
            <text:p>9.03E+000</text:p>
          </table:table-cell>
          <table:table-cell office:value-type="float" office:value="9.95753954920424">
            <text:p>9.96E+000</text:p>
          </table:table-cell>
          <table:table-cell office:value-type="float" office:value="9.95813647314945">
            <text:p>9.96E+000</text:p>
          </table:table-cell>
          <table:table-cell office:value-type="float" office:value="10.6040720355763">
            <text:p>1.06E+001</text:p>
          </table:table-cell>
          <table:table-cell office:value-type="float" office:value="19.2185885487558">
            <text:p>1.92E+001</text:p>
          </table:table-cell>
          <table:table-cell office:value-type="float" office:value="19.4354786847744">
            <text:p>1.94E+001</text:p>
          </table:table-cell>
          <table:table-cell office:value-type="float" office:value="20.8577596846051">
            <text:p>2.09E+001</text:p>
          </table:table-cell>
          <table:table-cell/>
          <table:table-cell table:formula="of:=2*[.A5]/PI()" office:value-type="float" office:value="0.0750000000002437">
            <text:p>0.0750</text:p>
          </table:table-cell>
          <table:table-cell table:formula="of:=SQRT([.C5])" office:value-type="float" office:value="0">
            <text:p>Err:502</text:p>
          </table:table-cell>
          <table:table-cell table:formula="of:=SQRT([.D5])" office:value-type="float" office:value="0.235443023057981">
            <text:p>0.2354</text:p>
          </table:table-cell>
          <table:table-cell table:formula="of:=SQRT([.E5])" office:value-type="float" office:value="3.00473214937143">
            <text:p>3.0047</text:p>
          </table:table-cell>
          <table:table-cell table:formula="of:=SQRT([.F5])" office:value-type="float" office:value="3.15555693170068">
            <text:p>3.1556</text:p>
          </table:table-cell>
          <table:table-cell table:formula="of:=SQRT([.G5])" office:value-type="float" office:value="3.15565151326148">
            <text:p>3.1557</text:p>
          </table:table-cell>
          <table:table-cell table:formula="of:=SQRT([.H5])" office:value-type="float" office:value="3.25638941706552">
            <text:p>3.2564</text:p>
          </table:table-cell>
          <table:table-cell table:formula="of:=SQRT([.I5])" office:value-type="float" office:value="4.38390106511949">
            <text:p>4.3839</text:p>
          </table:table-cell>
          <table:table-cell table:formula="of:=SQRT([.J5])" office:value-type="float" office:value="4.40856877963522">
            <text:p>4.4086</text:p>
          </table:table-cell>
          <table:table-cell table:formula="of:=SQRT([.K5])" office:value-type="float" office:value="4.56702963474128">
            <text:p>4.5670</text:p>
          </table:table-cell>
          <table:table-cell table:formula="of:=[.$B$44]*[.A5]" office:value-type="float" office:value="0.23561944902">
            <text:p>0.2356</text:p>
          </table:table-cell>
          <table:table-cell table:formula="of:=[.$B$45]*[.A5]" office:value-type="float" office:value="0.11780972451">
            <text:p>0.1178</text:p>
          </table:table-cell>
          <table:table-cell table:style-name="ce1"/>
        </table:table-row>
        <table:table-row table:style-name="ro1">
          <table:table-cell office:value-type="float" office:value="0.15707963268">
            <text:p>0.1571</text:p>
          </table:table-cell>
          <table:table-cell office:value-type="float" office:value="0">
            <text:p>0.00E+000</text:p>
          </table:table-cell>
          <table:table-cell office:value-type="float" office:value="-0.130400697178989">
            <text:p>-1.30E-001</text:p>
          </table:table-cell>
          <table:table-cell office:value-type="float" office:value="0.0985483006750371">
            <text:p>9.85E-002</text:p>
          </table:table-cell>
          <table:table-cell office:value-type="float" office:value="8.79560085579977">
            <text:p>8.80E+000</text:p>
          </table:table-cell>
          <table:table-cell office:value-type="float" office:value="9.96817008118351">
            <text:p>9.97E+000</text:p>
          </table:table-cell>
          <table:table-cell office:value-type="float" office:value="9.96924933664157">
            <text:p>9.97E+000</text:p>
          </table:table-cell>
          <table:table-cell office:value-type="float" office:value="10.8607180686555">
            <text:p>1.09E+001</text:p>
          </table:table-cell>
          <table:table-cell office:value-type="float" office:value="18.9781874712524">
            <text:p>1.90E+001</text:p>
          </table:table-cell>
          <table:table-cell office:value-type="float" office:value="19.1847593169244">
            <text:p>1.92E+001</text:p>
          </table:table-cell>
          <table:table-cell office:value-type="float" office:value="21.1260005998983">
            <text:p>2.11E+001</text:p>
          </table:table-cell>
          <table:table-cell/>
          <table:table-cell table:formula="of:=2*[.A6]/PI()" office:value-type="float" office:value="0.100000000000325">
            <text:p>0.1000</text:p>
          </table:table-cell>
          <table:table-cell table:formula="of:=SQRT([.C6])" office:value-type="float" office:value="0">
            <text:p>Err:502</text:p>
          </table:table-cell>
          <table:table-cell table:formula="of:=SQRT([.D6])" office:value-type="float" office:value="0.31392403647226">
            <text:p>0.3139</text:p>
          </table:table-cell>
          <table:table-cell table:formula="of:=SQRT([.E6])" office:value-type="float" office:value="2.96573782654498">
            <text:p>2.9657</text:p>
          </table:table-cell>
          <table:table-cell table:formula="of:=SQRT([.F6])" office:value-type="float" office:value="3.15724089691989">
            <text:p>3.1572</text:p>
          </table:table-cell>
          <table:table-cell table:formula="of:=SQRT([.G6])" office:value-type="float" office:value="3.15741180979637">
            <text:p>3.1574</text:p>
          </table:table-cell>
          <table:table-cell table:formula="of:=SQRT([.H6])" office:value-type="float" office:value="3.29556035730731">
            <text:p>3.2956</text:p>
          </table:table-cell>
          <table:table-cell table:formula="of:=SQRT([.I6])" office:value-type="float" office:value="4.35639615637196">
            <text:p>4.3564</text:p>
          </table:table-cell>
          <table:table-cell table:formula="of:=SQRT([.J6])" office:value-type="float" office:value="4.38004101772168">
            <text:p>4.3800</text:p>
          </table:table-cell>
          <table:table-cell table:formula="of:=SQRT([.K6])" office:value-type="float" office:value="4.59630292734262">
            <text:p>4.5963</text:p>
          </table:table-cell>
          <table:table-cell table:formula="of:=[.$B$44]*[.A6]" office:value-type="float" office:value="0.31415926536">
            <text:p>0.3142</text:p>
          </table:table-cell>
          <table:table-cell table:formula="of:=[.$B$45]*[.A6]" office:value-type="float" office:value="0.15707963268">
            <text:p>0.1571</text:p>
          </table:table-cell>
          <table:table-cell table:style-name="ce1"/>
        </table:table-row>
        <table:table-row table:style-name="ro1">
          <table:table-cell office:value-type="float" office:value="0.19634954085">
            <text:p>0.1963</text:p>
          </table:table-cell>
          <table:table-cell office:value-type="float" office:value="0">
            <text:p>0.00E+000</text:p>
          </table:table-cell>
          <table:table-cell office:value-type="float" office:value="-0.116563973402613">
            <text:p>-1.17E-001</text:p>
          </table:table-cell>
          <table:table-cell office:value-type="float" office:value="0.153981731507244">
            <text:p>1.54E-001</text:p>
          </table:table-cell>
          <table:table-cell office:value-type="float" office:value="8.56318397809422">
            <text:p>8.56E+000</text:p>
          </table:table-cell>
          <table:table-cell office:value-type="float" office:value="9.98183830069761">
            <text:p>9.98E+000</text:p>
          </table:table-cell>
          <table:table-cell office:value-type="float" office:value="9.98353671466244">
            <text:p>9.98E+000</text:p>
          </table:table-cell>
          <table:table-cell office:value-type="float" office:value="11.1237330980255">
            <text:p>1.11E+001</text:p>
          </table:table-cell>
          <table:table-cell office:value-type="float" office:value="18.7384811288685">
            <text:p>1.87E+001</text:p>
          </table:table-cell>
          <table:table-cell office:value-type="float" office:value="18.9377071601549">
            <text:p>1.89E+001</text:p>
          </table:table-cell>
          <table:table-cell office:value-type="float" office:value="21.4014278280054">
            <text:p>2.14E+001</text:p>
          </table:table-cell>
          <table:table-cell/>
          <table:table-cell table:formula="of:=2*[.A7]/PI()" office:value-type="float" office:value="0.125000000000406">
            <text:p>0.1250</text:p>
          </table:table-cell>
          <table:table-cell table:formula="of:=SQRT([.C7])" office:value-type="float" office:value="0">
            <text:p>Err:502</text:p>
          </table:table-cell>
          <table:table-cell table:formula="of:=SQRT([.D7])" office:value-type="float" office:value="0.392405060501574">
            <text:p>0.3924</text:p>
          </table:table-cell>
          <table:table-cell table:formula="of:=SQRT([.E7])" office:value-type="float" office:value="2.92629184773054">
            <text:p>2.9263</text:p>
          </table:table-cell>
          <table:table-cell table:formula="of:=SQRT([.F7])" office:value-type="float" office:value="3.15940473834829">
            <text:p>3.1594</text:p>
          </table:table-cell>
          <table:table-cell table:formula="of:=SQRT([.G7])" office:value-type="float" office:value="3.15967351393501">
            <text:p>3.1597</text:p>
          </table:table-cell>
          <table:table-cell table:formula="of:=SQRT([.H7])" office:value-type="float" office:value="3.33522609398906">
            <text:p>3.3352</text:p>
          </table:table-cell>
          <table:table-cell table:formula="of:=SQRT([.I7])" office:value-type="float" office:value="4.32879672990873">
            <text:p>4.3288</text:p>
          </table:table-cell>
          <table:table-cell table:formula="of:=SQRT([.J7])" office:value-type="float" office:value="4.3517475983971">
            <text:p>4.3517</text:p>
          </table:table-cell>
          <table:table-cell table:formula="of:=SQRT([.K7])" office:value-type="float" office:value="4.62616772588342">
            <text:p>4.6262</text:p>
          </table:table-cell>
          <table:table-cell table:formula="of:=[.$B$44]*[.A7]" office:value-type="float" office:value="0.3926990817">
            <text:p>0.3927</text:p>
          </table:table-cell>
          <table:table-cell table:formula="of:=[.$B$45]*[.A7]" office:value-type="float" office:value="0.19634954085">
            <text:p>0.1963</text:p>
          </table:table-cell>
          <table:table-cell table:style-name="ce1"/>
        </table:table-row>
        <table:table-row table:style-name="ro1">
          <table:table-cell office:value-type="float" office:value="0.23561944902">
            <text:p>0.2356</text:p>
          </table:table-cell>
          <table:table-cell office:value-type="float" office:value="0">
            <text:p>0.00E+000</text:p>
          </table:table-cell>
          <table:table-cell office:value-type="float" office:value="-0.0996583582578581">
            <text:p>-9.97E-002</text:p>
          </table:table-cell>
          <table:table-cell office:value-type="float" office:value="0.221733724044727">
            <text:p>2.22E-001</text:p>
          </table:table-cell>
          <table:table-cell office:value-type="float" office:value="8.33259293606581">
            <text:p>8.33E+000</text:p>
          </table:table-cell>
          <table:table-cell office:value-type="float" office:value="9.9985450032758">
            <text:p>1.00E+001</text:p>
          </table:table-cell>
          <table:table-cell office:value-type="float" office:value="10.0009981768036">
            <text:p>1.00E+001</text:p>
          </table:table-cell>
          <table:table-cell office:value-type="float" office:value="11.3917044338901">
            <text:p>1.14E+001</text:p>
          </table:table-cell>
          <table:table-cell office:value-type="float" office:value="18.5009877476364">
            <text:p>1.85E+001</text:p>
          </table:table-cell>
          <table:table-cell office:value-type="float" office:value="18.6943376332319">
            <text:p>1.87E+001</text:p>
          </table:table-cell>
          <table:table-cell office:value-type="float" office:value="21.6825874232827">
            <text:p>2.17E+001</text:p>
          </table:table-cell>
          <table:table-cell/>
          <table:table-cell table:formula="of:=2*[.A8]/PI()" office:value-type="float" office:value="0.150000000000487">
            <text:p>0.1500</text:p>
          </table:table-cell>
          <table:table-cell table:formula="of:=SQRT([.C8])" office:value-type="float" office:value="0">
            <text:p>Err:502</text:p>
          </table:table-cell>
          <table:table-cell table:formula="of:=SQRT([.D8])" office:value-type="float" office:value="0.470886105172712">
            <text:p>0.4709</text:p>
          </table:table-cell>
          <table:table-cell table:formula="of:=SQRT([.E8])" office:value-type="float" office:value="2.88662310253102">
            <text:p>2.8866</text:p>
          </table:table-cell>
          <table:table-cell table:formula="of:=SQRT([.F8])" office:value-type="float" office:value="3.1620475966177">
            <text:p>3.1620</text:p>
          </table:table-cell>
          <table:table-cell table:formula="of:=SQRT([.G8])" office:value-type="float" office:value="3.16243548184047">
            <text:p>3.1624</text:p>
          </table:table-cell>
          <table:table-cell table:formula="of:=SQRT([.H8])" office:value-type="float" office:value="3.37515991234343">
            <text:p>3.3752</text:p>
          </table:table-cell>
          <table:table-cell table:formula="of:=SQRT([.I8])" office:value-type="float" office:value="4.3012774553191">
            <text:p>4.3013</text:p>
          </table:table-cell>
          <table:table-cell table:formula="of:=SQRT([.J8])" office:value-type="float" office:value="4.32369490519763">
            <text:p>4.3237</text:p>
          </table:table-cell>
          <table:table-cell table:formula="of:=SQRT([.K8])" office:value-type="float" office:value="4.65645653080567">
            <text:p>4.6565</text:p>
          </table:table-cell>
          <table:table-cell table:formula="of:=[.$B$44]*[.A8]" office:value-type="float" office:value="0.47123889804">
            <text:p>0.4712</text:p>
          </table:table-cell>
          <table:table-cell table:formula="of:=[.$B$45]*[.A8]" office:value-type="float" office:value="0.23561944902">
            <text:p>0.2356</text:p>
          </table:table-cell>
          <table:table-cell table:style-name="ce1"/>
        </table:table-row>
        <table:table-row table:style-name="ro1">
          <table:table-cell office:value-type="float" office:value="0.27488935719">
            <text:p>0.2749</text:p>
          </table:table-cell>
          <table:table-cell office:value-type="float" office:value="0">
            <text:p>0.00E+000</text:p>
          </table:table-cell>
          <table:table-cell office:value-type="float" office:value="-0.0796822028215525">
            <text:p>-7.97E-002</text:p>
          </table:table-cell>
          <table:table-cell office:value-type="float" office:value="0.301804304222991">
            <text:p>3.02E-001</text:p>
          </table:table-cell>
          <table:table-cell office:value-type="float" office:value="8.10445539815775">
            <text:p>8.10E+000</text:p>
          </table:table-cell>
          <table:table-cell office:value-type="float" office:value="10.0182910110964">
            <text:p>1.00E+001</text:p>
          </table:table-cell>
          <table:table-cell office:value-type="float" office:value="10.0216332072345">
            <text:p>1.00E+001</text:p>
          </table:table-cell>
          <table:table-cell office:value-type="float" office:value="11.6640045312867">
            <text:p>1.17E+001</text:p>
          </table:table-cell>
          <table:table-cell office:value-type="float" office:value="18.2663671281294">
            <text:p>1.83E+001</text:p>
          </table:table-cell>
          <table:table-cell office:value-type="float" office:value="18.4546404907643">
            <text:p>1.85E+001</text:p>
          </table:table-cell>
          <table:table-cell office:value-type="float" office:value="21.9688482547542">
            <text:p>2.20E+001</text:p>
          </table:table-cell>
          <table:table-cell/>
          <table:table-cell table:formula="of:=2*[.A9]/PI()" office:value-type="float" office:value="0.175000000000569">
            <text:p>0.1750</text:p>
          </table:table-cell>
          <table:table-cell table:formula="of:=SQRT([.C9])" office:value-type="float" office:value="0">
            <text:p>Err:502</text:p>
          </table:table-cell>
          <table:table-cell table:formula="of:=SQRT([.D9])" office:value-type="float" office:value="0.549367185244069">
            <text:p>0.5494</text:p>
          </table:table-cell>
          <table:table-cell table:formula="of:=SQRT([.E9])" office:value-type="float" office:value="2.84683252021571">
            <text:p>2.8468</text:p>
          </table:table-cell>
          <table:table-cell table:formula="of:=SQRT([.F9])" office:value-type="float" office:value="3.16516840169625">
            <text:p>3.1652</text:p>
          </table:table-cell>
          <table:table-cell table:formula="of:=SQRT([.G9])" office:value-type="float" office:value="3.16569632264917">
            <text:p>3.1657</text:p>
          </table:table-cell>
          <table:table-cell table:formula="of:=SQRT([.H9])" office:value-type="float" office:value="3.41526053637006">
            <text:p>3.4153</text:p>
          </table:table-cell>
          <table:table-cell table:formula="of:=SQRT([.I9])" office:value-type="float" office:value="4.27391707080629">
            <text:p>4.2739</text:p>
          </table:table-cell>
          <table:table-cell table:formula="of:=SQRT([.J9])" office:value-type="float" office:value="4.29588646157743">
            <text:p>4.2959</text:p>
          </table:table-cell>
          <table:table-cell table:formula="of:=SQRT([.K9])" office:value-type="float" office:value="4.68709379624029">
            <text:p>4.6871</text:p>
          </table:table-cell>
          <table:table-cell table:formula="of:=[.$B$44]*[.A9]" office:value-type="float" office:value="0.54977871438">
            <text:p>0.5498</text:p>
          </table:table-cell>
          <table:table-cell table:formula="of:=[.$B$45]*[.A9]" office:value-type="float" office:value="0.27488935719">
            <text:p>0.2749</text:p>
          </table:table-cell>
          <table:table-cell table:style-name="ce1"/>
        </table:table-row>
        <table:table-row table:style-name="ro1">
          <table:table-cell office:value-type="float" office:value="0.31415926536">
            <text:p>0.3142</text:p>
          </table:table-cell>
          <table:table-cell office:value-type="float" office:value="0">
            <text:p>0.00E+000</text:p>
          </table:table-cell>
          <table:table-cell office:value-type="float" office:value="-0.0566350521197882">
            <text:p>-5.66E-002</text:p>
          </table:table-cell>
          <table:table-cell office:value-type="float" office:value="0.394193514667299">
            <text:p>3.94E-001</text:p>
          </table:table-cell>
          <table:table-cell office:value-type="float" office:value="7.87908630860522">
            <text:p>7.88E+000</text:p>
          </table:table-cell>
          <table:table-cell office:value-type="float" office:value="10.0410772472545">
            <text:p>1.00E+001</text:p>
          </table:table-cell>
          <table:table-cell office:value-type="float" office:value="10.0454412115149">
            <text:p>1.00E+001</text:p>
          </table:table-cell>
          <table:table-cell office:value-type="float" office:value="11.9403126447237">
            <text:p>1.19E+001</text:p>
          </table:table-cell>
          <table:table-cell office:value-type="float" office:value="18.034950205403">
            <text:p>1.80E+001</text:p>
          </table:table-cell>
          <table:table-cell office:value-type="float" office:value="18.2185969489397">
            <text:p>1.82E+001</text:p>
          </table:table-cell>
          <table:table-cell office:value-type="float" office:value="22.2599066316482">
            <text:p>2.23E+001</text:p>
          </table:table-cell>
          <table:table-cell/>
          <table:table-cell table:formula="of:=2*[.A10]/PI()" office:value-type="float" office:value="0.20000000000065">
            <text:p>0.2000</text:p>
          </table:table-cell>
          <table:table-cell table:formula="of:=SQRT([.C10])" office:value-type="float" office:value="0">
            <text:p>Err:502</text:p>
          </table:table-cell>
          <table:table-cell table:formula="of:=SQRT([.D10])" office:value-type="float" office:value="0.627848321386065">
            <text:p>0.6278</text:p>
          </table:table-cell>
          <table:table-cell table:formula="of:=SQRT([.E10])" office:value-type="float" office:value="2.80697102026459">
            <text:p>2.8070</text:p>
          </table:table-cell>
          <table:table-cell table:formula="of:=SQRT([.F10])" office:value-type="float" office:value="3.16876588710093">
            <text:p>3.1688</text:p>
          </table:table-cell>
          <table:table-cell table:formula="of:=SQRT([.G10])" office:value-type="float" office:value="3.16945440281366">
            <text:p>3.1695</text:p>
          </table:table-cell>
          <table:table-cell table:formula="of:=SQRT([.H10])" office:value-type="float" office:value="3.45547574795768">
            <text:p>3.4555</text:p>
          </table:table-cell>
          <table:table-cell table:formula="of:=SQRT([.I10])" office:value-type="float" office:value="4.24675761086067">
            <text:p>4.2468</text:p>
          </table:table-cell>
          <table:table-cell table:formula="of:=SQRT([.J10])" office:value-type="float" office:value="4.26832484107521">
            <text:p>4.2683</text:p>
          </table:table-cell>
          <table:table-cell table:formula="of:=SQRT([.K10])" office:value-type="float" office:value="4.71804055002161">
            <text:p>4.7180</text:p>
          </table:table-cell>
          <table:table-cell table:formula="of:=[.$B$44]*[.A10]" office:value-type="float" office:value="0.62831853072">
            <text:p>0.6283</text:p>
          </table:table-cell>
          <table:table-cell table:formula="of:=[.$B$45]*[.A10]" office:value-type="float" office:value="0.31415926536">
            <text:p>0.3142</text:p>
          </table:table-cell>
          <table:table-cell table:style-name="ce1"/>
        </table:table-row>
        <table:table-row table:style-name="ro1">
          <table:table-cell office:value-type="float" office:value="0.35342917353">
            <text:p>0.3534</text:p>
          </table:table-cell>
          <table:table-cell office:value-type="float" office:value="0">
            <text:p>0.00E+000</text:p>
          </table:table-cell>
          <table:table-cell office:value-type="float" office:value="-0.0305169479301613">
            <text:p>-3.05E-002</text:p>
          </table:table-cell>
          <table:table-cell office:value-type="float" office:value="0.498901420313086">
            <text:p>4.99E-001</text:p>
          </table:table-cell>
          <table:table-cell office:value-type="float" office:value="7.65665849521688">
            <text:p>7.66E+000</text:p>
          </table:table-cell>
          <table:table-cell office:value-type="float" office:value="10.0669047552302">
            <text:p>1.01E+001</text:p>
          </table:table-cell>
          <table:table-cell office:value-type="float" office:value="10.0724215240507">
            <text:p>1.01E+001</text:p>
          </table:table-cell>
          <table:table-cell office:value-type="float" office:value="12.2204447576296">
            <text:p>1.22E+001</text:p>
          </table:table-cell>
          <table:table-cell office:value-type="float" office:value="17.8069225444949">
            <text:p>1.78E+001</text:p>
          </table:table-cell>
          <table:table-cell office:value-type="float" office:value="17.9861850538945">
            <text:p>1.80E+001</text:p>
          </table:table-cell>
          <table:table-cell office:value-type="float" office:value="22.555608770591">
            <text:p>2.26E+001</text:p>
          </table:table-cell>
          <table:table-cell/>
          <table:table-cell table:formula="of:=2*[.A11]/PI()" office:value-type="float" office:value="0.225000000000731">
            <text:p>0.2250</text:p>
          </table:table-cell>
          <table:table-cell table:formula="of:=SQRT([.C11])" office:value-type="float" office:value="0">
            <text:p>Err:502</text:p>
          </table:table-cell>
          <table:table-cell table:formula="of:=SQRT([.D11])" office:value-type="float" office:value="0.706329540875281">
            <text:p>0.7063</text:p>
          </table:table-cell>
          <table:table-cell table:formula="of:=SQRT([.E11])" office:value-type="float" office:value="2.76706676739411">
            <text:p>2.7671</text:p>
          </table:table-cell>
          <table:table-cell table:formula="of:=SQRT([.F11])" office:value-type="float" office:value="3.17283859583658">
            <text:p>3.1728</text:p>
          </table:table-cell>
          <table:table-cell table:formula="of:=SQRT([.G11])" office:value-type="float" office:value="3.17370785108691">
            <text:p>3.1737</text:p>
          </table:table-cell>
          <table:table-cell table:formula="of:=SQRT([.H11])" office:value-type="float" office:value="3.49577527275848">
            <text:p>3.4958</text:p>
          </table:table-cell>
          <table:table-cell table:formula="of:=SQRT([.I11])" office:value-type="float" office:value="4.21982494239926">
            <text:p>4.2198</text:p>
          </table:table-cell>
          <table:table-cell table:formula="of:=SQRT([.J11])" office:value-type="float" office:value="4.24101226759538">
            <text:p>4.2410</text:p>
          </table:table-cell>
          <table:table-cell table:formula="of:=SQRT([.K11])" office:value-type="float" office:value="4.74927455203329">
            <text:p>4.7493</text:p>
          </table:table-cell>
          <table:table-cell table:formula="of:=[.$B$44]*[.A11]" office:value-type="float" office:value="0.70685834706">
            <text:p>0.7069</text:p>
          </table:table-cell>
          <table:table-cell table:formula="of:=[.$B$45]*[.A11]" office:value-type="float" office:value="0.35342917353">
            <text:p>0.3534</text:p>
          </table:table-cell>
          <table:table-cell table:style-name="ce1"/>
        </table:table-row>
        <table:table-row table:style-name="ro1">
          <table:table-cell office:value-type="float" office:value="0.3926990817">
            <text:p>0.3927</text:p>
          </table:table-cell>
          <table:table-cell office:value-type="float" office:value="0">
            <text:p>0.00E+000</text:p>
          </table:table-cell>
          <table:table-cell office:value-type="float" office:value="-0.00132819838179898">
            <text:p>-1.33E-003</text:p>
          </table:table-cell>
          <table:table-cell office:value-type="float" office:value="0.615928115450019">
            <text:p>6.16E-001</text:p>
          </table:table-cell>
          <table:table-cell office:value-type="float" office:value="7.43727286248161">
            <text:p>7.44E+000</text:p>
          </table:table-cell>
          <table:table-cell office:value-type="float" office:value="10.0957747043429">
            <text:p>1.01E+001</text:p>
          </table:table-cell>
          <table:table-cell office:value-type="float" office:value="10.1025734165249">
            <text:p>1.01E+001</text:p>
          </table:table-cell>
          <table:table-cell office:value-type="float" office:value="12.5042814701567">
            <text:p>1.25E+001</text:p>
          </table:table-cell>
          <table:table-cell office:value-type="float" office:value="17.5824014708851">
            <text:p>1.76E+001</text:p>
          </table:table-cell>
          <table:table-cell office:value-type="float" office:value="17.7573817913194">
            <text:p>1.78E+001</text:p>
          </table:table-cell>
          <table:table-cell office:value-type="float" office:value="22.8558770167055">
            <text:p>2.29E+001</text:p>
          </table:table-cell>
          <table:table-cell/>
          <table:table-cell table:formula="of:=2*[.A12]/PI()" office:value-type="float" office:value="0.250000000000812">
            <text:p>0.2500</text:p>
          </table:table-cell>
          <table:table-cell table:formula="of:=SQRT([.C12])" office:value-type="float" office:value="0">
            <text:p>Err:502</text:p>
          </table:table-cell>
          <table:table-cell table:formula="of:=SQRT([.D12])" office:value-type="float" office:value="0.784810878779097">
            <text:p>0.7848</text:p>
          </table:table-cell>
          <table:table-cell table:formula="of:=SQRT([.E12])" office:value-type="float" office:value="2.72713638501664">
            <text:p>2.7271</text:p>
          </table:table-cell>
          <table:table-cell table:formula="of:=SQRT([.F12])" office:value-type="float" office:value="3.17738488451477">
            <text:p>3.1774</text:p>
          </table:table-cell>
          <table:table-cell table:formula="of:=SQRT([.G12])" office:value-type="float" office:value="3.178454564175">
            <text:p>3.1785</text:p>
          </table:table-cell>
          <table:table-cell table:formula="of:=SQRT([.H12])" office:value-type="float" office:value="3.53613934541001">
            <text:p>3.5361</text:p>
          </table:table-cell>
          <table:table-cell table:formula="of:=SQRT([.I12])" office:value-type="float" office:value="4.19313742570943">
            <text:p>4.1931</text:p>
          </table:table-cell>
          <table:table-cell table:formula="of:=SQRT([.J12])" office:value-type="float" office:value="4.21395085297864">
            <text:p>4.2140</text:p>
          </table:table-cell>
          <table:table-cell table:formula="of:=SQRT([.K12])" office:value-type="float" office:value="4.7807820507429">
            <text:p>4.7808</text:p>
          </table:table-cell>
          <table:table-cell table:formula="of:=[.$B$44]*[.A12]" office:value-type="float" office:value="0.7853981634">
            <text:p>0.7854</text:p>
          </table:table-cell>
          <table:table-cell table:formula="of:=[.$B$45]*[.A12]" office:value-type="float" office:value="0.3926990817">
            <text:p>0.3927</text:p>
          </table:table-cell>
          <table:table-cell table:style-name="ce1"/>
        </table:table-row>
        <table:table-row table:style-name="ro1">
          <table:table-cell office:value-type="float" office:value="0.43196898987">
            <text:p>0.4320</text:p>
          </table:table-cell>
          <table:table-cell office:value-type="float" office:value="0">
            <text:p>0.00E+000</text:p>
          </table:table-cell>
          <table:table-cell office:value-type="float" office:value="0.030930705273521">
            <text:p>3.09E-002</text:p>
          </table:table-cell>
          <table:table-cell office:value-type="float" office:value="0.745273731320318">
            <text:p>7.45E-001</text:p>
          </table:table-cell>
          <table:table-cell office:value-type="float" office:value="7.22099088214845">
            <text:p>7.22E+000</text:p>
          </table:table-cell>
          <table:table-cell office:value-type="float" office:value="10.12768839007">
            <text:p>1.01E+001</text:p>
          </table:table-cell>
          <table:table-cell office:value-type="float" office:value="10.13589610763">
            <text:p>1.01E+001</text:p>
          </table:table-cell>
          <table:table-cell office:value-type="float" office:value="12.7917315005077">
            <text:p>1.28E+001</text:p>
          </table:table-cell>
          <table:table-cell office:value-type="float" office:value="17.3614747682604">
            <text:p>1.74E+001</text:p>
          </table:table-cell>
          <table:table-cell office:value-type="float" office:value="17.5321640362118">
            <text:p>1.75E+001</text:p>
          </table:table-cell>
          <table:table-cell office:value-type="float" office:value="23.1606753018524">
            <text:p>2.32E+001</text:p>
          </table:table-cell>
          <table:table-cell/>
          <table:table-cell table:formula="of:=2*[.A13]/PI()" office:value-type="float" office:value="0.275000000000893">
            <text:p>0.2750</text:p>
          </table:table-cell>
          <table:table-cell table:formula="of:=SQRT([.C13])" office:value-type="float" office:value="0.175871274725354">
            <text:p>0.1759</text:p>
          </table:table-cell>
          <table:table-cell table:formula="of:=SQRT([.D13])" office:value-type="float" office:value="0.863292378815149">
            <text:p>0.8633</text:p>
          </table:table-cell>
          <table:table-cell table:formula="of:=SQRT([.E13])" office:value-type="float" office:value="2.68719014625844">
            <text:p>2.6872</text:p>
          </table:table-cell>
          <table:table-cell table:formula="of:=SQRT([.F13])" office:value-type="float" office:value="3.18240292704584">
            <text:p>3.1824</text:p>
          </table:table-cell>
          <table:table-cell table:formula="of:=SQRT([.G13])" office:value-type="float" office:value="3.1836922130806">
            <text:p>3.1837</text:p>
          </table:table-cell>
          <table:table-cell table:formula="of:=SQRT([.H13])" office:value-type="float" office:value="3.57655301939">
            <text:p>3.5766</text:p>
          </table:table-cell>
          <table:table-cell table:formula="of:=SQRT([.I13])" office:value-type="float" office:value="4.16671030529606">
            <text:p>4.1667</text:p>
          </table:table-cell>
          <table:table-cell table:formula="of:=SQRT([.J13])" office:value-type="float" office:value="4.1871427054988">
            <text:p>4.1871</text:p>
          </table:table-cell>
          <table:table-cell table:formula="of:=SQRT([.K13])" office:value-type="float" office:value="4.81255392716304">
            <text:p>4.8126</text:p>
          </table:table-cell>
          <table:table-cell table:formula="of:=[.$B$44]*[.A13]" office:value-type="float" office:value="0.86393797974">
            <text:p>0.8639</text:p>
          </table:table-cell>
          <table:table-cell table:formula="of:=[.$B$45]*[.A13]" office:value-type="float" office:value="0.43196898987">
            <text:p>0.4320</text:p>
          </table:table-cell>
          <table:table-cell table:style-name="ce1"/>
        </table:table-row>
        <table:table-row table:style-name="ro1">
          <table:table-cell office:value-type="float" office:value="0.47123889804">
            <text:p>0.4712</text:p>
          </table:table-cell>
          <table:table-cell office:value-type="float" office:value="0">
            <text:p>0.00E+000</text:p>
          </table:table-cell>
          <table:table-cell office:value-type="float" office:value="0.0662591160291619">
            <text:p>6.63E-002</text:p>
          </table:table-cell>
          <table:table-cell office:value-type="float" office:value="0.886938444656502">
            <text:p>8.87E-001</text:p>
          </table:table-cell>
          <table:table-cell office:value-type="float" office:value="7.00785104763773">
            <text:p>7.01E+000</text:p>
          </table:table-cell>
          <table:table-cell office:value-type="float" office:value="10.1626472319722">
            <text:p>1.02E+001</text:p>
          </table:table-cell>
          <table:table-cell office:value-type="float" office:value="10.1723887730515">
            <text:p>1.02E+001</text:p>
          </table:table-cell>
          <table:table-cell office:value-type="float" office:value="13.0827079166294">
            <text:p>1.31E+001</text:p>
          </table:table-cell>
          <table:table-cell office:value-type="float" office:value="17.1442254995568">
            <text:p>1.71E+001</text:p>
          </table:table-cell>
          <table:table-cell office:value-type="float" office:value="17.3105090297385">
            <text:p>1.73E+001</text:p>
          </table:table-cell>
          <table:table-cell office:value-type="float" office:value="23.4699912460954">
            <text:p>2.35E+001</text:p>
          </table:table-cell>
          <table:table-cell/>
          <table:table-cell table:formula="of:=2*[.A14]/PI()" office:value-type="float" office:value="0.300000000000975">
            <text:p>0.3000</text:p>
          </table:table-cell>
          <table:table-cell table:formula="of:=SQRT([.C14])" office:value-type="float" office:value="0.257408461456033">
            <text:p>0.2574</text:p>
          </table:table-cell>
          <table:table-cell table:formula="of:=SQRT([.D14])" office:value-type="float" office:value="0.941774094279781">
            <text:p>0.9418</text:p>
          </table:table-cell>
          <table:table-cell table:formula="of:=SQRT([.E14])" office:value-type="float" office:value="2.64723460381541">
            <text:p>2.6472</text:p>
          </table:table-cell>
          <table:table-cell table:formula="of:=SQRT([.F14])" office:value-type="float" office:value="3.18789071832336">
            <text:p>3.1879</text:p>
          </table:table-cell>
          <table:table-cell table:formula="of:=SQRT([.G14])" office:value-type="float" office:value="3.18941824994018">
            <text:p>3.1894</text:p>
          </table:table-cell>
          <table:table-cell table:formula="of:=SQRT([.H14])" office:value-type="float" office:value="3.61700261496026">
            <text:p>3.6170</text:p>
          </table:table-cell>
          <table:table-cell table:formula="of:=SQRT([.I14])" office:value-type="float" office:value="4.14055859752725">
            <text:p>4.1406</text:p>
          </table:table-cell>
          <table:table-cell table:formula="of:=SQRT([.J14])" office:value-type="float" office:value="4.16058998577587">
            <text:p>4.1606</text:p>
          </table:table-cell>
          <table:table-cell table:formula="of:=SQRT([.K14])" office:value-type="float" office:value="4.84458370204246">
            <text:p>4.8446</text:p>
          </table:table-cell>
          <table:table-cell table:formula="of:=[.$B$44]*[.A14]" office:value-type="float" office:value="0.94247779608">
            <text:p>0.9425</text:p>
          </table:table-cell>
          <table:table-cell table:formula="of:=[.$B$45]*[.A14]" office:value-type="float" office:value="0.47123889804">
            <text:p>0.4712</text:p>
          </table:table-cell>
          <table:table-cell table:style-name="ce1"/>
        </table:table-row>
        <table:table-row table:style-name="ro1">
          <table:table-cell office:value-type="float" office:value="0.51050880621">
            <text:p>0.5105</text:p>
          </table:table-cell>
          <table:table-cell office:value-type="float" office:value="0">
            <text:p>0.00E+000</text:p>
          </table:table-cell>
          <table:table-cell office:value-type="float" office:value="0.104656232573003">
            <text:p>1.05E-001</text:p>
          </table:table-cell>
          <table:table-cell office:value-type="float" office:value="1.04092248702902">
            <text:p>1.04E+000</text:p>
          </table:table-cell>
          <table:table-cell office:value-type="float" office:value="6.79787782281658">
            <text:p>6.80E+000</text:p>
          </table:table-cell>
          <table:table-cell office:value-type="float" office:value="10.2006527701225">
            <text:p>1.02E+001</text:p>
          </table:table-cell>
          <table:table-cell office:value-type="float" office:value="10.2120505567678">
            <text:p>1.02E+001</text:p>
          </table:table-cell>
          <table:table-cell office:value-type="float" office:value="13.377105479598">
            <text:p>1.34E+001</text:p>
          </table:table-cell>
          <table:table-cell office:value-type="float" office:value="16.9307551770381">
            <text:p>1.69E+001</text:p>
          </table:table-cell>
          <table:table-cell office:value-type="float" office:value="17.0923946523701">
            <text:p>1.71E+001</text:p>
          </table:table-cell>
          <table:table-cell office:value-type="float" office:value="23.7838258939251">
            <text:p>2.38E+001</text:p>
          </table:table-cell>
          <table:table-cell/>
          <table:table-cell table:formula="of:=2*[.A15]/PI()" office:value-type="float" office:value="0.325000000001056">
            <text:p>0.3250</text:p>
          </table:table-cell>
          <table:table-cell table:formula="of:=SQRT([.C15])" office:value-type="float" office:value="0.323506155386575">
            <text:p>0.3235</text:p>
          </table:table-cell>
          <table:table-cell table:formula="of:=SQRT([.D15])" office:value-type="float" office:value="1.02025608894484">
            <text:p>1.0203</text:p>
          </table:table-cell>
          <table:table-cell table:formula="of:=SQRT([.E15])" office:value-type="float" office:value="2.60727402142862">
            <text:p>2.6073</text:p>
          </table:table-cell>
          <table:table-cell table:formula="of:=SQRT([.F15])" office:value-type="float" office:value="3.19384607802606">
            <text:p>3.1938</text:p>
          </table:table-cell>
          <table:table-cell table:formula="of:=SQRT([.G15])" office:value-type="float" office:value="3.19562991548893">
            <text:p>3.1956</text:p>
          </table:table-cell>
          <table:table-cell table:formula="of:=SQRT([.H15])" office:value-type="float" office:value="3.65747255349893">
            <text:p>3.6575</text:p>
          </table:table-cell>
          <table:table-cell table:formula="of:=SQRT([.I15])" office:value-type="float" office:value="4.11469988906094">
            <text:p>4.1147</text:p>
          </table:table-cell>
          <table:table-cell table:formula="of:=SQRT([.J15])" office:value-type="float" office:value="4.13429494017663">
            <text:p>4.1343</text:p>
          </table:table-cell>
          <table:table-cell table:formula="of:=SQRT([.K15])" office:value-type="float" office:value="4.87686640107407">
            <text:p>4.8769</text:p>
          </table:table-cell>
          <table:table-cell table:formula="of:=[.$B$44]*[.A15]" office:value-type="float" office:value="1.02101761242">
            <text:p>1.0210</text:p>
          </table:table-cell>
          <table:table-cell table:formula="of:=[.$B$45]*[.A15]" office:value-type="float" office:value="0.51050880621">
            <text:p>0.5105</text:p>
          </table:table-cell>
          <table:table-cell table:style-name="ce1"/>
        </table:table-row>
        <table:table-row table:style-name="ro1">
          <table:table-cell office:value-type="float" office:value="0.54977871438">
            <text:p>0.5498</text:p>
          </table:table-cell>
          <table:table-cell office:value-type="float" office:value="0">
            <text:p>0.00E+000</text:p>
          </table:table-cell>
          <table:table-cell office:value-type="float" office:value="0.146121086240498">
            <text:p>1.46E-001</text:p>
          </table:table-cell>
          <table:table-cell office:value-type="float" office:value="1.20722615528979">
            <text:p>1.21E+000</text:p>
          </table:table-cell>
          <table:table-cell office:value-type="float" office:value="6.59108680246171">
            <text:p>6.59E+000</text:p>
          </table:table-cell>
          <table:table-cell office:value-type="float" office:value="10.2417066603123">
            <text:p>1.02E+001</text:p>
          </table:table-cell>
          <table:table-cell office:value-type="float" office:value="10.2548805830564">
            <text:p>1.03E+001</text:p>
          </table:table-cell>
          <table:table-cell office:value-type="float" office:value="13.6747680597449">
            <text:p>1.37E+001</text:p>
          </table:table-cell>
          <table:table-cell office:value-type="float" office:value="16.7212165586234">
            <text:p>1.67E+001</text:p>
          </table:table-cell>
          <table:table-cell office:value-type="float" office:value="16.877799627517">
            <text:p>1.69E+001</text:p>
          </table:table-cell>
          <table:table-cell office:value-type="float" office:value="24.1021870492188">
            <text:p>2.41E+001</text:p>
          </table:table-cell>
          <table:table-cell/>
          <table:table-cell table:formula="of:=2*[.A16]/PI()" office:value-type="float" office:value="0.350000000001137">
            <text:p>0.3500</text:p>
          </table:table-cell>
          <table:table-cell table:formula="of:=SQRT([.C16])" office:value-type="float" office:value="0.382257879239262">
            <text:p>0.3823</text:p>
          </table:table-cell>
          <table:table-cell table:formula="of:=SQRT([.D16])" office:value-type="float" office:value="1.09873843806877">
            <text:p>1.0987</text:p>
          </table:table-cell>
          <table:table-cell table:formula="of:=SQRT([.E16])" office:value-type="float" office:value="2.567311200938">
            <text:p>2.5673</text:p>
          </table:table-cell>
          <table:table-cell table:formula="of:=SQRT([.F16])" office:value-type="float" office:value="3.2002666545637">
            <text:p>3.2003</text:p>
          </table:table-cell>
          <table:table-cell table:formula="of:=SQRT([.G16])" office:value-type="float" office:value="3.20232424702065">
            <text:p>3.2023</text:p>
          </table:table-cell>
          <table:table-cell table:formula="of:=SQRT([.H16])" office:value-type="float" office:value="3.69794105682403">
            <text:p>3.6979</text:p>
          </table:table-cell>
          <table:table-cell table:formula="of:=SQRT([.I16])" office:value-type="float" office:value="4.08915841691458">
            <text:p>4.0892</text:p>
          </table:table-cell>
          <table:table-cell table:formula="of:=SQRT([.J16])" office:value-type="float" office:value="4.10825992696628">
            <text:p>4.1083</text:p>
          </table:table-cell>
          <table:table-cell table:formula="of:=SQRT([.K16])" office:value-type="float" office:value="4.90939782959364">
            <text:p>4.9094</text:p>
          </table:table-cell>
          <table:table-cell table:formula="of:=[.$B$44]*[.A16]" office:value-type="float" office:value="1.09955742876">
            <text:p>1.0996</text:p>
          </table:table-cell>
          <table:table-cell table:formula="of:=[.$B$45]*[.A16]" office:value-type="float" office:value="0.54977871438">
            <text:p>0.5498</text:p>
          </table:table-cell>
          <table:table-cell table:style-name="ce1"/>
        </table:table-row>
        <table:table-row table:style-name="ro1">
          <table:table-cell office:value-type="float" office:value="0.58904862255">
            <text:p>0.5890</text:p>
          </table:table-cell>
          <table:table-cell office:value-type="float" office:value="0">
            <text:p>0.00E+000</text:p>
          </table:table-cell>
          <table:table-cell office:value-type="float" office:value="0.190652516571621">
            <text:p>1.91E-001</text:p>
          </table:table-cell>
          <table:table-cell office:value-type="float" office:value="1.38584982244615">
            <text:p>1.39E+000</text:p>
          </table:table-cell>
          <table:table-cell office:value-type="float" office:value="6.38748784002411">
            <text:p>6.39E+000</text:p>
          </table:table-cell>
          <table:table-cell office:value-type="float" office:value="10.2858106671595">
            <text:p>1.03E+001</text:p>
          </table:table-cell>
          <table:table-cell office:value-type="float" office:value="10.3008779688757">
            <text:p>1.03E+001</text:p>
          </table:table-cell>
          <table:table-cell office:value-type="float" office:value="13.9754254250226">
            <text:p>1.40E+001</text:p>
          </table:table-cell>
          <table:table-cell office:value-type="float" office:value="16.515876827637">
            <text:p>1.65E+001</text:p>
          </table:table-cell>
          <table:table-cell office:value-type="float" office:value="16.6667037680197">
            <text:p>1.67E+001</text:p>
          </table:table-cell>
          <table:table-cell office:value-type="float" office:value="24.4250841331992">
            <text:p>2.44E+001</text:p>
          </table:table-cell>
          <table:table-cell/>
          <table:table-cell table:formula="of:=2*[.A17]/PI()" office:value-type="float" office:value="0.375000000001218">
            <text:p>0.3750</text:p>
          </table:table-cell>
          <table:table-cell table:formula="of:=SQRT([.C17])" office:value-type="float" office:value="0.436637740663379">
            <text:p>0.4366</text:p>
          </table:table-cell>
          <table:table-cell table:formula="of:=SQRT([.D17])" office:value-type="float" office:value="1.17722122918598">
            <text:p>1.1772</text:p>
          </table:table-cell>
          <table:table-cell table:formula="of:=SQRT([.E17])" office:value-type="float" office:value="2.52734798554218">
            <text:p>2.5273</text:p>
          </table:table-cell>
          <table:table-cell table:formula="of:=SQRT([.F17])" office:value-type="float" office:value="3.20714992901167">
            <text:p>3.2071</text:p>
          </table:table-cell>
          <table:table-cell table:formula="of:=SQRT([.G17])" office:value-type="float" office:value="3.2094980867537">
            <text:p>3.2095</text:p>
          </table:table-cell>
          <table:table-cell table:formula="of:=SQRT([.H17])" office:value-type="float" office:value="3.7383720287075">
            <text:p>3.7384</text:p>
          </table:table-cell>
          <table:table-cell table:formula="of:=SQRT([.I17])" office:value-type="float" office:value="4.06397303480682">
            <text:p>4.0640</text:p>
          </table:table-cell>
          <table:table-cell table:formula="of:=SQRT([.J17])" office:value-type="float" office:value="4.08248744860529">
            <text:p>4.0825</text:p>
          </table:table-cell>
          <table:table-cell table:formula="of:=SQRT([.K17])" office:value-type="float" office:value="4.94217402902804">
            <text:p>4.9422</text:p>
          </table:table-cell>
          <table:table-cell table:formula="of:=[.$B$44]*[.A17]" office:value-type="float" office:value="1.1780972451">
            <text:p>1.1781</text:p>
          </table:table-cell>
          <table:table-cell table:formula="of:=[.$B$45]*[.A17]" office:value-type="float" office:value="0.58904862255">
            <text:p>0.5890</text:p>
          </table:table-cell>
          <table:table-cell table:style-name="ce1"/>
        </table:table-row>
        <table:table-row table:style-name="ro1">
          <table:table-cell office:value-type="float" office:value="0.62831853072">
            <text:p>0.6283</text:p>
          </table:table-cell>
          <table:table-cell office:value-type="float" office:value="0">
            <text:p>0.00E+000</text:p>
          </table:table-cell>
          <table:table-cell office:value-type="float" office:value="0.238249136542533">
            <text:p>2.38E-001</text:p>
          </table:table-cell>
          <table:table-cell office:value-type="float" office:value="1.57679394982601">
            <text:p>1.58E+000</text:p>
          </table:table-cell>
          <table:table-cell office:value-type="float" office:value="6.18708702962401">
            <text:p>6.19E+000</text:p>
          </table:table-cell>
          <table:table-cell office:value-type="float" office:value="10.3329666560509">
            <text:p>1.03E+001</text:p>
          </table:table-cell>
          <table:table-cell office:value-type="float" office:value="10.3500418373071">
            <text:p>1.04E+001</text:p>
          </table:table-cell>
          <table:table-cell office:value-type="float" office:value="14.278542541862">
            <text:p>1.43E+001</text:p>
          </table:table-cell>
          <table:table-cell office:value-type="float" office:value="16.3152678829551">
            <text:p>1.63E+001</text:p>
          </table:table-cell>
          <table:table-cell office:value-type="float" office:value="16.4590884844308">
            <text:p>1.65E+001</text:p>
          </table:table-cell>
          <table:table-cell office:value-type="float" office:value="24.752523233975">
            <text:p>2.48E+001</text:p>
          </table:table-cell>
          <table:table-cell/>
          <table:table-cell table:formula="of:=2*[.A18]/PI()" office:value-type="float" office:value="0.4000000000013">
            <text:p>0.4000</text:p>
          </table:table-cell>
          <table:table-cell table:formula="of:=SQRT([.C18])" office:value-type="float" office:value="0.488107709980628">
            <text:p>0.4881</text:p>
          </table:table-cell>
          <table:table-cell table:formula="of:=SQRT([.D18])" office:value-type="float" office:value="1.25570456311427">
            <text:p>1.2557</text:p>
          </table:table-cell>
          <table:table-cell table:formula="of:=SQRT([.E18])" office:value-type="float" office:value="2.48738558121253">
            <text:p>2.4874</text:p>
          </table:table-cell>
          <table:table-cell table:formula="of:=SQRT([.F18])" office:value-type="float" office:value="3.21449321916393">
            <text:p>3.2145</text:p>
          </table:table-cell>
          <table:table-cell table:formula="of:=SQRT([.G18])" office:value-type="float" office:value="3.21714809067086">
            <text:p>3.2171</text:p>
          </table:table-cell>
          <table:table-cell table:formula="of:=SQRT([.H18])" office:value-type="float" office:value="3.77869587845622">
            <text:p>3.7787</text:p>
          </table:table-cell>
          <table:table-cell table:formula="of:=SQRT([.I18])" office:value-type="float" office:value="4.03921624612437">
            <text:p>4.0392</text:p>
          </table:table-cell>
          <table:table-cell table:formula="of:=SQRT([.J18])" office:value-type="float" office:value="4.05698021740689">
            <text:p>4.0570</text:p>
          </table:table-cell>
          <table:table-cell table:formula="of:=SQRT([.K18])" office:value-type="float" office:value="4.97519077362617">
            <text:p>4.9752</text:p>
          </table:table-cell>
          <table:table-cell table:formula="of:=[.$B$44]*[.A18]" office:value-type="float" office:value="1.25663706144">
            <text:p>1.2566</text:p>
          </table:table-cell>
          <table:table-cell table:formula="of:=[.$B$45]*[.A18]" office:value-type="float" office:value="0.62831853072">
            <text:p>0.6283</text:p>
          </table:table-cell>
          <table:table-cell table:style-name="ce1"/>
        </table:table-row>
        <table:table-row table:style-name="ro1">
          <table:table-cell office:value-type="float" office:value="0.66758843889">
            <text:p>0.6676</text:p>
          </table:table-cell>
          <table:table-cell office:value-type="float" office:value="0">
            <text:p>0.00E+000</text:p>
          </table:table-cell>
          <table:table-cell office:value-type="float" office:value="0.288909285597369">
            <text:p>2.89E-001</text:p>
          </table:table-cell>
          <table:table-cell office:value-type="float" office:value="1.7800590996859">
            <text:p>1.78E+000</text:p>
          </table:table-cell>
          <table:table-cell office:value-type="float" office:value="5.98988801694171">
            <text:p>5.99E+000</text:p>
          </table:table-cell>
          <table:table-cell office:value-type="float" office:value="10.3831765819842">
            <text:p>1.04E+001</text:p>
          </table:table-cell>
          <table:table-cell office:value-type="float" office:value="10.4023713311511">
            <text:p>1.04E+001</text:p>
          </table:table-cell>
          <table:table-cell office:value-type="float" office:value="14.5828821516453">
            <text:p>1.46E+001</text:p>
          </table:table-cell>
          <table:table-cell office:value-type="float" office:value="16.1206222443897">
            <text:p>1.61E+001</text:p>
          </table:table-cell>
          <table:table-cell office:value-type="float" office:value="16.2549383298411">
            <text:p>1.63E+001</text:p>
          </table:table-cell>
          <table:table-cell office:value-type="float" office:value="24.5198915844064">
            <text:p>2.45E+001</text:p>
          </table:table-cell>
          <table:table-cell/>
          <table:table-cell table:formula="of:=2*[.A19]/PI()" office:value-type="float" office:value="0.425000000001381">
            <text:p>0.4250</text:p>
          </table:table-cell>
          <table:table-cell table:formula="of:=SQRT([.C19])" office:value-type="float" office:value="0.537502823804088">
            <text:p>0.5375</text:p>
          </table:table-cell>
          <table:table-cell table:formula="of:=SQRT([.D19])" office:value-type="float" office:value="1.33418855477249">
            <text:p>1.3342</text:p>
          </table:table-cell>
          <table:table-cell table:formula="of:=SQRT([.E19])" office:value-type="float" office:value="2.44742477247856">
            <text:p>2.4474</text:p>
          </table:table-cell>
          <table:table-cell table:formula="of:=SQRT([.F19])" office:value-type="float" office:value="3.22229368338521">
            <text:p>3.2223</text:p>
          </table:table-cell>
          <table:table-cell table:formula="of:=SQRT([.G19])" office:value-type="float" office:value="3.2252707376515">
            <text:p>3.2253</text:p>
          </table:table-cell>
          <table:table-cell table:formula="of:=SQRT([.H19])" office:value-type="float" office:value="3.81875400512331">
            <text:p>3.8188</text:p>
          </table:table-cell>
          <table:table-cell table:formula="of:=SQRT([.I19])" office:value-type="float" office:value="4.01504946973132">
            <text:p>4.0150</text:p>
          </table:table-cell>
          <table:table-cell table:formula="of:=SQRT([.J19])" office:value-type="float" office:value="4.03174135205138">
            <text:p>4.0317</text:p>
          </table:table-cell>
          <table:table-cell table:formula="of:=SQRT([.K19])" office:value-type="float" office:value="4.95175641408242">
            <text:p>4.9518</text:p>
          </table:table-cell>
          <table:table-cell table:formula="of:=[.$B$44]*[.A19]" office:value-type="float" office:value="1.33517687778">
            <text:p>1.3352</text:p>
          </table:table-cell>
          <table:table-cell table:formula="of:=[.$B$45]*[.A19]" office:value-type="float" office:value="0.66758843889">
            <text:p>0.6676</text:p>
          </table:table-cell>
          <table:table-cell table:style-name="ce1"/>
        </table:table-row>
        <table:table-row table:style-name="ro1">
          <table:table-cell office:value-type="float" office:value="0.70685834706">
            <text:p>0.7069</text:p>
          </table:table-cell>
          <table:table-cell office:value-type="float" office:value="0">
            <text:p>0.00E+000</text:p>
          </table:table-cell>
          <table:table-cell office:value-type="float" office:value="0.342630967671946">
            <text:p>3.43E-001</text:p>
          </table:table-cell>
          <table:table-cell office:value-type="float" office:value="1.99564594884653">
            <text:p>2.00E+000</text:p>
          </table:table-cell>
          <table:table-cell office:value-type="float" office:value="5.79589290510328">
            <text:p>5.80E+000</text:p>
          </table:table-cell>
          <table:table-cell office:value-type="float" office:value="10.436442475652">
            <text:p>1.04E+001</text:p>
          </table:table-cell>
          <table:table-cell office:value-type="float" office:value="10.4578656270671">
            <text:p>1.05E+001</text:p>
          </table:table-cell>
          <table:table-cell office:value-type="float" office:value="14.8848604476849">
            <text:p>1.49E+001</text:p>
          </table:table-cell>
          <table:table-cell office:value-type="float" office:value="15.9355104332547">
            <text:p>1.59E+001</text:p>
          </table:table-cell>
          <table:table-cell office:value-type="float" office:value="16.05424791783">
            <text:p>1.61E+001</text:p>
          </table:table-cell>
          <table:table-cell office:value-type="float" office:value="23.7433809220343">
            <text:p>2.37E+001</text:p>
          </table:table-cell>
          <table:table-cell/>
          <table:table-cell table:formula="of:=2*[.A20]/PI()" office:value-type="float" office:value="0.450000000001462">
            <text:p>0.4500</text:p>
          </table:table-cell>
          <table:table-cell table:formula="of:=SQRT([.C20])" office:value-type="float" office:value="0.585346878074827">
            <text:p>0.5853</text:p>
          </table:table-cell>
          <table:table-cell table:formula="of:=SQRT([.D20])" office:value-type="float" office:value="1.41267333408914">
            <text:p>1.4127</text:p>
          </table:table-cell>
          <table:table-cell table:formula="of:=SQRT([.E20])" office:value-type="float" office:value="2.40746607558721">
            <text:p>2.4075</text:p>
          </table:table-cell>
          <table:table-cell table:formula="of:=SQRT([.F20])" office:value-type="float" office:value="3.23054832430223">
            <text:p>3.2305</text:p>
          </table:table-cell>
          <table:table-cell table:formula="of:=SQRT([.G20])" office:value-type="float" office:value="3.23386233891722">
            <text:p>3.2339</text:p>
          </table:table-cell>
          <table:table-cell table:formula="of:=SQRT([.H20])" office:value-type="float" office:value="3.85809025914181">
            <text:p>3.8581</text:p>
          </table:table-cell>
          <table:table-cell table:formula="of:=SQRT([.I20])" office:value-type="float" office:value="3.99193066488568">
            <text:p>3.9919</text:p>
          </table:table-cell>
          <table:table-cell table:formula="of:=SQRT([.J20])" office:value-type="float" office:value="4.00677525172426">
            <text:p>4.0068</text:p>
          </table:table-cell>
          <table:table-cell table:formula="of:=SQRT([.K20])" office:value-type="float" office:value="4.87271802201137">
            <text:p>4.8727</text:p>
          </table:table-cell>
          <table:table-cell table:formula="of:=[.$B$44]*[.A20]" office:value-type="float" office:value="1.41371669412">
            <text:p>1.4137</text:p>
          </table:table-cell>
          <table:table-cell table:formula="of:=[.$B$45]*[.A20]" office:value-type="float" office:value="0.70685834706">
            <text:p>0.7069</text:p>
          </table:table-cell>
          <table:table-cell table:style-name="ce1"/>
        </table:table-row>
        <table:table-row table:style-name="ro1">
          <table:table-cell office:value-type="float" office:value="0.74612825523">
            <text:p>0.7461</text:p>
          </table:table-cell>
          <table:table-cell office:value-type="float" office:value="0">
            <text:p>0.00E+000</text:p>
          </table:table-cell>
          <table:table-cell office:value-type="float" office:value="0.399411770537478">
            <text:p>3.99E-001</text:p>
          </table:table-cell>
          <table:table-cell office:value-type="float" office:value="2.2235553031021">
            <text:p>2.22E+000</text:p>
          </table:table-cell>
          <table:table-cell office:value-type="float" office:value="5.60510291473365">
            <text:p>5.61E+000</text:p>
          </table:table-cell>
          <table:table-cell office:value-type="float" office:value="10.4927664249968">
            <text:p>1.05E+001</text:p>
          </table:table-cell>
          <table:table-cell office:value-type="float" office:value="10.5165239503011">
            <text:p>1.05E+001</text:p>
          </table:table-cell>
          <table:table-cell office:value-type="float" office:value="15.1693693315704">
            <text:p>1.52E+001</text:p>
          </table:table-cell>
          <table:table-cell office:value-type="float" office:value="15.7749531384508">
            <text:p>1.58E+001</text:p>
          </table:table-cell>
          <table:table-cell office:value-type="float" office:value="15.8570874392692">
            <text:p>1.59E+001</text:p>
          </table:table-cell>
          <table:table-cell office:value-type="float" office:value="22.9796826810186">
            <text:p>2.30E+001</text:p>
          </table:table-cell>
          <table:table-cell/>
          <table:table-cell table:formula="of:=2*[.A21]/PI()" office:value-type="float" office:value="0.475000000001543">
            <text:p>0.4750</text:p>
          </table:table-cell>
          <table:table-cell table:formula="of:=SQRT([.C21])" office:value-type="float" office:value="0.631990324718249">
            <text:p>0.6320</text:p>
          </table:table-cell>
          <table:table-cell table:formula="of:=SQRT([.D21])" office:value-type="float" office:value="1.49115904688336">
            <text:p>1.4912</text:p>
          </table:table-cell>
          <table:table-cell table:formula="of:=SQRT([.E21])" office:value-type="float" office:value="2.36750985525586">
            <text:p>2.3675</text:p>
          </table:table-cell>
          <table:table-cell table:formula="of:=SQRT([.F21])" office:value-type="float" office:value="3.23925399204767">
            <text:p>3.2393</text:p>
          </table:table-cell>
          <table:table-cell table:formula="of:=SQRT([.G21])" office:value-type="float" office:value="3.24291904775638">
            <text:p>3.2429</text:p>
          </table:table-cell>
          <table:table-cell table:formula="of:=SQRT([.H21])" office:value-type="float" office:value="3.89478745653346">
            <text:p>3.8948</text:p>
          </table:table-cell>
          <table:table-cell table:formula="of:=SQRT([.I21])" office:value-type="float" office:value="3.97176952232261">
            <text:p>3.9718</text:p>
          </table:table-cell>
          <table:table-cell table:formula="of:=SQRT([.J21])" office:value-type="float" office:value="3.9820958601306">
            <text:p>3.9821</text:p>
          </table:table-cell>
          <table:table-cell table:formula="of:=SQRT([.K21])" office:value-type="float" office:value="4.79371282838455">
            <text:p>4.7937</text:p>
          </table:table-cell>
          <table:table-cell table:formula="of:=[.$B$44]*[.A21]" office:value-type="float" office:value="1.49225651046">
            <text:p>1.4923</text:p>
          </table:table-cell>
          <table:table-cell table:formula="of:=[.$B$45]*[.A21]" office:value-type="float" office:value="0.74612825523">
            <text:p>0.7461</text:p>
          </table:table-cell>
          <table:table-cell table:style-name="ce1"/>
        </table:table-row>
        <table:table-row table:style-name="ro1">
          <table:table-cell office:value-type="float" office:value="0.7853981634">
            <text:p>0.7854</text:p>
          </table:table-cell>
          <table:table-cell office:value-type="float" office:value="0">
            <text:p>0.00E+000</text:p>
          </table:table-cell>
          <table:table-cell office:value-type="float" office:value="0.459248758661529">
            <text:p>4.59E-001</text:p>
          </table:table-cell>
          <table:table-cell office:value-type="float" office:value="2.46378811212628">
            <text:p>2.46E+000</text:p>
          </table:table-cell>
          <table:table-cell office:value-type="float" office:value="5.41751889586595">
            <text:p>5.42E+000</text:p>
          </table:table-cell>
          <table:table-cell office:value-type="float" office:value="10.5521505508553">
            <text:p>1.06E+001</text:p>
          </table:table-cell>
          <table:table-cell office:value-type="float" office:value="10.5783455890969">
            <text:p>1.06E+001</text:p>
          </table:table-cell>
          <table:table-cell office:value-type="float" office:value="15.3413009554596">
            <text:p>1.53E+001</text:p>
          </table:table-cell>
          <table:table-cell office:value-type="float" office:value="15.6623357155433">
            <text:p>1.57E+001</text:p>
          </table:table-cell>
          <table:table-cell office:value-type="float" office:value="15.7351635240877">
            <text:p>1.57E+001</text:p>
          </table:table-cell>
          <table:table-cell office:value-type="float" office:value="22.2287675833653">
            <text:p>2.22E+001</text:p>
          </table:table-cell>
          <table:table-cell/>
          <table:table-cell table:formula="of:=2*[.A22]/PI()" office:value-type="float" office:value="0.500000000001624">
            <text:p>0.5000</text:p>
          </table:table-cell>
          <table:table-cell table:formula="of:=SQRT([.C22])" office:value-type="float" office:value="0.677678949548774">
            <text:p>0.6777</text:p>
          </table:table-cell>
          <table:table-cell table:formula="of:=SQRT([.D22])" office:value-type="float" office:value="1.56964585563951">
            <text:p>1.5696</text:p>
          </table:table-cell>
          <table:table-cell table:formula="of:=SQRT([.E22])" office:value-type="float" office:value="2.3275564216289">
            <text:p>2.3276</text:p>
          </table:table-cell>
          <table:table-cell table:formula="of:=SQRT([.F22])" office:value-type="float" office:value="3.24840738683671">
            <text:p>3.2484</text:p>
          </table:table-cell>
          <table:table-cell table:formula="of:=SQRT([.G22])" office:value-type="float" office:value="3.25243686934841">
            <text:p>3.2524</text:p>
          </table:table-cell>
          <table:table-cell table:formula="of:=SQRT([.H22])" office:value-type="float" office:value="3.91679728291618">
            <text:p>3.9168</text:p>
          </table:table-cell>
          <table:table-cell table:formula="of:=SQRT([.I22])" office:value-type="float" office:value="3.95756689337569">
            <text:p>3.9576</text:p>
          </table:table-cell>
          <table:table-cell table:formula="of:=SQRT([.J22])" office:value-type="float" office:value="3.96675730592227">
            <text:p>3.9668</text:p>
          </table:table-cell>
          <table:table-cell table:formula="of:=SQRT([.K22])" office:value-type="float" office:value="4.71473939718467">
            <text:p>4.7147</text:p>
          </table:table-cell>
          <table:table-cell table:formula="of:=[.$B$44]*[.A22]" office:value-type="float" office:value="1.5707963268">
            <text:p>1.5708</text:p>
          </table:table-cell>
          <table:table-cell table:formula="of:=[.$B$45]*[.A22]" office:value-type="float" office:value="0.7853981634">
            <text:p>0.7854</text:p>
          </table:table-cell>
          <table:table-cell table:style-name="ce1"/>
        </table:table-row>
        <table:table-row table:style-name="ro1">
          <table:table-cell office:value-type="float" office:value="0.82466807157">
            <text:p>0.8247</text:p>
          </table:table-cell>
          <table:table-cell office:value-type="float" office:value="0">
            <text:p>0.00E+000</text:p>
          </table:table-cell>
          <table:table-cell office:value-type="float" office:value="0.522138332087523">
            <text:p>5.22E-001</text:p>
          </table:table-cell>
          <table:table-cell office:value-type="float" office:value="2.71634548560805">
            <text:p>2.72E+000</text:p>
          </table:table-cell>
          <table:table-cell office:value-type="float" office:value="5.23314175939268">
            <text:p>5.23E+000</text:p>
          </table:table-cell>
          <table:table-cell office:value-type="float" office:value="10.6145969750134">
            <text:p>1.06E+001</text:p>
          </table:table-cell>
          <table:table-cell office:value-type="float" office:value="10.6433299098545">
            <text:p>1.06E+001</text:p>
          </table:table-cell>
          <table:table-cell office:value-type="float" office:value="15.2650859185982">
            <text:p>1.53E+001</text:p>
          </table:table-cell>
          <table:table-cell office:value-type="float" office:value="15.4722791379683">
            <text:p>1.55E+001</text:p>
          </table:table-cell>
          <table:table-cell office:value-type="float" office:value="15.9494099633893">
            <text:p>1.59E+001</text:p>
          </table:table-cell>
          <table:table-cell office:value-type="float" office:value="21.4906075960285">
            <text:p>2.15E+001</text:p>
          </table:table-cell>
          <table:table-cell/>
          <table:table-cell table:formula="of:=2*[.A23]/PI()" office:value-type="float" office:value="0.525000000001706">
            <text:p>0.5250</text:p>
          </table:table-cell>
          <table:table-cell table:formula="of:=SQRT([.C23])" office:value-type="float" office:value="0.722591400507592">
            <text:p>0.7226</text:p>
          </table:table-cell>
          <table:table-cell table:formula="of:=SQRT([.D23])" office:value-type="float" office:value="1.64813394043325">
            <text:p>1.6481</text:p>
          </table:table-cell>
          <table:table-cell table:formula="of:=SQRT([.E23])" office:value-type="float" office:value="2.28760611981011">
            <text:p>2.2876</text:p>
          </table:table-cell>
          <table:table-cell table:formula="of:=SQRT([.F23])" office:value-type="float" office:value="3.25800506061814">
            <text:p>3.2580</text:p>
          </table:table-cell>
          <table:table-cell table:formula="of:=SQRT([.G23])" office:value-type="float" office:value="3.26241167081264">
            <text:p>3.2624</text:p>
          </table:table-cell>
          <table:table-cell table:formula="of:=SQRT([.H23])" office:value-type="float" office:value="3.90705591444482">
            <text:p>3.9071</text:p>
          </table:table-cell>
          <table:table-cell table:formula="of:=SQRT([.I23])" office:value-type="float" office:value="3.93348180852133">
            <text:p>3.9335</text:p>
          </table:table-cell>
          <table:table-cell table:formula="of:=SQRT([.J23])" office:value-type="float" office:value="3.99367123877133">
            <text:p>3.9937</text:p>
          </table:table-cell>
          <table:table-cell table:formula="of:=SQRT([.K23])" office:value-type="float" office:value="4.63579632814347">
            <text:p>4.6358</text:p>
          </table:table-cell>
          <table:table-cell table:formula="of:=[.$B$44]*[.A23]" office:value-type="float" office:value="1.64933614314">
            <text:p>1.6493</text:p>
          </table:table-cell>
          <table:table-cell table:formula="of:=[.$B$45]*[.A23]" office:value-type="float" office:value="0.82466807157">
            <text:p>0.8247</text:p>
          </table:table-cell>
          <table:table-cell/>
        </table:table-row>
        <table:table-row table:style-name="ro1">
          <table:table-cell office:value-type="float" office:value="0.86393797974">
            <text:p>0.8639</text:p>
          </table:table-cell>
          <table:table-cell office:value-type="float" office:value="0">
            <text:p>0.00E+000</text:p>
          </table:table-cell>
          <table:table-cell office:value-type="float" office:value="0.588076036664415">
            <text:p>5.88E-001</text:p>
          </table:table-cell>
          <table:table-cell office:value-type="float" office:value="2.98122870975677">
            <text:p>2.98E+000</text:p>
          </table:table-cell>
          <table:table-cell office:value-type="float" office:value="5.05197287694339">
            <text:p>5.05E+000</text:p>
          </table:table-cell>
          <table:table-cell office:value-type="float" office:value="10.6801077769177">
            <text:p>1.07E+001</text:p>
          </table:table-cell>
          <table:table-cell office:value-type="float" office:value="10.7114763719312">
            <text:p>1.07E+001</text:p>
          </table:table-cell>
          <table:table-cell office:value-type="float" office:value="15.1080395827641">
            <text:p>1.51E+001</text:p>
          </table:table-cell>
          <table:table-cell office:value-type="float" office:value="15.2851950076953">
            <text:p>1.53E+001</text:p>
          </table:table-cell>
          <table:table-cell office:value-type="float" office:value="16.2520862126015">
            <text:p>1.63E+001</text:p>
          </table:table-cell>
          <table:table-cell office:value-type="float" office:value="20.7651759018907">
            <text:p>2.08E+001</text:p>
          </table:table-cell>
          <table:table-cell/>
          <table:table-cell table:formula="of:=2*[.A24]/PI()" office:value-type="float" office:value="0.550000000001787">
            <text:p>0.5500</text:p>
          </table:table-cell>
          <table:table-cell table:formula="of:=SQRT([.C24])" office:value-type="float" office:value="0.766861158661993">
            <text:p>0.7669</text:p>
          </table:table-cell>
          <table:table-cell table:formula="of:=SQRT([.D24])" office:value-type="float" office:value="1.72662349971173">
            <text:p>1.7266</text:p>
          </table:table-cell>
          <table:table-cell table:formula="of:=SQRT([.E24])" office:value-type="float" office:value="2.24765942191948">
            <text:p>2.2477</text:p>
          </table:table-cell>
          <table:table-cell table:formula="of:=SQRT([.F24])" office:value-type="float" office:value="3.26804341723266">
            <text:p>3.2680</text:p>
          </table:table-cell>
          <table:table-cell table:formula="of:=SQRT([.G24])" office:value-type="float" office:value="3.27283919127281">
            <text:p>3.2728</text:p>
          </table:table-cell>
          <table:table-cell table:formula="of:=SQRT([.H24])" office:value-type="float" office:value="3.88690617107798">
            <text:p>3.8869</text:p>
          </table:table-cell>
          <table:table-cell table:formula="of:=SQRT([.I24])" office:value-type="float" office:value="3.90962849995946">
            <text:p>3.9096</text:p>
          </table:table-cell>
          <table:table-cell table:formula="of:=SQRT([.J24])" office:value-type="float" office:value="4.03138762867099">
            <text:p>4.0314</text:p>
          </table:table-cell>
          <table:table-cell table:formula="of:=SQRT([.K24])" office:value-type="float" office:value="4.55688225675085">
            <text:p>4.5569</text:p>
          </table:table-cell>
          <table:table-cell table:formula="of:=[.$B$44]*[.A24]" office:value-type="float" office:value="1.72787595948">
            <text:p>1.7279</text:p>
          </table:table-cell>
          <table:table-cell table:formula="of:=[.$B$45]*[.A24]" office:value-type="float" office:value="0.86393797974">
            <text:p>0.8639</text:p>
          </table:table-cell>
          <table:table-cell/>
        </table:table-row>
        <table:table-row table:style-name="ro1">
          <table:table-cell office:value-type="float" office:value="0.90320788791">
            <text:p>0.9032</text:p>
          </table:table-cell>
          <table:table-cell office:value-type="float" office:value="0">
            <text:p>0.00E+000</text:p>
          </table:table-cell>
          <table:table-cell office:value-type="float" office:value="0.657056306969215">
            <text:p>6.57E-001</text:p>
          </table:table-cell>
          <table:table-cell office:value-type="float" office:value="3.2584392646687">
            <text:p>3.26E+000</text:p>
          </table:table-cell>
          <table:table-cell office:value-type="float" office:value="4.87401449405144">
            <text:p>4.87E+000</text:p>
          </table:table-cell>
          <table:table-cell office:value-type="float" office:value="10.7486849348076">
            <text:p>1.07E+001</text:p>
          </table:table-cell>
          <table:table-cell office:value-type="float" office:value="10.7827845422306">
            <text:p>1.08E+001</text:p>
          </table:table-cell>
          <table:table-cell office:value-type="float" office:value="14.9382981589007">
            <text:p>1.49E+001</text:p>
          </table:table-cell>
          <table:table-cell office:value-type="float" office:value="15.1014319048772">
            <text:p>1.51E+001</text:p>
          </table:table-cell>
          <table:table-cell office:value-type="float" office:value="16.5746947345413">
            <text:p>1.66E+001</text:p>
          </table:table-cell>
          <table:table-cell office:value-type="float" office:value="20.0524468706421">
            <text:p>2.01E+001</text:p>
          </table:table-cell>
          <table:table-cell/>
          <table:table-cell table:formula="of:=2*[.A25]/PI()" office:value-type="float" office:value="0.575000000001868">
            <text:p>0.5750</text:p>
          </table:table-cell>
          <table:table-cell table:formula="of:=SQRT([.C25])" office:value-type="float" office:value="0.810590097996031">
            <text:p>0.8106</text:p>
          </table:table-cell>
          <table:table-cell table:formula="of:=SQRT([.D25])" office:value-type="float" office:value="1.80511475110828">
            <text:p>1.8051</text:p>
          </table:table-cell>
          <table:table-cell table:formula="of:=SQRT([.E25])" office:value-type="float" office:value="2.20771703215141">
            <text:p>2.2077</text:p>
          </table:table-cell>
          <table:table-cell table:formula="of:=SQRT([.F25])" office:value-type="float" office:value="3.27851871045562">
            <text:p>3.2785</text:p>
          </table:table-cell>
          <table:table-cell table:formula="of:=SQRT([.G25])" office:value-type="float" office:value="3.28371505192375">
            <text:p>3.2837</text:p>
          </table:table-cell>
          <table:table-cell table:formula="of:=SQRT([.H25])" office:value-type="float" office:value="3.86500946427052">
            <text:p>3.8650</text:p>
          </table:table-cell>
          <table:table-cell table:formula="of:=SQRT([.I25])" office:value-type="float" office:value="3.88605608617236">
            <text:p>3.8861</text:p>
          </table:table-cell>
          <table:table-cell table:formula="of:=SQRT([.J25])" office:value-type="float" office:value="4.07120310652039">
            <text:p>4.0712</text:p>
          </table:table-cell>
          <table:table-cell table:formula="of:=SQRT([.K25])" office:value-type="float" office:value="4.47799585424575">
            <text:p>4.4780</text:p>
          </table:table-cell>
          <table:table-cell table:formula="of:=[.$B$44]*[.A25]" office:value-type="float" office:value="1.80641577582">
            <text:p>1.8064</text:p>
          </table:table-cell>
          <table:table-cell table:formula="of:=[.$B$45]*[.A25]" office:value-type="float" office:value="0.90320788791">
            <text:p>0.9032</text:p>
          </table:table-cell>
          <table:table-cell/>
        </table:table-row>
        <table:table-row table:style-name="ro1">
          <table:table-cell office:value-type="float" office:value="0.94247779608">
            <text:p>0.9425</text:p>
          </table:table-cell>
          <table:table-cell office:value-type="float" office:value="0">
            <text:p>0.00E+000</text:p>
          </table:table-cell>
          <table:table-cell office:value-type="float" office:value="0.729072111754348">
            <text:p>7.29E-001</text:p>
          </table:table-cell>
          <table:table-cell office:value-type="float" office:value="3.54797884248882">
            <text:p>3.55E+000</text:p>
          </table:table-cell>
          <table:table-cell office:value-type="float" office:value="4.69927020044951">
            <text:p>4.70E+000</text:p>
          </table:table-cell>
          <table:table-cell office:value-type="float" office:value="10.8203302443803">
            <text:p>1.08E+001</text:p>
          </table:table-cell>
          <table:table-cell office:value-type="float" office:value="10.8572541096237">
            <text:p>1.09E+001</text:p>
          </table:table-cell>
          <table:table-cell office:value-type="float" office:value="14.766891036279">
            <text:p>1.48E+001</text:p>
          </table:table-cell>
          <table:table-cell office:value-type="float" office:value="14.9210009865744">
            <text:p>1.49E+001</text:p>
          </table:table-cell>
          <table:table-cell office:value-type="float" office:value="16.9061827831611">
            <text:p>1.69E+001</text:p>
          </table:table-cell>
          <table:table-cell office:value-type="float" office:value="19.3523960296077">
            <text:p>1.94E+001</text:p>
          </table:table-cell>
          <table:table-cell/>
          <table:table-cell table:formula="of:=2*[.A26]/PI()" office:value-type="float" office:value="0.600000000001949">
            <text:p>0.6000</text:p>
          </table:table-cell>
          <table:table-cell table:formula="of:=SQRT([.C26])" office:value-type="float" office:value="0.853857196347462">
            <text:p>0.8539</text:p>
          </table:table-cell>
          <table:table-cell table:formula="of:=SQRT([.D26])" office:value-type="float" office:value="1.88360793226426">
            <text:p>1.8836</text:p>
          </table:table-cell>
          <table:table-cell table:formula="of:=SQRT([.E26])" office:value-type="float" office:value="2.16778001661827">
            <text:p>2.1678</text:p>
          </table:table-cell>
          <table:table-cell table:formula="of:=SQRT([.F26])" office:value-type="float" office:value="3.28942703892035">
            <text:p>3.2894</text:p>
          </table:table-cell>
          <table:table-cell table:formula="of:=SQRT([.G26])" office:value-type="float" office:value="3.29503476607209">
            <text:p>3.2950</text:p>
          </table:table-cell>
          <table:table-cell table:formula="of:=SQRT([.H26])" office:value-type="float" office:value="3.84277127035672">
            <text:p>3.8428</text:p>
          </table:table-cell>
          <table:table-cell table:formula="of:=SQRT([.I26])" office:value-type="float" office:value="3.86277115379288">
            <text:p>3.8628</text:p>
          </table:table-cell>
          <table:table-cell table:formula="of:=SQRT([.J26])" office:value-type="float" office:value="4.11171287703325">
            <text:p>4.1117</text:p>
          </table:table-cell>
          <table:table-cell table:formula="of:=SQRT([.K26])" office:value-type="float" office:value="4.39913582759247">
            <text:p>4.3991</text:p>
          </table:table-cell>
          <table:table-cell table:formula="of:=[.$B$44]*[.A26]" office:value-type="float" office:value="1.88495559216">
            <text:p>1.8850</text:p>
          </table:table-cell>
          <table:table-cell table:formula="of:=[.$B$45]*[.A26]" office:value-type="float" office:value="0.94247779608">
            <text:p>0.9425</text:p>
          </table:table-cell>
          <table:table-cell/>
        </table:table-row>
        <table:table-row table:style-name="ro1">
          <table:table-cell office:value-type="float" office:value="0.98174770425">
            <text:p>0.9817</text:p>
          </table:table-cell>
          <table:table-cell office:value-type="float" office:value="0">
            <text:p>0.00E+000</text:p>
          </table:table-cell>
          <table:table-cell office:value-type="float" office:value="0.804114458381062">
            <text:p>8.04E-001</text:p>
          </table:table-cell>
          <table:table-cell office:value-type="float" office:value="3.84984936587105">
            <text:p>3.85E+000</text:p>
          </table:table-cell>
          <table:table-cell office:value-type="float" office:value="4.52774551402221">
            <text:p>4.53E+000</text:p>
          </table:table-cell>
          <table:table-cell office:value-type="float" office:value="10.8950452042746">
            <text:p>1.09E+001</text:p>
          </table:table-cell>
          <table:table-cell office:value-type="float" office:value="10.9348848983782">
            <text:p>1.09E+001</text:p>
          </table:table-cell>
          <table:table-cell office:value-type="float" office:value="14.5966734373934">
            <text:p>1.46E+001</text:p>
          </table:table-cell>
          <table:table-cell office:value-type="float" office:value="14.7438949911156">
            <text:p>1.47E+001</text:p>
          </table:table-cell>
          <table:table-cell office:value-type="float" office:value="17.2436903612255">
            <text:p>1.72E+001</text:p>
          </table:table-cell>
          <table:table-cell office:value-type="float" office:value="18.6650000341451">
            <text:p>1.87E+001</text:p>
          </table:table-cell>
          <table:table-cell/>
          <table:table-cell table:formula="of:=2*[.A27]/PI()" office:value-type="float" office:value="0.62500000000203">
            <text:p>0.6250</text:p>
          </table:table-cell>
          <table:table-cell table:formula="of:=SQRT([.C27])" office:value-type="float" office:value="0.896724293404088">
            <text:p>0.8967</text:p>
          </table:table-cell>
          <table:table-cell table:formula="of:=SQRT([.D27])" office:value-type="float" office:value="1.96210330152901">
            <text:p>1.9621</text:p>
          </table:table-cell>
          <table:table-cell table:formula="of:=SQRT([.E27])" office:value-type="float" office:value="2.12784997451">
            <text:p>2.1278</text:p>
          </table:table-cell>
          <table:table-cell table:formula="of:=SQRT([.F27])" office:value-type="float" office:value="3.30076433637341">
            <text:p>3.3008</text:p>
          </table:table-cell>
          <table:table-cell table:formula="of:=SQRT([.G27])" office:value-type="float" office:value="3.30679374899285">
            <text:p>3.3068</text:p>
          </table:table-cell>
          <table:table-cell table:formula="of:=SQRT([.H27])" office:value-type="float" office:value="3.8205593094982">
            <text:p>3.8206</text:p>
          </table:table-cell>
          <table:table-cell table:formula="of:=SQRT([.I27])" office:value-type="float" office:value="3.83977798721691">
            <text:p>3.8398</text:p>
          </table:table-cell>
          <table:table-cell table:formula="of:=SQRT([.J27])" office:value-type="float" office:value="4.15255227073971">
            <text:p>4.1526</text:p>
          </table:table-cell>
          <table:table-cell table:formula="of:=SQRT([.K27])" office:value-type="float" office:value="4.32030091939729">
            <text:p>4.3203</text:p>
          </table:table-cell>
          <table:table-cell table:formula="of:=[.$B$44]*[.A27]" office:value-type="float" office:value="1.9634954085">
            <text:p>1.9635</text:p>
          </table:table-cell>
          <table:table-cell table:formula="of:=[.$B$45]*[.A27]" office:value-type="float" office:value="0.98174770425">
            <text:p>0.9817</text:p>
          </table:table-cell>
          <table:table-cell/>
        </table:table-row>
        <table:table-row table:style-name="ro1">
          <table:table-cell office:value-type="float" office:value="1.02101761242">
            <text:p>1.0210</text:p>
          </table:table-cell>
          <table:table-cell office:value-type="float" office:value="0">
            <text:p>0.00E+000</text:p>
          </table:table-cell>
          <table:table-cell office:value-type="float" office:value="0.882171685627901">
            <text:p>8.82E-001</text:p>
          </table:table-cell>
          <table:table-cell office:value-type="float" office:value="4.16405300784256">
            <text:p>4.16E+000</text:p>
          </table:table-cell>
          <table:table-cell office:value-type="float" office:value="4.3594486554322">
            <text:p>4.36E+000</text:p>
          </table:table-cell>
          <table:table-cell office:value-type="float" office:value="10.9728308526721">
            <text:p>1.10E+001</text:p>
          </table:table-cell>
          <table:table-cell office:value-type="float" office:value="11.0156768809833">
            <text:p>1.10E+001</text:p>
          </table:table-cell>
          <table:table-cell office:value-type="float" office:value="14.4286812077851">
            <text:p>1.44E+001</text:p>
          </table:table-cell>
          <table:table-cell office:value-type="float" office:value="14.5701034027488">
            <text:p>1.46E+001</text:p>
          </table:table-cell>
          <table:table-cell office:value-type="float" office:value="17.586179745361">
            <text:p>1.76E+001</text:p>
          </table:table-cell>
          <table:table-cell office:value-type="float" office:value="17.9902366385755">
            <text:p>1.80E+001</text:p>
          </table:table-cell>
          <table:table-cell/>
          <table:table-cell table:formula="of:=2*[.A28]/PI()" office:value-type="float" office:value="0.650000000002112">
            <text:p>0.6500</text:p>
          </table:table-cell>
          <table:table-cell table:formula="of:=SQRT([.C28])" office:value-type="float" office:value="0.939239951039084">
            <text:p>0.9392</text:p>
          </table:table-cell>
          <table:table-cell table:formula="of:=SQRT([.D28])" office:value-type="float" office:value="2.04060113884183">
            <text:p>2.0406</text:p>
          </table:table-cell>
          <table:table-cell table:formula="of:=SQRT([.E28])" office:value-type="float" office:value="2.08792927452828">
            <text:p>2.0879</text:p>
          </table:table-cell>
          <table:table-cell table:formula="of:=SQRT([.F28])" office:value-type="float" office:value="3.31252635501547">
            <text:p>3.3125</text:p>
          </table:table-cell>
          <table:table-cell table:formula="of:=SQRT([.G28])" office:value-type="float" office:value="3.31898732763222">
            <text:p>3.3190</text:p>
          </table:table-cell>
          <table:table-cell table:formula="of:=SQRT([.H28])" office:value-type="float" office:value="3.79851039327064">
            <text:p>3.7985</text:p>
          </table:table-cell>
          <table:table-cell table:formula="of:=SQRT([.I28])" office:value-type="float" office:value="3.81708048156557">
            <text:p>3.8171</text:p>
          </table:table-cell>
          <table:table-cell table:formula="of:=SQRT([.J28])" office:value-type="float" office:value="4.1935879322319">
            <text:p>4.1936</text:p>
          </table:table-cell>
          <table:table-cell table:formula="of:=SQRT([.K28])" office:value-type="float" office:value="4.24148990787147">
            <text:p>4.2415</text:p>
          </table:table-cell>
          <table:table-cell table:formula="of:=[.$B$44]*[.A28]" office:value-type="float" office:value="2.04203522484">
            <text:p>2.0420</text:p>
          </table:table-cell>
          <table:table-cell table:formula="of:=[.$B$45]*[.A28]" office:value-type="float" office:value="1.02101761242">
            <text:p>1.0210</text:p>
          </table:table-cell>
          <table:table-cell/>
        </table:table-row>
        <table:table-row table:style-name="ro1">
          <table:table-cell office:value-type="float" office:value="1.06028752059">
            <text:p>1.0603</text:p>
          </table:table-cell>
          <table:table-cell office:value-type="float" office:value="0">
            <text:p>0.00E+000</text:p>
          </table:table-cell>
          <table:table-cell office:value-type="float" office:value="0.963228433866477">
            <text:p>9.63E-001</text:p>
          </table:table-cell>
          <table:table-cell office:value-type="float" office:value="4.19439163001698">
            <text:p>4.19E+000</text:p>
          </table:table-cell>
          <table:table-cell office:value-type="float" office:value="4.4905922114339">
            <text:p>4.49E+000</text:p>
          </table:table-cell>
          <table:table-cell office:value-type="float" office:value="11.0536875273715">
            <text:p>1.11E+001</text:p>
          </table:table-cell>
          <table:table-cell office:value-type="float" office:value="11.099630188353">
            <text:p>1.11E+001</text:p>
          </table:table-cell>
          <table:table-cell office:value-type="float" office:value="14.2633741564496">
            <text:p>1.43E+001</text:p>
          </table:table-cell>
          <table:table-cell office:value-type="float" office:value="14.3996151371004">
            <text:p>1.44E+001</text:p>
          </table:table-cell>
          <table:table-cell office:value-type="float" office:value="17.3280846662128">
            <text:p>1.73E+001</text:p>
          </table:table-cell>
          <table:table-cell office:value-type="float" office:value="17.9331887309239">
            <text:p>1.79E+001</text:p>
          </table:table-cell>
          <table:table-cell/>
          <table:table-cell table:formula="of:=2*[.A29]/PI()" office:value-type="float" office:value="0.675000000002193">
            <text:p>0.6750</text:p>
          </table:table-cell>
          <table:table-cell table:formula="of:=SQRT([.C29])" office:value-type="float" office:value="0.981442017577441">
            <text:p>0.9814</text:p>
          </table:table-cell>
          <table:table-cell table:formula="of:=SQRT([.D29])" office:value-type="float" office:value="2.04802139393537">
            <text:p>2.0480</text:p>
          </table:table-cell>
          <table:table-cell table:formula="of:=SQRT([.E29])" office:value-type="float" office:value="2.11910174636186">
            <text:p>2.1191</text:p>
          </table:table-cell>
          <table:table-cell table:formula="of:=SQRT([.F29])" office:value-type="float" office:value="3.32470863796687">
            <text:p>3.3247</text:p>
          </table:table-cell>
          <table:table-cell table:formula="of:=SQRT([.G29])" office:value-type="float" office:value="3.33161074982553">
            <text:p>3.3316</text:p>
          </table:table-cell>
          <table:table-cell table:formula="of:=SQRT([.H29])" office:value-type="float" office:value="3.77668825248386">
            <text:p>3.7767</text:p>
          </table:table-cell>
          <table:table-cell table:formula="of:=SQRT([.I29])" office:value-type="float" office:value="3.79468248172365">
            <text:p>3.7947</text:p>
          </table:table-cell>
          <table:table-cell table:formula="of:=SQRT([.J29])" office:value-type="float" office:value="4.16270160667478">
            <text:p>4.1627</text:p>
          </table:table-cell>
          <table:table-cell table:formula="of:=SQRT([.K29])" office:value-type="float" office:value="4.23475958360376">
            <text:p>4.2348</text:p>
          </table:table-cell>
          <table:table-cell table:formula="of:=[.$B$44]*[.A29]" office:value-type="float" office:value="2.12057504118">
            <text:p>2.1206</text:p>
          </table:table-cell>
          <table:table-cell table:formula="of:=[.$B$45]*[.A29]" office:value-type="float" office:value="1.06028752059">
            <text:p>1.0603</text:p>
          </table:table-cell>
          <table:table-cell/>
        </table:table-row>
        <table:table-row table:style-name="ro1">
          <table:table-cell office:value-type="float" office:value="1.09955742876">
            <text:p>1.0996</text:p>
          </table:table-cell>
          <table:table-cell office:value-type="float" office:value="0">
            <text:p>0.00E+000</text:p>
          </table:table-cell>
          <table:table-cell office:value-type="float" office:value="1.04726410769031">
            <text:p>1.05E+000</text:p>
          </table:table-cell>
          <table:table-cell office:value-type="float" office:value="4.03259180579482">
            <text:p>4.03E+000</text:p>
          </table:table-cell>
          <table:table-cell office:value-type="float" office:value="4.82946971062565">
            <text:p>4.83E+000</text:p>
          </table:table-cell>
          <table:table-cell office:value-type="float" office:value="11.1376145065836">
            <text:p>1.11E+001</text:p>
          </table:table-cell>
          <table:table-cell office:value-type="float" office:value="11.1867451181109">
            <text:p>1.12E+001</text:p>
          </table:table-cell>
          <table:table-cell office:value-type="float" office:value="14.1009854492915">
            <text:p>1.41E+001</text:p>
          </table:table-cell>
          <table:table-cell office:value-type="float" office:value="14.2324192792095">
            <text:p>1.42E+001</text:p>
          </table:table-cell>
          <table:table-cell office:value-type="float" office:value="16.6785239801631">
            <text:p>1.67E+001</text:p>
          </table:table-cell>
          <table:table-cell office:value-type="float" office:value="18.2844794472104">
            <text:p>1.83E+001</text:p>
          </table:table-cell>
          <table:table-cell/>
          <table:table-cell table:formula="of:=2*[.A30]/PI()" office:value-type="float" office:value="0.700000000002274">
            <text:p>0.7000</text:p>
          </table:table-cell>
          <table:table-cell table:formula="of:=SQRT([.C30])" office:value-type="float" office:value="1.0233592270998">
            <text:p>1.0234</text:p>
          </table:table-cell>
          <table:table-cell table:formula="of:=SQRT([.D30])" office:value-type="float" office:value="2.00813142144502">
            <text:p>2.0081</text:p>
          </table:table-cell>
          <table:table-cell table:formula="of:=SQRT([.E30])" office:value-type="float" office:value="2.19760544926191">
            <text:p>2.1976</text:p>
          </table:table-cell>
          <table:table-cell table:formula="of:=SQRT([.F30])" office:value-type="float" office:value="3.33730647477627">
            <text:p>3.3373</text:p>
          </table:table-cell>
          <table:table-cell table:formula="of:=SQRT([.G30])" office:value-type="float" office:value="3.34465919311833">
            <text:p>3.3447</text:p>
          </table:table-cell>
          <table:table-cell table:formula="of:=SQRT([.H30])" office:value-type="float" office:value="3.75512788720857">
            <text:p>3.7551</text:p>
          </table:table-cell>
          <table:table-cell table:formula="of:=SQRT([.I30])" office:value-type="float" office:value="3.77258787561131">
            <text:p>3.7726</text:p>
          </table:table-cell>
          <table:table-cell table:formula="of:=SQRT([.J30])" office:value-type="float" office:value="4.08393486482866">
            <text:p>4.0839</text:p>
          </table:table-cell>
          <table:table-cell table:formula="of:=SQRT([.K30])" office:value-type="float" office:value="4.27603548245456">
            <text:p>4.2760</text:p>
          </table:table-cell>
          <table:table-cell table:formula="of:=[.$B$44]*[.A30]" office:value-type="float" office:value="2.19911485752">
            <text:p>2.1991</text:p>
          </table:table-cell>
          <table:table-cell table:formula="of:=[.$B$45]*[.A30]" office:value-type="float" office:value="1.09955742876">
            <text:p>1.0996</text:p>
          </table:table-cell>
          <table:table-cell/>
        </table:table-row>
        <table:table-row table:style-name="ro1">
          <table:table-cell office:value-type="float" office:value="1.13882733693">
            <text:p>1.1388</text:p>
          </table:table-cell>
          <table:table-cell office:value-type="float" office:value="0">
            <text:p>0.00E+000</text:p>
          </table:table-cell>
          <table:table-cell office:value-type="float" office:value="1.13425051634753">
            <text:p>1.13E+000</text:p>
          </table:table-cell>
          <table:table-cell office:value-type="float" office:value="3.8740743048955">
            <text:p>3.87E+000</text:p>
          </table:table-cell>
          <table:table-cell office:value-type="float" office:value="5.18068855171499">
            <text:p>5.18E+000</text:p>
          </table:table-cell>
          <table:table-cell office:value-type="float" office:value="11.2246094543104">
            <text:p>1.12E+001</text:p>
          </table:table-cell>
          <table:table-cell office:value-type="float" office:value="11.2770221373968">
            <text:p>1.13E+001</text:p>
          </table:table-cell>
          <table:table-cell office:value-type="float" office:value="13.9416456952184">
            <text:p>1.39E+001</text:p>
          </table:table-cell>
          <table:table-cell office:value-type="float" office:value="14.0685053443082">
            <text:p>1.41E+001</text:p>
          </table:table-cell>
          <table:table-cell office:value-type="float" office:value="16.0415354536303">
            <text:p>1.60E+001</text:p>
          </table:table-cell>
          <table:table-cell office:value-type="float" office:value="18.639912433897">
            <text:p>1.86E+001</text:p>
          </table:table-cell>
          <table:table-cell/>
          <table:table-cell table:formula="of:=2*[.A31]/PI()" office:value-type="float" office:value="0.725000000002355">
            <text:p>0.7250</text:p>
          </table:table-cell>
          <table:table-cell table:formula="of:=SQRT([.C31])" office:value-type="float" office:value="1.06501197943851">
            <text:p>1.0650</text:p>
          </table:table-cell>
          <table:table-cell table:formula="of:=SQRT([.D31])" office:value-type="float" office:value="1.9682668276673">
            <text:p>1.9683</text:p>
          </table:table-cell>
          <table:table-cell table:formula="of:=SQRT([.E31])" office:value-type="float" office:value="2.27611259644926">
            <text:p>2.2761</text:p>
          </table:table-cell>
          <table:table-cell table:formula="of:=SQRT([.F31])" office:value-type="float" office:value="3.35031482913328">
            <text:p>3.3503</text:p>
          </table:table-cell>
          <table:table-cell table:formula="of:=SQRT([.G31])" office:value-type="float" office:value="3.35812777264308">
            <text:p>3.3581</text:p>
          </table:table-cell>
          <table:table-cell table:formula="of:=SQRT([.H31])" office:value-type="float" office:value="3.73385132205587">
            <text:p>3.7339</text:p>
          </table:table-cell>
          <table:table-cell table:formula="of:=SQRT([.I31])" office:value-type="float" office:value="3.75080062710726">
            <text:p>3.7508</text:p>
          </table:table-cell>
          <table:table-cell table:formula="of:=SQRT([.J31])" office:value-type="float" office:value="4.00518856655093">
            <text:p>4.0052</text:p>
          </table:table-cell>
          <table:table-cell table:formula="of:=SQRT([.K31])" office:value-type="float" office:value="4.31739648791919">
            <text:p>4.3174</text:p>
          </table:table-cell>
          <table:table-cell table:formula="of:=[.$B$44]*[.A31]" office:value-type="float" office:value="2.27765467386">
            <text:p>2.2777</text:p>
          </table:table-cell>
          <table:table-cell table:formula="of:=[.$B$45]*[.A31]" office:value-type="float" office:value="1.13882733693">
            <text:p>1.1388</text:p>
          </table:table-cell>
          <table:table-cell/>
        </table:table-row>
        <table:table-row table:style-name="ro1">
          <table:table-cell office:value-type="float" office:value="1.1780972451">
            <text:p>1.1781</text:p>
          </table:table-cell>
          <table:table-cell office:value-type="float" office:value="0">
            <text:p>0.00E+000</text:p>
          </table:table-cell>
          <table:table-cell office:value-type="float" office:value="1.22414813336518">
            <text:p>1.22E+000</text:p>
          </table:table-cell>
          <table:table-cell office:value-type="float" office:value="3.71887576932272">
            <text:p>3.72E+000</text:p>
          </table:table-cell>
          <table:table-cell office:value-type="float" office:value="5.54425211497394">
            <text:p>5.54E+000</text:p>
          </table:table-cell>
          <table:table-cell office:value-type="float" office:value="11.3146675339651">
            <text:p>1.13E+001</text:p>
          </table:table-cell>
          <table:table-cell office:value-type="float" office:value="11.3704618781695">
            <text:p>1.14E+001</text:p>
          </table:table-cell>
          <table:table-cell office:value-type="float" office:value="13.785435073898">
            <text:p>1.38E+001</text:p>
          </table:table-cell>
          <table:table-cell office:value-type="float" office:value="13.9078633924756">
            <text:p>1.39E+001</text:p>
          </table:table-cell>
          <table:table-cell office:value-type="float" office:value="15.4171009403086">
            <text:p>1.54E+001</text:p>
          </table:table-cell>
          <table:table-cell office:value-type="float" office:value="18.9993919402399">
            <text:p>1.90E+001</text:p>
          </table:table-cell>
          <table:table-cell/>
          <table:table-cell table:formula="of:=2*[.A32]/PI()" office:value-type="float" office:value="0.750000000002437">
            <text:p>0.7500</text:p>
          </table:table-cell>
          <table:table-cell table:formula="of:=SQRT([.C32])" office:value-type="float" office:value="1.10641228001373">
            <text:p>1.1064</text:p>
          </table:table-cell>
          <table:table-cell table:formula="of:=SQRT([.D32])" office:value-type="float" office:value="1.92843868694929">
            <text:p>1.9284</text:p>
          </table:table-cell>
          <table:table-cell table:formula="of:=SQRT([.E32])" office:value-type="float" office:value="2.35462356120335">
            <text:p>2.3546</text:p>
          </table:table-cell>
          <table:table-cell table:formula="of:=SQRT([.F32])" office:value-type="float" office:value="3.36372821939662">
            <text:p>3.3637</text:p>
          </table:table-cell>
          <table:table-cell table:formula="of:=SQRT([.G32])" office:value-type="float" office:value="3.3720115477515">
            <text:p>3.3720</text:p>
          </table:table-cell>
          <table:table-cell table:formula="of:=SQRT([.H32])" office:value-type="float" office:value="3.71287423351478">
            <text:p>3.7129</text:p>
          </table:table-cell>
          <table:table-cell table:formula="of:=SQRT([.I32])" office:value-type="float" office:value="3.72932479042462">
            <text:p>3.7293</text:p>
          </table:table-cell>
          <table:table-cell table:formula="of:=SQRT([.J32])" office:value-type="float" office:value="3.92646163107556">
            <text:p>3.9265</text:p>
          </table:table-cell>
          <table:table-cell table:formula="of:=SQRT([.K32])" office:value-type="float" office:value="4.35882919374457">
            <text:p>4.3588</text:p>
          </table:table-cell>
          <table:table-cell table:formula="of:=[.$B$44]*[.A32]" office:value-type="float" office:value="2.3561944902">
            <text:p>2.3562</text:p>
          </table:table-cell>
          <table:table-cell table:formula="of:=[.$B$45]*[.A32]" office:value-type="float" office:value="1.1780972451">
            <text:p>1.1781</text:p>
          </table:table-cell>
          <table:table-cell/>
        </table:table-row>
        <table:table-row table:style-name="ro1">
          <table:table-cell office:value-type="float" office:value="1.21736715327">
            <text:p>1.2174</text:p>
          </table:table-cell>
          <table:table-cell office:value-type="float" office:value="0">
            <text:p>0.00E+000</text:p>
          </table:table-cell>
          <table:table-cell office:value-type="float" office:value="1.31689993882419">
            <text:p>1.32E+000</text:p>
          </table:table-cell>
          <table:table-cell office:value-type="float" office:value="3.56705053845297">
            <text:p>3.57E+000</text:p>
          </table:table-cell>
          <table:table-cell office:value-type="float" office:value="5.92016413736408">
            <text:p>5.92E+000</text:p>
          </table:table-cell>
          <table:table-cell office:value-type="float" office:value="11.4077799365489">
            <text:p>1.14E+001</text:p>
          </table:table-cell>
          <table:table-cell office:value-type="float" office:value="11.467065118205">
            <text:p>1.15E+001</text:p>
          </table:table-cell>
          <table:table-cell office:value-type="float" office:value="13.6324086701282">
            <text:p>1.36E+001</text:p>
          </table:table-cell>
          <table:table-cell office:value-type="float" office:value="13.7504840989116">
            <text:p>1.38E+001</text:p>
          </table:table-cell>
          <table:table-cell office:value-type="float" office:value="14.8052032449382">
            <text:p>1.48E+001</text:p>
          </table:table-cell>
          <table:table-cell office:value-type="float" office:value="19.3628365130529">
            <text:p>1.94E+001</text:p>
          </table:table-cell>
          <table:table-cell/>
          <table:table-cell table:formula="of:=2*[.A33]/PI()" office:value-type="float" office:value="0.775000000002518">
            <text:p>0.7750</text:p>
          </table:table-cell>
          <table:table-cell table:formula="of:=SQRT([.C33])" office:value-type="float" office:value="1.1475626078015">
            <text:p>1.1476</text:p>
          </table:table-cell>
          <table:table-cell table:formula="of:=SQRT([.D33])" office:value-type="float" office:value="1.88866369119888">
            <text:p>1.8887</text:p>
          </table:table-cell>
          <table:table-cell table:formula="of:=SQRT([.E33])" office:value-type="float" office:value="2.43313874190603">
            <text:p>2.4331</text:p>
          </table:table-cell>
          <table:table-cell table:formula="of:=SQRT([.F33])" office:value-type="float" office:value="3.37754051590042">
            <text:p>3.3775</text:p>
          </table:table-cell>
          <table:table-cell table:formula="of:=SQRT([.G33])" office:value-type="float" office:value="3.38630552641149">
            <text:p>3.3863</text:p>
          </table:table-cell>
          <table:table-cell table:formula="of:=SQRT([.H33])" office:value-type="float" office:value="3.69220918558635">
            <text:p>3.6922</text:p>
          </table:table-cell>
          <table:table-cell table:formula="of:=SQRT([.I33])" office:value-type="float" office:value="3.70816451885723">
            <text:p>3.7082</text:p>
          </table:table-cell>
          <table:table-cell table:formula="of:=SQRT([.J33])" office:value-type="float" office:value="3.84775301246562">
            <text:p>3.8478</text:p>
          </table:table-cell>
          <table:table-cell table:formula="of:=SQRT([.K33])" office:value-type="float" office:value="4.40032231922309">
            <text:p>4.4003</text:p>
          </table:table-cell>
          <table:table-cell table:formula="of:=[.$B$44]*[.A33]" office:value-type="float" office:value="2.43473430654">
            <text:p>2.4347</text:p>
          </table:table-cell>
          <table:table-cell table:formula="of:=[.$B$45]*[.A33]" office:value-type="float" office:value="1.21736715327">
            <text:p>1.2174</text:p>
          </table:table-cell>
          <table:table-cell/>
        </table:table-row>
        <table:table-row table:style-name="ro1">
          <table:table-cell office:value-type="float" office:value="1.25663706144">
            <text:p>1.2566</text:p>
          </table:table-cell>
          <table:table-cell office:value-type="float" office:value="0">
            <text:p>0.00E+000</text:p>
          </table:table-cell>
          <table:table-cell office:value-type="float" office:value="1.41242082108869">
            <text:p>1.41E+000</text:p>
          </table:table-cell>
          <table:table-cell office:value-type="float" office:value="3.41868126328176">
            <text:p>3.42E+000</text:p>
          </table:table-cell>
          <table:table-cell office:value-type="float" office:value="6.30842873541211">
            <text:p>6.31E+000</text:p>
          </table:table-cell>
          <table:table-cell office:value-type="float" office:value="11.5039313152058">
            <text:p>1.15E+001</text:p>
          </table:table-cell>
          <table:table-cell office:value-type="float" office:value="11.5668327356897">
            <text:p>1.16E+001</text:p>
          </table:table-cell>
          <table:table-cell office:value-type="float" office:value="13.4826111740334">
            <text:p>1.35E+001</text:p>
          </table:table-cell>
          <table:table-cell office:value-type="float" office:value="13.5963588253658">
            <text:p>1.36E+001</text:p>
          </table:table-cell>
          <table:table-cell office:value-type="float" office:value="14.2058260938424">
            <text:p>1.42E+001</text:p>
          </table:table-cell>
          <table:table-cell office:value-type="float" office:value="19.730157340267">
            <text:p>1.97E+001</text:p>
          </table:table-cell>
          <table:table-cell/>
          <table:table-cell table:formula="of:=2*[.A34]/PI()" office:value-type="float" office:value="0.800000000002599">
            <text:p>0.8000</text:p>
          </table:table-cell>
          <table:table-cell table:formula="of:=SQRT([.C34])" office:value-type="float" office:value="1.1884531211153">
            <text:p>1.1885</text:p>
          </table:table-cell>
          <table:table-cell table:formula="of:=SQRT([.D34])" office:value-type="float" office:value="1.84896762093925">
            <text:p>1.8490</text:p>
          </table:table-cell>
          <table:table-cell table:formula="of:=SQRT([.E34])" office:value-type="float" office:value="2.51165856266574">
            <text:p>2.5117</text:p>
          </table:table-cell>
          <table:table-cell table:formula="of:=SQRT([.F34])" office:value-type="float" office:value="3.39174458283725">
            <text:p>3.3917</text:p>
          </table:table-cell>
          <table:table-cell table:formula="of:=SQRT([.G34])" office:value-type="float" office:value="3.40100466563774">
            <text:p>3.4010</text:p>
          </table:table-cell>
          <table:table-cell table:formula="of:=SQRT([.H34])" office:value-type="float" office:value="3.67186753220121">
            <text:p>3.6719</text:p>
          </table:table-cell>
          <table:table-cell table:formula="of:=SQRT([.I34])" office:value-type="float" office:value="3.68732407381909">
            <text:p>3.6873</text:p>
          </table:table-cell>
          <table:table-cell table:formula="of:=SQRT([.J34])" office:value-type="float" office:value="3.76906169939448">
            <text:p>3.7691</text:p>
          </table:table-cell>
          <table:table-cell table:formula="of:=SQRT([.K34])" office:value-type="float" office:value="4.44186417400025">
            <text:p>4.4419</text:p>
          </table:table-cell>
          <table:table-cell table:formula="of:=[.$B$44]*[.A34]" office:value-type="float" office:value="2.51327412288">
            <text:p>2.5133</text:p>
          </table:table-cell>
          <table:table-cell table:formula="of:=[.$B$45]*[.A34]" office:value-type="float" office:value="1.25663706144">
            <text:p>1.2566</text:p>
          </table:table-cell>
          <table:table-cell/>
        </table:table-row>
        <table:table-row table:style-name="ro1">
          <table:table-cell office:value-type="float" office:value="1.29590696961">
            <text:p>1.2959</text:p>
          </table:table-cell>
          <table:table-cell office:value-type="float" office:value="0">
            <text:p>0.00E+000</text:p>
          </table:table-cell>
          <table:table-cell office:value-type="float" office:value="1.51057833821975">
            <text:p>1.51E+000</text:p>
          </table:table-cell>
          <table:table-cell office:value-type="float" office:value="3.2738981578663">
            <text:p>3.27E+000</text:p>
          </table:table-cell>
          <table:table-cell office:value-type="float" office:value="6.70905042881724">
            <text:p>6.71E+000</text:p>
          </table:table-cell>
          <table:table-cell office:value-type="float" office:value="11.6030950475392">
            <text:p>1.16E+001</text:p>
          </table:table-cell>
          <table:table-cell office:value-type="float" office:value="11.6697656113498">
            <text:p>1.17E+001</text:p>
          </table:table-cell>
          <table:table-cell office:value-type="float" office:value="13.3360882308201">
            <text:p>1.33E+001</text:p>
          </table:table-cell>
          <table:table-cell office:value-type="float" office:value="13.4454797325771">
            <text:p>1.34E+001</text:p>
          </table:table-cell>
          <table:table-cell office:value-type="float" office:value="13.6189541055247">
            <text:p>1.36E+001</text:p>
          </table:table-cell>
          <table:table-cell office:value-type="float" office:value="20.1012342114918">
            <text:p>2.01E+001</text:p>
          </table:table-cell>
          <table:table-cell/>
          <table:table-cell table:formula="of:=2*[.A35]/PI()" office:value-type="float" office:value="0.825000000002681">
            <text:p>0.8250</text:p>
          </table:table-cell>
          <table:table-cell table:formula="of:=SQRT([.C35])" office:value-type="float" office:value="1.22905587270057">
            <text:p>1.2291</text:p>
          </table:table-cell>
          <table:table-cell table:formula="of:=SQRT([.D35])" office:value-type="float" office:value="1.8093916540833">
            <text:p>1.8094</text:p>
          </table:table-cell>
          <table:table-cell table:formula="of:=SQRT([.E35])" office:value-type="float" office:value="2.59018347396806">
            <text:p>2.5902</text:p>
          </table:table-cell>
          <table:table-cell table:formula="of:=SQRT([.F35])" office:value-type="float" office:value="3.40633161150515">
            <text:p>3.4063</text:p>
          </table:table-cell>
          <table:table-cell table:formula="of:=SQRT([.G35])" office:value-type="float" office:value="3.41610386425088">
            <text:p>3.4161</text:p>
          </table:table-cell>
          <table:table-cell table:formula="of:=SQRT([.H35])" office:value-type="float" office:value="3.65186092709184">
            <text:p>3.6519</text:p>
          </table:table-cell>
          <table:table-cell table:formula="of:=SQRT([.I35])" office:value-type="float" office:value="3.66680783960342">
            <text:p>3.6668</text:p>
          </table:table-cell>
          <table:table-cell table:formula="of:=SQRT([.J35])" office:value-type="float" office:value="3.69038671490194">
            <text:p>3.6904</text:p>
          </table:table-cell>
          <table:table-cell table:formula="of:=SQRT([.K35])" office:value-type="float" office:value="4.48343999753446">
            <text:p>4.4834</text:p>
          </table:table-cell>
          <table:table-cell table:formula="of:=[.$B$44]*[.A35]" office:value-type="float" office:value="2.59181393922">
            <text:p>2.5918</text:p>
          </table:table-cell>
          <table:table-cell table:formula="of:=[.$B$45]*[.A35]" office:value-type="float" office:value="1.29590696961">
            <text:p>1.2959</text:p>
          </table:table-cell>
          <table:table-cell/>
        </table:table-row>
        <table:table-row table:style-name="ro1">
          <table:table-cell office:value-type="float" office:value="1.33517687778">
            <text:p>1.3352</text:p>
          </table:table-cell>
          <table:table-cell office:value-type="float" office:value="0">
            <text:p>0.00E+000</text:p>
          </table:table-cell>
          <table:table-cell office:value-type="float" office:value="1.61115546612956">
            <text:p>1.61E+000</text:p>
          </table:table-cell>
          <table:table-cell office:value-type="float" office:value="3.13291626113203">
            <text:p>3.13E+000</text:p>
          </table:table-cell>
          <table:table-cell office:value-type="float" office:value="7.12203416450758">
            <text:p>7.12E+000</text:p>
          </table:table-cell>
          <table:table-cell office:value-type="float" office:value="11.7052238351278">
            <text:p>1.17E+001</text:p>
          </table:table-cell>
          <table:table-cell office:value-type="float" office:value="11.7758644165386">
            <text:p>1.18E+001</text:p>
          </table:table-cell>
          <table:table-cell office:value-type="float" office:value="13.0445727613617">
            <text:p>1.30E+001</text:p>
          </table:table-cell>
          <table:table-cell office:value-type="float" office:value="13.192899649248">
            <text:p>1.32E+001</text:p>
          </table:table-cell>
          <table:table-cell office:value-type="float" office:value="13.2978400003011">
            <text:p>1.33E+001</text:p>
          </table:table-cell>
          <table:table-cell office:value-type="float" office:value="20.4758773330844">
            <text:p>2.05E+001</text:p>
          </table:table-cell>
          <table:table-cell/>
          <table:table-cell table:formula="of:=2*[.A36]/PI()" office:value-type="float" office:value="0.850000000002762">
            <text:p>0.8500</text:p>
          </table:table-cell>
          <table:table-cell table:formula="of:=SQRT([.C36])" office:value-type="float" office:value="1.26931298982149">
            <text:p>1.2693</text:p>
          </table:table-cell>
          <table:table-cell table:formula="of:=SQRT([.D36])" office:value-type="float" office:value="1.77000459353416">
            <text:p>1.7700</text:p>
          </table:table-cell>
          <table:table-cell table:formula="of:=SQRT([.E36])" office:value-type="float" office:value="2.66871395329428">
            <text:p>2.6687</text:p>
          </table:table-cell>
          <table:table-cell table:formula="of:=SQRT([.F36])" office:value-type="float" office:value="3.42128979116471">
            <text:p>3.4213</text:p>
          </table:table-cell>
          <table:table-cell table:formula="of:=SQRT([.G36])" office:value-type="float" office:value="3.43159793923161">
            <text:p>3.4316</text:p>
          </table:table-cell>
          <table:table-cell table:formula="of:=SQRT([.H36])" office:value-type="float" office:value="3.61172711612627">
            <text:p>3.6117</text:p>
          </table:table-cell>
          <table:table-cell table:formula="of:=SQRT([.I36])" office:value-type="float" office:value="3.63220313986539">
            <text:p>3.6322</text:p>
          </table:table-cell>
          <table:table-cell table:formula="of:=SQRT([.J36])" office:value-type="float" office:value="3.64662035319022">
            <text:p>3.6466</text:p>
          </table:table-cell>
          <table:table-cell table:formula="of:=SQRT([.K36])" office:value-type="float" office:value="4.52502788202287">
            <text:p>4.5250</text:p>
          </table:table-cell>
          <table:table-cell table:formula="of:=[.$B$44]*[.A36]" office:value-type="float" office:value="2.67035375556">
            <text:p>2.6704</text:p>
          </table:table-cell>
          <table:table-cell table:formula="of:=[.$B$45]*[.A36]" office:value-type="float" office:value="1.33517687778">
            <text:p>1.3352</text:p>
          </table:table-cell>
          <table:table-cell/>
        </table:table-row>
        <table:table-row table:style-name="ro1">
          <table:table-cell office:value-type="float" office:value="1.37444678595">
            <text:p>1.3744</text:p>
          </table:table-cell>
          <table:table-cell office:value-type="float" office:value="0">
            <text:p>0.00E+000</text:p>
          </table:table-cell>
          <table:table-cell office:value-type="float" office:value="1.71377249073992">
            <text:p>1.71E+000</text:p>
          </table:table-cell>
          <table:table-cell office:value-type="float" office:value="2.99611355311217">
            <text:p>3.00E+000</text:p>
          </table:table-cell>
          <table:table-cell office:value-type="float" office:value="7.54738534116099">
            <text:p>7.55E+000</text:p>
          </table:table-cell>
          <table:table-cell office:value-type="float" office:value="11.8102292577923">
            <text:p>1.18E+001</text:p>
          </table:table-cell>
          <table:table-cell office:value-type="float" office:value="11.8851291286019">
            <text:p>1.19E+001</text:p>
          </table:table-cell>
          <table:table-cell office:value-type="float" office:value="12.4826683765912">
            <text:p>1.25E+001</text:p>
          </table:table-cell>
          <table:table-cell office:value-type="float" office:value="13.053142139512">
            <text:p>1.31E+001</text:p>
          </table:table-cell>
          <table:table-cell office:value-type="float" office:value="13.1534343176964">
            <text:p>1.32E+001</text:p>
          </table:table-cell>
          <table:table-cell office:value-type="float" office:value="20.8537506002809">
            <text:p>2.09E+001</text:p>
          </table:table-cell>
          <table:table-cell/>
          <table:table-cell table:formula="of:=2*[.A37]/PI()" office:value-type="float" office:value="0.875000000002843">
            <text:p>0.8750</text:p>
          </table:table-cell>
          <table:table-cell table:formula="of:=SQRT([.C37])" office:value-type="float" office:value="1.30911133626591">
            <text:p>1.3091</text:p>
          </table:table-cell>
          <table:table-cell table:formula="of:=SQRT([.D37])" office:value-type="float" office:value="1.73092852339782">
            <text:p>1.7309</text:p>
          </table:table-cell>
          <table:table-cell table:formula="of:=SQRT([.E37])" office:value-type="float" office:value="2.74725050571676">
            <text:p>2.7473</text:p>
          </table:table-cell>
          <table:table-cell table:formula="of:=SQRT([.F37])" office:value-type="float" office:value="3.4366014109571">
            <text:p>3.4366</text:p>
          </table:table-cell>
          <table:table-cell table:formula="of:=SQRT([.G37])" office:value-type="float" office:value="3.4474815631997">
            <text:p>3.4475</text:p>
          </table:table-cell>
          <table:table-cell table:formula="of:=SQRT([.H37])" office:value-type="float" office:value="3.53308199403739">
            <text:p>3.5331</text:p>
          </table:table-cell>
          <table:table-cell table:formula="of:=SQRT([.I37])" office:value-type="float" office:value="3.61291324826822">
            <text:p>3.6129</text:p>
          </table:table-cell>
          <table:table-cell table:formula="of:=SQRT([.J37])" office:value-type="float" office:value="3.62676637208635">
            <text:p>3.6268</text:p>
          </table:table-cell>
          <table:table-cell table:formula="of:=SQRT([.K37])" office:value-type="float" office:value="4.5665906976957">
            <text:p>4.5666</text:p>
          </table:table-cell>
          <table:table-cell table:formula="of:=[.$B$44]*[.A37]" office:value-type="float" office:value="2.7488935719">
            <text:p>2.7489</text:p>
          </table:table-cell>
          <table:table-cell table:formula="of:=[.$B$45]*[.A37]" office:value-type="float" office:value="1.37444678595">
            <text:p>1.3744</text:p>
          </table:table-cell>
          <table:table-cell/>
        </table:table-row>
        <table:table-row table:style-name="ro1">
          <table:table-cell office:value-type="float" office:value="1.41371669412">
            <text:p>1.4137</text:p>
          </table:table-cell>
          <table:table-cell office:value-type="float" office:value="0">
            <text:p>0.00E+000</text:p>
          </table:table-cell>
          <table:table-cell office:value-type="float" office:value="1.81770605986211">
            <text:p>1.82E+000</text:p>
          </table:table-cell>
          <table:table-cell office:value-type="float" office:value="2.86421190903113">
            <text:p>2.86E+000</text:p>
          </table:table-cell>
          <table:table-cell office:value-type="float" office:value="7.98510983421685">
            <text:p>7.99E+000</text:p>
          </table:table-cell>
          <table:table-cell office:value-type="float" office:value="11.9179315744466">
            <text:p>1.19E+001</text:p>
          </table:table-cell>
          <table:table-cell office:value-type="float" office:value="11.9332280711686">
            <text:p>1.19E+001</text:p>
          </table:table-cell>
          <table:table-cell office:value-type="float" office:value="11.9975577963229">
            <text:p>1.20E+001</text:p>
          </table:table-cell>
          <table:table-cell office:value-type="float" office:value="12.9170009399769">
            <text:p>1.29E+001</text:p>
          </table:table-cell>
          <table:table-cell office:value-type="float" office:value="13.0122601223981">
            <text:p>1.30E+001</text:p>
          </table:table-cell>
          <table:table-cell office:value-type="float" office:value="21.2341881251627">
            <text:p>2.12E+001</text:p>
          </table:table-cell>
          <table:table-cell/>
          <table:table-cell table:formula="of:=2*[.A38]/PI()" office:value-type="float" office:value="0.900000000002924">
            <text:p>0.9000</text:p>
          </table:table-cell>
          <table:table-cell table:formula="of:=SQRT([.C38])" office:value-type="float" office:value="1.34822329747787">
            <text:p>1.3482</text:p>
          </table:table-cell>
          <table:table-cell table:formula="of:=SQRT([.D38])" office:value-type="float" office:value="1.69239827139806">
            <text:p>1.6924</text:p>
          </table:table-cell>
          <table:table-cell table:formula="of:=SQRT([.E38])" office:value-type="float" office:value="2.82579366448027">
            <text:p>2.8258</text:p>
          </table:table-cell>
          <table:table-cell table:formula="of:=SQRT([.F38])" office:value-type="float" office:value="3.45223573564242">
            <text:p>3.4522</text:p>
          </table:table-cell>
          <table:table-cell table:formula="of:=SQRT([.G38])" office:value-type="float" office:value="3.45445047310981">
            <text:p>3.4545</text:p>
          </table:table-cell>
          <table:table-cell table:formula="of:=SQRT([.H38])" office:value-type="float" office:value="3.46374909546331">
            <text:p>3.4637</text:p>
          </table:table-cell>
          <table:table-cell table:formula="of:=SQRT([.I38])" office:value-type="float" office:value="3.59402294650116">
            <text:p>3.5940</text:p>
          </table:table-cell>
          <table:table-cell table:formula="of:=SQRT([.J38])" office:value-type="float" office:value="3.60725104787539">
            <text:p>3.6073</text:p>
          </table:table-cell>
          <table:table-cell table:formula="of:=SQRT([.K38])" office:value-type="float" office:value="4.60805687086897">
            <text:p>4.6081</text:p>
          </table:table-cell>
          <table:table-cell table:formula="of:=[.$B$44]*[.A38]" office:value-type="float" office:value="2.82743338824">
            <text:p>2.8274</text:p>
          </table:table-cell>
          <table:table-cell table:formula="of:=[.$B$45]*[.A38]" office:value-type="float" office:value="1.41371669412">
            <text:p>1.4137</text:p>
          </table:table-cell>
          <table:table-cell/>
        </table:table-row>
        <table:table-row table:style-name="ro1">
          <table:table-cell office:value-type="float" office:value="1.45298660229">
            <text:p>1.4530</text:p>
          </table:table-cell>
          <table:table-cell office:value-type="float" office:value="0">
            <text:p>0.00E+000</text:p>
          </table:table-cell>
          <table:table-cell office:value-type="float" office:value="1.92141379159248">
            <text:p>1.92E+000</text:p>
          </table:table-cell>
          <table:table-cell office:value-type="float" office:value="2.73875249628805">
            <text:p>2.74E+000</text:p>
          </table:table-cell>
          <table:table-cell office:value-type="float" office:value="8.43521402131857">
            <text:p>8.44E+000</text:p>
          </table:table-cell>
          <table:table-cell office:value-type="float" office:value="11.3962397410872">
            <text:p>1.14E+001</text:p>
          </table:table-cell>
          <table:table-cell office:value-type="float" office:value="12.027913849633">
            <text:p>1.20E+001</text:p>
          </table:table-cell>
          <table:table-cell office:value-type="float" office:value="12.1131428089361">
            <text:p>1.21E+001</text:p>
          </table:table-cell>
          <table:table-cell office:value-type="float" office:value="12.7848965991727">
            <text:p>1.28E+001</text:p>
          </table:table-cell>
          <table:table-cell office:value-type="float" office:value="12.8743213394071">
            <text:p>1.29E+001</text:p>
          </table:table-cell>
          <table:table-cell office:value-type="float" office:value="21.615666744095">
            <text:p>2.16E+001</text:p>
          </table:table-cell>
          <table:table-cell/>
          <table:table-cell table:formula="of:=2*[.A39]/PI()" office:value-type="float" office:value="0.925000000003006">
            <text:p>0.9250</text:p>
          </table:table-cell>
          <table:table-cell table:formula="of:=SQRT([.C39])" office:value-type="float" office:value="1.38615071027377">
            <text:p>1.3862</text:p>
          </table:table-cell>
          <table:table-cell table:formula="of:=SQRT([.D39])" office:value-type="float" office:value="1.6549176705468">
            <text:p>1.6549</text:p>
          </table:table-cell>
          <table:table-cell table:formula="of:=SQRT([.E39])" office:value-type="float" office:value="2.90434399156136">
            <text:p>2.9043</text:p>
          </table:table-cell>
          <table:table-cell table:formula="of:=SQRT([.F39])" office:value-type="float" office:value="3.37583171101393">
            <text:p>3.3758</text:p>
          </table:table-cell>
          <table:table-cell table:formula="of:=SQRT([.G39])" office:value-type="float" office:value="3.46812829198012">
            <text:p>3.4681</text:p>
          </table:table-cell>
          <table:table-cell table:formula="of:=SQRT([.H39])" office:value-type="float" office:value="3.48039405943294">
            <text:p>3.4804</text:p>
          </table:table-cell>
          <table:table-cell table:formula="of:=SQRT([.I39])" office:value-type="float" office:value="3.57559737654741">
            <text:p>3.5756</text:p>
          </table:table-cell>
          <table:table-cell table:formula="of:=SQRT([.J39])" office:value-type="float" office:value="3.58808045330746">
            <text:p>3.5881</text:p>
          </table:table-cell>
          <table:table-cell table:formula="of:=SQRT([.K39])" office:value-type="float" office:value="4.64926518324079">
            <text:p>4.6493</text:p>
          </table:table-cell>
          <table:table-cell table:formula="of:=[.$B$44]*[.A39]" office:value-type="float" office:value="2.90597320458">
            <text:p>2.9060</text:p>
          </table:table-cell>
          <table:table-cell table:formula="of:=[.$B$45]*[.A39]" office:value-type="float" office:value="1.45298660229">
            <text:p>1.4530</text:p>
          </table:table-cell>
          <table:table-cell/>
        </table:table-row>
        <table:table-row table:style-name="ro1">
          <table:table-cell office:value-type="float" office:value="1.49225651046">
            <text:p>1.4923</text:p>
          </table:table-cell>
          <table:table-cell office:value-type="float" office:value="0">
            <text:p>0.00E+000</text:p>
          </table:table-cell>
          <table:table-cell office:value-type="float" office:value="2.0210796611991">
            <text:p>2.02E+000</text:p>
          </table:table-cell>
          <table:table-cell office:value-type="float" office:value="2.62355039137226">
            <text:p>2.62E+000</text:p>
          </table:table-cell>
          <table:table-cell office:value-type="float" office:value="8.89770480811646">
            <text:p>8.90E+000</text:p>
          </table:table-cell>
          <table:table-cell office:value-type="float" office:value="10.8716920295409">
            <text:p>1.09E+001</text:p>
          </table:table-cell>
          <table:table-cell office:value-type="float" office:value="12.1389767007139">
            <text:p>1.21E+001</text:p>
          </table:table-cell>
          <table:table-cell office:value-type="float" office:value="12.2318559542095">
            <text:p>1.22E+001</text:p>
          </table:table-cell>
          <table:table-cell office:value-type="float" office:value="12.6580307908303">
            <text:p>1.27E+001</text:p>
          </table:table-cell>
          <table:table-cell office:value-type="float" office:value="12.739643354337">
            <text:p>1.27E+001</text:p>
          </table:table-cell>
          <table:table-cell office:value-type="float" office:value="21.9938524267298">
            <text:p>2.20E+001</text:p>
          </table:table-cell>
          <table:table-cell/>
          <table:table-cell table:formula="of:=2*[.A40]/PI()" office:value-type="float" office:value="0.950000000003087">
            <text:p>0.9500</text:p>
          </table:table-cell>
          <table:table-cell table:formula="of:=SQRT([.C40])" office:value-type="float" office:value="1.4216468131006">
            <text:p>1.4216</text:p>
          </table:table-cell>
          <table:table-cell table:formula="of:=SQRT([.D40])" office:value-type="float" office:value="1.61973775388865">
            <text:p>1.6197</text:p>
          </table:table-cell>
          <table:table-cell table:formula="of:=SQRT([.E40])" office:value-type="float" office:value="2.98290207819775">
            <text:p>2.9829</text:p>
          </table:table-cell>
          <table:table-cell table:formula="of:=SQRT([.F40])" office:value-type="float" office:value="3.29722489823501">
            <text:p>3.2972</text:p>
          </table:table-cell>
          <table:table-cell table:formula="of:=SQRT([.G40])" office:value-type="float" office:value="3.48410342853279">
            <text:p>3.4841</text:p>
          </table:table-cell>
          <table:table-cell table:formula="of:=SQRT([.H40])" office:value-type="float" office:value="3.49740703296164">
            <text:p>3.4974</text:p>
          </table:table-cell>
          <table:table-cell table:formula="of:=SQRT([.I40])" office:value-type="float" office:value="3.5578126413332">
            <text:p>3.5578</text:p>
          </table:table-cell>
          <table:table-cell table:formula="of:=SQRT([.J40])" office:value-type="float" office:value="3.56926369918741">
            <text:p>3.5693</text:p>
          </table:table-cell>
          <table:table-cell table:formula="of:=SQRT([.K40])" office:value-type="float" office:value="4.6897603805237">
            <text:p>4.6898</text:p>
          </table:table-cell>
          <table:table-cell table:formula="of:=[.$B$44]*[.A40]" office:value-type="float" office:value="2.98451302092">
            <text:p>2.9845</text:p>
          </table:table-cell>
          <table:table-cell table:formula="of:=[.$B$45]*[.A40]" office:value-type="float" office:value="1.49225651046">
            <text:p>1.4923</text:p>
          </table:table-cell>
          <table:table-cell/>
        </table:table-row>
        <table:table-row table:style-name="ro1">
          <table:table-cell office:value-type="float" office:value="1.53152641863">
            <text:p>1.5315</text:p>
          </table:table-cell>
          <table:table-cell office:value-type="float" office:value="0">
            <text:p>0.00E+000</text:p>
          </table:table-cell>
          <table:table-cell office:value-type="float" office:value="2.10555933209733">
            <text:p>2.11E+000</text:p>
          </table:table-cell>
          <table:table-cell office:value-type="float" office:value="2.52974925149583">
            <text:p>2.53E+000</text:p>
          </table:table-cell>
          <table:table-cell office:value-type="float" office:value="9.37258965468826">
            <text:p>9.37E+000</text:p>
          </table:table-cell>
          <table:table-cell office:value-type="float" office:value="10.3595742988031">
            <text:p>1.04E+001</text:p>
          </table:table-cell>
          <table:table-cell office:value-type="float" office:value="12.2460518313097">
            <text:p>1.22E+001</text:p>
          </table:table-cell>
          <table:table-cell office:value-type="float" office:value="12.353544373512">
            <text:p>1.24E+001</text:p>
          </table:table-cell>
          <table:table-cell office:value-type="float" office:value="12.5414728422518">
            <text:p>1.25E+001</text:p>
          </table:table-cell>
          <table:table-cell office:value-type="float" office:value="12.6083773808151">
            <text:p>1.26E+001</text:p>
          </table:table-cell>
          <table:table-cell office:value-type="float" office:value="22.3507727713189">
            <text:p>2.24E+001</text:p>
          </table:table-cell>
          <table:table-cell/>
          <table:table-cell table:formula="of:=2*[.A41]/PI()" office:value-type="float" office:value="0.975000000003168">
            <text:p>0.9750</text:p>
          </table:table-cell>
          <table:table-cell table:formula="of:=SQRT([.C41])" office:value-type="float" office:value="1.45105455862188">
            <text:p>1.4511</text:p>
          </table:table-cell>
          <table:table-cell table:formula="of:=SQRT([.D41])" office:value-type="float" office:value="1.59051854798862">
            <text:p>1.5905</text:p>
          </table:table-cell>
          <table:table-cell table:formula="of:=SQRT([.E41])" office:value-type="float" office:value="3.06146854543506">
            <text:p>3.0615</text:p>
          </table:table-cell>
          <table:table-cell table:formula="of:=SQRT([.F41])" office:value-type="float" office:value="3.2186292577436">
            <text:p>3.2186</text:p>
          </table:table-cell>
          <table:table-cell table:formula="of:=SQRT([.G41])" office:value-type="float" office:value="3.49943593044789">
            <text:p>3.4994</text:p>
          </table:table-cell>
          <table:table-cell table:formula="of:=SQRT([.H41])" office:value-type="float" office:value="3.51476092693543">
            <text:p>3.5148</text:p>
          </table:table-cell>
          <table:table-cell table:formula="of:=SQRT([.I41])" office:value-type="float" office:value="3.54139419469957">
            <text:p>3.5414</text:p>
          </table:table-cell>
          <table:table-cell table:formula="of:=SQRT([.J41])" office:value-type="float" office:value="3.5508277036228">
            <text:p>3.5508</text:p>
          </table:table-cell>
          <table:table-cell table:formula="of:=SQRT([.K41])" office:value-type="float" office:value="4.72766039086131">
            <text:p>4.7277</text:p>
          </table:table-cell>
          <table:table-cell table:formula="of:=[.$B$44]*[.A41]" office:value-type="float" office:value="3.06305283726">
            <text:p>3.0631</text:p>
          </table:table-cell>
          <table:table-cell table:formula="of:=[.$B$45]*[.A41]" office:value-type="float" office:value="1.53152641863">
            <text:p>1.5315</text:p>
          </table:table-cell>
          <table:table-cell/>
        </table:table-row>
        <table:table-row table:style-name="ro1">
          <table:table-cell office:value-type="float" office:value="1.5707963268">
            <text:p>1.5708</text:p>
          </table:table-cell>
          <table:table-cell office:value-type="float" office:value="0">
            <text:p>0.00E+000</text:p>
          </table:table-cell>
          <table:table-cell office:value-type="float" office:value="2.14367154953397">
            <text:p>2.14E+000</text:p>
          </table:table-cell>
          <table:table-cell office:value-type="float" office:value="2.48852992315366">
            <text:p>2.49E+000</text:p>
          </table:table-cell>
          <table:table-cell office:value-type="float" office:value="9.85987660188347">
            <text:p>9.86E+000</text:p>
          </table:table-cell>
          <table:table-cell office:value-type="float" office:value="9.85987660200647">
            <text:p>9.86E+000</text:p>
          </table:table-cell>
          <table:table-cell office:value-type="float" office:value="12.3106914544548">
            <text:p>1.23E+001</text:p>
          </table:table-cell>
          <table:table-cell office:value-type="float" office:value="12.466794639879">
            <text:p>1.25E+001</text:p>
          </table:table-cell>
          <table:table-cell office:value-type="float" office:value="12.4735644271885">
            <text:p>1.25E+001</text:p>
          </table:table-cell>
          <table:table-cell office:value-type="float" office:value="12.4920425041326">
            <text:p>1.25E+001</text:p>
          </table:table-cell>
          <table:table-cell office:value-type="float" office:value="22.5594859800039">
            <text:p>2.26E+001</text:p>
          </table:table-cell>
          <table:table-cell/>
          <table:table-cell table:formula="of:=2*[.A42]/PI()" office:value-type="float" office:value="1.00000000000325">
            <text:p>1.0000</text:p>
          </table:table-cell>
          <table:table-cell table:formula="of:=SQRT([.C42])" office:value-type="float" office:value="1.46412825583484">
            <text:p>1.4641</text:p>
          </table:table-cell>
          <table:table-cell table:formula="of:=SQRT([.D42])" office:value-type="float" office:value="1.57750750335891">
            <text:p>1.5775</text:p>
          </table:table-cell>
          <table:table-cell table:formula="of:=SQRT([.E42])" office:value-type="float" office:value="3.140044044577">
            <text:p>3.1400</text:p>
          </table:table-cell>
          <table:table-cell table:formula="of:=SQRT([.F42])" office:value-type="float" office:value="3.14004404459658">
            <text:p>3.1400</text:p>
          </table:table-cell>
          <table:table-cell table:formula="of:=SQRT([.G42])" office:value-type="float" office:value="3.50865949537067">
            <text:p>3.5087</text:p>
          </table:table-cell>
          <table:table-cell table:formula="of:=SQRT([.H42])" office:value-type="float" office:value="3.53083483610874">
            <text:p>3.5308</text:p>
          </table:table-cell>
          <table:table-cell table:formula="of:=SQRT([.I42])" office:value-type="float" office:value="3.53179337266331">
            <text:p>3.5318</text:p>
          </table:table-cell>
          <table:table-cell table:formula="of:=SQRT([.J42])" office:value-type="float" office:value="3.53440836691696">
            <text:p>3.5344</text:p>
          </table:table-cell>
          <table:table-cell table:formula="of:=SQRT([.K42])" office:value-type="float" office:value="4.74968272414104">
            <text:p>4.7497</text:p>
          </table:table-cell>
          <table:table-cell table:formula="of:=[.$B$44]*[.A42]" office:value-type="float" office:value="3.1415926536">
            <text:p>3.1416</text:p>
          </table:table-cell>
          <table:table-cell table:formula="of:=[.$B$45]*[.A42]" office:value-type="float" office:value="1.5707963268">
            <text:p>1.5708</text:p>
          </table:table-cell>
          <table:table-cell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2" office:value-type="string">
            <text:p>Alpha</text:p>
          </table:table-cell>
          <table:table-cell table:style-name="ce2" office:value-type="float" office:value="2">
            <text:p>2.00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2" office:value-type="string">
            <text:p>Beta</text:p>
          </table:table-cell>
          <table:table-cell table:style-name="ce2" office:value-type="float" office:value="1">
            <text:p>1.00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Beta</text:p>
          </table:table-cell>
          <table:table-cell table:style-name="ce3" office:value-type="float" office:value="1">
            <text:p>1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nu</text:p>
          </table:table-cell>
          <table:table-cell table:style-name="ce3" office:value-type="float" office:value="0.333">
            <text:p>0.333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rho</text:p>
          </table:table-cell>
          <table:table-cell table:style-name="ce3" office:value-type="float" office:value="1">
            <text:p>1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J</text:p>
          </table:table-cell>
          <table:table-cell table:style-name="ce3" office:value-type="float" office:value="0.333">
            <text:p>0.333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eta</text:p>
          </table:table-cell>
          <table:table-cell table:style-name="ce3" office:value-type="float" office:value="1000">
            <text:p>10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mu_c</text:p>
          </table:table-cell>
          <table:table-cell table:style-name="ce5" office:value-type="float" office:value="0.0000001">
            <text:p>1.00E-007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</table:table>
      <table:table table:name="4x4_5" table:style-name="ta1">
        <table:shapes>
          <draw:frame draw:z-index="0" draw:style-name="gr1" svg:width="6.8323in" svg:height="7.3386in" svg:x="2.6665in" svg:y="7.2374in">
            <draw:object draw:notify-on-update-of-ranges="4x4_5.M2:4x4_5.M42 4x4_5.W1:4x4_5.W1 4x4_5.W2:4x4_5.W42 4x4_5.M2:4x4_5.M42 4x4_5.X1:4x4_5.X1 4x4_5.X2:4x4_5.X42 4x4_5.M2:4x4_5.M42 4x4_5.N1:4x4_5.N1 4x4_5.N2:4x4_5.N42 4x4_5.M2:4x4_5.M42 4x4_5.O1:4x4_5.O1 4x4_5.O2:4x4_5.O42 4x4_5.M2:4x4_5.M42 4x4_5.P1:4x4_5.P1 4x4_5.P2:4x4_5.P42 4x4_5.M2:4x4_5.M42 4x4_5.Q1:4x4_5.Q1 4x4_5.Q2:4x4_5.Q42 4x4_5.M2:4x4_5.M42 4x4_5.R1:4x4_5.R1 4x4_5.R2:4x4_5.R42 4x4_5.M2:4x4_5.M42 4x4_5.S1:4x4_5.S1 4x4_5.S2:4x4_5.S42 4x4_5.M2:4x4_5.M42 4x4_5.T1:4x4_5.T1 4x4_5.T2:4x4_5.T42 4x4_5.M2:4x4_5.M42 4x4_5.U1:4x4_5.U1 4x4_5.U2:4x4_5.U42 4x4_5.M2:4x4_5.M42 4x4_5.V1:4x4_5.V1 4x4_5.V2:4x4_5.V4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0" table:default-cell-style-name="ce4"/>
        <table:table-column table:style-name="co1" table:default-cell-style-name="Default"/>
        <table:table-column table:style-name="co1" table:number-columns-repeated="12" table:default-cell-style-name="ce1"/>
        <table:table-column table:style-name="co1" table:default-cell-style-name="Default"/>
        <table:table-row table:style-name="ro1">
          <table:table-cell table:style-name="Default" table:number-columns-repeated="11"/>
          <table:table-cell/>
          <table:table-cell table:style-name="ce3" office:value-type="string">
            <text:p>kx</text:p>
          </table:table-cell>
          <table:table-cell table:style-name="ce3" office:value-type="string">
            <text:p>N = 1</text:p>
          </table:table-cell>
          <table:table-cell table:style-name="ce3" office:value-type="string">
            <text:p>N = 2</text:p>
          </table:table-cell>
          <table:table-cell table:style-name="ce3" office:value-type="string">
            <text:p>N = 3</text:p>
          </table:table-cell>
          <table:table-cell table:style-name="ce3" office:value-type="string">
            <text:p>N = 4</text:p>
          </table:table-cell>
          <table:table-cell table:style-name="ce3" office:value-type="string">
            <text:p>N = 5</text:p>
          </table:table-cell>
          <table:table-cell table:style-name="ce3" office:value-type="string">
            <text:p>N = 6</text:p>
          </table:table-cell>
          <table:table-cell table:style-name="ce3" office:value-type="string">
            <text:p>N = 7</text:p>
          </table:table-cell>
          <table:table-cell table:style-name="ce3" office:value-type="string">
            <text:p>N = 8</text:p>
          </table:table-cell>
          <table:table-cell table:style-name="ce3" office:value-type="string">
            <text:p>N = 9</text:p>
          </table:table-cell>
          <table:table-cell table:style-name="ce3" office:value-type="string">
            <text:p>Alpha</text:p>
          </table:table-cell>
          <table:table-cell table:style-name="ce3" office:value-type="string">
            <text:p>Beta</text:p>
          </table:table-cell>
          <table:table-cell table:style-name="ce3"/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E+000</text:p>
          </table:table-cell>
          <table:table-cell office:value-type="float" office:value="-0.16517539551251">
            <text:p>-1.65E-001</text:p>
          </table:table-cell>
          <table:table-cell office:value-type="float" office:value="0.0000000000285969289888609">
            <text:p>2.86E-011</text:p>
          </table:table-cell>
          <table:table-cell office:value-type="float" office:value="0.00811761229531159">
            <text:p>8.12E-003</text:p>
          </table:table-cell>
          <table:table-cell office:value-type="float" office:value="9.5821785108067">
            <text:p>9.58E+000</text:p>
          </table:table-cell>
          <table:table-cell office:value-type="float" office:value="9.94384779092479">
            <text:p>9.94E+000</text:p>
          </table:table-cell>
          <table:table-cell office:value-type="float" office:value="9.94384779097395">
            <text:p>9.94E+000</text:p>
          </table:table-cell>
          <table:table-cell office:value-type="float" office:value="10.0201335974272">
            <text:p>1.00E+001</text:p>
          </table:table-cell>
          <table:table-cell office:value-type="float" office:value="19.7903910476269">
            <text:p>1.98E+001</text:p>
          </table:table-cell>
          <table:table-cell office:value-type="float" office:value="20.1770565392743">
            <text:p>2.02E+001</text:p>
          </table:table-cell>
          <table:table-cell/>
          <table:table-cell table:formula="of:=2*[.A2]/PI()" office:value-type="float" office:value="0">
            <text:p>0.0000</text:p>
          </table:table-cell>
          <table:table-cell table:formula="of:=SQRT([.C2])" office:value-type="float" office:value="0">
            <text:p>Err:502</text:p>
          </table:table-cell>
          <table:table-cell table:formula="of:=SQRT([.D2])" office:value-type="float" office:value="0.0000053476096518782">
            <text:p>0.0000</text:p>
          </table:table-cell>
          <table:table-cell table:formula="of:=SQRT([.E2])" office:value-type="float" office:value="0.09009779295472">
            <text:p>0.0901</text:p>
          </table:table-cell>
          <table:table-cell table:formula="of:=SQRT([.F2])" office:value-type="float" office:value="3.0955094105505">
            <text:p>3.0955</text:p>
          </table:table-cell>
          <table:table-cell table:formula="of:=SQRT([.G2])" office:value-type="float" office:value="3.15338671762992">
            <text:p>3.1534</text:p>
          </table:table-cell>
          <table:table-cell table:formula="of:=SQRT([.H2])" office:value-type="float" office:value="3.15338671763771">
            <text:p>3.1534</text:p>
          </table:table-cell>
          <table:table-cell table:formula="of:=SQRT([.I2])" office:value-type="float" office:value="3.16545946071455">
            <text:p>3.1655</text:p>
          </table:table-cell>
          <table:table-cell table:formula="of:=SQRT([.J2])" office:value-type="float" office:value="4.44863923549965">
            <text:p>4.4486</text:p>
          </table:table-cell>
          <table:table-cell table:formula="of:=SQRT([.K2])" office:value-type="float" office:value="4.49188785916058">
            <text:p>4.4919</text:p>
          </table:table-cell>
          <table:table-cell table:formula="of:=[.$B$44]*[.A2]" office:value-type="float" office:value="0">
            <text:p>0.0000</text:p>
          </table:table-cell>
          <table:table-cell table:formula="of:=[.$B$45]*[.A2]" office:value-type="float" office:value="0">
            <text:p>0.0000</text:p>
          </table:table-cell>
          <table:table-cell table:style-name="ce1"/>
        </table:table-row>
        <table:table-row table:style-name="ro1">
          <table:table-cell office:value-type="float" office:value="0.03926990817">
            <text:p>0.0393</text:p>
          </table:table-cell>
          <table:table-cell office:value-type="float" office:value="0">
            <text:p>0.00E+000</text:p>
          </table:table-cell>
          <table:table-cell office:value-type="float" office:value="-0.153461742217642">
            <text:p>-1.53E-001</text:p>
          </table:table-cell>
          <table:table-cell office:value-type="float" office:value="0.00615926843477083">
            <text:p>6.16E-003</text:p>
          </table:table-cell>
          <table:table-cell office:value-type="float" office:value="9.46854908880469">
            <text:p>9.47E+000</text:p>
          </table:table-cell>
          <table:table-cell office:value-type="float" office:value="9.94538492944555">
            <text:p>9.95E+000</text:p>
          </table:table-cell>
          <table:table-cell office:value-type="float" office:value="9.94543556959223">
            <text:p>9.95E+000</text:p>
          </table:table-cell>
          <table:table-cell office:value-type="float" office:value="10.1367704527751">
            <text:p>1.01E+001</text:p>
          </table:table-cell>
          <table:table-cell office:value-type="float" office:value="19.6734605820665">
            <text:p>1.97E+001</text:p>
          </table:table-cell>
          <table:table-cell office:value-type="float" office:value="19.9470661936845">
            <text:p>1.99E+001</text:p>
          </table:table-cell>
          <table:table-cell office:value-type="float" office:value="20.3710351502106">
            <text:p>2.04E+001</text:p>
          </table:table-cell>
          <table:table-cell/>
          <table:table-cell table:formula="of:=2*[.A3]/PI()" office:value-type="float" office:value="0.0250000000000812">
            <text:p>0.0250</text:p>
          </table:table-cell>
          <table:table-cell table:formula="of:=SQRT([.C3])" office:value-type="float" office:value="0">
            <text:p>Err:502</text:p>
          </table:table-cell>
          <table:table-cell table:formula="of:=SQRT([.D3])" office:value-type="float" office:value="0.0784810068409601">
            <text:p>0.0785</text:p>
          </table:table-cell>
          <table:table-cell table:formula="of:=SQRT([.E3])" office:value-type="float" office:value="3.07710076026195">
            <text:p>3.0771</text:p>
          </table:table-cell>
          <table:table-cell table:formula="of:=SQRT([.F3])" office:value-type="float" office:value="3.15363043640905">
            <text:p>3.1536</text:p>
          </table:table-cell>
          <table:table-cell table:formula="of:=SQRT([.G3])" office:value-type="float" office:value="3.15363846526393">
            <text:p>3.1536</text:p>
          </table:table-cell>
          <table:table-cell table:formula="of:=SQRT([.H3])" office:value-type="float" office:value="3.18382952633697">
            <text:p>3.1838</text:p>
          </table:table-cell>
          <table:table-cell table:formula="of:=SQRT([.I3])" office:value-type="float" office:value="4.43547749200314">
            <text:p>4.4355</text:p>
          </table:table-cell>
          <table:table-cell table:formula="of:=SQRT([.J3])" office:value-type="float" office:value="4.46621385445038">
            <text:p>4.4662</text:p>
          </table:table-cell>
          <table:table-cell table:formula="of:=SQRT([.K3])" office:value-type="float" office:value="4.5134283145089">
            <text:p>4.5134</text:p>
          </table:table-cell>
          <table:table-cell table:formula="of:=[.$B$44]*[.A3]" office:value-type="float" office:value="0.07853981634">
            <text:p>0.0785</text:p>
          </table:table-cell>
          <table:table-cell table:formula="of:=[.$B$45]*[.A3]" office:value-type="float" office:value="0.03926990817">
            <text:p>0.0393</text:p>
          </table:table-cell>
          <table:table-cell table:style-name="ce1"/>
        </table:table-row>
        <table:table-row table:style-name="ro1">
          <table:table-cell office:value-type="float" office:value="0.07853981634">
            <text:p>0.0785</text:p>
          </table:table-cell>
          <table:table-cell office:value-type="float" office:value="0">
            <text:p>0.00E+000</text:p>
          </table:table-cell>
          <table:table-cell office:value-type="float" office:value="-0.148825103502318">
            <text:p>-1.49E-001</text:p>
          </table:table-cell>
          <table:table-cell office:value-type="float" office:value="0.0246370739521312">
            <text:p>2.46E-002</text:p>
          </table:table-cell>
          <table:table-cell office:value-type="float" office:value="9.25778791584575">
            <text:p>9.26E+000</text:p>
          </table:table-cell>
          <table:table-cell office:value-type="float" office:value="9.9499458115779">
            <text:p>9.95E+000</text:p>
          </table:table-cell>
          <table:table-cell office:value-type="float" office:value="9.95019847692586">
            <text:p>9.95E+000</text:p>
          </table:table-cell>
          <table:table-cell office:value-type="float" office:value="10.3577829895262">
            <text:p>1.04E+001</text:p>
          </table:table-cell>
          <table:table-cell office:value-type="float" office:value="19.4556996978244">
            <text:p>1.95E+001</text:p>
          </table:table-cell>
          <table:table-cell office:value-type="float" office:value="19.6897849825369">
            <text:p>1.97E+001</text:p>
          </table:table-cell>
          <table:table-cell office:value-type="float" office:value="20.6009327685677">
            <text:p>2.06E+001</text:p>
          </table:table-cell>
          <table:table-cell/>
          <table:table-cell table:formula="of:=2*[.A4]/PI()" office:value-type="float" office:value="0.0500000000001625">
            <text:p>0.0500</text:p>
          </table:table-cell>
          <table:table-cell table:formula="of:=SQRT([.C4])" office:value-type="float" office:value="0">
            <text:p>Err:502</text:p>
          </table:table-cell>
          <table:table-cell table:formula="of:=SQRT([.D4])" office:value-type="float" office:value="0.156962014360581">
            <text:p>0.1570</text:p>
          </table:table-cell>
          <table:table-cell table:formula="of:=SQRT([.E4])" office:value-type="float" office:value="3.04266132125246">
            <text:p>3.0427</text:p>
          </table:table-cell>
          <table:table-cell table:formula="of:=SQRT([.F4])" office:value-type="float" office:value="3.15435346966346">
            <text:p>3.1544</text:p>
          </table:table-cell>
          <table:table-cell table:formula="of:=SQRT([.G4])" office:value-type="float" office:value="3.15439351966838">
            <text:p>3.1544</text:p>
          </table:table-cell>
          <table:table-cell table:formula="of:=SQRT([.H4])" office:value-type="float" office:value="3.21835097363948">
            <text:p>3.2184</text:p>
          </table:table-cell>
          <table:table-cell table:formula="of:=SQRT([.I4])" office:value-type="float" office:value="4.41086155958497">
            <text:p>4.4109</text:p>
          </table:table-cell>
          <table:table-cell table:formula="of:=SQRT([.J4])" office:value-type="float" office:value="4.43731731821569">
            <text:p>4.4373</text:p>
          </table:table-cell>
          <table:table-cell table:formula="of:=SQRT([.K4])" office:value-type="float" office:value="4.53882504273603">
            <text:p>4.5388</text:p>
          </table:table-cell>
          <table:table-cell table:formula="of:=[.$B$44]*[.A4]" office:value-type="float" office:value="0.15707963268">
            <text:p>0.1571</text:p>
          </table:table-cell>
          <table:table-cell table:formula="of:=[.$B$45]*[.A4]" office:value-type="float" office:value="0.07853981634">
            <text:p>0.0785</text:p>
          </table:table-cell>
          <table:table-cell table:style-name="ce1"/>
        </table:table-row>
        <table:table-row table:style-name="ro1">
          <table:table-cell office:value-type="float" office:value="0.11780972451">
            <text:p>0.1178</text:p>
          </table:table-cell>
          <table:table-cell office:value-type="float" office:value="0">
            <text:p>0.00E+000</text:p>
          </table:table-cell>
          <table:table-cell office:value-type="float" office:value="-0.141137238553956">
            <text:p>-1.41E-001</text:p>
          </table:table-cell>
          <table:table-cell office:value-type="float" office:value="0.0554334170473641">
            <text:p>5.54E-002</text:p>
          </table:table-cell>
          <table:table-cell office:value-type="float" office:value="9.0284642445979">
            <text:p>9.03E+000</text:p>
          </table:table-cell>
          <table:table-cell office:value-type="float" office:value="9.95753971000066">
            <text:p>9.96E+000</text:p>
          </table:table-cell>
          <table:table-cell office:value-type="float" office:value="9.95813648337242">
            <text:p>9.96E+000</text:p>
          </table:table-cell>
          <table:table-cell office:value-type="float" office:value="10.604106469718">
            <text:p>1.06E+001</text:p>
          </table:table-cell>
          <table:table-cell office:value-type="float" office:value="19.2186662987391">
            <text:p>1.92E+001</text:p>
          </table:table-cell>
          <table:table-cell office:value-type="float" office:value="19.4354867230527">
            <text:p>1.94E+001</text:p>
          </table:table-cell>
          <table:table-cell office:value-type="float" office:value="20.8578164024175">
            <text:p>2.09E+001</text:p>
          </table:table-cell>
          <table:table-cell/>
          <table:table-cell table:formula="of:=2*[.A5]/PI()" office:value-type="float" office:value="0.0750000000002437">
            <text:p>0.0750</text:p>
          </table:table-cell>
          <table:table-cell table:formula="of:=SQRT([.C5])" office:value-type="float" office:value="0">
            <text:p>Err:502</text:p>
          </table:table-cell>
          <table:table-cell table:formula="of:=SQRT([.D5])" office:value-type="float" office:value="0.235443022932012">
            <text:p>0.2354</text:p>
          </table:table-cell>
          <table:table-cell table:formula="of:=SQRT([.E5])" office:value-type="float" office:value="3.0047402956991">
            <text:p>3.0047</text:p>
          </table:table-cell>
          <table:table-cell table:formula="of:=SQRT([.F5])" office:value-type="float" office:value="3.15555695717898">
            <text:p>3.1556</text:p>
          </table:table-cell>
          <table:table-cell table:formula="of:=SQRT([.G5])" office:value-type="float" office:value="3.15565151488126">
            <text:p>3.1557</text:p>
          </table:table-cell>
          <table:table-cell table:formula="of:=SQRT([.H5])" office:value-type="float" office:value="3.25639470422706">
            <text:p>3.2564</text:p>
          </table:table-cell>
          <table:table-cell table:formula="of:=SQRT([.I5])" office:value-type="float" office:value="4.38390993278136">
            <text:p>4.3839</text:p>
          </table:table-cell>
          <table:table-cell table:formula="of:=SQRT([.J5])" office:value-type="float" office:value="4.40856969130042">
            <text:p>4.4086</text:p>
          </table:table-cell>
          <table:table-cell table:formula="of:=SQRT([.K5])" office:value-type="float" office:value="4.56703584422298">
            <text:p>4.5670</text:p>
          </table:table-cell>
          <table:table-cell table:formula="of:=[.$B$44]*[.A5]" office:value-type="float" office:value="0.23561944902">
            <text:p>0.2356</text:p>
          </table:table-cell>
          <table:table-cell table:formula="of:=[.$B$45]*[.A5]" office:value-type="float" office:value="0.11780972451">
            <text:p>0.1178</text:p>
          </table:table-cell>
          <table:table-cell table:style-name="ce1"/>
        </table:table-row>
        <table:table-row table:style-name="ro1">
          <table:table-cell office:value-type="float" office:value="0.15707963268">
            <text:p>0.1571</text:p>
          </table:table-cell>
          <table:table-cell office:value-type="float" office:value="0">
            <text:p>0.00E+000</text:p>
          </table:table-cell>
          <table:table-cell office:value-type="float" office:value="-0.130379637426045">
            <text:p>-1.30E-001</text:p>
          </table:table-cell>
          <table:table-cell office:value-type="float" office:value="0.0985483008041894">
            <text:p>9.85E-002</text:p>
          </table:table-cell>
          <table:table-cell office:value-type="float" office:value="8.79562456252759">
            <text:p>8.80E+000</text:p>
          </table:table-cell>
          <table:table-cell office:value-type="float" office:value="9.96817022661678">
            <text:p>9.97E+000</text:p>
          </table:table-cell>
          <table:table-cell office:value-type="float" office:value="9.9692493457029">
            <text:p>9.97E+000</text:p>
          </table:table-cell>
          <table:table-cell office:value-type="float" office:value="10.8607361474509">
            <text:p>1.09E+001</text:p>
          </table:table-cell>
          <table:table-cell office:value-type="float" office:value="18.978217213768">
            <text:p>1.90E+001</text:p>
          </table:table-cell>
          <table:table-cell office:value-type="float" office:value="19.1847625142865">
            <text:p>1.92E+001</text:p>
          </table:table-cell>
          <table:table-cell office:value-type="float" office:value="21.1260245403184">
            <text:p>2.11E+001</text:p>
          </table:table-cell>
          <table:table-cell/>
          <table:table-cell table:formula="of:=2*[.A6]/PI()" office:value-type="float" office:value="0.100000000000325">
            <text:p>0.1000</text:p>
          </table:table-cell>
          <table:table-cell table:formula="of:=SQRT([.C6])" office:value-type="float" office:value="0">
            <text:p>Err:502</text:p>
          </table:table-cell>
          <table:table-cell table:formula="of:=SQRT([.D6])" office:value-type="float" office:value="0.313924036677967">
            <text:p>0.3139</text:p>
          </table:table-cell>
          <table:table-cell table:formula="of:=SQRT([.E6])" office:value-type="float" office:value="2.96574182330957">
            <text:p>2.9657</text:p>
          </table:table-cell>
          <table:table-cell table:formula="of:=SQRT([.F6])" office:value-type="float" office:value="3.15724091995159">
            <text:p>3.1572</text:p>
          </table:table-cell>
          <table:table-cell table:formula="of:=SQRT([.G6])" office:value-type="float" office:value="3.1574118112313">
            <text:p>3.1574</text:p>
          </table:table-cell>
          <table:table-cell table:formula="of:=SQRT([.H6])" office:value-type="float" office:value="3.29556310020775">
            <text:p>3.2956</text:p>
          </table:table-cell>
          <table:table-cell table:formula="of:=SQRT([.I6])" office:value-type="float" office:value="4.3563995700312">
            <text:p>4.3564</text:p>
          </table:table-cell>
          <table:table-cell table:formula="of:=SQRT([.J6])" office:value-type="float" office:value="4.38004138271393">
            <text:p>4.3800</text:p>
          </table:table-cell>
          <table:table-cell table:formula="of:=SQRT([.K6])" office:value-type="float" office:value="4.59630553165457">
            <text:p>4.5963</text:p>
          </table:table-cell>
          <table:table-cell table:formula="of:=[.$B$44]*[.A6]" office:value-type="float" office:value="0.31415926536">
            <text:p>0.3142</text:p>
          </table:table-cell>
          <table:table-cell table:formula="of:=[.$B$45]*[.A6]" office:value-type="float" office:value="0.15707963268">
            <text:p>0.1571</text:p>
          </table:table-cell>
          <table:table-cell table:style-name="ce1"/>
        </table:table-row>
        <table:table-row table:style-name="ro1">
          <table:table-cell office:value-type="float" office:value="0.19634954085">
            <text:p>0.1963</text:p>
          </table:table-cell>
          <table:table-cell office:value-type="float" office:value="0">
            <text:p>0.00E+000</text:p>
          </table:table-cell>
          <table:table-cell office:value-type="float" office:value="-0.116550171399623">
            <text:p>-1.17E-001</text:p>
          </table:table-cell>
          <table:table-cell office:value-type="float" office:value="0.153981731608246">
            <text:p>1.54E-001</text:p>
          </table:table-cell>
          <table:table-cell office:value-type="float" office:value="8.56319831280247">
            <text:p>8.56E+000</text:p>
          </table:table-cell>
          <table:table-cell office:value-type="float" office:value="9.98183844174623">
            <text:p>9.98E+000</text:p>
          </table:table-cell>
          <table:table-cell office:value-type="float" office:value="9.98353672331941">
            <text:p>9.98E+000</text:p>
          </table:table-cell>
          <table:table-cell office:value-type="float" office:value="11.1237446248721">
            <text:p>1.11E+001</text:p>
          </table:table-cell>
          <table:table-cell office:value-type="float" office:value="18.7384974884577">
            <text:p>1.87E+001</text:p>
          </table:table-cell>
          <table:table-cell office:value-type="float" office:value="18.9377089558405">
            <text:p>1.89E+001</text:p>
          </table:table-cell>
          <table:table-cell office:value-type="float" office:value="21.4014420924959">
            <text:p>2.14E+001</text:p>
          </table:table-cell>
          <table:table-cell/>
          <table:table-cell table:formula="of:=2*[.A7]/PI()" office:value-type="float" office:value="0.125000000000406">
            <text:p>0.1250</text:p>
          </table:table-cell>
          <table:table-cell table:formula="of:=SQRT([.C7])" office:value-type="float" office:value="0">
            <text:p>Err:502</text:p>
          </table:table-cell>
          <table:table-cell table:formula="of:=SQRT([.D7])" office:value-type="float" office:value="0.392405060630271">
            <text:p>0.3924</text:p>
          </table:table-cell>
          <table:table-cell table:formula="of:=SQRT([.E7])" office:value-type="float" office:value="2.92629429702524">
            <text:p>2.9263</text:p>
          </table:table-cell>
          <table:table-cell table:formula="of:=SQRT([.F7])" office:value-type="float" office:value="3.15940476067031">
            <text:p>3.1594</text:p>
          </table:table-cell>
          <table:table-cell table:formula="of:=SQRT([.G7])" office:value-type="float" office:value="3.15967351530493">
            <text:p>3.1597</text:p>
          </table:table-cell>
          <table:table-cell table:formula="of:=SQRT([.H7])" office:value-type="float" office:value="3.33522782203437">
            <text:p>3.3352</text:p>
          </table:table-cell>
          <table:table-cell table:formula="of:=SQRT([.I7])" office:value-type="float" office:value="4.32879861953148">
            <text:p>4.3288</text:p>
          </table:table-cell>
          <table:table-cell table:formula="of:=SQRT([.J7])" office:value-type="float" office:value="4.35174780471485">
            <text:p>4.3517</text:p>
          </table:table-cell>
          <table:table-cell table:formula="of:=SQRT([.K7])" office:value-type="float" office:value="4.626169267601">
            <text:p>4.6262</text:p>
          </table:table-cell>
          <table:table-cell table:formula="of:=[.$B$44]*[.A7]" office:value-type="float" office:value="0.3926990817">
            <text:p>0.3927</text:p>
          </table:table-cell>
          <table:table-cell table:formula="of:=[.$B$45]*[.A7]" office:value-type="float" office:value="0.19634954085">
            <text:p>0.1963</text:p>
          </table:table-cell>
          <table:table-cell table:style-name="ce1"/>
        </table:table-row>
        <table:table-row table:style-name="ro1">
          <table:table-cell office:value-type="float" office:value="0.23561944902">
            <text:p>0.2356</text:p>
          </table:table-cell>
          <table:table-cell office:value-type="float" office:value="0">
            <text:p>0.00E+000</text:p>
          </table:table-cell>
          <table:table-cell office:value-type="float" office:value="-0.0996485036813045">
            <text:p>-9.96E-002</text:p>
          </table:table-cell>
          <table:table-cell office:value-type="float" office:value="0.221733723892934">
            <text:p>2.22E-001</text:p>
          </table:table-cell>
          <table:table-cell office:value-type="float" office:value="8.33260271046943">
            <text:p>8.33E+000</text:p>
          </table:table-cell>
          <table:table-cell office:value-type="float" office:value="9.99854514342061">
            <text:p>1.00E+001</text:p>
          </table:table-cell>
          <table:table-cell office:value-type="float" office:value="10.0009981851724">
            <text:p>1.00E+001</text:p>
          </table:table-cell>
          <table:table-cell office:value-type="float" office:value="11.3917125908556">
            <text:p>1.14E+001</text:p>
          </table:table-cell>
          <table:table-cell office:value-type="float" office:value="18.5009982910804">
            <text:p>1.85E+001</text:p>
          </table:table-cell>
          <table:table-cell office:value-type="float" office:value="18.6943388019671">
            <text:p>1.87E+001</text:p>
          </table:table-cell>
          <table:table-cell office:value-type="float" office:value="21.6825972262508">
            <text:p>2.17E+001</text:p>
          </table:table-cell>
          <table:table-cell/>
          <table:table-cell table:formula="of:=2*[.A8]/PI()" office:value-type="float" office:value="0.150000000000487">
            <text:p>0.1500</text:p>
          </table:table-cell>
          <table:table-cell table:formula="of:=SQRT([.C8])" office:value-type="float" office:value="0">
            <text:p>Err:502</text:p>
          </table:table-cell>
          <table:table-cell table:formula="of:=SQRT([.D8])" office:value-type="float" office:value="0.470886105011534">
            <text:p>0.4709</text:p>
          </table:table-cell>
          <table:table-cell table:formula="of:=SQRT([.E8])" office:value-type="float" office:value="2.88662479558211">
            <text:p>2.8866</text:p>
          </table:table-cell>
          <table:table-cell table:formula="of:=SQRT([.F8])" office:value-type="float" office:value="3.16204761877816">
            <text:p>3.1620</text:p>
          </table:table-cell>
          <table:table-cell table:formula="of:=SQRT([.G8])" office:value-type="float" office:value="3.16243548316363">
            <text:p>3.1624</text:p>
          </table:table-cell>
          <table:table-cell table:formula="of:=SQRT([.H8])" office:value-type="float" office:value="3.3751611207253">
            <text:p>3.3752</text:p>
          </table:table-cell>
          <table:table-cell table:formula="of:=SQRT([.I8])" office:value-type="float" office:value="4.30127868093668">
            <text:p>4.3013</text:p>
          </table:table-cell>
          <table:table-cell table:formula="of:=SQRT([.J8])" office:value-type="float" office:value="4.3236950403523">
            <text:p>4.3237</text:p>
          </table:table-cell>
          <table:table-cell table:formula="of:=SQRT([.K8])" office:value-type="float" office:value="4.65645758342657">
            <text:p>4.6565</text:p>
          </table:table-cell>
          <table:table-cell table:formula="of:=[.$B$44]*[.A8]" office:value-type="float" office:value="0.47123889804">
            <text:p>0.4712</text:p>
          </table:table-cell>
          <table:table-cell table:formula="of:=[.$B$45]*[.A8]" office:value-type="float" office:value="0.23561944902">
            <text:p>0.2356</text:p>
          </table:table-cell>
          <table:table-cell table:style-name="ce1"/>
        </table:table-row>
        <table:table-row table:style-name="ro1">
          <table:table-cell office:value-type="float" office:value="0.27488935719">
            <text:p>0.2749</text:p>
          </table:table-cell>
          <table:table-cell office:value-type="float" office:value="0">
            <text:p>0.00E+000</text:p>
          </table:table-cell>
          <table:table-cell office:value-type="float" office:value="-0.0796747293726375">
            <text:p>-7.97E-002</text:p>
          </table:table-cell>
          <table:table-cell office:value-type="float" office:value="0.30180430423532">
            <text:p>3.02E-001</text:p>
          </table:table-cell>
          <table:table-cell office:value-type="float" office:value="8.10446259606247">
            <text:p>8.10E+000</text:p>
          </table:table-cell>
          <table:table-cell office:value-type="float" office:value="10.0182911527922">
            <text:p>1.00E+001</text:p>
          </table:table-cell>
          <table:table-cell office:value-type="float" office:value="10.021633216027">
            <text:p>1.00E+001</text:p>
          </table:table-cell>
          <table:table-cell office:value-type="float" office:value="11.66401070702">
            <text:p>1.17E+001</text:p>
          </table:table-cell>
          <table:table-cell office:value-type="float" office:value="18.2663745767964">
            <text:p>1.83E+001</text:p>
          </table:table-cell>
          <table:table-cell office:value-type="float" office:value="18.4546413194372">
            <text:p>1.85E+001</text:p>
          </table:table-cell>
          <table:table-cell office:value-type="float" office:value="21.9688555678558">
            <text:p>2.20E+001</text:p>
          </table:table-cell>
          <table:table-cell/>
          <table:table-cell table:formula="of:=2*[.A9]/PI()" office:value-type="float" office:value="0.175000000000569">
            <text:p>0.1750</text:p>
          </table:table-cell>
          <table:table-cell table:formula="of:=SQRT([.C9])" office:value-type="float" office:value="0">
            <text:p>Err:502</text:p>
          </table:table-cell>
          <table:table-cell table:formula="of:=SQRT([.D9])" office:value-type="float" office:value="0.54936718525529">
            <text:p>0.5494</text:p>
          </table:table-cell>
          <table:table-cell table:formula="of:=SQRT([.E9])" office:value-type="float" office:value="2.84683378441076">
            <text:p>2.8468</text:p>
          </table:table-cell>
          <table:table-cell table:formula="of:=SQRT([.F9])" office:value-type="float" office:value="3.16516842407986">
            <text:p>3.1652</text:p>
          </table:table-cell>
          <table:table-cell table:formula="of:=SQRT([.G9])" office:value-type="float" office:value="3.1656963240379">
            <text:p>3.1657</text:p>
          </table:table-cell>
          <table:table-cell table:formula="of:=SQRT([.H9])" office:value-type="float" office:value="3.41526144050788">
            <text:p>3.4153</text:p>
          </table:table-cell>
          <table:table-cell table:formula="of:=SQRT([.I9])" office:value-type="float" office:value="4.27391794221606">
            <text:p>4.2739</text:p>
          </table:table-cell>
          <table:table-cell table:formula="of:=SQRT([.J9])" office:value-type="float" office:value="4.29588655802702">
            <text:p>4.2959</text:p>
          </table:table-cell>
          <table:table-cell table:formula="of:=SQRT([.K9])" office:value-type="float" office:value="4.687094576372">
            <text:p>4.6871</text:p>
          </table:table-cell>
          <table:table-cell table:formula="of:=[.$B$44]*[.A9]" office:value-type="float" office:value="0.54977871438">
            <text:p>0.5498</text:p>
          </table:table-cell>
          <table:table-cell table:formula="of:=[.$B$45]*[.A9]" office:value-type="float" office:value="0.27488935719">
            <text:p>0.2749</text:p>
          </table:table-cell>
          <table:table-cell table:style-name="ce1"/>
        </table:table-row>
        <table:table-row table:style-name="ro1">
          <table:table-cell office:value-type="float" office:value="0.31415926536">
            <text:p>0.3142</text:p>
          </table:table-cell>
          <table:table-cell office:value-type="float" office:value="0">
            <text:p>0.00E+000</text:p>
          </table:table-cell>
          <table:table-cell office:value-type="float" office:value="-0.05662912396184">
            <text:p>-5.66E-002</text:p>
          </table:table-cell>
          <table:table-cell office:value-type="float" office:value="0.394193514735803">
            <text:p>3.94E-001</text:p>
          </table:table-cell>
          <table:table-cell office:value-type="float" office:value="7.87909190375687">
            <text:p>7.88E+000</text:p>
          </table:table-cell>
          <table:table-cell office:value-type="float" office:value="10.0410773911804">
            <text:p>1.00E+001</text:p>
          </table:table-cell>
          <table:table-cell office:value-type="float" office:value="10.0454412204439">
            <text:p>1.00E+001</text:p>
          </table:table-cell>
          <table:table-cell office:value-type="float" office:value="11.9403175513109">
            <text:p>1.19E+001</text:p>
          </table:table-cell>
          <table:table-cell office:value-type="float" office:value="18.0349557973067">
            <text:p>1.80E+001</text:p>
          </table:table-cell>
          <table:table-cell office:value-type="float" office:value="18.2185975705736">
            <text:p>1.82E+001</text:p>
          </table:table-cell>
          <table:table-cell office:value-type="float" office:value="22.2599123940396">
            <text:p>2.23E+001</text:p>
          </table:table-cell>
          <table:table-cell/>
          <table:table-cell table:formula="of:=2*[.A10]/PI()" office:value-type="float" office:value="0.20000000000065">
            <text:p>0.2000</text:p>
          </table:table-cell>
          <table:table-cell table:formula="of:=SQRT([.C10])" office:value-type="float" office:value="0">
            <text:p>Err:502</text:p>
          </table:table-cell>
          <table:table-cell table:formula="of:=SQRT([.D10])" office:value-type="float" office:value="0.627848321440619">
            <text:p>0.6278</text:p>
          </table:table-cell>
          <table:table-cell table:formula="of:=SQRT([.E10])" office:value-type="float" office:value="2.80697201691732">
            <text:p>2.8070</text:p>
          </table:table-cell>
          <table:table-cell table:formula="of:=SQRT([.F10])" office:value-type="float" office:value="3.16876590981101">
            <text:p>3.1688</text:p>
          </table:table-cell>
          <table:table-cell table:formula="of:=SQRT([.G10])" office:value-type="float" office:value="3.16945440422226">
            <text:p>3.1695</text:p>
          </table:table-cell>
          <table:table-cell table:formula="of:=SQRT([.H10])" office:value-type="float" office:value="3.45547645793035">
            <text:p>3.4555</text:p>
          </table:table-cell>
          <table:table-cell table:formula="of:=SQRT([.I10])" office:value-type="float" office:value="4.24675826923392">
            <text:p>4.2468</text:p>
          </table:table-cell>
          <table:table-cell table:formula="of:=SQRT([.J10])" office:value-type="float" office:value="4.26832491389463">
            <text:p>4.2683</text:p>
          </table:table-cell>
          <table:table-cell table:formula="of:=SQRT([.K10])" office:value-type="float" office:value="4.7180411606979">
            <text:p>4.7180</text:p>
          </table:table-cell>
          <table:table-cell table:formula="of:=[.$B$44]*[.A10]" office:value-type="float" office:value="0.62831853072">
            <text:p>0.6283</text:p>
          </table:table-cell>
          <table:table-cell table:formula="of:=[.$B$45]*[.A10]" office:value-type="float" office:value="0.31415926536">
            <text:p>0.3142</text:p>
          </table:table-cell>
          <table:table-cell table:style-name="ce1"/>
        </table:table-row>
        <table:table-row table:style-name="ro1">
          <table:table-cell office:value-type="float" office:value="0.35342917353">
            <text:p>0.3534</text:p>
          </table:table-cell>
          <table:table-cell office:value-type="float" office:value="0">
            <text:p>0.00E+000</text:p>
          </table:table-cell>
          <table:table-cell office:value-type="float" office:value="-0.0305120793624951">
            <text:p>-3.05E-002</text:p>
          </table:table-cell>
          <table:table-cell office:value-type="float" office:value="0.498901420309268">
            <text:p>4.99E-001</text:p>
          </table:table-cell>
          <table:table-cell office:value-type="float" office:value="7.65666302349865">
            <text:p>7.66E+000</text:p>
          </table:table-cell>
          <table:table-cell office:value-type="float" office:value="10.0669049027164">
            <text:p>1.01E+001</text:p>
          </table:table-cell>
          <table:table-cell office:value-type="float" office:value="10.0724215331134">
            <text:p>1.01E+001</text:p>
          </table:table-cell>
          <table:table-cell office:value-type="float" office:value="12.2204488015275">
            <text:p>1.22E+001</text:p>
          </table:table-cell>
          <table:table-cell office:value-type="float" office:value="17.8069269284034">
            <text:p>1.78E+001</text:p>
          </table:table-cell>
          <table:table-cell office:value-type="float" office:value="17.9861855397498">
            <text:p>1.80E+001</text:p>
          </table:table-cell>
          <table:table-cell office:value-type="float" office:value="22.5556134955847">
            <text:p>2.26E+001</text:p>
          </table:table-cell>
          <table:table-cell/>
          <table:table-cell table:formula="of:=2*[.A11]/PI()" office:value-type="float" office:value="0.225000000000731">
            <text:p>0.2250</text:p>
          </table:table-cell>
          <table:table-cell table:formula="of:=SQRT([.C11])" office:value-type="float" office:value="0">
            <text:p>Err:502</text:p>
          </table:table-cell>
          <table:table-cell table:formula="of:=SQRT([.D11])" office:value-type="float" office:value="0.706329540872579">
            <text:p>0.7063</text:p>
          </table:table-cell>
          <table:table-cell table:formula="of:=SQRT([.E11])" office:value-type="float" office:value="2.76706758563983">
            <text:p>2.7671</text:p>
          </table:table-cell>
          <table:table-cell table:formula="of:=SQRT([.F11])" office:value-type="float" office:value="3.17283861907857">
            <text:p>3.1728</text:p>
          </table:table-cell>
          <table:table-cell table:formula="of:=SQRT([.G11])" office:value-type="float" office:value="3.17370785251468">
            <text:p>3.1737</text:p>
          </table:table-cell>
          <table:table-cell table:formula="of:=SQRT([.H11])" office:value-type="float" office:value="3.4957758511563">
            <text:p>3.4958</text:p>
          </table:table-cell>
          <table:table-cell table:formula="of:=SQRT([.I11])" office:value-type="float" office:value="4.21982546184121">
            <text:p>4.2198</text:p>
          </table:table-cell>
          <table:table-cell table:formula="of:=SQRT([.J11])" office:value-type="float" office:value="4.24101232487596">
            <text:p>4.2410</text:p>
          </table:table-cell>
          <table:table-cell table:formula="of:=SQRT([.K11])" office:value-type="float" office:value="4.74927504947699">
            <text:p>4.7493</text:p>
          </table:table-cell>
          <table:table-cell table:formula="of:=[.$B$44]*[.A11]" office:value-type="float" office:value="0.70685834706">
            <text:p>0.7069</text:p>
          </table:table-cell>
          <table:table-cell table:formula="of:=[.$B$45]*[.A11]" office:value-type="float" office:value="0.35342917353">
            <text:p>0.3534</text:p>
          </table:table-cell>
          <table:table-cell table:style-name="ce1"/>
        </table:table-row>
        <table:table-row table:style-name="ro1">
          <table:table-cell office:value-type="float" office:value="0.3926990817">
            <text:p>0.3927</text:p>
          </table:table-cell>
          <table:table-cell office:value-type="float" office:value="0">
            <text:p>0.00E+000</text:p>
          </table:table-cell>
          <table:table-cell office:value-type="float" office:value="-0.00132408711002948">
            <text:p>-1.32E-003</text:p>
          </table:table-cell>
          <table:table-cell office:value-type="float" office:value="0.615928115353391">
            <text:p>6.16E-001</text:p>
          </table:table-cell>
          <table:table-cell office:value-type="float" office:value="7.43727664415742">
            <text:p>7.44E+000</text:p>
          </table:table-cell>
          <table:table-cell office:value-type="float" office:value="10.0957748557287">
            <text:p>1.01E+001</text:p>
          </table:table-cell>
          <table:table-cell office:value-type="float" office:value="10.102573425723">
            <text:p>1.01E+001</text:p>
          </table:table-cell>
          <table:table-cell office:value-type="float" office:value="12.5042849012916">
            <text:p>1.25E+001</text:p>
          </table:table-cell>
          <table:table-cell office:value-type="float" office:value="17.5824050211216">
            <text:p>1.76E+001</text:p>
          </table:table-cell>
          <table:table-cell office:value-type="float" office:value="17.7573821832172">
            <text:p>1.78E+001</text:p>
          </table:table-cell>
          <table:table-cell office:value-type="float" office:value="22.8558810111552">
            <text:p>2.29E+001</text:p>
          </table:table-cell>
          <table:table-cell/>
          <table:table-cell table:formula="of:=2*[.A12]/PI()" office:value-type="float" office:value="0.250000000000812">
            <text:p>0.2500</text:p>
          </table:table-cell>
          <table:table-cell table:formula="of:=SQRT([.C12])" office:value-type="float" office:value="0">
            <text:p>Err:502</text:p>
          </table:table-cell>
          <table:table-cell table:formula="of:=SQRT([.D12])" office:value-type="float" office:value="0.784810878717536">
            <text:p>0.7848</text:p>
          </table:table-cell>
          <table:table-cell table:formula="of:=SQRT([.E12])" office:value-type="float" office:value="2.72713707835844">
            <text:p>2.7271</text:p>
          </table:table-cell>
          <table:table-cell table:formula="of:=SQRT([.F12])" office:value-type="float" office:value="3.17738490833716">
            <text:p>3.1774</text:p>
          </table:table-cell>
          <table:table-cell table:formula="of:=SQRT([.G12])" office:value-type="float" office:value="3.17845456562195">
            <text:p>3.1785</text:p>
          </table:table-cell>
          <table:table-cell table:formula="of:=SQRT([.H12])" office:value-type="float" office:value="3.53613983056264">
            <text:p>3.5361</text:p>
          </table:table-cell>
          <table:table-cell table:formula="of:=SQRT([.I12])" office:value-type="float" office:value="4.19313784904832">
            <text:p>4.1931</text:p>
          </table:table-cell>
          <table:table-cell table:formula="of:=SQRT([.J12])" office:value-type="float" office:value="4.21395089947868">
            <text:p>4.2140</text:p>
          </table:table-cell>
          <table:table-cell table:formula="of:=SQRT([.K12])" office:value-type="float" office:value="4.780782468504">
            <text:p>4.7808</text:p>
          </table:table-cell>
          <table:table-cell table:formula="of:=[.$B$44]*[.A12]" office:value-type="float" office:value="0.7853981634">
            <text:p>0.7854</text:p>
          </table:table-cell>
          <table:table-cell table:formula="of:=[.$B$45]*[.A12]" office:value-type="float" office:value="0.3926990817">
            <text:p>0.3927</text:p>
          </table:table-cell>
          <table:table-cell table:style-name="ce1"/>
        </table:table-row>
        <table:table-row table:style-name="ro1">
          <table:table-cell office:value-type="float" office:value="0.43196898987">
            <text:p>0.4320</text:p>
          </table:table-cell>
          <table:table-cell office:value-type="float" office:value="0">
            <text:p>0.00E+000</text:p>
          </table:table-cell>
          <table:table-cell office:value-type="float" office:value="0.0309342569156327">
            <text:p>3.09E-002</text:p>
          </table:table-cell>
          <table:table-cell office:value-type="float" office:value="0.745273731179297">
            <text:p>7.45E-001</text:p>
          </table:table-cell>
          <table:table-cell office:value-type="float" office:value="7.22099412043353">
            <text:p>7.22E+000</text:p>
          </table:table-cell>
          <table:table-cell office:value-type="float" office:value="10.127688545987">
            <text:p>1.01E+001</text:p>
          </table:table-cell>
          <table:table-cell office:value-type="float" office:value="10.1358961171121">
            <text:p>1.01E+001</text:p>
          </table:table-cell>
          <table:table-cell office:value-type="float" office:value="12.7917344819006">
            <text:p>1.28E+001</text:p>
          </table:table-cell>
          <table:table-cell office:value-type="float" office:value="17.3614777159611">
            <text:p>1.74E+001</text:p>
          </table:table-cell>
          <table:table-cell office:value-type="float" office:value="17.5321643606276">
            <text:p>1.75E+001</text:p>
          </table:table-cell>
          <table:table-cell office:value-type="float" office:value="23.1606787619201">
            <text:p>2.32E+001</text:p>
          </table:table-cell>
          <table:table-cell/>
          <table:table-cell table:formula="of:=2*[.A13]/PI()" office:value-type="float" office:value="0.275000000000893">
            <text:p>0.2750</text:p>
          </table:table-cell>
          <table:table-cell table:formula="of:=SQRT([.C13])" office:value-type="float" office:value="0.175881371712961">
            <text:p>0.1759</text:p>
          </table:table-cell>
          <table:table-cell table:formula="of:=SQRT([.D13])" office:value-type="float" office:value="0.863292378733472">
            <text:p>0.8633</text:p>
          </table:table-cell>
          <table:table-cell table:formula="of:=SQRT([.E13])" office:value-type="float" office:value="2.68719074879948">
            <text:p>2.6872</text:p>
          </table:table-cell>
          <table:table-cell table:formula="of:=SQRT([.F13])" office:value-type="float" office:value="3.1824029515426">
            <text:p>3.1824</text:p>
          </table:table-cell>
          <table:table-cell table:formula="of:=SQRT([.G13])" office:value-type="float" office:value="3.18369221456976">
            <text:p>3.1837</text:p>
          </table:table-cell>
          <table:table-cell table:formula="of:=SQRT([.H13])" office:value-type="float" office:value="3.57655343618693">
            <text:p>3.5766</text:p>
          </table:table-cell>
          <table:table-cell table:formula="of:=SQRT([.I13])" office:value-type="float" office:value="4.16671065901643">
            <text:p>4.1667</text:p>
          </table:table-cell>
          <table:table-cell table:formula="of:=SQRT([.J13])" office:value-type="float" office:value="4.18714274423832">
            <text:p>4.1871</text:p>
          </table:table-cell>
          <table:table-cell table:formula="of:=SQRT([.K13])" office:value-type="float" office:value="4.81255428664655">
            <text:p>4.8126</text:p>
          </table:table-cell>
          <table:table-cell table:formula="of:=[.$B$44]*[.A13]" office:value-type="float" office:value="0.86393797974">
            <text:p>0.8639</text:p>
          </table:table-cell>
          <table:table-cell table:formula="of:=[.$B$45]*[.A13]" office:value-type="float" office:value="0.43196898987">
            <text:p>0.4320</text:p>
          </table:table-cell>
          <table:table-cell table:style-name="ce1"/>
        </table:table-row>
        <table:table-row table:style-name="ro1">
          <table:table-cell office:value-type="float" office:value="0.47123889804">
            <text:p>0.4712</text:p>
          </table:table-cell>
          <table:table-cell office:value-type="float" office:value="0">
            <text:p>0.00E+000</text:p>
          </table:table-cell>
          <table:table-cell office:value-type="float" office:value="0.0662622425172089">
            <text:p>6.63E-002</text:p>
          </table:table-cell>
          <table:table-cell office:value-type="float" office:value="0.886938444823538">
            <text:p>8.87E-001</text:p>
          </table:table-cell>
          <table:table-cell office:value-type="float" office:value="7.00785387751884">
            <text:p>7.01E+000</text:p>
          </table:table-cell>
          <table:table-cell office:value-type="float" office:value="10.1626473935821">
            <text:p>1.02E+001</text:p>
          </table:table-cell>
          <table:table-cell office:value-type="float" office:value="10.1723887832552">
            <text:p>1.02E+001</text:p>
          </table:table-cell>
          <table:table-cell office:value-type="float" office:value="13.0827105599106">
            <text:p>1.31E+001</text:p>
          </table:table-cell>
          <table:table-cell office:value-type="float" office:value="17.1442279949861">
            <text:p>1.71E+001</text:p>
          </table:table-cell>
          <table:table-cell office:value-type="float" office:value="17.3105093039005">
            <text:p>1.73E+001</text:p>
          </table:table-cell>
          <table:table-cell office:value-type="float" office:value="23.4699943035816">
            <text:p>2.35E+001</text:p>
          </table:table-cell>
          <table:table-cell/>
          <table:table-cell table:formula="of:=2*[.A14]/PI()" office:value-type="float" office:value="0.300000000000975">
            <text:p>0.3000</text:p>
          </table:table-cell>
          <table:table-cell table:formula="of:=SQRT([.C14])" office:value-type="float" office:value="0.257414534393862">
            <text:p>0.2574</text:p>
          </table:table-cell>
          <table:table-cell table:formula="of:=SQRT([.D14])" office:value-type="float" office:value="0.941774094368463">
            <text:p>0.9418</text:p>
          </table:table-cell>
          <table:table-cell table:formula="of:=SQRT([.E14])" office:value-type="float" office:value="2.64723513831296">
            <text:p>2.6472</text:p>
          </table:table-cell>
          <table:table-cell table:formula="of:=SQRT([.F14])" office:value-type="float" office:value="3.18789074367082">
            <text:p>3.1879</text:p>
          </table:table-cell>
          <table:table-cell table:formula="of:=SQRT([.G14])" office:value-type="float" office:value="3.1894182515398">
            <text:p>3.1894</text:p>
          </table:table-cell>
          <table:table-cell table:formula="of:=SQRT([.H14])" office:value-type="float" office:value="3.61700298035689">
            <text:p>3.6170</text:p>
          </table:table-cell>
          <table:table-cell table:formula="of:=SQRT([.I14])" office:value-type="float" office:value="4.14055889886693">
            <text:p>4.1406</text:p>
          </table:table-cell>
          <table:table-cell table:formula="of:=SQRT([.J14])" office:value-type="float" office:value="4.16059001872336">
            <text:p>4.1606</text:p>
          </table:table-cell>
          <table:table-cell table:formula="of:=SQRT([.K14])" office:value-type="float" office:value="4.84458401759961">
            <text:p>4.8446</text:p>
          </table:table-cell>
          <table:table-cell table:formula="of:=[.$B$44]*[.A14]" office:value-type="float" office:value="0.94247779608">
            <text:p>0.9425</text:p>
          </table:table-cell>
          <table:table-cell table:formula="of:=[.$B$45]*[.A14]" office:value-type="float" office:value="0.47123889804">
            <text:p>0.4712</text:p>
          </table:table-cell>
          <table:table-cell table:style-name="ce1"/>
        </table:table-row>
        <table:table-row table:style-name="ro1">
          <table:table-cell office:value-type="float" office:value="0.51050880621">
            <text:p>0.5105</text:p>
          </table:table-cell>
          <table:table-cell office:value-type="float" office:value="0">
            <text:p>0.00E+000</text:p>
          </table:table-cell>
          <table:table-cell office:value-type="float" office:value="0.104659029113354">
            <text:p>1.05E-001</text:p>
          </table:table-cell>
          <table:table-cell office:value-type="float" office:value="1.04092248682559">
            <text:p>1.04E+000</text:p>
          </table:table-cell>
          <table:table-cell office:value-type="float" office:value="6.79788033833219">
            <text:p>6.80E+000</text:p>
          </table:table-cell>
          <table:table-cell office:value-type="float" office:value="10.2006529372424">
            <text:p>1.02E+001</text:p>
          </table:table-cell>
          <table:table-cell office:value-type="float" office:value="10.2120505671142">
            <text:p>1.02E+001</text:p>
          </table:table-cell>
          <table:table-cell office:value-type="float" office:value="13.3771078644083">
            <text:p>1.34E+001</text:p>
          </table:table-cell>
          <table:table-cell office:value-type="float" office:value="16.9307573210896">
            <text:p>1.69E+001</text:p>
          </table:table-cell>
          <table:table-cell office:value-type="float" office:value="17.0923948878516">
            <text:p>1.71E+001</text:p>
          </table:table-cell>
          <table:table-cell office:value-type="float" office:value="23.7838286408336">
            <text:p>2.38E+001</text:p>
          </table:table-cell>
          <table:table-cell/>
          <table:table-cell table:formula="of:=2*[.A15]/PI()" office:value-type="float" office:value="0.325000000001056">
            <text:p>0.3250</text:p>
          </table:table-cell>
          <table:table-cell table:formula="of:=SQRT([.C15])" office:value-type="float" office:value="0.323510477594396">
            <text:p>0.3235</text:p>
          </table:table-cell>
          <table:table-cell table:formula="of:=SQRT([.D15])" office:value-type="float" office:value="1.02025608884514">
            <text:p>1.0203</text:p>
          </table:table-cell>
          <table:table-cell table:formula="of:=SQRT([.E15])" office:value-type="float" office:value="2.60727450383196">
            <text:p>2.6073</text:p>
          </table:table-cell>
          <table:table-cell table:formula="of:=SQRT([.F15])" office:value-type="float" office:value="3.19384610418887">
            <text:p>3.1938</text:p>
          </table:table-cell>
          <table:table-cell table:formula="of:=SQRT([.G15])" office:value-type="float" office:value="3.19562991710777">
            <text:p>3.1956</text:p>
          </table:table-cell>
          <table:table-cell table:formula="of:=SQRT([.H15])" office:value-type="float" office:value="3.65747287951781">
            <text:p>3.6575</text:p>
          </table:table-cell>
          <table:table-cell table:formula="of:=SQRT([.I15])" office:value-type="float" office:value="4.11470014959652">
            <text:p>4.1147</text:p>
          </table:table-cell>
          <table:table-cell table:formula="of:=SQRT([.J15])" office:value-type="float" office:value="4.13429496865567">
            <text:p>4.1343</text:p>
          </table:table-cell>
          <table:table-cell table:formula="of:=SQRT([.K15])" office:value-type="float" office:value="4.87686668270044">
            <text:p>4.8769</text:p>
          </table:table-cell>
          <table:table-cell table:formula="of:=[.$B$44]*[.A15]" office:value-type="float" office:value="1.02101761242">
            <text:p>1.0210</text:p>
          </table:table-cell>
          <table:table-cell table:formula="of:=[.$B$45]*[.A15]" office:value-type="float" office:value="0.51050880621">
            <text:p>0.5105</text:p>
          </table:table-cell>
          <table:table-cell table:style-name="ce1"/>
        </table:table-row>
        <table:table-row table:style-name="ro1">
          <table:table-cell office:value-type="float" office:value="0.54977871438">
            <text:p>0.5498</text:p>
          </table:table-cell>
          <table:table-cell office:value-type="float" office:value="0">
            <text:p>0.00E+000</text:p>
          </table:table-cell>
          <table:table-cell office:value-type="float" office:value="0.146123621630596">
            <text:p>1.46E-001</text:p>
          </table:table-cell>
          <table:table-cell office:value-type="float" office:value="1.20722615547129">
            <text:p>1.21E+000</text:p>
          </table:table-cell>
          <table:table-cell office:value-type="float" office:value="6.59108907065037">
            <text:p>6.59E+000</text:p>
          </table:table-cell>
          <table:table-cell office:value-type="float" office:value="10.2417068340636">
            <text:p>1.02E+001</text:p>
          </table:table-cell>
          <table:table-cell office:value-type="float" office:value="10.2548805941256">
            <text:p>1.03E+001</text:p>
          </table:table-cell>
          <table:table-cell office:value-type="float" office:value="13.6747702460379">
            <text:p>1.37E+001</text:p>
          </table:table-cell>
          <table:table-cell office:value-type="float" office:value="16.7212184207386">
            <text:p>1.67E+001</text:p>
          </table:table-cell>
          <table:table-cell office:value-type="float" office:value="16.8777998327988">
            <text:p>1.69E+001</text:p>
          </table:table-cell>
          <table:table-cell office:value-type="float" office:value="24.1021895522001">
            <text:p>2.41E+001</text:p>
          </table:table-cell>
          <table:table-cell/>
          <table:table-cell table:formula="of:=2*[.A16]/PI()" office:value-type="float" office:value="0.350000000001137">
            <text:p>0.3500</text:p>
          </table:table-cell>
          <table:table-cell table:formula="of:=SQRT([.C16])" office:value-type="float" office:value="0.382261195559524">
            <text:p>0.3823</text:p>
          </table:table-cell>
          <table:table-cell table:formula="of:=SQRT([.D16])" office:value-type="float" office:value="1.09873843815136">
            <text:p>1.0987</text:p>
          </table:table-cell>
          <table:table-cell table:formula="of:=SQRT([.E16])" office:value-type="float" office:value="2.56731164268196">
            <text:p>2.5673</text:p>
          </table:table-cell>
          <table:table-cell table:formula="of:=SQRT([.F16])" office:value-type="float" office:value="3.20026668171007">
            <text:p>3.2003</text:p>
          </table:table-cell>
          <table:table-cell table:formula="of:=SQRT([.G16])" office:value-type="float" office:value="3.20232424874897">
            <text:p>3.2023</text:p>
          </table:table-cell>
          <table:table-cell table:formula="of:=SQRT([.H16])" office:value-type="float" office:value="3.69794135243353">
            <text:p>3.6979</text:p>
          </table:table-cell>
          <table:table-cell table:formula="of:=SQRT([.I16])" office:value-type="float" office:value="4.08915864460387">
            <text:p>4.0892</text:p>
          </table:table-cell>
          <table:table-cell table:formula="of:=SQRT([.J16])" office:value-type="float" office:value="4.10825995195031">
            <text:p>4.1083</text:p>
          </table:table-cell>
          <table:table-cell table:formula="of:=SQRT([.K16])" office:value-type="float" office:value="4.90939808451098">
            <text:p>4.9094</text:p>
          </table:table-cell>
          <table:table-cell table:formula="of:=[.$B$44]*[.A16]" office:value-type="float" office:value="1.09955742876">
            <text:p>1.0996</text:p>
          </table:table-cell>
          <table:table-cell table:formula="of:=[.$B$45]*[.A16]" office:value-type="float" office:value="0.54977871438">
            <text:p>0.5498</text:p>
          </table:table-cell>
          <table:table-cell table:style-name="ce1"/>
        </table:table-row>
        <table:table-row table:style-name="ro1">
          <table:table-cell office:value-type="float" office:value="0.58904862255">
            <text:p>0.5890</text:p>
          </table:table-cell>
          <table:table-cell office:value-type="float" office:value="0">
            <text:p>0.00E+000</text:p>
          </table:table-cell>
          <table:table-cell office:value-type="float" office:value="0.190654841698506">
            <text:p>1.91E-001</text:p>
          </table:table-cell>
          <table:table-cell office:value-type="float" office:value="1.38584982242144">
            <text:p>1.39E+000</text:p>
          </table:table-cell>
          <table:table-cell office:value-type="float" office:value="6.38748990975818">
            <text:p>6.39E+000</text:p>
          </table:table-cell>
          <table:table-cell office:value-type="float" office:value="10.2858108475267">
            <text:p>1.03E+001</text:p>
          </table:table-cell>
          <table:table-cell office:value-type="float" office:value="10.3008779802614">
            <text:p>1.03E+001</text:p>
          </table:table-cell>
          <table:table-cell office:value-type="float" office:value="13.9754274600213">
            <text:p>1.40E+001</text:p>
          </table:table-cell>
          <table:table-cell office:value-type="float" office:value="16.5158784540983">
            <text:p>1.65E+001</text:p>
          </table:table-cell>
          <table:table-cell office:value-type="float" office:value="16.6667039490479">
            <text:p>1.67E+001</text:p>
          </table:table-cell>
          <table:table-cell office:value-type="float" office:value="24.4250864412051">
            <text:p>2.44E+001</text:p>
          </table:table-cell>
          <table:table-cell/>
          <table:table-cell table:formula="of:=2*[.A17]/PI()" office:value-type="float" office:value="0.375000000001218">
            <text:p>0.3750</text:p>
          </table:table-cell>
          <table:table-cell table:formula="of:=SQRT([.C17])" office:value-type="float" office:value="0.436640403190665">
            <text:p>0.4366</text:p>
          </table:table-cell>
          <table:table-cell table:formula="of:=SQRT([.D17])" office:value-type="float" office:value="1.17722122917548">
            <text:p>1.1772</text:p>
          </table:table-cell>
          <table:table-cell table:formula="of:=SQRT([.E17])" office:value-type="float" office:value="2.52734839500971">
            <text:p>2.5273</text:p>
          </table:table-cell>
          <table:table-cell table:formula="of:=SQRT([.F17])" office:value-type="float" office:value="3.2071499571312">
            <text:p>3.2071</text:p>
          </table:table-cell>
          <table:table-cell table:formula="of:=SQRT([.G17])" office:value-type="float" office:value="3.20949808852746">
            <text:p>3.2095</text:p>
          </table:table-cell>
          <table:table-cell table:formula="of:=SQRT([.H17])" office:value-type="float" office:value="3.7383723008846">
            <text:p>3.7384</text:p>
          </table:table-cell>
          <table:table-cell table:formula="of:=SQRT([.I17])" office:value-type="float" office:value="4.06397323491411">
            <text:p>4.0640</text:p>
          </table:table-cell>
          <table:table-cell table:formula="of:=SQRT([.J17])" office:value-type="float" office:value="4.0824874707766">
            <text:p>4.0825</text:p>
          </table:table-cell>
          <table:table-cell table:formula="of:=SQRT([.K17])" office:value-type="float" office:value="4.94217426252911">
            <text:p>4.9422</text:p>
          </table:table-cell>
          <table:table-cell table:formula="of:=[.$B$44]*[.A17]" office:value-type="float" office:value="1.1780972451">
            <text:p>1.1781</text:p>
          </table:table-cell>
          <table:table-cell table:formula="of:=[.$B$45]*[.A17]" office:value-type="float" office:value="0.58904862255">
            <text:p>0.5890</text:p>
          </table:table-cell>
          <table:table-cell table:style-name="ce1"/>
        </table:table-row>
        <table:table-row table:style-name="ro1">
          <table:table-cell office:value-type="float" office:value="0.62831853072">
            <text:p>0.6283</text:p>
          </table:table-cell>
          <table:table-cell office:value-type="float" office:value="0">
            <text:p>0.00E+000</text:p>
          </table:table-cell>
          <table:table-cell office:value-type="float" office:value="0.23825129062751">
            <text:p>2.38E-001</text:p>
          </table:table-cell>
          <table:table-cell office:value-type="float" office:value="1.57679394981514">
            <text:p>1.58E+000</text:p>
          </table:table-cell>
          <table:table-cell office:value-type="float" office:value="6.18708893811822">
            <text:p>6.19E+000</text:p>
          </table:table-cell>
          <table:table-cell office:value-type="float" office:value="10.3329668437231">
            <text:p>1.03E+001</text:p>
          </table:table-cell>
          <table:table-cell office:value-type="float" office:value="10.3500418491945">
            <text:p>1.04E+001</text:p>
          </table:table-cell>
          <table:table-cell office:value-type="float" office:value="14.2785444680981">
            <text:p>1.43E+001</text:p>
          </table:table-cell>
          <table:table-cell office:value-type="float" office:value="16.3152693027139">
            <text:p>1.63E+001</text:p>
          </table:table-cell>
          <table:table-cell office:value-type="float" office:value="16.4590886461536">
            <text:p>1.65E+001</text:p>
          </table:table-cell>
          <table:table-cell office:value-type="float" office:value="24.7525253852603">
            <text:p>2.48E+001</text:p>
          </table:table-cell>
          <table:table-cell/>
          <table:table-cell table:formula="of:=2*[.A18]/PI()" office:value-type="float" office:value="0.4000000000013">
            <text:p>0.4000</text:p>
          </table:table-cell>
          <table:table-cell table:formula="of:=SQRT([.C18])" office:value-type="float" office:value="0.488109916542893">
            <text:p>0.4881</text:p>
          </table:table-cell>
          <table:table-cell table:formula="of:=SQRT([.D18])" office:value-type="float" office:value="1.25570456310994">
            <text:p>1.2557</text:p>
          </table:table-cell>
          <table:table-cell table:formula="of:=SQRT([.E18])" office:value-type="float" office:value="2.48738596484708">
            <text:p>2.4874</text:p>
          </table:table-cell>
          <table:table-cell table:formula="of:=SQRT([.F18])" office:value-type="float" office:value="3.21449324835551">
            <text:p>3.2145</text:p>
          </table:table-cell>
          <table:table-cell table:formula="of:=SQRT([.G18])" office:value-type="float" office:value="3.21714809251836">
            <text:p>3.2171</text:p>
          </table:table-cell>
          <table:table-cell table:formula="of:=SQRT([.H18])" office:value-type="float" office:value="3.77869613333728">
            <text:p>3.7787</text:p>
          </table:table-cell>
          <table:table-cell table:formula="of:=SQRT([.I18])" office:value-type="float" office:value="4.03921642187119">
            <text:p>4.0392</text:p>
          </table:table-cell>
          <table:table-cell table:formula="of:=SQRT([.J18])" office:value-type="float" office:value="4.05698023733831">
            <text:p>4.0570</text:p>
          </table:table-cell>
          <table:table-cell table:formula="of:=SQRT([.K18])" office:value-type="float" office:value="4.97519098982745">
            <text:p>4.9752</text:p>
          </table:table-cell>
          <table:table-cell table:formula="of:=[.$B$44]*[.A18]" office:value-type="float" office:value="1.25663706144">
            <text:p>1.2566</text:p>
          </table:table-cell>
          <table:table-cell table:formula="of:=[.$B$45]*[.A18]" office:value-type="float" office:value="0.62831853072">
            <text:p>0.6283</text:p>
          </table:table-cell>
          <table:table-cell table:style-name="ce1"/>
        </table:table-row>
        <table:table-row table:style-name="ro1">
          <table:table-cell office:value-type="float" office:value="0.66758843889">
            <text:p>0.6676</text:p>
          </table:table-cell>
          <table:table-cell office:value-type="float" office:value="0">
            <text:p>0.00E+000</text:p>
          </table:table-cell>
          <table:table-cell office:value-type="float" office:value="0.288911298820514">
            <text:p>2.89E-001</text:p>
          </table:table-cell>
          <table:table-cell office:value-type="float" office:value="1.78005909979164">
            <text:p>1.78E+000</text:p>
          </table:table-cell>
          <table:table-cell office:value-type="float" office:value="5.98988979203777">
            <text:p>5.99E+000</text:p>
          </table:table-cell>
          <table:table-cell office:value-type="float" office:value="10.3831767773827">
            <text:p>1.04E+001</text:p>
          </table:table-cell>
          <table:table-cell office:value-type="float" office:value="10.4023713436186">
            <text:p>1.04E+001</text:p>
          </table:table-cell>
          <table:table-cell office:value-type="float" office:value="14.5828840134226">
            <text:p>1.46E+001</text:p>
          </table:table-cell>
          <table:table-cell office:value-type="float" office:value="16.1206234668606">
            <text:p>1.61E+001</text:p>
          </table:table-cell>
          <table:table-cell office:value-type="float" office:value="16.2549384757799">
            <text:p>1.63E+001</text:p>
          </table:table-cell>
          <table:table-cell office:value-type="float" office:value="24.5198915844883">
            <text:p>2.45E+001</text:p>
          </table:table-cell>
          <table:table-cell/>
          <table:table-cell table:formula="of:=2*[.A19]/PI()" office:value-type="float" office:value="0.425000000001381">
            <text:p>0.4250</text:p>
          </table:table-cell>
          <table:table-cell table:formula="of:=SQRT([.C19])" office:value-type="float" office:value="0.537504696556704">
            <text:p>0.5375</text:p>
          </table:table-cell>
          <table:table-cell table:formula="of:=SQRT([.D19])" office:value-type="float" office:value="1.33418855481211">
            <text:p>1.3342</text:p>
          </table:table-cell>
          <table:table-cell table:formula="of:=SQRT([.E19])" office:value-type="float" office:value="2.44742513512421">
            <text:p>2.4474</text:p>
          </table:table-cell>
          <table:table-cell table:formula="of:=SQRT([.F19])" office:value-type="float" office:value="3.22229371370499">
            <text:p>3.2223</text:p>
          </table:table-cell>
          <table:table-cell table:formula="of:=SQRT([.G19])" office:value-type="float" office:value="3.2252707395843">
            <text:p>3.2253</text:p>
          </table:table-cell>
          <table:table-cell table:formula="of:=SQRT([.H19])" office:value-type="float" office:value="3.81875424889094">
            <text:p>3.8188</text:p>
          </table:table-cell>
          <table:table-cell table:formula="of:=SQRT([.I19])" office:value-type="float" office:value="4.01504962196741">
            <text:p>4.0150</text:p>
          </table:table-cell>
          <table:table-cell table:formula="of:=SQRT([.J19])" office:value-type="float" office:value="4.03174137015011">
            <text:p>4.0317</text:p>
          </table:table-cell>
          <table:table-cell table:formula="of:=SQRT([.K19])" office:value-type="float" office:value="4.9517564140907">
            <text:p>4.9518</text:p>
          </table:table-cell>
          <table:table-cell table:formula="of:=[.$B$44]*[.A19]" office:value-type="float" office:value="1.33517687778">
            <text:p>1.3352</text:p>
          </table:table-cell>
          <table:table-cell table:formula="of:=[.$B$45]*[.A19]" office:value-type="float" office:value="0.66758843889">
            <text:p>0.6676</text:p>
          </table:table-cell>
          <table:table-cell table:style-name="ce1"/>
        </table:table-row>
        <table:table-row table:style-name="ro1">
          <table:table-cell office:value-type="float" office:value="0.70685834706">
            <text:p>0.7069</text:p>
          </table:table-cell>
          <table:table-cell office:value-type="float" office:value="0">
            <text:p>0.00E+000</text:p>
          </table:table-cell>
          <table:table-cell office:value-type="float" office:value="0.342632863680853">
            <text:p>3.43E-001</text:p>
          </table:table-cell>
          <table:table-cell office:value-type="float" office:value="1.99564594869158">
            <text:p>2.00E+000</text:p>
          </table:table-cell>
          <table:table-cell office:value-type="float" office:value="5.79589456881594">
            <text:p>5.80E+000</text:p>
          </table:table-cell>
          <table:table-cell office:value-type="float" office:value="10.4364426790165">
            <text:p>1.04E+001</text:p>
          </table:table-cell>
          <table:table-cell office:value-type="float" office:value="10.4578656398681">
            <text:p>1.05E+001</text:p>
          </table:table-cell>
          <table:table-cell office:value-type="float" office:value="14.884862309343">
            <text:p>1.49E+001</text:p>
          </table:table-cell>
          <table:table-cell office:value-type="float" office:value="15.9355114356565">
            <text:p>1.59E+001</text:p>
          </table:table-cell>
          <table:table-cell office:value-type="float" office:value="16.0542480510502">
            <text:p>1.61E+001</text:p>
          </table:table-cell>
          <table:table-cell office:value-type="float" office:value="23.7433809218703">
            <text:p>2.37E+001</text:p>
          </table:table-cell>
          <table:table-cell/>
          <table:table-cell table:formula="of:=2*[.A20]/PI()" office:value-type="float" office:value="0.450000000001462">
            <text:p>0.4500</text:p>
          </table:table-cell>
          <table:table-cell table:formula="of:=SQRT([.C20])" office:value-type="float" office:value="0.585348497632695">
            <text:p>0.5853</text:p>
          </table:table-cell>
          <table:table-cell table:formula="of:=SQRT([.D20])" office:value-type="float" office:value="1.4126733340343">
            <text:p>1.4127</text:p>
          </table:table-cell>
          <table:table-cell table:formula="of:=SQRT([.E20])" office:value-type="float" office:value="2.40746642111909">
            <text:p>2.4075</text:p>
          </table:table-cell>
          <table:table-cell table:formula="of:=SQRT([.F20])" office:value-type="float" office:value="3.23054835577746">
            <text:p>3.2305</text:p>
          </table:table-cell>
          <table:table-cell table:formula="of:=SQRT([.G20])" office:value-type="float" office:value="3.23386234089642">
            <text:p>3.2339</text:p>
          </table:table-cell>
          <table:table-cell table:formula="of:=SQRT([.H20])" office:value-type="float" office:value="3.85809050040858">
            <text:p>3.8581</text:p>
          </table:table-cell>
          <table:table-cell table:formula="of:=SQRT([.I20])" office:value-type="float" office:value="3.99193079043919">
            <text:p>3.9919</text:p>
          </table:table-cell>
          <table:table-cell table:formula="of:=SQRT([.J20])" office:value-type="float" office:value="4.00677526834863">
            <text:p>4.0068</text:p>
          </table:table-cell>
          <table:table-cell table:formula="of:=SQRT([.K20])" office:value-type="float" office:value="4.87271802199453">
            <text:p>4.8727</text:p>
          </table:table-cell>
          <table:table-cell table:formula="of:=[.$B$44]*[.A20]" office:value-type="float" office:value="1.41371669412">
            <text:p>1.4137</text:p>
          </table:table-cell>
          <table:table-cell table:formula="of:=[.$B$45]*[.A20]" office:value-type="float" office:value="0.70685834706">
            <text:p>0.7069</text:p>
          </table:table-cell>
          <table:table-cell table:style-name="ce1"/>
        </table:table-row>
        <table:table-row table:style-name="ro1">
          <table:table-cell office:value-type="float" office:value="0.74612825523">
            <text:p>0.7461</text:p>
          </table:table-cell>
          <table:table-cell office:value-type="float" office:value="0">
            <text:p>0.00E+000</text:p>
          </table:table-cell>
          <table:table-cell office:value-type="float" office:value="0.39941356827758">
            <text:p>3.99E-001</text:p>
          </table:table-cell>
          <table:table-cell office:value-type="float" office:value="2.2235553028624">
            <text:p>2.22E+000</text:p>
          </table:table-cell>
          <table:table-cell office:value-type="float" office:value="5.60510448450571">
            <text:p>5.61E+000</text:p>
          </table:table-cell>
          <table:table-cell office:value-type="float" office:value="10.4927666373949">
            <text:p>1.05E+001</text:p>
          </table:table-cell>
          <table:table-cell office:value-type="float" office:value="10.5165239636595">
            <text:p>1.05E+001</text:p>
          </table:table-cell>
          <table:table-cell office:value-type="float" office:value="15.1693713280205">
            <text:p>1.52E+001</text:p>
          </table:table-cell>
          <table:table-cell office:value-type="float" office:value="15.7749538165434">
            <text:p>1.58E+001</text:p>
          </table:table-cell>
          <table:table-cell office:value-type="float" office:value="15.8570875649597">
            <text:p>1.59E+001</text:p>
          </table:table-cell>
          <table:table-cell office:value-type="float" office:value="22.9796826808211">
            <text:p>2.30E+001</text:p>
          </table:table-cell>
          <table:table-cell/>
          <table:table-cell table:formula="of:=2*[.A21]/PI()" office:value-type="float" office:value="0.475000000001543">
            <text:p>0.4750</text:p>
          </table:table-cell>
          <table:table-cell table:formula="of:=SQRT([.C21])" office:value-type="float" office:value="0.631991747001161">
            <text:p>0.6320</text:p>
          </table:table-cell>
          <table:table-cell table:formula="of:=SQRT([.D21])" office:value-type="float" office:value="1.49115904680299">
            <text:p>1.4912</text:p>
          </table:table-cell>
          <table:table-cell table:formula="of:=SQRT([.E21])" office:value-type="float" office:value="2.36751018677971">
            <text:p>2.3675</text:p>
          </table:table-cell>
          <table:table-cell table:formula="of:=SQRT([.F21])" office:value-type="float" office:value="3.23925402483271">
            <text:p>3.2393</text:p>
          </table:table-cell>
          <table:table-cell table:formula="of:=SQRT([.G21])" office:value-type="float" office:value="3.24291904981599">
            <text:p>3.2429</text:p>
          </table:table-cell>
          <table:table-cell table:formula="of:=SQRT([.H21])" office:value-type="float" office:value="3.89478771283115">
            <text:p>3.8948</text:p>
          </table:table-cell>
          <table:table-cell table:formula="of:=SQRT([.I21])" office:value-type="float" office:value="3.97176960768666">
            <text:p>3.9718</text:p>
          </table:table-cell>
          <table:table-cell table:formula="of:=SQRT([.J21])" office:value-type="float" office:value="3.98209587591254">
            <text:p>3.9821</text:p>
          </table:table-cell>
          <table:table-cell table:formula="of:=SQRT([.K21])" office:value-type="float" office:value="4.79371282836395">
            <text:p>4.7937</text:p>
          </table:table-cell>
          <table:table-cell table:formula="of:=[.$B$44]*[.A21]" office:value-type="float" office:value="1.49225651046">
            <text:p>1.4923</text:p>
          </table:table-cell>
          <table:table-cell table:formula="of:=[.$B$45]*[.A21]" office:value-type="float" office:value="0.74612825523">
            <text:p>0.7461</text:p>
          </table:table-cell>
          <table:table-cell table:style-name="ce1"/>
        </table:table-row>
        <table:table-row table:style-name="ro1">
          <table:table-cell office:value-type="float" office:value="0.7853981634">
            <text:p>0.7854</text:p>
          </table:table-cell>
          <table:table-cell office:value-type="float" office:value="0">
            <text:p>0.00E+000</text:p>
          </table:table-cell>
          <table:table-cell office:value-type="float" office:value="0.459250473857504">
            <text:p>4.59E-001</text:p>
          </table:table-cell>
          <table:table-cell office:value-type="float" office:value="2.46378811197868">
            <text:p>2.46E+000</text:p>
          </table:table-cell>
          <table:table-cell office:value-type="float" office:value="5.41752038568868">
            <text:p>5.42E+000</text:p>
          </table:table-cell>
          <table:table-cell office:value-type="float" office:value="10.5521507724888">
            <text:p>1.06E+001</text:p>
          </table:table-cell>
          <table:table-cell office:value-type="float" office:value="10.5783456032178">
            <text:p>1.06E+001</text:p>
          </table:table-cell>
          <table:table-cell office:value-type="float" office:value="15.341303068172">
            <text:p>1.53E+001</text:p>
          </table:table-cell>
          <table:table-cell office:value-type="float" office:value="15.6623358137611">
            <text:p>1.57E+001</text:p>
          </table:table-cell>
          <table:table-cell office:value-type="float" office:value="15.73516394518">
            <text:p>1.57E+001</text:p>
          </table:table-cell>
          <table:table-cell office:value-type="float" office:value="22.2287675832264">
            <text:p>2.22E+001</text:p>
          </table:table-cell>
          <table:table-cell/>
          <table:table-cell table:formula="of:=2*[.A22]/PI()" office:value-type="float" office:value="0.500000000001624">
            <text:p>0.5000</text:p>
          </table:table-cell>
          <table:table-cell table:formula="of:=SQRT([.C22])" office:value-type="float" office:value="0.677680215040622">
            <text:p>0.6777</text:p>
          </table:table-cell>
          <table:table-cell table:formula="of:=SQRT([.D22])" office:value-type="float" office:value="1.56964585559249">
            <text:p>1.5696</text:p>
          </table:table-cell>
          <table:table-cell table:formula="of:=SQRT([.E22])" office:value-type="float" office:value="2.32755674166897">
            <text:p>2.3276</text:p>
          </table:table-cell>
          <table:table-cell table:formula="of:=SQRT([.F22])" office:value-type="float" office:value="3.24840742095089">
            <text:p>3.2484</text:p>
          </table:table-cell>
          <table:table-cell table:formula="of:=SQRT([.G22])" office:value-type="float" office:value="3.25243687151923">
            <text:p>3.2524</text:p>
          </table:table-cell>
          <table:table-cell table:formula="of:=SQRT([.H22])" office:value-type="float" office:value="3.91679755261515">
            <text:p>3.9168</text:p>
          </table:table-cell>
          <table:table-cell table:formula="of:=SQRT([.I22])" office:value-type="float" office:value="3.95756690578455">
            <text:p>3.9576</text:p>
          </table:table-cell>
          <table:table-cell table:formula="of:=SQRT([.J22])" office:value-type="float" office:value="3.96675735899991">
            <text:p>3.9668</text:p>
          </table:table-cell>
          <table:table-cell table:formula="of:=SQRT([.K22])" office:value-type="float" office:value="4.71473939716994">
            <text:p>4.7147</text:p>
          </table:table-cell>
          <table:table-cell table:formula="of:=[.$B$44]*[.A22]" office:value-type="float" office:value="1.5707963268">
            <text:p>1.5708</text:p>
          </table:table-cell>
          <table:table-cell table:formula="of:=[.$B$45]*[.A22]" office:value-type="float" office:value="0.7853981634">
            <text:p>0.7854</text:p>
          </table:table-cell>
          <table:table-cell table:style-name="ce1"/>
        </table:table-row>
        <table:table-row table:style-name="ro1">
          <table:table-cell office:value-type="float" office:value="0.82466807157">
            <text:p>0.8247</text:p>
          </table:table-cell>
          <table:table-cell office:value-type="float" office:value="0">
            <text:p>0.00E+000</text:p>
          </table:table-cell>
          <table:table-cell office:value-type="float" office:value="0.522139977063924">
            <text:p>5.22E-001</text:p>
          </table:table-cell>
          <table:table-cell office:value-type="float" office:value="2.71634548568167">
            <text:p>2.72E+000</text:p>
          </table:table-cell>
          <table:table-cell office:value-type="float" office:value="5.23314318006283">
            <text:p>5.23E+000</text:p>
          </table:table-cell>
          <table:table-cell office:value-type="float" office:value="10.6145972064399">
            <text:p>1.06E+001</text:p>
          </table:table-cell>
          <table:table-cell office:value-type="float" office:value="10.6433299250479">
            <text:p>1.06E+001</text:p>
          </table:table-cell>
          <table:table-cell office:value-type="float" office:value="15.2650874960247">
            <text:p>1.53E+001</text:p>
          </table:table-cell>
          <table:table-cell office:value-type="float" office:value="15.4722792361472">
            <text:p>1.55E+001</text:p>
          </table:table-cell>
          <table:table-cell office:value-type="float" office:value="15.9494107743789">
            <text:p>1.59E+001</text:p>
          </table:table-cell>
          <table:table-cell office:value-type="float" office:value="21.4906075960911">
            <text:p>2.15E+001</text:p>
          </table:table-cell>
          <table:table-cell/>
          <table:table-cell table:formula="of:=2*[.A23]/PI()" office:value-type="float" office:value="0.525000000001706">
            <text:p>0.5250</text:p>
          </table:table-cell>
          <table:table-cell table:formula="of:=SQRT([.C23])" office:value-type="float" office:value="0.722592538754673">
            <text:p>0.7226</text:p>
          </table:table-cell>
          <table:table-cell table:formula="of:=SQRT([.D23])" office:value-type="float" office:value="1.64813394045559">
            <text:p>1.6481</text:p>
          </table:table-cell>
          <table:table-cell table:formula="of:=SQRT([.E23])" office:value-type="float" office:value="2.28760643032468">
            <text:p>2.2876</text:p>
          </table:table-cell>
          <table:table-cell table:formula="of:=SQRT([.F23])" office:value-type="float" office:value="3.25800509613473">
            <text:p>3.2580</text:p>
          </table:table-cell>
          <table:table-cell table:formula="of:=SQRT([.G23])" office:value-type="float" office:value="3.26241167314118">
            <text:p>3.2624</text:p>
          </table:table-cell>
          <table:table-cell table:formula="of:=SQRT([.H23])" office:value-type="float" office:value="3.90705611631375">
            <text:p>3.9071</text:p>
          </table:table-cell>
          <table:table-cell table:formula="of:=SQRT([.I23])" office:value-type="float" office:value="3.93348182100123">
            <text:p>3.9335</text:p>
          </table:table-cell>
          <table:table-cell table:formula="of:=SQRT([.J23])" office:value-type="float" office:value="3.99367134030567">
            <text:p>3.9937</text:p>
          </table:table-cell>
          <table:table-cell table:formula="of:=SQRT([.K23])" office:value-type="float" office:value="4.63579632815023">
            <text:p>4.6358</text:p>
          </table:table-cell>
          <table:table-cell table:formula="of:=[.$B$44]*[.A23]" office:value-type="float" office:value="1.64933614314">
            <text:p>1.6493</text:p>
          </table:table-cell>
          <table:table-cell table:formula="of:=[.$B$45]*[.A23]" office:value-type="float" office:value="0.82466807157">
            <text:p>0.8247</text:p>
          </table:table-cell>
          <table:table-cell/>
        </table:table-row>
        <table:table-row table:style-name="ro1">
          <table:table-cell office:value-type="float" office:value="0.86393797974">
            <text:p>0.8639</text:p>
          </table:table-cell>
          <table:table-cell office:value-type="float" office:value="0">
            <text:p>0.00E+000</text:p>
          </table:table-cell>
          <table:table-cell office:value-type="float" office:value="0.588077622451858">
            <text:p>5.88E-001</text:p>
          </table:table-cell>
          <table:table-cell office:value-type="float" office:value="2.98122870981001">
            <text:p>2.98E+000</text:p>
          </table:table-cell>
          <table:table-cell office:value-type="float" office:value="5.05197423792593">
            <text:p>5.05E+000</text:p>
          </table:table-cell>
          <table:table-cell office:value-type="float" office:value="10.6801080186793">
            <text:p>1.07E+001</text:p>
          </table:table-cell>
          <table:table-cell office:value-type="float" office:value="10.7114763875097">
            <text:p>1.07E+001</text:p>
          </table:table-cell>
          <table:table-cell office:value-type="float" office:value="15.1080408755434">
            <text:p>1.51E+001</text:p>
          </table:table-cell>
          <table:table-cell office:value-type="float" office:value="15.2851950995807">
            <text:p>1.53E+001</text:p>
          </table:table-cell>
          <table:table-cell office:value-type="float" office:value="16.252087187316">
            <text:p>1.63E+001</text:p>
          </table:table-cell>
          <table:table-cell office:value-type="float" office:value="20.7651759019243">
            <text:p>2.08E+001</text:p>
          </table:table-cell>
          <table:table-cell/>
          <table:table-cell table:formula="of:=2*[.A24]/PI()" office:value-type="float" office:value="0.550000000001787">
            <text:p>0.5500</text:p>
          </table:table-cell>
          <table:table-cell table:formula="of:=SQRT([.C24])" office:value-type="float" office:value="0.766862192608201">
            <text:p>0.7669</text:p>
          </table:table-cell>
          <table:table-cell table:formula="of:=SQRT([.D24])" office:value-type="float" office:value="1.72662349972714">
            <text:p>1.7266</text:p>
          </table:table-cell>
          <table:table-cell table:formula="of:=SQRT([.E24])" office:value-type="float" office:value="2.24765972467496">
            <text:p>2.2477</text:p>
          </table:table-cell>
          <table:table-cell table:formula="of:=SQRT([.F24])" office:value-type="float" office:value="3.2680434542214">
            <text:p>3.2680</text:p>
          </table:table-cell>
          <table:table-cell table:formula="of:=SQRT([.G24])" office:value-type="float" office:value="3.27283919365277">
            <text:p>3.2728</text:p>
          </table:table-cell>
          <table:table-cell table:formula="of:=SQRT([.H24])" office:value-type="float" office:value="3.88690633737724">
            <text:p>3.8869</text:p>
          </table:table-cell>
          <table:table-cell table:formula="of:=SQRT([.I24])" office:value-type="float" office:value="3.90962851171063">
            <text:p>3.9096</text:p>
          </table:table-cell>
          <table:table-cell table:formula="of:=SQRT([.J24])" office:value-type="float" office:value="4.03138774956169">
            <text:p>4.0314</text:p>
          </table:table-cell>
          <table:table-cell table:formula="of:=SQRT([.K24])" office:value-type="float" office:value="4.55688225675454">
            <text:p>4.5569</text:p>
          </table:table-cell>
          <table:table-cell table:formula="of:=[.$B$44]*[.A24]" office:value-type="float" office:value="1.72787595948">
            <text:p>1.7279</text:p>
          </table:table-cell>
          <table:table-cell table:formula="of:=[.$B$45]*[.A24]" office:value-type="float" office:value="0.86393797974">
            <text:p>0.8639</text:p>
          </table:table-cell>
          <table:table-cell/>
        </table:table-row>
        <table:table-row table:style-name="ro1">
          <table:table-cell office:value-type="float" office:value="0.90320788791">
            <text:p>0.9032</text:p>
          </table:table-cell>
          <table:table-cell office:value-type="float" office:value="0">
            <text:p>0.00E+000</text:p>
          </table:table-cell>
          <table:table-cell office:value-type="float" office:value="0.657057842186911">
            <text:p>6.57E-001</text:p>
          </table:table-cell>
          <table:table-cell office:value-type="float" office:value="3.25843926483555">
            <text:p>3.26E+000</text:p>
          </table:table-cell>
          <table:table-cell office:value-type="float" office:value="4.8740158024669">
            <text:p>4.87E+000</text:p>
          </table:table-cell>
          <table:table-cell office:value-type="float" office:value="10.7486851875807">
            <text:p>1.07E+001</text:p>
          </table:table-cell>
          <table:table-cell office:value-type="float" office:value="10.7827845586799">
            <text:p>1.08E+001</text:p>
          </table:table-cell>
          <table:table-cell office:value-type="float" office:value="14.938299297433">
            <text:p>1.49E+001</text:p>
          </table:table-cell>
          <table:table-cell office:value-type="float" office:value="15.1014319910707">
            <text:p>1.51E+001</text:p>
          </table:table-cell>
          <table:table-cell office:value-type="float" office:value="16.5746957583802">
            <text:p>1.66E+001</text:p>
          </table:table-cell>
          <table:table-cell office:value-type="float" office:value="20.0524468707408">
            <text:p>2.01E+001</text:p>
          </table:table-cell>
          <table:table-cell/>
          <table:table-cell table:formula="of:=2*[.A25]/PI()" office:value-type="float" office:value="0.575000000001868">
            <text:p>0.5750</text:p>
          </table:table-cell>
          <table:table-cell table:formula="of:=SQRT([.C25])" office:value-type="float" office:value="0.810591044970836">
            <text:p>0.8106</text:p>
          </table:table-cell>
          <table:table-cell table:formula="of:=SQRT([.D25])" office:value-type="float" office:value="1.80511475115449">
            <text:p>1.8051</text:p>
          </table:table-cell>
          <table:table-cell table:formula="of:=SQRT([.E25])" office:value-type="float" office:value="2.2077173284791">
            <text:p>2.2077</text:p>
          </table:table-cell>
          <table:table-cell table:formula="of:=SQRT([.F25])" office:value-type="float" office:value="3.27851874900552">
            <text:p>3.2785</text:p>
          </table:table-cell>
          <table:table-cell table:formula="of:=SQRT([.G25])" office:value-type="float" office:value="3.28371505442843">
            <text:p>3.2837</text:p>
          </table:table-cell>
          <table:table-cell table:formula="of:=SQRT([.H25])" office:value-type="float" office:value="3.86500961155765">
            <text:p>3.8650</text:p>
          </table:table-cell>
          <table:table-cell table:formula="of:=SQRT([.I25])" office:value-type="float" office:value="3.88605609726245">
            <text:p>3.8861</text:p>
          </table:table-cell>
          <table:table-cell table:formula="of:=SQRT([.J25])" office:value-type="float" office:value="4.07120323226195">
            <text:p>4.0712</text:p>
          </table:table-cell>
          <table:table-cell table:formula="of:=SQRT([.K25])" office:value-type="float" office:value="4.47799585425676">
            <text:p>4.4780</text:p>
          </table:table-cell>
          <table:table-cell table:formula="of:=[.$B$44]*[.A25]" office:value-type="float" office:value="1.80641577582">
            <text:p>1.8064</text:p>
          </table:table-cell>
          <table:table-cell table:formula="of:=[.$B$45]*[.A25]" office:value-type="float" office:value="0.90320788791">
            <text:p>0.9032</text:p>
          </table:table-cell>
          <table:table-cell/>
        </table:table-row>
        <table:table-row table:style-name="ro1">
          <table:table-cell office:value-type="float" office:value="0.94247779608">
            <text:p>0.9425</text:p>
          </table:table-cell>
          <table:table-cell office:value-type="float" office:value="0">
            <text:p>0.00E+000</text:p>
          </table:table-cell>
          <table:table-cell office:value-type="float" office:value="0.729073604375753">
            <text:p>7.29E-001</text:p>
          </table:table-cell>
          <table:table-cell office:value-type="float" office:value="3.54797884266073">
            <text:p>3.55E+000</text:p>
          </table:table-cell>
          <table:table-cell office:value-type="float" office:value="4.69927146231943">
            <text:p>4.70E+000</text:p>
          </table:table-cell>
          <table:table-cell office:value-type="float" office:value="10.8203305082111">
            <text:p>1.08E+001</text:p>
          </table:table-cell>
          <table:table-cell office:value-type="float" office:value="10.8572541269543">
            <text:p>1.09E+001</text:p>
          </table:table-cell>
          <table:table-cell office:value-type="float" office:value="14.7668920702019">
            <text:p>1.48E+001</text:p>
          </table:table-cell>
          <table:table-cell office:value-type="float" office:value="14.9210010673904">
            <text:p>1.49E+001</text:p>
          </table:table-cell>
          <table:table-cell office:value-type="float" office:value="16.9061838186067">
            <text:p>1.69E+001</text:p>
          </table:table-cell>
          <table:table-cell office:value-type="float" office:value="19.3523960298004">
            <text:p>1.94E+001</text:p>
          </table:table-cell>
          <table:table-cell/>
          <table:table-cell table:formula="of:=2*[.A26]/PI()" office:value-type="float" office:value="0.600000000001949">
            <text:p>0.6000</text:p>
          </table:table-cell>
          <table:table-cell table:formula="of:=SQRT([.C26])" office:value-type="float" office:value="0.85385807039329">
            <text:p>0.8539</text:p>
          </table:table-cell>
          <table:table-cell table:formula="of:=SQRT([.D26])" office:value-type="float" office:value="1.88360793230989">
            <text:p>1.8836</text:p>
          </table:table-cell>
          <table:table-cell table:formula="of:=SQRT([.E26])" office:value-type="float" office:value="2.16778030766944">
            <text:p>2.1678</text:p>
          </table:table-cell>
          <table:table-cell table:formula="of:=SQRT([.F26])" office:value-type="float" office:value="3.28942707902321">
            <text:p>3.2894</text:p>
          </table:table-cell>
          <table:table-cell table:formula="of:=SQRT([.G26])" office:value-type="float" office:value="3.29503476870189">
            <text:p>3.2950</text:p>
          </table:table-cell>
          <table:table-cell table:formula="of:=SQRT([.H26])" office:value-type="float" office:value="3.84277140488501">
            <text:p>3.8428</text:p>
          </table:table-cell>
          <table:table-cell table:formula="of:=SQRT([.I26])" office:value-type="float" office:value="3.86277116425377">
            <text:p>3.8628</text:p>
          </table:table-cell>
          <table:table-cell table:formula="of:=SQRT([.J26])" office:value-type="float" office:value="4.1117130029474">
            <text:p>4.1117</text:p>
          </table:table-cell>
          <table:table-cell table:formula="of:=SQRT([.K26])" office:value-type="float" office:value="4.39913582761438">
            <text:p>4.3991</text:p>
          </table:table-cell>
          <table:table-cell table:formula="of:=[.$B$44]*[.A26]" office:value-type="float" office:value="1.88495559216">
            <text:p>1.8850</text:p>
          </table:table-cell>
          <table:table-cell table:formula="of:=[.$B$45]*[.A26]" office:value-type="float" office:value="0.94247779608">
            <text:p>0.9425</text:p>
          </table:table-cell>
          <table:table-cell/>
        </table:table-row>
        <table:table-row table:style-name="ro1">
          <table:table-cell office:value-type="float" office:value="0.98174770425">
            <text:p>0.9817</text:p>
          </table:table-cell>
          <table:table-cell office:value-type="float" office:value="0">
            <text:p>0.00E+000</text:p>
          </table:table-cell>
          <table:table-cell office:value-type="float" office:value="0.804115914948063">
            <text:p>8.04E-001</text:p>
          </table:table-cell>
          <table:table-cell office:value-type="float" office:value="3.84984936574747">
            <text:p>3.85E+000</text:p>
          </table:table-cell>
          <table:table-cell office:value-type="float" office:value="4.52774673417906">
            <text:p>4.53E+000</text:p>
          </table:table-cell>
          <table:table-cell office:value-type="float" office:value="10.8950454796729">
            <text:p>1.09E+001</text:p>
          </table:table-cell>
          <table:table-cell office:value-type="float" office:value="10.93488491635">
            <text:p>1.09E+001</text:p>
          </table:table-cell>
          <table:table-cell office:value-type="float" office:value="14.5966743910201">
            <text:p>1.46E+001</text:p>
          </table:table-cell>
          <table:table-cell office:value-type="float" office:value="14.7438950668472">
            <text:p>1.47E+001</text:p>
          </table:table-cell>
          <table:table-cell office:value-type="float" office:value="17.2436913941071">
            <text:p>1.72E+001</text:p>
          </table:table-cell>
          <table:table-cell office:value-type="float" office:value="18.6650000341102">
            <text:p>1.87E+001</text:p>
          </table:table-cell>
          <table:table-cell/>
          <table:table-cell table:formula="of:=2*[.A27]/PI()" office:value-type="float" office:value="0.62500000000203">
            <text:p>0.6250</text:p>
          </table:table-cell>
          <table:table-cell table:formula="of:=SQRT([.C27])" office:value-type="float" office:value="0.896725105563608">
            <text:p>0.8967</text:p>
          </table:table-cell>
          <table:table-cell table:formula="of:=SQRT([.D27])" office:value-type="float" office:value="1.96210330149752">
            <text:p>1.9621</text:p>
          </table:table-cell>
          <table:table-cell table:formula="of:=SQRT([.E27])" office:value-type="float" office:value="2.12785026122118">
            <text:p>2.1279</text:p>
          </table:table-cell>
          <table:table-cell table:formula="of:=SQRT([.F27])" office:value-type="float" office:value="3.30076437809076">
            <text:p>3.3008</text:p>
          </table:table-cell>
          <table:table-cell table:formula="of:=SQRT([.G27])" office:value-type="float" office:value="3.30679375171026">
            <text:p>3.3068</text:p>
          </table:table-cell>
          <table:table-cell table:formula="of:=SQRT([.H27])" office:value-type="float" office:value="3.82055943430017">
            <text:p>3.8206</text:p>
          </table:table-cell>
          <table:table-cell table:formula="of:=SQRT([.I27])" office:value-type="float" office:value="3.83977799707838">
            <text:p>3.8398</text:p>
          </table:table-cell>
          <table:table-cell table:formula="of:=SQRT([.J27])" office:value-type="float" office:value="4.15255239510679">
            <text:p>4.1526</text:p>
          </table:table-cell>
          <table:table-cell table:formula="of:=SQRT([.K27])" office:value-type="float" office:value="4.32030091939325">
            <text:p>4.3203</text:p>
          </table:table-cell>
          <table:table-cell table:formula="of:=[.$B$44]*[.A27]" office:value-type="float" office:value="1.9634954085">
            <text:p>1.9635</text:p>
          </table:table-cell>
          <table:table-cell table:formula="of:=[.$B$45]*[.A27]" office:value-type="float" office:value="0.98174770425">
            <text:p>0.9817</text:p>
          </table:table-cell>
          <table:table-cell/>
        </table:table-row>
        <table:table-row table:style-name="ro1">
          <table:table-cell office:value-type="float" office:value="1.02101761242">
            <text:p>1.0210</text:p>
          </table:table-cell>
          <table:table-cell office:value-type="float" office:value="0">
            <text:p>0.00E+000</text:p>
          </table:table-cell>
          <table:table-cell office:value-type="float" office:value="0.88217311197891">
            <text:p>8.82E-001</text:p>
          </table:table-cell>
          <table:table-cell office:value-type="float" office:value="4.16405300791343">
            <text:p>4.16E+000</text:p>
          </table:table-cell>
          <table:table-cell office:value-type="float" office:value="4.35944983820122">
            <text:p>4.36E+000</text:p>
          </table:table-cell>
          <table:table-cell office:value-type="float" office:value="10.972831140903">
            <text:p>1.10E+001</text:p>
          </table:table-cell>
          <table:table-cell office:value-type="float" office:value="11.0156768997815">
            <text:p>1.10E+001</text:p>
          </table:table-cell>
          <table:table-cell office:value-type="float" office:value="14.428682095856">
            <text:p>1.44E+001</text:p>
          </table:table-cell>
          <table:table-cell office:value-type="float" office:value="14.5701034742112">
            <text:p>1.46E+001</text:p>
          </table:table-cell>
          <table:table-cell office:value-type="float" office:value="17.5861807702654">
            <text:p>1.76E+001</text:p>
          </table:table-cell>
          <table:table-cell office:value-type="float" office:value="17.9902366385562">
            <text:p>1.80E+001</text:p>
          </table:table-cell>
          <table:table-cell/>
          <table:table-cell table:formula="of:=2*[.A28]/PI()" office:value-type="float" office:value="0.650000000002112">
            <text:p>0.6500</text:p>
          </table:table-cell>
          <table:table-cell table:formula="of:=SQRT([.C28])" office:value-type="float" office:value="0.939240710350073">
            <text:p>0.9392</text:p>
          </table:table-cell>
          <table:table-cell table:formula="of:=SQRT([.D28])" office:value-type="float" office:value="2.04060113885919">
            <text:p>2.0406</text:p>
          </table:table-cell>
          <table:table-cell table:formula="of:=SQRT([.E28])" office:value-type="float" office:value="2.08792955776799">
            <text:p>2.0879</text:p>
          </table:table-cell>
          <table:table-cell table:formula="of:=SQRT([.F28])" office:value-type="float" office:value="3.31252639852168">
            <text:p>3.3125</text:p>
          </table:table-cell>
          <table:table-cell table:formula="of:=SQRT([.G28])" office:value-type="float" office:value="3.31898733046414">
            <text:p>3.3190</text:p>
          </table:table-cell>
          <table:table-cell table:formula="of:=SQRT([.H28])" office:value-type="float" office:value="3.7985105101679">
            <text:p>3.7985</text:p>
          </table:table-cell>
          <table:table-cell table:formula="of:=SQRT([.I28])" office:value-type="float" office:value="3.81708049092643">
            <text:p>3.8171</text:p>
          </table:table-cell>
          <table:table-cell table:formula="of:=SQRT([.J28])" office:value-type="float" office:value="4.19358805443089">
            <text:p>4.1936</text:p>
          </table:table-cell>
          <table:table-cell table:formula="of:=SQRT([.K28])" office:value-type="float" office:value="4.2414899078692">
            <text:p>4.2415</text:p>
          </table:table-cell>
          <table:table-cell table:formula="of:=[.$B$44]*[.A28]" office:value-type="float" office:value="2.04203522484">
            <text:p>2.0420</text:p>
          </table:table-cell>
          <table:table-cell table:formula="of:=[.$B$45]*[.A28]" office:value-type="float" office:value="1.02101761242">
            <text:p>1.0210</text:p>
          </table:table-cell>
          <table:table-cell/>
        </table:table-row>
        <table:table-row table:style-name="ro1">
          <table:table-cell office:value-type="float" office:value="1.06028752059">
            <text:p>1.0603</text:p>
          </table:table-cell>
          <table:table-cell office:value-type="float" office:value="0">
            <text:p>0.00E+000</text:p>
          </table:table-cell>
          <table:table-cell office:value-type="float" office:value="0.963229835504102">
            <text:p>9.63E-001</text:p>
          </table:table-cell>
          <table:table-cell office:value-type="float" office:value="4.19439277837575">
            <text:p>4.19E+000</text:p>
          </table:table-cell>
          <table:table-cell office:value-type="float" office:value="4.49059221139197">
            <text:p>4.49E+000</text:p>
          </table:table-cell>
          <table:table-cell office:value-type="float" office:value="11.0536878281802">
            <text:p>1.11E+001</text:p>
          </table:table-cell>
          <table:table-cell office:value-type="float" office:value="11.099630207921">
            <text:p>1.11E+001</text:p>
          </table:table-cell>
          <table:table-cell office:value-type="float" office:value="14.2633749883784">
            <text:p>1.43E+001</text:p>
          </table:table-cell>
          <table:table-cell office:value-type="float" office:value="14.3996152046085">
            <text:p>1.44E+001</text:p>
          </table:table-cell>
          <table:table-cell office:value-type="float" office:value="17.3280846660508">
            <text:p>1.73E+001</text:p>
          </table:table-cell>
          <table:table-cell office:value-type="float" office:value="17.9331897453303">
            <text:p>1.79E+001</text:p>
          </table:table-cell>
          <table:table-cell/>
          <table:table-cell table:formula="of:=2*[.A29]/PI()" office:value-type="float" office:value="0.675000000002193">
            <text:p>0.6750</text:p>
          </table:table-cell>
          <table:table-cell table:formula="of:=SQRT([.C29])" office:value-type="float" office:value="0.981442731647701">
            <text:p>0.9814</text:p>
          </table:table-cell>
          <table:table-cell table:formula="of:=SQRT([.D29])" office:value-type="float" office:value="2.04802167429345">
            <text:p>2.0480</text:p>
          </table:table-cell>
          <table:table-cell table:formula="of:=SQRT([.E29])" office:value-type="float" office:value="2.11910174635197">
            <text:p>2.1191</text:p>
          </table:table-cell>
          <table:table-cell table:formula="of:=SQRT([.F29])" office:value-type="float" office:value="3.32470868320521">
            <text:p>3.3247</text:p>
          </table:table-cell>
          <table:table-cell table:formula="of:=SQRT([.G29])" office:value-type="float" office:value="3.33161075276224">
            <text:p>3.3316</text:p>
          </table:table-cell>
          <table:table-cell table:formula="of:=SQRT([.H29])" office:value-type="float" office:value="3.77668836262385">
            <text:p>3.7767</text:p>
          </table:table-cell>
          <table:table-cell table:formula="of:=SQRT([.I29])" office:value-type="float" office:value="3.79468249061875">
            <text:p>3.7947</text:p>
          </table:table-cell>
          <table:table-cell table:formula="of:=SQRT([.J29])" office:value-type="float" office:value="4.16270160665532">
            <text:p>4.1627</text:p>
          </table:table-cell>
          <table:table-cell table:formula="of:=SQRT([.K29])" office:value-type="float" office:value="4.23475970337519">
            <text:p>4.2348</text:p>
          </table:table-cell>
          <table:table-cell table:formula="of:=[.$B$44]*[.A29]" office:value-type="float" office:value="2.12057504118">
            <text:p>2.1206</text:p>
          </table:table-cell>
          <table:table-cell table:formula="of:=[.$B$45]*[.A29]" office:value-type="float" office:value="1.06028752059">
            <text:p>1.0603</text:p>
          </table:table-cell>
          <table:table-cell/>
        </table:table-row>
        <table:table-row table:style-name="ro1">
          <table:table-cell office:value-type="float" office:value="1.09955742876">
            <text:p>1.0996</text:p>
          </table:table-cell>
          <table:table-cell office:value-type="float" office:value="0">
            <text:p>0.00E+000</text:p>
          </table:table-cell>
          <table:table-cell office:value-type="float" office:value="1.047265489763">
            <text:p>1.05E+000</text:p>
          </table:table-cell>
          <table:table-cell office:value-type="float" office:value="4.03259292224124">
            <text:p>4.03E+000</text:p>
          </table:table-cell>
          <table:table-cell office:value-type="float" office:value="4.82946971048206">
            <text:p>4.83E+000</text:p>
          </table:table-cell>
          <table:table-cell office:value-type="float" office:value="11.1376148211999">
            <text:p>1.11E+001</text:p>
          </table:table-cell>
          <table:table-cell office:value-type="float" office:value="11.186745138838">
            <text:p>1.12E+001</text:p>
          </table:table-cell>
          <table:table-cell office:value-type="float" office:value="14.100986232157">
            <text:p>1.41E+001</text:p>
          </table:table-cell>
          <table:table-cell office:value-type="float" office:value="14.2324193429333">
            <text:p>1.42E+001</text:p>
          </table:table-cell>
          <table:table-cell office:value-type="float" office:value="16.6785239801786">
            <text:p>1.67E+001</text:p>
          </table:table-cell>
          <table:table-cell office:value-type="float" office:value="18.2844804509621">
            <text:p>1.83E+001</text:p>
          </table:table-cell>
          <table:table-cell/>
          <table:table-cell table:formula="of:=2*[.A30]/PI()" office:value-type="float" office:value="0.700000000002274">
            <text:p>0.7000</text:p>
          </table:table-cell>
          <table:table-cell table:formula="of:=SQRT([.C30])" office:value-type="float" office:value="1.02335990236231">
            <text:p>1.0234</text:p>
          </table:table-cell>
          <table:table-cell table:formula="of:=SQRT([.D30])" office:value-type="float" office:value="2.00813169942642">
            <text:p>2.0081</text:p>
          </table:table-cell>
          <table:table-cell table:formula="of:=SQRT([.E30])" office:value-type="float" office:value="2.19760544922924">
            <text:p>2.1976</text:p>
          </table:table-cell>
          <table:table-cell table:formula="of:=SQRT([.F30])" office:value-type="float" office:value="3.33730652191253">
            <text:p>3.3373</text:p>
          </table:table-cell>
          <table:table-cell table:formula="of:=SQRT([.G30])" office:value-type="float" office:value="3.34465919621685">
            <text:p>3.3447</text:p>
          </table:table-cell>
          <table:table-cell table:formula="of:=SQRT([.H30])" office:value-type="float" office:value="3.7551279914481">
            <text:p>3.7551</text:p>
          </table:table-cell>
          <table:table-cell table:formula="of:=SQRT([.I30])" office:value-type="float" office:value="3.77258788405695">
            <text:p>3.7726</text:p>
          </table:table-cell>
          <table:table-cell table:formula="of:=SQRT([.J30])" office:value-type="float" office:value="4.08393486483055">
            <text:p>4.0839</text:p>
          </table:table-cell>
          <table:table-cell table:formula="of:=SQRT([.K30])" office:value-type="float" office:value="4.27603559982399">
            <text:p>4.2760</text:p>
          </table:table-cell>
          <table:table-cell table:formula="of:=[.$B$44]*[.A30]" office:value-type="float" office:value="2.19911485752">
            <text:p>2.1991</text:p>
          </table:table-cell>
          <table:table-cell table:formula="of:=[.$B$45]*[.A30]" office:value-type="float" office:value="1.09955742876">
            <text:p>1.0996</text:p>
          </table:table-cell>
          <table:table-cell/>
        </table:table-row>
        <table:table-row table:style-name="ro1">
          <table:table-cell office:value-type="float" office:value="1.13882733693">
            <text:p>1.1388</text:p>
          </table:table-cell>
          <table:table-cell office:value-type="float" office:value="0">
            <text:p>0.00E+000</text:p>
          </table:table-cell>
          <table:table-cell office:value-type="float" office:value="1.13425188391633">
            <text:p>1.13E+000</text:p>
          </table:table-cell>
          <table:table-cell office:value-type="float" office:value="3.87407539086114">
            <text:p>3.87E+000</text:p>
          </table:table-cell>
          <table:table-cell office:value-type="float" office:value="5.18068855162655">
            <text:p>5.18E+000</text:p>
          </table:table-cell>
          <table:table-cell office:value-type="float" office:value="11.2246097834688">
            <text:p>1.12E+001</text:p>
          </table:table-cell>
          <table:table-cell office:value-type="float" office:value="11.2770221589281">
            <text:p>1.13E+001</text:p>
          </table:table-cell>
          <table:table-cell office:value-type="float" office:value="13.9416464339842">
            <text:p>1.39E+001</text:p>
          </table:table-cell>
          <table:table-cell office:value-type="float" office:value="14.0685054047709">
            <text:p>1.41E+001</text:p>
          </table:table-cell>
          <table:table-cell office:value-type="float" office:value="16.0415354536957">
            <text:p>1.60E+001</text:p>
          </table:table-cell>
          <table:table-cell office:value-type="float" office:value="18.639913427636">
            <text:p>1.86E+001</text:p>
          </table:table-cell>
          <table:table-cell/>
          <table:table-cell table:formula="of:=2*[.A31]/PI()" office:value-type="float" office:value="0.725000000002355">
            <text:p>0.7250</text:p>
          </table:table-cell>
          <table:table-cell table:formula="of:=SQRT([.C31])" office:value-type="float" office:value="1.06501262148217">
            <text:p>1.0650</text:p>
          </table:table-cell>
          <table:table-cell table:formula="of:=SQRT([.D31])" office:value-type="float" office:value="1.96826710353578">
            <text:p>1.9683</text:p>
          </table:table-cell>
          <table:table-cell table:formula="of:=SQRT([.E31])" office:value-type="float" office:value="2.27611259642983">
            <text:p>2.2761</text:p>
          </table:table-cell>
          <table:table-cell table:formula="of:=SQRT([.F31])" office:value-type="float" office:value="3.35031487825679">
            <text:p>3.3503</text:p>
          </table:table-cell>
          <table:table-cell table:formula="of:=SQRT([.G31])" office:value-type="float" office:value="3.35812777584893">
            <text:p>3.3581</text:p>
          </table:table-cell>
          <table:table-cell table:formula="of:=SQRT([.H31])" office:value-type="float" office:value="3.73385142098399">
            <text:p>3.7339</text:p>
          </table:table-cell>
          <table:table-cell table:formula="of:=SQRT([.I31])" office:value-type="float" office:value="3.75080063516723">
            <text:p>3.7508</text:p>
          </table:table-cell>
          <table:table-cell table:formula="of:=SQRT([.J31])" office:value-type="float" office:value="4.0051885665591">
            <text:p>4.0052</text:p>
          </table:table-cell>
          <table:table-cell table:formula="of:=SQRT([.K31])" office:value-type="float" office:value="4.31739660300464">
            <text:p>4.3174</text:p>
          </table:table-cell>
          <table:table-cell table:formula="of:=[.$B$44]*[.A31]" office:value-type="float" office:value="2.27765467386">
            <text:p>2.2777</text:p>
          </table:table-cell>
          <table:table-cell table:formula="of:=[.$B$45]*[.A31]" office:value-type="float" office:value="1.13882733693">
            <text:p>1.1388</text:p>
          </table:table-cell>
          <table:table-cell/>
        </table:table-row>
        <table:table-row table:style-name="ro1">
          <table:table-cell office:value-type="float" office:value="1.1780972451">
            <text:p>1.1781</text:p>
          </table:table-cell>
          <table:table-cell office:value-type="float" office:value="0">
            <text:p>0.00E+000</text:p>
          </table:table-cell>
          <table:table-cell office:value-type="float" office:value="1.22414949140719">
            <text:p>1.22E+000</text:p>
          </table:table-cell>
          <table:table-cell office:value-type="float" office:value="3.7188768259544">
            <text:p>3.72E+000</text:p>
          </table:table-cell>
          <table:table-cell office:value-type="float" office:value="5.54425211527744">
            <text:p>5.54E+000</text:p>
          </table:table-cell>
          <table:table-cell office:value-type="float" office:value="11.314667878609">
            <text:p>1.13E+001</text:p>
          </table:table-cell>
          <table:table-cell office:value-type="float" office:value="11.3704619009915">
            <text:p>1.14E+001</text:p>
          </table:table-cell>
          <table:table-cell office:value-type="float" office:value="13.7854357721108">
            <text:p>1.38E+001</text:p>
          </table:table-cell>
          <table:table-cell office:value-type="float" office:value="13.9078634500478">
            <text:p>1.39E+001</text:p>
          </table:table-cell>
          <table:table-cell office:value-type="float" office:value="15.4171009404883">
            <text:p>1.54E+001</text:p>
          </table:table-cell>
          <table:table-cell office:value-type="float" office:value="18.9993929250543">
            <text:p>1.90E+001</text:p>
          </table:table-cell>
          <table:table-cell/>
          <table:table-cell table:formula="of:=2*[.A32]/PI()" office:value-type="float" office:value="0.750000000002437">
            <text:p>0.7500</text:p>
          </table:table-cell>
          <table:table-cell table:formula="of:=SQRT([.C32])" office:value-type="float" office:value="1.10641289372783">
            <text:p>1.1064</text:p>
          </table:table-cell>
          <table:table-cell table:formula="of:=SQRT([.D32])" office:value-type="float" office:value="1.92843896090968">
            <text:p>1.9284</text:p>
          </table:table-cell>
          <table:table-cell table:formula="of:=SQRT([.E32])" office:value-type="float" office:value="2.3546235612678">
            <text:p>2.3546</text:p>
          </table:table-cell>
          <table:table-cell table:formula="of:=SQRT([.F32])" office:value-type="float" office:value="3.36372827062606">
            <text:p>3.3637</text:p>
          </table:table-cell>
          <table:table-cell table:formula="of:=SQRT([.G32])" office:value-type="float" office:value="3.37201155113554">
            <text:p>3.3720</text:p>
          </table:table-cell>
          <table:table-cell table:formula="of:=SQRT([.H32])" office:value-type="float" office:value="3.7128743275407">
            <text:p>3.7129</text:p>
          </table:table-cell>
          <table:table-cell table:formula="of:=SQRT([.I32])" office:value-type="float" office:value="3.72932479814346">
            <text:p>3.7293</text:p>
          </table:table-cell>
          <table:table-cell table:formula="of:=SQRT([.J32])" office:value-type="float" office:value="3.92646163109845">
            <text:p>3.9265</text:p>
          </table:table-cell>
          <table:table-cell table:formula="of:=SQRT([.K32])" office:value-type="float" office:value="4.35882930671233">
            <text:p>4.3588</text:p>
          </table:table-cell>
          <table:table-cell table:formula="of:=[.$B$44]*[.A32]" office:value-type="float" office:value="2.3561944902">
            <text:p>2.3562</text:p>
          </table:table-cell>
          <table:table-cell table:formula="of:=[.$B$45]*[.A32]" office:value-type="float" office:value="1.1780972451">
            <text:p>1.1781</text:p>
          </table:table-cell>
          <table:table-cell/>
        </table:table-row>
        <table:table-row table:style-name="ro1">
          <table:table-cell office:value-type="float" office:value="1.21736715327">
            <text:p>1.2174</text:p>
          </table:table-cell>
          <table:table-cell office:value-type="float" office:value="0">
            <text:p>0.00E+000</text:p>
          </table:table-cell>
          <table:table-cell office:value-type="float" office:value="1.31690129265784">
            <text:p>1.32E+000</text:p>
          </table:table-cell>
          <table:table-cell office:value-type="float" office:value="3.56705156553365">
            <text:p>3.57E+000</text:p>
          </table:table-cell>
          <table:table-cell office:value-type="float" office:value="5.92016413740743">
            <text:p>5.92E+000</text:p>
          </table:table-cell>
          <table:table-cell office:value-type="float" office:value="11.4077802973867">
            <text:p>1.14E+001</text:p>
          </table:table-cell>
          <table:table-cell office:value-type="float" office:value="11.4670651418773">
            <text:p>1.15E+001</text:p>
          </table:table-cell>
          <table:table-cell office:value-type="float" office:value="13.6324093307983">
            <text:p>1.36E+001</text:p>
          </table:table-cell>
          <table:table-cell office:value-type="float" office:value="13.7504841535355">
            <text:p>1.38E+001</text:p>
          </table:table-cell>
          <table:table-cell office:value-type="float" office:value="14.8052032450195">
            <text:p>1.48E+001</text:p>
          </table:table-cell>
          <table:table-cell office:value-type="float" office:value="19.3628374903642">
            <text:p>1.94E+001</text:p>
          </table:table-cell>
          <table:table-cell/>
          <table:table-cell table:formula="of:=2*[.A33]/PI()" office:value-type="float" office:value="0.775000000002518">
            <text:p>0.7750</text:p>
          </table:table-cell>
          <table:table-cell table:formula="of:=SQRT([.C33])" office:value-type="float" office:value="1.1475631976749">
            <text:p>1.1476</text:p>
          </table:table-cell>
          <table:table-cell table:formula="of:=SQRT([.D33])" office:value-type="float" office:value="1.88866396310557">
            <text:p>1.8887</text:p>
          </table:table-cell>
          <table:table-cell table:formula="of:=SQRT([.E33])" office:value-type="float" office:value="2.43313874191494">
            <text:p>2.4331</text:p>
          </table:table-cell>
          <table:table-cell table:formula="of:=SQRT([.F33])" office:value-type="float" office:value="3.37754056931766">
            <text:p>3.3775</text:p>
          </table:table-cell>
          <table:table-cell table:formula="of:=SQRT([.G33])" office:value-type="float" office:value="3.38630552990678">
            <text:p>3.3863</text:p>
          </table:table-cell>
          <table:table-cell table:formula="of:=SQRT([.H33])" office:value-type="float" office:value="3.69220927505448">
            <text:p>3.6922</text:p>
          </table:table-cell>
          <table:table-cell table:formula="of:=SQRT([.I33])" office:value-type="float" office:value="3.70816452622257">
            <text:p>3.7082</text:p>
          </table:table-cell>
          <table:table-cell table:formula="of:=SQRT([.J33])" office:value-type="float" office:value="3.84775301247618">
            <text:p>3.8478</text:p>
          </table:table-cell>
          <table:table-cell table:formula="of:=SQRT([.K33])" office:value-type="float" office:value="4.40032243027306">
            <text:p>4.4003</text:p>
          </table:table-cell>
          <table:table-cell table:formula="of:=[.$B$44]*[.A33]" office:value-type="float" office:value="2.43473430654">
            <text:p>2.4347</text:p>
          </table:table-cell>
          <table:table-cell table:formula="of:=[.$B$45]*[.A33]" office:value-type="float" office:value="1.21736715327">
            <text:p>1.2174</text:p>
          </table:table-cell>
          <table:table-cell/>
        </table:table-row>
        <table:table-row table:style-name="ro1">
          <table:table-cell office:value-type="float" office:value="1.25663706144">
            <text:p>1.2566</text:p>
          </table:table-cell>
          <table:table-cell office:value-type="float" office:value="0">
            <text:p>0.00E+000</text:p>
          </table:table-cell>
          <table:table-cell office:value-type="float" office:value="1.4124221763613">
            <text:p>1.41E+000</text:p>
          </table:table-cell>
          <table:table-cell office:value-type="float" office:value="3.41868225979288">
            <text:p>3.42E+000</text:p>
          </table:table-cell>
          <table:table-cell office:value-type="float" office:value="6.30842873541752">
            <text:p>6.31E+000</text:p>
          </table:table-cell>
          <table:table-cell office:value-type="float" office:value="11.5039316936738">
            <text:p>1.15E+001</text:p>
          </table:table-cell>
          <table:table-cell office:value-type="float" office:value="11.5668327604363">
            <text:p>1.16E+001</text:p>
          </table:table-cell>
          <table:table-cell office:value-type="float" office:value="13.4826117991317">
            <text:p>1.35E+001</text:p>
          </table:table-cell>
          <table:table-cell office:value-type="float" office:value="13.596358877439">
            <text:p>1.36E+001</text:p>
          </table:table-cell>
          <table:table-cell office:value-type="float" office:value="14.2058260936968">
            <text:p>1.42E+001</text:p>
          </table:table-cell>
          <table:table-cell office:value-type="float" office:value="19.7301583116209">
            <text:p>1.97E+001</text:p>
          </table:table-cell>
          <table:table-cell/>
          <table:table-cell table:formula="of:=2*[.A34]/PI()" office:value-type="float" office:value="0.800000000002599">
            <text:p>0.8000</text:p>
          </table:table-cell>
          <table:table-cell table:formula="of:=SQRT([.C34])" office:value-type="float" office:value="1.18845369129861">
            <text:p>1.1885</text:p>
          </table:table-cell>
          <table:table-cell table:formula="of:=SQRT([.D34])" office:value-type="float" office:value="1.84896789041694">
            <text:p>1.8490</text:p>
          </table:table-cell>
          <table:table-cell table:formula="of:=SQRT([.E34])" office:value-type="float" office:value="2.51165856266681">
            <text:p>2.5117</text:p>
          </table:table-cell>
          <table:table-cell table:formula="of:=SQRT([.F34])" office:value-type="float" office:value="3.39174463862978">
            <text:p>3.3917</text:p>
          </table:table-cell>
          <table:table-cell table:formula="of:=SQRT([.G34])" office:value-type="float" office:value="3.40100466927587">
            <text:p>3.4010</text:p>
          </table:table-cell>
          <table:table-cell table:formula="of:=SQRT([.H34])" office:value-type="float" office:value="3.67186761732115">
            <text:p>3.6719</text:p>
          </table:table-cell>
          <table:table-cell table:formula="of:=SQRT([.I34])" office:value-type="float" office:value="3.68732408088019">
            <text:p>3.6873</text:p>
          </table:table-cell>
          <table:table-cell table:formula="of:=SQRT([.J34])" office:value-type="float" office:value="3.76906169937516">
            <text:p>3.7691</text:p>
          </table:table-cell>
          <table:table-cell table:formula="of:=SQRT([.K34])" office:value-type="float" office:value="4.44186428334105">
            <text:p>4.4419</text:p>
          </table:table-cell>
          <table:table-cell table:formula="of:=[.$B$44]*[.A34]" office:value-type="float" office:value="2.51327412288">
            <text:p>2.5133</text:p>
          </table:table-cell>
          <table:table-cell table:formula="of:=[.$B$45]*[.A34]" office:value-type="float" office:value="1.25663706144">
            <text:p>1.2566</text:p>
          </table:table-cell>
          <table:table-cell/>
        </table:table-row>
        <table:table-row table:style-name="ro1">
          <table:table-cell office:value-type="float" office:value="1.29590696961">
            <text:p>1.2959</text:p>
          </table:table-cell>
          <table:table-cell office:value-type="float" office:value="0">
            <text:p>0.00E+000</text:p>
          </table:table-cell>
          <table:table-cell office:value-type="float" office:value="1.51057970231913">
            <text:p>1.51E+000</text:p>
          </table:table-cell>
          <table:table-cell office:value-type="float" office:value="3.27389912091424">
            <text:p>3.27E+000</text:p>
          </table:table-cell>
          <table:table-cell office:value-type="float" office:value="6.70905042885797">
            <text:p>6.71E+000</text:p>
          </table:table-cell>
          <table:table-cell office:value-type="float" office:value="11.6030954452031">
            <text:p>1.16E+001</text:p>
          </table:table-cell>
          <table:table-cell office:value-type="float" office:value="11.6697656371219">
            <text:p>1.17E+001</text:p>
          </table:table-cell>
          <table:table-cell office:value-type="float" office:value="13.3360888217805">
            <text:p>1.33E+001</text:p>
          </table:table-cell>
          <table:table-cell office:value-type="float" office:value="13.4454797822663">
            <text:p>1.34E+001</text:p>
          </table:table-cell>
          <table:table-cell office:value-type="float" office:value="13.6189541056486">
            <text:p>1.36E+001</text:p>
          </table:table-cell>
          <table:table-cell office:value-type="float" office:value="20.101235179385">
            <text:p>2.01E+001</text:p>
          </table:table-cell>
          <table:table-cell/>
          <table:table-cell table:formula="of:=2*[.A35]/PI()" office:value-type="float" office:value="0.825000000002681">
            <text:p>0.8250</text:p>
          </table:table-cell>
          <table:table-cell table:formula="of:=SQRT([.C35])" office:value-type="float" office:value="1.22905642763835">
            <text:p>1.2291</text:p>
          </table:table-cell>
          <table:table-cell table:formula="of:=SQRT([.D35])" office:value-type="float" office:value="1.80939192020807">
            <text:p>1.8094</text:p>
          </table:table-cell>
          <table:table-cell table:formula="of:=SQRT([.E35])" office:value-type="float" office:value="2.59018347397592">
            <text:p>2.5902</text:p>
          </table:table-cell>
          <table:table-cell table:formula="of:=SQRT([.F35])" office:value-type="float" office:value="3.40633166987643">
            <text:p>3.4063</text:p>
          </table:table-cell>
          <table:table-cell table:formula="of:=SQRT([.G35])" office:value-type="float" office:value="3.41610386802303">
            <text:p>3.4161</text:p>
          </table:table-cell>
          <table:table-cell table:formula="of:=SQRT([.H35])" office:value-type="float" office:value="3.65186100800407">
            <text:p>3.6519</text:p>
          </table:table-cell>
          <table:table-cell table:formula="of:=SQRT([.I35])" office:value-type="float" office:value="3.66680784637896">
            <text:p>3.6668</text:p>
          </table:table-cell>
          <table:table-cell table:formula="of:=SQRT([.J35])" office:value-type="float" office:value="3.69038671491872">
            <text:p>3.6904</text:p>
          </table:table-cell>
          <table:table-cell table:formula="of:=SQRT([.K35])" office:value-type="float" office:value="4.48344010547537">
            <text:p>4.4834</text:p>
          </table:table-cell>
          <table:table-cell table:formula="of:=[.$B$44]*[.A35]" office:value-type="float" office:value="2.59181393922">
            <text:p>2.5918</text:p>
          </table:table-cell>
          <table:table-cell table:formula="of:=[.$B$45]*[.A35]" office:value-type="float" office:value="1.29590696961">
            <text:p>1.2959</text:p>
          </table:table-cell>
          <table:table-cell/>
        </table:table-row>
        <table:table-row table:style-name="ro1">
          <table:table-cell office:value-type="float" office:value="1.33517687778">
            <text:p>1.3352</text:p>
          </table:table-cell>
          <table:table-cell office:value-type="float" office:value="0">
            <text:p>0.00E+000</text:p>
          </table:table-cell>
          <table:table-cell office:value-type="float" office:value="1.61115684836433">
            <text:p>1.61E+000</text:p>
          </table:table-cell>
          <table:table-cell office:value-type="float" office:value="3.13291718540444">
            <text:p>3.13E+000</text:p>
          </table:table-cell>
          <table:table-cell office:value-type="float" office:value="7.12203416445327">
            <text:p>7.12E+000</text:p>
          </table:table-cell>
          <table:table-cell office:value-type="float" office:value="11.7052242541791">
            <text:p>1.17E+001</text:p>
          </table:table-cell>
          <table:table-cell office:value-type="float" office:value="11.7758644434234">
            <text:p>1.18E+001</text:p>
          </table:table-cell>
          <table:table-cell office:value-type="float" office:value="13.0445727612764">
            <text:p>1.30E+001</text:p>
          </table:table-cell>
          <table:table-cell office:value-type="float" office:value="13.1929002061609">
            <text:p>1.32E+001</text:p>
          </table:table-cell>
          <table:table-cell office:value-type="float" office:value="13.2978400476598">
            <text:p>1.33E+001</text:p>
          </table:table-cell>
          <table:table-cell office:value-type="float" office:value="20.4758782997987">
            <text:p>2.05E+001</text:p>
          </table:table-cell>
          <table:table-cell/>
          <table:table-cell table:formula="of:=2*[.A36]/PI()" office:value-type="float" office:value="0.850000000002762">
            <text:p>0.8500</text:p>
          </table:table-cell>
          <table:table-cell table:formula="of:=SQRT([.C36])" office:value-type="float" office:value="1.26931353430283">
            <text:p>1.2693</text:p>
          </table:table-cell>
          <table:table-cell table:formula="of:=SQRT([.D36])" office:value-type="float" office:value="1.77000485462736">
            <text:p>1.7700</text:p>
          </table:table-cell>
          <table:table-cell table:formula="of:=SQRT([.E36])" office:value-type="float" office:value="2.6687139532841">
            <text:p>2.6687</text:p>
          </table:table-cell>
          <table:table-cell table:formula="of:=SQRT([.F36])" office:value-type="float" office:value="3.42128985240641">
            <text:p>3.4213</text:p>
          </table:table-cell>
          <table:table-cell table:formula="of:=SQRT([.G36])" office:value-type="float" office:value="3.43159794314884">
            <text:p>3.4316</text:p>
          </table:table-cell>
          <table:table-cell table:formula="of:=SQRT([.H36])" office:value-type="float" office:value="3.61172711611446">
            <text:p>3.6117</text:p>
          </table:table-cell>
          <table:table-cell table:formula="of:=SQRT([.I36])" office:value-type="float" office:value="3.63220321652863">
            <text:p>3.6322</text:p>
          </table:table-cell>
          <table:table-cell table:formula="of:=SQRT([.J36])" office:value-type="float" office:value="3.64662035968371">
            <text:p>3.6466</text:p>
          </table:table-cell>
          <table:table-cell table:formula="of:=SQRT([.K36])" office:value-type="float" office:value="4.52502798884148">
            <text:p>4.5250</text:p>
          </table:table-cell>
          <table:table-cell table:formula="of:=[.$B$44]*[.A36]" office:value-type="float" office:value="2.67035375556">
            <text:p>2.6704</text:p>
          </table:table-cell>
          <table:table-cell table:formula="of:=[.$B$45]*[.A36]" office:value-type="float" office:value="1.33517687778">
            <text:p>1.3352</text:p>
          </table:table-cell>
          <table:table-cell/>
        </table:table-row>
        <table:table-row table:style-name="ro1">
          <table:table-cell office:value-type="float" office:value="1.37444678595">
            <text:p>1.3744</text:p>
          </table:table-cell>
          <table:table-cell office:value-type="float" office:value="0">
            <text:p>0.00E+000</text:p>
          </table:table-cell>
          <table:table-cell office:value-type="float" office:value="1.71377390357749">
            <text:p>1.71E+000</text:p>
          </table:table-cell>
          <table:table-cell office:value-type="float" office:value="2.99611442932598">
            <text:p>3.00E+000</text:p>
          </table:table-cell>
          <table:table-cell office:value-type="float" office:value="7.5473853411087">
            <text:p>7.55E+000</text:p>
          </table:table-cell>
          <table:table-cell office:value-type="float" office:value="11.810229701558">
            <text:p>1.18E+001</text:p>
          </table:table-cell>
          <table:table-cell office:value-type="float" office:value="11.885129156483">
            <text:p>1.19E+001</text:p>
          </table:table-cell>
          <table:table-cell office:value-type="float" office:value="12.4826683765088">
            <text:p>1.25E+001</text:p>
          </table:table-cell>
          <table:table-cell office:value-type="float" office:value="13.0531426618816">
            <text:p>1.31E+001</text:p>
          </table:table-cell>
          <table:table-cell office:value-type="float" office:value="13.1534343630342">
            <text:p>1.32E+001</text:p>
          </table:table-cell>
          <table:table-cell office:value-type="float" office:value="20.8537515694647">
            <text:p>2.09E+001</text:p>
          </table:table-cell>
          <table:table-cell/>
          <table:table-cell table:formula="of:=2*[.A37]/PI()" office:value-type="float" office:value="0.875000000002843">
            <text:p>0.8750</text:p>
          </table:table-cell>
          <table:table-cell table:formula="of:=SQRT([.C37])" office:value-type="float" office:value="1.30911187588284">
            <text:p>1.3091</text:p>
          </table:table-cell>
          <table:table-cell table:formula="of:=SQRT([.D37])" office:value-type="float" office:value="1.73092877650294">
            <text:p>1.7309</text:p>
          </table:table-cell>
          <table:table-cell table:formula="of:=SQRT([.E37])" office:value-type="float" office:value="2.74725050570724">
            <text:p>2.7473</text:p>
          </table:table-cell>
          <table:table-cell table:formula="of:=SQRT([.F37])" office:value-type="float" office:value="3.43660147552171">
            <text:p>3.4366</text:p>
          </table:table-cell>
          <table:table-cell table:formula="of:=SQRT([.G37])" office:value-type="float" office:value="3.4474815672434">
            <text:p>3.4475</text:p>
          </table:table-cell>
          <table:table-cell table:formula="of:=SQRT([.H37])" office:value-type="float" office:value="3.53308199402572">
            <text:p>3.5331</text:p>
          </table:table-cell>
          <table:table-cell table:formula="of:=SQRT([.I37])" office:value-type="float" office:value="3.61291332056024">
            <text:p>3.6129</text:p>
          </table:table-cell>
          <table:table-cell table:formula="of:=SQRT([.J37])" office:value-type="float" office:value="3.6267663783368">
            <text:p>3.6268</text:p>
          </table:table-cell>
          <table:table-cell table:formula="of:=SQRT([.K37])" office:value-type="float" office:value="4.56659080381248">
            <text:p>4.5666</text:p>
          </table:table-cell>
          <table:table-cell table:formula="of:=[.$B$44]*[.A37]" office:value-type="float" office:value="2.7488935719">
            <text:p>2.7489</text:p>
          </table:table-cell>
          <table:table-cell table:formula="of:=[.$B$45]*[.A37]" office:value-type="float" office:value="1.37444678595">
            <text:p>1.3744</text:p>
          </table:table-cell>
          <table:table-cell/>
        </table:table-row>
        <table:table-row table:style-name="ro1">
          <table:table-cell office:value-type="float" office:value="1.41371669412">
            <text:p>1.4137</text:p>
          </table:table-cell>
          <table:table-cell office:value-type="float" office:value="0">
            <text:p>0.00E+000</text:p>
          </table:table-cell>
          <table:table-cell office:value-type="float" office:value="1.81770752267437">
            <text:p>1.82E+000</text:p>
          </table:table-cell>
          <table:table-cell office:value-type="float" office:value="2.86421272135193">
            <text:p>2.86E+000</text:p>
          </table:table-cell>
          <table:table-cell office:value-type="float" office:value="7.98510983443586">
            <text:p>7.99E+000</text:p>
          </table:table-cell>
          <table:table-cell office:value-type="float" office:value="11.9179320478876">
            <text:p>1.19E+001</text:p>
          </table:table-cell>
          <table:table-cell office:value-type="float" office:value="11.9332280713792">
            <text:p>1.19E+001</text:p>
          </table:table-cell>
          <table:table-cell office:value-type="float" office:value="11.9975578257342">
            <text:p>1.20E+001</text:p>
          </table:table-cell>
          <table:table-cell office:value-type="float" office:value="12.9170014246137">
            <text:p>1.29E+001</text:p>
          </table:table-cell>
          <table:table-cell office:value-type="float" office:value="13.0122601662718">
            <text:p>1.30E+001</text:p>
          </table:table-cell>
          <table:table-cell office:value-type="float" office:value="21.2341891020924">
            <text:p>2.12E+001</text:p>
          </table:table-cell>
          <table:table-cell/>
          <table:table-cell table:formula="of:=2*[.A38]/PI()" office:value-type="float" office:value="0.900000000002924">
            <text:p>0.9000</text:p>
          </table:table-cell>
          <table:table-cell table:formula="of:=SQRT([.C38])" office:value-type="float" office:value="1.34822383997405">
            <text:p>1.3482</text:p>
          </table:table-cell>
          <table:table-cell table:formula="of:=SQRT([.D38])" office:value-type="float" office:value="1.69239851138907">
            <text:p>1.6924</text:p>
          </table:table-cell>
          <table:table-cell table:formula="of:=SQRT([.E38])" office:value-type="float" office:value="2.82579366451903">
            <text:p>2.8258</text:p>
          </table:table-cell>
          <table:table-cell table:formula="of:=SQRT([.F38])" office:value-type="float" office:value="3.45223580421262">
            <text:p>3.4522</text:p>
          </table:table-cell>
          <table:table-cell table:formula="of:=SQRT([.G38])" office:value-type="float" office:value="3.4544504731403">
            <text:p>3.4545</text:p>
          </table:table-cell>
          <table:table-cell table:formula="of:=SQRT([.H38])" office:value-type="float" office:value="3.4637490997089">
            <text:p>3.4637</text:p>
          </table:table-cell>
          <table:table-cell table:formula="of:=SQRT([.I38])" office:value-type="float" office:value="3.59402301392377">
            <text:p>3.5940</text:p>
          </table:table-cell>
          <table:table-cell table:formula="of:=SQRT([.J38])" office:value-type="float" office:value="3.60725105395671">
            <text:p>3.6073</text:p>
          </table:table-cell>
          <table:table-cell table:formula="of:=SQRT([.K38])" office:value-type="float" office:value="4.60805697687132">
            <text:p>4.6081</text:p>
          </table:table-cell>
          <table:table-cell table:formula="of:=[.$B$44]*[.A38]" office:value-type="float" office:value="2.82743338824">
            <text:p>2.8274</text:p>
          </table:table-cell>
          <table:table-cell table:formula="of:=[.$B$45]*[.A38]" office:value-type="float" office:value="1.41371669412">
            <text:p>1.4137</text:p>
          </table:table-cell>
          <table:table-cell/>
        </table:table-row>
        <table:table-row table:style-name="ro1">
          <table:table-cell office:value-type="float" office:value="1.45298660229">
            <text:p>1.4530</text:p>
          </table:table-cell>
          <table:table-cell office:value-type="float" office:value="0">
            <text:p>0.00E+000</text:p>
          </table:table-cell>
          <table:table-cell office:value-type="float" office:value="1.92141533709573">
            <text:p>1.92E+000</text:p>
          </table:table-cell>
          <table:table-cell office:value-type="float" office:value="2.73875321567541">
            <text:p>2.74E+000</text:p>
          </table:table-cell>
          <table:table-cell office:value-type="float" office:value="8.43521402134852">
            <text:p>8.44E+000</text:p>
          </table:table-cell>
          <table:table-cell office:value-type="float" office:value="11.3962397410796">
            <text:p>1.14E+001</text:p>
          </table:table-cell>
          <table:table-cell office:value-type="float" office:value="12.0279143621286">
            <text:p>1.20E+001</text:p>
          </table:table-cell>
          <table:table-cell office:value-type="float" office:value="12.1131428390851">
            <text:p>1.21E+001</text:p>
          </table:table-cell>
          <table:table-cell office:value-type="float" office:value="12.7848970386029">
            <text:p>1.28E+001</text:p>
          </table:table-cell>
          <table:table-cell office:value-type="float" office:value="12.8743213813297">
            <text:p>1.29E+001</text:p>
          </table:table-cell>
          <table:table-cell office:value-type="float" office:value="21.6156677378953">
            <text:p>2.16E+001</text:p>
          </table:table-cell>
          <table:table-cell/>
          <table:table-cell table:formula="of:=2*[.A39]/PI()" office:value-type="float" office:value="0.925000000003006">
            <text:p>0.9250</text:p>
          </table:table-cell>
          <table:table-cell table:formula="of:=SQRT([.C39])" office:value-type="float" office:value="1.3861512677539">
            <text:p>1.3862</text:p>
          </table:table-cell>
          <table:table-cell table:formula="of:=SQRT([.D39])" office:value-type="float" office:value="1.65491788789517">
            <text:p>1.6549</text:p>
          </table:table-cell>
          <table:table-cell table:formula="of:=SQRT([.E39])" office:value-type="float" office:value="2.90434399156651">
            <text:p>2.9043</text:p>
          </table:table-cell>
          <table:table-cell table:formula="of:=SQRT([.F39])" office:value-type="float" office:value="3.3758317110128">
            <text:p>3.3758</text:p>
          </table:table-cell>
          <table:table-cell table:formula="of:=SQRT([.G39])" office:value-type="float" office:value="3.46812836586661">
            <text:p>3.4681</text:p>
          </table:table-cell>
          <table:table-cell table:formula="of:=SQRT([.H39])" office:value-type="float" office:value="3.48039406376421">
            <text:p>3.4804</text:p>
          </table:table-cell>
          <table:table-cell table:formula="of:=SQRT([.I39])" office:value-type="float" office:value="3.57559743799591">
            <text:p>3.5756</text:p>
          </table:table-cell>
          <table:table-cell table:formula="of:=SQRT([.J39])" office:value-type="float" office:value="3.58808045914939">
            <text:p>3.5881</text:p>
          </table:table-cell>
          <table:table-cell table:formula="of:=SQRT([.K39])" office:value-type="float" office:value="4.64926529011793">
            <text:p>4.6493</text:p>
          </table:table-cell>
          <table:table-cell table:formula="of:=[.$B$44]*[.A39]" office:value-type="float" office:value="2.90597320458">
            <text:p>2.9060</text:p>
          </table:table-cell>
          <table:table-cell table:formula="of:=[.$B$45]*[.A39]" office:value-type="float" office:value="1.45298660229">
            <text:p>1.4530</text:p>
          </table:table-cell>
          <table:table-cell/>
        </table:table-row>
        <table:table-row table:style-name="ro1">
          <table:table-cell office:value-type="float" office:value="1.49225651046">
            <text:p>1.4923</text:p>
          </table:table-cell>
          <table:table-cell office:value-type="float" office:value="0">
            <text:p>0.00E+000</text:p>
          </table:table-cell>
          <table:table-cell office:value-type="float" office:value="2.02108134697555">
            <text:p>2.02E+000</text:p>
          </table:table-cell>
          <table:table-cell office:value-type="float" office:value="2.62355096297125">
            <text:p>2.62E+000</text:p>
          </table:table-cell>
          <table:table-cell office:value-type="float" office:value="8.89770480828525">
            <text:p>8.90E+000</text:p>
          </table:table-cell>
          <table:table-cell office:value-type="float" office:value="10.8716920296629">
            <text:p>1.09E+001</text:p>
          </table:table-cell>
          <table:table-cell office:value-type="float" office:value="12.1389772731263">
            <text:p>1.21E+001</text:p>
          </table:table-cell>
          <table:table-cell office:value-type="float" office:value="12.2318559852478">
            <text:p>1.22E+001</text:p>
          </table:table-cell>
          <table:table-cell office:value-type="float" office:value="12.6580311659258">
            <text:p>1.27E+001</text:p>
          </table:table-cell>
          <table:table-cell office:value-type="float" office:value="12.7396433950087">
            <text:p>1.27E+001</text:p>
          </table:table-cell>
          <table:table-cell office:value-type="float" office:value="21.9938534572805">
            <text:p>2.20E+001</text:p>
          </table:table-cell>
          <table:table-cell/>
          <table:table-cell table:formula="of:=2*[.A40]/PI()" office:value-type="float" office:value="0.950000000003087">
            <text:p>0.9500</text:p>
          </table:table-cell>
          <table:table-cell table:formula="of:=SQRT([.C40])" office:value-type="float" office:value="1.42164740599614">
            <text:p>1.4216</text:p>
          </table:table-cell>
          <table:table-cell table:formula="of:=SQRT([.D40])" office:value-type="float" office:value="1.61973793033665">
            <text:p>1.6197</text:p>
          </table:table-cell>
          <table:table-cell table:formula="of:=SQRT([.E40])" office:value-type="float" office:value="2.98290207822604">
            <text:p>2.9829</text:p>
          </table:table-cell>
          <table:table-cell table:formula="of:=SQRT([.F40])" office:value-type="float" office:value="3.29722489825352">
            <text:p>3.2972</text:p>
          </table:table-cell>
          <table:table-cell table:formula="of:=SQRT([.G40])" office:value-type="float" office:value="3.48410351067908">
            <text:p>3.4841</text:p>
          </table:table-cell>
          <table:table-cell table:formula="of:=SQRT([.H40])" office:value-type="float" office:value="3.49740703739897">
            <text:p>3.4974</text:p>
          </table:table-cell>
          <table:table-cell table:formula="of:=SQRT([.I40])" office:value-type="float" office:value="3.55781269404754">
            <text:p>3.5578</text:p>
          </table:table-cell>
          <table:table-cell table:formula="of:=SQRT([.J40])" office:value-type="float" office:value="3.5692637048849">
            <text:p>3.5693</text:p>
          </table:table-cell>
          <table:table-cell table:formula="of:=SQRT([.K40])" office:value-type="float" office:value="4.68976049039612">
            <text:p>4.6898</text:p>
          </table:table-cell>
          <table:table-cell table:formula="of:=[.$B$44]*[.A40]" office:value-type="float" office:value="2.98451302092">
            <text:p>2.9845</text:p>
          </table:table-cell>
          <table:table-cell table:formula="of:=[.$B$45]*[.A40]" office:value-type="float" office:value="1.49225651046">
            <text:p>1.4923</text:p>
          </table:table-cell>
          <table:table-cell/>
        </table:table-row>
        <table:table-row table:style-name="ro1">
          <table:table-cell office:value-type="float" office:value="1.53152641863">
            <text:p>1.5315</text:p>
          </table:table-cell>
          <table:table-cell office:value-type="float" office:value="0">
            <text:p>0.00E+000</text:p>
          </table:table-cell>
          <table:table-cell office:value-type="float" office:value="2.105561247144">
            <text:p>2.11E+000</text:p>
          </table:table-cell>
          <table:table-cell office:value-type="float" office:value="2.5297495891949">
            <text:p>2.53E+000</text:p>
          </table:table-cell>
          <table:table-cell office:value-type="float" office:value="9.37258965470407">
            <text:p>9.37E+000</text:p>
          </table:table-cell>
          <table:table-cell office:value-type="float" office:value="10.35957429884">
            <text:p>1.04E+001</text:p>
          </table:table-cell>
          <table:table-cell office:value-type="float" office:value="12.2460525246399">
            <text:p>1.22E+001</text:p>
          </table:table-cell>
          <table:table-cell office:value-type="float" office:value="12.3535444046474">
            <text:p>1.24E+001</text:p>
          </table:table-cell>
          <table:table-cell office:value-type="float" office:value="12.5414730937231">
            <text:p>1.25E+001</text:p>
          </table:table-cell>
          <table:table-cell office:value-type="float" office:value="12.6083774216191">
            <text:p>1.26E+001</text:p>
          </table:table-cell>
          <table:table-cell office:value-type="float" office:value="22.3507738941521">
            <text:p>2.24E+001</text:p>
          </table:table-cell>
          <table:table-cell/>
          <table:table-cell table:formula="of:=2*[.A41]/PI()" office:value-type="float" office:value="0.975000000003168">
            <text:p>0.9750</text:p>
          </table:table-cell>
          <table:table-cell table:formula="of:=SQRT([.C41])" office:value-type="float" office:value="1.45105521850273">
            <text:p>1.4511</text:p>
          </table:table-cell>
          <table:table-cell table:formula="of:=SQRT([.D41])" office:value-type="float" office:value="1.59051865414867">
            <text:p>1.5905</text:p>
          </table:table-cell>
          <table:table-cell table:formula="of:=SQRT([.E41])" office:value-type="float" office:value="3.06146854543764">
            <text:p>3.0615</text:p>
          </table:table-cell>
          <table:table-cell table:formula="of:=SQRT([.F41])" office:value-type="float" office:value="3.21862925774932">
            <text:p>3.2186</text:p>
          </table:table-cell>
          <table:table-cell table:formula="of:=SQRT([.G41])" office:value-type="float" office:value="3.49943602951102">
            <text:p>3.4994</text:p>
          </table:table-cell>
          <table:table-cell table:formula="of:=SQRT([.H41])" office:value-type="float" office:value="3.51476093136466">
            <text:p>3.5148</text:p>
          </table:table-cell>
          <table:table-cell table:formula="of:=SQRT([.I41])" office:value-type="float" office:value="3.54139423020413">
            <text:p>3.5414</text:p>
          </table:table-cell>
          <table:table-cell table:formula="of:=SQRT([.J41])" office:value-type="float" office:value="3.55082770936849">
            <text:p>3.5508</text:p>
          </table:table-cell>
          <table:table-cell table:formula="of:=SQRT([.K41])" office:value-type="float" office:value="4.72766050961277">
            <text:p>4.7277</text:p>
          </table:table-cell>
          <table:table-cell table:formula="of:=[.$B$44]*[.A41]" office:value-type="float" office:value="3.06305283726">
            <text:p>3.0631</text:p>
          </table:table-cell>
          <table:table-cell table:formula="of:=[.$B$45]*[.A41]" office:value-type="float" office:value="1.53152641863">
            <text:p>1.5315</text:p>
          </table:table-cell>
          <table:table-cell/>
        </table:table-row>
        <table:table-row table:style-name="ro1">
          <table:table-cell office:value-type="float" office:value="1.5707963268">
            <text:p>1.5708</text:p>
          </table:table-cell>
          <table:table-cell office:value-type="float" office:value="0">
            <text:p>0.00E+000</text:p>
          </table:table-cell>
          <table:table-cell office:value-type="float" office:value="2.14367364432497">
            <text:p>2.14E+000</text:p>
          </table:table-cell>
          <table:table-cell office:value-type="float" office:value="2.48853007971551">
            <text:p>2.49E+000</text:p>
          </table:table-cell>
          <table:table-cell office:value-type="float" office:value="9.85987660167505">
            <text:p>9.86E+000</text:p>
          </table:table-cell>
          <table:table-cell office:value-type="float" office:value="9.85987660185799">
            <text:p>9.86E+000</text:p>
          </table:table-cell>
          <table:table-cell office:value-type="float" office:value="12.3106923554373">
            <text:p>1.23E+001</text:p>
          </table:table-cell>
          <table:table-cell office:value-type="float" office:value="12.4667946431034">
            <text:p>1.25E+001</text:p>
          </table:table-cell>
          <table:table-cell office:value-type="float" office:value="12.4735644688267">
            <text:p>1.25E+001</text:p>
          </table:table-cell>
          <table:table-cell office:value-type="float" office:value="12.4920425733907">
            <text:p>1.25E+001</text:p>
          </table:table-cell>
          <table:table-cell office:value-type="float" office:value="22.5594872679965">
            <text:p>2.26E+001</text:p>
          </table:table-cell>
          <table:table-cell/>
          <table:table-cell table:formula="of:=2*[.A42]/PI()" office:value-type="float" office:value="1.00000000000325">
            <text:p>1.0000</text:p>
          </table:table-cell>
          <table:table-cell table:formula="of:=SQRT([.C42])" office:value-type="float" office:value="1.46412897120608">
            <text:p>1.4641</text:p>
          </table:table-cell>
          <table:table-cell table:formula="of:=SQRT([.D42])" office:value-type="float" office:value="1.57750755298208">
            <text:p>1.5775</text:p>
          </table:table-cell>
          <table:table-cell table:formula="of:=SQRT([.E42])" office:value-type="float" office:value="3.14004404454381">
            <text:p>3.1400</text:p>
          </table:table-cell>
          <table:table-cell table:formula="of:=SQRT([.F42])" office:value-type="float" office:value="3.14004404457294">
            <text:p>3.1400</text:p>
          </table:table-cell>
          <table:table-cell table:formula="of:=SQRT([.G42])" office:value-type="float" office:value="3.50865962376479">
            <text:p>3.5087</text:p>
          </table:table-cell>
          <table:table-cell table:formula="of:=SQRT([.H42])" office:value-type="float" office:value="3.53083483656533">
            <text:p>3.5308</text:p>
          </table:table-cell>
          <table:table-cell table:formula="of:=SQRT([.I42])" office:value-type="float" office:value="3.53179337855808">
            <text:p>3.5318</text:p>
          </table:table-cell>
          <table:table-cell table:formula="of:=SQRT([.J42])" office:value-type="float" office:value="3.53440837671465">
            <text:p>3.5344</text:p>
          </table:table-cell>
          <table:table-cell table:formula="of:=SQRT([.K42])" office:value-type="float" office:value="4.74968285972827">
            <text:p>4.7497</text:p>
          </table:table-cell>
          <table:table-cell table:formula="of:=[.$B$44]*[.A42]" office:value-type="float" office:value="3.1415926536">
            <text:p>3.1416</text:p>
          </table:table-cell>
          <table:table-cell table:formula="of:=[.$B$45]*[.A42]" office:value-type="float" office:value="1.5707963268">
            <text:p>1.5708</text:p>
          </table:table-cell>
          <table:table-cell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2" office:value-type="string">
            <text:p>Alpha</text:p>
          </table:table-cell>
          <table:table-cell table:style-name="ce2" office:value-type="float" office:value="2">
            <text:p>2.00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2" office:value-type="string">
            <text:p>Beta</text:p>
          </table:table-cell>
          <table:table-cell table:style-name="ce2" office:value-type="float" office:value="1">
            <text:p>1.00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Beta</text:p>
          </table:table-cell>
          <table:table-cell table:style-name="ce3" office:value-type="float" office:value="1">
            <text:p>1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nu</text:p>
          </table:table-cell>
          <table:table-cell table:style-name="ce3" office:value-type="float" office:value="0.333">
            <text:p>0.333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rho</text:p>
          </table:table-cell>
          <table:table-cell table:style-name="ce3" office:value-type="float" office:value="1">
            <text:p>1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J</text:p>
          </table:table-cell>
          <table:table-cell table:style-name="ce3" office:value-type="float" office:value="0.333">
            <text:p>0.333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eta</text:p>
          </table:table-cell>
          <table:table-cell table:style-name="ce3" office:value-type="float" office:value="10000">
            <text:p>100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mu_c</text:p>
          </table:table-cell>
          <table:table-cell table:style-name="ce5" office:value-type="float" office:value="0.0000001">
            <text:p>1.00E-007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</table:table>
      <table:table table:name="4x4_6" table:style-name="ta1">
        <table:shapes>
          <draw:frame draw:z-index="0" draw:style-name="gr1" svg:width="6.8323in" svg:height="7.3386in" svg:x="2.6665in" svg:y="7.2374in">
            <draw:object draw:notify-on-update-of-ranges="4x4_6.M2:4x4_6.M42 4x4_6.W1:4x4_6.W1 4x4_6.W2:4x4_6.W42 4x4_6.M2:4x4_6.M42 4x4_6.X1:4x4_6.X1 4x4_6.X2:4x4_6.X42 4x4_6.M2:4x4_6.M42 4x4_6.N1:4x4_6.N1 4x4_6.N2:4x4_6.N42 4x4_6.M2:4x4_6.M42 4x4_6.O1:4x4_6.O1 4x4_6.O2:4x4_6.O42 4x4_6.M2:4x4_6.M42 4x4_6.P1:4x4_6.P1 4x4_6.P2:4x4_6.P42 4x4_6.M2:4x4_6.M42 4x4_6.Q1:4x4_6.Q1 4x4_6.Q2:4x4_6.Q42 4x4_6.M2:4x4_6.M42 4x4_6.R1:4x4_6.R1 4x4_6.R2:4x4_6.R42 4x4_6.M2:4x4_6.M42 4x4_6.S1:4x4_6.S1 4x4_6.S2:4x4_6.S42 4x4_6.M2:4x4_6.M42 4x4_6.T1:4x4_6.T1 4x4_6.T2:4x4_6.T42 4x4_6.M2:4x4_6.M42 4x4_6.U1:4x4_6.U1 4x4_6.U2:4x4_6.U42 4x4_6.M2:4x4_6.M42 4x4_6.V1:4x4_6.V1 4x4_6.V2:4x4_6.V4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0" table:default-cell-style-name="ce4"/>
        <table:table-column table:style-name="co1" table:default-cell-style-name="Default"/>
        <table:table-column table:style-name="co1" table:number-columns-repeated="12" table:default-cell-style-name="ce1"/>
        <table:table-column table:style-name="co1" table:default-cell-style-name="Default"/>
        <table:table-row table:style-name="ro1">
          <table:table-cell table:style-name="Default" table:number-columns-repeated="11"/>
          <table:table-cell/>
          <table:table-cell table:style-name="ce3" office:value-type="string">
            <text:p>kx</text:p>
          </table:table-cell>
          <table:table-cell table:style-name="ce3" office:value-type="string">
            <text:p>N = 1</text:p>
          </table:table-cell>
          <table:table-cell table:style-name="ce3" office:value-type="string">
            <text:p>N = 2</text:p>
          </table:table-cell>
          <table:table-cell table:style-name="ce3" office:value-type="string">
            <text:p>N = 3</text:p>
          </table:table-cell>
          <table:table-cell table:style-name="ce3" office:value-type="string">
            <text:p>N = 4</text:p>
          </table:table-cell>
          <table:table-cell table:style-name="ce3" office:value-type="string">
            <text:p>N = 5</text:p>
          </table:table-cell>
          <table:table-cell table:style-name="ce3" office:value-type="string">
            <text:p>N = 6</text:p>
          </table:table-cell>
          <table:table-cell table:style-name="ce3" office:value-type="string">
            <text:p>N = 7</text:p>
          </table:table-cell>
          <table:table-cell table:style-name="ce3" office:value-type="string">
            <text:p>N = 8</text:p>
          </table:table-cell>
          <table:table-cell table:style-name="ce3" office:value-type="string">
            <text:p>N = 9</text:p>
          </table:table-cell>
          <table:table-cell table:style-name="ce3" office:value-type="string">
            <text:p>Alpha</text:p>
          </table:table-cell>
          <table:table-cell table:style-name="ce3" office:value-type="string">
            <text:p>Beta</text:p>
          </table:table-cell>
          <table:table-cell table:style-name="ce3"/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E+000</text:p>
          </table:table-cell>
          <table:table-cell office:value-type="float" office:value="-0.165173594049498">
            <text:p>-1.65E-001</text:p>
          </table:table-cell>
          <table:table-cell office:value-type="float" office:value="-0.00000208582064165373">
            <text:p>-2.09E-006</text:p>
          </table:table-cell>
          <table:table-cell office:value-type="float" office:value="0.00811553283430978">
            <text:p>8.12E-003</text:p>
          </table:table-cell>
          <table:table-cell office:value-type="float" office:value="9.58217701849073">
            <text:p>9.58E+000</text:p>
          </table:table-cell>
          <table:table-cell office:value-type="float" office:value="9.94384661619654">
            <text:p>9.94E+000</text:p>
          </table:table-cell>
          <table:table-cell office:value-type="float" office:value="9.94384817803093">
            <text:p>9.94E+000</text:p>
          </table:table-cell>
          <table:table-cell office:value-type="float" office:value="10.0201347323422">
            <text:p>1.00E+001</text:p>
          </table:table-cell>
          <table:table-cell office:value-type="float" office:value="19.7903918805982">
            <text:p>1.98E+001</text:p>
          </table:table-cell>
          <table:table-cell office:value-type="float" office:value="20.1770537945135">
            <text:p>2.02E+001</text:p>
          </table:table-cell>
          <table:table-cell/>
          <table:table-cell table:formula="of:=2*[.A2]/PI()" office:value-type="float" office:value="0">
            <text:p>0.0000</text:p>
          </table:table-cell>
          <table:table-cell table:formula="of:=SQRT([.C2])" office:value-type="float" office:value="0">
            <text:p>Err:502</text:p>
          </table:table-cell>
          <table:table-cell table:formula="of:=SQRT([.D2])" office:value-type="float" office:value="0">
            <text:p>Err:502</text:p>
          </table:table-cell>
          <table:table-cell table:formula="of:=SQRT([.E2])" office:value-type="float" office:value="0.0900862521937159">
            <text:p>0.0901</text:p>
          </table:table-cell>
          <table:table-cell table:formula="of:=SQRT([.F2])" office:value-type="float" office:value="3.09550916950519">
            <text:p>3.0955</text:p>
          </table:table-cell>
          <table:table-cell table:formula="of:=SQRT([.G2])" office:value-type="float" office:value="3.15338653136537">
            <text:p>3.1534</text:p>
          </table:table-cell>
          <table:table-cell table:formula="of:=SQRT([.H2])" office:value-type="float" office:value="3.15338677900934">
            <text:p>3.1534</text:p>
          </table:table-cell>
          <table:table-cell table:formula="of:=SQRT([.I2])" office:value-type="float" office:value="3.16545963997999">
            <text:p>3.1655</text:p>
          </table:table-cell>
          <table:table-cell table:formula="of:=SQRT([.J2])" office:value-type="float" office:value="4.44863932912055">
            <text:p>4.4486</text:p>
          </table:table-cell>
          <table:table-cell table:formula="of:=SQRT([.K2])" office:value-type="float" office:value="4.49188755363638">
            <text:p>4.4919</text:p>
          </table:table-cell>
          <table:table-cell table:formula="of:=[.$B$44]*[.A2]" office:value-type="float" office:value="0">
            <text:p>0.0000</text:p>
          </table:table-cell>
          <table:table-cell table:formula="of:=[.$B$45]*[.A2]" office:value-type="float" office:value="0">
            <text:p>0.0000</text:p>
          </table:table-cell>
          <table:table-cell table:style-name="ce1"/>
        </table:table-row>
        <table:table-row table:style-name="ro1">
          <table:table-cell office:value-type="float" office:value="0.03926990817">
            <text:p>0.0393</text:p>
          </table:table-cell>
          <table:table-cell office:value-type="float" office:value="0">
            <text:p>0.00E+000</text:p>
          </table:table-cell>
          <table:table-cell office:value-type="float" office:value="-0.153426769599004">
            <text:p>-1.53E-001</text:p>
          </table:table-cell>
          <table:table-cell office:value-type="float" office:value="0.00615784216483062">
            <text:p>6.16E-003</text:p>
          </table:table-cell>
          <table:table-cell office:value-type="float" office:value="9.46860401418587">
            <text:p>9.47E+000</text:p>
          </table:table-cell>
          <table:table-cell office:value-type="float" office:value="9.94538354589933">
            <text:p>9.95E+000</text:p>
          </table:table-cell>
          <table:table-cell office:value-type="float" office:value="9.94543469794697">
            <text:p>9.95E+000</text:p>
          </table:table-cell>
          <table:table-cell office:value-type="float" office:value="10.1367899285594">
            <text:p>1.01E+001</text:p>
          </table:table-cell>
          <table:table-cell office:value-type="float" office:value="19.6735478066939">
            <text:p>1.97E+001</text:p>
          </table:table-cell>
          <table:table-cell office:value-type="float" office:value="19.947071392144">
            <text:p>1.99E+001</text:p>
          </table:table-cell>
          <table:table-cell office:value-type="float" office:value="20.3710612641268">
            <text:p>2.04E+001</text:p>
          </table:table-cell>
          <table:table-cell/>
          <table:table-cell table:formula="of:=2*[.A3]/PI()" office:value-type="float" office:value="0.0250000000000812">
            <text:p>0.0250</text:p>
          </table:table-cell>
          <table:table-cell table:formula="of:=SQRT([.C3])" office:value-type="float" office:value="0">
            <text:p>Err:502</text:p>
          </table:table-cell>
          <table:table-cell table:formula="of:=SQRT([.D3])" office:value-type="float" office:value="0.0784719195944041">
            <text:p>0.0785</text:p>
          </table:table-cell>
          <table:table-cell table:formula="of:=SQRT([.E3])" office:value-type="float" office:value="3.07710968510807">
            <text:p>3.0771</text:p>
          </table:table-cell>
          <table:table-cell table:formula="of:=SQRT([.F3])" office:value-type="float" office:value="3.15363021705135">
            <text:p>3.1536</text:p>
          </table:table-cell>
          <table:table-cell table:formula="of:=SQRT([.G3])" office:value-type="float" office:value="3.15363832706716">
            <text:p>3.1536</text:p>
          </table:table-cell>
          <table:table-cell table:formula="of:=SQRT([.H3])" office:value-type="float" office:value="3.18383258488247">
            <text:p>3.1838</text:p>
          </table:table-cell>
          <table:table-cell table:formula="of:=SQRT([.I3])" office:value-type="float" office:value="4.43548732460075">
            <text:p>4.4355</text:p>
          </table:table-cell>
          <table:table-cell table:formula="of:=SQRT([.J3])" office:value-type="float" office:value="4.46621443642644">
            <text:p>4.4662</text:p>
          </table:table-cell>
          <table:table-cell table:formula="of:=SQRT([.K3])" office:value-type="float" office:value="4.51343120742156">
            <text:p>4.5134</text:p>
          </table:table-cell>
          <table:table-cell table:formula="of:=[.$B$44]*[.A3]" office:value-type="float" office:value="0.07853981634">
            <text:p>0.0785</text:p>
          </table:table-cell>
          <table:table-cell table:formula="of:=[.$B$45]*[.A3]" office:value-type="float" office:value="0.03926990817">
            <text:p>0.0393</text:p>
          </table:table-cell>
          <table:table-cell table:style-name="ce1"/>
        </table:table-row>
        <table:table-row table:style-name="ro1">
          <table:table-cell office:value-type="float" office:value="0.07853981634">
            <text:p>0.0785</text:p>
          </table:table-cell>
          <table:table-cell office:value-type="float" office:value="0">
            <text:p>0.00E+000</text:p>
          </table:table-cell>
          <table:table-cell office:value-type="float" office:value="-0.148818526961517">
            <text:p>-1.49E-001</text:p>
          </table:table-cell>
          <table:table-cell office:value-type="float" office:value="0.0246370712367325">
            <text:p>2.46E-002</text:p>
          </table:table-cell>
          <table:table-cell office:value-type="float" office:value="9.25779531903021">
            <text:p>9.26E+000</text:p>
          </table:table-cell>
          <table:table-cell office:value-type="float" office:value="9.94994416066212">
            <text:p>9.95E+000</text:p>
          </table:table-cell>
          <table:table-cell office:value-type="float" office:value="9.95019863947843">
            <text:p>9.95E+000</text:p>
          </table:table-cell>
          <table:table-cell office:value-type="float" office:value="10.3577871525709">
            <text:p>1.04E+001</text:p>
          </table:table-cell>
          <table:table-cell office:value-type="float" office:value="19.4557110200291">
            <text:p>1.95E+001</text:p>
          </table:table-cell>
          <table:table-cell office:value-type="float" office:value="19.689784690611">
            <text:p>1.97E+001</text:p>
          </table:table-cell>
          <table:table-cell office:value-type="float" office:value="20.6009379554921">
            <text:p>2.06E+001</text:p>
          </table:table-cell>
          <table:table-cell/>
          <table:table-cell table:formula="of:=2*[.A4]/PI()" office:value-type="float" office:value="0.0500000000001625">
            <text:p>0.0500</text:p>
          </table:table-cell>
          <table:table-cell table:formula="of:=SQRT([.C4])" office:value-type="float" office:value="0">
            <text:p>Err:502</text:p>
          </table:table-cell>
          <table:table-cell table:formula="of:=SQRT([.D4])" office:value-type="float" office:value="0.156962005710721">
            <text:p>0.1570</text:p>
          </table:table-cell>
          <table:table-cell table:formula="of:=SQRT([.E4])" office:value-type="float" office:value="3.04266253781621">
            <text:p>3.0427</text:p>
          </table:table-cell>
          <table:table-cell table:formula="of:=SQRT([.F4])" office:value-type="float" office:value="3.15435320797499">
            <text:p>3.1544</text:p>
          </table:table-cell>
          <table:table-cell table:formula="of:=SQRT([.G4])" office:value-type="float" office:value="3.15439354543444">
            <text:p>3.1544</text:p>
          </table:table-cell>
          <table:table-cell table:formula="of:=SQRT([.H4])" office:value-type="float" office:value="3.21835162040615">
            <text:p>3.2184</text:p>
          </table:table-cell>
          <table:table-cell table:formula="of:=SQRT([.I4])" office:value-type="float" office:value="4.41086284303072">
            <text:p>4.4109</text:p>
          </table:table-cell>
          <table:table-cell table:formula="of:=SQRT([.J4])" office:value-type="float" office:value="4.43731728532128">
            <text:p>4.4373</text:p>
          </table:table-cell>
          <table:table-cell table:formula="of:=SQRT([.K4])" office:value-type="float" office:value="4.53882561413105">
            <text:p>4.5388</text:p>
          </table:table-cell>
          <table:table-cell table:formula="of:=[.$B$44]*[.A4]" office:value-type="float" office:value="0.15707963268">
            <text:p>0.1571</text:p>
          </table:table-cell>
          <table:table-cell table:formula="of:=[.$B$45]*[.A4]" office:value-type="float" office:value="0.07853981634">
            <text:p>0.0785</text:p>
          </table:table-cell>
          <table:table-cell table:style-name="ce1"/>
        </table:table-row>
        <table:table-row table:style-name="ro1">
          <table:table-cell office:value-type="float" office:value="0.11780972451">
            <text:p>0.1178</text:p>
          </table:table-cell>
          <table:table-cell office:value-type="float" office:value="0">
            <text:p>0.00E+000</text:p>
          </table:table-cell>
          <table:table-cell office:value-type="float" office:value="-0.141131249533225">
            <text:p>-1.41E-001</text:p>
          </table:table-cell>
          <table:table-cell office:value-type="float" office:value="0.0554334201100496">
            <text:p>5.54E-002</text:p>
          </table:table-cell>
          <table:table-cell office:value-type="float" office:value="9.02847140494572">
            <text:p>9.03E+000</text:p>
          </table:table-cell>
          <table:table-cell office:value-type="float" office:value="9.95754087870357">
            <text:p>9.96E+000</text:p>
          </table:table-cell>
          <table:table-cell office:value-type="float" office:value="9.95813626478528">
            <text:p>9.96E+000</text:p>
          </table:table-cell>
          <table:table-cell office:value-type="float" office:value="10.6041113113892">
            <text:p>1.06E+001</text:p>
          </table:table-cell>
          <table:table-cell office:value-type="float" office:value="19.2186699491424">
            <text:p>1.92E+001</text:p>
          </table:table-cell>
          <table:table-cell office:value-type="float" office:value="19.4354897558701">
            <text:p>1.94E+001</text:p>
          </table:table-cell>
          <table:table-cell office:value-type="float" office:value="20.8578192148271">
            <text:p>2.09E+001</text:p>
          </table:table-cell>
          <table:table-cell/>
          <table:table-cell table:formula="of:=2*[.A5]/PI()" office:value-type="float" office:value="0.0750000000002437">
            <text:p>0.0750</text:p>
          </table:table-cell>
          <table:table-cell table:formula="of:=SQRT([.C5])" office:value-type="float" office:value="0">
            <text:p>Err:502</text:p>
          </table:table-cell>
          <table:table-cell table:formula="of:=SQRT([.D5])" office:value-type="float" office:value="0.235443029436103">
            <text:p>0.2354</text:p>
          </table:table-cell>
          <table:table-cell table:formula="of:=SQRT([.E5])" office:value-type="float" office:value="3.00474148720746">
            <text:p>3.0047</text:p>
          </table:table-cell>
          <table:table-cell table:formula="of:=SQRT([.F5])" office:value-type="float" office:value="3.15555714236069">
            <text:p>3.1556</text:p>
          </table:table-cell>
          <table:table-cell table:formula="of:=SQRT([.G5])" office:value-type="float" office:value="3.15565148024703">
            <text:p>3.1557</text:p>
          </table:table-cell>
          <table:table-cell table:formula="of:=SQRT([.H5])" office:value-type="float" office:value="3.25639544763673">
            <text:p>3.2564</text:p>
          </table:table-cell>
          <table:table-cell table:formula="of:=SQRT([.I5])" office:value-type="float" office:value="4.3839103491224">
            <text:p>4.3839</text:p>
          </table:table-cell>
          <table:table-cell table:formula="of:=SQRT([.J5])" office:value-type="float" office:value="4.40857003526881">
            <text:p>4.4086</text:p>
          </table:table-cell>
          <table:table-cell table:formula="of:=SQRT([.K5])" office:value-type="float" office:value="4.56703615212614">
            <text:p>4.5670</text:p>
          </table:table-cell>
          <table:table-cell table:formula="of:=[.$B$44]*[.A5]" office:value-type="float" office:value="0.23561944902">
            <text:p>0.2356</text:p>
          </table:table-cell>
          <table:table-cell table:formula="of:=[.$B$45]*[.A5]" office:value-type="float" office:value="0.11780972451">
            <text:p>0.1178</text:p>
          </table:table-cell>
          <table:table-cell table:style-name="ce1"/>
        </table:table-row>
        <table:table-row table:style-name="ro1">
          <table:table-cell office:value-type="float" office:value="0.15707963268">
            <text:p>0.1571</text:p>
          </table:table-cell>
          <table:table-cell office:value-type="float" office:value="0">
            <text:p>0.00E+000</text:p>
          </table:table-cell>
          <table:table-cell office:value-type="float" office:value="-0.130378713433071">
            <text:p>-1.30E-001</text:p>
          </table:table-cell>
          <table:table-cell office:value-type="float" office:value="0.0985486988510874">
            <text:p>9.85E-002</text:p>
          </table:table-cell>
          <table:table-cell office:value-type="float" office:value="8.79562639754977">
            <text:p>8.80E+000</text:p>
          </table:table-cell>
          <table:table-cell office:value-type="float" office:value="9.96817107222662">
            <text:p>9.97E+000</text:p>
          </table:table-cell>
          <table:table-cell office:value-type="float" office:value="9.96924935692318">
            <text:p>9.97E+000</text:p>
          </table:table-cell>
          <table:table-cell office:value-type="float" office:value="10.8607360026009">
            <text:p>1.09E+001</text:p>
          </table:table-cell>
          <table:table-cell office:value-type="float" office:value="18.9782196399728">
            <text:p>1.90E+001</text:p>
          </table:table-cell>
          <table:table-cell office:value-type="float" office:value="19.1847616570907">
            <text:p>1.92E+001</text:p>
          </table:table-cell>
          <table:table-cell office:value-type="float" office:value="21.1260258784517">
            <text:p>2.11E+001</text:p>
          </table:table-cell>
          <table:table-cell/>
          <table:table-cell table:formula="of:=2*[.A6]/PI()" office:value-type="float" office:value="0.100000000000325">
            <text:p>0.1000</text:p>
          </table:table-cell>
          <table:table-cell table:formula="of:=SQRT([.C6])" office:value-type="float" office:value="0">
            <text:p>Err:502</text:p>
          </table:table-cell>
          <table:table-cell table:formula="of:=SQRT([.D6])" office:value-type="float" office:value="0.313924670663341">
            <text:p>0.3139</text:p>
          </table:table-cell>
          <table:table-cell table:formula="of:=SQRT([.E6])" office:value-type="float" office:value="2.9657421326794">
            <text:p>2.9657</text:p>
          </table:table-cell>
          <table:table-cell table:formula="of:=SQRT([.F6])" office:value-type="float" office:value="3.15724105386754">
            <text:p>3.1572</text:p>
          </table:table-cell>
          <table:table-cell table:formula="of:=SQRT([.G6])" office:value-type="float" office:value="3.15741181300811">
            <text:p>3.1574</text:p>
          </table:table-cell>
          <table:table-cell table:formula="of:=SQRT([.H6])" office:value-type="float" office:value="3.29556307823123">
            <text:p>3.2956</text:p>
          </table:table-cell>
          <table:table-cell table:formula="of:=SQRT([.I6])" office:value-type="float" office:value="4.35639984849564">
            <text:p>4.3564</text:p>
          </table:table-cell>
          <table:table-cell table:formula="of:=SQRT([.J6])" office:value-type="float" office:value="4.38004128486144">
            <text:p>4.3800</text:p>
          </table:table-cell>
          <table:table-cell table:formula="of:=SQRT([.K6])" office:value-type="float" office:value="4.59630567722075">
            <text:p>4.5963</text:p>
          </table:table-cell>
          <table:table-cell table:formula="of:=[.$B$44]*[.A6]" office:value-type="float" office:value="0.31415926536">
            <text:p>0.3142</text:p>
          </table:table-cell>
          <table:table-cell table:formula="of:=[.$B$45]*[.A6]" office:value-type="float" office:value="0.15707963268">
            <text:p>0.1571</text:p>
          </table:table-cell>
          <table:table-cell table:style-name="ce1"/>
        </table:table-row>
        <table:table-row table:style-name="ro1">
          <table:table-cell office:value-type="float" office:value="0.19634954085">
            <text:p>0.1963</text:p>
          </table:table-cell>
          <table:table-cell office:value-type="float" office:value="0">
            <text:p>0.00E+000</text:p>
          </table:table-cell>
          <table:table-cell office:value-type="float" office:value="-0.116550892500184">
            <text:p>-1.17E-001</text:p>
          </table:table-cell>
          <table:table-cell office:value-type="float" office:value="0.153979064830844">
            <text:p>1.54E-001</text:p>
          </table:table-cell>
          <table:table-cell office:value-type="float" office:value="8.56319654564983">
            <text:p>8.56E+000</text:p>
          </table:table-cell>
          <table:table-cell office:value-type="float" office:value="9.98183660926889">
            <text:p>9.98E+000</text:p>
          </table:table-cell>
          <table:table-cell office:value-type="float" office:value="9.98353382419912">
            <text:p>9.98E+000</text:p>
          </table:table-cell>
          <table:table-cell office:value-type="float" office:value="11.1237426346721">
            <text:p>1.11E+001</text:p>
          </table:table-cell>
          <table:table-cell office:value-type="float" office:value="18.7384967076202">
            <text:p>1.87E+001</text:p>
          </table:table-cell>
          <table:table-cell office:value-type="float" office:value="18.9377056855672">
            <text:p>1.89E+001</text:p>
          </table:table-cell>
          <table:table-cell office:value-type="float" office:value="21.4014413950207">
            <text:p>2.14E+001</text:p>
          </table:table-cell>
          <table:table-cell/>
          <table:table-cell table:formula="of:=2*[.A7]/PI()" office:value-type="float" office:value="0.125000000000406">
            <text:p>0.1250</text:p>
          </table:table-cell>
          <table:table-cell table:formula="of:=SQRT([.C7])" office:value-type="float" office:value="0">
            <text:p>Err:502</text:p>
          </table:table-cell>
          <table:table-cell table:formula="of:=SQRT([.D7])" office:value-type="float" office:value="0.392401662624974">
            <text:p>0.3924</text:p>
          </table:table-cell>
          <table:table-cell table:formula="of:=SQRT([.E7])" office:value-type="float" office:value="2.92629399508146">
            <text:p>2.9263</text:p>
          </table:table-cell>
          <table:table-cell table:formula="of:=SQRT([.F7])" office:value-type="float" office:value="3.15940447066672">
            <text:p>3.1594</text:p>
          </table:table-cell>
          <table:table-cell table:formula="of:=SQRT([.G7])" office:value-type="float" office:value="3.15967305653593">
            <text:p>3.1597</text:p>
          </table:table-cell>
          <table:table-cell table:formula="of:=SQRT([.H7])" office:value-type="float" office:value="3.33522752367392">
            <text:p>3.3352</text:p>
          </table:table-cell>
          <table:table-cell table:formula="of:=SQRT([.I7])" office:value-type="float" office:value="4.32879852934047">
            <text:p>4.3288</text:p>
          </table:table-cell>
          <table:table-cell table:formula="of:=SQRT([.J7])" office:value-type="float" office:value="4.35174742897232">
            <text:p>4.3517</text:p>
          </table:table-cell>
          <table:table-cell table:formula="of:=SQRT([.K7])" office:value-type="float" office:value="4.62616919221733">
            <text:p>4.6262</text:p>
          </table:table-cell>
          <table:table-cell table:formula="of:=[.$B$44]*[.A7]" office:value-type="float" office:value="0.3926990817">
            <text:p>0.3927</text:p>
          </table:table-cell>
          <table:table-cell table:formula="of:=[.$B$45]*[.A7]" office:value-type="float" office:value="0.19634954085">
            <text:p>0.1963</text:p>
          </table:table-cell>
          <table:table-cell table:style-name="ce1"/>
        </table:table-row>
        <table:table-row table:style-name="ro1">
          <table:table-cell office:value-type="float" office:value="0.23561944902">
            <text:p>0.2356</text:p>
          </table:table-cell>
          <table:table-cell office:value-type="float" office:value="0">
            <text:p>0.00E+000</text:p>
          </table:table-cell>
          <table:table-cell office:value-type="float" office:value="-0.0996467598807177">
            <text:p>-9.96E-002</text:p>
          </table:table-cell>
          <table:table-cell office:value-type="float" office:value="0.221733436567512">
            <text:p>2.22E-001</text:p>
          </table:table-cell>
          <table:table-cell office:value-type="float" office:value="8.33260572131125">
            <text:p>8.33E+000</text:p>
          </table:table-cell>
          <table:table-cell office:value-type="float" office:value="9.99854594468445">
            <text:p>1.00E+001</text:p>
          </table:table-cell>
          <table:table-cell office:value-type="float" office:value="10.0009969250356">
            <text:p>1.00E+001</text:p>
          </table:table-cell>
          <table:table-cell office:value-type="float" office:value="11.3917141118227">
            <text:p>1.14E+001</text:p>
          </table:table-cell>
          <table:table-cell office:value-type="float" office:value="18.5009989722856">
            <text:p>1.85E+001</text:p>
          </table:table-cell>
          <table:table-cell office:value-type="float" office:value="18.6943385900202">
            <text:p>1.87E+001</text:p>
          </table:table-cell>
          <table:table-cell office:value-type="float" office:value="21.6825989321614">
            <text:p>2.17E+001</text:p>
          </table:table-cell>
          <table:table-cell/>
          <table:table-cell table:formula="of:=2*[.A8]/PI()" office:value-type="float" office:value="0.150000000000487">
            <text:p>0.1500</text:p>
          </table:table-cell>
          <table:table-cell table:formula="of:=SQRT([.C8])" office:value-type="float" office:value="0">
            <text:p>Err:502</text:p>
          </table:table-cell>
          <table:table-cell table:formula="of:=SQRT([.D8])" office:value-type="float" office:value="0.470885799921289">
            <text:p>0.4709</text:p>
          </table:table-cell>
          <table:table-cell table:formula="of:=SQRT([.E8])" office:value-type="float" office:value="2.88662531709802">
            <text:p>2.8866</text:p>
          </table:table-cell>
          <table:table-cell table:formula="of:=SQRT([.F8])" office:value-type="float" office:value="3.16204774547831">
            <text:p>3.1620</text:p>
          </table:table-cell>
          <table:table-cell table:formula="of:=SQRT([.G8])" office:value-type="float" office:value="3.16243528392845">
            <text:p>3.1624</text:p>
          </table:table-cell>
          <table:table-cell table:formula="of:=SQRT([.H8])" office:value-type="float" office:value="3.37516134604298">
            <text:p>3.3752</text:p>
          </table:table-cell>
          <table:table-cell table:formula="of:=SQRT([.I8])" office:value-type="float" office:value="4.30127876012305">
            <text:p>4.3013</text:p>
          </table:table-cell>
          <table:table-cell table:formula="of:=SQRT([.J8])" office:value-type="float" office:value="4.32369501584238">
            <text:p>4.3237</text:p>
          </table:table-cell>
          <table:table-cell table:formula="of:=SQRT([.K8])" office:value-type="float" office:value="4.65645776660343">
            <text:p>4.6565</text:p>
          </table:table-cell>
          <table:table-cell table:formula="of:=[.$B$44]*[.A8]" office:value-type="float" office:value="0.47123889804">
            <text:p>0.4712</text:p>
          </table:table-cell>
          <table:table-cell table:formula="of:=[.$B$45]*[.A8]" office:value-type="float" office:value="0.23561944902">
            <text:p>0.2356</text:p>
          </table:table-cell>
          <table:table-cell table:style-name="ce1"/>
        </table:table-row>
        <table:table-row table:style-name="ro1">
          <table:table-cell office:value-type="float" office:value="0.27488935719">
            <text:p>0.2749</text:p>
          </table:table-cell>
          <table:table-cell office:value-type="float" office:value="0">
            <text:p>0.00E+000</text:p>
          </table:table-cell>
          <table:table-cell office:value-type="float" office:value="-0.0796737407373872">
            <text:p>-7.97E-002</text:p>
          </table:table-cell>
          <table:table-cell office:value-type="float" office:value="0.301804258346013">
            <text:p>3.02E-001</text:p>
          </table:table-cell>
          <table:table-cell office:value-type="float" office:value="8.10446427291637">
            <text:p>8.10E+000</text:p>
          </table:table-cell>
          <table:table-cell office:value-type="float" office:value="10.0182917403529">
            <text:p>1.00E+001</text:p>
          </table:table-cell>
          <table:table-cell office:value-type="float" office:value="10.0216325898074">
            <text:p>1.00E+001</text:p>
          </table:table-cell>
          <table:table-cell office:value-type="float" office:value="11.6640114969354">
            <text:p>1.17E+001</text:p>
          </table:table-cell>
          <table:table-cell office:value-type="float" office:value="18.2663741783937">
            <text:p>1.83E+001</text:p>
          </table:table-cell>
          <table:table-cell office:value-type="float" office:value="18.454641675906">
            <text:p>1.85E+001</text:p>
          </table:table-cell>
          <table:table-cell office:value-type="float" office:value="21.9688574696685">
            <text:p>2.20E+001</text:p>
          </table:table-cell>
          <table:table-cell/>
          <table:table-cell table:formula="of:=2*[.A9]/PI()" office:value-type="float" office:value="0.175000000000569">
            <text:p>0.1750</text:p>
          </table:table-cell>
          <table:table-cell table:formula="of:=SQRT([.C9])" office:value-type="float" office:value="0">
            <text:p>Err:502</text:p>
          </table:table-cell>
          <table:table-cell table:formula="of:=SQRT([.D9])" office:value-type="float" office:value="0.549367143489682">
            <text:p>0.5494</text:p>
          </table:table-cell>
          <table:table-cell table:formula="of:=SQRT([.E9])" office:value-type="float" office:value="2.84683407892283">
            <text:p>2.8468</text:p>
          </table:table-cell>
          <table:table-cell table:formula="of:=SQRT([.F9])" office:value-type="float" office:value="3.16516851689651">
            <text:p>3.1652</text:p>
          </table:table-cell>
          <table:table-cell table:formula="of:=SQRT([.G9])" office:value-type="float" office:value="3.16569622513081">
            <text:p>3.1657</text:p>
          </table:table-cell>
          <table:table-cell table:formula="of:=SQRT([.H9])" office:value-type="float" office:value="3.41526155615283">
            <text:p>3.4153</text:p>
          </table:table-cell>
          <table:table-cell table:formula="of:=SQRT([.I9])" office:value-type="float" office:value="4.27391789560746">
            <text:p>4.2739</text:p>
          </table:table-cell>
          <table:table-cell table:formula="of:=SQRT([.J9])" office:value-type="float" office:value="4.29588659951657">
            <text:p>4.2959</text:p>
          </table:table-cell>
          <table:table-cell table:formula="of:=SQRT([.K9])" office:value-type="float" office:value="4.68709477924956">
            <text:p>4.6871</text:p>
          </table:table-cell>
          <table:table-cell table:formula="of:=[.$B$44]*[.A9]" office:value-type="float" office:value="0.54977871438">
            <text:p>0.5498</text:p>
          </table:table-cell>
          <table:table-cell table:formula="of:=[.$B$45]*[.A9]" office:value-type="float" office:value="0.27488935719">
            <text:p>0.2749</text:p>
          </table:table-cell>
          <table:table-cell table:style-name="ce1"/>
        </table:table-row>
        <table:table-row table:style-name="ro1">
          <table:table-cell office:value-type="float" office:value="0.31415926536">
            <text:p>0.3142</text:p>
          </table:table-cell>
          <table:table-cell office:value-type="float" office:value="0">
            <text:p>0.00E+000</text:p>
          </table:table-cell>
          <table:table-cell office:value-type="float" office:value="-0.0566269791536011">
            <text:p>-5.66E-002</text:p>
          </table:table-cell>
          <table:table-cell office:value-type="float" office:value="0.394192870843131">
            <text:p>3.94E-001</text:p>
          </table:table-cell>
          <table:table-cell office:value-type="float" office:value="7.8790931603439">
            <text:p>7.88E+000</text:p>
          </table:table-cell>
          <table:table-cell office:value-type="float" office:value="10.0410768375233">
            <text:p>1.00E+001</text:p>
          </table:table-cell>
          <table:table-cell office:value-type="float" office:value="10.0454401683926">
            <text:p>1.00E+001</text:p>
          </table:table-cell>
          <table:table-cell office:value-type="float" office:value="11.9403183957098">
            <text:p>1.19E+001</text:p>
          </table:table-cell>
          <table:table-cell office:value-type="float" office:value="18.0349577524832">
            <text:p>1.80E+001</text:p>
          </table:table-cell>
          <table:table-cell office:value-type="float" office:value="18.2185977134105">
            <text:p>1.82E+001</text:p>
          </table:table-cell>
          <table:table-cell office:value-type="float" office:value="22.2599143962578">
            <text:p>2.23E+001</text:p>
          </table:table-cell>
          <table:table-cell/>
          <table:table-cell table:formula="of:=2*[.A10]/PI()" office:value-type="float" office:value="0.20000000000065">
            <text:p>0.2000</text:p>
          </table:table-cell>
          <table:table-cell table:formula="of:=SQRT([.C10])" office:value-type="float" office:value="0">
            <text:p>Err:502</text:p>
          </table:table-cell>
          <table:table-cell table:formula="of:=SQRT([.D10])" office:value-type="float" office:value="0.627847808663159">
            <text:p>0.6278</text:p>
          </table:table-cell>
          <table:table-cell table:formula="of:=SQRT([.E10])" office:value-type="float" office:value="2.8069722407505">
            <text:p>2.8070</text:p>
          </table:table-cell>
          <table:table-cell table:formula="of:=SQRT([.F10])" office:value-type="float" office:value="3.16876582244938">
            <text:p>3.1688</text:p>
          </table:table-cell>
          <table:table-cell table:formula="of:=SQRT([.G10])" office:value-type="float" office:value="3.169454238255">
            <text:p>3.1695</text:p>
          </table:table-cell>
          <table:table-cell table:formula="of:=SQRT([.H10])" office:value-type="float" office:value="3.45547658011305">
            <text:p>3.4555</text:p>
          </table:table-cell>
          <table:table-cell table:formula="of:=SQRT([.I10])" office:value-type="float" office:value="4.24675849943027">
            <text:p>4.2468</text:p>
          </table:table-cell>
          <table:table-cell table:formula="of:=SQRT([.J10])" office:value-type="float" office:value="4.26832493062683">
            <text:p>4.2683</text:p>
          </table:table-cell>
          <table:table-cell table:formula="of:=SQRT([.K10])" office:value-type="float" office:value="4.71804137288534">
            <text:p>4.7180</text:p>
          </table:table-cell>
          <table:table-cell table:formula="of:=[.$B$44]*[.A10]" office:value-type="float" office:value="0.62831853072">
            <text:p>0.6283</text:p>
          </table:table-cell>
          <table:table-cell table:formula="of:=[.$B$45]*[.A10]" office:value-type="float" office:value="0.31415926536">
            <text:p>0.3142</text:p>
          </table:table-cell>
          <table:table-cell table:style-name="ce1"/>
        </table:table-row>
        <table:table-row table:style-name="ro1">
          <table:table-cell office:value-type="float" office:value="0.35342917353">
            <text:p>0.3534</text:p>
          </table:table-cell>
          <table:table-cell office:value-type="float" office:value="0">
            <text:p>0.00E+000</text:p>
          </table:table-cell>
          <table:table-cell office:value-type="float" office:value="-0.0305131591756265">
            <text:p>-3.05E-002</text:p>
          </table:table-cell>
          <table:table-cell office:value-type="float" office:value="0.498902860518854">
            <text:p>4.99E-001</text:p>
          </table:table-cell>
          <table:table-cell office:value-type="float" office:value="7.65666108410076">
            <text:p>7.66E+000</text:p>
          </table:table-cell>
          <table:table-cell office:value-type="float" office:value="10.0669059583121">
            <text:p>1.01E+001</text:p>
          </table:table-cell>
          <table:table-cell office:value-type="float" office:value="10.0724227282384">
            <text:p>1.01E+001</text:p>
          </table:table-cell>
          <table:table-cell office:value-type="float" office:value="12.2204483325559">
            <text:p>1.22E+001</text:p>
          </table:table-cell>
          <table:table-cell office:value-type="float" office:value="17.8069266052545">
            <text:p>1.78E+001</text:p>
          </table:table-cell>
          <table:table-cell office:value-type="float" office:value="17.9861848360401">
            <text:p>1.80E+001</text:p>
          </table:table-cell>
          <table:table-cell office:value-type="float" office:value="22.5556136127993">
            <text:p>2.26E+001</text:p>
          </table:table-cell>
          <table:table-cell/>
          <table:table-cell table:formula="of:=2*[.A11]/PI()" office:value-type="float" office:value="0.225000000000731">
            <text:p>0.2250</text:p>
          </table:table-cell>
          <table:table-cell table:formula="of:=SQRT([.C11])" office:value-type="float" office:value="0">
            <text:p>Err:502</text:p>
          </table:table-cell>
          <table:table-cell table:formula="of:=SQRT([.D11])" office:value-type="float" office:value="0.706330560374429">
            <text:p>0.7063</text:p>
          </table:table-cell>
          <table:table-cell table:formula="of:=SQRT([.E11])" office:value-type="float" office:value="2.767067235197">
            <text:p>2.7671</text:p>
          </table:table-cell>
          <table:table-cell table:formula="of:=SQRT([.F11])" office:value-type="float" office:value="3.17283878542734">
            <text:p>3.1728</text:p>
          </table:table-cell>
          <table:table-cell table:formula="of:=SQRT([.G11])" office:value-type="float" office:value="3.17370804079998">
            <text:p>3.1737</text:p>
          </table:table-cell>
          <table:table-cell table:formula="of:=SQRT([.H11])" office:value-type="float" office:value="3.49577578407939">
            <text:p>3.4958</text:p>
          </table:table-cell>
          <table:table-cell table:formula="of:=SQRT([.I11])" office:value-type="float" office:value="4.21982542355185">
            <text:p>4.2198</text:p>
          </table:table-cell>
          <table:table-cell table:formula="of:=SQRT([.J11])" office:value-type="float" office:value="4.24101224191114">
            <text:p>4.2410</text:p>
          </table:table-cell>
          <table:table-cell table:formula="of:=SQRT([.K11])" office:value-type="float" office:value="4.74927506181726">
            <text:p>4.7493</text:p>
          </table:table-cell>
          <table:table-cell table:formula="of:=[.$B$44]*[.A11]" office:value-type="float" office:value="0.70685834706">
            <text:p>0.7069</text:p>
          </table:table-cell>
          <table:table-cell table:formula="of:=[.$B$45]*[.A11]" office:value-type="float" office:value="0.35342917353">
            <text:p>0.3534</text:p>
          </table:table-cell>
          <table:table-cell table:style-name="ce1"/>
        </table:table-row>
        <table:table-row table:style-name="ro1">
          <table:table-cell office:value-type="float" office:value="0.3926990817">
            <text:p>0.3927</text:p>
          </table:table-cell>
          <table:table-cell office:value-type="float" office:value="0">
            <text:p>0.00E+000</text:p>
          </table:table-cell>
          <table:table-cell office:value-type="float" office:value="-0.00132492779028117">
            <text:p>-1.32E-003</text:p>
          </table:table-cell>
          <table:table-cell office:value-type="float" office:value="0.61592772309652">
            <text:p>6.16E-001</text:p>
          </table:table-cell>
          <table:table-cell office:value-type="float" office:value="7.43727638933793">
            <text:p>7.44E+000</text:p>
          </table:table-cell>
          <table:table-cell office:value-type="float" office:value="10.0957737957827">
            <text:p>1.01E+001</text:p>
          </table:table-cell>
          <table:table-cell office:value-type="float" office:value="10.102573648366">
            <text:p>1.01E+001</text:p>
          </table:table-cell>
          <table:table-cell office:value-type="float" office:value="12.5042822171845">
            <text:p>1.25E+001</text:p>
          </table:table-cell>
          <table:table-cell office:value-type="float" office:value="17.5824041270075">
            <text:p>1.76E+001</text:p>
          </table:table-cell>
          <table:table-cell office:value-type="float" office:value="17.7573823309403">
            <text:p>1.78E+001</text:p>
          </table:table-cell>
          <table:table-cell office:value-type="float" office:value="22.8558805204334">
            <text:p>2.29E+001</text:p>
          </table:table-cell>
          <table:table-cell/>
          <table:table-cell table:formula="of:=2*[.A12]/PI()" office:value-type="float" office:value="0.250000000000812">
            <text:p>0.2500</text:p>
          </table:table-cell>
          <table:table-cell table:formula="of:=SQRT([.C12])" office:value-type="float" office:value="0">
            <text:p>Err:502</text:p>
          </table:table-cell>
          <table:table-cell table:formula="of:=SQRT([.D12])" office:value-type="float" office:value="0.784810628812148">
            <text:p>0.7848</text:p>
          </table:table-cell>
          <table:table-cell table:formula="of:=SQRT([.E12])" office:value-type="float" office:value="2.72713703163921">
            <text:p>2.7271</text:p>
          </table:table-cell>
          <table:table-cell table:formula="of:=SQRT([.F12])" office:value-type="float" office:value="3.17738474154181">
            <text:p>3.1774</text:p>
          </table:table-cell>
          <table:table-cell table:formula="of:=SQRT([.G12])" office:value-type="float" office:value="3.17845460064574">
            <text:p>3.1785</text:p>
          </table:table-cell>
          <table:table-cell table:formula="of:=SQRT([.H12])" office:value-type="float" office:value="3.5361394510376">
            <text:p>3.5361</text:p>
          </table:table-cell>
          <table:table-cell table:formula="of:=SQRT([.I12])" office:value-type="float" office:value="4.19313774243197">
            <text:p>4.1931</text:p>
          </table:table-cell>
          <table:table-cell table:formula="of:=SQRT([.J12])" office:value-type="float" office:value="4.21395091700654">
            <text:p>4.2140</text:p>
          </table:table-cell>
          <table:table-cell table:formula="of:=SQRT([.K12])" office:value-type="float" office:value="4.78078241718166">
            <text:p>4.7808</text:p>
          </table:table-cell>
          <table:table-cell table:formula="of:=[.$B$44]*[.A12]" office:value-type="float" office:value="0.7853981634">
            <text:p>0.7854</text:p>
          </table:table-cell>
          <table:table-cell table:formula="of:=[.$B$45]*[.A12]" office:value-type="float" office:value="0.3926990817">
            <text:p>0.3927</text:p>
          </table:table-cell>
          <table:table-cell table:style-name="ce1"/>
        </table:table-row>
        <table:table-row table:style-name="ro1">
          <table:table-cell office:value-type="float" office:value="0.43196898987">
            <text:p>0.4320</text:p>
          </table:table-cell>
          <table:table-cell office:value-type="float" office:value="0">
            <text:p>0.00E+000</text:p>
          </table:table-cell>
          <table:table-cell office:value-type="float" office:value="0.0309348396781578">
            <text:p>3.09E-002</text:p>
          </table:table-cell>
          <table:table-cell office:value-type="float" office:value="0.745273935293476">
            <text:p>7.45E-001</text:p>
          </table:table-cell>
          <table:table-cell office:value-type="float" office:value="7.22099490264209">
            <text:p>7.22E+000</text:p>
          </table:table-cell>
          <table:table-cell office:value-type="float" office:value="10.1276885905795">
            <text:p>1.01E+001</text:p>
          </table:table-cell>
          <table:table-cell office:value-type="float" office:value="10.1358965639273">
            <text:p>1.01E+001</text:p>
          </table:table-cell>
          <table:table-cell office:value-type="float" office:value="12.7917352355615">
            <text:p>1.28E+001</text:p>
          </table:table-cell>
          <table:table-cell office:value-type="float" office:value="17.3614781613393">
            <text:p>1.74E+001</text:p>
          </table:table-cell>
          <table:table-cell office:value-type="float" office:value="17.5321643717225">
            <text:p>1.75E+001</text:p>
          </table:table-cell>
          <table:table-cell office:value-type="float" office:value="23.1606790480533">
            <text:p>2.32E+001</text:p>
          </table:table-cell>
          <table:table-cell/>
          <table:table-cell table:formula="of:=2*[.A13]/PI()" office:value-type="float" office:value="0.275000000000893">
            <text:p>0.2750</text:p>
          </table:table-cell>
          <table:table-cell table:formula="of:=SQRT([.C13])" office:value-type="float" office:value="0.175883028397165">
            <text:p>0.1759</text:p>
          </table:table-cell>
          <table:table-cell table:formula="of:=SQRT([.D13])" office:value-type="float" office:value="0.863292496951917">
            <text:p>0.8633</text:p>
          </table:table-cell>
          <table:table-cell table:formula="of:=SQRT([.E13])" office:value-type="float" office:value="2.6871908943434">
            <text:p>2.6872</text:p>
          </table:table-cell>
          <table:table-cell table:formula="of:=SQRT([.F13])" office:value-type="float" office:value="3.1824029585487">
            <text:p>3.1824</text:p>
          </table:table-cell>
          <table:table-cell table:formula="of:=SQRT([.G13])" office:value-type="float" office:value="3.18369228474224">
            <text:p>3.1837</text:p>
          </table:table-cell>
          <table:table-cell table:formula="of:=SQRT([.H13])" office:value-type="float" office:value="3.57655354154828">
            <text:p>3.5766</text:p>
          </table:table-cell>
          <table:table-cell table:formula="of:=SQRT([.I13])" office:value-type="float" office:value="4.16671071246124">
            <text:p>4.1667</text:p>
          </table:table-cell>
          <table:table-cell table:formula="of:=SQRT([.J13])" office:value-type="float" office:value="4.1871427455632">
            <text:p>4.1871</text:p>
          </table:table-cell>
          <table:table-cell table:formula="of:=SQRT([.K13])" office:value-type="float" office:value="4.81255431637434">
            <text:p>4.8126</text:p>
          </table:table-cell>
          <table:table-cell table:formula="of:=[.$B$44]*[.A13]" office:value-type="float" office:value="0.86393797974">
            <text:p>0.8639</text:p>
          </table:table-cell>
          <table:table-cell table:formula="of:=[.$B$45]*[.A13]" office:value-type="float" office:value="0.43196898987">
            <text:p>0.4320</text:p>
          </table:table-cell>
          <table:table-cell table:style-name="ce1"/>
        </table:table-row>
        <table:table-row table:style-name="ro1">
          <table:table-cell office:value-type="float" office:value="0.47123889804">
            <text:p>0.4712</text:p>
          </table:table-cell>
          <table:table-cell office:value-type="float" office:value="0">
            <text:p>0.00E+000</text:p>
          </table:table-cell>
          <table:table-cell office:value-type="float" office:value="0.0662623862987708">
            <text:p>6.63E-002</text:p>
          </table:table-cell>
          <table:table-cell office:value-type="float" office:value="0.886937410341272">
            <text:p>8.87E-001</text:p>
          </table:table-cell>
          <table:table-cell office:value-type="float" office:value="7.00785259588713">
            <text:p>7.01E+000</text:p>
          </table:table-cell>
          <table:table-cell office:value-type="float" office:value="10.1626455910474">
            <text:p>1.02E+001</text:p>
          </table:table-cell>
          <table:table-cell office:value-type="float" office:value="10.1723887926427">
            <text:p>1.02E+001</text:p>
          </table:table-cell>
          <table:table-cell office:value-type="float" office:value="13.0827100690609">
            <text:p>1.31E+001</text:p>
          </table:table-cell>
          <table:table-cell office:value-type="float" office:value="17.1442268434967">
            <text:p>1.71E+001</text:p>
          </table:table-cell>
          <table:table-cell office:value-type="float" office:value="17.3105089605581">
            <text:p>1.73E+001</text:p>
          </table:table-cell>
          <table:table-cell office:value-type="float" office:value="23.4699935857221">
            <text:p>2.35E+001</text:p>
          </table:table-cell>
          <table:table-cell/>
          <table:table-cell table:formula="of:=2*[.A14]/PI()" office:value-type="float" office:value="0.300000000000975">
            <text:p>0.3000</text:p>
          </table:table-cell>
          <table:table-cell table:formula="of:=SQRT([.C14])" office:value-type="float" office:value="0.257414813673904">
            <text:p>0.2574</text:p>
          </table:table-cell>
          <table:table-cell table:formula="of:=SQRT([.D14])" office:value-type="float" office:value="0.94177354514834">
            <text:p>0.9418</text:p>
          </table:table-cell>
          <table:table-cell table:formula="of:=SQRT([.E14])" office:value-type="float" office:value="2.64723489624308">
            <text:p>2.6472</text:p>
          </table:table-cell>
          <table:table-cell table:formula="of:=SQRT([.F14])" office:value-type="float" office:value="3.18789046095493">
            <text:p>3.1879</text:p>
          </table:table-cell>
          <table:table-cell table:formula="of:=SQRT([.G14])" office:value-type="float" office:value="3.18941825301146">
            <text:p>3.1894</text:p>
          </table:table-cell>
          <table:table-cell table:formula="of:=SQRT([.H14])" office:value-type="float" office:value="3.61700291250379">
            <text:p>3.6170</text:p>
          </table:table-cell>
          <table:table-cell table:formula="of:=SQRT([.I14])" office:value-type="float" office:value="4.14055875981693">
            <text:p>4.1406</text:p>
          </table:table-cell>
          <table:table-cell table:formula="of:=SQRT([.J14])" office:value-type="float" office:value="4.1605899774621">
            <text:p>4.1606</text:p>
          </table:table-cell>
          <table:table-cell table:formula="of:=SQRT([.K14])" office:value-type="float" office:value="4.84458394351074">
            <text:p>4.8446</text:p>
          </table:table-cell>
          <table:table-cell table:formula="of:=[.$B$44]*[.A14]" office:value-type="float" office:value="0.94247779608">
            <text:p>0.9425</text:p>
          </table:table-cell>
          <table:table-cell table:formula="of:=[.$B$45]*[.A14]" office:value-type="float" office:value="0.47123889804">
            <text:p>0.4712</text:p>
          </table:table-cell>
          <table:table-cell table:style-name="ce1"/>
        </table:table-row>
        <table:table-row table:style-name="ro1">
          <table:table-cell office:value-type="float" office:value="0.51050880621">
            <text:p>0.5105</text:p>
          </table:table-cell>
          <table:table-cell office:value-type="float" office:value="0">
            <text:p>0.00E+000</text:p>
          </table:table-cell>
          <table:table-cell office:value-type="float" office:value="0.104658445524966">
            <text:p>1.05E-001</text:p>
          </table:table-cell>
          <table:table-cell office:value-type="float" office:value="1.04092406164944">
            <text:p>1.04E+000</text:p>
          </table:table-cell>
          <table:table-cell office:value-type="float" office:value="6.7978786891955">
            <text:p>6.80E+000</text:p>
          </table:table-cell>
          <table:table-cell office:value-type="float" office:value="10.2006535092041">
            <text:p>1.02E+001</text:p>
          </table:table-cell>
          <table:table-cell office:value-type="float" office:value="10.2120529984357">
            <text:p>1.02E+001</text:p>
          </table:table-cell>
          <table:table-cell office:value-type="float" office:value="13.3771072087697">
            <text:p>1.34E+001</text:p>
          </table:table-cell>
          <table:table-cell office:value-type="float" office:value="16.9307578716406">
            <text:p>1.69E+001</text:p>
          </table:table-cell>
          <table:table-cell office:value-type="float" office:value="17.0923955203687">
            <text:p>1.71E+001</text:p>
          </table:table-cell>
          <table:table-cell office:value-type="float" office:value="23.7838280555511">
            <text:p>2.38E+001</text:p>
          </table:table-cell>
          <table:table-cell/>
          <table:table-cell table:formula="of:=2*[.A15]/PI()" office:value-type="float" office:value="0.325000000001056">
            <text:p>0.3250</text:p>
          </table:table-cell>
          <table:table-cell table:formula="of:=SQRT([.C15])" office:value-type="float" office:value="0.323509575631025">
            <text:p>0.3235</text:p>
          </table:table-cell>
          <table:table-cell table:formula="of:=SQRT([.D15])" office:value-type="float" office:value="1.02025686062356">
            <text:p>1.0203</text:p>
          </table:table-cell>
          <table:table-cell table:formula="of:=SQRT([.E15])" office:value-type="float" office:value="2.60727418757512">
            <text:p>2.6073</text:p>
          </table:table-cell>
          <table:table-cell table:formula="of:=SQRT([.F15])" office:value-type="float" office:value="3.19384619373008">
            <text:p>3.1938</text:p>
          </table:table-cell>
          <table:table-cell table:formula="of:=SQRT([.G15])" office:value-type="float" office:value="3.19563029752123">
            <text:p>3.1956</text:p>
          </table:table-cell>
          <table:table-cell table:formula="of:=SQRT([.H15])" office:value-type="float" office:value="3.65747278988781">
            <text:p>3.6575</text:p>
          </table:table-cell>
          <table:table-cell table:formula="of:=SQRT([.I15])" office:value-type="float" office:value="4.11470021649702">
            <text:p>4.1147</text:p>
          </table:table-cell>
          <table:table-cell table:formula="of:=SQRT([.J15])" office:value-type="float" office:value="4.13429504515203">
            <text:p>4.1343</text:p>
          </table:table-cell>
          <table:table-cell table:formula="of:=SQRT([.K15])" office:value-type="float" office:value="4.87686662269444">
            <text:p>4.8769</text:p>
          </table:table-cell>
          <table:table-cell table:formula="of:=[.$B$44]*[.A15]" office:value-type="float" office:value="1.02101761242">
            <text:p>1.0210</text:p>
          </table:table-cell>
          <table:table-cell table:formula="of:=[.$B$45]*[.A15]" office:value-type="float" office:value="0.51050880621">
            <text:p>0.5105</text:p>
          </table:table-cell>
          <table:table-cell table:style-name="ce1"/>
        </table:table-row>
        <table:table-row table:style-name="ro1">
          <table:table-cell office:value-type="float" office:value="0.54977871438">
            <text:p>0.5498</text:p>
          </table:table-cell>
          <table:table-cell office:value-type="float" office:value="0">
            <text:p>0.00E+000</text:p>
          </table:table-cell>
          <table:table-cell office:value-type="float" office:value="0.146123882070894">
            <text:p>1.46E-001</text:p>
          </table:table-cell>
          <table:table-cell office:value-type="float" office:value="1.20722603740886">
            <text:p>1.21E+000</text:p>
          </table:table-cell>
          <table:table-cell office:value-type="float" office:value="6.59108886453257">
            <text:p>6.59E+000</text:p>
          </table:table-cell>
          <table:table-cell office:value-type="float" office:value="10.2417073077944">
            <text:p>1.02E+001</text:p>
          </table:table-cell>
          <table:table-cell office:value-type="float" office:value="10.2548794032308">
            <text:p>1.03E+001</text:p>
          </table:table-cell>
          <table:table-cell office:value-type="float" office:value="13.6747708391159">
            <text:p>1.37E+001</text:p>
          </table:table-cell>
          <table:table-cell office:value-type="float" office:value="16.7212182418688">
            <text:p>1.67E+001</text:p>
          </table:table-cell>
          <table:table-cell office:value-type="float" office:value="16.8777992900698">
            <text:p>1.69E+001</text:p>
          </table:table-cell>
          <table:table-cell office:value-type="float" office:value="24.1021889975259">
            <text:p>2.41E+001</text:p>
          </table:table-cell>
          <table:table-cell/>
          <table:table-cell table:formula="of:=2*[.A16]/PI()" office:value-type="float" office:value="0.350000000001137">
            <text:p>0.3500</text:p>
          </table:table-cell>
          <table:table-cell table:formula="of:=SQRT([.C16])" office:value-type="float" office:value="0.382261536216886">
            <text:p>0.3823</text:p>
          </table:table-cell>
          <table:table-cell table:formula="of:=SQRT([.D16])" office:value-type="float" office:value="1.098738384425">
            <text:p>1.0987</text:p>
          </table:table-cell>
          <table:table-cell table:formula="of:=SQRT([.E16])" office:value-type="float" office:value="2.56731160253923">
            <text:p>2.5673</text:p>
          </table:table-cell>
          <table:table-cell table:formula="of:=SQRT([.F16])" office:value-type="float" office:value="3.20026675572435">
            <text:p>3.2003</text:p>
          </table:table-cell>
          <table:table-cell table:formula="of:=SQRT([.G16])" office:value-type="float" office:value="3.2023240628067">
            <text:p>3.2023</text:p>
          </table:table-cell>
          <table:table-cell table:formula="of:=SQRT([.H16])" office:value-type="float" office:value="3.69794143262382">
            <text:p>3.6979</text:p>
          </table:table-cell>
          <table:table-cell table:formula="of:=SQRT([.I16])" office:value-type="float" office:value="4.08915862273265">
            <text:p>4.0892</text:p>
          </table:table-cell>
          <table:table-cell table:formula="of:=SQRT([.J16])" office:value-type="float" office:value="4.10825988589692">
            <text:p>4.1083</text:p>
          </table:table-cell>
          <table:table-cell table:formula="of:=SQRT([.K16])" office:value-type="float" office:value="4.90939802801992">
            <text:p>4.9094</text:p>
          </table:table-cell>
          <table:table-cell table:formula="of:=[.$B$44]*[.A16]" office:value-type="float" office:value="1.09955742876">
            <text:p>1.0996</text:p>
          </table:table-cell>
          <table:table-cell table:formula="of:=[.$B$45]*[.A16]" office:value-type="float" office:value="0.54977871438">
            <text:p>0.5498</text:p>
          </table:table-cell>
          <table:table-cell table:style-name="ce1"/>
        </table:table-row>
        <table:table-row table:style-name="ro1">
          <table:table-cell office:value-type="float" office:value="0.58904862255">
            <text:p>0.5890</text:p>
          </table:table-cell>
          <table:table-cell office:value-type="float" office:value="0">
            <text:p>0.00E+000</text:p>
          </table:table-cell>
          <table:table-cell office:value-type="float" office:value="0.190653964844037">
            <text:p>1.91E-001</text:p>
          </table:table-cell>
          <table:table-cell office:value-type="float" office:value="1.38584982126133">
            <text:p>1.39E+000</text:p>
          </table:table-cell>
          <table:table-cell office:value-type="float" office:value="6.38748956686049">
            <text:p>6.39E+000</text:p>
          </table:table-cell>
          <table:table-cell office:value-type="float" office:value="10.2858101356183">
            <text:p>1.03E+001</text:p>
          </table:table-cell>
          <table:table-cell office:value-type="float" office:value="10.3008787351998">
            <text:p>1.03E+001</text:p>
          </table:table-cell>
          <table:table-cell office:value-type="float" office:value="13.9754256984508">
            <text:p>1.40E+001</text:p>
          </table:table-cell>
          <table:table-cell office:value-type="float" office:value="16.5158787708091">
            <text:p>1.65E+001</text:p>
          </table:table-cell>
          <table:table-cell office:value-type="float" office:value="16.6667047848313">
            <text:p>1.67E+001</text:p>
          </table:table-cell>
          <table:table-cell office:value-type="float" office:value="24.4250864952305">
            <text:p>2.44E+001</text:p>
          </table:table-cell>
          <table:table-cell/>
          <table:table-cell table:formula="of:=2*[.A17]/PI()" office:value-type="float" office:value="0.375000000001218">
            <text:p>0.3750</text:p>
          </table:table-cell>
          <table:table-cell table:formula="of:=SQRT([.C17])" office:value-type="float" office:value="0.436639399097283">
            <text:p>0.4366</text:p>
          </table:table-cell>
          <table:table-cell table:formula="of:=SQRT([.D17])" office:value-type="float" office:value="1.17722122868275">
            <text:p>1.1772</text:p>
          </table:table-cell>
          <table:table-cell table:formula="of:=SQRT([.E17])" office:value-type="float" office:value="2.52734832717227">
            <text:p>2.5273</text:p>
          </table:table-cell>
          <table:table-cell table:formula="of:=SQRT([.F17])" office:value-type="float" office:value="3.2071498461435">
            <text:p>3.2071</text:p>
          </table:table-cell>
          <table:table-cell table:formula="of:=SQRT([.G17])" office:value-type="float" office:value="3.2094982061375">
            <text:p>3.2095</text:p>
          </table:table-cell>
          <table:table-cell table:formula="of:=SQRT([.H17])" office:value-type="float" office:value="3.73837206527799">
            <text:p>3.7384</text:p>
          </table:table-cell>
          <table:table-cell table:formula="of:=SQRT([.I17])" office:value-type="float" office:value="4.06397327387977">
            <text:p>4.0640</text:p>
          </table:table-cell>
          <table:table-cell table:formula="of:=SQRT([.J17])" office:value-type="float" office:value="4.08248757313862">
            <text:p>4.0825</text:p>
          </table:table-cell>
          <table:table-cell table:formula="of:=SQRT([.K17])" office:value-type="float" office:value="4.94217426799486">
            <text:p>4.9422</text:p>
          </table:table-cell>
          <table:table-cell table:formula="of:=[.$B$44]*[.A17]" office:value-type="float" office:value="1.1780972451">
            <text:p>1.1781</text:p>
          </table:table-cell>
          <table:table-cell table:formula="of:=[.$B$45]*[.A17]" office:value-type="float" office:value="0.58904862255">
            <text:p>0.5890</text:p>
          </table:table-cell>
          <table:table-cell table:style-name="ce1"/>
        </table:table-row>
        <table:table-row table:style-name="ro1">
          <table:table-cell office:value-type="float" office:value="0.62831853072">
            <text:p>0.6283</text:p>
          </table:table-cell>
          <table:table-cell office:value-type="float" office:value="0">
            <text:p>0.00E+000</text:p>
          </table:table-cell>
          <table:table-cell office:value-type="float" office:value="0.238249191425689">
            <text:p>2.38E-001</text:p>
          </table:table-cell>
          <table:table-cell office:value-type="float" office:value="1.57679369219305">
            <text:p>1.58E+000</text:p>
          </table:table-cell>
          <table:table-cell office:value-type="float" office:value="6.18708696972433">
            <text:p>6.19E+000</text:p>
          </table:table-cell>
          <table:table-cell office:value-type="float" office:value="10.3329667322613">
            <text:p>1.03E+001</text:p>
          </table:table-cell>
          <table:table-cell office:value-type="float" office:value="10.3500424415901">
            <text:p>1.04E+001</text:p>
          </table:table-cell>
          <table:table-cell office:value-type="float" office:value="14.2785434334463">
            <text:p>1.43E+001</text:p>
          </table:table-cell>
          <table:table-cell office:value-type="float" office:value="16.3152684241304">
            <text:p>1.63E+001</text:p>
          </table:table-cell>
          <table:table-cell office:value-type="float" office:value="16.4590876957277">
            <text:p>1.65E+001</text:p>
          </table:table-cell>
          <table:table-cell office:value-type="float" office:value="24.7525246647454">
            <text:p>2.48E+001</text:p>
          </table:table-cell>
          <table:table-cell/>
          <table:table-cell table:formula="of:=2*[.A18]/PI()" office:value-type="float" office:value="0.4000000000013">
            <text:p>0.4000</text:p>
          </table:table-cell>
          <table:table-cell table:formula="of:=SQRT([.C18])" office:value-type="float" office:value="0.488107766200958">
            <text:p>0.4881</text:p>
          </table:table-cell>
          <table:table-cell table:formula="of:=SQRT([.D18])" office:value-type="float" office:value="1.25570446052925">
            <text:p>1.2557</text:p>
          </table:table-cell>
          <table:table-cell table:formula="of:=SQRT([.E18])" office:value-type="float" office:value="2.48738556917184">
            <text:p>2.4874</text:p>
          </table:table-cell>
          <table:table-cell table:formula="of:=SQRT([.F18])" office:value-type="float" office:value="3.21449323101812">
            <text:p>3.2145</text:p>
          </table:table-cell>
          <table:table-cell table:formula="of:=SQRT([.G18])" office:value-type="float" office:value="3.21714818458679">
            <text:p>3.2171</text:p>
          </table:table-cell>
          <table:table-cell table:formula="of:=SQRT([.H18])" office:value-type="float" office:value="3.77869599643135">
            <text:p>3.7787</text:p>
          </table:table-cell>
          <table:table-cell table:formula="of:=SQRT([.I18])" office:value-type="float" office:value="4.03921631311451">
            <text:p>4.0392</text:p>
          </table:table-cell>
          <table:table-cell table:formula="of:=SQRT([.J18])" office:value-type="float" office:value="4.05698012020366">
            <text:p>4.0570</text:p>
          </table:table-cell>
          <table:table-cell table:formula="of:=SQRT([.K18])" office:value-type="float" office:value="4.97519091741668">
            <text:p>4.9752</text:p>
          </table:table-cell>
          <table:table-cell table:formula="of:=[.$B$44]*[.A18]" office:value-type="float" office:value="1.25663706144">
            <text:p>1.2566</text:p>
          </table:table-cell>
          <table:table-cell table:formula="of:=[.$B$45]*[.A18]" office:value-type="float" office:value="0.62831853072">
            <text:p>0.6283</text:p>
          </table:table-cell>
          <table:table-cell table:style-name="ce1"/>
        </table:table-row>
        <table:table-row table:style-name="ro1">
          <table:table-cell office:value-type="float" office:value="0.66758843889">
            <text:p>0.6676</text:p>
          </table:table-cell>
          <table:table-cell office:value-type="float" office:value="0">
            <text:p>0.00E+000</text:p>
          </table:table-cell>
          <table:table-cell office:value-type="float" office:value="0.288911170956105">
            <text:p>2.89E-001</text:p>
          </table:table-cell>
          <table:table-cell office:value-type="float" office:value="1.78005873996837">
            <text:p>1.78E+000</text:p>
          </table:table-cell>
          <table:table-cell office:value-type="float" office:value="5.98988952445755">
            <text:p>5.99E+000</text:p>
          </table:table-cell>
          <table:table-cell office:value-type="float" office:value="10.3831754783406">
            <text:p>1.04E+001</text:p>
          </table:table-cell>
          <table:table-cell office:value-type="float" office:value="10.4023710253079">
            <text:p>1.04E+001</text:p>
          </table:table-cell>
          <table:table-cell office:value-type="float" office:value="14.5828832985071">
            <text:p>1.46E+001</text:p>
          </table:table-cell>
          <table:table-cell office:value-type="float" office:value="16.1206226113619">
            <text:p>1.61E+001</text:p>
          </table:table-cell>
          <table:table-cell office:value-type="float" office:value="16.2549377303623">
            <text:p>1.63E+001</text:p>
          </table:table-cell>
          <table:table-cell office:value-type="float" office:value="24.5198909835309">
            <text:p>2.45E+001</text:p>
          </table:table-cell>
          <table:table-cell/>
          <table:table-cell table:formula="of:=2*[.A19]/PI()" office:value-type="float" office:value="0.425000000001381">
            <text:p>0.4250</text:p>
          </table:table-cell>
          <table:table-cell table:formula="of:=SQRT([.C19])" office:value-type="float" office:value="0.537504577614094">
            <text:p>0.5375</text:p>
          </table:table-cell>
          <table:table-cell table:formula="of:=SQRT([.D19])" office:value-type="float" office:value="1.33418841996488">
            <text:p>1.3342</text:p>
          </table:table-cell>
          <table:table-cell table:formula="of:=SQRT([.E19])" office:value-type="float" office:value="2.44742508045855">
            <text:p>2.4474</text:p>
          </table:table-cell>
          <table:table-cell table:formula="of:=SQRT([.F19])" office:value-type="float" office:value="3.22229351213395">
            <text:p>3.2223</text:p>
          </table:table-cell>
          <table:table-cell table:formula="of:=SQRT([.G19])" office:value-type="float" office:value="3.22527069023794">
            <text:p>3.2253</text:p>
          </table:table-cell>
          <table:table-cell table:formula="of:=SQRT([.H19])" office:value-type="float" office:value="3.81875415528508">
            <text:p>3.8188</text:p>
          </table:table-cell>
          <table:table-cell table:formula="of:=SQRT([.I19])" office:value-type="float" office:value="4.0150495154309">
            <text:p>4.0150</text:p>
          </table:table-cell>
          <table:table-cell table:formula="of:=SQRT([.J19])" office:value-type="float" office:value="4.03174127770649">
            <text:p>4.0317</text:p>
          </table:table-cell>
          <table:table-cell table:formula="of:=SQRT([.K19])" office:value-type="float" office:value="4.95175635340946">
            <text:p>4.9518</text:p>
          </table:table-cell>
          <table:table-cell table:formula="of:=[.$B$44]*[.A19]" office:value-type="float" office:value="1.33517687778">
            <text:p>1.3352</text:p>
          </table:table-cell>
          <table:table-cell table:formula="of:=[.$B$45]*[.A19]" office:value-type="float" office:value="0.66758843889">
            <text:p>0.6676</text:p>
          </table:table-cell>
          <table:table-cell table:style-name="ce1"/>
        </table:table-row>
        <table:table-row table:style-name="ro1">
          <table:table-cell office:value-type="float" office:value="0.70685834706">
            <text:p>0.7069</text:p>
          </table:table-cell>
          <table:table-cell office:value-type="float" office:value="0">
            <text:p>0.00E+000</text:p>
          </table:table-cell>
          <table:table-cell office:value-type="float" office:value="0.342633045852039">
            <text:p>3.43E-001</text:p>
          </table:table-cell>
          <table:table-cell office:value-type="float" office:value="1.99564562743195">
            <text:p>2.00E+000</text:p>
          </table:table-cell>
          <table:table-cell office:value-type="float" office:value="5.79589452290777">
            <text:p>5.80E+000</text:p>
          </table:table-cell>
          <table:table-cell office:value-type="float" office:value="10.436442764147">
            <text:p>1.04E+001</text:p>
          </table:table-cell>
          <table:table-cell office:value-type="float" office:value="10.4578656778911">
            <text:p>1.05E+001</text:p>
          </table:table-cell>
          <table:table-cell office:value-type="float" office:value="14.8848634880815">
            <text:p>1.49E+001</text:p>
          </table:table-cell>
          <table:table-cell office:value-type="float" office:value="15.9355118903943">
            <text:p>1.59E+001</text:p>
          </table:table-cell>
          <table:table-cell office:value-type="float" office:value="16.0542484048253">
            <text:p>1.61E+001</text:p>
          </table:table-cell>
          <table:table-cell office:value-type="float" office:value="23.7433807385191">
            <text:p>2.37E+001</text:p>
          </table:table-cell>
          <table:table-cell/>
          <table:table-cell table:formula="of:=2*[.A20]/PI()" office:value-type="float" office:value="0.450000000001462">
            <text:p>0.4500</text:p>
          </table:table-cell>
          <table:table-cell table:formula="of:=SQRT([.C20])" office:value-type="float" office:value="0.585348653241843">
            <text:p>0.5853</text:p>
          </table:table-cell>
          <table:table-cell table:formula="of:=SQRT([.D20])" office:value-type="float" office:value="1.41267322032803">
            <text:p>1.4127</text:p>
          </table:table-cell>
          <table:table-cell table:formula="of:=SQRT([.E20])" office:value-type="float" office:value="2.40746641158455">
            <text:p>2.4075</text:p>
          </table:table-cell>
          <table:table-cell table:formula="of:=SQRT([.F20])" office:value-type="float" office:value="3.23054836895332">
            <text:p>3.2305</text:p>
          </table:table-cell>
          <table:table-cell table:formula="of:=SQRT([.G20])" office:value-type="float" office:value="3.23386234677531">
            <text:p>3.2339</text:p>
          </table:table-cell>
          <table:table-cell table:formula="of:=SQRT([.H20])" office:value-type="float" office:value="3.85809065317049">
            <text:p>3.8581</text:p>
          </table:table-cell>
          <table:table-cell table:formula="of:=SQRT([.I20])" office:value-type="float" office:value="3.99193084739632">
            <text:p>3.9919</text:p>
          </table:table-cell>
          <table:table-cell table:formula="of:=SQRT([.J20])" office:value-type="float" office:value="4.00677531249574">
            <text:p>4.0068</text:p>
          </table:table-cell>
          <table:table-cell table:formula="of:=SQRT([.K20])" office:value-type="float" office:value="4.87271800318047">
            <text:p>4.8727</text:p>
          </table:table-cell>
          <table:table-cell table:formula="of:=[.$B$44]*[.A20]" office:value-type="float" office:value="1.41371669412">
            <text:p>1.4137</text:p>
          </table:table-cell>
          <table:table-cell table:formula="of:=[.$B$45]*[.A20]" office:value-type="float" office:value="0.70685834706">
            <text:p>0.7069</text:p>
          </table:table-cell>
          <table:table-cell table:style-name="ce1"/>
        </table:table-row>
        <table:table-row table:style-name="ro1">
          <table:table-cell office:value-type="float" office:value="0.74612825523">
            <text:p>0.7461</text:p>
          </table:table-cell>
          <table:table-cell office:value-type="float" office:value="0">
            <text:p>0.00E+000</text:p>
          </table:table-cell>
          <table:table-cell office:value-type="float" office:value="0.399413924138548">
            <text:p>3.99E-001</text:p>
          </table:table-cell>
          <table:table-cell office:value-type="float" office:value="2.22355479184528">
            <text:p>2.22E+000</text:p>
          </table:table-cell>
          <table:table-cell office:value-type="float" office:value="5.605104061032">
            <text:p>5.61E+000</text:p>
          </table:table-cell>
          <table:table-cell office:value-type="float" office:value="10.4927649849801">
            <text:p>1.05E+001</text:p>
          </table:table-cell>
          <table:table-cell office:value-type="float" office:value="10.5165239412414">
            <text:p>1.05E+001</text:p>
          </table:table-cell>
          <table:table-cell office:value-type="float" office:value="15.1693706223812">
            <text:p>1.52E+001</text:p>
          </table:table-cell>
          <table:table-cell office:value-type="float" office:value="15.7749535550884">
            <text:p>1.58E+001</text:p>
          </table:table-cell>
          <table:table-cell office:value-type="float" office:value="15.8570878155469">
            <text:p>1.59E+001</text:p>
          </table:table-cell>
          <table:table-cell office:value-type="float" office:value="22.9796829143075">
            <text:p>2.30E+001</text:p>
          </table:table-cell>
          <table:table-cell/>
          <table:table-cell table:formula="of:=2*[.A21]/PI()" office:value-type="float" office:value="0.475000000001543">
            <text:p>0.4750</text:p>
          </table:table-cell>
          <table:table-cell table:formula="of:=SQRT([.C21])" office:value-type="float" office:value="0.631992028540352">
            <text:p>0.6320</text:p>
          </table:table-cell>
          <table:table-cell table:formula="of:=SQRT([.D21])" office:value-type="float" office:value="1.49115887545401">
            <text:p>1.4912</text:p>
          </table:table-cell>
          <table:table-cell table:formula="of:=SQRT([.E21])" office:value-type="float" office:value="2.36751009734531">
            <text:p>2.3675</text:p>
          </table:table-cell>
          <table:table-cell table:formula="of:=SQRT([.F21])" office:value-type="float" office:value="3.23925376977169">
            <text:p>3.2393</text:p>
          </table:table-cell>
          <table:table-cell table:formula="of:=SQRT([.G21])" office:value-type="float" office:value="3.24291904635953">
            <text:p>3.2429</text:p>
          </table:table-cell>
          <table:table-cell table:formula="of:=SQRT([.H21])" office:value-type="float" office:value="3.8947876222435">
            <text:p>3.8948</text:p>
          </table:table-cell>
          <table:table-cell table:formula="of:=SQRT([.I21])" office:value-type="float" office:value="3.97176957477248">
            <text:p>3.9718</text:p>
          </table:table-cell>
          <table:table-cell table:formula="of:=SQRT([.J21])" office:value-type="float" office:value="3.98209590737678">
            <text:p>3.9821</text:p>
          </table:table-cell>
          <table:table-cell table:formula="of:=SQRT([.K21])" office:value-type="float" office:value="4.79371285271734">
            <text:p>4.7937</text:p>
          </table:table-cell>
          <table:table-cell table:formula="of:=[.$B$44]*[.A21]" office:value-type="float" office:value="1.49225651046">
            <text:p>1.4923</text:p>
          </table:table-cell>
          <table:table-cell table:formula="of:=[.$B$45]*[.A21]" office:value-type="float" office:value="0.74612825523">
            <text:p>0.7461</text:p>
          </table:table-cell>
          <table:table-cell table:style-name="ce1"/>
        </table:table-row>
        <table:table-row table:style-name="ro1">
          <table:table-cell office:value-type="float" office:value="0.7853981634">
            <text:p>0.7854</text:p>
          </table:table-cell>
          <table:table-cell office:value-type="float" office:value="0">
            <text:p>0.00E+000</text:p>
          </table:table-cell>
          <table:table-cell office:value-type="float" office:value="0.459250963313177">
            <text:p>4.59E-001</text:p>
          </table:table-cell>
          <table:table-cell office:value-type="float" office:value="2.46378801758872">
            <text:p>2.46E+000</text:p>
          </table:table-cell>
          <table:table-cell office:value-type="float" office:value="5.41752161568741">
            <text:p>5.42E+000</text:p>
          </table:table-cell>
          <table:table-cell office:value-type="float" office:value="10.5521494921044">
            <text:p>1.06E+001</text:p>
          </table:table-cell>
          <table:table-cell office:value-type="float" office:value="10.5783465340153">
            <text:p>1.06E+001</text:p>
          </table:table-cell>
          <table:table-cell office:value-type="float" office:value="15.3413038572573">
            <text:p>1.53E+001</text:p>
          </table:table-cell>
          <table:table-cell office:value-type="float" office:value="15.6623375318156">
            <text:p>1.57E+001</text:p>
          </table:table-cell>
          <table:table-cell office:value-type="float" office:value="15.7351641118522">
            <text:p>1.57E+001</text:p>
          </table:table-cell>
          <table:table-cell office:value-type="float" office:value="22.2287673758806">
            <text:p>2.22E+001</text:p>
          </table:table-cell>
          <table:table-cell/>
          <table:table-cell table:formula="of:=2*[.A22]/PI()" office:value-type="float" office:value="0.500000000001624">
            <text:p>0.5000</text:p>
          </table:table-cell>
          <table:table-cell table:formula="of:=SQRT([.C22])" office:value-type="float" office:value="0.677680576166366">
            <text:p>0.6777</text:p>
          </table:table-cell>
          <table:table-cell table:formula="of:=SQRT([.D22])" office:value-type="float" office:value="1.56964582552521">
            <text:p>1.5696</text:p>
          </table:table-cell>
          <table:table-cell table:formula="of:=SQRT([.E22])" office:value-type="float" office:value="2.32755700589425">
            <text:p>2.3276</text:p>
          </table:table-cell>
          <table:table-cell table:formula="of:=SQRT([.F22])" office:value-type="float" office:value="3.24840722387209">
            <text:p>3.2484</text:p>
          </table:table-cell>
          <table:table-cell table:formula="of:=SQRT([.G22])" office:value-type="float" office:value="3.25243701461156">
            <text:p>3.2524</text:p>
          </table:table-cell>
          <table:table-cell table:formula="of:=SQRT([.H22])" office:value-type="float" office:value="3.91679765334607">
            <text:p>3.9168</text:p>
          </table:table-cell>
          <table:table-cell table:formula="of:=SQRT([.I22])" office:value-type="float" office:value="3.95756712284398">
            <text:p>3.9576</text:p>
          </table:table-cell>
          <table:table-cell table:formula="of:=SQRT([.J22])" office:value-type="float" office:value="3.96675738000854">
            <text:p>3.9668</text:p>
          </table:table-cell>
          <table:table-cell table:formula="of:=SQRT([.K22])" office:value-type="float" office:value="4.71473937518084">
            <text:p>4.7147</text:p>
          </table:table-cell>
          <table:table-cell table:formula="of:=[.$B$44]*[.A22]" office:value-type="float" office:value="1.5707963268">
            <text:p>1.5708</text:p>
          </table:table-cell>
          <table:table-cell table:formula="of:=[.$B$45]*[.A22]" office:value-type="float" office:value="0.7853981634">
            <text:p>0.7854</text:p>
          </table:table-cell>
          <table:table-cell table:style-name="ce1"/>
        </table:table-row>
        <table:table-row table:style-name="ro1">
          <table:table-cell office:value-type="float" office:value="0.82466807157">
            <text:p>0.8247</text:p>
          </table:table-cell>
          <table:table-cell office:value-type="float" office:value="0">
            <text:p>0.00E+000</text:p>
          </table:table-cell>
          <table:table-cell office:value-type="float" office:value="0.522139203609704">
            <text:p>5.22E-001</text:p>
          </table:table-cell>
          <table:table-cell office:value-type="float" office:value="2.71634458907176">
            <text:p>2.72E+000</text:p>
          </table:table-cell>
          <table:table-cell office:value-type="float" office:value="5.23314302151293">
            <text:p>5.23E+000</text:p>
          </table:table-cell>
          <table:table-cell office:value-type="float" office:value="10.6145963418321">
            <text:p>1.06E+001</text:p>
          </table:table-cell>
          <table:table-cell office:value-type="float" office:value="10.6433297167177">
            <text:p>1.06E+001</text:p>
          </table:table-cell>
          <table:table-cell office:value-type="float" office:value="15.2650864450741">
            <text:p>1.53E+001</text:p>
          </table:table-cell>
          <table:table-cell office:value-type="float" office:value="15.472279414614">
            <text:p>1.55E+001</text:p>
          </table:table-cell>
          <table:table-cell office:value-type="float" office:value="15.949407306761">
            <text:p>1.59E+001</text:p>
          </table:table-cell>
          <table:table-cell office:value-type="float" office:value="21.4906060498007">
            <text:p>2.15E+001</text:p>
          </table:table-cell>
          <table:table-cell/>
          <table:table-cell table:formula="of:=2*[.A23]/PI()" office:value-type="float" office:value="0.525000000001706">
            <text:p>0.5250</text:p>
          </table:table-cell>
          <table:table-cell table:formula="of:=SQRT([.C23])" office:value-type="float" office:value="0.722592003560587">
            <text:p>0.7226</text:p>
          </table:table-cell>
          <table:table-cell table:formula="of:=SQRT([.D23])" office:value-type="float" office:value="1.64813366844797">
            <text:p>1.6481</text:p>
          </table:table-cell>
          <table:table-cell table:formula="of:=SQRT([.E23])" office:value-type="float" office:value="2.28760639567058">
            <text:p>2.2876</text:p>
          </table:table-cell>
          <table:table-cell table:formula="of:=SQRT([.F23])" office:value-type="float" office:value="3.25800496344498">
            <text:p>3.2580</text:p>
          </table:table-cell>
          <table:table-cell table:formula="of:=SQRT([.G23])" office:value-type="float" office:value="3.26241164121232">
            <text:p>3.2624</text:p>
          </table:table-cell>
          <table:table-cell table:formula="of:=SQRT([.H23])" office:value-type="float" office:value="3.90705598181982">
            <text:p>3.9071</text:p>
          </table:table-cell>
          <table:table-cell table:formula="of:=SQRT([.I23])" office:value-type="float" office:value="3.93348184368683">
            <text:p>3.9335</text:p>
          </table:table-cell>
          <table:table-cell table:formula="of:=SQRT([.J23])" office:value-type="float" office:value="3.99367090616653">
            <text:p>3.9937</text:p>
          </table:table-cell>
          <table:table-cell table:formula="of:=SQRT([.K23])" office:value-type="float" office:value="4.635796161373">
            <text:p>4.6358</text:p>
          </table:table-cell>
          <table:table-cell table:formula="of:=[.$B$44]*[.A23]" office:value-type="float" office:value="1.64933614314">
            <text:p>1.6493</text:p>
          </table:table-cell>
          <table:table-cell table:formula="of:=[.$B$45]*[.A23]" office:value-type="float" office:value="0.82466807157">
            <text:p>0.8247</text:p>
          </table:table-cell>
          <table:table-cell/>
        </table:table-row>
        <table:table-row table:style-name="ro1">
          <table:table-cell office:value-type="float" office:value="0.86393797974">
            <text:p>0.8639</text:p>
          </table:table-cell>
          <table:table-cell office:value-type="float" office:value="0">
            <text:p>0.00E+000</text:p>
          </table:table-cell>
          <table:table-cell office:value-type="float" office:value="0.588078000628448">
            <text:p>5.88E-001</text:p>
          </table:table-cell>
          <table:table-cell office:value-type="float" office:value="2.98122878521313">
            <text:p>2.98E+000</text:p>
          </table:table-cell>
          <table:table-cell office:value-type="float" office:value="5.05197398084723">
            <text:p>5.05E+000</text:p>
          </table:table-cell>
          <table:table-cell office:value-type="float" office:value="10.6801079179772">
            <text:p>1.07E+001</text:p>
          </table:table-cell>
          <table:table-cell office:value-type="float" office:value="10.7114763603039">
            <text:p>1.07E+001</text:p>
          </table:table-cell>
          <table:table-cell office:value-type="float" office:value="15.1080402724784">
            <text:p>1.51E+001</text:p>
          </table:table-cell>
          <table:table-cell office:value-type="float" office:value="15.2851955683493">
            <text:p>1.53E+001</text:p>
          </table:table-cell>
          <table:table-cell office:value-type="float" office:value="16.2520861439866">
            <text:p>1.63E+001</text:p>
          </table:table-cell>
          <table:table-cell office:value-type="float" office:value="20.7651757261175">
            <text:p>2.08E+001</text:p>
          </table:table-cell>
          <table:table-cell/>
          <table:table-cell table:formula="of:=2*[.A24]/PI()" office:value-type="float" office:value="0.550000000001787">
            <text:p>0.5500</text:p>
          </table:table-cell>
          <table:table-cell table:formula="of:=SQRT([.C24])" office:value-type="float" office:value="0.766862439182184">
            <text:p>0.7669</text:p>
          </table:table-cell>
          <table:table-cell table:formula="of:=SQRT([.D24])" office:value-type="float" office:value="1.72662352156257">
            <text:p>1.7266</text:p>
          </table:table-cell>
          <table:table-cell table:formula="of:=SQRT([.E24])" office:value-type="float" office:value="2.24765966748688">
            <text:p>2.2477</text:p>
          </table:table-cell>
          <table:table-cell table:formula="of:=SQRT([.F24])" office:value-type="float" office:value="3.2680434388143">
            <text:p>3.2680</text:p>
          </table:table-cell>
          <table:table-cell table:formula="of:=SQRT([.G24])" office:value-type="float" office:value="3.27283918949647">
            <text:p>3.2728</text:p>
          </table:table-cell>
          <table:table-cell table:formula="of:=SQRT([.H24])" office:value-type="float" office:value="3.88690625980077">
            <text:p>3.8869</text:p>
          </table:table-cell>
          <table:table-cell table:formula="of:=SQRT([.I24])" office:value-type="float" office:value="3.90962857166117">
            <text:p>3.9096</text:p>
          </table:table-cell>
          <table:table-cell table:formula="of:=SQRT([.J24])" office:value-type="float" office:value="4.03138762016091">
            <text:p>4.0314</text:p>
          </table:table-cell>
          <table:table-cell table:formula="of:=SQRT([.K24])" office:value-type="float" office:value="4.55688223746428">
            <text:p>4.5569</text:p>
          </table:table-cell>
          <table:table-cell table:formula="of:=[.$B$44]*[.A24]" office:value-type="float" office:value="1.72787595948">
            <text:p>1.7279</text:p>
          </table:table-cell>
          <table:table-cell table:formula="of:=[.$B$45]*[.A24]" office:value-type="float" office:value="0.86393797974">
            <text:p>0.8639</text:p>
          </table:table-cell>
          <table:table-cell/>
        </table:table-row>
        <table:table-row table:style-name="ro1">
          <table:table-cell office:value-type="float" office:value="0.90320788791">
            <text:p>0.9032</text:p>
          </table:table-cell>
          <table:table-cell office:value-type="float" office:value="0">
            <text:p>0.00E+000</text:p>
          </table:table-cell>
          <table:table-cell office:value-type="float" office:value="0.657057937150088">
            <text:p>6.57E-001</text:p>
          </table:table-cell>
          <table:table-cell office:value-type="float" office:value="3.25843743830132">
            <text:p>3.26E+000</text:p>
          </table:table-cell>
          <table:table-cell office:value-type="float" office:value="4.87401710339262">
            <text:p>4.87E+000</text:p>
          </table:table-cell>
          <table:table-cell office:value-type="float" office:value="10.7486833840101">
            <text:p>1.07E+001</text:p>
          </table:table-cell>
          <table:table-cell office:value-type="float" office:value="10.7827843255158">
            <text:p>1.08E+001</text:p>
          </table:table-cell>
          <table:table-cell office:value-type="float" office:value="14.9382977809092">
            <text:p>1.49E+001</text:p>
          </table:table-cell>
          <table:table-cell office:value-type="float" office:value="15.1014328523379">
            <text:p>1.51E+001</text:p>
          </table:table-cell>
          <table:table-cell office:value-type="float" office:value="16.574697617208">
            <text:p>1.66E+001</text:p>
          </table:table-cell>
          <table:table-cell office:value-type="float" office:value="20.0524463936001">
            <text:p>2.01E+001</text:p>
          </table:table-cell>
          <table:table-cell/>
          <table:table-cell table:formula="of:=2*[.A25]/PI()" office:value-type="float" office:value="0.575000000001868">
            <text:p>0.5750</text:p>
          </table:table-cell>
          <table:table-cell table:formula="of:=SQRT([.C25])" office:value-type="float" office:value="0.810591103547336">
            <text:p>0.8106</text:p>
          </table:table-cell>
          <table:table-cell table:formula="of:=SQRT([.D25])" office:value-type="float" office:value="1.80511424522143">
            <text:p>1.8051</text:p>
          </table:table-cell>
          <table:table-cell table:formula="of:=SQRT([.E25])" office:value-type="float" office:value="2.20771762311049">
            <text:p>2.2077</text:p>
          </table:table-cell>
          <table:table-cell table:formula="of:=SQRT([.F25])" office:value-type="float" office:value="3.27851847394674">
            <text:p>3.2785</text:p>
          </table:table-cell>
          <table:table-cell table:formula="of:=SQRT([.G25])" office:value-type="float" office:value="3.28371501892534">
            <text:p>3.2837</text:p>
          </table:table-cell>
          <table:table-cell table:formula="of:=SQRT([.H25])" office:value-type="float" office:value="3.86500941537135">
            <text:p>3.8650</text:p>
          </table:table-cell>
          <table:table-cell table:formula="of:=SQRT([.I25])" office:value-type="float" office:value="3.88605620807753">
            <text:p>3.8861</text:p>
          </table:table-cell>
          <table:table-cell table:formula="of:=SQRT([.J25])" office:value-type="float" office:value="4.07120346055168">
            <text:p>4.0712</text:p>
          </table:table-cell>
          <table:table-cell table:formula="of:=SQRT([.K25])" office:value-type="float" office:value="4.47799580098062">
            <text:p>4.4780</text:p>
          </table:table-cell>
          <table:table-cell table:formula="of:=[.$B$44]*[.A25]" office:value-type="float" office:value="1.80641577582">
            <text:p>1.8064</text:p>
          </table:table-cell>
          <table:table-cell table:formula="of:=[.$B$45]*[.A25]" office:value-type="float" office:value="0.90320788791">
            <text:p>0.9032</text:p>
          </table:table-cell>
          <table:table-cell/>
        </table:table-row>
        <table:table-row table:style-name="ro1">
          <table:table-cell office:value-type="float" office:value="0.94247779608">
            <text:p>0.9425</text:p>
          </table:table-cell>
          <table:table-cell office:value-type="float" office:value="0">
            <text:p>0.00E+000</text:p>
          </table:table-cell>
          <table:table-cell office:value-type="float" office:value="0.729075099616107">
            <text:p>7.29E-001</text:p>
          </table:table-cell>
          <table:table-cell office:value-type="float" office:value="3.54797684972118">
            <text:p>3.55E+000</text:p>
          </table:table-cell>
          <table:table-cell office:value-type="float" office:value="4.69927093060565">
            <text:p>4.70E+000</text:p>
          </table:table-cell>
          <table:table-cell office:value-type="float" office:value="10.8203289946978">
            <text:p>1.08E+001</text:p>
          </table:table-cell>
          <table:table-cell office:value-type="float" office:value="10.8572532071193">
            <text:p>1.09E+001</text:p>
          </table:table-cell>
          <table:table-cell office:value-type="float" office:value="14.7668911858267">
            <text:p>1.48E+001</text:p>
          </table:table-cell>
          <table:table-cell office:value-type="float" office:value="14.9210006898572">
            <text:p>1.49E+001</text:p>
          </table:table-cell>
          <table:table-cell office:value-type="float" office:value="16.9061846943087">
            <text:p>1.69E+001</text:p>
          </table:table-cell>
          <table:table-cell office:value-type="float" office:value="19.3523946685986">
            <text:p>1.94E+001</text:p>
          </table:table-cell>
          <table:table-cell/>
          <table:table-cell table:formula="of:=2*[.A26]/PI()" office:value-type="float" office:value="0.600000000001949">
            <text:p>0.6000</text:p>
          </table:table-cell>
          <table:table-cell table:formula="of:=SQRT([.C26])" office:value-type="float" office:value="0.85385894597182">
            <text:p>0.8539</text:p>
          </table:table-cell>
          <table:table-cell table:formula="of:=SQRT([.D26])" office:value-type="float" office:value="1.88360740328795">
            <text:p>1.8836</text:p>
          </table:table-cell>
          <table:table-cell table:formula="of:=SQRT([.E26])" office:value-type="float" office:value="2.1677801850293">
            <text:p>2.1678</text:p>
          </table:table-cell>
          <table:table-cell table:formula="of:=SQRT([.F26])" office:value-type="float" office:value="3.28942684896591">
            <text:p>3.2894</text:p>
          </table:table-cell>
          <table:table-cell table:formula="of:=SQRT([.G26])" office:value-type="float" office:value="3.29503462912293">
            <text:p>3.2950</text:p>
          </table:table-cell>
          <table:table-cell table:formula="of:=SQRT([.H26])" office:value-type="float" office:value="3.84277128981504">
            <text:p>3.8428</text:p>
          </table:table-cell>
          <table:table-cell table:formula="of:=SQRT([.I26])" office:value-type="float" office:value="3.86277111538559">
            <text:p>3.8628</text:p>
          </table:table-cell>
          <table:table-cell table:formula="of:=SQRT([.J26])" office:value-type="float" office:value="4.1117131094361">
            <text:p>4.1117</text:p>
          </table:table-cell>
          <table:table-cell table:formula="of:=SQRT([.K26])" office:value-type="float" office:value="4.39913567290196">
            <text:p>4.3991</text:p>
          </table:table-cell>
          <table:table-cell table:formula="of:=[.$B$44]*[.A26]" office:value-type="float" office:value="1.88495559216">
            <text:p>1.8850</text:p>
          </table:table-cell>
          <table:table-cell table:formula="of:=[.$B$45]*[.A26]" office:value-type="float" office:value="0.94247779608">
            <text:p>0.9425</text:p>
          </table:table-cell>
          <table:table-cell/>
        </table:table-row>
        <table:table-row table:style-name="ro1">
          <table:table-cell office:value-type="float" office:value="0.98174770425">
            <text:p>0.9817</text:p>
          </table:table-cell>
          <table:table-cell office:value-type="float" office:value="0">
            <text:p>0.00E+000</text:p>
          </table:table-cell>
          <table:table-cell office:value-type="float" office:value="0.804117073510441">
            <text:p>8.04E-001</text:p>
          </table:table-cell>
          <table:table-cell office:value-type="float" office:value="3.84984988560308">
            <text:p>3.85E+000</text:p>
          </table:table-cell>
          <table:table-cell office:value-type="float" office:value="4.52774878503493">
            <text:p>4.53E+000</text:p>
          </table:table-cell>
          <table:table-cell office:value-type="float" office:value="10.8950464445367">
            <text:p>1.09E+001</text:p>
          </table:table-cell>
          <table:table-cell office:value-type="float" office:value="10.9348852367591">
            <text:p>1.09E+001</text:p>
          </table:table-cell>
          <table:table-cell office:value-type="float" office:value="14.596675708747">
            <text:p>1.46E+001</text:p>
          </table:table-cell>
          <table:table-cell office:value-type="float" office:value="14.7438966388729">
            <text:p>1.47E+001</text:p>
          </table:table-cell>
          <table:table-cell office:value-type="float" office:value="17.2436934275255">
            <text:p>1.72E+001</text:p>
          </table:table-cell>
          <table:table-cell office:value-type="float" office:value="18.6650018282975">
            <text:p>1.87E+001</text:p>
          </table:table-cell>
          <table:table-cell/>
          <table:table-cell table:formula="of:=2*[.A27]/PI()" office:value-type="float" office:value="0.62500000000203">
            <text:p>0.6250</text:p>
          </table:table-cell>
          <table:table-cell table:formula="of:=SQRT([.C27])" office:value-type="float" office:value="0.896725751559774">
            <text:p>0.8967</text:p>
          </table:table-cell>
          <table:table-cell table:formula="of:=SQRT([.D27])" office:value-type="float" office:value="1.96210343397158">
            <text:p>1.9621</text:p>
          </table:table-cell>
          <table:table-cell table:formula="of:=SQRT([.E27])" office:value-type="float" office:value="2.12785074312907">
            <text:p>2.1279</text:p>
          </table:table-cell>
          <table:table-cell table:formula="of:=SQRT([.F27])" office:value-type="float" office:value="3.30076452424839">
            <text:p>3.3008</text:p>
          </table:table-cell>
          <table:table-cell table:formula="of:=SQRT([.G27])" office:value-type="float" office:value="3.30679380015735">
            <text:p>3.3068</text:p>
          </table:table-cell>
          <table:table-cell table:formula="of:=SQRT([.H27])" office:value-type="float" office:value="3.82055960675226">
            <text:p>3.8206</text:p>
          </table:table-cell>
          <table:table-cell table:formula="of:=SQRT([.I27])" office:value-type="float" office:value="3.83977820178105">
            <text:p>3.8398</text:p>
          </table:table-cell>
          <table:table-cell table:formula="of:=SQRT([.J27])" office:value-type="float" office:value="4.15255263994636">
            <text:p>4.1526</text:p>
          </table:table-cell>
          <table:table-cell table:formula="of:=SQRT([.K27])" office:value-type="float" office:value="4.32030112703935">
            <text:p>4.3203</text:p>
          </table:table-cell>
          <table:table-cell table:formula="of:=[.$B$44]*[.A27]" office:value-type="float" office:value="1.9634954085">
            <text:p>1.9635</text:p>
          </table:table-cell>
          <table:table-cell table:formula="of:=[.$B$45]*[.A27]" office:value-type="float" office:value="0.98174770425">
            <text:p>0.9817</text:p>
          </table:table-cell>
          <table:table-cell/>
        </table:table-row>
        <table:table-row table:style-name="ro1">
          <table:table-cell office:value-type="float" office:value="1.02101761242">
            <text:p>1.0210</text:p>
          </table:table-cell>
          <table:table-cell office:value-type="float" office:value="0">
            <text:p>0.00E+000</text:p>
          </table:table-cell>
          <table:table-cell office:value-type="float" office:value="0.882174208881522">
            <text:p>8.82E-001</text:p>
          </table:table-cell>
          <table:table-cell office:value-type="float" office:value="4.16405304742095">
            <text:p>4.16E+000</text:p>
          </table:table-cell>
          <table:table-cell office:value-type="float" office:value="4.3594512695284">
            <text:p>4.36E+000</text:p>
          </table:table-cell>
          <table:table-cell office:value-type="float" office:value="10.9728312732661">
            <text:p>1.10E+001</text:p>
          </table:table-cell>
          <table:table-cell office:value-type="float" office:value="11.0156768283496">
            <text:p>1.10E+001</text:p>
          </table:table-cell>
          <table:table-cell office:value-type="float" office:value="14.4286822359595">
            <text:p>1.44E+001</text:p>
          </table:table-cell>
          <table:table-cell office:value-type="float" office:value="14.5701035390512">
            <text:p>1.46E+001</text:p>
          </table:table-cell>
          <table:table-cell office:value-type="float" office:value="17.5861820245928">
            <text:p>1.76E+001</text:p>
          </table:table-cell>
          <table:table-cell office:value-type="float" office:value="17.9902366212083">
            <text:p>1.80E+001</text:p>
          </table:table-cell>
          <table:table-cell/>
          <table:table-cell table:formula="of:=2*[.A28]/PI()" office:value-type="float" office:value="0.650000000002112">
            <text:p>0.6500</text:p>
          </table:table-cell>
          <table:table-cell table:formula="of:=SQRT([.C28])" office:value-type="float" office:value="0.939241294280401">
            <text:p>0.9392</text:p>
          </table:table-cell>
          <table:table-cell table:formula="of:=SQRT([.D28])" office:value-type="float" office:value="2.04060114853956">
            <text:p>2.0406</text:p>
          </table:table-cell>
          <table:table-cell table:formula="of:=SQRT([.E28])" office:value-type="float" office:value="2.08792990053028">
            <text:p>2.0879</text:p>
          </table:table-cell>
          <table:table-cell table:formula="of:=SQRT([.F28])" office:value-type="float" office:value="3.31252641850086">
            <text:p>3.3125</text:p>
          </table:table-cell>
          <table:table-cell table:formula="of:=SQRT([.G28])" office:value-type="float" office:value="3.31898731970305">
            <text:p>3.3190</text:p>
          </table:table-cell>
          <table:table-cell table:formula="of:=SQRT([.H28])" office:value-type="float" office:value="3.79851052860979">
            <text:p>3.7985</text:p>
          </table:table-cell>
          <table:table-cell table:formula="of:=SQRT([.I28])" office:value-type="float" office:value="3.81708049941984">
            <text:p>3.8171</text:p>
          </table:table-cell>
          <table:table-cell table:formula="of:=SQRT([.J28])" office:value-type="float" office:value="4.19358820398389">
            <text:p>4.1936</text:p>
          </table:table-cell>
          <table:table-cell table:formula="of:=SQRT([.K28])" office:value-type="float" office:value="4.24148990582417">
            <text:p>4.2415</text:p>
          </table:table-cell>
          <table:table-cell table:formula="of:=[.$B$44]*[.A28]" office:value-type="float" office:value="2.04203522484">
            <text:p>2.0420</text:p>
          </table:table-cell>
          <table:table-cell table:formula="of:=[.$B$45]*[.A28]" office:value-type="float" office:value="1.02101761242">
            <text:p>1.0210</text:p>
          </table:table-cell>
          <table:table-cell/>
        </table:table-row>
        <table:table-row table:style-name="ro1">
          <table:table-cell office:value-type="float" office:value="1.06028752059">
            <text:p>1.0603</text:p>
          </table:table-cell>
          <table:table-cell office:value-type="float" office:value="0">
            <text:p>0.00E+000</text:p>
          </table:table-cell>
          <table:table-cell office:value-type="float" office:value="0.963230183126684">
            <text:p>9.63E-001</text:p>
          </table:table-cell>
          <table:table-cell office:value-type="float" office:value="4.19439412653148">
            <text:p>4.19E+000</text:p>
          </table:table-cell>
          <table:table-cell office:value-type="float" office:value="4.49059160410426">
            <text:p>4.49E+000</text:p>
          </table:table-cell>
          <table:table-cell office:value-type="float" office:value="11.0536868868288">
            <text:p>1.11E+001</text:p>
          </table:table-cell>
          <table:table-cell office:value-type="float" office:value="11.0996299302053">
            <text:p>1.11E+001</text:p>
          </table:table-cell>
          <table:table-cell office:value-type="float" office:value="14.2633760933432">
            <text:p>1.43E+001</text:p>
          </table:table-cell>
          <table:table-cell office:value-type="float" office:value="14.3996149623789">
            <text:p>1.44E+001</text:p>
          </table:table-cell>
          <table:table-cell office:value-type="float" office:value="17.3280847730426">
            <text:p>1.73E+001</text:p>
          </table:table-cell>
          <table:table-cell office:value-type="float" office:value="17.9331898432541">
            <text:p>1.79E+001</text:p>
          </table:table-cell>
          <table:table-cell/>
          <table:table-cell table:formula="of:=2*[.A29]/PI()" office:value-type="float" office:value="0.675000000002193">
            <text:p>0.6750</text:p>
          </table:table-cell>
          <table:table-cell table:formula="of:=SQRT([.C29])" office:value-type="float" office:value="0.981442908745427">
            <text:p>0.9814</text:p>
          </table:table-cell>
          <table:table-cell table:formula="of:=SQRT([.D29])" office:value-type="float" office:value="2.04802200342952">
            <text:p>2.0480</text:p>
          </table:table-cell>
          <table:table-cell table:formula="of:=SQRT([.E29])" office:value-type="float" office:value="2.11910160306302">
            <text:p>2.1191</text:p>
          </table:table-cell>
          <table:table-cell table:formula="of:=SQRT([.F29])" office:value-type="float" office:value="3.32470854163622">
            <text:p>3.3247</text:p>
          </table:table-cell>
          <table:table-cell table:formula="of:=SQRT([.G29])" office:value-type="float" office:value="3.33161071108335">
            <text:p>3.3316</text:p>
          </table:table-cell>
          <table:table-cell table:formula="of:=SQRT([.H29])" office:value-type="float" office:value="3.77668850891137">
            <text:p>3.7767</text:p>
          </table:table-cell>
          <table:table-cell table:formula="of:=SQRT([.I29])" office:value-type="float" office:value="3.79468245870177">
            <text:p>3.7947</text:p>
          </table:table-cell>
          <table:table-cell table:formula="of:=SQRT([.J29])" office:value-type="float" office:value="4.16270161950657">
            <text:p>4.1627</text:p>
          </table:table-cell>
          <table:table-cell table:formula="of:=SQRT([.K29])" office:value-type="float" office:value="4.2347597149371">
            <text:p>4.2348</text:p>
          </table:table-cell>
          <table:table-cell table:formula="of:=[.$B$44]*[.A29]" office:value-type="float" office:value="2.12057504118">
            <text:p>2.1206</text:p>
          </table:table-cell>
          <table:table-cell table:formula="of:=[.$B$45]*[.A29]" office:value-type="float" office:value="1.06028752059">
            <text:p>1.0603</text:p>
          </table:table-cell>
          <table:table-cell/>
        </table:table-row>
        <table:table-row table:style-name="ro1">
          <table:table-cell office:value-type="float" office:value="1.09955742876">
            <text:p>1.0996</text:p>
          </table:table-cell>
          <table:table-cell office:value-type="float" office:value="0">
            <text:p>0.00E+000</text:p>
          </table:table-cell>
          <table:table-cell office:value-type="float" office:value="1.04726642799587">
            <text:p>1.05E+000</text:p>
          </table:table-cell>
          <table:table-cell office:value-type="float" office:value="4.03259416036565">
            <text:p>4.03E+000</text:p>
          </table:table-cell>
          <table:table-cell office:value-type="float" office:value="4.8294698306578">
            <text:p>4.83E+000</text:p>
          </table:table-cell>
          <table:table-cell office:value-type="float" office:value="11.1376148874415">
            <text:p>1.11E+001</text:p>
          </table:table-cell>
          <table:table-cell office:value-type="float" office:value="11.1867467631534">
            <text:p>1.12E+001</text:p>
          </table:table-cell>
          <table:table-cell office:value-type="float" office:value="14.1009856791829">
            <text:p>1.41E+001</text:p>
          </table:table-cell>
          <table:table-cell office:value-type="float" office:value="14.2324208783049">
            <text:p>1.42E+001</text:p>
          </table:table-cell>
          <table:table-cell office:value-type="float" office:value="16.6785244997773">
            <text:p>1.67E+001</text:p>
          </table:table-cell>
          <table:table-cell office:value-type="float" office:value="18.2844810437457">
            <text:p>1.83E+001</text:p>
          </table:table-cell>
          <table:table-cell/>
          <table:table-cell table:formula="of:=2*[.A30]/PI()" office:value-type="float" office:value="0.700000000002274">
            <text:p>0.7000</text:p>
          </table:table-cell>
          <table:table-cell table:formula="of:=SQRT([.C30])" office:value-type="float" office:value="1.02336036077028">
            <text:p>1.0234</text:p>
          </table:table-cell>
          <table:table-cell table:formula="of:=SQRT([.D30])" office:value-type="float" office:value="2.00813200770409">
            <text:p>2.0081</text:p>
          </table:table-cell>
          <table:table-cell table:formula="of:=SQRT([.E30])" office:value-type="float" office:value="2.19760547657167">
            <text:p>2.1976</text:p>
          </table:table-cell>
          <table:table-cell table:formula="of:=SQRT([.F30])" office:value-type="float" office:value="3.33730653183693">
            <text:p>3.3373</text:p>
          </table:table-cell>
          <table:table-cell table:formula="of:=SQRT([.G30])" office:value-type="float" office:value="3.34465943903911">
            <text:p>3.3447</text:p>
          </table:table-cell>
          <table:table-cell table:formula="of:=SQRT([.H30])" office:value-type="float" office:value="3.7551279178189">
            <text:p>3.7551</text:p>
          </table:table-cell>
          <table:table-cell table:formula="of:=SQRT([.I30])" office:value-type="float" office:value="3.77258808754745">
            <text:p>3.7726</text:p>
          </table:table-cell>
          <table:table-cell table:formula="of:=SQRT([.J30])" office:value-type="float" office:value="4.08393492844552">
            <text:p>4.0839</text:p>
          </table:table-cell>
          <table:table-cell table:formula="of:=SQRT([.K30])" office:value-type="float" office:value="4.27603566913861">
            <text:p>4.2760</text:p>
          </table:table-cell>
          <table:table-cell table:formula="of:=[.$B$44]*[.A30]" office:value-type="float" office:value="2.19911485752">
            <text:p>2.1991</text:p>
          </table:table-cell>
          <table:table-cell table:formula="of:=[.$B$45]*[.A30]" office:value-type="float" office:value="1.09955742876">
            <text:p>1.0996</text:p>
          </table:table-cell>
          <table:table-cell/>
        </table:table-row>
        <table:table-row table:style-name="ro1">
          <table:table-cell office:value-type="float" office:value="1.13882733693">
            <text:p>1.1388</text:p>
          </table:table-cell>
          <table:table-cell office:value-type="float" office:value="0">
            <text:p>0.00E+000</text:p>
          </table:table-cell>
          <table:table-cell office:value-type="float" office:value="1.13425213003978">
            <text:p>1.13E+000</text:p>
          </table:table-cell>
          <table:table-cell office:value-type="float" office:value="3.87407533789354">
            <text:p>3.87E+000</text:p>
          </table:table-cell>
          <table:table-cell office:value-type="float" office:value="5.1806870191086">
            <text:p>5.18E+000</text:p>
          </table:table-cell>
          <table:table-cell office:value-type="float" office:value="11.2246092257588">
            <text:p>1.12E+001</text:p>
          </table:table-cell>
          <table:table-cell office:value-type="float" office:value="11.2770212119779">
            <text:p>1.13E+001</text:p>
          </table:table-cell>
          <table:table-cell office:value-type="float" office:value="13.9416464359424">
            <text:p>1.39E+001</text:p>
          </table:table-cell>
          <table:table-cell office:value-type="float" office:value="14.0685044323329">
            <text:p>1.41E+001</text:p>
          </table:table-cell>
          <table:table-cell office:value-type="float" office:value="16.0415344308449">
            <text:p>1.60E+001</text:p>
          </table:table-cell>
          <table:table-cell office:value-type="float" office:value="18.6399128510854">
            <text:p>1.86E+001</text:p>
          </table:table-cell>
          <table:table-cell/>
          <table:table-cell table:formula="of:=2*[.A31]/PI()" office:value-type="float" office:value="0.725000000002355">
            <text:p>0.7250</text:p>
          </table:table-cell>
          <table:table-cell table:formula="of:=SQRT([.C31])" office:value-type="float" office:value="1.06501273703171">
            <text:p>1.0650</text:p>
          </table:table-cell>
          <table:table-cell table:formula="of:=SQRT([.D31])" office:value-type="float" office:value="1.96826709008039">
            <text:p>1.9683</text:p>
          </table:table-cell>
          <table:table-cell table:formula="of:=SQRT([.E31])" office:value-type="float" office:value="2.27611225977732">
            <text:p>2.2761</text:p>
          </table:table-cell>
          <table:table-cell table:formula="of:=SQRT([.F31])" office:value-type="float" office:value="3.3503147950243">
            <text:p>3.3503</text:p>
          </table:table-cell>
          <table:table-cell table:formula="of:=SQRT([.G31])" office:value-type="float" office:value="3.35812763485515">
            <text:p>3.3581</text:p>
          </table:table-cell>
          <table:table-cell table:formula="of:=SQRT([.H31])" office:value-type="float" office:value="3.73385142124621">
            <text:p>3.7339</text:p>
          </table:table-cell>
          <table:table-cell table:formula="of:=SQRT([.I31])" office:value-type="float" office:value="3.75080050553651">
            <text:p>3.7508</text:p>
          </table:table-cell>
          <table:table-cell table:formula="of:=SQRT([.J31])" office:value-type="float" office:value="4.00518843886838">
            <text:p>4.0052</text:p>
          </table:table-cell>
          <table:table-cell table:formula="of:=SQRT([.K31])" office:value-type="float" office:value="4.317396536234">
            <text:p>4.3174</text:p>
          </table:table-cell>
          <table:table-cell table:formula="of:=[.$B$44]*[.A31]" office:value-type="float" office:value="2.27765467386">
            <text:p>2.2777</text:p>
          </table:table-cell>
          <table:table-cell table:formula="of:=[.$B$45]*[.A31]" office:value-type="float" office:value="1.13882733693">
            <text:p>1.1388</text:p>
          </table:table-cell>
          <table:table-cell/>
        </table:table-row>
        <table:table-row table:style-name="ro1">
          <table:table-cell office:value-type="float" office:value="1.1780972451">
            <text:p>1.1781</text:p>
          </table:table-cell>
          <table:table-cell office:value-type="float" office:value="0">
            <text:p>0.00E+000</text:p>
          </table:table-cell>
          <table:table-cell office:value-type="float" office:value="1.22414885038418">
            <text:p>1.22E+000</text:p>
          </table:table-cell>
          <table:table-cell office:value-type="float" office:value="3.71887567622189">
            <text:p>3.72E+000</text:p>
          </table:table-cell>
          <table:table-cell office:value-type="float" office:value="5.54425274730899">
            <text:p>5.54E+000</text:p>
          </table:table-cell>
          <table:table-cell office:value-type="float" office:value="11.3146689794523">
            <text:p>1.13E+001</text:p>
          </table:table-cell>
          <table:table-cell office:value-type="float" office:value="11.3704616722035">
            <text:p>1.14E+001</text:p>
          </table:table-cell>
          <table:table-cell office:value-type="float" office:value="13.7854357765333">
            <text:p>1.38E+001</text:p>
          </table:table-cell>
          <table:table-cell office:value-type="float" office:value="13.9078629923558">
            <text:p>1.39E+001</text:p>
          </table:table-cell>
          <table:table-cell office:value-type="float" office:value="15.4171013955155">
            <text:p>1.54E+001</text:p>
          </table:table-cell>
          <table:table-cell office:value-type="float" office:value="18.9993910337855">
            <text:p>1.90E+001</text:p>
          </table:table-cell>
          <table:table-cell/>
          <table:table-cell table:formula="of:=2*[.A32]/PI()" office:value-type="float" office:value="0.750000000002437">
            <text:p>0.7500</text:p>
          </table:table-cell>
          <table:table-cell table:formula="of:=SQRT([.C32])" office:value-type="float" office:value="1.10641260404253">
            <text:p>1.1064</text:p>
          </table:table-cell>
          <table:table-cell table:formula="of:=SQRT([.D32])" office:value-type="float" office:value="1.92843866281038">
            <text:p>1.9284</text:p>
          </table:table-cell>
          <table:table-cell table:formula="of:=SQRT([.E32])" office:value-type="float" office:value="2.35462369547853">
            <text:p>2.3546</text:p>
          </table:table-cell>
          <table:table-cell table:formula="of:=SQRT([.F32])" office:value-type="float" office:value="3.36372843426045">
            <text:p>3.3637</text:p>
          </table:table-cell>
          <table:table-cell table:formula="of:=SQRT([.G32])" office:value-type="float" office:value="3.37201151721099">
            <text:p>3.3720</text:p>
          </table:table-cell>
          <table:table-cell table:formula="of:=SQRT([.H32])" office:value-type="float" office:value="3.71287432813626">
            <text:p>3.7129</text:p>
          </table:table-cell>
          <table:table-cell table:formula="of:=SQRT([.I32])" office:value-type="float" office:value="3.72932473677954">
            <text:p>3.7293</text:p>
          </table:table-cell>
          <table:table-cell table:formula="of:=SQRT([.J32])" office:value-type="float" office:value="3.92646168904212">
            <text:p>3.9265</text:p>
          </table:table-cell>
          <table:table-cell table:formula="of:=SQRT([.K32])" office:value-type="float" office:value="4.35882908976545">
            <text:p>4.3588</text:p>
          </table:table-cell>
          <table:table-cell table:formula="of:=[.$B$44]*[.A32]" office:value-type="float" office:value="2.3561944902">
            <text:p>2.3562</text:p>
          </table:table-cell>
          <table:table-cell table:formula="of:=[.$B$45]*[.A32]" office:value-type="float" office:value="1.1780972451">
            <text:p>1.1781</text:p>
          </table:table-cell>
          <table:table-cell/>
        </table:table-row>
        <table:table-row table:style-name="ro1">
          <table:table-cell office:value-type="float" office:value="1.21736715327">
            <text:p>1.2174</text:p>
          </table:table-cell>
          <table:table-cell office:value-type="float" office:value="0">
            <text:p>0.00E+000</text:p>
          </table:table-cell>
          <table:table-cell office:value-type="float" office:value="1.3169001799727">
            <text:p>1.32E+000</text:p>
          </table:table-cell>
          <table:table-cell office:value-type="float" office:value="3.56705016854908">
            <text:p>3.57E+000</text:p>
          </table:table-cell>
          <table:table-cell office:value-type="float" office:value="5.9201644107729">
            <text:p>5.92E+000</text:p>
          </table:table-cell>
          <table:table-cell office:value-type="float" office:value="11.4077797118465">
            <text:p>1.14E+001</text:p>
          </table:table-cell>
          <table:table-cell office:value-type="float" office:value="11.467065215492">
            <text:p>1.15E+001</text:p>
          </table:table-cell>
          <table:table-cell office:value-type="float" office:value="13.6324084488658">
            <text:p>1.36E+001</text:p>
          </table:table-cell>
          <table:table-cell office:value-type="float" office:value="13.7504849580102">
            <text:p>1.38E+001</text:p>
          </table:table-cell>
          <table:table-cell office:value-type="float" office:value="14.8052038079152">
            <text:p>1.48E+001</text:p>
          </table:table-cell>
          <table:table-cell office:value-type="float" office:value="19.362835801797">
            <text:p>1.94E+001</text:p>
          </table:table-cell>
          <table:table-cell/>
          <table:table-cell table:formula="of:=2*[.A33]/PI()" office:value-type="float" office:value="0.775000000002518">
            <text:p>0.7750</text:p>
          </table:table-cell>
          <table:table-cell table:formula="of:=SQRT([.C33])" office:value-type="float" office:value="1.14756271287137">
            <text:p>1.1476</text:p>
          </table:table-cell>
          <table:table-cell table:formula="of:=SQRT([.D33])" office:value-type="float" office:value="1.88866359327147">
            <text:p>1.8887</text:p>
          </table:table-cell>
          <table:table-cell table:formula="of:=SQRT([.E33])" office:value-type="float" office:value="2.43313879809042">
            <text:p>2.4331</text:p>
          </table:table-cell>
          <table:table-cell table:formula="of:=SQRT([.F33])" office:value-type="float" office:value="3.37754048263622">
            <text:p>3.3775</text:p>
          </table:table-cell>
          <table:table-cell table:formula="of:=SQRT([.G33])" office:value-type="float" office:value="3.38630554077627">
            <text:p>3.3863</text:p>
          </table:table-cell>
          <table:table-cell table:formula="of:=SQRT([.H33])" office:value-type="float" office:value="3.69220915562293">
            <text:p>3.6922</text:p>
          </table:table-cell>
          <table:table-cell table:formula="of:=SQRT([.I33])" office:value-type="float" office:value="3.708164634696">
            <text:p>3.7082</text:p>
          </table:table-cell>
          <table:table-cell table:formula="of:=SQRT([.J33])" office:value-type="float" office:value="3.8477530856222">
            <text:p>3.8478</text:p>
          </table:table-cell>
          <table:table-cell table:formula="of:=SQRT([.K33])" office:value-type="float" office:value="4.40032223840448">
            <text:p>4.4003</text:p>
          </table:table-cell>
          <table:table-cell table:formula="of:=[.$B$44]*[.A33]" office:value-type="float" office:value="2.43473430654">
            <text:p>2.4347</text:p>
          </table:table-cell>
          <table:table-cell table:formula="of:=[.$B$45]*[.A33]" office:value-type="float" office:value="1.21736715327">
            <text:p>1.2174</text:p>
          </table:table-cell>
          <table:table-cell/>
        </table:table-row>
        <table:table-row table:style-name="ro1">
          <table:table-cell office:value-type="float" office:value="1.25663706144">
            <text:p>1.2566</text:p>
          </table:table-cell>
          <table:table-cell office:value-type="float" office:value="0">
            <text:p>0.00E+000</text:p>
          </table:table-cell>
          <table:table-cell office:value-type="float" office:value="1.41242197805122">
            <text:p>1.41E+000</text:p>
          </table:table-cell>
          <table:table-cell office:value-type="float" office:value="3.41868147841714">
            <text:p>3.42E+000</text:p>
          </table:table-cell>
          <table:table-cell office:value-type="float" office:value="6.30843005741509">
            <text:p>6.31E+000</text:p>
          </table:table-cell>
          <table:table-cell office:value-type="float" office:value="11.5039327169609">
            <text:p>1.15E+001</text:p>
          </table:table-cell>
          <table:table-cell office:value-type="float" office:value="11.5668339301853">
            <text:p>1.16E+001</text:p>
          </table:table-cell>
          <table:table-cell office:value-type="float" office:value="13.4826108666186">
            <text:p>1.35E+001</text:p>
          </table:table-cell>
          <table:table-cell office:value-type="float" office:value="13.5963606150733">
            <text:p>1.36E+001</text:p>
          </table:table-cell>
          <table:table-cell office:value-type="float" office:value="14.2058254156665">
            <text:p>1.42E+001</text:p>
          </table:table-cell>
          <table:table-cell office:value-type="float" office:value="19.7301589744589">
            <text:p>1.97E+001</text:p>
          </table:table-cell>
          <table:table-cell/>
          <table:table-cell table:formula="of:=2*[.A34]/PI()" office:value-type="float" office:value="0.800000000002599">
            <text:p>0.8000</text:p>
          </table:table-cell>
          <table:table-cell table:formula="of:=SQRT([.C34])" office:value-type="float" office:value="1.18845360786664">
            <text:p>1.1885</text:p>
          </table:table-cell>
          <table:table-cell table:formula="of:=SQRT([.D34])" office:value-type="float" office:value="1.84896767911641">
            <text:p>1.8490</text:p>
          </table:table-cell>
          <table:table-cell table:formula="of:=SQRT([.E34])" office:value-type="float" office:value="2.51165882583903">
            <text:p>2.5117</text:p>
          </table:table-cell>
          <table:table-cell table:formula="of:=SQRT([.F34])" office:value-type="float" office:value="3.39174478947943">
            <text:p>3.3917</text:p>
          </table:table-cell>
          <table:table-cell table:formula="of:=SQRT([.G34])" office:value-type="float" office:value="3.40100484124697">
            <text:p>3.4010</text:p>
          </table:table-cell>
          <table:table-cell table:formula="of:=SQRT([.H34])" office:value-type="float" office:value="3.67186749034039">
            <text:p>3.6719</text:p>
          </table:table-cell>
          <table:table-cell table:formula="of:=SQRT([.I34])" office:value-type="float" office:value="3.68732431650286">
            <text:p>3.6873</text:p>
          </table:table-cell>
          <table:table-cell table:formula="of:=SQRT([.J34])" office:value-type="float" office:value="3.76906160942833">
            <text:p>3.7691</text:p>
          </table:table-cell>
          <table:table-cell table:formula="of:=SQRT([.K34])" office:value-type="float" office:value="4.44186435795364">
            <text:p>4.4419</text:p>
          </table:table-cell>
          <table:table-cell table:formula="of:=[.$B$44]*[.A34]" office:value-type="float" office:value="2.51327412288">
            <text:p>2.5133</text:p>
          </table:table-cell>
          <table:table-cell table:formula="of:=[.$B$45]*[.A34]" office:value-type="float" office:value="1.25663706144">
            <text:p>1.2566</text:p>
          </table:table-cell>
          <table:table-cell/>
        </table:table-row>
        <table:table-row table:style-name="ro1">
          <table:table-cell office:value-type="float" office:value="1.29590696961">
            <text:p>1.2959</text:p>
          </table:table-cell>
          <table:table-cell office:value-type="float" office:value="0">
            <text:p>0.00E+000</text:p>
          </table:table-cell>
          <table:table-cell office:value-type="float" office:value="1.51057862570475">
            <text:p>1.51E+000</text:p>
          </table:table-cell>
          <table:table-cell office:value-type="float" office:value="3.273899674424">
            <text:p>3.27E+000</text:p>
          </table:table-cell>
          <table:table-cell office:value-type="float" office:value="6.7090504121555">
            <text:p>6.71E+000</text:p>
          </table:table-cell>
          <table:table-cell office:value-type="float" office:value="11.6030951973277">
            <text:p>1.16E+001</text:p>
          </table:table-cell>
          <table:table-cell office:value-type="float" office:value="11.6697668448201">
            <text:p>1.17E+001</text:p>
          </table:table-cell>
          <table:table-cell office:value-type="float" office:value="13.3360892396163">
            <text:p>1.33E+001</text:p>
          </table:table-cell>
          <table:table-cell office:value-type="float" office:value="13.4454809582564">
            <text:p>1.34E+001</text:p>
          </table:table-cell>
          <table:table-cell office:value-type="float" office:value="13.6189559472472">
            <text:p>1.36E+001</text:p>
          </table:table-cell>
          <table:table-cell office:value-type="float" office:value="20.1012350544177">
            <text:p>2.01E+001</text:p>
          </table:table-cell>
          <table:table-cell/>
          <table:table-cell table:formula="of:=2*[.A35]/PI()" office:value-type="float" office:value="0.825000000002681">
            <text:p>0.8250</text:p>
          </table:table-cell>
          <table:table-cell table:formula="of:=SQRT([.C35])" office:value-type="float" office:value="1.22905598965415">
            <text:p>1.2291</text:p>
          </table:table-cell>
          <table:table-cell table:formula="of:=SQRT([.D35])" office:value-type="float" office:value="1.8093920731627">
            <text:p>1.8094</text:p>
          </table:table-cell>
          <table:table-cell table:formula="of:=SQRT([.E35])" office:value-type="float" office:value="2.59018347075173">
            <text:p>2.5902</text:p>
          </table:table-cell>
          <table:table-cell table:formula="of:=SQRT([.F35])" office:value-type="float" office:value="3.40633163349191">
            <text:p>3.4063</text:p>
          </table:table-cell>
          <table:table-cell table:formula="of:=SQRT([.G35])" office:value-type="float" office:value="3.41610404478846">
            <text:p>3.4161</text:p>
          </table:table-cell>
          <table:table-cell table:formula="of:=SQRT([.H35])" office:value-type="float" office:value="3.65186106521268">
            <text:p>3.6519</text:p>
          </table:table-cell>
          <table:table-cell table:formula="of:=SQRT([.I35])" office:value-type="float" office:value="3.66680800673506">
            <text:p>3.6668</text:p>
          </table:table-cell>
          <table:table-cell table:formula="of:=SQRT([.J35])" office:value-type="float" office:value="3.69038696443167">
            <text:p>3.6904</text:p>
          </table:table-cell>
          <table:table-cell table:formula="of:=SQRT([.K35])" office:value-type="float" office:value="4.48344009153883">
            <text:p>4.4834</text:p>
          </table:table-cell>
          <table:table-cell table:formula="of:=[.$B$44]*[.A35]" office:value-type="float" office:value="2.59181393922">
            <text:p>2.5918</text:p>
          </table:table-cell>
          <table:table-cell table:formula="of:=[.$B$45]*[.A35]" office:value-type="float" office:value="1.29590696961">
            <text:p>1.2959</text:p>
          </table:table-cell>
          <table:table-cell/>
        </table:table-row>
        <table:table-row table:style-name="ro1">
          <table:table-cell office:value-type="float" office:value="1.33517687778">
            <text:p>1.3352</text:p>
          </table:table-cell>
          <table:table-cell office:value-type="float" office:value="0">
            <text:p>0.00E+000</text:p>
          </table:table-cell>
          <table:table-cell office:value-type="float" office:value="1.61115719988836">
            <text:p>1.61E+000</text:p>
          </table:table-cell>
          <table:table-cell office:value-type="float" office:value="3.13291679020621">
            <text:p>3.13E+000</text:p>
          </table:table-cell>
          <table:table-cell office:value-type="float" office:value="7.12203372017598">
            <text:p>7.12E+000</text:p>
          </table:table-cell>
          <table:table-cell office:value-type="float" office:value="11.7052242494405">
            <text:p>1.17E+001</text:p>
          </table:table-cell>
          <table:table-cell office:value-type="float" office:value="11.7758644526686">
            <text:p>1.18E+001</text:p>
          </table:table-cell>
          <table:table-cell office:value-type="float" office:value="13.0445723763782">
            <text:p>1.30E+001</text:p>
          </table:table-cell>
          <table:table-cell office:value-type="float" office:value="13.1928998782408">
            <text:p>1.32E+001</text:p>
          </table:table-cell>
          <table:table-cell office:value-type="float" office:value="13.2978403649171">
            <text:p>1.33E+001</text:p>
          </table:table-cell>
          <table:table-cell office:value-type="float" office:value="20.4758773598675">
            <text:p>2.05E+001</text:p>
          </table:table-cell>
          <table:table-cell/>
          <table:table-cell table:formula="of:=2*[.A36]/PI()" office:value-type="float" office:value="0.850000000002762">
            <text:p>0.8500</text:p>
          </table:table-cell>
          <table:table-cell table:formula="of:=SQRT([.C36])" office:value-type="float" office:value="1.26931367277295">
            <text:p>1.2693</text:p>
          </table:table-cell>
          <table:table-cell table:formula="of:=SQRT([.D36])" office:value-type="float" office:value="1.77000474298975">
            <text:p>1.7700</text:p>
          </table:table-cell>
          <table:table-cell table:formula="of:=SQRT([.E36])" office:value-type="float" office:value="2.66871387004602">
            <text:p>2.6687</text:p>
          </table:table-cell>
          <table:table-cell table:formula="of:=SQRT([.F36])" office:value-type="float" office:value="3.42128985171389">
            <text:p>3.4213</text:p>
          </table:table-cell>
          <table:table-cell table:formula="of:=SQRT([.G36])" office:value-type="float" office:value="3.43159794449592">
            <text:p>3.4316</text:p>
          </table:table-cell>
          <table:table-cell table:formula="of:=SQRT([.H36])" office:value-type="float" office:value="3.61172706282994">
            <text:p>3.6117</text:p>
          </table:table-cell>
          <table:table-cell table:formula="of:=SQRT([.I36])" office:value-type="float" office:value="3.63220317138797">
            <text:p>3.6322</text:p>
          </table:table-cell>
          <table:table-cell table:formula="of:=SQRT([.J36])" office:value-type="float" office:value="3.6466204031839">
            <text:p>3.6466</text:p>
          </table:table-cell>
          <table:table-cell table:formula="of:=SQRT([.K36])" office:value-type="float" office:value="4.52502788498232">
            <text:p>4.5250</text:p>
          </table:table-cell>
          <table:table-cell table:formula="of:=[.$B$44]*[.A36]" office:value-type="float" office:value="2.67035375556">
            <text:p>2.6704</text:p>
          </table:table-cell>
          <table:table-cell table:formula="of:=[.$B$45]*[.A36]" office:value-type="float" office:value="1.33517687778">
            <text:p>1.3352</text:p>
          </table:table-cell>
          <table:table-cell/>
        </table:table-row>
        <table:table-row table:style-name="ro1">
          <table:table-cell office:value-type="float" office:value="1.37444678595">
            <text:p>1.3744</text:p>
          </table:table-cell>
          <table:table-cell office:value-type="float" office:value="0">
            <text:p>0.00E+000</text:p>
          </table:table-cell>
          <table:table-cell office:value-type="float" office:value="1.7137745289624">
            <text:p>1.71E+000</text:p>
          </table:table-cell>
          <table:table-cell office:value-type="float" office:value="2.99611674026236">
            <text:p>3.00E+000</text:p>
          </table:table-cell>
          <table:table-cell office:value-type="float" office:value="7.54738590313292">
            <text:p>7.55E+000</text:p>
          </table:table-cell>
          <table:table-cell office:value-type="float" office:value="11.8102305579523">
            <text:p>1.18E+001</text:p>
          </table:table-cell>
          <table:table-cell office:value-type="float" office:value="11.8851291101935">
            <text:p>1.19E+001</text:p>
          </table:table-cell>
          <table:table-cell office:value-type="float" office:value="12.482668689697">
            <text:p>1.25E+001</text:p>
          </table:table-cell>
          <table:table-cell office:value-type="float" office:value="13.0531434976609">
            <text:p>1.31E+001</text:p>
          </table:table-cell>
          <table:table-cell office:value-type="float" office:value="13.1534347835024">
            <text:p>1.32E+001</text:p>
          </table:table-cell>
          <table:table-cell office:value-type="float" office:value="20.8537525308952">
            <text:p>2.09E+001</text:p>
          </table:table-cell>
          <table:table-cell/>
          <table:table-cell table:formula="of:=2*[.A37]/PI()" office:value-type="float" office:value="0.875000000002843">
            <text:p>0.8750</text:p>
          </table:table-cell>
          <table:table-cell table:formula="of:=SQRT([.C37])" office:value-type="float" office:value="1.30911211474128">
            <text:p>1.3091</text:p>
          </table:table-cell>
          <table:table-cell table:formula="of:=SQRT([.D37])" office:value-type="float" office:value="1.73092944404512">
            <text:p>1.7309</text:p>
          </table:table-cell>
          <table:table-cell table:formula="of:=SQRT([.E37])" office:value-type="float" office:value="2.74725060799573">
            <text:p>2.7473</text:p>
          </table:table-cell>
          <table:table-cell table:formula="of:=SQRT([.F37])" office:value-type="float" office:value="3.43660160012072">
            <text:p>3.4366</text:p>
          </table:table-cell>
          <table:table-cell table:formula="of:=SQRT([.G37])" office:value-type="float" office:value="3.44748156052988">
            <text:p>3.4475</text:p>
          </table:table-cell>
          <table:table-cell table:formula="of:=SQRT([.H37])" office:value-type="float" office:value="3.53308203834796">
            <text:p>3.5331</text:p>
          </table:table-cell>
          <table:table-cell table:formula="of:=SQRT([.I37])" office:value-type="float" office:value="3.6129134362258">
            <text:p>3.6129</text:p>
          </table:table-cell>
          <table:table-cell table:formula="of:=SQRT([.J37])" office:value-type="float" office:value="3.62676643630416">
            <text:p>3.6268</text:p>
          </table:table-cell>
          <table:table-cell table:formula="of:=SQRT([.K37])" office:value-type="float" office:value="4.56659090908034">
            <text:p>4.5666</text:p>
          </table:table-cell>
          <table:table-cell table:formula="of:=[.$B$44]*[.A37]" office:value-type="float" office:value="2.7488935719">
            <text:p>2.7489</text:p>
          </table:table-cell>
          <table:table-cell table:formula="of:=[.$B$45]*[.A37]" office:value-type="float" office:value="1.37444678595">
            <text:p>1.3744</text:p>
          </table:table-cell>
          <table:table-cell/>
        </table:table-row>
        <table:table-row table:style-name="ro1">
          <table:table-cell office:value-type="float" office:value="1.41371669412">
            <text:p>1.4137</text:p>
          </table:table-cell>
          <table:table-cell office:value-type="float" office:value="0">
            <text:p>0.00E+000</text:p>
          </table:table-cell>
          <table:table-cell office:value-type="float" office:value="1.81770564490293">
            <text:p>1.82E+000</text:p>
          </table:table-cell>
          <table:table-cell office:value-type="float" office:value="2.86420977899798">
            <text:p>2.86E+000</text:p>
          </table:table-cell>
          <table:table-cell office:value-type="float" office:value="7.98511017511289">
            <text:p>7.99E+000</text:p>
          </table:table-cell>
          <table:table-cell office:value-type="float" office:value="11.9179320361199">
            <text:p>1.19E+001</text:p>
          </table:table-cell>
          <table:table-cell office:value-type="float" office:value="11.9332272502467">
            <text:p>1.19E+001</text:p>
          </table:table-cell>
          <table:table-cell office:value-type="float" office:value="11.99755720796">
            <text:p>1.20E+001</text:p>
          </table:table-cell>
          <table:table-cell office:value-type="float" office:value="12.9169999379657">
            <text:p>1.29E+001</text:p>
          </table:table-cell>
          <table:table-cell office:value-type="float" office:value="13.0122598077936">
            <text:p>1.30E+001</text:p>
          </table:table-cell>
          <table:table-cell office:value-type="float" office:value="21.234187799404">
            <text:p>2.12E+001</text:p>
          </table:table-cell>
          <table:table-cell/>
          <table:table-cell table:formula="of:=2*[.A38]/PI()" office:value-type="float" office:value="0.900000000002924">
            <text:p>0.9000</text:p>
          </table:table-cell>
          <table:table-cell table:formula="of:=SQRT([.C38])" office:value-type="float" office:value="1.34822314358675">
            <text:p>1.3482</text:p>
          </table:table-cell>
          <table:table-cell table:formula="of:=SQRT([.D38])" office:value-type="float" office:value="1.69239764210365">
            <text:p>1.6924</text:p>
          </table:table-cell>
          <table:table-cell table:formula="of:=SQRT([.E38])" office:value-type="float" office:value="2.82579372479891">
            <text:p>2.8258</text:p>
          </table:table-cell>
          <table:table-cell table:formula="of:=SQRT([.F38])" office:value-type="float" office:value="3.45223580250827">
            <text:p>3.4522</text:p>
          </table:table-cell>
          <table:table-cell table:formula="of:=SQRT([.G38])" office:value-type="float" office:value="3.4544503542889">
            <text:p>3.4545</text:p>
          </table:table-cell>
          <table:table-cell table:formula="of:=SQRT([.H38])" office:value-type="float" office:value="3.46374901053179">
            <text:p>3.4637</text:p>
          </table:table-cell>
          <table:table-cell table:formula="of:=SQRT([.I38])" office:value-type="float" office:value="3.59402280710149">
            <text:p>3.5940</text:p>
          </table:table-cell>
          <table:table-cell table:formula="of:=SQRT([.J38])" office:value-type="float" office:value="3.60725100426815">
            <text:p>3.6073</text:p>
          </table:table-cell>
          <table:table-cell table:formula="of:=SQRT([.K38])" office:value-type="float" office:value="4.60805683552232">
            <text:p>4.6081</text:p>
          </table:table-cell>
          <table:table-cell table:formula="of:=[.$B$44]*[.A38]" office:value-type="float" office:value="2.82743338824">
            <text:p>2.8274</text:p>
          </table:table-cell>
          <table:table-cell table:formula="of:=[.$B$45]*[.A38]" office:value-type="float" office:value="1.41371669412">
            <text:p>1.4137</text:p>
          </table:table-cell>
          <table:table-cell/>
        </table:table-row>
        <table:table-row table:style-name="ro1">
          <table:table-cell office:value-type="float" office:value="1.45298660229">
            <text:p>1.4530</text:p>
          </table:table-cell>
          <table:table-cell office:value-type="float" office:value="0">
            <text:p>0.00E+000</text:p>
          </table:table-cell>
          <table:table-cell office:value-type="float" office:value="1.92141571616967">
            <text:p>1.92E+000</text:p>
          </table:table-cell>
          <table:table-cell office:value-type="float" office:value="2.73875337353411">
            <text:p>2.74E+000</text:p>
          </table:table-cell>
          <table:table-cell office:value-type="float" office:value="8.4352131087256">
            <text:p>8.44E+000</text:p>
          </table:table-cell>
          <table:table-cell office:value-type="float" office:value="11.3962379596629">
            <text:p>1.14E+001</text:p>
          </table:table-cell>
          <table:table-cell office:value-type="float" office:value="12.0279126760582">
            <text:p>1.20E+001</text:p>
          </table:table-cell>
          <table:table-cell office:value-type="float" office:value="12.113141328886">
            <text:p>1.21E+001</text:p>
          </table:table-cell>
          <table:table-cell office:value-type="float" office:value="12.7848965136119">
            <text:p>1.28E+001</text:p>
          </table:table-cell>
          <table:table-cell office:value-type="float" office:value="12.8743202373311">
            <text:p>1.29E+001</text:p>
          </table:table-cell>
          <table:table-cell office:value-type="float" office:value="21.6156681270549">
            <text:p>2.16E+001</text:p>
          </table:table-cell>
          <table:table-cell/>
          <table:table-cell table:formula="of:=2*[.A39]/PI()" office:value-type="float" office:value="0.925000000003006">
            <text:p>0.9250</text:p>
          </table:table-cell>
          <table:table-cell table:formula="of:=SQRT([.C39])" office:value-type="float" office:value="1.38615140449003">
            <text:p>1.3862</text:p>
          </table:table-cell>
          <table:table-cell table:formula="of:=SQRT([.D39])" office:value-type="float" office:value="1.65491793558899">
            <text:p>1.6549</text:p>
          </table:table-cell>
          <table:table-cell table:formula="of:=SQRT([.E39])" office:value-type="float" office:value="2.90434383445308">
            <text:p>2.9043</text:p>
          </table:table-cell>
          <table:table-cell table:formula="of:=SQRT([.F39])" office:value-type="float" office:value="3.37583144716422">
            <text:p>3.3758</text:p>
          </table:table-cell>
          <table:table-cell table:formula="of:=SQRT([.G39])" office:value-type="float" office:value="3.46812812278586">
            <text:p>3.4681</text:p>
          </table:table-cell>
          <table:table-cell table:formula="of:=SQRT([.H39])" office:value-type="float" office:value="3.48039384680613">
            <text:p>3.4804</text:p>
          </table:table-cell>
          <table:table-cell table:formula="of:=SQRT([.I39])" office:value-type="float" office:value="3.57559736458285">
            <text:p>3.5756</text:p>
          </table:table-cell>
          <table:table-cell table:formula="of:=SQRT([.J39])" office:value-type="float" office:value="3.58808029973287">
            <text:p>3.5881</text:p>
          </table:table-cell>
          <table:table-cell table:formula="of:=SQRT([.K39])" office:value-type="float" office:value="4.64926533196965">
            <text:p>4.6493</text:p>
          </table:table-cell>
          <table:table-cell table:formula="of:=[.$B$44]*[.A39]" office:value-type="float" office:value="2.90597320458">
            <text:p>2.9060</text:p>
          </table:table-cell>
          <table:table-cell table:formula="of:=[.$B$45]*[.A39]" office:value-type="float" office:value="1.45298660229">
            <text:p>1.4530</text:p>
          </table:table-cell>
          <table:table-cell/>
        </table:table-row>
        <table:table-row table:style-name="ro1">
          <table:table-cell office:value-type="float" office:value="1.49225651046">
            <text:p>1.4923</text:p>
          </table:table-cell>
          <table:table-cell office:value-type="float" office:value="0">
            <text:p>0.00E+000</text:p>
          </table:table-cell>
          <table:table-cell office:value-type="float" office:value="2.0210820194372">
            <text:p>2.02E+000</text:p>
          </table:table-cell>
          <table:table-cell office:value-type="float" office:value="2.62355127628091">
            <text:p>2.62E+000</text:p>
          </table:table-cell>
          <table:table-cell office:value-type="float" office:value="8.89770523497318">
            <text:p>8.90E+000</text:p>
          </table:table-cell>
          <table:table-cell office:value-type="float" office:value="10.871691410415">
            <text:p>1.09E+001</text:p>
          </table:table-cell>
          <table:table-cell office:value-type="float" office:value="12.1389755407187">
            <text:p>1.21E+001</text:p>
          </table:table-cell>
          <table:table-cell office:value-type="float" office:value="12.2318553423161">
            <text:p>1.22E+001</text:p>
          </table:table-cell>
          <table:table-cell office:value-type="float" office:value="12.6580309315943">
            <text:p>1.27E+001</text:p>
          </table:table-cell>
          <table:table-cell office:value-type="float" office:value="12.7396418912734">
            <text:p>1.27E+001</text:p>
          </table:table-cell>
          <table:table-cell office:value-type="float" office:value="21.9938534176417">
            <text:p>2.20E+001</text:p>
          </table:table-cell>
          <table:table-cell/>
          <table:table-cell table:formula="of:=2*[.A40]/PI()" office:value-type="float" office:value="0.950000000003087">
            <text:p>0.9500</text:p>
          </table:table-cell>
          <table:table-cell table:formula="of:=SQRT([.C40])" office:value-type="float" office:value="1.42164764250401">
            <text:p>1.4216</text:p>
          </table:table-cell>
          <table:table-cell table:formula="of:=SQRT([.D40])" office:value-type="float" office:value="1.6197380270528">
            <text:p>1.6197</text:p>
          </table:table-cell>
          <table:table-cell table:formula="of:=SQRT([.E40])" office:value-type="float" office:value="2.98290214974832">
            <text:p>2.9829</text:p>
          </table:table-cell>
          <table:table-cell table:formula="of:=SQRT([.F40])" office:value-type="float" office:value="3.29722480434911">
            <text:p>3.2972</text:p>
          </table:table-cell>
          <table:table-cell table:formula="of:=SQRT([.G40])" office:value-type="float" office:value="3.4841032620631">
            <text:p>3.4841</text:p>
          </table:table-cell>
          <table:table-cell table:formula="of:=SQRT([.H40])" office:value-type="float" office:value="3.49740694548349">
            <text:p>3.4974</text:p>
          </table:table-cell>
          <table:table-cell table:formula="of:=SQRT([.I40])" office:value-type="float" office:value="3.55781266111558">
            <text:p>3.5578</text:p>
          </table:table-cell>
          <table:table-cell table:formula="of:=SQRT([.J40])" office:value-type="float" office:value="3.56926349423427">
            <text:p>3.5693</text:p>
          </table:table-cell>
          <table:table-cell table:formula="of:=SQRT([.K40])" office:value-type="float" office:value="4.68976048617002">
            <text:p>4.6898</text:p>
          </table:table-cell>
          <table:table-cell table:formula="of:=[.$B$44]*[.A40]" office:value-type="float" office:value="2.98451302092">
            <text:p>2.9845</text:p>
          </table:table-cell>
          <table:table-cell table:formula="of:=[.$B$45]*[.A40]" office:value-type="float" office:value="1.49225651046">
            <text:p>1.4923</text:p>
          </table:table-cell>
          <table:table-cell/>
        </table:table-row>
        <table:table-row table:style-name="ro1">
          <table:table-cell office:value-type="float" office:value="1.53152641863">
            <text:p>1.5315</text:p>
          </table:table-cell>
          <table:table-cell office:value-type="float" office:value="0">
            <text:p>0.00E+000</text:p>
          </table:table-cell>
          <table:table-cell office:value-type="float" office:value="2.10556102627481">
            <text:p>2.11E+000</text:p>
          </table:table-cell>
          <table:table-cell office:value-type="float" office:value="2.52975059949268">
            <text:p>2.53E+000</text:p>
          </table:table-cell>
          <table:table-cell office:value-type="float" office:value="9.37258999996092">
            <text:p>9.37E+000</text:p>
          </table:table-cell>
          <table:table-cell office:value-type="float" office:value="10.3595743534516">
            <text:p>1.04E+001</text:p>
          </table:table-cell>
          <table:table-cell office:value-type="float" office:value="12.2460535153997">
            <text:p>1.22E+001</text:p>
          </table:table-cell>
          <table:table-cell office:value-type="float" office:value="12.3535439363437">
            <text:p>1.24E+001</text:p>
          </table:table-cell>
          <table:table-cell office:value-type="float" office:value="12.5414746566516">
            <text:p>1.25E+001</text:p>
          </table:table-cell>
          <table:table-cell office:value-type="float" office:value="12.6083773768286">
            <text:p>1.26E+001</text:p>
          </table:table-cell>
          <table:table-cell office:value-type="float" office:value="22.3507747389834">
            <text:p>2.24E+001</text:p>
          </table:table-cell>
          <table:table-cell/>
          <table:table-cell table:formula="of:=2*[.A41]/PI()" office:value-type="float" office:value="0.975000000003168">
            <text:p>0.9750</text:p>
          </table:table-cell>
          <table:table-cell table:formula="of:=SQRT([.C41])" office:value-type="float" office:value="1.45105514239632">
            <text:p>1.4511</text:p>
          </table:table-cell>
          <table:table-cell table:formula="of:=SQRT([.D41])" office:value-type="float" office:value="1.59051897174874">
            <text:p>1.5905</text:p>
          </table:table-cell>
          <table:table-cell table:formula="of:=SQRT([.E41])" office:value-type="float" office:value="3.0614686018251">
            <text:p>3.0615</text:p>
          </table:table-cell>
          <table:table-cell table:formula="of:=SQRT([.F41])" office:value-type="float" office:value="3.218629266233">
            <text:p>3.2186</text:p>
          </table:table-cell>
          <table:table-cell table:formula="of:=SQRT([.G41])" office:value-type="float" office:value="3.49943617107095">
            <text:p>3.4994</text:p>
          </table:table-cell>
          <table:table-cell table:formula="of:=SQRT([.H41])" office:value-type="float" office:value="3.5147608647451">
            <text:p>3.5148</text:p>
          </table:table-cell>
          <table:table-cell table:formula="of:=SQRT([.I41])" office:value-type="float" office:value="3.54139445086983">
            <text:p>3.5414</text:p>
          </table:table-cell>
          <table:table-cell table:formula="of:=SQRT([.J41])" office:value-type="float" office:value="3.55082770306145">
            <text:p>3.5508</text:p>
          </table:table-cell>
          <table:table-cell table:formula="of:=SQRT([.K41])" office:value-type="float" office:value="4.7276605989626">
            <text:p>4.7277</text:p>
          </table:table-cell>
          <table:table-cell table:formula="of:=[.$B$44]*[.A41]" office:value-type="float" office:value="3.06305283726">
            <text:p>3.0631</text:p>
          </table:table-cell>
          <table:table-cell table:formula="of:=[.$B$45]*[.A41]" office:value-type="float" office:value="1.53152641863">
            <text:p>1.5315</text:p>
          </table:table-cell>
          <table:table-cell/>
        </table:table-row>
        <table:table-row table:style-name="ro1">
          <table:table-cell office:value-type="float" office:value="1.5707963268">
            <text:p>1.5708</text:p>
          </table:table-cell>
          <table:table-cell office:value-type="float" office:value="0">
            <text:p>0.00E+000</text:p>
          </table:table-cell>
          <table:table-cell office:value-type="float" office:value="2.14367006313453">
            <text:p>2.14E+000</text:p>
          </table:table-cell>
          <table:table-cell office:value-type="float" office:value="2.488529901435">
            <text:p>2.49E+000</text:p>
          </table:table-cell>
          <table:table-cell office:value-type="float" office:value="9.85987317936198">
            <text:p>9.86E+000</text:p>
          </table:table-cell>
          <table:table-cell office:value-type="float" office:value="9.85987556485858">
            <text:p>9.86E+000</text:p>
          </table:table-cell>
          <table:table-cell office:value-type="float" office:value="12.3106905110121">
            <text:p>1.23E+001</text:p>
          </table:table-cell>
          <table:table-cell office:value-type="float" office:value="12.4667940666795">
            <text:p>1.25E+001</text:p>
          </table:table-cell>
          <table:table-cell office:value-type="float" office:value="12.4735638519953">
            <text:p>1.25E+001</text:p>
          </table:table-cell>
          <table:table-cell office:value-type="float" office:value="12.4920411350131">
            <text:p>1.25E+001</text:p>
          </table:table-cell>
          <table:table-cell office:value-type="float" office:value="22.559487109507">
            <text:p>2.26E+001</text:p>
          </table:table-cell>
          <table:table-cell/>
          <table:table-cell table:formula="of:=2*[.A42]/PI()" office:value-type="float" office:value="1.00000000000325">
            <text:p>1.0000</text:p>
          </table:table-cell>
          <table:table-cell table:formula="of:=SQRT([.C42])" office:value-type="float" office:value="1.46412774822914">
            <text:p>1.4641</text:p>
          </table:table-cell>
          <table:table-cell table:formula="of:=SQRT([.D42])" office:value-type="float" office:value="1.57750749647506">
            <text:p>1.5775</text:p>
          </table:table-cell>
          <table:table-cell table:formula="of:=SQRT([.E42])" office:value-type="float" office:value="3.1400434995971">
            <text:p>3.1400</text:p>
          </table:table-cell>
          <table:table-cell table:formula="of:=SQRT([.F42])" office:value-type="float" office:value="3.14004387944796">
            <text:p>3.1400</text:p>
          </table:table-cell>
          <table:table-cell table:formula="of:=SQRT([.G42])" office:value-type="float" office:value="3.50865936092578">
            <text:p>3.5087</text:p>
          </table:table-cell>
          <table:table-cell table:formula="of:=SQRT([.H42])" office:value-type="float" office:value="3.5308347549382">
            <text:p>3.5308</text:p>
          </table:table-cell>
          <table:table-cell table:formula="of:=SQRT([.I42])" office:value-type="float" office:value="3.53179329123256">
            <text:p>3.5318</text:p>
          </table:table-cell>
          <table:table-cell table:formula="of:=SQRT([.J42])" office:value-type="float" office:value="3.53440817323255">
            <text:p>3.5344</text:p>
          </table:table-cell>
          <table:table-cell table:formula="of:=SQRT([.K42])" office:value-type="float" office:value="4.74968284304405">
            <text:p>4.7497</text:p>
          </table:table-cell>
          <table:table-cell table:formula="of:=[.$B$44]*[.A42]" office:value-type="float" office:value="3.1415926536">
            <text:p>3.1416</text:p>
          </table:table-cell>
          <table:table-cell table:formula="of:=[.$B$45]*[.A42]" office:value-type="float" office:value="1.5707963268">
            <text:p>1.5708</text:p>
          </table:table-cell>
          <table:table-cell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2" office:value-type="string">
            <text:p>Alpha</text:p>
          </table:table-cell>
          <table:table-cell table:style-name="ce2" office:value-type="float" office:value="2">
            <text:p>2.00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2" office:value-type="string">
            <text:p>Beta</text:p>
          </table:table-cell>
          <table:table-cell table:style-name="ce2" office:value-type="float" office:value="1">
            <text:p>1.00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Beta</text:p>
          </table:table-cell>
          <table:table-cell table:style-name="ce3" office:value-type="float" office:value="1">
            <text:p>1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nu</text:p>
          </table:table-cell>
          <table:table-cell table:style-name="ce3" office:value-type="float" office:value="0.333">
            <text:p>0.333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rho</text:p>
          </table:table-cell>
          <table:table-cell table:style-name="ce3" office:value-type="float" office:value="1">
            <text:p>1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J</text:p>
          </table:table-cell>
          <table:table-cell table:style-name="ce3" office:value-type="float" office:value="0.333">
            <text:p>0.333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eta</text:p>
          </table:table-cell>
          <table:table-cell table:style-name="ce5" office:value-type="float" office:value="100000000">
            <text:p>1.00E+008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mu_c</text:p>
          </table:table-cell>
          <table:table-cell table:style-name="ce5" office:value-type="float" office:value="0.0000001">
            <text:p>1.00E-007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9" number:min-integer-digits="1"/>
    </number:number-style>
    <number:number-style style:name="N125">
      <number:number number:decimal-places="10" number:min-integer-digits="1"/>
    </number:number-style>
    <number:number-style style:name="N126">
      <number:number number:decimal-places="11" number:min-integer-digits="1"/>
    </number:number-style>
    <number:number-style style:name="N127">
      <number:number number:decimal-places="12" number:min-integer-digits="1"/>
    </number:number-style>
    <number:number-style style:name="N128">
      <number:number number:decimal-places="13" number:min-integer-digits="1"/>
    </number:number-style>
    <number:number-style style:name="N129">
      <number:number number:decimal-places="8" number:min-integer-digits="1"/>
    </number:number-style>
    <number:number-style style:name="N130">
      <number:number number:decimal-places="7" number:min-integer-digits="1"/>
    </number:number-style>
    <number:number-style style:name="N131">
      <number:number number:decimal-places="6" number:min-integer-digits="1"/>
    </number:number-style>
    <number:number-style style:name="N132">
      <number:number number:decimal-places="5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Guarin</meta:initial-creator>
    <meta:creation-date>2012-08-22T17:23:01</meta:creation-date>
    <dc:date>2012-09-01T14:35:25</dc:date>
    <dc:creator>Nicolas Guarin</dc:creator>
    <meta:editing-duration>PT2H47M39S</meta:editing-duration>
    <meta:editing-cycles>24</meta:editing-cycles>
    <meta:generator>LibreOffice/3.5$Linux_X86_64 LibreOffice_project/350m1$Build-2</meta:generator>
    <meta:document-statistic meta:table-count="6" meta:cell-count="582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automatic" chart:symbol-width="0.15cm" chart:symbol-height="0.15cm">
        <chart:symbol-image xlink:href="Pictures/2000000D000000FD000000FDEDDD9018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15cm" chart:symbol-height="0.15cm">
        <chart:symbol-image xlink:href="Pictures/20000011000000DD000000DDAC1C8ECE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355cm" svg:height="18.641cm" xlink:href=".." xlink:type="simple" chart:class="chart:scatter" chart:style-name="ch1">
        <chart:legend chart:legend-position="end" svg:x="15.138cm" svg:y="6.531cm" style:legend-expansion="high" chart:style-name="ch2"/>
        <chart:plot-area chart:style-name="ch3" table:cell-range-address="4x4_2.M2:4x4_2.V42 4x4_2.W1:4x4_2.X42 4x4_2.N1:4x4_2.V1" chart:data-source-has-labels="row" svg:x="0.797cm" svg:y="1.623cm" svg:width="13.647cm" svg:height="16.226cm">
          <chartooo:coordinate-region svg:x="1.233cm" svg:y="1.822cm" svg:width="12.971cm" svg:height="15.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4x4_2.W2:4x4_2.W42" chart:label-cell-address="4x4_2.W1:4x4_2.W1" chart:class="chart:scatter">
            <chart:domain table:cell-range-address="4x4_2.M2:4x4_2.M42"/>
            <chart:data-point chart:repeated="41"/>
          </chart:series>
          <chart:series chart:style-name="ch8" chart:values-cell-range-address="4x4_2.X2:4x4_2.X42" chart:label-cell-address="4x4_2.X1:4x4_2.X1" chart:class="chart:scatter">
            <chart:data-point chart:repeated="41"/>
          </chart:series>
          <chart:series chart:style-name="ch9" chart:values-cell-range-address="4x4_2.N2:4x4_2.N42" chart:label-cell-address="4x4_2.N1:4x4_2.N1" chart:class="chart:scatter">
            <chart:data-point chart:repeated="41"/>
          </chart:series>
          <chart:series chart:style-name="ch10" chart:values-cell-range-address="4x4_2.O2:4x4_2.O42" chart:label-cell-address="4x4_2.O1:4x4_2.O1" chart:class="chart:scatter">
            <chart:data-point chart:repeated="41"/>
          </chart:series>
          <chart:series chart:style-name="ch11" chart:values-cell-range-address="4x4_2.P2:4x4_2.P42" chart:label-cell-address="4x4_2.P1:4x4_2.P1" chart:class="chart:scatter">
            <chart:data-point chart:repeated="41"/>
          </chart:series>
          <chart:series chart:style-name="ch12" chart:values-cell-range-address="4x4_2.Q2:4x4_2.Q42" chart:label-cell-address="4x4_2.Q1:4x4_2.Q1" chart:class="chart:scatter">
            <chart:data-point chart:repeated="41"/>
          </chart:series>
          <chart:series chart:style-name="ch13" chart:values-cell-range-address="4x4_2.R2:4x4_2.R42" chart:label-cell-address="4x4_2.R1:4x4_2.R1" chart:class="chart:scatter">
            <chart:data-point chart:repeated="41"/>
          </chart:series>
          <chart:series chart:style-name="ch14" chart:values-cell-range-address="4x4_2.S2:4x4_2.S42" chart:label-cell-address="4x4_2.S1:4x4_2.S1" chart:class="chart:scatter">
            <chart:data-point chart:repeated="41"/>
          </chart:series>
          <chart:series chart:style-name="ch15" chart:values-cell-range-address="4x4_2.T2:4x4_2.T42" chart:label-cell-address="4x4_2.T1:4x4_2.T1" chart:class="chart:scatter">
            <chart:data-point chart:repeated="41"/>
          </chart:series>
          <chart:series chart:style-name="ch16" chart:values-cell-range-address="4x4_2.U2:4x4_2.U42" chart:label-cell-address="4x4_2.U1:4x4_2.U1" chart:class="chart:scatter">
            <chart:data-point chart:repeated="41"/>
          </chart:series>
          <chart:series chart:style-name="ch17" chart:values-cell-range-address="4x4_2.V2:4x4_2.V42" chart:label-cell-address="4x4_2.V1:4x4_2.V1" chart:class="chart:scatter">
            <chart:data-point chart:repeated="4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Alpha</text:p>
                <draw:g>
                  <svg:desc>4x4_2.W1:4x4_2.W1</svg:desc>
                </draw:g>
              </table:table-cell>
              <table:table-cell office:value-type="string">
                <text:p>Beta</text:p>
                <draw:g>
                  <svg:desc>4x4_2.X1:4x4_2.X1</svg:desc>
                </draw:g>
              </table:table-cell>
              <table:table-cell office:value-type="string">
                <text:p>N = 1</text:p>
                <draw:g>
                  <svg:desc>4x4_2.N1:4x4_2.N1</svg:desc>
                </draw:g>
              </table:table-cell>
              <table:table-cell office:value-type="string">
                <text:p>N = 2</text:p>
                <draw:g>
                  <svg:desc>4x4_2.O1:4x4_2.O1</svg:desc>
                </draw:g>
              </table:table-cell>
              <table:table-cell office:value-type="string">
                <text:p>N = 3</text:p>
                <draw:g>
                  <svg:desc>4x4_2.P1:4x4_2.P1</svg:desc>
                </draw:g>
              </table:table-cell>
              <table:table-cell office:value-type="string">
                <text:p>N = 4</text:p>
                <draw:g>
                  <svg:desc>4x4_2.Q1:4x4_2.Q1</svg:desc>
                </draw:g>
              </table:table-cell>
              <table:table-cell office:value-type="string">
                <text:p>N = 5</text:p>
                <draw:g>
                  <svg:desc>4x4_2.R1:4x4_2.R1</svg:desc>
                </draw:g>
              </table:table-cell>
              <table:table-cell office:value-type="string">
                <text:p>N = 6</text:p>
                <draw:g>
                  <svg:desc>4x4_2.S1:4x4_2.S1</svg:desc>
                </draw:g>
              </table:table-cell>
              <table:table-cell office:value-type="string">
                <text:p>N = 7</text:p>
                <draw:g>
                  <svg:desc>4x4_2.T1:4x4_2.T1</svg:desc>
                </draw:g>
              </table:table-cell>
              <table:table-cell office:value-type="string">
                <text:p>N = 8</text:p>
                <draw:g>
                  <svg:desc>4x4_2.U1:4x4_2.U1</svg:desc>
                </draw:g>
              </table:table-cell>
              <table:table-cell office:value-type="string">
                <text:p>N = 9</text:p>
                <draw:g>
                  <svg:desc>4x4_2.V1:4x4_2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4x4_2.M2:4x4_2.M42</svg:desc>
                </draw:g>
              </table:table-cell>
              <table:table-cell office:value-type="float" office:value="0">
                <text:p>0</text:p>
                <draw:g>
                  <svg:desc>4x4_2.W2:4x4_2.W42</svg:desc>
                </draw:g>
              </table:table-cell>
              <table:table-cell office:value-type="float" office:value="0">
                <text:p>0</text:p>
                <draw:g>
                  <svg:desc>4x4_2.X2:4x4_2.X42</svg:desc>
                </draw:g>
              </table:table-cell>
              <table:table-cell office:value-type="float" office:value="NaN">
                <text:p>NaN</text:p>
                <draw:g>
                  <svg:desc>4x4_2.N2:4x4_2.N42</svg:desc>
                </draw:g>
              </table:table-cell>
              <table:table-cell office:value-type="float" office:value="0.000000304419073306295">
                <text:p>0.000000304419073306295</text:p>
                <draw:g>
                  <svg:desc>4x4_2.O2:4x4_2.O42</svg:desc>
                </draw:g>
              </table:table-cell>
              <table:table-cell office:value-type="float" office:value="0.090075928751898">
                <text:p>0.090075928751898</text:p>
                <draw:g>
                  <svg:desc>4x4_2.P2:4x4_2.P42</svg:desc>
                </draw:g>
              </table:table-cell>
              <table:table-cell office:value-type="float" office:value="3.09548772918319">
                <text:p>3.09548772918319</text:p>
                <draw:g>
                  <svg:desc>4x4_2.Q2:4x4_2.Q42</svg:desc>
                </draw:g>
              </table:table-cell>
              <table:table-cell office:value-type="float" office:value="3.15338671762031">
                <text:p>3.15338671762031</text:p>
                <draw:g>
                  <svg:desc>4x4_2.R2:4x4_2.R42</svg:desc>
                </draw:g>
              </table:table-cell>
              <table:table-cell office:value-type="float" office:value="3.15338671762039">
                <text:p>3.15338671762039</text:p>
                <draw:g>
                  <svg:desc>4x4_2.S2:4x4_2.S42</svg:desc>
                </draw:g>
              </table:table-cell>
              <table:table-cell office:value-type="float" office:value="3.16545392332381">
                <text:p>3.16545392332381</text:p>
                <draw:g>
                  <svg:desc>4x4_2.T2:4x4_2.T42</svg:desc>
                </draw:g>
              </table:table-cell>
              <table:table-cell office:value-type="float" office:value="4.44862428127375">
                <text:p>4.44862428127375</text:p>
                <draw:g>
                  <svg:desc>4x4_2.U2:4x4_2.U42</svg:desc>
                </draw:g>
              </table:table-cell>
              <table:table-cell office:value-type="float" office:value="4.49188736051441">
                <text:p>4.49188736051441</text:p>
                <draw:g>
                  <svg:desc>4x4_2.V2:4x4_2.V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0000000000812">
                <text:p>0.0250000000000812</text:p>
              </table:table-cell>
              <table:table-cell office:value-type="float" office:value="0.07853981634">
                <text:p>0.07853981634</text:p>
              </table:table-cell>
              <table:table-cell office:value-type="float" office:value="0.03926990817">
                <text:p>0.03926990817</text:p>
              </table:table-cell>
              <table:table-cell office:value-type="float" office:value="NaN">
                <text:p>NaN</text:p>
              </table:table-cell>
              <table:table-cell office:value-type="float" office:value="0.0784810070435168">
                <text:p>0.0784810070435168</text:p>
              </table:table-cell>
              <table:table-cell office:value-type="float" office:value="0.228704635030835">
                <text:p>0.228704635030835</text:p>
              </table:table-cell>
              <table:table-cell office:value-type="float" office:value="3.0771270508652">
                <text:p>3.0771270508652</text:p>
              </table:table-cell>
              <table:table-cell office:value-type="float" office:value="3.15363044158876">
                <text:p>3.15363044158876</text:p>
              </table:table-cell>
              <table:table-cell office:value-type="float" office:value="3.15363846572054">
                <text:p>3.15363846572054</text:p>
              </table:table-cell>
              <table:table-cell office:value-type="float" office:value="3.18383624524445">
                <text:p>3.18383624524445</text:p>
              </table:table-cell>
              <table:table-cell office:value-type="float" office:value="4.435487955009">
                <text:p>4.435487955009</text:p>
              </table:table-cell>
              <table:table-cell office:value-type="float" office:value="4.46621468709577">
                <text:p>4.466214687095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00000000001625">
                <text:p>0.0500000000001625</text:p>
              </table:table-cell>
              <table:table-cell office:value-type="float" office:value="0.15707963268">
                <text:p>0.15707963268</text:p>
              </table:table-cell>
              <table:table-cell office:value-type="float" office:value="0.07853981634">
                <text:p>0.07853981634</text:p>
              </table:table-cell>
              <table:table-cell office:value-type="float" office:value="NaN">
                <text:p>NaN</text:p>
              </table:table-cell>
              <table:table-cell office:value-type="float" office:value="0.156962014327753">
                <text:p>0.156962014327753</text:p>
              </table:table-cell>
              <table:table-cell office:value-type="float" office:value="0.433680444051557">
                <text:p>0.433680444051557</text:p>
              </table:table-cell>
              <table:table-cell office:value-type="float" office:value="3.0426790119253">
                <text:p>3.0426790119253</text:p>
              </table:table-cell>
              <table:table-cell office:value-type="float" office:value="3.15435349122691">
                <text:p>3.15435349122691</text:p>
              </table:table-cell>
              <table:table-cell office:value-type="float" office:value="3.15439352102487">
                <text:p>3.15439352102487</text:p>
              </table:table-cell>
              <table:table-cell office:value-type="float" office:value="3.21835725122538">
                <text:p>3.21835725122538</text:p>
              </table:table-cell>
              <table:table-cell office:value-type="float" office:value="4.41086343684809">
                <text:p>4.41086343684809</text:p>
              </table:table-cell>
              <table:table-cell office:value-type="float" office:value="4.43731761293575">
                <text:p>4.437317612935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0000000002437">
                <text:p>0.0750000000002437</text:p>
              </table:table-cell>
              <table:table-cell office:value-type="float" office:value="0.23561944902">
                <text:p>0.23561944902</text:p>
              </table:table-cell>
              <table:table-cell office:value-type="float" office:value="0.11780972451">
                <text:p>0.11780972451</text:p>
              </table:table-cell>
              <table:table-cell office:value-type="float" office:value="NaN">
                <text:p>NaN</text:p>
              </table:table-cell>
              <table:table-cell office:value-type="float" office:value="0.235443023072228">
                <text:p>0.235443023072228</text:p>
              </table:table-cell>
              <table:table-cell office:value-type="float" office:value="0.646261205920379">
                <text:p>0.646261205920379</text:p>
              </table:table-cell>
              <table:table-cell office:value-type="float" office:value="3.00475758733217">
                <text:p>3.00475758733217</text:p>
              </table:table-cell>
              <table:table-cell office:value-type="float" office:value="3.15555700888844">
                <text:p>3.15555700888844</text:p>
              </table:table-cell>
              <table:table-cell office:value-type="float" office:value="3.15565151789265">
                <text:p>3.15565151789265</text:p>
              </table:table-cell>
              <table:table-cell office:value-type="float" office:value="3.25640136377101">
                <text:p>3.25640136377101</text:p>
              </table:table-cell>
              <table:table-cell office:value-type="float" office:value="4.38391110138897">
                <text:p>4.38391110138897</text:p>
              </table:table-cell>
              <table:table-cell office:value-type="float" office:value="4.40856995485698">
                <text:p>4.408569954856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0000000000325">
                <text:p>0.100000000000325</text:p>
              </table:table-cell>
              <table:table-cell office:value-type="float" office:value="0.31415926536">
                <text:p>0.31415926536</text:p>
              </table:table-cell>
              <table:table-cell office:value-type="float" office:value="0.15707963268">
                <text:p>0.15707963268</text:p>
              </table:table-cell>
              <table:table-cell office:value-type="float" office:value="NaN">
                <text:p>NaN</text:p>
              </table:table-cell>
              <table:table-cell office:value-type="float" office:value="0.313924036430848">
                <text:p>0.313924036430848</text:p>
              </table:table-cell>
              <table:table-cell office:value-type="float" office:value="0.860660281989489">
                <text:p>0.860660281989489</text:p>
              </table:table-cell>
              <table:table-cell office:value-type="float" office:value="2.96576046495561">
                <text:p>2.96576046495561</text:p>
              </table:table-cell>
              <table:table-cell office:value-type="float" office:value="3.15724101820728">
                <text:p>3.15724101820728</text:p>
              </table:table-cell>
              <table:table-cell office:value-type="float" office:value="3.15741181681263">
                <text:p>3.15741181681263</text:p>
              </table:table-cell>
              <table:table-cell office:value-type="float" office:value="3.29557013303098">
                <text:p>3.29557013303098</text:p>
              </table:table-cell>
              <table:table-cell office:value-type="float" office:value="4.35640073043216">
                <text:p>4.35640073043216</text:p>
              </table:table-cell>
              <table:table-cell office:value-type="float" office:value="4.38004165939451">
                <text:p>4.38004165939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000000000406">
                <text:p>0.125000000000406</text:p>
              </table:table-cell>
              <table:table-cell office:value-type="float" office:value="0.3926990817">
                <text:p>0.3926990817</text:p>
              </table:table-cell>
              <table:table-cell office:value-type="float" office:value="0.19634954085">
                <text:p>0.19634954085</text:p>
              </table:table-cell>
              <table:table-cell office:value-type="float" office:value="NaN">
                <text:p>NaN</text:p>
              </table:table-cell>
              <table:table-cell office:value-type="float" office:value="0.392405060475087">
                <text:p>0.392405060475087</text:p>
              </table:table-cell>
              <table:table-cell office:value-type="float" office:value="1.07559084539854">
                <text:p>1.07559084539854</text:p>
              </table:table-cell>
              <table:table-cell office:value-type="float" office:value="2.92631547228056">
                <text:p>2.92631547228056</text:p>
              </table:table-cell>
              <table:table-cell office:value-type="float" office:value="3.15940492691567">
                <text:p>3.15940492691567</text:p>
              </table:table-cell>
              <table:table-cell office:value-type="float" office:value="3.15967352470185">
                <text:p>3.15967352470185</text:p>
              </table:table-cell>
              <table:table-cell office:value-type="float" office:value="3.33523528891753">
                <text:p>3.33523528891753</text:p>
              </table:table-cell>
              <table:table-cell office:value-type="float" office:value="4.32880000216336">
                <text:p>4.32880000216336</text:p>
              </table:table-cell>
              <table:table-cell office:value-type="float" office:value="4.35174811004921">
                <text:p>4.351748110049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0000000000487">
                <text:p>0.150000000000487</text:p>
              </table:table-cell>
              <table:table-cell office:value-type="float" office:value="0.47123889804">
                <text:p>0.47123889804</text:p>
              </table:table-cell>
              <table:table-cell office:value-type="float" office:value="0.23561944902">
                <text:p>0.23561944902</text:p>
              </table:table-cell>
              <table:table-cell office:value-type="float" office:value="NaN">
                <text:p>NaN</text:p>
              </table:table-cell>
              <table:table-cell office:value-type="float" office:value="0.470886105152489">
                <text:p>0.470886105152489</text:p>
              </table:table-cell>
              <table:table-cell office:value-type="float" office:value="1.2906994561296">
                <text:p>1.2906994561296</text:p>
              </table:table-cell>
              <table:table-cell office:value-type="float" office:value="2.88664982962903">
                <text:p>2.88664982962903</text:p>
              </table:table-cell>
              <table:table-cell office:value-type="float" office:value="3.16204788225846">
                <text:p>3.16204788225846</text:p>
              </table:table-cell>
              <table:table-cell office:value-type="float" office:value="3.16243549811149">
                <text:p>3.16243549811149</text:p>
              </table:table-cell>
              <table:table-cell office:value-type="float" office:value="3.37516914542478">
                <text:p>3.37516914542478</text:p>
              </table:table-cell>
              <table:table-cell office:value-type="float" office:value="4.30128042382021">
                <text:p>4.30128042382021</text:p>
              </table:table-cell>
              <table:table-cell office:value-type="float" office:value="4.32369538514741">
                <text:p>4.32369538514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000000000569">
                <text:p>0.175000000000569</text:p>
              </table:table-cell>
              <table:table-cell office:value-type="float" office:value="0.54977871438">
                <text:p>0.54977871438</text:p>
              </table:table-cell>
              <table:table-cell office:value-type="float" office:value="0.27488935719">
                <text:p>0.27488935719</text:p>
              </table:table-cell>
              <table:table-cell office:value-type="float" office:value="NaN">
                <text:p>NaN</text:p>
              </table:table-cell>
              <table:table-cell office:value-type="float" office:value="0.54936718525578">
                <text:p>0.54936718525578</text:p>
              </table:table-cell>
              <table:table-cell office:value-type="float" office:value="1.50587248859748">
                <text:p>1.50587248859748</text:p>
              </table:table-cell>
              <table:table-cell office:value-type="float" office:value="2.84686455540665">
                <text:p>2.84686455540665</text:p>
              </table:table-cell>
              <table:table-cell office:value-type="float" office:value="3.16516882610569">
                <text:p>3.16516882610569</text:p>
              </table:table-cell>
              <table:table-cell office:value-type="float" office:value="3.16569634690193">
                <text:p>3.16569634690193</text:p>
              </table:table-cell>
              <table:table-cell office:value-type="float" office:value="3.41527019949345">
                <text:p>3.41527019949345</text:p>
              </table:table-cell>
              <table:table-cell office:value-type="float" office:value="4.27392016464573">
                <text:p>4.27392016464573</text:p>
              </table:table-cell>
              <table:table-cell office:value-type="float" office:value="4.29588695297967">
                <text:p>4.295886952979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000000000065">
                <text:p>0.20000000000065</text:p>
              </table:table-cell>
              <table:table-cell office:value-type="float" office:value="0.62831853072">
                <text:p>0.62831853072</text:p>
              </table:table-cell>
              <table:table-cell office:value-type="float" office:value="0.31415926536">
                <text:p>0.31415926536</text:p>
              </table:table-cell>
              <table:table-cell office:value-type="float" office:value="NaN">
                <text:p>NaN</text:p>
              </table:table-cell>
              <table:table-cell office:value-type="float" office:value="0.627848321377502">
                <text:p>0.627848321377502</text:p>
              </table:table-cell>
              <table:table-cell office:value-type="float" office:value="1.72106784444729">
                <text:p>1.72106784444729</text:p>
              </table:table-cell>
              <table:table-cell office:value-type="float" office:value="2.80701160443587">
                <text:p>2.80701160443587</text:p>
              </table:table-cell>
              <table:table-cell office:value-type="float" office:value="3.1687665115149">
                <text:p>3.1687665115149</text:p>
              </table:table-cell>
              <table:table-cell office:value-type="float" office:value="3.16945443871296">
                <text:p>3.16945443871296</text:p>
              </table:table-cell>
              <table:table-cell office:value-type="float" office:value="3.45548618542763">
                <text:p>3.45548618542763</text:p>
              </table:table-cell>
              <table:table-cell office:value-type="float" office:value="4.24676109793841">
                <text:p>4.24676109793841</text:p>
              </table:table-cell>
              <table:table-cell office:value-type="float" office:value="4.26832537151597">
                <text:p>4.268325371515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000000000731">
                <text:p>0.225000000000731</text:p>
              </table:table-cell>
              <table:table-cell office:value-type="float" office:value="0.70685834706">
                <text:p>0.70685834706</text:p>
              </table:table-cell>
              <table:table-cell office:value-type="float" office:value="0.35342917353">
                <text:p>0.35342917353</text:p>
              </table:table-cell>
              <table:table-cell office:value-type="float" office:value="NaN">
                <text:p>NaN</text:p>
              </table:table-cell>
              <table:table-cell office:value-type="float" office:value="0.706329540868014">
                <text:p>0.706329540868014</text:p>
              </table:table-cell>
              <table:table-cell office:value-type="float" office:value="1.93626657345201">
                <text:p>1.93626657345201</text:p>
              </table:table-cell>
              <table:table-cell office:value-type="float" office:value="2.76712181771849">
                <text:p>2.76712181771849</text:p>
              </table:table-cell>
              <table:table-cell office:value-type="float" office:value="3.17283951478539">
                <text:p>3.17283951478539</text:p>
              </table:table-cell>
              <table:table-cell office:value-type="float" office:value="3.17370790432971">
                <text:p>3.17370790432971</text:p>
              </table:table-cell>
              <table:table-cell office:value-type="float" office:value="3.49578685750813">
                <text:p>3.49578685750813</text:p>
              </table:table-cell>
              <table:table-cell office:value-type="float" office:value="4.21982904721454">
                <text:p>4.21982904721454</text:p>
              </table:table-cell>
              <table:table-cell office:value-type="float" office:value="4.24101286074874">
                <text:p>4.241012860748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000000000812">
                <text:p>0.250000000000812</text:p>
              </table:table-cell>
              <table:table-cell office:value-type="float" office:value="0.7853981634">
                <text:p>0.7853981634</text:p>
              </table:table-cell>
              <table:table-cell office:value-type="float" office:value="0.3926990817">
                <text:p>0.3926990817</text:p>
              </table:table-cell>
              <table:table-cell office:value-type="float" office:value="NaN">
                <text:p>NaN</text:p>
              </table:table-cell>
              <table:table-cell office:value-type="float" office:value="0.784810878782607">
                <text:p>0.784810878782607</text:p>
              </table:table-cell>
              <table:table-cell office:value-type="float" office:value="2.15145412875306">
                <text:p>2.15145412875306</text:p>
              </table:table-cell>
              <table:table-cell office:value-type="float" office:value="2.72721945358991">
                <text:p>2.72721945358991</text:p>
              </table:table-cell>
              <table:table-cell office:value-type="float" office:value="3.17738625335972">
                <text:p>3.17738625335972</text:p>
              </table:table-cell>
              <table:table-cell office:value-type="float" office:value="3.17845464418624">
                <text:p>3.17845464418624</text:p>
              </table:table-cell>
              <table:table-cell office:value-type="float" office:value="3.5361525383914">
                <text:p>3.5361525383914</text:p>
              </table:table-cell>
              <table:table-cell office:value-type="float" office:value="4.19314238217506">
                <text:p>4.19314238217506</text:p>
              </table:table-cell>
              <table:table-cell office:value-type="float" office:value="4.21395153406575">
                <text:p>4.213951534065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000000000893">
                <text:p>0.275000000000893</text:p>
              </table:table-cell>
              <table:table-cell office:value-type="float" office:value="0.86393797974">
                <text:p>0.86393797974</text:p>
              </table:table-cell>
              <table:table-cell office:value-type="float" office:value="0.43196898987">
                <text:p>0.43196898987</text:p>
              </table:table-cell>
              <table:table-cell office:value-type="float" office:value="0.174751906907887">
                <text:p>0.174751906907887</text:p>
              </table:table-cell>
              <table:table-cell office:value-type="float" office:value="0.863292378825828">
                <text:p>0.863292378825828</text:p>
              </table:table-cell>
              <table:table-cell office:value-type="float" office:value="2.36659522761883">
                <text:p>2.36659522761883</text:p>
              </table:table-cell>
              <table:table-cell office:value-type="float" office:value="2.68734688936907">
                <text:p>2.68734688936907</text:p>
              </table:table-cell>
              <table:table-cell office:value-type="float" office:value="3.18240502465972">
                <text:p>3.18240502465972</text:p>
              </table:table-cell>
              <table:table-cell office:value-type="float" office:value="3.18369233680438">
                <text:p>3.18369233680438</text:p>
              </table:table-cell>
              <table:table-cell office:value-type="float" office:value="3.57656844599136">
                <text:p>3.57656844599136</text:p>
              </table:table-cell>
              <table:table-cell office:value-type="float" office:value="4.16671639600108">
                <text:p>4.16671639600108</text:p>
              </table:table-cell>
              <table:table-cell office:value-type="float" office:value="4.18714350564674">
                <text:p>4.187143505646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0000000000975">
                <text:p>0.300000000000975</text:p>
              </table:table-cell>
              <table:table-cell office:value-type="float" office:value="0.94247779608">
                <text:p>0.94247779608</text:p>
              </table:table-cell>
              <table:table-cell office:value-type="float" office:value="0.47123889804">
                <text:p>0.47123889804</text:p>
              </table:table-cell>
              <table:table-cell office:value-type="float" office:value="0.256734443918875">
                <text:p>0.256734443918875</text:p>
              </table:table-cell>
              <table:table-cell office:value-type="float" office:value="0.941774094284475">
                <text:p>0.941774094284475</text:p>
              </table:table-cell>
              <table:table-cell office:value-type="float" office:value="2.58116226833519">
                <text:p>2.58116226833519</text:p>
              </table:table-cell>
              <table:table-cell office:value-type="float" office:value="2.64803645477473">
                <text:p>2.64803645477473</text:p>
              </table:table-cell>
              <table:table-cell office:value-type="float" office:value="3.1878941176542">
                <text:p>3.1878941176542</text:p>
              </table:table-cell>
              <table:table-cell office:value-type="float" office:value="3.18941845225467">
                <text:p>3.18941845225467</text:p>
              </table:table-cell>
              <table:table-cell office:value-type="float" office:value="3.61702119418266">
                <text:p>3.61702119418266</text:p>
              </table:table-cell>
              <table:table-cell office:value-type="float" office:value="4.14056620104885">
                <text:p>4.14056620104885</text:p>
              </table:table-cell>
              <table:table-cell office:value-type="float" office:value="4.16059094758572">
                <text:p>4.160590947585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000000001056">
                <text:p>0.325000000001056</text:p>
              </table:table-cell>
              <table:table-cell office:value-type="float" office:value="1.02101761242">
                <text:p>1.02101761242</text:p>
              </table:table-cell>
              <table:table-cell office:value-type="float" office:value="0.51050880621">
                <text:p>0.51050880621</text:p>
              </table:table-cell>
              <table:table-cell office:value-type="float" office:value="0.323025767333548">
                <text:p>0.323025767333548</text:p>
              </table:table-cell>
              <table:table-cell office:value-type="float" office:value="1.02025608895679">
                <text:p>1.02025608895679</text:p>
              </table:table-cell>
              <table:table-cell office:value-type="float" office:value="2.60697968840444">
                <text:p>2.60697968840444</text:p>
              </table:table-cell>
              <table:table-cell office:value-type="float" office:value="2.79746593710169">
                <text:p>2.79746593710169</text:p>
              </table:table-cell>
              <table:table-cell office:value-type="float" office:value="3.193852264914">
                <text:p>3.193852264914</text:p>
              </table:table-cell>
              <table:table-cell office:value-type="float" office:value="3.19563028685818">
                <text:p>3.19563028685818</text:p>
              </table:table-cell>
              <table:table-cell office:value-type="float" office:value="3.65749575387156">
                <text:p>3.65749575387156</text:p>
              </table:table-cell>
              <table:table-cell office:value-type="float" office:value="4.11470955755706">
                <text:p>4.11470955755706</text:p>
              </table:table-cell>
              <table:table-cell office:value-type="float" office:value="4.1342961272644">
                <text:p>4.13429612726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0000000001137">
                <text:p>0.350000000001137</text:p>
              </table:table-cell>
              <table:table-cell office:value-type="float" office:value="1.09955742876">
                <text:p>1.09955742876</text:p>
              </table:table-cell>
              <table:table-cell office:value-type="float" office:value="0.54977871438">
                <text:p>0.54977871438</text:p>
              </table:table-cell>
              <table:table-cell office:value-type="float" office:value="0.381888891952182">
                <text:p>0.381888891952182</text:p>
              </table:table-cell>
              <table:table-cell office:value-type="float" office:value="1.09873843806921">
                <text:p>1.09873843806921</text:p>
              </table:table-cell>
              <table:table-cell office:value-type="float" office:value="2.56717815452373">
                <text:p>2.56717815452373</text:p>
              </table:table-cell>
              <table:table-cell office:value-type="float" office:value="3.01250074944165">
                <text:p>3.01250074944165</text:p>
              </table:table-cell>
              <table:table-cell office:value-type="float" office:value="3.20028207661355">
                <text:p>3.20028207661355</text:p>
              </table:table-cell>
              <table:table-cell office:value-type="float" office:value="3.20232517899809">
                <text:p>3.20232517899809</text:p>
              </table:table-cell>
              <table:table-cell office:value-type="float" office:value="3.69797148066603">
                <text:p>3.69797148066603</text:p>
              </table:table-cell>
              <table:table-cell office:value-type="float" office:value="4.08917102921019">
                <text:p>4.08917102921019</text:p>
              </table:table-cell>
              <table:table-cell office:value-type="float" office:value="4.1082614433929">
                <text:p>4.10826144339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000000001218">
                <text:p>0.375000000001218</text:p>
              </table:table-cell>
              <table:table-cell office:value-type="float" office:value="1.1780972451">
                <text:p>1.1780972451</text:p>
              </table:table-cell>
              <table:table-cell office:value-type="float" office:value="0.58904862255">
                <text:p>0.58904862255</text:p>
              </table:table-cell>
              <table:table-cell office:value-type="float" office:value="0.436341241322369">
                <text:p>0.436341241322369</text:p>
              </table:table-cell>
              <table:table-cell office:value-type="float" office:value="1.17722122918702">
                <text:p>1.17722122918702</text:p>
              </table:table-cell>
              <table:table-cell office:value-type="float" office:value="2.52725841986426">
                <text:p>2.52725841986426</text:p>
              </table:table-cell>
              <table:table-cell office:value-type="float" office:value="3.20698522822687">
                <text:p>3.20698522822687</text:p>
              </table:table-cell>
              <table:table-cell office:value-type="float" office:value="3.20948752320454">
                <text:p>3.20948752320454</text:p>
              </table:table-cell>
              <table:table-cell office:value-type="float" office:value="3.22784694396412">
                <text:p>3.22784694396412</text:p>
              </table:table-cell>
              <table:table-cell office:value-type="float" office:value="3.73841501311092">
                <text:p>3.73841501311092</text:p>
              </table:table-cell>
              <table:table-cell office:value-type="float" office:value="4.06399015213499">
                <text:p>4.06399015213499</text:p>
              </table:table-cell>
              <table:table-cell office:value-type="float" office:value="4.08248948544646">
                <text:p>4.082489485446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00000000013">
                <text:p>0.4000000000013</text:p>
              </table:table-cell>
              <table:table-cell office:value-type="float" office:value="1.25663706144">
                <text:p>1.25663706144</text:p>
              </table:table-cell>
              <table:table-cell office:value-type="float" office:value="0.62831853072">
                <text:p>0.62831853072</text:p>
              </table:table-cell>
              <table:table-cell office:value-type="float" office:value="0.487861874167208">
                <text:p>0.487861874167208</text:p>
              </table:table-cell>
              <table:table-cell office:value-type="float" office:value="1.25570456311266">
                <text:p>1.25570456311266</text:p>
              </table:table-cell>
              <table:table-cell office:value-type="float" office:value="2.4873160336505">
                <text:p>2.4873160336505</text:p>
              </table:table-cell>
              <table:table-cell office:value-type="float" office:value="3.21447593188003">
                <text:p>3.21447593188003</text:p>
              </table:table-cell>
              <table:table-cell office:value-type="float" office:value="3.21714702035584">
                <text:p>3.21714702035584</text:p>
              </table:table-cell>
              <table:table-cell office:value-type="float" office:value="3.4428500130189">
                <text:p>3.4428500130189</text:p>
              </table:table-cell>
              <table:table-cell office:value-type="float" office:value="3.77876533832407">
                <text:p>3.77876533832407</text:p>
              </table:table-cell>
              <table:table-cell office:value-type="float" office:value="4.03924113590942">
                <text:p>4.03924113590942</text:p>
              </table:table-cell>
              <table:table-cell office:value-type="float" office:value="4.05698319089367">
                <text:p>4.056983190893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000000001381">
                <text:p>0.425000000001381</text:p>
              </table:table-cell>
              <table:table-cell office:value-type="float" office:value="1.33517687778">
                <text:p>1.33517687778</text:p>
              </table:table-cell>
              <table:table-cell office:value-type="float" office:value="0.66758843889">
                <text:p>0.66758843889</text:p>
              </table:table-cell>
              <table:table-cell office:value-type="float" office:value="0.537294131582845">
                <text:p>0.537294131582845</text:p>
              </table:table-cell>
              <table:table-cell office:value-type="float" office:value="1.3341885547731">
                <text:p>1.3341885547731</text:p>
              </table:table-cell>
              <table:table-cell office:value-type="float" office:value="2.44736661686819">
                <text:p>2.44736661686819</text:p>
              </table:table-cell>
              <table:table-cell office:value-type="float" office:value="3.22228321822962">
                <text:p>3.22228321822962</text:p>
              </table:table-cell>
              <table:table-cell office:value-type="float" office:value="3.2252700859016">
                <text:p>3.2252700859016</text:p>
              </table:table-cell>
              <table:table-cell office:value-type="float" office:value="3.65794015938799">
                <text:p>3.65794015938799</text:p>
              </table:table-cell>
              <table:table-cell office:value-type="float" office:value="3.81891053871961">
                <text:p>3.81891053871961</text:p>
              </table:table-cell>
              <table:table-cell office:value-type="float" office:value="4.0150913498996">
                <text:p>4.0150913498996</text:p>
              </table:table-cell>
              <table:table-cell office:value-type="float" office:value="4.03174649025031">
                <text:p>4.031746490250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0000000001462">
                <text:p>0.450000000001462</text:p>
              </table:table-cell>
              <table:table-cell office:value-type="float" office:value="1.41371669412">
                <text:p>1.41371669412</text:p>
              </table:table-cell>
              <table:table-cell office:value-type="float" office:value="0.70685834706">
                <text:p>0.70685834706</text:p>
              </table:table-cell>
              <table:table-cell office:value-type="float" office:value="0.585166381111784">
                <text:p>0.585166381111784</text:p>
              </table:table-cell>
              <table:table-cell office:value-type="float" office:value="1.41267333409754">
                <text:p>1.41267333409754</text:p>
              </table:table-cell>
              <table:table-cell office:value-type="float" office:value="2.40741519194587">
                <text:p>2.40741519194587</text:p>
              </table:table-cell>
              <table:table-cell office:value-type="float" office:value="3.23054017635294">
                <text:p>3.23054017635294</text:p>
              </table:table-cell>
              <table:table-cell office:value-type="float" office:value="3.23386182818777">
                <text:p>3.23386182818777</text:p>
              </table:table-cell>
              <table:table-cell office:value-type="float" office:value="3.85642294007175">
                <text:p>3.85642294007175</text:p>
              </table:table-cell>
              <table:table-cell office:value-type="float" office:value="3.87488240036584">
                <text:p>3.87488240036584</text:p>
              </table:table-cell>
              <table:table-cell office:value-type="float" office:value="3.99204935274724">
                <text:p>3.99204935274724</text:p>
              </table:table-cell>
              <table:table-cell office:value-type="float" office:value="4.00679054944114">
                <text:p>4.006790549441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000000001543">
                <text:p>0.475000000001543</text:p>
              </table:table-cell>
              <table:table-cell office:value-type="float" office:value="1.49225651046">
                <text:p>1.49225651046</text:p>
              </table:table-cell>
              <table:table-cell office:value-type="float" office:value="0.74612825523">
                <text:p>0.74612825523</text:p>
              </table:table-cell>
              <table:table-cell office:value-type="float" office:value="0.631831809998545">
                <text:p>0.631831809998545</text:p>
              </table:table-cell>
              <table:table-cell office:value-type="float" office:value="1.49115904688093">
                <text:p>1.49115904688093</text:p>
              </table:table-cell>
              <table:table-cell office:value-type="float" office:value="2.36746395677184">
                <text:p>2.36746395677184</text:p>
              </table:table-cell>
              <table:table-cell office:value-type="float" office:value="3.23924694933985">
                <text:p>3.23924694933985</text:p>
              </table:table-cell>
              <table:table-cell office:value-type="float" office:value="3.24291860353299">
                <text:p>3.24291860353299</text:p>
              </table:table-cell>
              <table:table-cell office:value-type="float" office:value="3.8946142530957">
                <text:p>3.8946142530957</text:p>
              </table:table-cell>
              <table:table-cell office:value-type="float" office:value="3.9716802544957">
                <text:p>3.9716802544957</text:p>
              </table:table-cell>
              <table:table-cell office:value-type="float" office:value="3.98207520183149">
                <text:p>3.98207520183149</text:p>
              </table:table-cell>
              <table:table-cell office:value-type="float" office:value="4.0888413236293">
                <text:p>4.08884132362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0000000001624">
                <text:p>0.500000000001624</text:p>
              </table:table-cell>
              <table:table-cell office:value-type="float" office:value="1.5707963268">
                <text:p>1.5707963268</text:p>
              </table:table-cell>
              <table:table-cell office:value-type="float" office:value="0.7853981634">
                <text:p>0.7853981634</text:p>
              </table:table-cell>
              <table:table-cell office:value-type="float" office:value="0.677537942171846">
                <text:p>0.677537942171846</text:p>
              </table:table-cell>
              <table:table-cell office:value-type="float" office:value="1.56964585563542">
                <text:p>1.56964585563542</text:p>
              </table:table-cell>
              <table:table-cell office:value-type="float" office:value="2.32751410753222">
                <text:p>2.32751410753222</text:p>
              </table:table-cell>
              <table:table-cell office:value-type="float" office:value="3.24840094678098">
                <text:p>3.24840094678098</text:p>
              </table:table-cell>
              <table:table-cell office:value-type="float" office:value="3.25243646075122">
                <text:p>3.25243646075122</text:p>
              </table:table-cell>
              <table:table-cell office:value-type="float" office:value="3.91669306591896">
                <text:p>3.91669306591896</text:p>
              </table:table-cell>
              <table:table-cell office:value-type="float" office:value="3.95756217184026">
                <text:p>3.95756217184026</text:p>
              </table:table-cell>
              <table:table-cell office:value-type="float" office:value="3.96673830620674">
                <text:p>3.96673830620674</text:p>
              </table:table-cell>
              <table:table-cell office:value-type="float" office:value="4.30389721060803">
                <text:p>4.303897210608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000000001706">
                <text:p>0.525000000001706</text:p>
              </table:table-cell>
              <table:table-cell office:value-type="float" office:value="1.64933614314">
                <text:p>1.64933614314</text:p>
              </table:table-cell>
              <table:table-cell office:value-type="float" office:value="0.82466807157">
                <text:p>0.82466807157</text:p>
              </table:table-cell>
              <table:table-cell office:value-type="float" office:value="0.722464581184196">
                <text:p>0.722464581184196</text:p>
              </table:table-cell>
              <table:table-cell office:value-type="float" office:value="1.64813394042908">
                <text:p>1.64813394042908</text:p>
              </table:table-cell>
              <table:table-cell office:value-type="float" office:value="2.28756646996947">
                <text:p>2.28756646996947</text:p>
              </table:table-cell>
              <table:table-cell office:value-type="float" office:value="3.25799896461486">
                <text:p>3.25799896461486</text:p>
              </table:table-cell>
              <table:table-cell office:value-type="float" office:value="3.26241128195181">
                <text:p>3.26241128195181</text:p>
              </table:table-cell>
              <table:table-cell office:value-type="float" office:value="3.90700041821081">
                <text:p>3.90700041821081</text:p>
              </table:table-cell>
              <table:table-cell office:value-type="float" office:value="3.93347831062074">
                <text:p>3.93347831062074</text:p>
              </table:table-cell>
              <table:table-cell office:value-type="float" office:value="3.9936436145869">
                <text:p>3.9936436145869</text:p>
              </table:table-cell>
              <table:table-cell office:value-type="float" office:value="4.51906723658904">
                <text:p>4.519067236589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0000000001787">
                <text:p>0.550000000001787</text:p>
              </table:table-cell>
              <table:table-cell office:value-type="float" office:value="1.72787595948">
                <text:p>1.72787595948</text:p>
              </table:table-cell>
              <table:table-cell office:value-type="float" office:value="0.86393797974">
                <text:p>0.86393797974</text:p>
              </table:table-cell>
              <table:table-cell office:value-type="float" office:value="0.766746004364838">
                <text:p>0.766746004364838</text:p>
              </table:table-cell>
              <table:table-cell office:value-type="float" office:value="1.72662349970937">
                <text:p>1.72662349970937</text:p>
              </table:table-cell>
              <table:table-cell office:value-type="float" office:value="2.24762179974607">
                <text:p>2.24762179974607</text:p>
              </table:table-cell>
              <table:table-cell office:value-type="float" office:value="3.26803751306502">
                <text:p>3.26803751306502</text:p>
              </table:table-cell>
              <table:table-cell office:value-type="float" office:value="3.27283881279146">
                <text:p>3.27283881279146</text:p>
              </table:table-cell>
              <table:table-cell office:value-type="float" office:value="3.88686952621438">
                <text:p>3.88686952621438</text:p>
              </table:table-cell>
              <table:table-cell office:value-type="float" office:value="3.9096258677206">
                <text:p>3.9096258677206</text:p>
              </table:table-cell>
              <table:table-cell office:value-type="float" office:value="4.03135995777779">
                <text:p>4.03135995777779</text:p>
              </table:table-cell>
              <table:table-cell office:value-type="float" office:value="4.55688225675007">
                <text:p>4.556882256750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000000001868">
                <text:p>0.575000000001868</text:p>
              </table:table-cell>
              <table:table-cell office:value-type="float" office:value="1.80641577582">
                <text:p>1.80641577582</text:p>
              </table:table-cell>
              <table:table-cell office:value-type="float" office:value="0.90320788791">
                <text:p>0.90320788791</text:p>
              </table:table-cell>
              <table:table-cell office:value-type="float" office:value="0.810484650154923">
                <text:p>0.810484650154923</text:p>
              </table:table-cell>
              <table:table-cell office:value-type="float" office:value="1.80511475111298">
                <text:p>1.80511475111298</text:p>
              </table:table-cell>
              <table:table-cell office:value-type="float" office:value="2.20768097941885">
                <text:p>2.20768097941885</text:p>
              </table:table-cell>
              <table:table-cell office:value-type="float" office:value="3.27851289959734">
                <text:p>3.27851289959734</text:p>
              </table:table-cell>
              <table:table-cell office:value-type="float" office:value="3.28371467777637">
                <text:p>3.28371467777637</text:p>
              </table:table-cell>
              <table:table-cell office:value-type="float" office:value="3.8649815008335">
                <text:p>3.8649815008335</text:p>
              </table:table-cell>
              <table:table-cell office:value-type="float" office:value="3.88605395888566">
                <text:p>3.88605395888566</text:p>
              </table:table-cell>
              <table:table-cell office:value-type="float" office:value="4.07117780275433">
                <text:p>4.07117780275433</text:p>
              </table:table-cell>
              <table:table-cell office:value-type="float" office:value="4.47799585424699">
                <text:p>4.477995854246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0000000001949">
                <text:p>0.600000000001949</text:p>
              </table:table-cell>
              <table:table-cell office:value-type="float" office:value="1.88495559216">
                <text:p>1.88495559216</text:p>
              </table:table-cell>
              <table:table-cell office:value-type="float" office:value="0.94247779608">
                <text:p>0.94247779608</text:p>
              </table:table-cell>
              <table:table-cell office:value-type="float" office:value="0.853759906056597">
                <text:p>0.853759906056597</text:p>
              </table:table-cell>
              <table:table-cell office:value-type="float" office:value="1.88360793226011">
                <text:p>1.88360793226011</text:p>
              </table:table-cell>
              <table:table-cell office:value-type="float" office:value="2.16774519341935">
                <text:p>2.16774519341935</text:p>
              </table:table-cell>
              <table:table-cell office:value-type="float" office:value="3.28942125274161">
                <text:p>3.28942125274161</text:p>
              </table:table-cell>
              <table:table-cell office:value-type="float" office:value="3.2950343920601">
                <text:p>3.2950343920601</text:p>
              </table:table-cell>
              <table:table-cell office:value-type="float" office:value="3.84274829140653">
                <text:p>3.84274829140653</text:p>
              </table:table-cell>
              <table:table-cell office:value-type="float" office:value="3.86276935425056">
                <text:p>3.86276935425056</text:p>
              </table:table-cell>
              <table:table-cell office:value-type="float" office:value="4.11168987483772">
                <text:p>4.11168987483772</text:p>
              </table:table-cell>
              <table:table-cell office:value-type="float" office:value="4.39913582759083">
                <text:p>4.399135827590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00000000203">
                <text:p>0.62500000000203</text:p>
              </table:table-cell>
              <table:table-cell office:value-type="float" office:value="1.9634954085">
                <text:p>1.9634954085</text:p>
              </table:table-cell>
              <table:table-cell office:value-type="float" office:value="0.98174770425">
                <text:p>0.98174770425</text:p>
              </table:table-cell>
              <table:table-cell office:value-type="float" office:value="0.896633914558742">
                <text:p>0.896633914558742</text:p>
              </table:table-cell>
              <table:table-cell office:value-type="float" office:value="1.96210330153315">
                <text:p>1.96210330153315</text:p>
              </table:table-cell>
              <table:table-cell office:value-type="float" office:value="2.12781612317041">
                <text:p>2.12781612317041</text:p>
              </table:table-cell>
              <table:table-cell office:value-type="float" office:value="3.30075852408574">
                <text:p>3.30075852408574</text:p>
              </table:table-cell>
              <table:table-cell office:value-type="float" office:value="3.30679337204741">
                <text:p>3.30679337204741</text:p>
              </table:table-cell>
              <table:table-cell office:value-type="float" office:value="3.82053958782482">
                <text:p>3.82053958782482</text:p>
              </table:table-cell>
              <table:table-cell office:value-type="float" office:value="3.83977641758845">
                <text:p>3.83977641758845</text:p>
              </table:table-cell>
              <table:table-cell office:value-type="float" office:value="4.15253118311536">
                <text:p>4.15253118311536</text:p>
              </table:table-cell>
              <table:table-cell office:value-type="float" office:value="4.32030091939956">
                <text:p>4.320300919399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0000000002112">
                <text:p>0.650000000002112</text:p>
              </table:table-cell>
              <table:table-cell office:value-type="float" office:value="2.04203522484">
                <text:p>2.04203522484</text:p>
              </table:table-cell>
              <table:table-cell office:value-type="float" office:value="1.02101761242">
                <text:p>1.02101761242</text:p>
              </table:table-cell>
              <table:table-cell office:value-type="float" office:value="0.939155464612825">
                <text:p>0.939155464612825</text:p>
              </table:table-cell>
              <table:table-cell office:value-type="float" office:value="2.04060113883933">
                <text:p>2.04060113883933</text:p>
              </table:table-cell>
              <table:table-cell office:value-type="float" office:value="2.08789619714971">
                <text:p>2.08789619714971</text:p>
              </table:table-cell>
              <table:table-cell office:value-type="float" office:value="3.31252047692423">
                <text:p>3.31252047692423</text:p>
              </table:table-cell>
              <table:table-cell office:value-type="float" office:value="3.31898694537559">
                <text:p>3.31898694537559</text:p>
              </table:table-cell>
              <table:table-cell office:value-type="float" office:value="3.79849298449203">
                <text:p>3.79849298449203</text:p>
              </table:table-cell>
              <table:table-cell office:value-type="float" office:value="3.81707908249794">
                <text:p>3.81707908249794</text:p>
              </table:table-cell>
              <table:table-cell office:value-type="float" office:value="4.19356839688339">
                <text:p>4.19356839688339</text:p>
              </table:table-cell>
              <table:table-cell office:value-type="float" office:value="4.24148990787013">
                <text:p>4.241489907870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000000002193">
                <text:p>0.675000000002193</text:p>
              </table:table-cell>
              <table:table-cell office:value-type="float" office:value="2.12057504118">
                <text:p>2.12057504118</text:p>
              </table:table-cell>
              <table:table-cell office:value-type="float" office:value="1.06028752059">
                <text:p>1.06028752059</text:p>
              </table:table-cell>
              <table:table-cell office:value-type="float" office:value="0.981362576338487">
                <text:p>0.981362576338487</text:p>
              </table:table-cell>
              <table:table-cell office:value-type="float" office:value="2.04798893831726">
                <text:p>2.04798893831726</text:p>
              </table:table-cell>
              <table:table-cell office:value-type="float" office:value="2.11910174635658">
                <text:p>2.11910174635658</text:p>
              </table:table-cell>
              <table:table-cell office:value-type="float" office:value="3.32470266144523">
                <text:p>3.32470266144523</text:p>
              </table:table-cell>
              <table:table-cell office:value-type="float" office:value="3.33161036037331">
                <text:p>3.33161036037331</text:p>
              </table:table-cell>
              <table:table-cell office:value-type="float" office:value="3.77667258489926">
                <text:p>3.77667258489926</text:p>
              </table:table-cell>
              <table:table-cell office:value-type="float" office:value="3.7946812146105">
                <text:p>3.7946812146105</text:p>
              </table:table-cell>
              <table:table-cell office:value-type="float" office:value="4.16270160667407">
                <text:p>4.16270160667407</text:p>
              </table:table-cell>
              <table:table-cell office:value-type="float" office:value="4.23474130828315">
                <text:p>4.234741308283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00000000002274">
                <text:p>0.700000000002274</text:p>
              </table:table-cell>
              <table:table-cell office:value-type="float" office:value="2.19911485752">
                <text:p>2.19911485752</text:p>
              </table:table-cell>
              <table:table-cell office:value-type="float" office:value="1.09955742876">
                <text:p>1.09955742876</text:p>
              </table:table-cell>
              <table:table-cell office:value-type="float" office:value="1.02328411408161">
                <text:p>1.02328411408161</text:p>
              </table:table-cell>
              <table:table-cell office:value-type="float" office:value="2.00809947249242">
                <text:p>2.00809947249242</text:p>
              </table:table-cell>
              <table:table-cell office:value-type="float" office:value="2.19760544926294">
                <text:p>2.19760544926294</text:p>
              </table:table-cell>
              <table:table-cell office:value-type="float" office:value="3.33730037161667">
                <text:p>3.33730037161667</text:p>
              </table:table-cell>
              <table:table-cell office:value-type="float" office:value="3.34465879490205">
                <text:p>3.34465879490205</text:p>
              </table:table-cell>
              <table:table-cell office:value-type="float" office:value="3.75511358973077">
                <text:p>3.75511358973077</text:p>
              </table:table-cell>
              <table:table-cell office:value-type="float" office:value="3.77258671396644">
                <text:p>3.77258671396644</text:p>
              </table:table-cell>
              <table:table-cell office:value-type="float" office:value="4.08393486482969">
                <text:p>4.08393486482969</text:p>
              </table:table-cell>
              <table:table-cell office:value-type="float" office:value="4.27601823740122">
                <text:p>4.276018237401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000000002355">
                <text:p>0.725000000002355</text:p>
              </table:table-cell>
              <table:table-cell office:value-type="float" office:value="2.27765467386">
                <text:p>2.27765467386</text:p>
              </table:table-cell>
              <table:table-cell office:value-type="float" office:value="1.13882733693">
                <text:p>1.13882733693</text:p>
              </table:table-cell>
              <table:table-cell office:value-type="float" office:value="1.06494057551243">
                <text:p>1.06494057551243</text:p>
              </table:table-cell>
              <table:table-cell office:value-type="float" office:value="1.96823530285809">
                <text:p>1.96823530285809</text:p>
              </table:table-cell>
              <table:table-cell office:value-type="float" office:value="2.27611259644733">
                <text:p>2.27611259644733</text:p>
              </table:table-cell>
              <table:table-cell office:value-type="float" office:value="3.35030857360634">
                <text:p>3.35030857360634</text:p>
              </table:table-cell>
              <table:table-cell office:value-type="float" office:value="3.35812736433213">
                <text:p>3.35812736433213</text:p>
              </table:table-cell>
              <table:table-cell office:value-type="float" office:value="3.73383814173121">
                <text:p>3.73383814173121</text:p>
              </table:table-cell>
              <table:table-cell office:value-type="float" office:value="3.75079955198211">
                <text:p>3.75079955198211</text:p>
              </table:table-cell>
              <table:table-cell office:value-type="float" office:value="4.00518856655132">
                <text:p>4.00518856655132</text:p>
              </table:table-cell>
              <table:table-cell office:value-type="float" office:value="4.31738009135314">
                <text:p>4.31738009135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0000000002437">
                <text:p>0.750000000002437</text:p>
              </table:table-cell>
              <table:table-cell office:value-type="float" office:value="2.3561944902">
                <text:p>2.3561944902</text:p>
              </table:table-cell>
              <table:table-cell office:value-type="float" office:value="1.1780972451">
                <text:p>1.1780972451</text:p>
              </table:table-cell>
              <table:table-cell office:value-type="float" office:value="1.10634403707998">
                <text:p>1.10634403707998</text:p>
              </table:table-cell>
              <table:table-cell office:value-type="float" office:value="1.92840753530149">
                <text:p>1.92840753530149</text:p>
              </table:table-cell>
              <table:table-cell office:value-type="float" office:value="2.3546235612038">
                <text:p>2.3546235612038</text:p>
              </table:table-cell>
              <table:table-cell office:value-type="float" office:value="3.36372178671836">
                <text:p>3.36372178671836</text:p>
              </table:table-cell>
              <table:table-cell office:value-type="float" office:value="3.37201112818444">
                <text:p>3.37201112818444</text:p>
              </table:table-cell>
              <table:table-cell office:value-type="float" office:value="3.71286199213582">
                <text:p>3.71286199213582</text:p>
              </table:table-cell>
              <table:table-cell office:value-type="float" office:value="3.7293237877924">
                <text:p>3.7293237877924</text:p>
              </table:table-cell>
              <table:table-cell office:value-type="float" office:value="3.92646163107585">
                <text:p>3.92646163107585</text:p>
              </table:table-cell>
              <table:table-cell office:value-type="float" office:value="4.35881349919767">
                <text:p>4.358813499197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000000002518">
                <text:p>0.775000000002518</text:p>
              </table:table-cell>
              <table:table-cell office:value-type="float" office:value="2.43473430654">
                <text:p>2.43473430654</text:p>
              </table:table-cell>
              <table:table-cell office:value-type="float" office:value="1.21736715327">
                <text:p>1.21736715327</text:p>
              </table:table-cell>
              <table:table-cell office:value-type="float" office:value="1.14749702481628">
                <text:p>1.14749702481628</text:p>
              </table:table-cell>
              <table:table-cell office:value-type="float" office:value="1.88863289603509">
                <text:p>1.88863289603509</text:p>
              </table:table-cell>
              <table:table-cell office:value-type="float" office:value="2.43313874190643">
                <text:p>2.43313874190643</text:p>
              </table:table-cell>
              <table:table-cell office:value-type="float" office:value="3.37753388070126">
                <text:p>3.37753388070126</text:p>
              </table:table-cell>
              <table:table-cell office:value-type="float" office:value="3.38630509455405">
                <text:p>3.38630509455405</text:p>
              </table:table-cell>
              <table:table-cell office:value-type="float" office:value="3.69219775536762">
                <text:p>3.69219775536762</text:p>
              </table:table-cell>
              <table:table-cell office:value-type="float" office:value="3.70816357802535">
                <text:p>3.70816357802535</text:p>
              </table:table-cell>
              <table:table-cell office:value-type="float" office:value="3.84775301246659">
                <text:p>3.84775301246659</text:p>
              </table:table-cell>
              <table:table-cell office:value-type="float" office:value="4.40030720560325">
                <text:p>4.400307205603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00000000002599">
                <text:p>0.800000000002599</text:p>
              </table:table-cell>
              <table:table-cell office:value-type="float" office:value="2.51327412288">
                <text:p>2.51327412288</text:p>
              </table:table-cell>
              <table:table-cell office:value-type="float" office:value="1.25663706144">
                <text:p>1.25663706144</text:p>
              </table:table-cell>
              <table:table-cell office:value-type="float" office:value="1.18838971987087">
                <text:p>1.18838971987087</text:p>
              </table:table-cell>
              <table:table-cell office:value-type="float" office:value="1.84893720762946">
                <text:p>1.84893720762946</text:p>
              </table:table-cell>
              <table:table-cell office:value-type="float" office:value="2.51165856266663">
                <text:p>2.51165856266663</text:p>
              </table:table-cell>
              <table:table-cell office:value-type="float" office:value="3.39173771736751">
                <text:p>3.39173771736751</text:p>
              </table:table-cell>
              <table:table-cell office:value-type="float" office:value="3.40100422056731">
                <text:p>3.40100422056731</text:p>
              </table:table-cell>
              <table:table-cell office:value-type="float" office:value="3.67185682179267">
                <text:p>3.67185682179267</text:p>
              </table:table-cell>
              <table:table-cell office:value-type="float" office:value="3.68732318642392">
                <text:p>3.68732318642392</text:p>
              </table:table-cell>
              <table:table-cell office:value-type="float" office:value="3.76906169939522">
                <text:p>3.76906169939522</text:p>
              </table:table-cell>
              <table:table-cell office:value-type="float" office:value="4.44184953777154">
                <text:p>4.441849537771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000000002681">
                <text:p>0.825000000002681</text:p>
              </table:table-cell>
              <table:table-cell office:value-type="float" office:value="2.59181393922">
                <text:p>2.59181393922</text:p>
              </table:table-cell>
              <table:table-cell office:value-type="float" office:value="1.29590696961">
                <text:p>1.29590696961</text:p>
              </table:table-cell>
              <table:table-cell office:value-type="float" office:value="1.22899416930418">
                <text:p>1.22899416930418</text:p>
              </table:table-cell>
              <table:table-cell office:value-type="float" office:value="1.80936170553992">
                <text:p>1.80936170553992</text:p>
              </table:table-cell>
              <table:table-cell office:value-type="float" office:value="2.59018347397032">
                <text:p>2.59018347397032</text:p>
              </table:table-cell>
              <table:table-cell office:value-type="float" office:value="3.40632448315683">
                <text:p>3.40632448315683</text:p>
              </table:table-cell>
              <table:table-cell office:value-type="float" office:value="3.416103405143">
                <text:p>3.416103405143</text:p>
              </table:table-cell>
              <table:table-cell office:value-type="float" office:value="3.65185087398653">
                <text:p>3.65185087398653</text:p>
              </table:table-cell>
              <table:table-cell office:value-type="float" office:value="3.66680699891733">
                <text:p>3.66680699891733</text:p>
              </table:table-cell>
              <table:table-cell office:value-type="float" office:value="3.69038671490085">
                <text:p>3.69038671490085</text:p>
              </table:table-cell>
              <table:table-cell office:value-type="float" office:value="4.48342574605218">
                <text:p>4.483425746052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0000000002762">
                <text:p>0.850000000002762</text:p>
              </table:table-cell>
              <table:table-cell office:value-type="float" office:value="2.67035375556">
                <text:p>2.67035375556</text:p>
              </table:table-cell>
              <table:table-cell office:value-type="float" office:value="1.33517687778">
                <text:p>1.33517687778</text:p>
              </table:table-cell>
              <table:table-cell office:value-type="float" office:value="1.26925245496777">
                <text:p>1.26925245496777</text:p>
              </table:table-cell>
              <table:table-cell office:value-type="float" office:value="1.76997527955285">
                <text:p>1.76997527955285</text:p>
              </table:table-cell>
              <table:table-cell office:value-type="float" office:value="2.66871395329716">
                <text:p>2.66871395329716</text:p>
              </table:table-cell>
              <table:table-cell office:value-type="float" office:value="3.42128235839091">
                <text:p>3.42128235839091</text:p>
              </table:table-cell>
              <table:table-cell office:value-type="float" office:value="3.43159746538645">
                <text:p>3.43159746538645</text:p>
              </table:table-cell>
              <table:table-cell office:value-type="float" office:value="3.61172711612734">
                <text:p>3.61172711612734</text:p>
              </table:table-cell>
              <table:table-cell office:value-type="float" office:value="3.6321937077361">
                <text:p>3.6321937077361</text:p>
              </table:table-cell>
              <table:table-cell office:value-type="float" office:value="3.64661955364554">
                <text:p>3.64661955364554</text:p>
              </table:table-cell>
              <table:table-cell office:value-type="float" office:value="4.52501392688803">
                <text:p>4.525013926888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000000002843">
                <text:p>0.875000000002843</text:p>
              </table:table-cell>
              <table:table-cell office:value-type="float" office:value="2.7488935719">
                <text:p>2.7488935719</text:p>
              </table:table-cell>
              <table:table-cell office:value-type="float" office:value="1.37444678595">
                <text:p>1.37444678595</text:p>
              </table:table-cell>
              <table:table-cell office:value-type="float" office:value="1.30905133061112">
                <text:p>1.30905133061112</text:p>
              </table:table-cell>
              <table:table-cell office:value-type="float" office:value="1.73090015673437">
                <text:p>1.73090015673437</text:p>
              </table:table-cell>
              <table:table-cell office:value-type="float" office:value="2.74725050571947">
                <text:p>2.74725050571947</text:p>
              </table:table-cell>
              <table:table-cell office:value-type="float" office:value="3.43659361570138">
                <text:p>3.43659361570138</text:p>
              </table:table-cell>
              <table:table-cell office:value-type="float" office:value="3.44748107410437">
                <text:p>3.44748107410437</text:p>
              </table:table-cell>
              <table:table-cell office:value-type="float" office:value="3.5330819940388">
                <text:p>3.5330819940388</text:p>
              </table:table-cell>
              <table:table-cell office:value-type="float" office:value="3.61290442984561">
                <text:p>3.61290442984561</text:p>
              </table:table-cell>
              <table:table-cell office:value-type="float" office:value="3.62676560886393">
                <text:p>3.62676560886393</text:p>
              </table:table-cell>
              <table:table-cell office:value-type="float" office:value="4.56657694624517">
                <text:p>4.566576946245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0000000002924">
                <text:p>0.900000000002924</text:p>
              </table:table-cell>
              <table:table-cell office:value-type="float" office:value="2.82743338824">
                <text:p>2.82743338824</text:p>
              </table:table-cell>
              <table:table-cell office:value-type="float" office:value="1.41371669412">
                <text:p>1.41371669412</text:p>
              </table:table-cell>
              <table:table-cell office:value-type="float" office:value="1.34816295238172">
                <text:p>1.34816295238172</text:p>
              </table:table-cell>
              <table:table-cell office:value-type="float" office:value="1.69237142006583">
                <text:p>1.69237142006583</text:p>
              </table:table-cell>
              <table:table-cell office:value-type="float" office:value="2.82579366448174">
                <text:p>2.82579366448174</text:p>
              </table:table-cell>
              <table:table-cell office:value-type="float" office:value="3.4522274872149">
                <text:p>3.4522274872149</text:p>
              </table:table-cell>
              <table:table-cell office:value-type="float" office:value="3.45445047311296">
                <text:p>3.45445047311296</text:p>
              </table:table-cell>
              <table:table-cell office:value-type="float" office:value="3.46374859097368">
                <text:p>3.46374859097368</text:p>
              </table:table-cell>
              <table:table-cell office:value-type="float" office:value="3.59401477634297">
                <text:p>3.59401477634297</text:p>
              </table:table-cell>
              <table:table-cell office:value-type="float" office:value="3.60725031648435">
                <text:p>3.60725031648435</text:p>
              </table:table-cell>
              <table:table-cell office:value-type="float" office:value="4.60804321171868">
                <text:p>4.608043211718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000000003006">
                <text:p>0.925000000003006</text:p>
              </table:table-cell>
              <table:table-cell office:value-type="float" office:value="2.90597320458">
                <text:p>2.90597320458</text:p>
              </table:table-cell>
              <table:table-cell office:value-type="float" office:value="1.45298660229">
                <text:p>1.45298660229</text:p>
              </table:table-cell>
              <table:table-cell office:value-type="float" office:value="1.38608868642058">
                <text:p>1.38608868642058</text:p>
              </table:table-cell>
              <table:table-cell office:value-type="float" office:value="1.65489339319265">
                <text:p>1.65489339319265</text:p>
              </table:table-cell>
              <table:table-cell office:value-type="float" office:value="2.90434399155959">
                <text:p>2.90434399155959</text:p>
              </table:table-cell>
              <table:table-cell office:value-type="float" office:value="3.37583171101282">
                <text:p>3.37583171101282</text:p>
              </table:table-cell>
              <table:table-cell office:value-type="float" office:value="3.46811942689182">
                <text:p>3.46811942689182</text:p>
              </table:table-cell>
              <table:table-cell office:value-type="float" office:value="3.48039354028874">
                <text:p>3.48039354028874</text:p>
              </table:table-cell>
              <table:table-cell office:value-type="float" office:value="3.57558996868416">
                <text:p>3.57558996868416</text:p>
              </table:table-cell>
              <table:table-cell office:value-type="float" office:value="3.58807974887259">
                <text:p>3.58807974887259</text:p>
              </table:table-cell>
              <table:table-cell office:value-type="float" office:value="4.64925145389063">
                <text:p>4.649251453890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0000000003087">
                <text:p>0.950000000003087</text:p>
              </table:table-cell>
              <table:table-cell office:value-type="float" office:value="2.98451302092">
                <text:p>2.98451302092</text:p>
              </table:table-cell>
              <table:table-cell office:value-type="float" office:value="1.49225651046">
                <text:p>1.49225651046</text:p>
              </table:table-cell>
              <table:table-cell office:value-type="float" office:value="1.42158082221942">
                <text:p>1.42158082221942</text:p>
              </table:table-cell>
              <table:table-cell office:value-type="float" office:value="1.61971807288254">
                <text:p>1.61971807288254</text:p>
              </table:table-cell>
              <table:table-cell office:value-type="float" office:value="2.98290207819976">
                <text:p>2.98290207819976</text:p>
              </table:table-cell>
              <table:table-cell office:value-type="float" office:value="3.29722489823678">
                <text:p>3.29722489823678</text:p>
              </table:table-cell>
              <table:table-cell office:value-type="float" office:value="3.48409358698551">
                <text:p>3.48409358698551</text:p>
              </table:table-cell>
              <table:table-cell office:value-type="float" office:value="3.49740650264241">
                <text:p>3.49740650264241</text:p>
              </table:table-cell>
              <table:table-cell office:value-type="float" office:value="3.55780631088665">
                <text:p>3.55780631088665</text:p>
              </table:table-cell>
              <table:table-cell office:value-type="float" office:value="3.56926301444028">
                <text:p>3.56926301444028</text:p>
              </table:table-cell>
              <table:table-cell office:value-type="float" office:value="4.68974627254925">
                <text:p>4.689746272549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000000003168">
                <text:p>0.975000000003168</text:p>
              </table:table-cell>
              <table:table-cell office:value-type="float" office:value="3.06305283726">
                <text:p>3.06305283726</text:p>
              </table:table-cell>
              <table:table-cell office:value-type="float" office:value="1.53152641863">
                <text:p>1.53152641863</text:p>
              </table:table-cell>
              <table:table-cell office:value-type="float" office:value="1.4509810895435">
                <text:p>1.4509810895435</text:p>
              </table:table-cell>
              <table:table-cell office:value-type="float" office:value="1.59050671881061">
                <text:p>1.59050671881061</text:p>
              </table:table-cell>
              <table:table-cell office:value-type="float" office:value="3.061468545438">
                <text:p>3.061468545438</text:p>
              </table:table-cell>
              <table:table-cell office:value-type="float" office:value="3.21862925774718">
                <text:p>3.21862925774718</text:p>
              </table:table-cell>
              <table:table-cell office:value-type="float" office:value="3.49942406767813">
                <text:p>3.49942406767813</text:p>
              </table:table-cell>
              <table:table-cell office:value-type="float" office:value="3.51476040276661">
                <text:p>3.51476040276661</text:p>
              </table:table-cell>
              <table:table-cell office:value-type="float" office:value="3.54138994504476">
                <text:p>3.54138994504476</text:p>
              </table:table-cell>
              <table:table-cell office:value-type="float" office:value="3.55082701754129">
                <text:p>3.55082701754129</text:p>
              </table:table-cell>
              <table:table-cell office:value-type="float" office:value="4.72764509299209">
                <text:p>4.727645092992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0000000000325">
                <text:p>1.00000000000325</text:p>
              </table:table-cell>
              <table:table-cell office:value-type="float" office:value="3.1415926536">
                <text:p>3.1415926536</text:p>
              </table:table-cell>
              <table:table-cell office:value-type="float" office:value="1.5707963268">
                <text:p>1.5707963268</text:p>
              </table:table-cell>
              <table:table-cell office:value-type="float" office:value="1.4640486041099">
                <text:p>1.4640486041099</text:p>
              </table:table-cell>
              <table:table-cell office:value-type="float" office:value="1.57750198071436">
                <text:p>1.57750198071436</text:p>
              </table:table-cell>
              <table:table-cell office:value-type="float" office:value="3.14004404457738">
                <text:p>3.14004404457738</text:p>
              </table:table-cell>
              <table:table-cell office:value-type="float" office:value="3.14004404459782">
                <text:p>3.14004404459782</text:p>
              </table:table-cell>
              <table:table-cell office:value-type="float" office:value="3.50864411709689">
                <text:p>3.50864411709689</text:p>
              </table:table-cell>
              <table:table-cell office:value-type="float" office:value="3.53083478194362">
                <text:p>3.53083478194362</text:p>
              </table:table-cell>
              <table:table-cell office:value-type="float" office:value="3.53179268844749">
                <text:p>3.53179268844749</text:p>
              </table:table-cell>
              <table:table-cell office:value-type="float" office:value="3.53440718214386">
                <text:p>3.53440718214386</text:p>
              </table:table-cell>
              <table:table-cell office:value-type="float" office:value="4.74966515405592">
                <text:p>4.749665154055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automatic" chart:symbol-width="0.15cm" chart:symbol-height="0.15cm">
        <chart:symbol-image xlink:href="Pictures/2000000D000000FD000000FDEDDD9018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15cm" chart:symbol-height="0.15cm">
        <chart:symbol-image xlink:href="Pictures/20000011000000DD000000DDAC1C8ECE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355cm" svg:height="18.641cm" xlink:href=".." xlink:type="simple" chart:class="chart:scatter" chart:column-mapping="10 11 1 2 3 4 5 6 7 8 9" chart:style-name="ch1">
        <chart:legend chart:legend-position="end" svg:x="15.138cm" svg:y="6.531cm" style:legend-expansion="high" chart:style-name="ch2"/>
        <chart:plot-area chart:style-name="ch3" table:cell-range-address="4x4_3.M2:4x4_3.V42 4x4_3.W1:4x4_3.X42 4x4_3.N1:4x4_3.V1" chart:data-source-has-labels="row" svg:x="0.797cm" svg:y="1.623cm" svg:width="13.647cm" svg:height="16.226cm">
          <chartooo:coordinate-region svg:x="1.233cm" svg:y="1.822cm" svg:width="12.971cm" svg:height="15.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4x4_3.W2:4x4_3.W42" chart:label-cell-address="4x4_3.W1:4x4_3.W1" chart:class="chart:scatter">
            <chart:domain table:cell-range-address="4x4_3.M2:4x4_3.M42"/>
            <chart:data-point chart:repeated="41"/>
          </chart:series>
          <chart:series chart:style-name="ch8" chart:values-cell-range-address="4x4_3.X2:4x4_3.X42" chart:label-cell-address="4x4_3.X1:4x4_3.X1" chart:class="chart:scatter">
            <chart:data-point chart:repeated="41"/>
          </chart:series>
          <chart:series chart:style-name="ch9" chart:values-cell-range-address="4x4_3.N2:4x4_3.N42" chart:label-cell-address="4x4_3.N1:4x4_3.N1" chart:class="chart:scatter">
            <chart:data-point chart:repeated="41"/>
          </chart:series>
          <chart:series chart:style-name="ch10" chart:values-cell-range-address="4x4_3.O2:4x4_3.O42" chart:label-cell-address="4x4_3.O1:4x4_3.O1" chart:class="chart:scatter">
            <chart:data-point chart:repeated="41"/>
          </chart:series>
          <chart:series chart:style-name="ch11" chart:values-cell-range-address="4x4_3.P2:4x4_3.P42" chart:label-cell-address="4x4_3.P1:4x4_3.P1" chart:class="chart:scatter">
            <chart:data-point chart:repeated="41"/>
          </chart:series>
          <chart:series chart:style-name="ch12" chart:values-cell-range-address="4x4_3.Q2:4x4_3.Q42" chart:label-cell-address="4x4_3.Q1:4x4_3.Q1" chart:class="chart:scatter">
            <chart:data-point chart:repeated="41"/>
          </chart:series>
          <chart:series chart:style-name="ch13" chart:values-cell-range-address="4x4_3.R2:4x4_3.R42" chart:label-cell-address="4x4_3.R1:4x4_3.R1" chart:class="chart:scatter">
            <chart:data-point chart:repeated="41"/>
          </chart:series>
          <chart:series chart:style-name="ch14" chart:values-cell-range-address="4x4_3.S2:4x4_3.S42" chart:label-cell-address="4x4_3.S1:4x4_3.S1" chart:class="chart:scatter">
            <chart:data-point chart:repeated="41"/>
          </chart:series>
          <chart:series chart:style-name="ch15" chart:values-cell-range-address="4x4_3.T2:4x4_3.T42" chart:label-cell-address="4x4_3.T1:4x4_3.T1" chart:class="chart:scatter">
            <chart:data-point chart:repeated="41"/>
          </chart:series>
          <chart:series chart:style-name="ch16" chart:values-cell-range-address="4x4_3.U2:4x4_3.U42" chart:label-cell-address="4x4_3.U1:4x4_3.U1" chart:class="chart:scatter">
            <chart:data-point chart:repeated="41"/>
          </chart:series>
          <chart:series chart:style-name="ch17" chart:values-cell-range-address="4x4_3.V2:4x4_3.V42" chart:label-cell-address="4x4_3.V1:4x4_3.V1" chart:class="chart:scatter">
            <chart:data-point chart:repeated="4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Alpha</text:p>
                <draw:g>
                  <svg:desc>4x4_3.W1:4x4_3.W1</svg:desc>
                </draw:g>
              </table:table-cell>
              <table:table-cell office:value-type="string">
                <text:p>Beta</text:p>
                <draw:g>
                  <svg:desc>4x4_3.X1:4x4_3.X1</svg:desc>
                </draw:g>
              </table:table-cell>
              <table:table-cell office:value-type="string">
                <text:p>N = 1</text:p>
                <draw:g>
                  <svg:desc>4x4_3.N1:4x4_3.N1</svg:desc>
                </draw:g>
              </table:table-cell>
              <table:table-cell office:value-type="string">
                <text:p>N = 2</text:p>
                <draw:g>
                  <svg:desc>4x4_3.O1:4x4_3.O1</svg:desc>
                </draw:g>
              </table:table-cell>
              <table:table-cell office:value-type="string">
                <text:p>N = 3</text:p>
                <draw:g>
                  <svg:desc>4x4_3.P1:4x4_3.P1</svg:desc>
                </draw:g>
              </table:table-cell>
              <table:table-cell office:value-type="string">
                <text:p>N = 4</text:p>
                <draw:g>
                  <svg:desc>4x4_3.Q1:4x4_3.Q1</svg:desc>
                </draw:g>
              </table:table-cell>
              <table:table-cell office:value-type="string">
                <text:p>N = 5</text:p>
                <draw:g>
                  <svg:desc>4x4_3.R1:4x4_3.R1</svg:desc>
                </draw:g>
              </table:table-cell>
              <table:table-cell office:value-type="string">
                <text:p>N = 6</text:p>
                <draw:g>
                  <svg:desc>4x4_3.S1:4x4_3.S1</svg:desc>
                </draw:g>
              </table:table-cell>
              <table:table-cell office:value-type="string">
                <text:p>N = 7</text:p>
                <draw:g>
                  <svg:desc>4x4_3.T1:4x4_3.T1</svg:desc>
                </draw:g>
              </table:table-cell>
              <table:table-cell office:value-type="string">
                <text:p>N = 8</text:p>
                <draw:g>
                  <svg:desc>4x4_3.U1:4x4_3.U1</svg:desc>
                </draw:g>
              </table:table-cell>
              <table:table-cell office:value-type="string">
                <text:p>N = 9</text:p>
                <draw:g>
                  <svg:desc>4x4_3.V1:4x4_3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4x4_3.M2:4x4_3.M42</svg:desc>
                </draw:g>
              </table:table-cell>
              <table:table-cell office:value-type="float" office:value="0">
                <text:p>0</text:p>
                <draw:g>
                  <svg:desc>4x4_3.W2:4x4_3.W42</svg:desc>
                </draw:g>
              </table:table-cell>
              <table:table-cell office:value-type="float" office:value="0">
                <text:p>0</text:p>
                <draw:g>
                  <svg:desc>4x4_3.X2:4x4_3.X42</svg:desc>
                </draw:g>
              </table:table-cell>
              <table:table-cell office:value-type="float" office:value="NaN">
                <text:p>NaN</text:p>
                <draw:g>
                  <svg:desc>4x4_3.N2:4x4_3.N42</svg:desc>
                </draw:g>
              </table:table-cell>
              <table:table-cell office:value-type="float" office:value="NaN">
                <text:p>NaN</text:p>
                <draw:g>
                  <svg:desc>4x4_3.O2:4x4_3.O42</svg:desc>
                </draw:g>
              </table:table-cell>
              <table:table-cell office:value-type="float" office:value="0.0900956223105993">
                <text:p>0.0900956223105993</text:p>
                <draw:g>
                  <svg:desc>4x4_3.P2:4x4_3.P42</svg:desc>
                </draw:g>
              </table:table-cell>
              <table:table-cell office:value-type="float" office:value="3.09550729062339">
                <text:p>3.09550729062339</text:p>
                <draw:g>
                  <svg:desc>4x4_3.Q2:4x4_3.Q42</svg:desc>
                </draw:g>
              </table:table-cell>
              <table:table-cell office:value-type="float" office:value="3.15338671762014">
                <text:p>3.15338671762014</text:p>
                <draw:g>
                  <svg:desc>4x4_3.R2:4x4_3.R42</svg:desc>
                </draw:g>
              </table:table-cell>
              <table:table-cell office:value-type="float" office:value="3.1533867176203">
                <text:p>3.1533867176203</text:p>
                <draw:g>
                  <svg:desc>4x4_3.S2:4x4_3.S42</svg:desc>
                </draw:g>
              </table:table-cell>
              <table:table-cell office:value-type="float" office:value="3.16545891796069">
                <text:p>3.16545891796069</text:p>
                <draw:g>
                  <svg:desc>4x4_3.T2:4x4_3.T42</svg:desc>
                </draw:g>
              </table:table-cell>
              <table:table-cell office:value-type="float" office:value="4.44863779638502">
                <text:p>4.44863779638502</text:p>
                <draw:g>
                  <svg:desc>4x4_3.U2:4x4_3.U42</svg:desc>
                </draw:g>
              </table:table-cell>
              <table:table-cell office:value-type="float" office:value="4.49188781082132">
                <text:p>4.49188781082132</text:p>
                <draw:g>
                  <svg:desc>4x4_3.V2:4x4_3.V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0000000000812">
                <text:p>0.0250000000000812</text:p>
              </table:table-cell>
              <table:table-cell office:value-type="float" office:value="0.07853981634">
                <text:p>0.07853981634</text:p>
              </table:table-cell>
              <table:table-cell office:value-type="float" office:value="0.03926990817">
                <text:p>0.03926990817</text:p>
              </table:table-cell>
              <table:table-cell office:value-type="float" office:value="NaN">
                <text:p>NaN</text:p>
              </table:table-cell>
              <table:table-cell office:value-type="float" office:value="0.0784810070461051">
                <text:p>0.0784810070461051</text:p>
              </table:table-cell>
              <table:table-cell office:value-type="float" office:value="0.680940708977236">
                <text:p>0.680940708977236</text:p>
              </table:table-cell>
              <table:table-cell office:value-type="float" office:value="3.07714589052391">
                <text:p>3.07714589052391</text:p>
              </table:table-cell>
              <table:table-cell office:value-type="float" office:value="3.15363044504862">
                <text:p>3.15363044504862</text:p>
              </table:table-cell>
              <table:table-cell office:value-type="float" office:value="3.15363846604783">
                <text:p>3.15363846604783</text:p>
              </table:table-cell>
              <table:table-cell office:value-type="float" office:value="3.18384414063108">
                <text:p>3.18384414063108</text:p>
              </table:table-cell>
              <table:table-cell office:value-type="float" office:value="4.43549987825409">
                <text:p>4.43549987825409</text:p>
              </table:table-cell>
              <table:table-cell office:value-type="float" office:value="4.46621551230943">
                <text:p>4.466215512309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00000000001625">
                <text:p>0.0500000000001625</text:p>
              </table:table-cell>
              <table:table-cell office:value-type="float" office:value="0.15707963268">
                <text:p>0.15707963268</text:p>
              </table:table-cell>
              <table:table-cell office:value-type="float" office:value="0.07853981634">
                <text:p>0.07853981634</text:p>
              </table:table-cell>
              <table:table-cell office:value-type="float" office:value="NaN">
                <text:p>NaN</text:p>
              </table:table-cell>
              <table:table-cell office:value-type="float" office:value="0.156962014325441">
                <text:p>0.156962014325441</text:p>
              </table:table-cell>
              <table:table-cell office:value-type="float" office:value="1.36052596332796">
                <text:p>1.36052596332796</text:p>
              </table:table-cell>
              <table:table-cell office:value-type="float" office:value="3.04270193353865">
                <text:p>3.04270193353865</text:p>
              </table:table-cell>
              <table:table-cell office:value-type="float" office:value="3.15435351458315">
                <text:p>3.15435351458315</text:p>
              </table:table-cell>
              <table:table-cell office:value-type="float" office:value="3.15439352269579">
                <text:p>3.15439352269579</text:p>
              </table:table-cell>
              <table:table-cell office:value-type="float" office:value="3.21836939852788">
                <text:p>3.21836939852788</text:p>
              </table:table-cell>
              <table:table-cell office:value-type="float" office:value="4.41087472543054">
                <text:p>4.41087472543054</text:p>
              </table:table-cell>
              <table:table-cell office:value-type="float" office:value="4.43731853706673">
                <text:p>4.437318537066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0000000002437">
                <text:p>0.0750000000002437</text:p>
              </table:table-cell>
              <table:table-cell office:value-type="float" office:value="0.23561944902">
                <text:p>0.23561944902</text:p>
              </table:table-cell>
              <table:table-cell office:value-type="float" office:value="0.11780972451">
                <text:p>0.11780972451</text:p>
              </table:table-cell>
              <table:table-cell office:value-type="float" office:value="NaN">
                <text:p>NaN</text:p>
              </table:table-cell>
              <table:table-cell office:value-type="float" office:value="0.235443023073159">
                <text:p>0.235443023073159</text:p>
              </table:table-cell>
              <table:table-cell office:value-type="float" office:value="2.04104656988842">
                <text:p>2.04104656988842</text:p>
              </table:table-cell>
              <table:table-cell office:value-type="float" office:value="3.00479777273098">
                <text:p>3.00479777273098</text:p>
              </table:table-cell>
              <table:table-cell office:value-type="float" office:value="3.15555710468555">
                <text:p>3.15555710468555</text:p>
              </table:table-cell>
              <table:table-cell office:value-type="float" office:value="3.15565152419327">
                <text:p>3.15565152419327</text:p>
              </table:table-cell>
              <table:table-cell office:value-type="float" office:value="3.25642119802031">
                <text:p>3.25642119802031</text:p>
              </table:table-cell>
              <table:table-cell office:value-type="float" office:value="4.38392332544818">
                <text:p>4.38392332544818</text:p>
              </table:table-cell>
              <table:table-cell office:value-type="float" office:value="4.40857105292205">
                <text:p>4.40857105292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0000000000325">
                <text:p>0.100000000000325</text:p>
              </table:table-cell>
              <table:table-cell office:value-type="float" office:value="0.31415926536">
                <text:p>0.31415926536</text:p>
              </table:table-cell>
              <table:table-cell office:value-type="float" office:value="0.15707963268">
                <text:p>0.15707963268</text:p>
              </table:table-cell>
              <table:table-cell office:value-type="float" office:value="NaN">
                <text:p>NaN</text:p>
              </table:table-cell>
              <table:table-cell office:value-type="float" office:value="0.313924036432198">
                <text:p>0.313924036432198</text:p>
              </table:table-cell>
              <table:table-cell office:value-type="float" office:value="2.72145317376173">
                <text:p>2.72145317376173</text:p>
              </table:table-cell>
              <table:table-cell office:value-type="float" office:value="2.96593946485226">
                <text:p>2.96593946485226</text:p>
              </table:table-cell>
              <table:table-cell office:value-type="float" office:value="3.15724152869953">
                <text:p>3.15724152869953</text:p>
              </table:table-cell>
              <table:table-cell office:value-type="float" office:value="3.15741184887495">
                <text:p>3.15741184887495</text:p>
              </table:table-cell>
              <table:table-cell office:value-type="float" office:value="3.2956152370685">
                <text:p>3.2956152370685</text:p>
              </table:table-cell>
              <table:table-cell office:value-type="float" office:value="4.35641603319459">
                <text:p>4.35641603319459</text:p>
              </table:table-cell>
              <table:table-cell office:value-type="float" office:value="4.38004312865859">
                <text:p>4.380043128658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000000000406">
                <text:p>0.125000000000406</text:p>
              </table:table-cell>
              <table:table-cell office:value-type="float" office:value="0.3926990817">
                <text:p>0.3926990817</text:p>
              </table:table-cell>
              <table:table-cell office:value-type="float" office:value="0.19634954085">
                <text:p>0.19634954085</text:p>
              </table:table-cell>
              <table:table-cell office:value-type="float" office:value="NaN">
                <text:p>NaN</text:p>
              </table:table-cell>
              <table:table-cell office:value-type="float" office:value="0.392405060473256">
                <text:p>0.392405060473256</text:p>
              </table:table-cell>
              <table:table-cell office:value-type="float" office:value="2.92620239289027">
                <text:p>2.92620239289027</text:p>
              </table:table-cell>
              <table:table-cell office:value-type="float" office:value="3.15940319568859">
                <text:p>3.15940319568859</text:p>
              </table:table-cell>
              <table:table-cell office:value-type="float" office:value="3.15967342014952">
                <text:p>3.15967342014952</text:p>
              </table:table-cell>
              <table:table-cell office:value-type="float" office:value="3.33481537751917">
                <text:p>3.33481537751917</text:p>
              </table:table-cell>
              <table:table-cell office:value-type="float" office:value="3.40275613462941">
                <text:p>3.40275613462941</text:p>
              </table:table-cell>
              <table:table-cell office:value-type="float" office:value="4.32882457914532">
                <text:p>4.32882457914532</text:p>
              </table:table-cell>
              <table:table-cell office:value-type="float" office:value="4.35175059409179">
                <text:p>4.35175059409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0000000000487">
                <text:p>0.150000000000487</text:p>
              </table:table-cell>
              <table:table-cell office:value-type="float" office:value="0.47123889804">
                <text:p>0.47123889804</text:p>
              </table:table-cell>
              <table:table-cell office:value-type="float" office:value="0.23561944902">
                <text:p>0.23561944902</text:p>
              </table:table-cell>
              <table:table-cell office:value-type="float" office:value="NaN">
                <text:p>NaN</text:p>
              </table:table-cell>
              <table:table-cell office:value-type="float" office:value="0.470886105150543">
                <text:p>0.470886105150543</text:p>
              </table:table-cell>
              <table:table-cell office:value-type="float" office:value="2.88659081186774">
                <text:p>2.88659081186774</text:p>
              </table:table-cell>
              <table:table-cell office:value-type="float" office:value="3.16204706755118">
                <text:p>3.16204706755118</text:p>
              </table:table-cell>
              <table:table-cell office:value-type="float" office:value="3.16243544963996">
                <text:p>3.16243544963996</text:p>
              </table:table-cell>
              <table:table-cell office:value-type="float" office:value="3.37512419840326">
                <text:p>3.37512419840326</text:p>
              </table:table-cell>
              <table:table-cell office:value-type="float" office:value="4.0827680658045">
                <text:p>4.0827680658045</text:p>
              </table:table-cell>
              <table:table-cell office:value-type="float" office:value="4.30137944139449">
                <text:p>4.30137944139449</text:p>
              </table:table-cell>
              <table:table-cell office:value-type="float" office:value="4.32370524527465">
                <text:p>4.323705245274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000000000569">
                <text:p>0.175000000000569</text:p>
              </table:table-cell>
              <table:table-cell office:value-type="float" office:value="0.54977871438">
                <text:p>0.54977871438</text:p>
              </table:table-cell>
              <table:table-cell office:value-type="float" office:value="0.27488935719">
                <text:p>0.27488935719</text:p>
              </table:table-cell>
              <table:table-cell office:value-type="float" office:value="NaN">
                <text:p>NaN</text:p>
              </table:table-cell>
              <table:table-cell office:value-type="float" office:value="0.549367185257397">
                <text:p>0.549367185257397</text:p>
              </table:table-cell>
              <table:table-cell office:value-type="float" office:value="2.84681370026916">
                <text:p>2.84681370026916</text:p>
              </table:table-cell>
              <table:table-cell office:value-type="float" office:value="3.16516801879935">
                <text:p>3.16516801879935</text:p>
              </table:table-cell>
              <table:table-cell office:value-type="float" office:value="3.16569629932924">
                <text:p>3.16569629932924</text:p>
              </table:table-cell>
              <table:table-cell office:value-type="float" office:value="3.4152431010264">
                <text:p>3.4152431010264</text:p>
              </table:table-cell>
              <table:table-cell office:value-type="float" office:value="4.27387602054042">
                <text:p>4.27387602054042</text:p>
              </table:table-cell>
              <table:table-cell office:value-type="float" office:value="4.29588167563881">
                <text:p>4.29588167563881</text:p>
              </table:table-cell>
              <table:table-cell office:value-type="float" office:value="4.68687368309159">
                <text:p>4.686873683091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000000000065">
                <text:p>0.20000000000065</text:p>
              </table:table-cell>
              <table:table-cell office:value-type="float" office:value="0.62831853072">
                <text:p>0.62831853072</text:p>
              </table:table-cell>
              <table:table-cell office:value-type="float" office:value="0.31415926536">
                <text:p>0.31415926536</text:p>
              </table:table-cell>
              <table:table-cell office:value-type="float" office:value="NaN">
                <text:p>NaN</text:p>
              </table:table-cell>
              <table:table-cell office:value-type="float" office:value="0.627848321378201">
                <text:p>0.627848321378201</text:p>
              </table:table-cell>
              <table:table-cell office:value-type="float" office:value="2.80695798933909">
                <text:p>2.80695798933909</text:p>
              </table:table-cell>
              <table:table-cell office:value-type="float" office:value="3.16876555788872">
                <text:p>3.16876555788872</text:p>
              </table:table-cell>
              <table:table-cell office:value-type="float" office:value="3.16945438271909">
                <text:p>3.16945438271909</text:p>
              </table:table-cell>
              <table:table-cell office:value-type="float" office:value="3.45546459032211">
                <text:p>3.45546459032211</text:p>
              </table:table-cell>
              <table:table-cell office:value-type="float" office:value="4.24674210899657">
                <text:p>4.24674210899657</text:p>
              </table:table-cell>
              <table:table-cell office:value-type="float" office:value="4.26832308271834">
                <text:p>4.26832308271834</text:p>
              </table:table-cell>
              <table:table-cell office:value-type="float" office:value="4.7180184639061">
                <text:p>4.71801846390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000000000731">
                <text:p>0.225000000000731</text:p>
              </table:table-cell>
              <table:table-cell office:value-type="float" office:value="0.70685834706">
                <text:p>0.70685834706</text:p>
              </table:table-cell>
              <table:table-cell office:value-type="float" office:value="0.35342917353">
                <text:p>0.35342917353</text:p>
              </table:table-cell>
              <table:table-cell office:value-type="float" office:value="NaN">
                <text:p>NaN</text:p>
              </table:table-cell>
              <table:table-cell office:value-type="float" office:value="0.706329540866919">
                <text:p>0.706329540866919</text:p>
              </table:table-cell>
              <table:table-cell office:value-type="float" office:value="2.76705687007293">
                <text:p>2.76705687007293</text:p>
              </table:table-cell>
              <table:table-cell office:value-type="float" office:value="3.17283829133089">
                <text:p>3.17283829133089</text:p>
              </table:table-cell>
              <table:table-cell office:value-type="float" office:value="3.17370783243691">
                <text:p>3.17370783243691</text:p>
              </table:table-cell>
              <table:table-cell office:value-type="float" office:value="3.4957672108354">
                <text:p>3.4957672108354</text:p>
              </table:table-cell>
              <table:table-cell office:value-type="float" office:value="4.21981579267277">
                <text:p>4.21981579267277</text:p>
              </table:table-cell>
              <table:table-cell office:value-type="float" office:value="4.24101124009763">
                <text:p>4.24101124009763</text:p>
              </table:table-cell>
              <table:table-cell office:value-type="float" office:value="4.74926329553583">
                <text:p>4.749263295535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000000000812">
                <text:p>0.250000000000812</text:p>
              </table:table-cell>
              <table:table-cell office:value-type="float" office:value="0.7853981634">
                <text:p>0.7853981634</text:p>
              </table:table-cell>
              <table:table-cell office:value-type="float" office:value="0.3926990817">
                <text:p>0.3926990817</text:p>
              </table:table-cell>
              <table:table-cell office:value-type="float" office:value="NaN">
                <text:p>NaN</text:p>
              </table:table-cell>
              <table:table-cell office:value-type="float" office:value="0.784810878782559">
                <text:p>0.784810878782559</text:p>
              </table:table-cell>
              <table:table-cell office:value-type="float" office:value="2.72712841155817">
                <text:p>2.72712841155817</text:p>
              </table:table-cell>
              <table:table-cell office:value-type="float" office:value="3.17738459176131">
                <text:p>3.17738459176131</text:p>
              </table:table-cell>
              <table:table-cell office:value-type="float" office:value="3.17845454618236">
                <text:p>3.17845454618236</text:p>
              </table:table-cell>
              <table:table-cell office:value-type="float" office:value="3.53613309038028">
                <text:p>3.53613309038028</text:p>
              </table:table-cell>
              <table:table-cell office:value-type="float" office:value="4.19313108698072">
                <text:p>4.19313108698072</text:p>
              </table:table-cell>
              <table:table-cell office:value-type="float" office:value="4.21395014638287">
                <text:p>4.21395014638287</text:p>
              </table:table-cell>
              <table:table-cell office:value-type="float" office:value="4.7807745906847">
                <text:p>4.78077459068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000000000893">
                <text:p>0.275000000000893</text:p>
              </table:table-cell>
              <table:table-cell office:value-type="float" office:value="0.86393797974">
                <text:p>0.86393797974</text:p>
              </table:table-cell>
              <table:table-cell office:value-type="float" office:value="0.43196898987">
                <text:p>0.43196898987</text:p>
              </table:table-cell>
              <table:table-cell office:value-type="float" office:value="0.175770227902284">
                <text:p>0.175770227902284</text:p>
              </table:table-cell>
              <table:table-cell office:value-type="float" office:value="0.863292378824317">
                <text:p>0.863292378824317</text:p>
              </table:table-cell>
              <table:table-cell office:value-type="float" office:value="2.68718345208594">
                <text:p>2.68718345208594</text:p>
              </table:table-cell>
              <table:table-cell office:value-type="float" office:value="3.18240263899256">
                <text:p>3.18240263899256</text:p>
              </table:table-cell>
              <table:table-cell office:value-type="float" office:value="3.18369219530081">
                <text:p>3.18369219530081</text:p>
              </table:table-cell>
              <table:table-cell office:value-type="float" office:value="3.57654792818659">
                <text:p>3.57654792818659</text:p>
              </table:table-cell>
              <table:table-cell office:value-type="float" office:value="4.16670552644231">
                <text:p>4.16670552644231</text:p>
              </table:table-cell>
              <table:table-cell office:value-type="float" office:value="4.18714217596199">
                <text:p>4.18714217596199</text:p>
              </table:table-cell>
              <table:table-cell office:value-type="float" office:value="4.81254837067994">
                <text:p>4.812548370679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0000000000975">
                <text:p>0.300000000000975</text:p>
              </table:table-cell>
              <table:table-cell office:value-type="float" office:value="0.94247779608">
                <text:p>0.94247779608</text:p>
              </table:table-cell>
              <table:table-cell office:value-type="float" office:value="0.47123889804">
                <text:p>0.47123889804</text:p>
              </table:table-cell>
              <table:table-cell office:value-type="float" office:value="0.257347678405807">
                <text:p>0.257347678405807</text:p>
              </table:table-cell>
              <table:table-cell office:value-type="float" office:value="0.941774094284619">
                <text:p>0.941774094284619</text:p>
              </table:table-cell>
              <table:table-cell office:value-type="float" office:value="2.64722880843464">
                <text:p>2.64722880843464</text:p>
              </table:table-cell>
              <table:table-cell office:value-type="float" office:value="3.18789043059747">
                <text:p>3.18789043059747</text:p>
              </table:table-cell>
              <table:table-cell office:value-type="float" office:value="3.18941823209898">
                <text:p>3.18941823209898</text:p>
              </table:table-cell>
              <table:table-cell office:value-type="float" office:value="3.61699832285422">
                <text:p>3.61699832285422</text:p>
              </table:table-cell>
              <table:table-cell office:value-type="float" office:value="4.14055480112841">
                <text:p>4.14055480112841</text:p>
              </table:table-cell>
              <table:table-cell office:value-type="float" office:value="4.16058956687261">
                <text:p>4.16058956687261</text:p>
              </table:table-cell>
              <table:table-cell office:value-type="float" office:value="4.84457927401664">
                <text:p>4.844579274016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000000001056">
                <text:p>0.325000000001056</text:p>
              </table:table-cell>
              <table:table-cell office:value-type="float" office:value="1.02101761242">
                <text:p>1.02101761242</text:p>
              </table:table-cell>
              <table:table-cell office:value-type="float" office:value="0.51050880621">
                <text:p>0.51050880621</text:p>
              </table:table-cell>
              <table:table-cell office:value-type="float" office:value="0.323462892105723">
                <text:p>0.323462892105723</text:p>
              </table:table-cell>
              <table:table-cell office:value-type="float" office:value="1.02025608895741">
                <text:p>1.02025608895741</text:p>
              </table:table-cell>
              <table:table-cell office:value-type="float" office:value="2.60726888329022">
                <text:p>2.60726888329022</text:p>
              </table:table-cell>
              <table:table-cell office:value-type="float" office:value="3.19384578764613">
                <text:p>3.19384578764613</text:p>
              </table:table-cell>
              <table:table-cell office:value-type="float" office:value="3.19562989740077">
                <text:p>3.19562989740077</text:p>
              </table:table-cell>
              <table:table-cell office:value-type="float" office:value="3.65746883415473">
                <text:p>3.65746883415473</text:p>
              </table:table-cell>
              <table:table-cell office:value-type="float" office:value="4.11469676594708">
                <text:p>4.11469676594708</text:p>
              </table:table-cell>
              <table:table-cell office:value-type="float" office:value="4.13429459608697">
                <text:p>4.13429459608697</text:p>
              </table:table-cell>
              <table:table-cell office:value-type="float" office:value="4.87686271107162">
                <text:p>4.876862711071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0000000001137">
                <text:p>0.350000000001137</text:p>
              </table:table-cell>
              <table:table-cell office:value-type="float" office:value="1.09955742876">
                <text:p>1.09955742876</text:p>
              </table:table-cell>
              <table:table-cell office:value-type="float" office:value="0.54977871438">
                <text:p>0.54977871438</text:p>
              </table:table-cell>
              <table:table-cell office:value-type="float" office:value="0.382224682262869">
                <text:p>0.382224682262869</text:p>
              </table:table-cell>
              <table:table-cell office:value-type="float" office:value="1.09873843806897">
                <text:p>1.09873843806897</text:p>
              </table:table-cell>
              <table:table-cell office:value-type="float" office:value="2.56730655808947">
                <text:p>2.56730655808947</text:p>
              </table:table-cell>
              <table:table-cell office:value-type="float" office:value="3.20026635931878">
                <text:p>3.20026635931878</text:p>
              </table:table-cell>
              <table:table-cell office:value-type="float" office:value="3.20232422853857">
                <text:p>3.20232422853857</text:p>
              </table:table-cell>
              <table:table-cell office:value-type="float" office:value="3.69793775922302">
                <text:p>3.69793775922302</text:p>
              </table:table-cell>
              <table:table-cell office:value-type="float" office:value="4.0891557860372">
                <text:p>4.0891557860372</text:p>
              </table:table-cell>
              <table:table-cell office:value-type="float" office:value="4.10825963631145">
                <text:p>4.10825963631145</text:p>
              </table:table-cell>
              <table:table-cell office:value-type="float" office:value="4.90939465449114">
                <text:p>4.909394654491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000000001218">
                <text:p>0.375000000001218</text:p>
              </table:table-cell>
              <table:table-cell office:value-type="float" office:value="1.1780972451">
                <text:p>1.1780972451</text:p>
              </table:table-cell>
              <table:table-cell office:value-type="float" office:value="0.58904862255">
                <text:p>0.58904862255</text:p>
              </table:table-cell>
              <table:table-cell office:value-type="float" office:value="0.436611083464809">
                <text:p>0.436611083464809</text:p>
              </table:table-cell>
              <table:table-cell office:value-type="float" office:value="1.17722122918741">
                <text:p>1.17722122918741</text:p>
              </table:table-cell>
              <table:table-cell office:value-type="float" office:value="2.52734372466455">
                <text:p>2.52734372466455</text:p>
              </table:table-cell>
              <table:table-cell office:value-type="float" office:value="3.20714962719135">
                <text:p>3.20714962719135</text:p>
              </table:table-cell>
              <table:table-cell office:value-type="float" office:value="3.20949806777154">
                <text:p>3.20949806777154</text:p>
              </table:table-cell>
              <table:table-cell office:value-type="float" office:value="3.73836904461911">
                <text:p>3.73836904461911</text:p>
              </table:table-cell>
              <table:table-cell office:value-type="float" office:value="4.0639707853793">
                <text:p>4.0639707853793</text:p>
              </table:table-cell>
              <table:table-cell office:value-type="float" office:value="4.08248719767192">
                <text:p>4.08248719767192</text:p>
              </table:table-cell>
              <table:table-cell office:value-type="float" office:value="4.94217122987214">
                <text:p>4.942171229872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00000000013">
                <text:p>0.4000000000013</text:p>
              </table:table-cell>
              <table:table-cell office:value-type="float" office:value="1.25663706144">
                <text:p>1.25663706144</text:p>
              </table:table-cell>
              <table:table-cell office:value-type="float" office:value="0.62831853072">
                <text:p>0.62831853072</text:p>
              </table:table-cell>
              <table:table-cell office:value-type="float" office:value="0.488085616948884">
                <text:p>0.488085616948884</text:p>
              </table:table-cell>
              <table:table-cell office:value-type="float" office:value="1.25570456311327">
                <text:p>1.25570456311327</text:p>
              </table:table-cell>
              <table:table-cell office:value-type="float" office:value="2.48738162025316">
                <text:p>2.48738162025316</text:p>
              </table:table-cell>
              <table:table-cell office:value-type="float" office:value="3.21449290935867">
                <text:p>3.21449290935867</text:p>
              </table:table-cell>
              <table:table-cell office:value-type="float" office:value="3.21714807109503">
                <text:p>3.21714807109503</text:p>
              </table:table-cell>
              <table:table-cell office:value-type="float" office:value="3.77869312260872">
                <text:p>3.77869312260872</text:p>
              </table:table-cell>
              <table:table-cell office:value-type="float" office:value="4.03921431213784">
                <text:p>4.03921431213784</text:p>
              </table:table-cell>
              <table:table-cell office:value-type="float" office:value="4.0569799968681">
                <text:p>4.0569799968681</text:p>
              </table:table-cell>
              <table:table-cell office:value-type="float" office:value="4.97518825824052">
                <text:p>4.975188258240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000000001381">
                <text:p>0.425000000001381</text:p>
              </table:table-cell>
              <table:table-cell office:value-type="float" office:value="1.33517687778">
                <text:p>1.33517687778</text:p>
              </table:table-cell>
              <table:table-cell office:value-type="float" office:value="0.66758843889">
                <text:p>0.66758843889</text:p>
              </table:table-cell>
              <table:table-cell office:value-type="float" office:value="0.537484072800243">
                <text:p>0.537484072800243</text:p>
              </table:table-cell>
              <table:table-cell office:value-type="float" office:value="1.33418855477252">
                <text:p>1.33418855477252</text:p>
              </table:table-cell>
              <table:table-cell office:value-type="float" office:value="2.44742105028928">
                <text:p>2.44742105028928</text:p>
              </table:table-cell>
              <table:table-cell office:value-type="float" office:value="3.22229336440032">
                <text:p>3.22229336440032</text:p>
              </table:table-cell>
              <table:table-cell office:value-type="float" office:value="3.22527071740089">
                <text:p>3.22527071740089</text:p>
              </table:table-cell>
              <table:table-cell office:value-type="float" office:value="3.81875139826372">
                <text:p>3.81875139826372</text:p>
              </table:table-cell>
              <table:table-cell office:value-type="float" office:value="4.01504782216251">
                <text:p>4.01504782216251</text:p>
              </table:table-cell>
              <table:table-cell office:value-type="float" office:value="4.03174115516487">
                <text:p>4.03174115516487</text:p>
              </table:table-cell>
              <table:table-cell office:value-type="float" office:value="4.95175641408241">
                <text:p>4.951756414082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0000000001462">
                <text:p>0.450000000001462</text:p>
              </table:table-cell>
              <table:table-cell office:value-type="float" office:value="1.41371669412">
                <text:p>1.41371669412</text:p>
              </table:table-cell>
              <table:table-cell office:value-type="float" office:value="0.70685834706">
                <text:p>0.70685834706</text:p>
              </table:table-cell>
              <table:table-cell office:value-type="float" office:value="0.585330661466067">
                <text:p>0.585330661466067</text:p>
              </table:table-cell>
              <table:table-cell office:value-type="float" office:value="1.41267333409758">
                <text:p>1.41267333409758</text:p>
              </table:table-cell>
              <table:table-cell office:value-type="float" office:value="2.40746254552602">
                <text:p>2.40746254552602</text:p>
              </table:table-cell>
              <table:table-cell office:value-type="float" office:value="3.23054799508407">
                <text:p>3.23054799508407</text:p>
              </table:table-cell>
              <table:table-cell office:value-type="float" office:value="3.23386231792886">
                <text:p>3.23386231792886</text:p>
              </table:table-cell>
              <table:table-cell office:value-type="float" office:value="3.85808770126725">
                <text:p>3.85808770126725</text:p>
              </table:table-cell>
              <table:table-cell office:value-type="float" office:value="3.99192932439374">
                <text:p>3.99192932439374</text:p>
              </table:table-cell>
              <table:table-cell office:value-type="float" office:value="4.00677507305303">
                <text:p>4.00677507305303</text:p>
              </table:table-cell>
              <table:table-cell office:value-type="float" office:value="4.87271802201354">
                <text:p>4.872718022013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000000001543">
                <text:p>0.475000000001543</text:p>
              </table:table-cell>
              <table:table-cell office:value-type="float" office:value="1.49225651046">
                <text:p>1.49225651046</text:p>
              </table:table-cell>
              <table:table-cell office:value-type="float" office:value="0.74612825523">
                <text:p>0.74612825523</text:p>
              </table:table-cell>
              <table:table-cell office:value-type="float" office:value="0.631976082400942">
                <text:p>0.631976082400942</text:p>
              </table:table-cell>
              <table:table-cell office:value-type="float" office:value="1.49115904688093">
                <text:p>1.49115904688093</text:p>
              </table:table-cell>
              <table:table-cell office:value-type="float" office:value="2.36750648099614">
                <text:p>2.36750648099614</text:p>
              </table:table-cell>
              <table:table-cell office:value-type="float" office:value="3.2392536516348">
                <text:p>3.2392536516348</text:p>
              </table:table-cell>
              <table:table-cell office:value-type="float" office:value="3.24291902595741">
                <text:p>3.24291902595741</text:p>
              </table:table-cell>
              <table:table-cell office:value-type="float" office:value="3.89478475736694">
                <text:p>3.89478475736694</text:p>
              </table:table-cell>
              <table:table-cell office:value-type="float" office:value="3.97176862276918">
                <text:p>3.97176862276918</text:p>
              </table:table-cell>
              <table:table-cell office:value-type="float" office:value="3.9820956920012">
                <text:p>3.9820956920012</text:p>
              </table:table-cell>
              <table:table-cell office:value-type="float" office:value="4.79371282838428">
                <text:p>4.793712828384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0000000001624">
                <text:p>0.500000000001624</text:p>
              </table:table-cell>
              <table:table-cell office:value-type="float" office:value="1.5707963268">
                <text:p>1.5707963268</text:p>
              </table:table-cell>
              <table:table-cell office:value-type="float" office:value="0.7853981634">
                <text:p>0.7853981634</text:p>
              </table:table-cell>
              <table:table-cell office:value-type="float" office:value="0.677666278662287">
                <text:p>0.677666278662287</text:p>
              </table:table-cell>
              <table:table-cell office:value-type="float" office:value="1.56964585563551">
                <text:p>1.56964585563551</text:p>
              </table:table-cell>
              <table:table-cell office:value-type="float" office:value="2.32755317440364">
                <text:p>2.32755317440364</text:p>
              </table:table-cell>
              <table:table-cell office:value-type="float" office:value="3.24840703435352">
                <text:p>3.24840703435352</text:p>
              </table:table-cell>
              <table:table-cell office:value-type="float" office:value="3.25243684668635">
                <text:p>3.25243684668635</text:p>
              </table:table-cell>
              <table:table-cell office:value-type="float" office:value="3.91679445717104">
                <text:p>3.91679445717104</text:p>
              </table:table-cell>
              <table:table-cell office:value-type="float" office:value="3.95756676399811">
                <text:p>3.95756676399811</text:p>
              </table:table-cell>
              <table:table-cell office:value-type="float" office:value="3.96675675497082">
                <text:p>3.96675675497082</text:p>
              </table:table-cell>
              <table:table-cell office:value-type="float" office:value="4.71473939718363">
                <text:p>4.714739397183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000000001706">
                <text:p>0.525000000001706</text:p>
              </table:table-cell>
              <table:table-cell office:value-type="float" office:value="1.64933614314">
                <text:p>1.64933614314</text:p>
              </table:table-cell>
              <table:table-cell office:value-type="float" office:value="0.82466807157">
                <text:p>0.82466807157</text:p>
              </table:table-cell>
              <table:table-cell office:value-type="float" office:value="0.722580002553019">
                <text:p>0.722580002553019</text:p>
              </table:table-cell>
              <table:table-cell office:value-type="float" office:value="1.64813394042921">
                <text:p>1.64813394042921</text:p>
              </table:table-cell>
              <table:table-cell office:value-type="float" office:value="2.28760297648119">
                <text:p>2.28760297648119</text:p>
              </table:table-cell>
              <table:table-cell office:value-type="float" office:value="3.25800469524234">
                <text:p>3.25800469524234</text:p>
              </table:table-cell>
              <table:table-cell office:value-type="float" office:value="3.26241164723586">
                <text:p>3.26241164723586</text:p>
              </table:table-cell>
              <table:table-cell office:value-type="float" office:value="3.90705381192704">
                <text:p>3.90705381192704</text:p>
              </table:table-cell>
              <table:table-cell office:value-type="float" office:value="3.93348167878477">
                <text:p>3.93348167878477</text:p>
              </table:table-cell>
              <table:table-cell office:value-type="float" office:value="3.99367018694831">
                <text:p>3.99367018694831</text:p>
              </table:table-cell>
              <table:table-cell office:value-type="float" office:value="4.63579632814237">
                <text:p>4.635796328142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0000000001787">
                <text:p>0.550000000001787</text:p>
              </table:table-cell>
              <table:table-cell office:value-type="float" office:value="1.72787595948">
                <text:p>1.72787595948</text:p>
              </table:table-cell>
              <table:table-cell office:value-type="float" office:value="0.86393797974">
                <text:p>0.86393797974</text:p>
              </table:table-cell>
              <table:table-cell office:value-type="float" office:value="0.766850806988398">
                <text:p>0.766850806988398</text:p>
              </table:table-cell>
              <table:table-cell office:value-type="float" office:value="1.72662349970947">
                <text:p>1.72662349970947</text:p>
              </table:table-cell>
              <table:table-cell office:value-type="float" office:value="2.2476563636884">
                <text:p>2.2476563636884</text:p>
              </table:table-cell>
              <table:table-cell office:value-type="float" office:value="3.26804303817655">
                <text:p>3.26804303817655</text:p>
              </table:table-cell>
              <table:table-cell office:value-type="float" office:value="3.27283916672774">
                <text:p>3.27283916672774</text:p>
              </table:table-cell>
              <table:table-cell office:value-type="float" office:value="3.88690444864373">
                <text:p>3.88690444864373</text:p>
              </table:table-cell>
              <table:table-cell office:value-type="float" office:value="3.9096283780565">
                <text:p>3.9096283780565</text:p>
              </table:table-cell>
              <table:table-cell office:value-type="float" office:value="4.03138638003344">
                <text:p>4.03138638003344</text:p>
              </table:table-cell>
              <table:table-cell office:value-type="float" office:value="4.55688225675015">
                <text:p>4.556882256750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000000001868">
                <text:p>0.575000000001868</text:p>
              </table:table-cell>
              <table:table-cell office:value-type="float" office:value="1.80641577582">
                <text:p>1.80641577582</text:p>
              </table:table-cell>
              <table:table-cell office:value-type="float" office:value="0.90320788791">
                <text:p>0.90320788791</text:p>
              </table:table-cell>
              <table:table-cell office:value-type="float" office:value="0.810580616748605">
                <text:p>0.810580616748605</text:p>
              </table:table-cell>
              <table:table-cell office:value-type="float" office:value="1.80511475111225">
                <text:p>1.80511475111225</text:p>
              </table:table-cell>
              <table:table-cell office:value-type="float" office:value="2.20771404357431">
                <text:p>2.20771404357431</text:p>
              </table:table-cell>
              <table:table-cell office:value-type="float" office:value="3.27851831695043">
                <text:p>3.27851831695043</text:p>
              </table:table-cell>
              <table:table-cell office:value-type="float" office:value="3.2837150263624">
                <text:p>3.2837150263624</text:p>
              </table:table-cell>
              <table:table-cell office:value-type="float" office:value="3.86500794617322">
                <text:p>3.86500794617322</text:p>
              </table:table-cell>
              <table:table-cell office:value-type="float" office:value="3.88605597191061">
                <text:p>3.88605597191061</text:p>
              </table:table-cell>
              <table:table-cell office:value-type="float" office:value="4.07120181205539">
                <text:p>4.07120181205539</text:p>
              </table:table-cell>
              <table:table-cell office:value-type="float" office:value="4.47799585424683">
                <text:p>4.477995854246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0000000001949">
                <text:p>0.600000000001949</text:p>
              </table:table-cell>
              <table:table-cell office:value-type="float" office:value="1.88495559216">
                <text:p>1.88495559216</text:p>
              </table:table-cell>
              <table:table-cell office:value-type="float" office:value="0.94247779608">
                <text:p>0.94247779608</text:p>
              </table:table-cell>
              <table:table-cell office:value-type="float" office:value="0.853848446578487">
                <text:p>0.853848446578487</text:p>
              </table:table-cell>
              <table:table-cell office:value-type="float" office:value="1.88360793226048">
                <text:p>1.88360793226048</text:p>
              </table:table-cell>
              <table:table-cell office:value-type="float" office:value="2.16777708495263">
                <text:p>2.16777708495263</text:p>
              </table:table-cell>
              <table:table-cell office:value-type="float" office:value="3.28942663019899">
                <text:p>3.28942663019899</text:p>
              </table:table-cell>
              <table:table-cell office:value-type="float" office:value="3.29503473944552">
                <text:p>3.29503473944552</text:p>
              </table:table-cell>
              <table:table-cell office:value-type="float" office:value="3.84276988932088">
                <text:p>3.84276988932088</text:p>
              </table:table-cell>
              <table:table-cell office:value-type="float" office:value="3.86277104645875">
                <text:p>3.86277104645875</text:p>
              </table:table-cell>
              <table:table-cell office:value-type="float" office:value="4.11171158434307">
                <text:p>4.11171158434307</text:p>
              </table:table-cell>
              <table:table-cell office:value-type="float" office:value="4.39913582759084">
                <text:p>4.399135827590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00000000203">
                <text:p>0.62500000000203</text:p>
              </table:table-cell>
              <table:table-cell office:value-type="float" office:value="1.9634954085">
                <text:p>1.9634954085</text:p>
              </table:table-cell>
              <table:table-cell office:value-type="float" office:value="0.98174770425">
                <text:p>0.98174770425</text:p>
              </table:table-cell>
              <table:table-cell office:value-type="float" office:value="0.896716163375514">
                <text:p>0.896716163375514</text:p>
              </table:table-cell>
              <table:table-cell office:value-type="float" office:value="1.96210330153305">
                <text:p>1.96210330153305</text:p>
              </table:table-cell>
              <table:table-cell office:value-type="float" office:value="2.12784708924718">
                <text:p>2.12784708924718</text:p>
              </table:table-cell>
              <table:table-cell office:value-type="float" office:value="3.3007639116735">
                <text:p>3.3007639116735</text:p>
              </table:table-cell>
              <table:table-cell office:value-type="float" office:value="3.3067937212652">
                <text:p>3.3067937212652</text:p>
              </table:table-cell>
              <table:table-cell office:value-type="float" office:value="3.82055803227182">
                <text:p>3.82055803227182</text:p>
              </table:table-cell>
              <table:table-cell office:value-type="float" office:value="3.83977788610013">
                <text:p>3.83977788610013</text:p>
              </table:table-cell>
              <table:table-cell office:value-type="float" office:value="4.15255099697482">
                <text:p>4.15255099697482</text:p>
              </table:table-cell>
              <table:table-cell office:value-type="float" office:value="4.32030091939958">
                <text:p>4.320300919399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0000000002112">
                <text:p>0.650000000002112</text:p>
              </table:table-cell>
              <table:table-cell office:value-type="float" office:value="2.04203522484">
                <text:p>2.04203522484</text:p>
              </table:table-cell>
              <table:table-cell office:value-type="float" office:value="1.02101761242">
                <text:p>1.02101761242</text:p>
              </table:table-cell>
              <table:table-cell office:value-type="float" office:value="0.93923234944253">
                <text:p>0.93923234944253</text:p>
              </table:table-cell>
              <table:table-cell office:value-type="float" office:value="2.04060113883952">
                <text:p>2.04060113883952</text:p>
              </table:table-cell>
              <table:table-cell office:value-type="float" office:value="2.08792642705421">
                <text:p>2.08792642705421</text:p>
              </table:table-cell>
              <table:table-cell office:value-type="float" office:value="3.31252591353864">
                <text:p>3.31252591353864</text:p>
              </table:table-cell>
              <table:table-cell office:value-type="float" office:value="3.31898729874969">
                <text:p>3.31898729874969</text:p>
              </table:table-cell>
              <table:table-cell office:value-type="float" office:value="3.79850920027465">
                <text:p>3.79850920027465</text:p>
              </table:table-cell>
              <table:table-cell office:value-type="float" office:value="3.81708038602423">
                <text:p>3.81708038602423</text:p>
              </table:table-cell>
              <table:table-cell office:value-type="float" office:value="4.19358668360051">
                <text:p>4.19358668360051</text:p>
              </table:table-cell>
              <table:table-cell office:value-type="float" office:value="4.24148990787031">
                <text:p>4.241489907870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000000002193">
                <text:p>0.675000000002193</text:p>
              </table:table-cell>
              <table:table-cell office:value-type="float" office:value="2.12057504118">
                <text:p>2.12057504118</text:p>
              </table:table-cell>
              <table:table-cell office:value-type="float" office:value="1.06028752059">
                <text:p>1.06028752059</text:p>
              </table:table-cell>
              <table:table-cell office:value-type="float" office:value="0.981434868518246">
                <text:p>0.981434868518246</text:p>
              </table:table-cell>
              <table:table-cell office:value-type="float" office:value="2.04801857735421">
                <text:p>2.04801857735421</text:p>
              </table:table-cell>
              <table:table-cell office:value-type="float" office:value="2.11910174635656">
                <text:p>2.11910174635656</text:p>
              </table:table-cell>
              <table:table-cell office:value-type="float" office:value="3.32470817888338">
                <text:p>3.32470817888338</text:p>
              </table:table-cell>
              <table:table-cell office:value-type="float" office:value="3.33161071975306">
                <text:p>3.33161071975306</text:p>
              </table:table-cell>
              <table:table-cell office:value-type="float" office:value="3.77668713086728">
                <text:p>3.77668713086728</text:p>
              </table:table-cell>
              <table:table-cell office:value-type="float" office:value="3.79468239120483">
                <text:p>3.79468239120483</text:p>
              </table:table-cell>
              <table:table-cell office:value-type="float" office:value="4.16270160667384">
                <text:p>4.16270160667384</text:p>
              </table:table-cell>
              <table:table-cell office:value-type="float" office:value="4.23475836173929">
                <text:p>4.234758361739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00000000002274">
                <text:p>0.700000000002274</text:p>
              </table:table-cell>
              <table:table-cell office:value-type="float" office:value="2.19911485752">
                <text:p>2.19911485752</text:p>
              </table:table-cell>
              <table:table-cell office:value-type="float" office:value="1.09955742876">
                <text:p>1.09955742876</text:p>
              </table:table-cell>
              <table:table-cell office:value-type="float" office:value="1.02335246637376">
                <text:p>1.02335246637376</text:p>
              </table:table-cell>
              <table:table-cell office:value-type="float" office:value="2.00812863051797">
                <text:p>2.00812863051797</text:p>
              </table:table-cell>
              <table:table-cell office:value-type="float" office:value="2.19760544926341">
                <text:p>2.19760544926341</text:p>
              </table:table-cell>
              <table:table-cell office:value-type="float" office:value="3.33730599720293">
                <text:p>3.33730599720293</text:p>
              </table:table-cell>
              <table:table-cell office:value-type="float" office:value="3.34465916181152">
                <text:p>3.34465916181152</text:p>
              </table:table-cell>
              <table:table-cell office:value-type="float" office:value="3.75512682794482">
                <text:p>3.75512682794482</text:p>
              </table:table-cell>
              <table:table-cell office:value-type="float" office:value="3.77258778963863">
                <text:p>3.77258778963863</text:p>
              </table:table-cell>
              <table:table-cell office:value-type="float" office:value="4.08393486482995">
                <text:p>4.08393486482995</text:p>
              </table:table-cell>
              <table:table-cell office:value-type="float" office:value="4.27603428692056">
                <text:p>4.276034286920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000000002355">
                <text:p>0.725000000002355</text:p>
              </table:table-cell>
              <table:table-cell office:value-type="float" office:value="2.27765467386">
                <text:p>2.27765467386</text:p>
              </table:table-cell>
              <table:table-cell office:value-type="float" office:value="1.13882733693">
                <text:p>1.13882733693</text:p>
              </table:table-cell>
              <table:table-cell office:value-type="float" office:value="1.06500555163765">
                <text:p>1.06500555163765</text:p>
              </table:table-cell>
              <table:table-cell office:value-type="float" office:value="1.96826405887938">
                <text:p>1.96826405887938</text:p>
              </table:table-cell>
              <table:table-cell office:value-type="float" office:value="2.27611259644747">
                <text:p>2.27611259644747</text:p>
              </table:table-cell>
              <table:table-cell office:value-type="float" office:value="3.35031433206886">
                <text:p>3.35031433206886</text:p>
              </table:table-cell>
              <table:table-cell office:value-type="float" office:value="3.35812774006324">
                <text:p>3.35812774006324</text:p>
              </table:table-cell>
              <table:table-cell office:value-type="float" office:value="3.7338503185351">
                <text:p>3.7338503185351</text:p>
              </table:table-cell>
              <table:table-cell office:value-type="float" office:value="3.7508005452702">
                <text:p>3.7508005452702</text:p>
              </table:table-cell>
              <table:table-cell office:value-type="float" office:value="4.00518856655138">
                <text:p>4.00518856655138</text:p>
              </table:table-cell>
              <table:table-cell office:value-type="float" office:value="4.31739531725894">
                <text:p>4.317395317258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0000000002437">
                <text:p>0.750000000002437</text:p>
              </table:table-cell>
              <table:table-cell office:value-type="float" office:value="2.3561944902">
                <text:p>2.3561944902</text:p>
              </table:table-cell>
              <table:table-cell office:value-type="float" office:value="1.1780972451">
                <text:p>1.1780972451</text:p>
              </table:table-cell>
              <table:table-cell office:value-type="float" office:value="1.10640613608485">
                <text:p>1.10640613608485</text:p>
              </table:table-cell>
              <table:table-cell office:value-type="float" office:value="1.92843593872142">
                <text:p>1.92843593872142</text:p>
              </table:table-cell>
              <table:table-cell office:value-type="float" office:value="2.35462356120373">
                <text:p>2.35462356120373</text:p>
              </table:table-cell>
              <table:table-cell office:value-type="float" office:value="3.36372770171285">
                <text:p>3.36372770171285</text:p>
              </table:table-cell>
              <table:table-cell office:value-type="float" office:value="3.37201151385963">
                <text:p>3.37201151385963</text:p>
              </table:table-cell>
              <table:table-cell office:value-type="float" office:value="3.71287328083312">
                <text:p>3.71287328083312</text:p>
              </table:table-cell>
              <table:table-cell office:value-type="float" office:value="3.7293247123677">
                <text:p>3.7293247123677</text:p>
              </table:table-cell>
              <table:table-cell office:value-type="float" office:value="3.92646163107586">
                <text:p>3.92646163107586</text:p>
              </table:table-cell>
              <table:table-cell office:value-type="float" office:value="4.35882804597964">
                <text:p>4.358828045979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000000002518">
                <text:p>0.775000000002518</text:p>
              </table:table-cell>
              <table:table-cell office:value-type="float" office:value="2.43473430654">
                <text:p>2.43473430654</text:p>
              </table:table-cell>
              <table:table-cell office:value-type="float" office:value="1.21736715327">
                <text:p>1.21736715327</text:p>
              </table:table-cell>
              <table:table-cell office:value-type="float" office:value="1.14755670291752">
                <text:p>1.14755670291752</text:p>
              </table:table-cell>
              <table:table-cell office:value-type="float" office:value="1.88866096437849">
                <text:p>1.88866096437849</text:p>
              </table:table-cell>
              <table:table-cell office:value-type="float" office:value="2.43313874190643">
                <text:p>2.43313874190643</text:p>
              </table:table-cell>
              <table:table-cell office:value-type="float" office:value="3.37753997626387">
                <text:p>3.37753997626387</text:p>
              </table:table-cell>
              <table:table-cell office:value-type="float" office:value="3.3863054911675">
                <text:p>3.3863054911675</text:p>
              </table:table-cell>
              <table:table-cell office:value-type="float" office:value="3.69220828014555">
                <text:p>3.69220828014555</text:p>
              </table:table-cell>
              <table:table-cell office:value-type="float" office:value="3.70816444427031">
                <text:p>3.70816444427031</text:p>
              </table:table-cell>
              <table:table-cell office:value-type="float" office:value="3.84775301246667">
                <text:p>3.84775301246667</text:p>
              </table:table-cell>
              <table:table-cell office:value-type="float" office:value="4.40032119206067">
                <text:p>4.400321192060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00000000002599">
                <text:p>0.800000000002599</text:p>
              </table:table-cell>
              <table:table-cell office:value-type="float" office:value="2.51327412288">
                <text:p>2.51327412288</text:p>
              </table:table-cell>
              <table:table-cell office:value-type="float" office:value="1.25663706144">
                <text:p>1.25663706144</text:p>
              </table:table-cell>
              <table:table-cell office:value-type="float" office:value="1.18844741248787">
                <text:p>1.18844741248787</text:p>
              </table:table-cell>
              <table:table-cell office:value-type="float" office:value="1.84896491967065">
                <text:p>1.84896491967065</text:p>
              </table:table-cell>
              <table:table-cell office:value-type="float" office:value="2.51165856266698">
                <text:p>2.51165856266698</text:p>
              </table:table-cell>
              <table:table-cell office:value-type="float" office:value="3.39174401959014">
                <text:p>3.39174401959014</text:p>
              </table:table-cell>
              <table:table-cell office:value-type="float" office:value="3.40100462900822">
                <text:p>3.40100462900822</text:p>
              </table:table-cell>
              <table:table-cell office:value-type="float" office:value="3.6718666715099">
                <text:p>3.6718666715099</text:p>
              </table:table-cell>
              <table:table-cell office:value-type="float" office:value="3.6873240024318">
                <text:p>3.6873240024318</text:p>
              </table:table-cell>
              <table:table-cell office:value-type="float" office:value="3.76906169939561">
                <text:p>3.76906169939561</text:p>
              </table:table-cell>
              <table:table-cell office:value-type="float" office:value="4.44186306489243">
                <text:p>4.441863064892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000000002681">
                <text:p>0.825000000002681</text:p>
              </table:table-cell>
              <table:table-cell office:value-type="float" office:value="2.59181393922">
                <text:p>2.59181393922</text:p>
              </table:table-cell>
              <table:table-cell office:value-type="float" office:value="1.29590696961">
                <text:p>1.29590696961</text:p>
              </table:table-cell>
              <table:table-cell office:value-type="float" office:value="1.22905031703095">
                <text:p>1.22905031703095</text:p>
              </table:table-cell>
              <table:table-cell office:value-type="float" office:value="1.80938898729097">
                <text:p>1.80938898729097</text:p>
              </table:table-cell>
              <table:table-cell office:value-type="float" office:value="2.59018347397004">
                <text:p>2.59018347397004</text:p>
              </table:table-cell>
              <table:table-cell office:value-type="float" office:value="3.40633102250617">
                <text:p>3.40633102250617</text:p>
              </table:table-cell>
              <table:table-cell office:value-type="float" office:value="3.41610382620125">
                <text:p>3.41610382620125</text:p>
              </table:table-cell>
              <table:table-cell office:value-type="float" office:value="3.65186010974834">
                <text:p>3.65186010974834</text:p>
              </table:table-cell>
              <table:table-cell office:value-type="float" office:value="3.66680777116552">
                <text:p>3.66680777116552</text:p>
              </table:table-cell>
              <table:table-cell office:value-type="float" office:value="3.69038671490075">
                <text:p>3.69038671490075</text:p>
              </table:table-cell>
              <table:table-cell office:value-type="float" office:value="4.48343890361771">
                <text:p>4.483438903617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0000000002762">
                <text:p>0.850000000002762</text:p>
              </table:table-cell>
              <table:table-cell office:value-type="float" office:value="2.67035375556">
                <text:p>2.67035375556</text:p>
              </table:table-cell>
              <table:table-cell office:value-type="float" office:value="1.33517687778">
                <text:p>1.33517687778</text:p>
              </table:table-cell>
              <table:table-cell office:value-type="float" office:value="1.26930753973937">
                <text:p>1.26930753973937</text:p>
              </table:table-cell>
              <table:table-cell office:value-type="float" office:value="1.77000197767409">
                <text:p>1.77000197767409</text:p>
              </table:table-cell>
              <table:table-cell office:value-type="float" office:value="2.66871395329693">
                <text:p>2.66871395329693</text:p>
              </table:table-cell>
              <table:table-cell office:value-type="float" office:value="3.42128917346252">
                <text:p>3.42128917346252</text:p>
              </table:table-cell>
              <table:table-cell office:value-type="float" office:value="3.43159789973884">
                <text:p>3.43159789973884</text:p>
              </table:table-cell>
              <table:table-cell office:value-type="float" office:value="3.61172711612735">
                <text:p>3.61172711612735</text:p>
              </table:table-cell>
              <table:table-cell office:value-type="float" office:value="3.63220236574286">
                <text:p>3.63220236574286</text:p>
              </table:table-cell>
              <table:table-cell office:value-type="float" office:value="3.64662028747736">
                <text:p>3.64662028747736</text:p>
              </table:table-cell>
              <table:table-cell office:value-type="float" office:value="4.52502679993874">
                <text:p>4.525026799938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000000002843">
                <text:p>0.875000000002843</text:p>
              </table:table-cell>
              <table:table-cell office:value-type="float" office:value="2.7488935719">
                <text:p>2.7488935719</text:p>
              </table:table-cell>
              <table:table-cell office:value-type="float" office:value="1.37444678595">
                <text:p>1.37444678595</text:p>
              </table:table-cell>
              <table:table-cell office:value-type="float" office:value="1.30910593449556">
                <text:p>1.30910593449556</text:p>
              </table:table-cell>
              <table:table-cell office:value-type="float" office:value="1.73092598752806">
                <text:p>1.73092598752806</text:p>
              </table:table-cell>
              <table:table-cell office:value-type="float" office:value="2.74725050571924">
                <text:p>2.74725050571924</text:p>
              </table:table-cell>
              <table:table-cell office:value-type="float" office:value="3.43660076018">
                <text:p>3.43660076018</text:p>
              </table:table-cell>
              <table:table-cell office:value-type="float" office:value="3.44748152225298">
                <text:p>3.44748152225298</text:p>
              </table:table-cell>
              <table:table-cell office:value-type="float" office:value="3.53308199403864">
                <text:p>3.53308199403864</text:p>
              </table:table-cell>
              <table:table-cell office:value-type="float" office:value="3.61291251900253">
                <text:p>3.61291251900253</text:p>
              </table:table-cell>
              <table:table-cell office:value-type="float" office:value="3.62676630887815">
                <text:p>3.62676630887815</text:p>
              </table:table-cell>
              <table:table-cell office:value-type="float" office:value="4.56658962316488">
                <text:p>4.566589623164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0000000002924">
                <text:p>0.900000000002924</text:p>
              </table:table-cell>
              <table:table-cell office:value-type="float" office:value="2.82743338824">
                <text:p>2.82743338824</text:p>
              </table:table-cell>
              <table:table-cell office:value-type="float" office:value="1.41371669412">
                <text:p>1.41371669412</text:p>
              </table:table-cell>
              <table:table-cell office:value-type="float" office:value="1.3482178661704">
                <text:p>1.3482178661704</text:p>
              </table:table-cell>
              <table:table-cell office:value-type="float" office:value="1.69239586735382">
                <text:p>1.69239586735382</text:p>
              </table:table-cell>
              <table:table-cell office:value-type="float" office:value="2.82579366448187">
                <text:p>2.82579366448187</text:p>
              </table:table-cell>
              <table:table-cell office:value-type="float" office:value="3.4522350446574">
                <text:p>3.4522350446574</text:p>
              </table:table-cell>
              <table:table-cell office:value-type="float" office:value="3.45445047311305">
                <text:p>3.45445047311305</text:p>
              </table:table-cell>
              <table:table-cell office:value-type="float" office:value="3.4637490530822">
                <text:p>3.4637490530822</text:p>
              </table:table-cell>
              <table:table-cell office:value-type="float" office:value="3.59402226676013">
                <text:p>3.59402226676013</text:p>
              </table:table-cell>
              <table:table-cell office:value-type="float" office:value="3.60725098694126">
                <text:p>3.60725098694126</text:p>
              </table:table-cell>
              <table:table-cell office:value-type="float" office:value="4.60805579777082">
                <text:p>4.608055797770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000000003006">
                <text:p>0.925000000003006</text:p>
              </table:table-cell>
              <table:table-cell office:value-type="float" office:value="2.90597320458">
                <text:p>2.90597320458</text:p>
              </table:table-cell>
              <table:table-cell office:value-type="float" office:value="1.45298660229">
                <text:p>1.45298660229</text:p>
              </table:table-cell>
              <table:table-cell office:value-type="float" office:value="1.38614512928083">
                <text:p>1.38614512928083</text:p>
              </table:table-cell>
              <table:table-cell office:value-type="float" office:value="1.65491549413064">
                <text:p>1.65491549413064</text:p>
              </table:table-cell>
              <table:table-cell office:value-type="float" office:value="2.90434399155931">
                <text:p>2.90434399155931</text:p>
              </table:table-cell>
              <table:table-cell office:value-type="float" office:value="3.37583171101269">
                <text:p>3.37583171101269</text:p>
              </table:table-cell>
              <table:table-cell office:value-type="float" office:value="3.46812754753619">
                <text:p>3.46812754753619</text:p>
              </table:table-cell>
              <table:table-cell office:value-type="float" office:value="3.48039401570984">
                <text:p>3.48039401570984</text:p>
              </table:table-cell>
              <table:table-cell office:value-type="float" office:value="3.57559675730949">
                <text:p>3.57559675730949</text:p>
              </table:table-cell>
              <table:table-cell office:value-type="float" office:value="3.58808039435025">
                <text:p>3.58808039435025</text:p>
              </table:table-cell>
              <table:table-cell office:value-type="float" office:value="4.64926410129698">
                <text:p>4.649264101296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0000000003087">
                <text:p>0.950000000003087</text:p>
              </table:table-cell>
              <table:table-cell office:value-type="float" office:value="2.98451302092">
                <text:p>2.98451302092</text:p>
              </table:table-cell>
              <table:table-cell office:value-type="float" office:value="1.49225651046">
                <text:p>1.49225651046</text:p>
              </table:table-cell>
              <table:table-cell office:value-type="float" office:value="1.42164087695596">
                <text:p>1.42164087695596</text:p>
              </table:table-cell>
              <table:table-cell office:value-type="float" office:value="1.61973598743938">
                <text:p>1.61973598743938</text:p>
              </table:table-cell>
              <table:table-cell office:value-type="float" office:value="2.98290207819974">
                <text:p>2.98290207819974</text:p>
              </table:table-cell>
              <table:table-cell office:value-type="float" office:value="3.29722489823699">
                <text:p>3.29722489823699</text:p>
              </table:table-cell>
              <table:table-cell office:value-type="float" office:value="3.484102600915">
                <text:p>3.484102600915</text:p>
              </table:table-cell>
              <table:table-cell office:value-type="float" office:value="3.49740698822043">
                <text:p>3.49740698822043</text:p>
              </table:table-cell>
              <table:table-cell office:value-type="float" office:value="3.55781211021775">
                <text:p>3.55781211021775</text:p>
              </table:table-cell>
              <table:table-cell office:value-type="float" office:value="3.56926364169262">
                <text:p>3.56926364169262</text:p>
              </table:table-cell>
              <table:table-cell office:value-type="float" office:value="4.68975926820929">
                <text:p>4.689759268209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000000003168">
                <text:p>0.975000000003168</text:p>
              </table:table-cell>
              <table:table-cell office:value-type="float" office:value="3.06305283726">
                <text:p>3.06305283726</text:p>
              </table:table-cell>
              <table:table-cell office:value-type="float" office:value="1.53152641863">
                <text:p>1.53152641863</text:p>
              </table:table-cell>
              <table:table-cell office:value-type="float" office:value="1.45104795174532">
                <text:p>1.45104795174532</text:p>
              </table:table-cell>
              <table:table-cell office:value-type="float" office:value="1.59051748483928">
                <text:p>1.59051748483928</text:p>
              </table:table-cell>
              <table:table-cell office:value-type="float" office:value="3.06146854543789">
                <text:p>3.06146854543789</text:p>
              </table:table-cell>
              <table:table-cell office:value-type="float" office:value="3.21862925774704">
                <text:p>3.21862925774704</text:p>
              </table:table-cell>
              <table:table-cell office:value-type="float" office:value="3.49943493239168">
                <text:p>3.49943493239168</text:p>
              </table:table-cell>
              <table:table-cell office:value-type="float" office:value="3.51476088265963">
                <text:p>3.51476088265963</text:p>
              </table:table-cell>
              <table:table-cell office:value-type="float" office:value="3.54139383695561">
                <text:p>3.54139383695561</text:p>
              </table:table-cell>
              <table:table-cell office:value-type="float" office:value="3.55082764592174">
                <text:p>3.55082764592174</text:p>
              </table:table-cell>
              <table:table-cell office:value-type="float" office:value="4.72765918842862">
                <text:p>4.727659188428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0000000000325">
                <text:p>1.00000000000325</text:p>
              </table:table-cell>
              <table:table-cell office:value-type="float" office:value="3.1415926536">
                <text:p>3.1415926536</text:p>
              </table:table-cell>
              <table:table-cell office:value-type="float" office:value="1.5707963268">
                <text:p>1.5707963268</text:p>
              </table:table-cell>
              <table:table-cell office:value-type="float" office:value="1.46412109387576">
                <text:p>1.46412109387576</text:p>
              </table:table-cell>
              <table:table-cell office:value-type="float" office:value="1.57750700608862">
                <text:p>1.57750700608862</text:p>
              </table:table-cell>
              <table:table-cell office:value-type="float" office:value="3.14004404457743">
                <text:p>3.14004404457743</text:p>
              </table:table-cell>
              <table:table-cell office:value-type="float" office:value="3.14004404459778">
                <text:p>3.14004404459778</text:p>
              </table:table-cell>
              <table:table-cell office:value-type="float" office:value="3.50865820171614">
                <text:p>3.50865820171614</text:p>
              </table:table-cell>
              <table:table-cell office:value-type="float" office:value="3.53083483134967">
                <text:p>3.53083483134967</text:p>
              </table:table-cell>
              <table:table-cell office:value-type="float" office:value="3.5317933134066">
                <text:p>3.5317933134066</text:p>
              </table:table-cell>
              <table:table-cell office:value-type="float" office:value="3.53440826786475">
                <text:p>3.53440826786475</text:p>
              </table:table-cell>
              <table:table-cell office:value-type="float" office:value="4.74968135044885">
                <text:p>4.749681350448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automatic" chart:symbol-width="0.15cm" chart:symbol-height="0.15cm">
        <chart:symbol-image xlink:href="Pictures/2000000D000000FD000000FDEDDD9018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15cm" chart:symbol-height="0.15cm">
        <chart:symbol-image xlink:href="Pictures/20000011000000DD000000DDAC1C8ECE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355cm" svg:height="18.641cm" xlink:href=".." xlink:type="simple" chart:class="chart:scatter" chart:style-name="ch1">
        <chart:legend chart:legend-position="end" svg:x="15.138cm" svg:y="6.531cm" style:legend-expansion="high" chart:style-name="ch2"/>
        <chart:plot-area chart:style-name="ch3" table:cell-range-address="4x4.M2:4x4.V42 4x4.W1:4x4.X42 4x4.N1:4x4.V1" chart:data-source-has-labels="row" svg:x="0.797cm" svg:y="1.623cm" svg:width="13.647cm" svg:height="16.226cm">
          <chartooo:coordinate-region svg:x="1.233cm" svg:y="1.822cm" svg:width="12.971cm" svg:height="15.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4x4.W2:4x4.W42" chart:label-cell-address="4x4.W1:4x4.W1" chart:class="chart:scatter">
            <chart:domain table:cell-range-address="4x4.M2:4x4.M42"/>
            <chart:data-point chart:repeated="41"/>
          </chart:series>
          <chart:series chart:style-name="ch8" chart:values-cell-range-address="4x4.X2:4x4.X42" chart:label-cell-address="4x4.X1:4x4.X1" chart:class="chart:scatter">
            <chart:data-point chart:repeated="41"/>
          </chart:series>
          <chart:series chart:style-name="ch9" chart:values-cell-range-address="4x4.N2:4x4.N42" chart:label-cell-address="4x4.N1:4x4.N1" chart:class="chart:scatter">
            <chart:data-point chart:repeated="41"/>
          </chart:series>
          <chart:series chart:style-name="ch10" chart:values-cell-range-address="4x4.O2:4x4.O42" chart:label-cell-address="4x4.O1:4x4.O1" chart:class="chart:scatter">
            <chart:data-point chart:repeated="41"/>
          </chart:series>
          <chart:series chart:style-name="ch11" chart:values-cell-range-address="4x4.P2:4x4.P42" chart:label-cell-address="4x4.P1:4x4.P1" chart:class="chart:scatter">
            <chart:data-point chart:repeated="41"/>
          </chart:series>
          <chart:series chart:style-name="ch12" chart:values-cell-range-address="4x4.Q2:4x4.Q42" chart:label-cell-address="4x4.Q1:4x4.Q1" chart:class="chart:scatter">
            <chart:data-point chart:repeated="41"/>
          </chart:series>
          <chart:series chart:style-name="ch13" chart:values-cell-range-address="4x4.R2:4x4.R42" chart:label-cell-address="4x4.R1:4x4.R1" chart:class="chart:scatter">
            <chart:data-point chart:repeated="41"/>
          </chart:series>
          <chart:series chart:style-name="ch14" chart:values-cell-range-address="4x4.S2:4x4.S42" chart:label-cell-address="4x4.S1:4x4.S1" chart:class="chart:scatter">
            <chart:data-point chart:repeated="41"/>
          </chart:series>
          <chart:series chart:style-name="ch15" chart:values-cell-range-address="4x4.T2:4x4.T42" chart:label-cell-address="4x4.T1:4x4.T1" chart:class="chart:scatter">
            <chart:data-point chart:repeated="41"/>
          </chart:series>
          <chart:series chart:style-name="ch16" chart:values-cell-range-address="4x4.U2:4x4.U42" chart:label-cell-address="4x4.U1:4x4.U1" chart:class="chart:scatter">
            <chart:data-point chart:repeated="41"/>
          </chart:series>
          <chart:series chart:style-name="ch17" chart:values-cell-range-address="4x4.V2:4x4.V42" chart:label-cell-address="4x4.V1:4x4.V1" chart:class="chart:scatter">
            <chart:data-point chart:repeated="4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Alpha</text:p>
                <draw:g>
                  <svg:desc>4x4.W1:4x4.W1</svg:desc>
                </draw:g>
              </table:table-cell>
              <table:table-cell office:value-type="string">
                <text:p>Beta</text:p>
                <draw:g>
                  <svg:desc>4x4.X1:4x4.X1</svg:desc>
                </draw:g>
              </table:table-cell>
              <table:table-cell office:value-type="string">
                <text:p>N = 1</text:p>
                <draw:g>
                  <svg:desc>4x4.N1:4x4.N1</svg:desc>
                </draw:g>
              </table:table-cell>
              <table:table-cell office:value-type="string">
                <text:p>N = 2</text:p>
                <draw:g>
                  <svg:desc>4x4.O1:4x4.O1</svg:desc>
                </draw:g>
              </table:table-cell>
              <table:table-cell office:value-type="string">
                <text:p>N = 3</text:p>
                <draw:g>
                  <svg:desc>4x4.P1:4x4.P1</svg:desc>
                </draw:g>
              </table:table-cell>
              <table:table-cell office:value-type="string">
                <text:p>N = 4</text:p>
                <draw:g>
                  <svg:desc>4x4.Q1:4x4.Q1</svg:desc>
                </draw:g>
              </table:table-cell>
              <table:table-cell office:value-type="string">
                <text:p>N = 5</text:p>
                <draw:g>
                  <svg:desc>4x4.R1:4x4.R1</svg:desc>
                </draw:g>
              </table:table-cell>
              <table:table-cell office:value-type="string">
                <text:p>N = 6</text:p>
                <draw:g>
                  <svg:desc>4x4.S1:4x4.S1</svg:desc>
                </draw:g>
              </table:table-cell>
              <table:table-cell office:value-type="string">
                <text:p>N = 7</text:p>
                <draw:g>
                  <svg:desc>4x4.T1:4x4.T1</svg:desc>
                </draw:g>
              </table:table-cell>
              <table:table-cell office:value-type="string">
                <text:p>N = 8</text:p>
                <draw:g>
                  <svg:desc>4x4.U1:4x4.U1</svg:desc>
                </draw:g>
              </table:table-cell>
              <table:table-cell office:value-type="string">
                <text:p>N = 9</text:p>
                <draw:g>
                  <svg:desc>4x4.V1:4x4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4x4.M2:4x4.M42</svg:desc>
                </draw:g>
              </table:table-cell>
              <table:table-cell office:value-type="float" office:value="0">
                <text:p>0</text:p>
                <draw:g>
                  <svg:desc>4x4.W2:4x4.W42</svg:desc>
                </draw:g>
              </table:table-cell>
              <table:table-cell office:value-type="float" office:value="0">
                <text:p>0</text:p>
                <draw:g>
                  <svg:desc>4x4.X2:4x4.X42</svg:desc>
                </draw:g>
              </table:table-cell>
              <table:table-cell office:value-type="float" office:value="NaN">
                <text:p>NaN</text:p>
                <draw:g>
                  <svg:desc>4x4.N2:4x4.N42</svg:desc>
                </draw:g>
              </table:table-cell>
              <table:table-cell office:value-type="float" office:value="0.000000292001931999109">
                <text:p>0.000000292001931999109</text:p>
                <draw:g>
                  <svg:desc>4x4.O2:4x4.O42</svg:desc>
                </draw:g>
              </table:table-cell>
              <table:table-cell office:value-type="float" office:value="0.0898796012643617">
                <text:p>0.0898796012643617</text:p>
                <draw:g>
                  <svg:desc>4x4.P2:4x4.P42</svg:desc>
                </draw:g>
              </table:table-cell>
              <table:table-cell office:value-type="float" office:value="3.09525317748285">
                <text:p>3.09525317748285</text:p>
                <draw:g>
                  <svg:desc>4x4.Q2:4x4.Q42</svg:desc>
                </draw:g>
              </table:table-cell>
              <table:table-cell office:value-type="float" office:value="3.15338671762033">
                <text:p>3.15338671762033</text:p>
                <draw:g>
                  <svg:desc>4x4.R2:4x4.R42</svg:desc>
                </draw:g>
              </table:table-cell>
              <table:table-cell office:value-type="float" office:value="3.15338671762034">
                <text:p>3.15338671762034</text:p>
                <draw:g>
                  <svg:desc>4x4.S2:4x4.S42</svg:desc>
                </draw:g>
              </table:table-cell>
              <table:table-cell office:value-type="float" office:value="3.16539588176956">
                <text:p>3.16539588176956</text:p>
                <draw:g>
                  <svg:desc>4x4.T2:4x4.T42</svg:desc>
                </draw:g>
              </table:table-cell>
              <table:table-cell office:value-type="float" office:value="4.44838377655331">
                <text:p>4.44838377655331</text:p>
                <draw:g>
                  <svg:desc>4x4.U2:4x4.U42</svg:desc>
                </draw:g>
              </table:table-cell>
              <table:table-cell office:value-type="float" office:value="4.49188031986665">
                <text:p>4.49188031986665</text:p>
                <draw:g>
                  <svg:desc>4x4.V2:4x4.V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0000000000812">
                <text:p>0.0250000000000812</text:p>
              </table:table-cell>
              <table:table-cell office:value-type="float" office:value="0.07853981634">
                <text:p>0.07853981634</text:p>
              </table:table-cell>
              <table:table-cell office:value-type="float" office:value="0.03926990817">
                <text:p>0.03926990817</text:p>
              </table:table-cell>
              <table:table-cell office:value-type="float" office:value="NaN">
                <text:p>NaN</text:p>
              </table:table-cell>
              <table:table-cell office:value-type="float" office:value="0.0784810070434834">
                <text:p>0.0784810070434834</text:p>
              </table:table-cell>
              <table:table-cell office:value-type="float" office:value="0.111944253696766">
                <text:p>0.111944253696766</text:p>
              </table:table-cell>
              <table:table-cell office:value-type="float" office:value="3.07692190441299">
                <text:p>3.07692190441299</text:p>
              </table:table-cell>
              <table:table-cell office:value-type="float" office:value="3.15363040340986">
                <text:p>3.15363040340986</text:p>
              </table:table-cell>
              <table:table-cell office:value-type="float" office:value="3.15363846213048">
                <text:p>3.15363846213048</text:p>
              </table:table-cell>
              <table:table-cell office:value-type="float" office:value="3.18374847000246">
                <text:p>3.18374847000246</text:p>
              </table:table-cell>
              <table:table-cell office:value-type="float" office:value="4.43528304720475">
                <text:p>4.43528304720475</text:p>
              </table:table-cell>
              <table:table-cell office:value-type="float" office:value="4.46620036555249">
                <text:p>4.466200365552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00000000001625">
                <text:p>0.0500000000001625</text:p>
              </table:table-cell>
              <table:table-cell office:value-type="float" office:value="0.15707963268">
                <text:p>0.15707963268</text:p>
              </table:table-cell>
              <table:table-cell office:value-type="float" office:value="0.07853981634">
                <text:p>0.07853981634</text:p>
              </table:table-cell>
              <table:table-cell office:value-type="float" office:value="NaN">
                <text:p>NaN</text:p>
              </table:table-cell>
              <table:table-cell office:value-type="float" office:value="0.156962014328799">
                <text:p>0.156962014328799</text:p>
              </table:table-cell>
              <table:table-cell office:value-type="float" office:value="0.161011091564638">
                <text:p>0.161011091564638</text:p>
              </table:table-cell>
              <table:table-cell office:value-type="float" office:value="3.04249494440476">
                <text:p>3.04249494440476</text:p>
              </table:table-cell>
              <table:table-cell office:value-type="float" office:value="3.154353299066">
                <text:p>3.154353299066</text:p>
              </table:table-cell>
              <table:table-cell office:value-type="float" office:value="3.15439350712298">
                <text:p>3.15439350712298</text:p>
              </table:table-cell>
              <table:table-cell office:value-type="float" office:value="3.21824742879982">
                <text:p>3.21824742879982</text:p>
              </table:table-cell>
              <table:table-cell office:value-type="float" office:value="4.4106866356146">
                <text:p>4.4106866356146</text:p>
              </table:table-cell>
              <table:table-cell office:value-type="float" office:value="4.43730291209905">
                <text:p>4.43730291209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0000000002437">
                <text:p>0.0750000000002437</text:p>
              </table:table-cell>
              <table:table-cell office:value-type="float" office:value="0.23561944902">
                <text:p>0.23561944902</text:p>
              </table:table-cell>
              <table:table-cell office:value-type="float" office:value="0.11780972451">
                <text:p>0.11780972451</text:p>
              </table:table-cell>
              <table:table-cell office:value-type="float" office:value="NaN">
                <text:p>NaN</text:p>
              </table:table-cell>
              <table:table-cell office:value-type="float" office:value="0.219872946831099">
                <text:p>0.219872946831099</text:p>
              </table:table-cell>
              <table:table-cell office:value-type="float" office:value="0.235443023071517">
                <text:p>0.235443023071517</text:p>
              </table:table-cell>
              <table:table-cell office:value-type="float" office:value="3.00458209075375">
                <text:p>3.00458209075375</text:p>
              </table:table-cell>
              <table:table-cell office:value-type="float" office:value="3.15555655324806">
                <text:p>3.15555655324806</text:p>
              </table:table-cell>
              <table:table-cell office:value-type="float" office:value="3.15565148670913">
                <text:p>3.15565148670913</text:p>
              </table:table-cell>
              <table:table-cell office:value-type="float" office:value="3.25628128616651">
                <text:p>3.25628128616651</text:p>
              </table:table-cell>
              <table:table-cell office:value-type="float" office:value="4.38374843465783">
                <text:p>4.38374843465783</text:p>
              </table:table-cell>
              <table:table-cell office:value-type="float" office:value="4.40855531265152">
                <text:p>4.40855531265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0000000000325">
                <text:p>0.100000000000325</text:p>
              </table:table-cell>
              <table:table-cell office:value-type="float" office:value="0.31415926536">
                <text:p>0.31415926536</text:p>
              </table:table-cell>
              <table:table-cell office:value-type="float" office:value="0.15707963268">
                <text:p>0.15707963268</text:p>
              </table:table-cell>
              <table:table-cell office:value-type="float" office:value="NaN">
                <text:p>NaN</text:p>
              </table:table-cell>
              <table:table-cell office:value-type="float" office:value="0.282661121827722">
                <text:p>0.282661121827722</text:p>
              </table:table-cell>
              <table:table-cell office:value-type="float" office:value="0.313924036430957">
                <text:p>0.313924036430957</text:p>
              </table:table-cell>
              <table:table-cell office:value-type="float" office:value="2.96558819722965">
                <text:p>2.96558819722965</text:p>
              </table:table-cell>
              <table:table-cell office:value-type="float" office:value="3.15724018858748">
                <text:p>3.15724018858748</text:p>
              </table:table-cell>
              <table:table-cell office:value-type="float" office:value="3.15741176118412">
                <text:p>3.15741176118412</text:p>
              </table:table-cell>
              <table:table-cell office:value-type="float" office:value="3.2954442944265">
                <text:p>3.2954442944265</text:p>
              </table:table-cell>
              <table:table-cell office:value-type="float" office:value="4.35624640782908">
                <text:p>4.35624640782908</text:p>
              </table:table-cell>
              <table:table-cell office:value-type="float" office:value="4.38002716036957">
                <text:p>4.380027160369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000000000406">
                <text:p>0.125000000000406</text:p>
              </table:table-cell>
              <table:table-cell office:value-type="float" office:value="0.3926990817">
                <text:p>0.3926990817</text:p>
              </table:table-cell>
              <table:table-cell office:value-type="float" office:value="0.19634954085">
                <text:p>0.19634954085</text:p>
              </table:table-cell>
              <table:table-cell office:value-type="float" office:value="NaN">
                <text:p>NaN</text:p>
              </table:table-cell>
              <table:table-cell office:value-type="float" office:value="0.347390948447506">
                <text:p>0.347390948447506</text:p>
              </table:table-cell>
              <table:table-cell office:value-type="float" office:value="0.392405060474927">
                <text:p>0.392405060474927</text:p>
              </table:table-cell>
              <table:table-cell office:value-type="float" office:value="2.92614347834191">
                <text:p>2.92614347834191</text:p>
              </table:table-cell>
              <table:table-cell office:value-type="float" office:value="3.15940360811812">
                <text:p>3.15940360811812</text:p>
              </table:table-cell>
              <table:table-cell office:value-type="float" office:value="3.15967343716162">
                <text:p>3.15967343716162</text:p>
              </table:table-cell>
              <table:table-cell office:value-type="float" office:value="3.33510557361441">
                <text:p>3.33510557361441</text:p>
              </table:table-cell>
              <table:table-cell office:value-type="float" office:value="4.32865120784251">
                <text:p>4.32865120784251</text:p>
              </table:table-cell>
              <table:table-cell office:value-type="float" office:value="4.35173376290109">
                <text:p>4.35173376290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0000000000487">
                <text:p>0.150000000000487</text:p>
              </table:table-cell>
              <table:table-cell office:value-type="float" office:value="0.47123889804">
                <text:p>0.47123889804</text:p>
              </table:table-cell>
              <table:table-cell office:value-type="float" office:value="0.23561944902">
                <text:p>0.23561944902</text:p>
              </table:table-cell>
              <table:table-cell office:value-type="float" office:value="NaN">
                <text:p>NaN</text:p>
              </table:table-cell>
              <table:table-cell office:value-type="float" office:value="0.41323365280392">
                <text:p>0.41323365280392</text:p>
              </table:table-cell>
              <table:table-cell office:value-type="float" office:value="0.470886105152696">
                <text:p>0.470886105152696</text:p>
              </table:table-cell>
              <table:table-cell office:value-type="float" office:value="2.88647583645846">
                <text:p>2.88647583645846</text:p>
              </table:table-cell>
              <table:table-cell office:value-type="float" office:value="3.16204595125885">
                <text:p>3.16204595125885</text:p>
              </table:table-cell>
              <table:table-cell office:value-type="float" office:value="3.16243537071781">
                <text:p>3.16243537071781</text:p>
              </table:table-cell>
              <table:table-cell office:value-type="float" office:value="3.37503637648603">
                <text:p>3.37503637648603</text:p>
              </table:table-cell>
              <table:table-cell office:value-type="float" office:value="4.30113552598876">
                <text:p>4.30113552598876</text:p>
              </table:table-cell>
              <table:table-cell office:value-type="float" office:value="4.32368117201818">
                <text:p>4.323681172018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000000000569">
                <text:p>0.175000000000569</text:p>
              </table:table-cell>
              <table:table-cell office:value-type="float" office:value="0.54977871438">
                <text:p>0.54977871438</text:p>
              </table:table-cell>
              <table:table-cell office:value-type="float" office:value="0.27488935719">
                <text:p>0.27488935719</text:p>
              </table:table-cell>
              <table:table-cell office:value-type="float" office:value="NaN">
                <text:p>NaN</text:p>
              </table:table-cell>
              <table:table-cell office:value-type="float" office:value="0.479771587219877">
                <text:p>0.479771587219877</text:p>
              </table:table-cell>
              <table:table-cell office:value-type="float" office:value="0.549367185255764">
                <text:p>0.549367185255764</text:p>
              </table:table-cell>
              <table:table-cell office:value-type="float" office:value="2.84668614424318">
                <text:p>2.84668614424318</text:p>
              </table:table-cell>
              <table:table-cell office:value-type="float" office:value="3.16516614745831">
                <text:p>3.16516614745831</text:p>
              </table:table-cell>
              <table:table-cell office:value-type="float" office:value="3.16569617096351">
                <text:p>3.16569617096351</text:p>
              </table:table-cell>
              <table:table-cell office:value-type="float" office:value="3.41513467193265">
                <text:p>3.41513467193265</text:p>
              </table:table-cell>
              <table:table-cell office:value-type="float" office:value="4.27377807073816">
                <text:p>4.27377807073816</text:p>
              </table:table-cell>
              <table:table-cell office:value-type="float" office:value="4.29587284282816">
                <text:p>4.295872842828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000000000065">
                <text:p>0.20000000000065</text:p>
              </table:table-cell>
              <table:table-cell office:value-type="float" office:value="0.62831853072">
                <text:p>0.62831853072</text:p>
              </table:table-cell>
              <table:table-cell office:value-type="float" office:value="0.31415926536">
                <text:p>0.31415926536</text:p>
              </table:table-cell>
              <table:table-cell office:value-type="float" office:value="NaN">
                <text:p>NaN</text:p>
              </table:table-cell>
              <table:table-cell office:value-type="float" office:value="0.546765222989247">
                <text:p>0.546765222989247</text:p>
              </table:table-cell>
              <table:table-cell office:value-type="float" office:value="0.627848321377726">
                <text:p>0.627848321377726</text:p>
              </table:table-cell>
              <table:table-cell office:value-type="float" office:value="2.80682538253718">
                <text:p>2.80682538253718</text:p>
              </table:table-cell>
              <table:table-cell office:value-type="float" office:value="3.16876292966853">
                <text:p>3.16876292966853</text:p>
              </table:table-cell>
              <table:table-cell office:value-type="float" office:value="3.16945420432427">
                <text:p>3.16945420432427</text:p>
              </table:table-cell>
              <table:table-cell office:value-type="float" office:value="3.45534786833877">
                <text:p>3.45534786833877</text:p>
              </table:table-cell>
              <table:table-cell office:value-type="float" office:value="4.24662097980025">
                <text:p>4.24662097980025</text:p>
              </table:table-cell>
              <table:table-cell office:value-type="float" office:value="4.26831132391406">
                <text:p>4.268311323914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000000000731">
                <text:p>0.225000000000731</text:p>
              </table:table-cell>
              <table:table-cell office:value-type="float" office:value="0.70685834706">
                <text:p>0.70685834706</text:p>
              </table:table-cell>
              <table:table-cell office:value-type="float" office:value="0.35342917353">
                <text:p>0.35342917353</text:p>
              </table:table-cell>
              <table:table-cell office:value-type="float" office:value="NaN">
                <text:p>NaN</text:p>
              </table:table-cell>
              <table:table-cell office:value-type="float" office:value="0.614066132244726">
                <text:p>0.614066132244726</text:p>
              </table:table-cell>
              <table:table-cell office:value-type="float" office:value="0.706329540867781">
                <text:p>0.706329540867781</text:p>
              </table:table-cell>
              <table:table-cell office:value-type="float" office:value="2.76692178694772">
                <text:p>2.76692178694772</text:p>
              </table:table-cell>
              <table:table-cell office:value-type="float" office:value="3.17283484010834">
                <text:p>3.17283484010834</text:p>
              </table:table-cell>
              <table:table-cell office:value-type="float" office:value="3.17370759952152">
                <text:p>3.17370759952152</text:p>
              </table:table-cell>
              <table:table-cell office:value-type="float" office:value="3.49564546332144">
                <text:p>3.49564546332144</text:p>
              </table:table-cell>
              <table:table-cell office:value-type="float" office:value="4.21969020313797">
                <text:p>4.21969020313797</text:p>
              </table:table-cell>
              <table:table-cell office:value-type="float" office:value="4.24099882599374">
                <text:p>4.240998825993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000000000812">
                <text:p>0.250000000000812</text:p>
              </table:table-cell>
              <table:table-cell office:value-type="float" office:value="0.7853981634">
                <text:p>0.7853981634</text:p>
              </table:table-cell>
              <table:table-cell office:value-type="float" office:value="0.3926990817">
                <text:p>0.3926990817</text:p>
              </table:table-cell>
              <table:table-cell office:value-type="float" office:value="NaN">
                <text:p>NaN</text:p>
              </table:table-cell>
              <table:table-cell office:value-type="float" office:value="0.681578220825349">
                <text:p>0.681578220825349</text:p>
              </table:table-cell>
              <table:table-cell office:value-type="float" office:value="0.78481087878293">
                <text:p>0.78481087878293</text:p>
              </table:table-cell>
              <table:table-cell office:value-type="float" office:value="2.72699204680769">
                <text:p>2.72699204680769</text:p>
              </table:table-cell>
              <table:table-cell office:value-type="float" office:value="3.17738023420588">
                <text:p>3.17738023420588</text:p>
              </table:table-cell>
              <table:table-cell office:value-type="float" office:value="3.17845425322543">
                <text:p>3.17845425322543</text:p>
              </table:table-cell>
              <table:table-cell office:value-type="float" office:value="3.5360075199237">
                <text:p>3.5360075199237</text:p>
              </table:table-cell>
              <table:table-cell office:value-type="float" office:value="4.19300415395693">
                <text:p>4.19300415395693</text:p>
              </table:table-cell>
              <table:table-cell office:value-type="float" office:value="4.21393745108858">
                <text:p>4.213937451088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000000000893">
                <text:p>0.275000000000893</text:p>
              </table:table-cell>
              <table:table-cell office:value-type="float" office:value="0.86393797974">
                <text:p>0.86393797974</text:p>
              </table:table-cell>
              <table:table-cell office:value-type="float" office:value="0.43196898987">
                <text:p>0.43196898987</text:p>
              </table:table-cell>
              <table:table-cell office:value-type="float" office:value="0.163764266299987">
                <text:p>0.163764266299987</text:p>
              </table:table-cell>
              <table:table-cell office:value-type="float" office:value="0.749237635345967">
                <text:p>0.749237635345967</text:p>
              </table:table-cell>
              <table:table-cell office:value-type="float" office:value="0.863292378825915">
                <text:p>0.863292378825915</text:p>
              </table:table-cell>
              <table:table-cell office:value-type="float" office:value="2.68704649765952">
                <text:p>2.68704649765952</text:p>
              </table:table-cell>
              <table:table-cell office:value-type="float" office:value="3.18239728411861">
                <text:p>3.18239728411861</text:p>
              </table:table-cell>
              <table:table-cell office:value-type="float" office:value="3.18369183634133">
                <text:p>3.18369183634133</text:p>
              </table:table-cell>
              <table:table-cell office:value-type="float" office:value="3.5764189313653">
                <text:p>3.5764189313653</text:p>
              </table:table-cell>
              <table:table-cell office:value-type="float" office:value="4.16657810628069">
                <text:p>4.16657810628069</text:p>
              </table:table-cell>
              <table:table-cell office:value-type="float" office:value="4.18712929769989">
                <text:p>4.187129297699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0000000000975">
                <text:p>0.300000000000975</text:p>
              </table:table-cell>
              <table:table-cell office:value-type="float" office:value="0.94247779608">
                <text:p>0.94247779608</text:p>
              </table:table-cell>
              <table:table-cell office:value-type="float" office:value="0.47123889804">
                <text:p>0.47123889804</text:p>
              </table:table-cell>
              <table:table-cell office:value-type="float" office:value="0.250024408579872">
                <text:p>0.250024408579872</text:p>
              </table:table-cell>
              <table:table-cell office:value-type="float" office:value="0.817001184987192">
                <text:p>0.817001184987192</text:p>
              </table:table-cell>
              <table:table-cell office:value-type="float" office:value="0.941774094284727">
                <text:p>0.941774094284727</text:p>
              </table:table-cell>
              <table:table-cell office:value-type="float" office:value="2.64709175528498">
                <text:p>2.64709175528498</text:p>
              </table:table-cell>
              <table:table-cell office:value-type="float" office:value="3.18788398221086">
                <text:p>3.18788398221086</text:p>
              </table:table-cell>
              <table:table-cell office:value-type="float" office:value="3.18941780088888">
                <text:p>3.18941780088888</text:p>
              </table:table-cell>
              <table:table-cell office:value-type="float" office:value="3.61686583532107">
                <text:p>3.61686583532107</text:p>
              </table:table-cell>
              <table:table-cell office:value-type="float" office:value="4.14042709087834">
                <text:p>4.14042709087834</text:p>
              </table:table-cell>
              <table:table-cell office:value-type="float" office:value="4.16057651464149">
                <text:p>4.16057651464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000000001056">
                <text:p>0.325000000001056</text:p>
              </table:table-cell>
              <table:table-cell office:value-type="float" office:value="1.02101761242">
                <text:p>1.02101761242</text:p>
              </table:table-cell>
              <table:table-cell office:value-type="float" office:value="0.51050880621">
                <text:p>0.51050880621</text:p>
              </table:table-cell>
              <table:table-cell office:value-type="float" office:value="0.318149900768118">
                <text:p>0.318149900768118</text:p>
              </table:table-cell>
              <table:table-cell office:value-type="float" office:value="0.88483923489849">
                <text:p>0.88483923489849</text:p>
              </table:table-cell>
              <table:table-cell office:value-type="float" office:value="1.02025608895679">
                <text:p>1.02025608895679</text:p>
              </table:table-cell>
              <table:table-cell office:value-type="float" office:value="2.60713215193579">
                <text:p>2.60713215193579</text:p>
              </table:table-cell>
              <table:table-cell office:value-type="float" office:value="3.19383814457291">
                <text:p>3.19383814457291</text:p>
              </table:table-cell>
              <table:table-cell office:value-type="float" office:value="3.19562938742799">
                <text:p>3.19562938742799</text:p>
              </table:table-cell>
              <table:table-cell office:value-type="float" office:value="3.65733240942006">
                <text:p>3.65733240942006</text:p>
              </table:table-cell>
              <table:table-cell office:value-type="float" office:value="4.11456870433619">
                <text:p>4.11456870433619</text:p>
              </table:table-cell>
              <table:table-cell office:value-type="float" office:value="4.13428133238005">
                <text:p>4.13428133238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0000000001137">
                <text:p>0.350000000001137</text:p>
              </table:table-cell>
              <table:table-cell office:value-type="float" office:value="1.09955742876">
                <text:p>1.09955742876</text:p>
              </table:table-cell>
              <table:table-cell office:value-type="float" office:value="0.54977871438">
                <text:p>0.54977871438</text:p>
              </table:table-cell>
              <table:table-cell office:value-type="float" office:value="0.378084712045893">
                <text:p>0.378084712045893</text:p>
              </table:table-cell>
              <table:table-cell office:value-type="float" office:value="0.952731186632285">
                <text:p>0.952731186632285</text:p>
              </table:table-cell>
              <table:table-cell office:value-type="float" office:value="1.0987384380692">
                <text:p>1.0987384380692</text:p>
              </table:table-cell>
              <table:table-cell office:value-type="float" office:value="2.5671705686258">
                <text:p>2.5671705686258</text:p>
              </table:table-cell>
              <table:table-cell office:value-type="float" office:value="3.20025741455571">
                <text:p>3.20025741455571</text:p>
              </table:table-cell>
              <table:table-cell office:value-type="float" office:value="3.20232363298303">
                <text:p>3.20232363298303</text:p>
              </table:table-cell>
              <table:table-cell office:value-type="float" office:value="3.69779650766938">
                <text:p>3.69779650766938</text:p>
              </table:table-cell>
              <table:table-cell office:value-type="float" office:value="4.08902720916957">
                <text:p>4.08902720916957</text:p>
              </table:table-cell>
              <table:table-cell office:value-type="float" office:value="4.10824608623388">
                <text:p>4.108246086233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000000001218">
                <text:p>0.375000000001218</text:p>
              </table:table-cell>
              <table:table-cell office:value-type="float" office:value="1.1780972451">
                <text:p>1.1780972451</text:p>
              </table:table-cell>
              <table:table-cell office:value-type="float" office:value="0.58904862255">
                <text:p>0.58904862255</text:p>
              </table:table-cell>
              <table:table-cell office:value-type="float" office:value="0.433248925208194">
                <text:p>0.433248925208194</text:p>
              </table:table-cell>
              <table:table-cell office:value-type="float" office:value="1.02066254155776">
                <text:p>1.02066254155776</text:p>
              </table:table-cell>
              <table:table-cell office:value-type="float" office:value="1.177221229187">
                <text:p>1.177221229187</text:p>
              </table:table-cell>
              <table:table-cell office:value-type="float" office:value="2.5272089447697">
                <text:p>2.5272089447697</text:p>
              </table:table-cell>
              <table:table-cell office:value-type="float" office:value="3.20713926623393">
                <text:p>3.20713926623393</text:p>
              </table:table-cell>
              <table:table-cell office:value-type="float" office:value="3.2094973794126">
                <text:p>3.2094973794126</text:p>
              </table:table-cell>
              <table:table-cell office:value-type="float" office:value="3.73822141737868">
                <text:p>3.73822141737868</text:p>
              </table:table-cell>
              <table:table-cell office:value-type="float" office:value="4.06384154955248">
                <text:p>4.06384154955248</text:p>
              </table:table-cell>
              <table:table-cell office:value-type="float" office:value="4.08247324364129">
                <text:p>4.082473243641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00000000013">
                <text:p>0.4000000000013</text:p>
              </table:table-cell>
              <table:table-cell office:value-type="float" office:value="1.25663706144">
                <text:p>1.25663706144</text:p>
              </table:table-cell>
              <table:table-cell office:value-type="float" office:value="0.62831853072">
                <text:p>0.62831853072</text:p>
              </table:table-cell>
              <table:table-cell office:value-type="float" office:value="0.485277238634617">
                <text:p>0.485277238634617</text:p>
              </table:table-cell>
              <table:table-cell office:value-type="float" office:value="1.08862296264121">
                <text:p>1.08862296264121</text:p>
              </table:table-cell>
              <table:table-cell office:value-type="float" office:value="1.25570456311249">
                <text:p>1.25570456311249</text:p>
              </table:table-cell>
              <table:table-cell office:value-type="float" office:value="2.48724860809373">
                <text:p>2.48724860809373</text:p>
              </table:table-cell>
              <table:table-cell office:value-type="float" office:value="3.21448100765646">
                <text:p>3.21448100765646</text:p>
              </table:table-cell>
              <table:table-cell office:value-type="float" office:value="3.21714728217073">
                <text:p>3.21714728217073</text:p>
              </table:table-cell>
              <table:table-cell office:value-type="float" office:value="3.77853639566166">
                <text:p>3.77853639566166</text:p>
              </table:table-cell>
              <table:table-cell office:value-type="float" office:value="4.03908452502633">
                <text:p>4.03908452502633</text:p>
              </table:table-cell>
              <table:table-cell office:value-type="float" office:value="4.05696545995775">
                <text:p>4.056965459957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000000001381">
                <text:p>0.425000000001381</text:p>
              </table:table-cell>
              <table:table-cell office:value-type="float" office:value="1.33517687778">
                <text:p>1.33517687778</text:p>
              </table:table-cell>
              <table:table-cell office:value-type="float" office:value="0.66758843889">
                <text:p>0.66758843889</text:p>
              </table:table-cell>
              <table:table-cell office:value-type="float" office:value="0.535088479550836">
                <text:p>0.535088479550836</text:p>
              </table:table-cell>
              <table:table-cell office:value-type="float" office:value="1.15660497623124">
                <text:p>1.15660497623124</text:p>
              </table:table-cell>
              <table:table-cell office:value-type="float" office:value="1.33418855477312">
                <text:p>1.33418855477312</text:p>
              </table:table-cell>
              <table:table-cell office:value-type="float" office:value="2.4472905024768">
                <text:p>2.4472905024768</text:p>
              </table:table-cell>
              <table:table-cell office:value-type="float" office:value="3.22227978367214">
                <text:p>3.22227978367214</text:p>
              </table:table-cell>
              <table:table-cell office:value-type="float" office:value="3.22526981939898">
                <text:p>3.22526981939898</text:p>
              </table:table-cell>
              <table:table-cell office:value-type="float" office:value="3.8185803781535">
                <text:p>3.8185803781535</text:p>
              </table:table-cell>
              <table:table-cell office:value-type="float" office:value="4.01491851519712">
                <text:p>4.01491851519712</text:p>
              </table:table-cell>
              <table:table-cell office:value-type="float" office:value="4.03172575271115">
                <text:p>4.031725752711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0000000001462">
                <text:p>0.450000000001462</text:p>
              </table:table-cell>
              <table:table-cell office:value-type="float" office:value="1.41371669412">
                <text:p>1.41371669412</text:p>
              </table:table-cell>
              <table:table-cell office:value-type="float" office:value="0.70685834706">
                <text:p>0.70685834706</text:p>
              </table:table-cell>
              <table:table-cell office:value-type="float" office:value="0.583252901416178">
                <text:p>0.583252901416178</text:p>
              </table:table-cell>
              <table:table-cell office:value-type="float" office:value="1.22460308716039">
                <text:p>1.22460308716039</text:p>
              </table:table-cell>
              <table:table-cell office:value-type="float" office:value="1.41267333409756">
                <text:p>1.41267333409756</text:p>
              </table:table-cell>
              <table:table-cell office:value-type="float" office:value="2.40733535941532">
                <text:p>2.40733535941532</text:p>
              </table:table-cell>
              <table:table-cell office:value-type="float" office:value="3.23053257801502">
                <text:p>3.23053257801502</text:p>
              </table:table-cell>
              <table:table-cell office:value-type="float" office:value="3.23386130128555">
                <text:p>3.23386130128555</text:p>
              </table:table-cell>
              <table:table-cell office:value-type="float" office:value="3.8578908843006">
                <text:p>3.8578908843006</text:p>
              </table:table-cell>
              <table:table-cell office:value-type="float" office:value="3.99180487397439">
                <text:p>3.99180487397439</text:p>
              </table:table-cell>
              <table:table-cell office:value-type="float" office:value="4.00675831039386">
                <text:p>4.006758310393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000000001543">
                <text:p>0.475000000001543</text:p>
              </table:table-cell>
              <table:table-cell office:value-type="float" office:value="1.49225651046">
                <text:p>1.49225651046</text:p>
              </table:table-cell>
              <table:table-cell office:value-type="float" office:value="0.74612825523">
                <text:p>0.74612825523</text:p>
              </table:table-cell>
              <table:table-cell office:value-type="float" office:value="0.630149090444795">
                <text:p>0.630149090444795</text:p>
              </table:table-cell>
              <table:table-cell office:value-type="float" office:value="1.29261315965601">
                <text:p>1.29261315965601</text:p>
              </table:table-cell>
              <table:table-cell office:value-type="float" office:value="1.49115904688088">
                <text:p>1.49115904688088</text:p>
              </table:table-cell>
              <table:table-cell office:value-type="float" office:value="2.36738384354341">
                <text:p>2.36738384354341</text:p>
              </table:table-cell>
              <table:table-cell office:value-type="float" office:value="3.23923621416224">
                <text:p>3.23923621416224</text:p>
              </table:table-cell>
              <table:table-cell office:value-type="float" office:value="3.24291787961815">
                <text:p>3.24291787961815</text:p>
              </table:table-cell>
              <table:table-cell office:value-type="float" office:value="3.89453059795209">
                <text:p>3.89453059795209</text:p>
              </table:table-cell>
              <table:table-cell office:value-type="float" office:value="3.97166674909004">
                <text:p>3.97166674909004</text:p>
              </table:table-cell>
              <table:table-cell office:value-type="float" office:value="3.98207635612562">
                <text:p>3.982076356125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0000000001624">
                <text:p>0.500000000001624</text:p>
              </table:table-cell>
              <table:table-cell office:value-type="float" office:value="1.5707963268">
                <text:p>1.5707963268</text:p>
              </table:table-cell>
              <table:table-cell office:value-type="float" office:value="0.7853981634">
                <text:p>0.7853981634</text:p>
              </table:table-cell>
              <table:table-cell office:value-type="float" office:value="0.676040966572457">
                <text:p>0.676040966572457</text:p>
              </table:table-cell>
              <table:table-cell office:value-type="float" office:value="1.3606319633317">
                <text:p>1.3606319633317</text:p>
              </table:table-cell>
              <table:table-cell office:value-type="float" office:value="1.5696458556354">
                <text:p>1.5696458556354</text:p>
              </table:table-cell>
              <table:table-cell office:value-type="float" office:value="2.32743669741563">
                <text:p>2.32743669741563</text:p>
              </table:table-cell>
              <table:table-cell office:value-type="float" office:value="3.24838735417498">
                <text:p>3.24838735417498</text:p>
              </table:table-cell>
              <table:table-cell office:value-type="float" office:value="3.25243555744267">
                <text:p>3.25243555744267</text:p>
              </table:table-cell>
              <table:table-cell office:value-type="float" office:value="3.9164414095034">
                <text:p>3.9164414095034</text:p>
              </table:table-cell>
              <table:table-cell office:value-type="float" office:value="3.95754705301413">
                <text:p>3.95754705301413</text:p>
              </table:table-cell>
              <table:table-cell office:value-type="float" office:value="3.96667676873476">
                <text:p>3.966676768734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000000001706">
                <text:p>0.525000000001706</text:p>
              </table:table-cell>
              <table:table-cell office:value-type="float" office:value="1.64933614314">
                <text:p>1.64933614314</text:p>
              </table:table-cell>
              <table:table-cell office:value-type="float" office:value="0.82466807157">
                <text:p>0.82466807157</text:p>
              </table:table-cell>
              <table:table-cell office:value-type="float" office:value="0.721119418713116">
                <text:p>0.721119418713116</text:p>
              </table:table-cell>
              <table:table-cell office:value-type="float" office:value="1.42865680736529">
                <text:p>1.42865680736529</text:p>
              </table:table-cell>
              <table:table-cell office:value-type="float" office:value="1.64813394042904">
                <text:p>1.64813394042904</text:p>
              </table:table-cell>
              <table:table-cell office:value-type="float" office:value="2.2874949144137">
                <text:p>2.2874949144137</text:p>
              </table:table-cell>
              <table:table-cell office:value-type="float" office:value="3.25798249418724">
                <text:p>3.25798249418724</text:p>
              </table:table-cell>
              <table:table-cell office:value-type="float" office:value="3.26241019871044">
                <text:p>3.26241019871044</text:p>
              </table:table-cell>
              <table:table-cell office:value-type="float" office:value="3.90668576610912">
                <text:p>3.90668576610912</text:p>
              </table:table-cell>
              <table:table-cell office:value-type="float" office:value="3.93345362354949">
                <text:p>3.93345362354949</text:p>
              </table:table-cell>
              <table:table-cell office:value-type="float" office:value="3.99317378813558">
                <text:p>3.993173788135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0000000001787">
                <text:p>0.550000000001787</text:p>
              </table:table-cell>
              <table:table-cell office:value-type="float" office:value="1.72787595948">
                <text:p>1.72787595948</text:p>
              </table:table-cell>
              <table:table-cell office:value-type="float" office:value="0.86393797974">
                <text:p>0.86393797974</text:p>
              </table:table-cell>
              <table:table-cell office:value-type="float" office:value="0.765526489238387">
                <text:p>0.765526489238387</text:p>
              </table:table-cell>
              <table:table-cell office:value-type="float" office:value="1.49668518743652">
                <text:p>1.49668518743652</text:p>
              </table:table-cell>
              <table:table-cell office:value-type="float" office:value="1.7266234997093">
                <text:p>1.7266234997093</text:p>
              </table:table-cell>
              <table:table-cell office:value-type="float" office:value="2.24755998579062">
                <text:p>2.24755998579062</text:p>
              </table:table-cell>
              <table:table-cell office:value-type="float" office:value="3.26801795411708">
                <text:p>3.26801795411708</text:p>
              </table:table-cell>
              <table:table-cell office:value-type="float" office:value="3.27283753774059">
                <text:p>3.27283753774059</text:p>
              </table:table-cell>
              <table:table-cell office:value-type="float" office:value="3.88641682058548">
                <text:p>3.88641682058548</text:p>
              </table:table-cell>
              <table:table-cell office:value-type="float" office:value="3.90957794507407">
                <text:p>3.90957794507407</text:p>
              </table:table-cell>
              <table:table-cell office:value-type="float" office:value="3.95133493923747">
                <text:p>3.951334939237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000000001868">
                <text:p>0.575000000001868</text:p>
              </table:table-cell>
              <table:table-cell office:value-type="float" office:value="1.80641577582">
                <text:p>1.80641577582</text:p>
              </table:table-cell>
              <table:table-cell office:value-type="float" office:value="0.90320788791">
                <text:p>0.90320788791</text:p>
              </table:table-cell>
              <table:table-cell office:value-type="float" office:value="0.809370208975012">
                <text:p>0.809370208975012</text:p>
              </table:table-cell>
              <table:table-cell office:value-type="float" office:value="1.56471433527012">
                <text:p>1.56471433527012</text:p>
              </table:table-cell>
              <table:table-cell office:value-type="float" office:value="1.80511475111298">
                <text:p>1.80511475111298</text:p>
              </table:table-cell>
              <table:table-cell office:value-type="float" office:value="2.20763431592696">
                <text:p>2.20763431592696</text:p>
              </table:table-cell>
              <table:table-cell office:value-type="float" office:value="3.27848985688581">
                <text:p>3.27848985688581</text:p>
              </table:table-cell>
              <table:table-cell office:value-type="float" office:value="3.28371318819244">
                <text:p>3.28371318819244</text:p>
              </table:table-cell>
              <table:table-cell office:value-type="float" office:value="3.86366382726446">
                <text:p>3.86366382726446</text:p>
              </table:table-cell>
              <table:table-cell office:value-type="float" office:value="3.88323127180415">
                <text:p>3.88323127180415</text:p>
              </table:table-cell>
              <table:table-cell office:value-type="float" office:value="3.88667130260038">
                <text:p>3.886671302600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0000000001949">
                <text:p>0.600000000001949</text:p>
              </table:table-cell>
              <table:table-cell office:value-type="float" office:value="1.88495559216">
                <text:p>1.88495559216</text:p>
              </table:table-cell>
              <table:table-cell office:value-type="float" office:value="0.94247779608">
                <text:p>0.94247779608</text:p>
              </table:table-cell>
              <table:table-cell office:value-type="float" office:value="0.852734082587653">
                <text:p>0.852734082587653</text:p>
              </table:table-cell>
              <table:table-cell office:value-type="float" office:value="1.63274043419637">
                <text:p>1.63274043419637</text:p>
              </table:table-cell>
              <table:table-cell office:value-type="float" office:value="1.88360793226012">
                <text:p>1.88360793226012</text:p>
              </table:table-cell>
              <table:table-cell office:value-type="float" office:value="2.16772203693002">
                <text:p>2.16772203693002</text:p>
              </table:table-cell>
              <table:table-cell office:value-type="float" office:value="3.28939408713039">
                <text:p>3.28939408713039</text:p>
              </table:table-cell>
              <table:table-cell office:value-type="float" office:value="3.29503265093813">
                <text:p>3.29503265093813</text:p>
              </table:table-cell>
              <table:table-cell office:value-type="float" office:value="3.81342980506677">
                <text:p>3.81342980506677</text:p>
              </table:table-cell>
              <table:table-cell office:value-type="float" office:value="3.84346697650934">
                <text:p>3.84346697650934</text:p>
              </table:table-cell>
              <table:table-cell office:value-type="float" office:value="3.86280375844025">
                <text:p>3.862803758440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00000000203">
                <text:p>0.62500000000203</text:p>
              </table:table-cell>
              <table:table-cell office:value-type="float" office:value="1.9634954085">
                <text:p>1.9634954085</text:p>
              </table:table-cell>
              <table:table-cell office:value-type="float" office:value="0.98174770425">
                <text:p>0.98174770425</text:p>
              </table:table-cell>
              <table:table-cell office:value-type="float" office:value="0.89568333616575">
                <text:p>0.89568333616575</text:p>
              </table:table-cell>
              <table:table-cell office:value-type="float" office:value="1.7007568277756">
                <text:p>1.7007568277756</text:p>
              </table:table-cell>
              <table:table-cell office:value-type="float" office:value="1.96210330153309">
                <text:p>1.96210330153309</text:p>
              </table:table-cell>
              <table:table-cell office:value-type="float" office:value="2.12783090005119">
                <text:p>2.12783090005119</text:p>
              </table:table-cell>
              <table:table-cell office:value-type="float" office:value="3.30072620575717">
                <text:p>3.30072620575717</text:p>
              </table:table-cell>
              <table:table-cell office:value-type="float" office:value="3.30679131941356">
                <text:p>3.30679131941356</text:p>
              </table:table-cell>
              <table:table-cell office:value-type="float" office:value="3.7455899351008">
                <text:p>3.7455899351008</text:p>
              </table:table-cell>
              <table:table-cell office:value-type="float" office:value="3.82077779664182">
                <text:p>3.82077779664182</text:p>
              </table:table-cell>
              <table:table-cell office:value-type="float" office:value="3.83979162850439">
                <text:p>3.839791628504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0000000002112">
                <text:p>0.650000000002112</text:p>
              </table:table-cell>
              <table:table-cell office:value-type="float" office:value="2.04203522484">
                <text:p>2.04203522484</text:p>
              </table:table-cell>
              <table:table-cell office:value-type="float" office:value="1.02101761242">
                <text:p>1.02101761242</text:p>
              </table:table-cell>
              <table:table-cell office:value-type="float" office:value="0.938269097450397">
                <text:p>0.938269097450397</text:p>
              </table:table-cell>
              <table:table-cell office:value-type="float" office:value="1.76874876805583">
                <text:p>1.76874876805583</text:p>
              </table:table-cell>
              <table:table-cell office:value-type="float" office:value="2.04060113883931">
                <text:p>2.04060113883931</text:p>
              </table:table-cell>
              <table:table-cell office:value-type="float" office:value="2.08797771347561">
                <text:p>2.08797771347561</text:p>
              </table:table-cell>
              <table:table-cell office:value-type="float" office:value="3.31248125645071">
                <text:p>3.31248125645071</text:p>
              </table:table-cell>
              <table:table-cell office:value-type="float" office:value="3.3189844785653">
                <text:p>3.3189844785653</text:p>
              </table:table-cell>
              <table:table-cell office:value-type="float" office:value="3.67738917676483">
                <text:p>3.67738917676483</text:p>
              </table:table-cell>
              <table:table-cell office:value-type="float" office:value="3.79861609094331">
                <text:p>3.79861609094331</text:p>
              </table:table-cell>
              <table:table-cell office:value-type="float" office:value="3.81708770068884">
                <text:p>3.817087700688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000000002193">
                <text:p>0.675000000002193</text:p>
              </table:table-cell>
              <table:table-cell office:value-type="float" office:value="2.12057504118">
                <text:p>2.12057504118</text:p>
              </table:table-cell>
              <table:table-cell office:value-type="float" office:value="1.06028752059">
                <text:p>1.06028752059</text:p>
              </table:table-cell>
              <table:table-cell office:value-type="float" office:value="0.980531173597012">
                <text:p>0.980531173597012</text:p>
              </table:table-cell>
              <table:table-cell office:value-type="float" office:value="1.83667230617394">
                <text:p>1.83667230617394</text:p>
              </table:table-cell>
              <table:table-cell office:value-type="float" office:value="2.0482097560393">
                <text:p>2.0482097560393</text:p>
              </table:table-cell>
              <table:table-cell office:value-type="float" office:value="2.1191017463566">
                <text:p>2.1191017463566</text:p>
              </table:table-cell>
              <table:table-cell office:value-type="float" office:value="3.32465325807851">
                <text:p>3.32465325807851</text:p>
              </table:table-cell>
              <table:table-cell office:value-type="float" office:value="3.33160728459485">
                <text:p>3.33160728459485</text:p>
              </table:table-cell>
              <table:table-cell office:value-type="float" office:value="3.60914080005823">
                <text:p>3.60914080005823</text:p>
              </table:table-cell>
              <table:table-cell office:value-type="float" office:value="3.77674538941184">
                <text:p>3.77674538941184</text:p>
              </table:table-cell>
              <table:table-cell office:value-type="float" office:value="3.79468654102807">
                <text:p>3.794686541028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00000000002274">
                <text:p>0.700000000002274</text:p>
              </table:table-cell>
              <table:table-cell office:value-type="float" office:value="2.19911485752">
                <text:p>2.19911485752</text:p>
              </table:table-cell>
              <table:table-cell office:value-type="float" office:value="1.09955742876">
                <text:p>1.09955742876</text:p>
              </table:table-cell>
              <table:table-cell office:value-type="float" office:value="1.02249979458976">
                <text:p>1.02249979458976</text:p>
              </table:table-cell>
              <table:table-cell office:value-type="float" office:value="1.90430315410027">
                <text:p>1.90430315410027</text:p>
              </table:table-cell>
              <table:table-cell office:value-type="float" office:value="2.00875639603453">
                <text:p>2.00875639603453</text:p>
              </table:table-cell>
              <table:table-cell office:value-type="float" office:value="2.19760544926292">
                <text:p>2.19760544926292</text:p>
              </table:table-cell>
              <table:table-cell office:value-type="float" office:value="3.33723352653739">
                <text:p>3.33723352653739</text:p>
              </table:table-cell>
              <table:table-cell office:value-type="float" office:value="3.34465467056408">
                <text:p>3.34465467056408</text:p>
              </table:table-cell>
              <table:table-cell office:value-type="float" office:value="3.54089319000662">
                <text:p>3.54089319000662</text:p>
              </table:table-cell>
              <table:table-cell office:value-type="float" office:value="3.75515886610197">
                <text:p>3.75515886610197</text:p>
              </table:table-cell>
              <table:table-cell office:value-type="float" office:value="3.77259010129326">
                <text:p>3.772590101293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000000002355">
                <text:p>0.725000000002355</text:p>
              </table:table-cell>
              <table:table-cell office:value-type="float" office:value="2.27765467386">
                <text:p>2.27765467386</text:p>
              </table:table-cell>
              <table:table-cell office:value-type="float" office:value="1.13882733693">
                <text:p>1.13882733693</text:p>
              </table:table-cell>
              <table:table-cell office:value-type="float" office:value="1.06419648922217">
                <text:p>1.06419648922217</text:p>
              </table:table-cell>
              <table:table-cell office:value-type="float" office:value="1.9608222866698">
                <text:p>1.9608222866698</text:p>
              </table:table-cell>
              <table:table-cell office:value-type="float" office:value="1.98044424835792">
                <text:p>1.98044424835792</text:p>
              </table:table-cell>
              <table:table-cell office:value-type="float" office:value="2.27611259644738">
                <text:p>2.27611259644738</text:p>
              </table:table-cell>
              <table:table-cell office:value-type="float" office:value="3.35020242663487">
                <text:p>3.35020242663487</text:p>
              </table:table-cell>
              <table:table-cell office:value-type="float" office:value="3.35812081194574">
                <text:p>3.35812081194574</text:p>
              </table:table-cell>
              <table:table-cell office:value-type="float" office:value="3.47267434925824">
                <text:p>3.47267434925824</text:p>
              </table:table-cell>
              <table:table-cell office:value-type="float" office:value="3.73386650064766">
                <text:p>3.73386650064766</text:p>
              </table:table-cell>
              <table:table-cell office:value-type="float" office:value="3.75080168838561">
                <text:p>3.750801688385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0000000002437">
                <text:p>0.750000000002437</text:p>
              </table:table-cell>
              <table:table-cell office:value-type="float" office:value="2.3561944902">
                <text:p>2.3561944902</text:p>
              </table:table-cell>
              <table:table-cell office:value-type="float" office:value="1.1780972451">
                <text:p>1.1780972451</text:p>
              </table:table-cell>
              <table:table-cell office:value-type="float" office:value="1.10563408457668">
                <text:p>1.10563408457668</text:p>
              </table:table-cell>
              <table:table-cell office:value-type="float" office:value="1.92740929388059">
                <text:p>1.92740929388059</text:p>
              </table:table-cell>
              <table:table-cell office:value-type="float" office:value="2.04210504429137">
                <text:p>2.04210504429137</text:p>
              </table:table-cell>
              <table:table-cell office:value-type="float" office:value="2.3546235612038">
                <text:p>2.3546235612038</text:p>
              </table:table-cell>
              <table:table-cell office:value-type="float" office:value="3.3634232690061">
                <text:p>3.3634232690061</text:p>
              </table:table-cell>
              <table:table-cell office:value-type="float" office:value="3.37199064065316">
                <text:p>3.37199064065316</text:p>
              </table:table-cell>
              <table:table-cell office:value-type="float" office:value="3.40463012369439">
                <text:p>3.40463012369439</text:p>
              </table:table-cell>
              <table:table-cell office:value-type="float" office:value="3.71287923627487">
                <text:p>3.71287923627487</text:p>
              </table:table-cell>
              <table:table-cell office:value-type="float" office:value="3.72932507216498">
                <text:p>3.729325072164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000000002518">
                <text:p>0.775000000002518</text:p>
              </table:table-cell>
              <table:table-cell office:value-type="float" office:value="2.43473430654">
                <text:p>2.43473430654</text:p>
              </table:table-cell>
              <table:table-cell office:value-type="float" office:value="1.21736715327">
                <text:p>1.21736715327</text:p>
              </table:table-cell>
              <table:table-cell office:value-type="float" office:value="1.14681560217515">
                <text:p>1.14681560217515</text:p>
              </table:table-cell>
              <table:table-cell office:value-type="float" office:value="1.88801361121244">
                <text:p>1.88801361121244</text:p>
              </table:table-cell>
              <table:table-cell office:value-type="float" office:value="2.10980642984963">
                <text:p>2.10980642984963</text:p>
              </table:table-cell>
              <table:table-cell office:value-type="float" office:value="2.43313874190647">
                <text:p>2.43313874190647</text:p>
              </table:table-cell>
              <table:table-cell office:value-type="float" office:value="3.33579143675248">
                <text:p>3.33579143675248</text:p>
              </table:table-cell>
              <table:table-cell office:value-type="float" office:value="3.37780231489564">
                <text:p>3.37780231489564</text:p>
              </table:table-cell>
              <table:table-cell office:value-type="float" office:value="3.38631759396715">
                <text:p>3.38631759396715</text:p>
              </table:table-cell>
              <table:table-cell office:value-type="float" office:value="3.69220741113038">
                <text:p>3.69220741113038</text:p>
              </table:table-cell>
              <table:table-cell office:value-type="float" office:value="3.70816426295024">
                <text:p>3.708164262950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00000000002599">
                <text:p>0.800000000002599</text:p>
              </table:table-cell>
              <table:table-cell office:value-type="float" office:value="2.51327412288">
                <text:p>2.51327412288</text:p>
              </table:table-cell>
              <table:table-cell office:value-type="float" office:value="1.25663706144">
                <text:p>1.25663706144</text:p>
              </table:table-cell>
              <table:table-cell office:value-type="float" office:value="1.18773145785192">
                <text:p>1.18773145785192</text:p>
              </table:table-cell>
              <table:table-cell office:value-type="float" office:value="1.84844880341485">
                <text:p>1.84844880341485</text:p>
              </table:table-cell>
              <table:table-cell office:value-type="float" office:value="2.17776118986558">
                <text:p>2.17776118986558</text:p>
              </table:table-cell>
              <table:table-cell office:value-type="float" office:value="2.51165856266659">
                <text:p>2.51165856266659</text:p>
              </table:table-cell>
              <table:table-cell office:value-type="float" office:value="3.26776056867523">
                <text:p>3.26776056867523</text:p>
              </table:table-cell>
              <table:table-cell office:value-type="float" office:value="3.39181919764294">
                <text:p>3.39181919764294</text:p>
              </table:table-cell>
              <table:table-cell office:value-type="float" office:value="3.40100816255594">
                <text:p>3.40100816255594</text:p>
              </table:table-cell>
              <table:table-cell office:value-type="float" office:value="3.67186120245506">
                <text:p>3.67186120245506</text:p>
              </table:table-cell>
              <table:table-cell office:value-type="float" office:value="3.68732344255715">
                <text:p>3.687323442557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000000002681">
                <text:p>0.825000000002681</text:p>
              </table:table-cell>
              <table:table-cell office:value-type="float" office:value="2.59181393922">
                <text:p>2.59181393922</text:p>
              </table:table-cell>
              <table:table-cell office:value-type="float" office:value="1.29590696961">
                <text:p>1.29590696961</text:p>
              </table:table-cell>
              <table:table-cell office:value-type="float" office:value="1.22835362392572">
                <text:p>1.22835362392572</text:p>
              </table:table-cell>
              <table:table-cell office:value-type="float" office:value="1.80894046278915">
                <text:p>1.80894046278915</text:p>
              </table:table-cell>
              <table:table-cell office:value-type="float" office:value="2.24578573347316">
                <text:p>2.24578573347316</text:p>
              </table:table-cell>
              <table:table-cell office:value-type="float" office:value="2.59018347397029">
                <text:p>2.59018347397029</text:p>
              </table:table-cell>
              <table:table-cell office:value-type="float" office:value="3.19958728450399">
                <text:p>3.19958728450399</text:p>
              </table:table-cell>
              <table:table-cell office:value-type="float" office:value="3.4063672766844">
                <text:p>3.4063672766844</text:p>
              </table:table-cell>
              <table:table-cell office:value-type="float" office:value="3.41610534855962">
                <text:p>3.41610534855962</text:p>
              </table:table-cell>
              <table:table-cell office:value-type="float" office:value="3.65185159061633">
                <text:p>3.65185159061633</text:p>
              </table:table-cell>
              <table:table-cell office:value-type="float" office:value="3.66680694758897">
                <text:p>3.666806947588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0000000002762">
                <text:p>0.850000000002762</text:p>
              </table:table-cell>
              <table:table-cell office:value-type="float" office:value="2.67035375556">
                <text:p>2.67035375556</text:p>
              </table:table-cell>
              <table:table-cell office:value-type="float" office:value="1.33517687778">
                <text:p>1.33517687778</text:p>
              </table:table-cell>
              <table:table-cell office:value-type="float" office:value="1.26862367600797">
                <text:p>1.26862367600797</text:p>
              </table:table-cell>
              <table:table-cell office:value-type="float" office:value="1.76959698592363">
                <text:p>1.76959698592363</text:p>
              </table:table-cell>
              <table:table-cell office:value-type="float" office:value="2.31384169360158">
                <text:p>2.31384169360158</text:p>
              </table:table-cell>
              <table:table-cell office:value-type="float" office:value="2.66871395329714">
                <text:p>2.66871395329714</text:p>
              </table:table-cell>
              <table:table-cell office:value-type="float" office:value="3.13140345419084">
                <text:p>3.13140345419084</text:p>
              </table:table-cell>
              <table:table-cell office:value-type="float" office:value="3.42130810648585">
                <text:p>3.42130810648585</text:p>
              </table:table-cell>
              <table:table-cell office:value-type="float" office:value="3.4315984944404">
                <text:p>3.4315984944404</text:p>
              </table:table-cell>
              <table:table-cell office:value-type="float" office:value="3.61172711612732">
                <text:p>3.61172711612732</text:p>
              </table:table-cell>
              <table:table-cell office:value-type="float" office:value="3.63219194059305">
                <text:p>3.632191940593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000000002843">
                <text:p>0.875000000002843</text:p>
              </table:table-cell>
              <table:table-cell office:value-type="float" office:value="2.7488935719">
                <text:p>2.7488935719</text:p>
              </table:table-cell>
              <table:table-cell office:value-type="float" office:value="1.37444678595">
                <text:p>1.37444678595</text:p>
              </table:table-cell>
              <table:table-cell office:value-type="float" office:value="1.30842716246973">
                <text:p>1.30842716246973</text:p>
              </table:table-cell>
              <table:table-cell office:value-type="float" office:value="1.73055519465272">
                <text:p>1.73055519465272</text:p>
              </table:table-cell>
              <table:table-cell office:value-type="float" office:value="2.38191626425504">
                <text:p>2.38191626425504</text:p>
              </table:table-cell>
              <table:table-cell office:value-type="float" office:value="2.74725050571943">
                <text:p>2.74725050571943</text:p>
              </table:table-cell>
              <table:table-cell office:value-type="float" office:value="3.06322376546932">
                <text:p>3.06322376546932</text:p>
              </table:table-cell>
              <table:table-cell office:value-type="float" office:value="3.43660960930523">
                <text:p>3.43660960930523</text:p>
              </table:table-cell>
              <table:table-cell office:value-type="float" office:value="3.4474815682996">
                <text:p>3.4474815682996</text:p>
              </table:table-cell>
              <table:table-cell office:value-type="float" office:value="3.53308199403878">
                <text:p>3.53308199403878</text:p>
              </table:table-cell>
              <table:table-cell office:value-type="float" office:value="3.61290108487184">
                <text:p>3.612901084871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0000000002924">
                <text:p>0.900000000002924</text:p>
              </table:table-cell>
              <table:table-cell office:value-type="float" office:value="2.82743338824">
                <text:p>2.82743338824</text:p>
              </table:table-cell>
              <table:table-cell office:value-type="float" office:value="1.41371669412">
                <text:p>1.41371669412</text:p>
              </table:table-cell>
              <table:table-cell office:value-type="float" office:value="1.3475337499271">
                <text:p>1.3475337499271</text:p>
              </table:table-cell>
              <table:table-cell office:value-type="float" office:value="1.6920585247825">
                <text:p>1.6920585247825</text:p>
              </table:table-cell>
              <table:table-cell office:value-type="float" office:value="2.45000411799042">
                <text:p>2.45000411799042</text:p>
              </table:table-cell>
              <table:table-cell office:value-type="float" office:value="2.82579366448174">
                <text:p>2.82579366448174</text:p>
              </table:table-cell>
              <table:table-cell office:value-type="float" office:value="2.99505191131125">
                <text:p>2.99505191131125</text:p>
              </table:table-cell>
              <table:table-cell office:value-type="float" office:value="3.4522370944673">
                <text:p>3.4522370944673</text:p>
              </table:table-cell>
              <table:table-cell office:value-type="float" office:value="3.45445047311294">
                <text:p>3.45445047311294</text:p>
              </table:table-cell>
              <table:table-cell office:value-type="float" office:value="3.46374872966829">
                <text:p>3.46374872966829</text:p>
              </table:table-cell>
              <table:table-cell office:value-type="float" office:value="3.59401058285253">
                <text:p>3.594010582852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000000003006">
                <text:p>0.925000000003006</text:p>
              </table:table-cell>
              <table:table-cell office:value-type="float" office:value="2.90597320458">
                <text:p>2.90597320458</text:p>
              </table:table-cell>
              <table:table-cell office:value-type="float" office:value="1.45298660229">
                <text:p>1.45298660229</text:p>
              </table:table-cell>
              <table:table-cell office:value-type="float" office:value="1.3854397350247">
                <text:p>1.3854397350247</text:p>
              </table:table-cell>
              <table:table-cell office:value-type="float" office:value="1.65461933306717">
                <text:p>1.65461933306717</text:p>
              </table:table-cell>
              <table:table-cell office:value-type="float" office:value="2.51810277499293">
                <text:p>2.51810277499293</text:p>
              </table:table-cell>
              <table:table-cell office:value-type="float" office:value="2.90434399155961">
                <text:p>2.90434399155961</text:p>
              </table:table-cell>
              <table:table-cell office:value-type="float" office:value="2.92688903149949">
                <text:p>2.92688903149949</text:p>
              </table:table-cell>
              <table:table-cell office:value-type="float" office:value="3.37583171101281">
                <text:p>3.37583171101281</text:p>
              </table:table-cell>
              <table:table-cell office:value-type="float" office:value="3.46812450837085">
                <text:p>3.46812450837085</text:p>
              </table:table-cell>
              <table:table-cell office:value-type="float" office:value="3.48039342412602">
                <text:p>3.48039342412602</text:p>
              </table:table-cell>
              <table:table-cell office:value-type="float" office:value="3.57558554716796">
                <text:p>3.575585547167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0000000003087">
                <text:p>0.950000000003087</text:p>
              </table:table-cell>
              <table:table-cell office:value-type="float" office:value="2.98451302092">
                <text:p>2.98451302092</text:p>
              </table:table-cell>
              <table:table-cell office:value-type="float" office:value="1.49225651046">
                <text:p>1.49225651046</text:p>
              </table:table-cell>
              <table:table-cell office:value-type="float" office:value="1.42088728185949">
                <text:p>1.42088728185949</text:p>
              </table:table-cell>
              <table:table-cell office:value-type="float" office:value="1.61950136573318">
                <text:p>1.61950136573318</text:p>
              </table:table-cell>
              <table:table-cell office:value-type="float" office:value="2.58621102135302">
                <text:p>2.58621102135302</text:p>
              </table:table-cell>
              <table:table-cell office:value-type="float" office:value="2.85873544934868">
                <text:p>2.85873544934868</text:p>
              </table:table-cell>
              <table:table-cell office:value-type="float" office:value="2.98290207819974">
                <text:p>2.98290207819974</text:p>
              </table:table-cell>
              <table:table-cell office:value-type="float" office:value="3.29722489823678">
                <text:p>3.29722489823678</text:p>
              </table:table-cell>
              <table:table-cell office:value-type="float" office:value="3.48409529352001">
                <text:p>3.48409529352001</text:p>
              </table:table-cell>
              <table:table-cell office:value-type="float" office:value="3.49740619332735">
                <text:p>3.49740619332735</text:p>
              </table:table-cell>
              <table:table-cell office:value-type="float" office:value="3.55780223130946">
                <text:p>3.557802231309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000000003168">
                <text:p>0.975000000003168</text:p>
              </table:table-cell>
              <table:table-cell office:value-type="float" office:value="3.06305283726">
                <text:p>3.06305283726</text:p>
              </table:table-cell>
              <table:table-cell office:value-type="float" office:value="1.53152641863">
                <text:p>1.53152641863</text:p>
              </table:table-cell>
              <table:table-cell office:value-type="float" office:value="1.45020542165368">
                <text:p>1.45020542165368</text:p>
              </table:table-cell>
              <table:table-cell office:value-type="float" office:value="1.59037948901607">
                <text:p>1.59037948901607</text:p>
              </table:table-cell>
              <table:table-cell office:value-type="float" office:value="2.65432816153066">
                <text:p>2.65432816153066</text:p>
              </table:table-cell>
              <table:table-cell office:value-type="float" office:value="2.79059130761156">
                <text:p>2.79059130761156</text:p>
              </table:table-cell>
              <table:table-cell office:value-type="float" office:value="3.06146854543801">
                <text:p>3.06146854543801</text:p>
              </table:table-cell>
              <table:table-cell office:value-type="float" office:value="3.21862925774718">
                <text:p>3.21862925774718</text:p>
              </table:table-cell>
              <table:table-cell office:value-type="float" office:value="3.49942313610934">
                <text:p>3.49942313610934</text:p>
              </table:table-cell>
              <table:table-cell office:value-type="float" office:value="3.51475992921192">
                <text:p>3.51475992921192</text:p>
              </table:table-cell>
              <table:table-cell office:value-type="float" office:value="3.54138680189254">
                <text:p>3.541386801892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0000000000325">
                <text:p>1.00000000000325</text:p>
              </table:table-cell>
              <table:table-cell office:value-type="float" office:value="3.1415926536">
                <text:p>3.1415926536</text:p>
              </table:table-cell>
              <table:table-cell office:value-type="float" office:value="1.5707963268">
                <text:p>1.5707963268</text:p>
              </table:table-cell>
              <table:table-cell office:value-type="float" office:value="1.46320590513865">
                <text:p>1.46320590513865</text:p>
              </table:table-cell>
              <table:table-cell office:value-type="float" office:value="1.57744418390868">
                <text:p>1.57744418390868</text:p>
              </table:table-cell>
              <table:table-cell office:value-type="float" office:value="2.72215320450109">
                <text:p>2.72215320450109</text:p>
              </table:table-cell>
              <table:table-cell office:value-type="float" office:value="2.72275729603151">
                <text:p>2.72275729603151</text:p>
              </table:table-cell>
              <table:table-cell office:value-type="float" office:value="3.14004404457738">
                <text:p>3.14004404457738</text:p>
              </table:table-cell>
              <table:table-cell office:value-type="float" office:value="3.14004404459781">
                <text:p>3.14004404459781</text:p>
              </table:table-cell>
              <table:table-cell office:value-type="float" office:value="3.50864147536948">
                <text:p>3.50864147536948</text:p>
              </table:table-cell>
              <table:table-cell office:value-type="float" office:value="3.53083441702647">
                <text:p>3.53083441702647</text:p>
              </table:table-cell>
              <table:table-cell office:value-type="float" office:value="3.53178964281379">
                <text:p>3.531789642813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automatic" chart:symbol-width="0.15cm" chart:symbol-height="0.15cm">
        <chart:symbol-image xlink:href="Pictures/2000000D000000FD000000FDEDDD9018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15cm" chart:symbol-height="0.15cm">
        <chart:symbol-image xlink:href="Pictures/20000011000000DD000000DDAC1C8ECE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355cm" svg:height="18.641cm" xlink:href=".." xlink:type="simple" chart:class="chart:scatter" chart:column-mapping="10 11 1 2 3 4 5 6 7 8 9" chart:style-name="ch1">
        <chart:legend chart:legend-position="end" svg:x="15.138cm" svg:y="6.531cm" style:legend-expansion="high" chart:style-name="ch2"/>
        <chart:plot-area chart:style-name="ch3" table:cell-range-address="4x4_4.M2:4x4_4.V42 4x4_4.W1:4x4_4.X42 4x4_4.N1:4x4_4.V1" chart:data-source-has-labels="row" svg:x="0.797cm" svg:y="1.623cm" svg:width="13.647cm" svg:height="16.226cm">
          <chartooo:coordinate-region svg:x="1.233cm" svg:y="1.822cm" svg:width="12.971cm" svg:height="15.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4x4_4.W2:4x4_4.W42" chart:label-cell-address="4x4_4.W1:4x4_4.W1" chart:class="chart:scatter">
            <chart:domain table:cell-range-address="4x4_4.M2:4x4_4.M42"/>
            <chart:data-point chart:repeated="41"/>
          </chart:series>
          <chart:series chart:style-name="ch8" chart:values-cell-range-address="4x4_4.X2:4x4_4.X42" chart:label-cell-address="4x4_4.X1:4x4_4.X1" chart:class="chart:scatter">
            <chart:data-point chart:repeated="41"/>
          </chart:series>
          <chart:series chart:style-name="ch9" chart:values-cell-range-address="4x4_4.N2:4x4_4.N42" chart:label-cell-address="4x4_4.N1:4x4_4.N1" chart:class="chart:scatter">
            <chart:data-point chart:repeated="41"/>
          </chart:series>
          <chart:series chart:style-name="ch10" chart:values-cell-range-address="4x4_4.O2:4x4_4.O42" chart:label-cell-address="4x4_4.O1:4x4_4.O1" chart:class="chart:scatter">
            <chart:data-point chart:repeated="41"/>
          </chart:series>
          <chart:series chart:style-name="ch11" chart:values-cell-range-address="4x4_4.P2:4x4_4.P42" chart:label-cell-address="4x4_4.P1:4x4_4.P1" chart:class="chart:scatter">
            <chart:data-point chart:repeated="41"/>
          </chart:series>
          <chart:series chart:style-name="ch12" chart:values-cell-range-address="4x4_4.Q2:4x4_4.Q42" chart:label-cell-address="4x4_4.Q1:4x4_4.Q1" chart:class="chart:scatter">
            <chart:data-point chart:repeated="41"/>
          </chart:series>
          <chart:series chart:style-name="ch13" chart:values-cell-range-address="4x4_4.R2:4x4_4.R42" chart:label-cell-address="4x4_4.R1:4x4_4.R1" chart:class="chart:scatter">
            <chart:data-point chart:repeated="41"/>
          </chart:series>
          <chart:series chart:style-name="ch14" chart:values-cell-range-address="4x4_4.S2:4x4_4.S42" chart:label-cell-address="4x4_4.S1:4x4_4.S1" chart:class="chart:scatter">
            <chart:data-point chart:repeated="41"/>
          </chart:series>
          <chart:series chart:style-name="ch15" chart:values-cell-range-address="4x4_4.T2:4x4_4.T42" chart:label-cell-address="4x4_4.T1:4x4_4.T1" chart:class="chart:scatter">
            <chart:data-point chart:repeated="41"/>
          </chart:series>
          <chart:series chart:style-name="ch16" chart:values-cell-range-address="4x4_4.U2:4x4_4.U42" chart:label-cell-address="4x4_4.U1:4x4_4.U1" chart:class="chart:scatter">
            <chart:data-point chart:repeated="41"/>
          </chart:series>
          <chart:series chart:style-name="ch17" chart:values-cell-range-address="4x4_4.V2:4x4_4.V42" chart:label-cell-address="4x4_4.V1:4x4_4.V1" chart:class="chart:scatter">
            <chart:data-point chart:repeated="4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Alpha</text:p>
                <draw:g>
                  <svg:desc>4x4_4.W1:4x4_4.W1</svg:desc>
                </draw:g>
              </table:table-cell>
              <table:table-cell office:value-type="string">
                <text:p>Beta</text:p>
                <draw:g>
                  <svg:desc>4x4_4.X1:4x4_4.X1</svg:desc>
                </draw:g>
              </table:table-cell>
              <table:table-cell office:value-type="string">
                <text:p>N = 1</text:p>
                <draw:g>
                  <svg:desc>4x4_4.N1:4x4_4.N1</svg:desc>
                </draw:g>
              </table:table-cell>
              <table:table-cell office:value-type="string">
                <text:p>N = 2</text:p>
                <draw:g>
                  <svg:desc>4x4_4.O1:4x4_4.O1</svg:desc>
                </draw:g>
              </table:table-cell>
              <table:table-cell office:value-type="string">
                <text:p>N = 3</text:p>
                <draw:g>
                  <svg:desc>4x4_4.P1:4x4_4.P1</svg:desc>
                </draw:g>
              </table:table-cell>
              <table:table-cell office:value-type="string">
                <text:p>N = 4</text:p>
                <draw:g>
                  <svg:desc>4x4_4.Q1:4x4_4.Q1</svg:desc>
                </draw:g>
              </table:table-cell>
              <table:table-cell office:value-type="string">
                <text:p>N = 5</text:p>
                <draw:g>
                  <svg:desc>4x4_4.R1:4x4_4.R1</svg:desc>
                </draw:g>
              </table:table-cell>
              <table:table-cell office:value-type="string">
                <text:p>N = 6</text:p>
                <draw:g>
                  <svg:desc>4x4_4.S1:4x4_4.S1</svg:desc>
                </draw:g>
              </table:table-cell>
              <table:table-cell office:value-type="string">
                <text:p>N = 7</text:p>
                <draw:g>
                  <svg:desc>4x4_4.T1:4x4_4.T1</svg:desc>
                </draw:g>
              </table:table-cell>
              <table:table-cell office:value-type="string">
                <text:p>N = 8</text:p>
                <draw:g>
                  <svg:desc>4x4_4.U1:4x4_4.U1</svg:desc>
                </draw:g>
              </table:table-cell>
              <table:table-cell office:value-type="string">
                <text:p>N = 9</text:p>
                <draw:g>
                  <svg:desc>4x4_4.V1:4x4_4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4x4_4.M2:4x4_4.M42</svg:desc>
                </draw:g>
              </table:table-cell>
              <table:table-cell office:value-type="float" office:value="0">
                <text:p>0</text:p>
                <draw:g>
                  <svg:desc>4x4_4.W2:4x4_4.W42</svg:desc>
                </draw:g>
              </table:table-cell>
              <table:table-cell office:value-type="float" office:value="0">
                <text:p>0</text:p>
                <draw:g>
                  <svg:desc>4x4_4.X2:4x4_4.X42</svg:desc>
                </draw:g>
              </table:table-cell>
              <table:table-cell office:value-type="float" office:value="NaN">
                <text:p>NaN</text:p>
                <draw:g>
                  <svg:desc>4x4_4.N2:4x4_4.N42</svg:desc>
                </draw:g>
              </table:table-cell>
              <table:table-cell office:value-type="float" office:value="0.00000276650059519539">
                <text:p>0.00000276650059519539</text:p>
                <draw:g>
                  <svg:desc>4x4_4.O2:4x4_4.O42</svg:desc>
                </draw:g>
              </table:table-cell>
              <table:table-cell office:value-type="float" office:value="0.0900975925638347">
                <text:p>0.0900975925638347</text:p>
                <draw:g>
                  <svg:desc>4x4_4.P2:4x4_4.P42</svg:desc>
                </draw:g>
              </table:table-cell>
              <table:table-cell office:value-type="float" office:value="3.09550921809163">
                <text:p>3.09550921809163</text:p>
                <draw:g>
                  <svg:desc>4x4_4.Q2:4x4_4.Q42</svg:desc>
                </draw:g>
              </table:table-cell>
              <table:table-cell office:value-type="float" office:value="3.15338671761714">
                <text:p>3.15338671761714</text:p>
                <draw:g>
                  <svg:desc>4x4_4.R2:4x4_4.R42</svg:desc>
                </draw:g>
              </table:table-cell>
              <table:table-cell office:value-type="float" office:value="3.15338671762023">
                <text:p>3.15338671762023</text:p>
                <draw:g>
                  <svg:desc>4x4_4.S2:4x4_4.S42</svg:desc>
                </draw:g>
              </table:table-cell>
              <table:table-cell office:value-type="float" office:value="3.1654594114453">
                <text:p>3.1654594114453</text:p>
                <draw:g>
                  <svg:desc>4x4_4.T2:4x4_4.T42</svg:desc>
                </draw:g>
              </table:table-cell>
              <table:table-cell office:value-type="float" office:value="4.44863910503103">
                <text:p>4.44863910503103</text:p>
                <draw:g>
                  <svg:desc>4x4_4.U2:4x4_4.U42</svg:desc>
                </draw:g>
              </table:table-cell>
              <table:table-cell office:value-type="float" office:value="4.49188785476715">
                <text:p>4.49188785476715</text:p>
                <draw:g>
                  <svg:desc>4x4_4.V2:4x4_4.V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0000000000812">
                <text:p>0.0250000000000812</text:p>
              </table:table-cell>
              <table:table-cell office:value-type="float" office:value="0.07853981634">
                <text:p>0.07853981634</text:p>
              </table:table-cell>
              <table:table-cell office:value-type="float" office:value="0.03926990817">
                <text:p>0.03926990817</text:p>
              </table:table-cell>
              <table:table-cell office:value-type="float" office:value="NaN">
                <text:p>NaN</text:p>
              </table:table-cell>
              <table:table-cell office:value-type="float" office:value="0.0784810069053505">
                <text:p>0.0784810069053505</text:p>
              </table:table-cell>
              <table:table-cell office:value-type="float" office:value="2.15148329461927">
                <text:p>2.15148329461927</text:p>
              </table:table-cell>
              <table:table-cell office:value-type="float" office:value="3.07718008865426">
                <text:p>3.07718008865426</text:p>
              </table:table-cell>
              <table:table-cell office:value-type="float" office:value="3.15363045091768">
                <text:p>3.15363045091768</text:p>
              </table:table-cell>
              <table:table-cell office:value-type="float" office:value="3.15363846659078">
                <text:p>3.15363846659078</text:p>
              </table:table-cell>
              <table:table-cell office:value-type="float" office:value="3.18385407960226">
                <text:p>3.18385407960226</text:p>
              </table:table-cell>
              <table:table-cell office:value-type="float" office:value="4.43550480672003">
                <text:p>4.43550480672003</text:p>
              </table:table-cell>
              <table:table-cell office:value-type="float" office:value="4.4662158631666">
                <text:p>4.4662158631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00000000001625">
                <text:p>0.0500000000001625</text:p>
              </table:table-cell>
              <table:table-cell office:value-type="float" office:value="0.15707963268">
                <text:p>0.15707963268</text:p>
              </table:table-cell>
              <table:table-cell office:value-type="float" office:value="0.07853981634">
                <text:p>0.07853981634</text:p>
              </table:table-cell>
              <table:table-cell office:value-type="float" office:value="NaN">
                <text:p>NaN</text:p>
              </table:table-cell>
              <table:table-cell office:value-type="float" office:value="0.156962014302209">
                <text:p>0.156962014302209</text:p>
              </table:table-cell>
              <table:table-cell office:value-type="float" office:value="3.04263042254493">
                <text:p>3.04263042254493</text:p>
              </table:table-cell>
              <table:table-cell office:value-type="float" office:value="3.15435342947814">
                <text:p>3.15435342947814</text:p>
              </table:table-cell>
              <table:table-cell office:value-type="float" office:value="3.15439351694425">
                <text:p>3.15439351694425</text:p>
              </table:table-cell>
              <table:table-cell office:value-type="float" office:value="3.21833250187374">
                <text:p>3.21833250187374</text:p>
              </table:table-cell>
              <table:table-cell office:value-type="float" office:value="4.30344173345652">
                <text:p>4.30344173345652</text:p>
              </table:table-cell>
              <table:table-cell office:value-type="float" office:value="4.41110481163479">
                <text:p>4.41110481163479</text:p>
              </table:table-cell>
              <table:table-cell office:value-type="float" office:value="4.43733556277273">
                <text:p>4.43733556277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0000000002437">
                <text:p>0.0750000000002437</text:p>
              </table:table-cell>
              <table:table-cell office:value-type="float" office:value="0.23561944902">
                <text:p>0.23561944902</text:p>
              </table:table-cell>
              <table:table-cell office:value-type="float" office:value="0.11780972451">
                <text:p>0.11780972451</text:p>
              </table:table-cell>
              <table:table-cell office:value-type="float" office:value="NaN">
                <text:p>NaN</text:p>
              </table:table-cell>
              <table:table-cell office:value-type="float" office:value="0.235443023057981">
                <text:p>0.235443023057981</text:p>
              </table:table-cell>
              <table:table-cell office:value-type="float" office:value="3.00473214937143">
                <text:p>3.00473214937143</text:p>
              </table:table-cell>
              <table:table-cell office:value-type="float" office:value="3.15555693170068">
                <text:p>3.15555693170068</text:p>
              </table:table-cell>
              <table:table-cell office:value-type="float" office:value="3.15565151326148">
                <text:p>3.15565151326148</text:p>
              </table:table-cell>
              <table:table-cell office:value-type="float" office:value="3.25638941706552">
                <text:p>3.25638941706552</text:p>
              </table:table-cell>
              <table:table-cell office:value-type="float" office:value="4.38390106511949">
                <text:p>4.38390106511949</text:p>
              </table:table-cell>
              <table:table-cell office:value-type="float" office:value="4.40856877963522">
                <text:p>4.40856877963522</text:p>
              </table:table-cell>
              <table:table-cell office:value-type="float" office:value="4.56702963474128">
                <text:p>4.56702963474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0000000000325">
                <text:p>0.100000000000325</text:p>
              </table:table-cell>
              <table:table-cell office:value-type="float" office:value="0.31415926536">
                <text:p>0.31415926536</text:p>
              </table:table-cell>
              <table:table-cell office:value-type="float" office:value="0.15707963268">
                <text:p>0.15707963268</text:p>
              </table:table-cell>
              <table:table-cell office:value-type="float" office:value="NaN">
                <text:p>NaN</text:p>
              </table:table-cell>
              <table:table-cell office:value-type="float" office:value="0.31392403647226">
                <text:p>0.31392403647226</text:p>
              </table:table-cell>
              <table:table-cell office:value-type="float" office:value="2.96573782654498">
                <text:p>2.96573782654498</text:p>
              </table:table-cell>
              <table:table-cell office:value-type="float" office:value="3.15724089691989">
                <text:p>3.15724089691989</text:p>
              </table:table-cell>
              <table:table-cell office:value-type="float" office:value="3.15741180979637">
                <text:p>3.15741180979637</text:p>
              </table:table-cell>
              <table:table-cell office:value-type="float" office:value="3.29556035730731">
                <text:p>3.29556035730731</text:p>
              </table:table-cell>
              <table:table-cell office:value-type="float" office:value="4.35639615637196">
                <text:p>4.35639615637196</text:p>
              </table:table-cell>
              <table:table-cell office:value-type="float" office:value="4.38004101772168">
                <text:p>4.38004101772168</text:p>
              </table:table-cell>
              <table:table-cell office:value-type="float" office:value="4.59630292734262">
                <text:p>4.59630292734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000000000406">
                <text:p>0.125000000000406</text:p>
              </table:table-cell>
              <table:table-cell office:value-type="float" office:value="0.3926990817">
                <text:p>0.3926990817</text:p>
              </table:table-cell>
              <table:table-cell office:value-type="float" office:value="0.19634954085">
                <text:p>0.19634954085</text:p>
              </table:table-cell>
              <table:table-cell office:value-type="float" office:value="NaN">
                <text:p>NaN</text:p>
              </table:table-cell>
              <table:table-cell office:value-type="float" office:value="0.392405060501574">
                <text:p>0.392405060501574</text:p>
              </table:table-cell>
              <table:table-cell office:value-type="float" office:value="2.92629184773054">
                <text:p>2.92629184773054</text:p>
              </table:table-cell>
              <table:table-cell office:value-type="float" office:value="3.15940473834829">
                <text:p>3.15940473834829</text:p>
              </table:table-cell>
              <table:table-cell office:value-type="float" office:value="3.15967351393501">
                <text:p>3.15967351393501</text:p>
              </table:table-cell>
              <table:table-cell office:value-type="float" office:value="3.33522609398906">
                <text:p>3.33522609398906</text:p>
              </table:table-cell>
              <table:table-cell office:value-type="float" office:value="4.32879672990873">
                <text:p>4.32879672990873</text:p>
              </table:table-cell>
              <table:table-cell office:value-type="float" office:value="4.3517475983971">
                <text:p>4.3517475983971</text:p>
              </table:table-cell>
              <table:table-cell office:value-type="float" office:value="4.62616772588342">
                <text:p>4.626167725883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0000000000487">
                <text:p>0.150000000000487</text:p>
              </table:table-cell>
              <table:table-cell office:value-type="float" office:value="0.47123889804">
                <text:p>0.47123889804</text:p>
              </table:table-cell>
              <table:table-cell office:value-type="float" office:value="0.23561944902">
                <text:p>0.23561944902</text:p>
              </table:table-cell>
              <table:table-cell office:value-type="float" office:value="NaN">
                <text:p>NaN</text:p>
              </table:table-cell>
              <table:table-cell office:value-type="float" office:value="0.470886105172712">
                <text:p>0.470886105172712</text:p>
              </table:table-cell>
              <table:table-cell office:value-type="float" office:value="2.88662310253102">
                <text:p>2.88662310253102</text:p>
              </table:table-cell>
              <table:table-cell office:value-type="float" office:value="3.1620475966177">
                <text:p>3.1620475966177</text:p>
              </table:table-cell>
              <table:table-cell office:value-type="float" office:value="3.16243548184047">
                <text:p>3.16243548184047</text:p>
              </table:table-cell>
              <table:table-cell office:value-type="float" office:value="3.37515991234343">
                <text:p>3.37515991234343</text:p>
              </table:table-cell>
              <table:table-cell office:value-type="float" office:value="4.3012774553191">
                <text:p>4.3012774553191</text:p>
              </table:table-cell>
              <table:table-cell office:value-type="float" office:value="4.32369490519763">
                <text:p>4.32369490519763</text:p>
              </table:table-cell>
              <table:table-cell office:value-type="float" office:value="4.65645653080567">
                <text:p>4.656456530805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000000000569">
                <text:p>0.175000000000569</text:p>
              </table:table-cell>
              <table:table-cell office:value-type="float" office:value="0.54977871438">
                <text:p>0.54977871438</text:p>
              </table:table-cell>
              <table:table-cell office:value-type="float" office:value="0.27488935719">
                <text:p>0.27488935719</text:p>
              </table:table-cell>
              <table:table-cell office:value-type="float" office:value="NaN">
                <text:p>NaN</text:p>
              </table:table-cell>
              <table:table-cell office:value-type="float" office:value="0.549367185244069">
                <text:p>0.549367185244069</text:p>
              </table:table-cell>
              <table:table-cell office:value-type="float" office:value="2.84683252021571">
                <text:p>2.84683252021571</text:p>
              </table:table-cell>
              <table:table-cell office:value-type="float" office:value="3.16516840169625">
                <text:p>3.16516840169625</text:p>
              </table:table-cell>
              <table:table-cell office:value-type="float" office:value="3.16569632264917">
                <text:p>3.16569632264917</text:p>
              </table:table-cell>
              <table:table-cell office:value-type="float" office:value="3.41526053637006">
                <text:p>3.41526053637006</text:p>
              </table:table-cell>
              <table:table-cell office:value-type="float" office:value="4.27391707080629">
                <text:p>4.27391707080629</text:p>
              </table:table-cell>
              <table:table-cell office:value-type="float" office:value="4.29588646157743">
                <text:p>4.29588646157743</text:p>
              </table:table-cell>
              <table:table-cell office:value-type="float" office:value="4.68709379624029">
                <text:p>4.687093796240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000000000065">
                <text:p>0.20000000000065</text:p>
              </table:table-cell>
              <table:table-cell office:value-type="float" office:value="0.62831853072">
                <text:p>0.62831853072</text:p>
              </table:table-cell>
              <table:table-cell office:value-type="float" office:value="0.31415926536">
                <text:p>0.31415926536</text:p>
              </table:table-cell>
              <table:table-cell office:value-type="float" office:value="NaN">
                <text:p>NaN</text:p>
              </table:table-cell>
              <table:table-cell office:value-type="float" office:value="0.627848321386065">
                <text:p>0.627848321386065</text:p>
              </table:table-cell>
              <table:table-cell office:value-type="float" office:value="2.80697102026459">
                <text:p>2.80697102026459</text:p>
              </table:table-cell>
              <table:table-cell office:value-type="float" office:value="3.16876588710093">
                <text:p>3.16876588710093</text:p>
              </table:table-cell>
              <table:table-cell office:value-type="float" office:value="3.16945440281366">
                <text:p>3.16945440281366</text:p>
              </table:table-cell>
              <table:table-cell office:value-type="float" office:value="3.45547574795768">
                <text:p>3.45547574795768</text:p>
              </table:table-cell>
              <table:table-cell office:value-type="float" office:value="4.24675761086067">
                <text:p>4.24675761086067</text:p>
              </table:table-cell>
              <table:table-cell office:value-type="float" office:value="4.26832484107521">
                <text:p>4.26832484107521</text:p>
              </table:table-cell>
              <table:table-cell office:value-type="float" office:value="4.71804055002161">
                <text:p>4.71804055002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000000000731">
                <text:p>0.225000000000731</text:p>
              </table:table-cell>
              <table:table-cell office:value-type="float" office:value="0.70685834706">
                <text:p>0.70685834706</text:p>
              </table:table-cell>
              <table:table-cell office:value-type="float" office:value="0.35342917353">
                <text:p>0.35342917353</text:p>
              </table:table-cell>
              <table:table-cell office:value-type="float" office:value="NaN">
                <text:p>NaN</text:p>
              </table:table-cell>
              <table:table-cell office:value-type="float" office:value="0.706329540875281">
                <text:p>0.706329540875281</text:p>
              </table:table-cell>
              <table:table-cell office:value-type="float" office:value="2.76706676739411">
                <text:p>2.76706676739411</text:p>
              </table:table-cell>
              <table:table-cell office:value-type="float" office:value="3.17283859583658">
                <text:p>3.17283859583658</text:p>
              </table:table-cell>
              <table:table-cell office:value-type="float" office:value="3.17370785108691">
                <text:p>3.17370785108691</text:p>
              </table:table-cell>
              <table:table-cell office:value-type="float" office:value="3.49577527275848">
                <text:p>3.49577527275848</text:p>
              </table:table-cell>
              <table:table-cell office:value-type="float" office:value="4.21982494239926">
                <text:p>4.21982494239926</text:p>
              </table:table-cell>
              <table:table-cell office:value-type="float" office:value="4.24101226759538">
                <text:p>4.24101226759538</text:p>
              </table:table-cell>
              <table:table-cell office:value-type="float" office:value="4.74927455203329">
                <text:p>4.749274552033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000000000812">
                <text:p>0.250000000000812</text:p>
              </table:table-cell>
              <table:table-cell office:value-type="float" office:value="0.7853981634">
                <text:p>0.7853981634</text:p>
              </table:table-cell>
              <table:table-cell office:value-type="float" office:value="0.3926990817">
                <text:p>0.3926990817</text:p>
              </table:table-cell>
              <table:table-cell office:value-type="float" office:value="NaN">
                <text:p>NaN</text:p>
              </table:table-cell>
              <table:table-cell office:value-type="float" office:value="0.784810878779097">
                <text:p>0.784810878779097</text:p>
              </table:table-cell>
              <table:table-cell office:value-type="float" office:value="2.72713638501664">
                <text:p>2.72713638501664</text:p>
              </table:table-cell>
              <table:table-cell office:value-type="float" office:value="3.17738488451477">
                <text:p>3.17738488451477</text:p>
              </table:table-cell>
              <table:table-cell office:value-type="float" office:value="3.178454564175">
                <text:p>3.178454564175</text:p>
              </table:table-cell>
              <table:table-cell office:value-type="float" office:value="3.53613934541001">
                <text:p>3.53613934541001</text:p>
              </table:table-cell>
              <table:table-cell office:value-type="float" office:value="4.19313742570943">
                <text:p>4.19313742570943</text:p>
              </table:table-cell>
              <table:table-cell office:value-type="float" office:value="4.21395085297864">
                <text:p>4.21395085297864</text:p>
              </table:table-cell>
              <table:table-cell office:value-type="float" office:value="4.7807820507429">
                <text:p>4.7807820507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000000000893">
                <text:p>0.275000000000893</text:p>
              </table:table-cell>
              <table:table-cell office:value-type="float" office:value="0.86393797974">
                <text:p>0.86393797974</text:p>
              </table:table-cell>
              <table:table-cell office:value-type="float" office:value="0.43196898987">
                <text:p>0.43196898987</text:p>
              </table:table-cell>
              <table:table-cell office:value-type="float" office:value="0.175871274725354">
                <text:p>0.175871274725354</text:p>
              </table:table-cell>
              <table:table-cell office:value-type="float" office:value="0.863292378815149">
                <text:p>0.863292378815149</text:p>
              </table:table-cell>
              <table:table-cell office:value-type="float" office:value="2.68719014625844">
                <text:p>2.68719014625844</text:p>
              </table:table-cell>
              <table:table-cell office:value-type="float" office:value="3.18240292704584">
                <text:p>3.18240292704584</text:p>
              </table:table-cell>
              <table:table-cell office:value-type="float" office:value="3.1836922130806">
                <text:p>3.1836922130806</text:p>
              </table:table-cell>
              <table:table-cell office:value-type="float" office:value="3.57655301939">
                <text:p>3.57655301939</text:p>
              </table:table-cell>
              <table:table-cell office:value-type="float" office:value="4.16671030529606">
                <text:p>4.16671030529606</text:p>
              </table:table-cell>
              <table:table-cell office:value-type="float" office:value="4.1871427054988">
                <text:p>4.1871427054988</text:p>
              </table:table-cell>
              <table:table-cell office:value-type="float" office:value="4.81255392716304">
                <text:p>4.812553927163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0000000000975">
                <text:p>0.300000000000975</text:p>
              </table:table-cell>
              <table:table-cell office:value-type="float" office:value="0.94247779608">
                <text:p>0.94247779608</text:p>
              </table:table-cell>
              <table:table-cell office:value-type="float" office:value="0.47123889804">
                <text:p>0.47123889804</text:p>
              </table:table-cell>
              <table:table-cell office:value-type="float" office:value="0.257408461456033">
                <text:p>0.257408461456033</text:p>
              </table:table-cell>
              <table:table-cell office:value-type="float" office:value="0.941774094279781">
                <text:p>0.941774094279781</text:p>
              </table:table-cell>
              <table:table-cell office:value-type="float" office:value="2.64723460381541">
                <text:p>2.64723460381541</text:p>
              </table:table-cell>
              <table:table-cell office:value-type="float" office:value="3.18789071832336">
                <text:p>3.18789071832336</text:p>
              </table:table-cell>
              <table:table-cell office:value-type="float" office:value="3.18941824994018">
                <text:p>3.18941824994018</text:p>
              </table:table-cell>
              <table:table-cell office:value-type="float" office:value="3.61700261496026">
                <text:p>3.61700261496026</text:p>
              </table:table-cell>
              <table:table-cell office:value-type="float" office:value="4.14055859752725">
                <text:p>4.14055859752725</text:p>
              </table:table-cell>
              <table:table-cell office:value-type="float" office:value="4.16058998577587">
                <text:p>4.16058998577587</text:p>
              </table:table-cell>
              <table:table-cell office:value-type="float" office:value="4.84458370204246">
                <text:p>4.844583702042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000000001056">
                <text:p>0.325000000001056</text:p>
              </table:table-cell>
              <table:table-cell office:value-type="float" office:value="1.02101761242">
                <text:p>1.02101761242</text:p>
              </table:table-cell>
              <table:table-cell office:value-type="float" office:value="0.51050880621">
                <text:p>0.51050880621</text:p>
              </table:table-cell>
              <table:table-cell office:value-type="float" office:value="0.323506155386575">
                <text:p>0.323506155386575</text:p>
              </table:table-cell>
              <table:table-cell office:value-type="float" office:value="1.02025608894484">
                <text:p>1.02025608894484</text:p>
              </table:table-cell>
              <table:table-cell office:value-type="float" office:value="2.60727402142862">
                <text:p>2.60727402142862</text:p>
              </table:table-cell>
              <table:table-cell office:value-type="float" office:value="3.19384607802606">
                <text:p>3.19384607802606</text:p>
              </table:table-cell>
              <table:table-cell office:value-type="float" office:value="3.19562991548893">
                <text:p>3.19562991548893</text:p>
              </table:table-cell>
              <table:table-cell office:value-type="float" office:value="3.65747255349893">
                <text:p>3.65747255349893</text:p>
              </table:table-cell>
              <table:table-cell office:value-type="float" office:value="4.11469988906094">
                <text:p>4.11469988906094</text:p>
              </table:table-cell>
              <table:table-cell office:value-type="float" office:value="4.13429494017663">
                <text:p>4.13429494017663</text:p>
              </table:table-cell>
              <table:table-cell office:value-type="float" office:value="4.87686640107407">
                <text:p>4.876866401074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0000000001137">
                <text:p>0.350000000001137</text:p>
              </table:table-cell>
              <table:table-cell office:value-type="float" office:value="1.09955742876">
                <text:p>1.09955742876</text:p>
              </table:table-cell>
              <table:table-cell office:value-type="float" office:value="0.54977871438">
                <text:p>0.54977871438</text:p>
              </table:table-cell>
              <table:table-cell office:value-type="float" office:value="0.382257879239262">
                <text:p>0.382257879239262</text:p>
              </table:table-cell>
              <table:table-cell office:value-type="float" office:value="1.09873843806877">
                <text:p>1.09873843806877</text:p>
              </table:table-cell>
              <table:table-cell office:value-type="float" office:value="2.567311200938">
                <text:p>2.567311200938</text:p>
              </table:table-cell>
              <table:table-cell office:value-type="float" office:value="3.2002666545637">
                <text:p>3.2002666545637</text:p>
              </table:table-cell>
              <table:table-cell office:value-type="float" office:value="3.20232424702065">
                <text:p>3.20232424702065</text:p>
              </table:table-cell>
              <table:table-cell office:value-type="float" office:value="3.69794105682403">
                <text:p>3.69794105682403</text:p>
              </table:table-cell>
              <table:table-cell office:value-type="float" office:value="4.08915841691458">
                <text:p>4.08915841691458</text:p>
              </table:table-cell>
              <table:table-cell office:value-type="float" office:value="4.10825992696628">
                <text:p>4.10825992696628</text:p>
              </table:table-cell>
              <table:table-cell office:value-type="float" office:value="4.90939782959364">
                <text:p>4.909397829593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000000001218">
                <text:p>0.375000000001218</text:p>
              </table:table-cell>
              <table:table-cell office:value-type="float" office:value="1.1780972451">
                <text:p>1.1780972451</text:p>
              </table:table-cell>
              <table:table-cell office:value-type="float" office:value="0.58904862255">
                <text:p>0.58904862255</text:p>
              </table:table-cell>
              <table:table-cell office:value-type="float" office:value="0.436637740663379">
                <text:p>0.436637740663379</text:p>
              </table:table-cell>
              <table:table-cell office:value-type="float" office:value="1.17722122918598">
                <text:p>1.17722122918598</text:p>
              </table:table-cell>
              <table:table-cell office:value-type="float" office:value="2.52734798554218">
                <text:p>2.52734798554218</text:p>
              </table:table-cell>
              <table:table-cell office:value-type="float" office:value="3.20714992901167">
                <text:p>3.20714992901167</text:p>
              </table:table-cell>
              <table:table-cell office:value-type="float" office:value="3.2094980867537">
                <text:p>3.2094980867537</text:p>
              </table:table-cell>
              <table:table-cell office:value-type="float" office:value="3.7383720287075">
                <text:p>3.7383720287075</text:p>
              </table:table-cell>
              <table:table-cell office:value-type="float" office:value="4.06397303480682">
                <text:p>4.06397303480682</text:p>
              </table:table-cell>
              <table:table-cell office:value-type="float" office:value="4.08248744860529">
                <text:p>4.08248744860529</text:p>
              </table:table-cell>
              <table:table-cell office:value-type="float" office:value="4.94217402902804">
                <text:p>4.942174029028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00000000013">
                <text:p>0.4000000000013</text:p>
              </table:table-cell>
              <table:table-cell office:value-type="float" office:value="1.25663706144">
                <text:p>1.25663706144</text:p>
              </table:table-cell>
              <table:table-cell office:value-type="float" office:value="0.62831853072">
                <text:p>0.62831853072</text:p>
              </table:table-cell>
              <table:table-cell office:value-type="float" office:value="0.488107709980628">
                <text:p>0.488107709980628</text:p>
              </table:table-cell>
              <table:table-cell office:value-type="float" office:value="1.25570456311427">
                <text:p>1.25570456311427</text:p>
              </table:table-cell>
              <table:table-cell office:value-type="float" office:value="2.48738558121253">
                <text:p>2.48738558121253</text:p>
              </table:table-cell>
              <table:table-cell office:value-type="float" office:value="3.21449321916393">
                <text:p>3.21449321916393</text:p>
              </table:table-cell>
              <table:table-cell office:value-type="float" office:value="3.21714809067086">
                <text:p>3.21714809067086</text:p>
              </table:table-cell>
              <table:table-cell office:value-type="float" office:value="3.77869587845622">
                <text:p>3.77869587845622</text:p>
              </table:table-cell>
              <table:table-cell office:value-type="float" office:value="4.03921624612437">
                <text:p>4.03921624612437</text:p>
              </table:table-cell>
              <table:table-cell office:value-type="float" office:value="4.05698021740689">
                <text:p>4.05698021740689</text:p>
              </table:table-cell>
              <table:table-cell office:value-type="float" office:value="4.97519077362617">
                <text:p>4.975190773626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000000001381">
                <text:p>0.425000000001381</text:p>
              </table:table-cell>
              <table:table-cell office:value-type="float" office:value="1.33517687778">
                <text:p>1.33517687778</text:p>
              </table:table-cell>
              <table:table-cell office:value-type="float" office:value="0.66758843889">
                <text:p>0.66758843889</text:p>
              </table:table-cell>
              <table:table-cell office:value-type="float" office:value="0.537502823804088">
                <text:p>0.537502823804088</text:p>
              </table:table-cell>
              <table:table-cell office:value-type="float" office:value="1.33418855477249">
                <text:p>1.33418855477249</text:p>
              </table:table-cell>
              <table:table-cell office:value-type="float" office:value="2.44742477247856">
                <text:p>2.44742477247856</text:p>
              </table:table-cell>
              <table:table-cell office:value-type="float" office:value="3.22229368338521">
                <text:p>3.22229368338521</text:p>
              </table:table-cell>
              <table:table-cell office:value-type="float" office:value="3.2252707376515">
                <text:p>3.2252707376515</text:p>
              </table:table-cell>
              <table:table-cell office:value-type="float" office:value="3.81875400512331">
                <text:p>3.81875400512331</text:p>
              </table:table-cell>
              <table:table-cell office:value-type="float" office:value="4.01504946973132">
                <text:p>4.01504946973132</text:p>
              </table:table-cell>
              <table:table-cell office:value-type="float" office:value="4.03174135205138">
                <text:p>4.03174135205138</text:p>
              </table:table-cell>
              <table:table-cell office:value-type="float" office:value="4.95175641408242">
                <text:p>4.951756414082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0000000001462">
                <text:p>0.450000000001462</text:p>
              </table:table-cell>
              <table:table-cell office:value-type="float" office:value="1.41371669412">
                <text:p>1.41371669412</text:p>
              </table:table-cell>
              <table:table-cell office:value-type="float" office:value="0.70685834706">
                <text:p>0.70685834706</text:p>
              </table:table-cell>
              <table:table-cell office:value-type="float" office:value="0.585346878074827">
                <text:p>0.585346878074827</text:p>
              </table:table-cell>
              <table:table-cell office:value-type="float" office:value="1.41267333408914">
                <text:p>1.41267333408914</text:p>
              </table:table-cell>
              <table:table-cell office:value-type="float" office:value="2.40746607558721">
                <text:p>2.40746607558721</text:p>
              </table:table-cell>
              <table:table-cell office:value-type="float" office:value="3.23054832430223">
                <text:p>3.23054832430223</text:p>
              </table:table-cell>
              <table:table-cell office:value-type="float" office:value="3.23386233891722">
                <text:p>3.23386233891722</text:p>
              </table:table-cell>
              <table:table-cell office:value-type="float" office:value="3.85809025914181">
                <text:p>3.85809025914181</text:p>
              </table:table-cell>
              <table:table-cell office:value-type="float" office:value="3.99193066488568">
                <text:p>3.99193066488568</text:p>
              </table:table-cell>
              <table:table-cell office:value-type="float" office:value="4.00677525172426">
                <text:p>4.00677525172426</text:p>
              </table:table-cell>
              <table:table-cell office:value-type="float" office:value="4.87271802201137">
                <text:p>4.872718022011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000000001543">
                <text:p>0.475000000001543</text:p>
              </table:table-cell>
              <table:table-cell office:value-type="float" office:value="1.49225651046">
                <text:p>1.49225651046</text:p>
              </table:table-cell>
              <table:table-cell office:value-type="float" office:value="0.74612825523">
                <text:p>0.74612825523</text:p>
              </table:table-cell>
              <table:table-cell office:value-type="float" office:value="0.631990324718249">
                <text:p>0.631990324718249</text:p>
              </table:table-cell>
              <table:table-cell office:value-type="float" office:value="1.49115904688336">
                <text:p>1.49115904688336</text:p>
              </table:table-cell>
              <table:table-cell office:value-type="float" office:value="2.36750985525586">
                <text:p>2.36750985525586</text:p>
              </table:table-cell>
              <table:table-cell office:value-type="float" office:value="3.23925399204767">
                <text:p>3.23925399204767</text:p>
              </table:table-cell>
              <table:table-cell office:value-type="float" office:value="3.24291904775638">
                <text:p>3.24291904775638</text:p>
              </table:table-cell>
              <table:table-cell office:value-type="float" office:value="3.89478745653346">
                <text:p>3.89478745653346</text:p>
              </table:table-cell>
              <table:table-cell office:value-type="float" office:value="3.97176952232261">
                <text:p>3.97176952232261</text:p>
              </table:table-cell>
              <table:table-cell office:value-type="float" office:value="3.9820958601306">
                <text:p>3.9820958601306</text:p>
              </table:table-cell>
              <table:table-cell office:value-type="float" office:value="4.79371282838455">
                <text:p>4.793712828384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0000000001624">
                <text:p>0.500000000001624</text:p>
              </table:table-cell>
              <table:table-cell office:value-type="float" office:value="1.5707963268">
                <text:p>1.5707963268</text:p>
              </table:table-cell>
              <table:table-cell office:value-type="float" office:value="0.7853981634">
                <text:p>0.7853981634</text:p>
              </table:table-cell>
              <table:table-cell office:value-type="float" office:value="0.677678949548774">
                <text:p>0.677678949548774</text:p>
              </table:table-cell>
              <table:table-cell office:value-type="float" office:value="1.56964585563951">
                <text:p>1.56964585563951</text:p>
              </table:table-cell>
              <table:table-cell office:value-type="float" office:value="2.3275564216289">
                <text:p>2.3275564216289</text:p>
              </table:table-cell>
              <table:table-cell office:value-type="float" office:value="3.24840738683671">
                <text:p>3.24840738683671</text:p>
              </table:table-cell>
              <table:table-cell office:value-type="float" office:value="3.25243686934841">
                <text:p>3.25243686934841</text:p>
              </table:table-cell>
              <table:table-cell office:value-type="float" office:value="3.91679728291618">
                <text:p>3.91679728291618</text:p>
              </table:table-cell>
              <table:table-cell office:value-type="float" office:value="3.95756689337569">
                <text:p>3.95756689337569</text:p>
              </table:table-cell>
              <table:table-cell office:value-type="float" office:value="3.96675730592227">
                <text:p>3.96675730592227</text:p>
              </table:table-cell>
              <table:table-cell office:value-type="float" office:value="4.71473939718467">
                <text:p>4.714739397184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000000001706">
                <text:p>0.525000000001706</text:p>
              </table:table-cell>
              <table:table-cell office:value-type="float" office:value="1.64933614314">
                <text:p>1.64933614314</text:p>
              </table:table-cell>
              <table:table-cell office:value-type="float" office:value="0.82466807157">
                <text:p>0.82466807157</text:p>
              </table:table-cell>
              <table:table-cell office:value-type="float" office:value="0.722591400507592">
                <text:p>0.722591400507592</text:p>
              </table:table-cell>
              <table:table-cell office:value-type="float" office:value="1.64813394043325">
                <text:p>1.64813394043325</text:p>
              </table:table-cell>
              <table:table-cell office:value-type="float" office:value="2.28760611981011">
                <text:p>2.28760611981011</text:p>
              </table:table-cell>
              <table:table-cell office:value-type="float" office:value="3.25800506061814">
                <text:p>3.25800506061814</text:p>
              </table:table-cell>
              <table:table-cell office:value-type="float" office:value="3.26241167081264">
                <text:p>3.26241167081264</text:p>
              </table:table-cell>
              <table:table-cell office:value-type="float" office:value="3.90705591444482">
                <text:p>3.90705591444482</text:p>
              </table:table-cell>
              <table:table-cell office:value-type="float" office:value="3.93348180852133">
                <text:p>3.93348180852133</text:p>
              </table:table-cell>
              <table:table-cell office:value-type="float" office:value="3.99367123877133">
                <text:p>3.99367123877133</text:p>
              </table:table-cell>
              <table:table-cell office:value-type="float" office:value="4.63579632814347">
                <text:p>4.635796328143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0000000001787">
                <text:p>0.550000000001787</text:p>
              </table:table-cell>
              <table:table-cell office:value-type="float" office:value="1.72787595948">
                <text:p>1.72787595948</text:p>
              </table:table-cell>
              <table:table-cell office:value-type="float" office:value="0.86393797974">
                <text:p>0.86393797974</text:p>
              </table:table-cell>
              <table:table-cell office:value-type="float" office:value="0.766861158661993">
                <text:p>0.766861158661993</text:p>
              </table:table-cell>
              <table:table-cell office:value-type="float" office:value="1.72662349971173">
                <text:p>1.72662349971173</text:p>
              </table:table-cell>
              <table:table-cell office:value-type="float" office:value="2.24765942191948">
                <text:p>2.24765942191948</text:p>
              </table:table-cell>
              <table:table-cell office:value-type="float" office:value="3.26804341723266">
                <text:p>3.26804341723266</text:p>
              </table:table-cell>
              <table:table-cell office:value-type="float" office:value="3.27283919127281">
                <text:p>3.27283919127281</text:p>
              </table:table-cell>
              <table:table-cell office:value-type="float" office:value="3.88690617107798">
                <text:p>3.88690617107798</text:p>
              </table:table-cell>
              <table:table-cell office:value-type="float" office:value="3.90962849995946">
                <text:p>3.90962849995946</text:p>
              </table:table-cell>
              <table:table-cell office:value-type="float" office:value="4.03138762867099">
                <text:p>4.03138762867099</text:p>
              </table:table-cell>
              <table:table-cell office:value-type="float" office:value="4.55688225675085">
                <text:p>4.556882256750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000000001868">
                <text:p>0.575000000001868</text:p>
              </table:table-cell>
              <table:table-cell office:value-type="float" office:value="1.80641577582">
                <text:p>1.80641577582</text:p>
              </table:table-cell>
              <table:table-cell office:value-type="float" office:value="0.90320788791">
                <text:p>0.90320788791</text:p>
              </table:table-cell>
              <table:table-cell office:value-type="float" office:value="0.810590097996031">
                <text:p>0.810590097996031</text:p>
              </table:table-cell>
              <table:table-cell office:value-type="float" office:value="1.80511475110828">
                <text:p>1.80511475110828</text:p>
              </table:table-cell>
              <table:table-cell office:value-type="float" office:value="2.20771703215141">
                <text:p>2.20771703215141</text:p>
              </table:table-cell>
              <table:table-cell office:value-type="float" office:value="3.27851871045562">
                <text:p>3.27851871045562</text:p>
              </table:table-cell>
              <table:table-cell office:value-type="float" office:value="3.28371505192375">
                <text:p>3.28371505192375</text:p>
              </table:table-cell>
              <table:table-cell office:value-type="float" office:value="3.86500946427052">
                <text:p>3.86500946427052</text:p>
              </table:table-cell>
              <table:table-cell office:value-type="float" office:value="3.88605608617236">
                <text:p>3.88605608617236</text:p>
              </table:table-cell>
              <table:table-cell office:value-type="float" office:value="4.07120310652039">
                <text:p>4.07120310652039</text:p>
              </table:table-cell>
              <table:table-cell office:value-type="float" office:value="4.47799585424575">
                <text:p>4.477995854245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0000000001949">
                <text:p>0.600000000001949</text:p>
              </table:table-cell>
              <table:table-cell office:value-type="float" office:value="1.88495559216">
                <text:p>1.88495559216</text:p>
              </table:table-cell>
              <table:table-cell office:value-type="float" office:value="0.94247779608">
                <text:p>0.94247779608</text:p>
              </table:table-cell>
              <table:table-cell office:value-type="float" office:value="0.853857196347462">
                <text:p>0.853857196347462</text:p>
              </table:table-cell>
              <table:table-cell office:value-type="float" office:value="1.88360793226426">
                <text:p>1.88360793226426</text:p>
              </table:table-cell>
              <table:table-cell office:value-type="float" office:value="2.16778001661827">
                <text:p>2.16778001661827</text:p>
              </table:table-cell>
              <table:table-cell office:value-type="float" office:value="3.28942703892035">
                <text:p>3.28942703892035</text:p>
              </table:table-cell>
              <table:table-cell office:value-type="float" office:value="3.29503476607209">
                <text:p>3.29503476607209</text:p>
              </table:table-cell>
              <table:table-cell office:value-type="float" office:value="3.84277127035672">
                <text:p>3.84277127035672</text:p>
              </table:table-cell>
              <table:table-cell office:value-type="float" office:value="3.86277115379288">
                <text:p>3.86277115379288</text:p>
              </table:table-cell>
              <table:table-cell office:value-type="float" office:value="4.11171287703325">
                <text:p>4.11171287703325</text:p>
              </table:table-cell>
              <table:table-cell office:value-type="float" office:value="4.39913582759247">
                <text:p>4.399135827592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00000000203">
                <text:p>0.62500000000203</text:p>
              </table:table-cell>
              <table:table-cell office:value-type="float" office:value="1.9634954085">
                <text:p>1.9634954085</text:p>
              </table:table-cell>
              <table:table-cell office:value-type="float" office:value="0.98174770425">
                <text:p>0.98174770425</text:p>
              </table:table-cell>
              <table:table-cell office:value-type="float" office:value="0.896724293404088">
                <text:p>0.896724293404088</text:p>
              </table:table-cell>
              <table:table-cell office:value-type="float" office:value="1.96210330152901">
                <text:p>1.96210330152901</text:p>
              </table:table-cell>
              <table:table-cell office:value-type="float" office:value="2.12784997451">
                <text:p>2.12784997451</text:p>
              </table:table-cell>
              <table:table-cell office:value-type="float" office:value="3.30076433637341">
                <text:p>3.30076433637341</text:p>
              </table:table-cell>
              <table:table-cell office:value-type="float" office:value="3.30679374899285">
                <text:p>3.30679374899285</text:p>
              </table:table-cell>
              <table:table-cell office:value-type="float" office:value="3.8205593094982">
                <text:p>3.8205593094982</text:p>
              </table:table-cell>
              <table:table-cell office:value-type="float" office:value="3.83977798721691">
                <text:p>3.83977798721691</text:p>
              </table:table-cell>
              <table:table-cell office:value-type="float" office:value="4.15255227073971">
                <text:p>4.15255227073971</text:p>
              </table:table-cell>
              <table:table-cell office:value-type="float" office:value="4.32030091939729">
                <text:p>4.320300919397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0000000002112">
                <text:p>0.650000000002112</text:p>
              </table:table-cell>
              <table:table-cell office:value-type="float" office:value="2.04203522484">
                <text:p>2.04203522484</text:p>
              </table:table-cell>
              <table:table-cell office:value-type="float" office:value="1.02101761242">
                <text:p>1.02101761242</text:p>
              </table:table-cell>
              <table:table-cell office:value-type="float" office:value="0.939239951039084">
                <text:p>0.939239951039084</text:p>
              </table:table-cell>
              <table:table-cell office:value-type="float" office:value="2.04060113884183">
                <text:p>2.04060113884183</text:p>
              </table:table-cell>
              <table:table-cell office:value-type="float" office:value="2.08792927452828">
                <text:p>2.08792927452828</text:p>
              </table:table-cell>
              <table:table-cell office:value-type="float" office:value="3.31252635501547">
                <text:p>3.31252635501547</text:p>
              </table:table-cell>
              <table:table-cell office:value-type="float" office:value="3.31898732763222">
                <text:p>3.31898732763222</text:p>
              </table:table-cell>
              <table:table-cell office:value-type="float" office:value="3.79851039327064">
                <text:p>3.79851039327064</text:p>
              </table:table-cell>
              <table:table-cell office:value-type="float" office:value="3.81708048156557">
                <text:p>3.81708048156557</text:p>
              </table:table-cell>
              <table:table-cell office:value-type="float" office:value="4.1935879322319">
                <text:p>4.1935879322319</text:p>
              </table:table-cell>
              <table:table-cell office:value-type="float" office:value="4.24148990787147">
                <text:p>4.241489907871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000000002193">
                <text:p>0.675000000002193</text:p>
              </table:table-cell>
              <table:table-cell office:value-type="float" office:value="2.12057504118">
                <text:p>2.12057504118</text:p>
              </table:table-cell>
              <table:table-cell office:value-type="float" office:value="1.06028752059">
                <text:p>1.06028752059</text:p>
              </table:table-cell>
              <table:table-cell office:value-type="float" office:value="0.981442017577441">
                <text:p>0.981442017577441</text:p>
              </table:table-cell>
              <table:table-cell office:value-type="float" office:value="2.04802139393537">
                <text:p>2.04802139393537</text:p>
              </table:table-cell>
              <table:table-cell office:value-type="float" office:value="2.11910174636186">
                <text:p>2.11910174636186</text:p>
              </table:table-cell>
              <table:table-cell office:value-type="float" office:value="3.32470863796687">
                <text:p>3.32470863796687</text:p>
              </table:table-cell>
              <table:table-cell office:value-type="float" office:value="3.33161074982553">
                <text:p>3.33161074982553</text:p>
              </table:table-cell>
              <table:table-cell office:value-type="float" office:value="3.77668825248386">
                <text:p>3.77668825248386</text:p>
              </table:table-cell>
              <table:table-cell office:value-type="float" office:value="3.79468248172365">
                <text:p>3.79468248172365</text:p>
              </table:table-cell>
              <table:table-cell office:value-type="float" office:value="4.16270160667478">
                <text:p>4.16270160667478</text:p>
              </table:table-cell>
              <table:table-cell office:value-type="float" office:value="4.23475958360376">
                <text:p>4.234759583603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00000000002274">
                <text:p>0.700000000002274</text:p>
              </table:table-cell>
              <table:table-cell office:value-type="float" office:value="2.19911485752">
                <text:p>2.19911485752</text:p>
              </table:table-cell>
              <table:table-cell office:value-type="float" office:value="1.09955742876">
                <text:p>1.09955742876</text:p>
              </table:table-cell>
              <table:table-cell office:value-type="float" office:value="1.0233592270998">
                <text:p>1.0233592270998</text:p>
              </table:table-cell>
              <table:table-cell office:value-type="float" office:value="2.00813142144502">
                <text:p>2.00813142144502</text:p>
              </table:table-cell>
              <table:table-cell office:value-type="float" office:value="2.19760544926191">
                <text:p>2.19760544926191</text:p>
              </table:table-cell>
              <table:table-cell office:value-type="float" office:value="3.33730647477627">
                <text:p>3.33730647477627</text:p>
              </table:table-cell>
              <table:table-cell office:value-type="float" office:value="3.34465919311833">
                <text:p>3.34465919311833</text:p>
              </table:table-cell>
              <table:table-cell office:value-type="float" office:value="3.75512788720857">
                <text:p>3.75512788720857</text:p>
              </table:table-cell>
              <table:table-cell office:value-type="float" office:value="3.77258787561131">
                <text:p>3.77258787561131</text:p>
              </table:table-cell>
              <table:table-cell office:value-type="float" office:value="4.08393486482866">
                <text:p>4.08393486482866</text:p>
              </table:table-cell>
              <table:table-cell office:value-type="float" office:value="4.27603548245456">
                <text:p>4.276035482454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000000002355">
                <text:p>0.725000000002355</text:p>
              </table:table-cell>
              <table:table-cell office:value-type="float" office:value="2.27765467386">
                <text:p>2.27765467386</text:p>
              </table:table-cell>
              <table:table-cell office:value-type="float" office:value="1.13882733693">
                <text:p>1.13882733693</text:p>
              </table:table-cell>
              <table:table-cell office:value-type="float" office:value="1.06501197943851">
                <text:p>1.06501197943851</text:p>
              </table:table-cell>
              <table:table-cell office:value-type="float" office:value="1.9682668276673">
                <text:p>1.9682668276673</text:p>
              </table:table-cell>
              <table:table-cell office:value-type="float" office:value="2.27611259644926">
                <text:p>2.27611259644926</text:p>
              </table:table-cell>
              <table:table-cell office:value-type="float" office:value="3.35031482913328">
                <text:p>3.35031482913328</text:p>
              </table:table-cell>
              <table:table-cell office:value-type="float" office:value="3.35812777264308">
                <text:p>3.35812777264308</text:p>
              </table:table-cell>
              <table:table-cell office:value-type="float" office:value="3.73385132205587">
                <text:p>3.73385132205587</text:p>
              </table:table-cell>
              <table:table-cell office:value-type="float" office:value="3.75080062710726">
                <text:p>3.75080062710726</text:p>
              </table:table-cell>
              <table:table-cell office:value-type="float" office:value="4.00518856655093">
                <text:p>4.00518856655093</text:p>
              </table:table-cell>
              <table:table-cell office:value-type="float" office:value="4.31739648791919">
                <text:p>4.317396487919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0000000002437">
                <text:p>0.750000000002437</text:p>
              </table:table-cell>
              <table:table-cell office:value-type="float" office:value="2.3561944902">
                <text:p>2.3561944902</text:p>
              </table:table-cell>
              <table:table-cell office:value-type="float" office:value="1.1780972451">
                <text:p>1.1780972451</text:p>
              </table:table-cell>
              <table:table-cell office:value-type="float" office:value="1.10641228001373">
                <text:p>1.10641228001373</text:p>
              </table:table-cell>
              <table:table-cell office:value-type="float" office:value="1.92843868694929">
                <text:p>1.92843868694929</text:p>
              </table:table-cell>
              <table:table-cell office:value-type="float" office:value="2.35462356120335">
                <text:p>2.35462356120335</text:p>
              </table:table-cell>
              <table:table-cell office:value-type="float" office:value="3.36372821939662">
                <text:p>3.36372821939662</text:p>
              </table:table-cell>
              <table:table-cell office:value-type="float" office:value="3.3720115477515">
                <text:p>3.3720115477515</text:p>
              </table:table-cell>
              <table:table-cell office:value-type="float" office:value="3.71287423351478">
                <text:p>3.71287423351478</text:p>
              </table:table-cell>
              <table:table-cell office:value-type="float" office:value="3.72932479042462">
                <text:p>3.72932479042462</text:p>
              </table:table-cell>
              <table:table-cell office:value-type="float" office:value="3.92646163107556">
                <text:p>3.92646163107556</text:p>
              </table:table-cell>
              <table:table-cell office:value-type="float" office:value="4.35882919374457">
                <text:p>4.358829193744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000000002518">
                <text:p>0.775000000002518</text:p>
              </table:table-cell>
              <table:table-cell office:value-type="float" office:value="2.43473430654">
                <text:p>2.43473430654</text:p>
              </table:table-cell>
              <table:table-cell office:value-type="float" office:value="1.21736715327">
                <text:p>1.21736715327</text:p>
              </table:table-cell>
              <table:table-cell office:value-type="float" office:value="1.1475626078015">
                <text:p>1.1475626078015</text:p>
              </table:table-cell>
              <table:table-cell office:value-type="float" office:value="1.88866369119888">
                <text:p>1.88866369119888</text:p>
              </table:table-cell>
              <table:table-cell office:value-type="float" office:value="2.43313874190603">
                <text:p>2.43313874190603</text:p>
              </table:table-cell>
              <table:table-cell office:value-type="float" office:value="3.37754051590042">
                <text:p>3.37754051590042</text:p>
              </table:table-cell>
              <table:table-cell office:value-type="float" office:value="3.38630552641149">
                <text:p>3.38630552641149</text:p>
              </table:table-cell>
              <table:table-cell office:value-type="float" office:value="3.69220918558635">
                <text:p>3.69220918558635</text:p>
              </table:table-cell>
              <table:table-cell office:value-type="float" office:value="3.70816451885723">
                <text:p>3.70816451885723</text:p>
              </table:table-cell>
              <table:table-cell office:value-type="float" office:value="3.84775301246562">
                <text:p>3.84775301246562</text:p>
              </table:table-cell>
              <table:table-cell office:value-type="float" office:value="4.40032231922309">
                <text:p>4.400322319223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00000000002599">
                <text:p>0.800000000002599</text:p>
              </table:table-cell>
              <table:table-cell office:value-type="float" office:value="2.51327412288">
                <text:p>2.51327412288</text:p>
              </table:table-cell>
              <table:table-cell office:value-type="float" office:value="1.25663706144">
                <text:p>1.25663706144</text:p>
              </table:table-cell>
              <table:table-cell office:value-type="float" office:value="1.1884531211153">
                <text:p>1.1884531211153</text:p>
              </table:table-cell>
              <table:table-cell office:value-type="float" office:value="1.84896762093925">
                <text:p>1.84896762093925</text:p>
              </table:table-cell>
              <table:table-cell office:value-type="float" office:value="2.51165856266574">
                <text:p>2.51165856266574</text:p>
              </table:table-cell>
              <table:table-cell office:value-type="float" office:value="3.39174458283725">
                <text:p>3.39174458283725</text:p>
              </table:table-cell>
              <table:table-cell office:value-type="float" office:value="3.40100466563774">
                <text:p>3.40100466563774</text:p>
              </table:table-cell>
              <table:table-cell office:value-type="float" office:value="3.67186753220121">
                <text:p>3.67186753220121</text:p>
              </table:table-cell>
              <table:table-cell office:value-type="float" office:value="3.68732407381909">
                <text:p>3.68732407381909</text:p>
              </table:table-cell>
              <table:table-cell office:value-type="float" office:value="3.76906169939448">
                <text:p>3.76906169939448</text:p>
              </table:table-cell>
              <table:table-cell office:value-type="float" office:value="4.44186417400025">
                <text:p>4.441864174000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000000002681">
                <text:p>0.825000000002681</text:p>
              </table:table-cell>
              <table:table-cell office:value-type="float" office:value="2.59181393922">
                <text:p>2.59181393922</text:p>
              </table:table-cell>
              <table:table-cell office:value-type="float" office:value="1.29590696961">
                <text:p>1.29590696961</text:p>
              </table:table-cell>
              <table:table-cell office:value-type="float" office:value="1.22905587270057">
                <text:p>1.22905587270057</text:p>
              </table:table-cell>
              <table:table-cell office:value-type="float" office:value="1.8093916540833">
                <text:p>1.8093916540833</text:p>
              </table:table-cell>
              <table:table-cell office:value-type="float" office:value="2.59018347396806">
                <text:p>2.59018347396806</text:p>
              </table:table-cell>
              <table:table-cell office:value-type="float" office:value="3.40633161150515">
                <text:p>3.40633161150515</text:p>
              </table:table-cell>
              <table:table-cell office:value-type="float" office:value="3.41610386425088">
                <text:p>3.41610386425088</text:p>
              </table:table-cell>
              <table:table-cell office:value-type="float" office:value="3.65186092709184">
                <text:p>3.65186092709184</text:p>
              </table:table-cell>
              <table:table-cell office:value-type="float" office:value="3.66680783960342">
                <text:p>3.66680783960342</text:p>
              </table:table-cell>
              <table:table-cell office:value-type="float" office:value="3.69038671490194">
                <text:p>3.69038671490194</text:p>
              </table:table-cell>
              <table:table-cell office:value-type="float" office:value="4.48343999753446">
                <text:p>4.483439997534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0000000002762">
                <text:p>0.850000000002762</text:p>
              </table:table-cell>
              <table:table-cell office:value-type="float" office:value="2.67035375556">
                <text:p>2.67035375556</text:p>
              </table:table-cell>
              <table:table-cell office:value-type="float" office:value="1.33517687778">
                <text:p>1.33517687778</text:p>
              </table:table-cell>
              <table:table-cell office:value-type="float" office:value="1.26931298982149">
                <text:p>1.26931298982149</text:p>
              </table:table-cell>
              <table:table-cell office:value-type="float" office:value="1.77000459353416">
                <text:p>1.77000459353416</text:p>
              </table:table-cell>
              <table:table-cell office:value-type="float" office:value="2.66871395329428">
                <text:p>2.66871395329428</text:p>
              </table:table-cell>
              <table:table-cell office:value-type="float" office:value="3.42128979116471">
                <text:p>3.42128979116471</text:p>
              </table:table-cell>
              <table:table-cell office:value-type="float" office:value="3.43159793923161">
                <text:p>3.43159793923161</text:p>
              </table:table-cell>
              <table:table-cell office:value-type="float" office:value="3.61172711612627">
                <text:p>3.61172711612627</text:p>
              </table:table-cell>
              <table:table-cell office:value-type="float" office:value="3.63220313986539">
                <text:p>3.63220313986539</text:p>
              </table:table-cell>
              <table:table-cell office:value-type="float" office:value="3.64662035319022">
                <text:p>3.64662035319022</text:p>
              </table:table-cell>
              <table:table-cell office:value-type="float" office:value="4.52502788202287">
                <text:p>4.525027882022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000000002843">
                <text:p>0.875000000002843</text:p>
              </table:table-cell>
              <table:table-cell office:value-type="float" office:value="2.7488935719">
                <text:p>2.7488935719</text:p>
              </table:table-cell>
              <table:table-cell office:value-type="float" office:value="1.37444678595">
                <text:p>1.37444678595</text:p>
              </table:table-cell>
              <table:table-cell office:value-type="float" office:value="1.30911133626591">
                <text:p>1.30911133626591</text:p>
              </table:table-cell>
              <table:table-cell office:value-type="float" office:value="1.73092852339782">
                <text:p>1.73092852339782</text:p>
              </table:table-cell>
              <table:table-cell office:value-type="float" office:value="2.74725050571676">
                <text:p>2.74725050571676</text:p>
              </table:table-cell>
              <table:table-cell office:value-type="float" office:value="3.4366014109571">
                <text:p>3.4366014109571</text:p>
              </table:table-cell>
              <table:table-cell office:value-type="float" office:value="3.4474815631997">
                <text:p>3.4474815631997</text:p>
              </table:table-cell>
              <table:table-cell office:value-type="float" office:value="3.53308199403739">
                <text:p>3.53308199403739</text:p>
              </table:table-cell>
              <table:table-cell office:value-type="float" office:value="3.61291324826822">
                <text:p>3.61291324826822</text:p>
              </table:table-cell>
              <table:table-cell office:value-type="float" office:value="3.62676637208635">
                <text:p>3.62676637208635</text:p>
              </table:table-cell>
              <table:table-cell office:value-type="float" office:value="4.5665906976957">
                <text:p>4.56659069769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0000000002924">
                <text:p>0.900000000002924</text:p>
              </table:table-cell>
              <table:table-cell office:value-type="float" office:value="2.82743338824">
                <text:p>2.82743338824</text:p>
              </table:table-cell>
              <table:table-cell office:value-type="float" office:value="1.41371669412">
                <text:p>1.41371669412</text:p>
              </table:table-cell>
              <table:table-cell office:value-type="float" office:value="1.34822329747787">
                <text:p>1.34822329747787</text:p>
              </table:table-cell>
              <table:table-cell office:value-type="float" office:value="1.69239827139806">
                <text:p>1.69239827139806</text:p>
              </table:table-cell>
              <table:table-cell office:value-type="float" office:value="2.82579366448027">
                <text:p>2.82579366448027</text:p>
              </table:table-cell>
              <table:table-cell office:value-type="float" office:value="3.45223573564242">
                <text:p>3.45223573564242</text:p>
              </table:table-cell>
              <table:table-cell office:value-type="float" office:value="3.45445047310981">
                <text:p>3.45445047310981</text:p>
              </table:table-cell>
              <table:table-cell office:value-type="float" office:value="3.46374909546331">
                <text:p>3.46374909546331</text:p>
              </table:table-cell>
              <table:table-cell office:value-type="float" office:value="3.59402294650116">
                <text:p>3.59402294650116</text:p>
              </table:table-cell>
              <table:table-cell office:value-type="float" office:value="3.60725104787539">
                <text:p>3.60725104787539</text:p>
              </table:table-cell>
              <table:table-cell office:value-type="float" office:value="4.60805687086897">
                <text:p>4.608056870868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000000003006">
                <text:p>0.925000000003006</text:p>
              </table:table-cell>
              <table:table-cell office:value-type="float" office:value="2.90597320458">
                <text:p>2.90597320458</text:p>
              </table:table-cell>
              <table:table-cell office:value-type="float" office:value="1.45298660229">
                <text:p>1.45298660229</text:p>
              </table:table-cell>
              <table:table-cell office:value-type="float" office:value="1.38615071027377">
                <text:p>1.38615071027377</text:p>
              </table:table-cell>
              <table:table-cell office:value-type="float" office:value="1.6549176705468">
                <text:p>1.6549176705468</text:p>
              </table:table-cell>
              <table:table-cell office:value-type="float" office:value="2.90434399156136">
                <text:p>2.90434399156136</text:p>
              </table:table-cell>
              <table:table-cell office:value-type="float" office:value="3.37583171101393">
                <text:p>3.37583171101393</text:p>
              </table:table-cell>
              <table:table-cell office:value-type="float" office:value="3.46812829198012">
                <text:p>3.46812829198012</text:p>
              </table:table-cell>
              <table:table-cell office:value-type="float" office:value="3.48039405943294">
                <text:p>3.48039405943294</text:p>
              </table:table-cell>
              <table:table-cell office:value-type="float" office:value="3.57559737654741">
                <text:p>3.57559737654741</text:p>
              </table:table-cell>
              <table:table-cell office:value-type="float" office:value="3.58808045330746">
                <text:p>3.58808045330746</text:p>
              </table:table-cell>
              <table:table-cell office:value-type="float" office:value="4.64926518324079">
                <text:p>4.649265183240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0000000003087">
                <text:p>0.950000000003087</text:p>
              </table:table-cell>
              <table:table-cell office:value-type="float" office:value="2.98451302092">
                <text:p>2.98451302092</text:p>
              </table:table-cell>
              <table:table-cell office:value-type="float" office:value="1.49225651046">
                <text:p>1.49225651046</text:p>
              </table:table-cell>
              <table:table-cell office:value-type="float" office:value="1.4216468131006">
                <text:p>1.4216468131006</text:p>
              </table:table-cell>
              <table:table-cell office:value-type="float" office:value="1.61973775388865">
                <text:p>1.61973775388865</text:p>
              </table:table-cell>
              <table:table-cell office:value-type="float" office:value="2.98290207819775">
                <text:p>2.98290207819775</text:p>
              </table:table-cell>
              <table:table-cell office:value-type="float" office:value="3.29722489823501">
                <text:p>3.29722489823501</text:p>
              </table:table-cell>
              <table:table-cell office:value-type="float" office:value="3.48410342853279">
                <text:p>3.48410342853279</text:p>
              </table:table-cell>
              <table:table-cell office:value-type="float" office:value="3.49740703296164">
                <text:p>3.49740703296164</text:p>
              </table:table-cell>
              <table:table-cell office:value-type="float" office:value="3.5578126413332">
                <text:p>3.5578126413332</text:p>
              </table:table-cell>
              <table:table-cell office:value-type="float" office:value="3.56926369918741">
                <text:p>3.56926369918741</text:p>
              </table:table-cell>
              <table:table-cell office:value-type="float" office:value="4.6897603805237">
                <text:p>4.68976038052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000000003168">
                <text:p>0.975000000003168</text:p>
              </table:table-cell>
              <table:table-cell office:value-type="float" office:value="3.06305283726">
                <text:p>3.06305283726</text:p>
              </table:table-cell>
              <table:table-cell office:value-type="float" office:value="1.53152641863">
                <text:p>1.53152641863</text:p>
              </table:table-cell>
              <table:table-cell office:value-type="float" office:value="1.45105455862188">
                <text:p>1.45105455862188</text:p>
              </table:table-cell>
              <table:table-cell office:value-type="float" office:value="1.59051854798862">
                <text:p>1.59051854798862</text:p>
              </table:table-cell>
              <table:table-cell office:value-type="float" office:value="3.06146854543506">
                <text:p>3.06146854543506</text:p>
              </table:table-cell>
              <table:table-cell office:value-type="float" office:value="3.2186292577436">
                <text:p>3.2186292577436</text:p>
              </table:table-cell>
              <table:table-cell office:value-type="float" office:value="3.49943593044789">
                <text:p>3.49943593044789</text:p>
              </table:table-cell>
              <table:table-cell office:value-type="float" office:value="3.51476092693543">
                <text:p>3.51476092693543</text:p>
              </table:table-cell>
              <table:table-cell office:value-type="float" office:value="3.54139419469957">
                <text:p>3.54139419469957</text:p>
              </table:table-cell>
              <table:table-cell office:value-type="float" office:value="3.5508277036228">
                <text:p>3.5508277036228</text:p>
              </table:table-cell>
              <table:table-cell office:value-type="float" office:value="4.72766039086131">
                <text:p>4.72766039086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0000000000325">
                <text:p>1.00000000000325</text:p>
              </table:table-cell>
              <table:table-cell office:value-type="float" office:value="3.1415926536">
                <text:p>3.1415926536</text:p>
              </table:table-cell>
              <table:table-cell office:value-type="float" office:value="1.5707963268">
                <text:p>1.5707963268</text:p>
              </table:table-cell>
              <table:table-cell office:value-type="float" office:value="1.46412825583484">
                <text:p>1.46412825583484</text:p>
              </table:table-cell>
              <table:table-cell office:value-type="float" office:value="1.57750750335891">
                <text:p>1.57750750335891</text:p>
              </table:table-cell>
              <table:table-cell office:value-type="float" office:value="3.140044044577">
                <text:p>3.140044044577</text:p>
              </table:table-cell>
              <table:table-cell office:value-type="float" office:value="3.14004404459658">
                <text:p>3.14004404459658</text:p>
              </table:table-cell>
              <table:table-cell office:value-type="float" office:value="3.50865949537067">
                <text:p>3.50865949537067</text:p>
              </table:table-cell>
              <table:table-cell office:value-type="float" office:value="3.53083483610874">
                <text:p>3.53083483610874</text:p>
              </table:table-cell>
              <table:table-cell office:value-type="float" office:value="3.53179337266331">
                <text:p>3.53179337266331</text:p>
              </table:table-cell>
              <table:table-cell office:value-type="float" office:value="3.53440836691696">
                <text:p>3.53440836691696</text:p>
              </table:table-cell>
              <table:table-cell office:value-type="float" office:value="4.74968272414104">
                <text:p>4.749682724141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automatic" chart:symbol-width="0.15cm" chart:symbol-height="0.15cm">
        <chart:symbol-image xlink:href="Pictures/2000000D000000FD000000FDEDDD9018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15cm" chart:symbol-height="0.15cm">
        <chart:symbol-image xlink:href="Pictures/20000011000000DD000000DDAC1C8ECE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355cm" svg:height="18.641cm" xlink:href=".." xlink:type="simple" chart:class="chart:scatter" chart:column-mapping="10 11 1 2 3 4 5 6 7 8 9" chart:style-name="ch1">
        <chart:legend chart:legend-position="end" svg:x="15.138cm" svg:y="6.531cm" style:legend-expansion="high" chart:style-name="ch2"/>
        <chart:plot-area chart:style-name="ch3" table:cell-range-address="4x4_5.M2:4x4_5.V42 4x4_5.W1:4x4_5.X42 4x4_5.N1:4x4_5.V1" chart:data-source-has-labels="row" svg:x="0.797cm" svg:y="1.623cm" svg:width="13.647cm" svg:height="16.226cm">
          <chartooo:coordinate-region svg:x="1.233cm" svg:y="1.822cm" svg:width="12.971cm" svg:height="15.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4x4_5.W2:4x4_5.W42" chart:label-cell-address="4x4_5.W1:4x4_5.W1" chart:class="chart:scatter">
            <chart:domain table:cell-range-address="4x4_5.M2:4x4_5.M42"/>
            <chart:data-point chart:repeated="41"/>
          </chart:series>
          <chart:series chart:style-name="ch8" chart:values-cell-range-address="4x4_5.X2:4x4_5.X42" chart:label-cell-address="4x4_5.X1:4x4_5.X1" chart:class="chart:scatter">
            <chart:data-point chart:repeated="41"/>
          </chart:series>
          <chart:series chart:style-name="ch9" chart:values-cell-range-address="4x4_5.N2:4x4_5.N42" chart:label-cell-address="4x4_5.N1:4x4_5.N1" chart:class="chart:scatter">
            <chart:data-point chart:repeated="41"/>
          </chart:series>
          <chart:series chart:style-name="ch10" chart:values-cell-range-address="4x4_5.O2:4x4_5.O42" chart:label-cell-address="4x4_5.O1:4x4_5.O1" chart:class="chart:scatter">
            <chart:data-point chart:repeated="41"/>
          </chart:series>
          <chart:series chart:style-name="ch11" chart:values-cell-range-address="4x4_5.P2:4x4_5.P42" chart:label-cell-address="4x4_5.P1:4x4_5.P1" chart:class="chart:scatter">
            <chart:data-point chart:repeated="41"/>
          </chart:series>
          <chart:series chart:style-name="ch12" chart:values-cell-range-address="4x4_5.Q2:4x4_5.Q42" chart:label-cell-address="4x4_5.Q1:4x4_5.Q1" chart:class="chart:scatter">
            <chart:data-point chart:repeated="41"/>
          </chart:series>
          <chart:series chart:style-name="ch13" chart:values-cell-range-address="4x4_5.R2:4x4_5.R42" chart:label-cell-address="4x4_5.R1:4x4_5.R1" chart:class="chart:scatter">
            <chart:data-point chart:repeated="41"/>
          </chart:series>
          <chart:series chart:style-name="ch14" chart:values-cell-range-address="4x4_5.S2:4x4_5.S42" chart:label-cell-address="4x4_5.S1:4x4_5.S1" chart:class="chart:scatter">
            <chart:data-point chart:repeated="41"/>
          </chart:series>
          <chart:series chart:style-name="ch15" chart:values-cell-range-address="4x4_5.T2:4x4_5.T42" chart:label-cell-address="4x4_5.T1:4x4_5.T1" chart:class="chart:scatter">
            <chart:data-point chart:repeated="41"/>
          </chart:series>
          <chart:series chart:style-name="ch16" chart:values-cell-range-address="4x4_5.U2:4x4_5.U42" chart:label-cell-address="4x4_5.U1:4x4_5.U1" chart:class="chart:scatter">
            <chart:data-point chart:repeated="41"/>
          </chart:series>
          <chart:series chart:style-name="ch17" chart:values-cell-range-address="4x4_5.V2:4x4_5.V42" chart:label-cell-address="4x4_5.V1:4x4_5.V1" chart:class="chart:scatter">
            <chart:data-point chart:repeated="4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Alpha</text:p>
                <draw:g>
                  <svg:desc>4x4_5.W1:4x4_5.W1</svg:desc>
                </draw:g>
              </table:table-cell>
              <table:table-cell office:value-type="string">
                <text:p>Beta</text:p>
                <draw:g>
                  <svg:desc>4x4_5.X1:4x4_5.X1</svg:desc>
                </draw:g>
              </table:table-cell>
              <table:table-cell office:value-type="string">
                <text:p>N = 1</text:p>
                <draw:g>
                  <svg:desc>4x4_5.N1:4x4_5.N1</svg:desc>
                </draw:g>
              </table:table-cell>
              <table:table-cell office:value-type="string">
                <text:p>N = 2</text:p>
                <draw:g>
                  <svg:desc>4x4_5.O1:4x4_5.O1</svg:desc>
                </draw:g>
              </table:table-cell>
              <table:table-cell office:value-type="string">
                <text:p>N = 3</text:p>
                <draw:g>
                  <svg:desc>4x4_5.P1:4x4_5.P1</svg:desc>
                </draw:g>
              </table:table-cell>
              <table:table-cell office:value-type="string">
                <text:p>N = 4</text:p>
                <draw:g>
                  <svg:desc>4x4_5.Q1:4x4_5.Q1</svg:desc>
                </draw:g>
              </table:table-cell>
              <table:table-cell office:value-type="string">
                <text:p>N = 5</text:p>
                <draw:g>
                  <svg:desc>4x4_5.R1:4x4_5.R1</svg:desc>
                </draw:g>
              </table:table-cell>
              <table:table-cell office:value-type="string">
                <text:p>N = 6</text:p>
                <draw:g>
                  <svg:desc>4x4_5.S1:4x4_5.S1</svg:desc>
                </draw:g>
              </table:table-cell>
              <table:table-cell office:value-type="string">
                <text:p>N = 7</text:p>
                <draw:g>
                  <svg:desc>4x4_5.T1:4x4_5.T1</svg:desc>
                </draw:g>
              </table:table-cell>
              <table:table-cell office:value-type="string">
                <text:p>N = 8</text:p>
                <draw:g>
                  <svg:desc>4x4_5.U1:4x4_5.U1</svg:desc>
                </draw:g>
              </table:table-cell>
              <table:table-cell office:value-type="string">
                <text:p>N = 9</text:p>
                <draw:g>
                  <svg:desc>4x4_5.V1:4x4_5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4x4_5.M2:4x4_5.M42</svg:desc>
                </draw:g>
              </table:table-cell>
              <table:table-cell office:value-type="float" office:value="0">
                <text:p>0</text:p>
                <draw:g>
                  <svg:desc>4x4_5.W2:4x4_5.W42</svg:desc>
                </draw:g>
              </table:table-cell>
              <table:table-cell office:value-type="float" office:value="0">
                <text:p>0</text:p>
                <draw:g>
                  <svg:desc>4x4_5.X2:4x4_5.X42</svg:desc>
                </draw:g>
              </table:table-cell>
              <table:table-cell office:value-type="float" office:value="NaN">
                <text:p>NaN</text:p>
                <draw:g>
                  <svg:desc>4x4_5.N2:4x4_5.N42</svg:desc>
                </draw:g>
              </table:table-cell>
              <table:table-cell office:value-type="float" office:value="0.0000053476096518782">
                <text:p>0.0000053476096518782</text:p>
                <draw:g>
                  <svg:desc>4x4_5.O2:4x4_5.O42</svg:desc>
                </draw:g>
              </table:table-cell>
              <table:table-cell office:value-type="float" office:value="0.09009779295472">
                <text:p>0.09009779295472</text:p>
                <draw:g>
                  <svg:desc>4x4_5.P2:4x4_5.P42</svg:desc>
                </draw:g>
              </table:table-cell>
              <table:table-cell office:value-type="float" office:value="3.0955094105505">
                <text:p>3.0955094105505</text:p>
                <draw:g>
                  <svg:desc>4x4_5.Q2:4x4_5.Q42</svg:desc>
                </draw:g>
              </table:table-cell>
              <table:table-cell office:value-type="float" office:value="3.15338671762992">
                <text:p>3.15338671762992</text:p>
                <draw:g>
                  <svg:desc>4x4_5.R2:4x4_5.R42</svg:desc>
                </draw:g>
              </table:table-cell>
              <table:table-cell office:value-type="float" office:value="3.15338671763771">
                <text:p>3.15338671763771</text:p>
                <draw:g>
                  <svg:desc>4x4_5.S2:4x4_5.S42</svg:desc>
                </draw:g>
              </table:table-cell>
              <table:table-cell office:value-type="float" office:value="3.16545946071455">
                <text:p>3.16545946071455</text:p>
                <draw:g>
                  <svg:desc>4x4_5.T2:4x4_5.T42</svg:desc>
                </draw:g>
              </table:table-cell>
              <table:table-cell office:value-type="float" office:value="4.44863923549965">
                <text:p>4.44863923549965</text:p>
                <draw:g>
                  <svg:desc>4x4_5.U2:4x4_5.U42</svg:desc>
                </draw:g>
              </table:table-cell>
              <table:table-cell office:value-type="float" office:value="4.49188785916058">
                <text:p>4.49188785916058</text:p>
                <draw:g>
                  <svg:desc>4x4_5.V2:4x4_5.V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0000000000812">
                <text:p>0.0250000000000812</text:p>
              </table:table-cell>
              <table:table-cell office:value-type="float" office:value="0.07853981634">
                <text:p>0.07853981634</text:p>
              </table:table-cell>
              <table:table-cell office:value-type="float" office:value="0.03926990817">
                <text:p>0.03926990817</text:p>
              </table:table-cell>
              <table:table-cell office:value-type="float" office:value="NaN">
                <text:p>NaN</text:p>
              </table:table-cell>
              <table:table-cell office:value-type="float" office:value="0.0784810068409601">
                <text:p>0.0784810068409601</text:p>
              </table:table-cell>
              <table:table-cell office:value-type="float" office:value="3.07710076026195">
                <text:p>3.07710076026195</text:p>
              </table:table-cell>
              <table:table-cell office:value-type="float" office:value="3.15363043640905">
                <text:p>3.15363043640905</text:p>
              </table:table-cell>
              <table:table-cell office:value-type="float" office:value="3.15363846526393">
                <text:p>3.15363846526393</text:p>
              </table:table-cell>
              <table:table-cell office:value-type="float" office:value="3.18382952633697">
                <text:p>3.18382952633697</text:p>
              </table:table-cell>
              <table:table-cell office:value-type="float" office:value="4.43547749200314">
                <text:p>4.43547749200314</text:p>
              </table:table-cell>
              <table:table-cell office:value-type="float" office:value="4.46621385445038">
                <text:p>4.46621385445038</text:p>
              </table:table-cell>
              <table:table-cell office:value-type="float" office:value="4.5134283145089">
                <text:p>4.51342831450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00000000001625">
                <text:p>0.0500000000001625</text:p>
              </table:table-cell>
              <table:table-cell office:value-type="float" office:value="0.15707963268">
                <text:p>0.15707963268</text:p>
              </table:table-cell>
              <table:table-cell office:value-type="float" office:value="0.07853981634">
                <text:p>0.07853981634</text:p>
              </table:table-cell>
              <table:table-cell office:value-type="float" office:value="NaN">
                <text:p>NaN</text:p>
              </table:table-cell>
              <table:table-cell office:value-type="float" office:value="0.156962014360581">
                <text:p>0.156962014360581</text:p>
              </table:table-cell>
              <table:table-cell office:value-type="float" office:value="3.04266132125246">
                <text:p>3.04266132125246</text:p>
              </table:table-cell>
              <table:table-cell office:value-type="float" office:value="3.15435346966346">
                <text:p>3.15435346966346</text:p>
              </table:table-cell>
              <table:table-cell office:value-type="float" office:value="3.15439351966838">
                <text:p>3.15439351966838</text:p>
              </table:table-cell>
              <table:table-cell office:value-type="float" office:value="3.21835097363948">
                <text:p>3.21835097363948</text:p>
              </table:table-cell>
              <table:table-cell office:value-type="float" office:value="4.41086155958497">
                <text:p>4.41086155958497</text:p>
              </table:table-cell>
              <table:table-cell office:value-type="float" office:value="4.43731731821569">
                <text:p>4.43731731821569</text:p>
              </table:table-cell>
              <table:table-cell office:value-type="float" office:value="4.53882504273603">
                <text:p>4.53882504273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0000000002437">
                <text:p>0.0750000000002437</text:p>
              </table:table-cell>
              <table:table-cell office:value-type="float" office:value="0.23561944902">
                <text:p>0.23561944902</text:p>
              </table:table-cell>
              <table:table-cell office:value-type="float" office:value="0.11780972451">
                <text:p>0.11780972451</text:p>
              </table:table-cell>
              <table:table-cell office:value-type="float" office:value="NaN">
                <text:p>NaN</text:p>
              </table:table-cell>
              <table:table-cell office:value-type="float" office:value="0.235443022932012">
                <text:p>0.235443022932012</text:p>
              </table:table-cell>
              <table:table-cell office:value-type="float" office:value="3.0047402956991">
                <text:p>3.0047402956991</text:p>
              </table:table-cell>
              <table:table-cell office:value-type="float" office:value="3.15555695717898">
                <text:p>3.15555695717898</text:p>
              </table:table-cell>
              <table:table-cell office:value-type="float" office:value="3.15565151488126">
                <text:p>3.15565151488126</text:p>
              </table:table-cell>
              <table:table-cell office:value-type="float" office:value="3.25639470422706">
                <text:p>3.25639470422706</text:p>
              </table:table-cell>
              <table:table-cell office:value-type="float" office:value="4.38390993278136">
                <text:p>4.38390993278136</text:p>
              </table:table-cell>
              <table:table-cell office:value-type="float" office:value="4.40856969130042">
                <text:p>4.40856969130042</text:p>
              </table:table-cell>
              <table:table-cell office:value-type="float" office:value="4.56703584422298">
                <text:p>4.567035844222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0000000000325">
                <text:p>0.100000000000325</text:p>
              </table:table-cell>
              <table:table-cell office:value-type="float" office:value="0.31415926536">
                <text:p>0.31415926536</text:p>
              </table:table-cell>
              <table:table-cell office:value-type="float" office:value="0.15707963268">
                <text:p>0.15707963268</text:p>
              </table:table-cell>
              <table:table-cell office:value-type="float" office:value="NaN">
                <text:p>NaN</text:p>
              </table:table-cell>
              <table:table-cell office:value-type="float" office:value="0.313924036677967">
                <text:p>0.313924036677967</text:p>
              </table:table-cell>
              <table:table-cell office:value-type="float" office:value="2.96574182330957">
                <text:p>2.96574182330957</text:p>
              </table:table-cell>
              <table:table-cell office:value-type="float" office:value="3.15724091995159">
                <text:p>3.15724091995159</text:p>
              </table:table-cell>
              <table:table-cell office:value-type="float" office:value="3.1574118112313">
                <text:p>3.1574118112313</text:p>
              </table:table-cell>
              <table:table-cell office:value-type="float" office:value="3.29556310020775">
                <text:p>3.29556310020775</text:p>
              </table:table-cell>
              <table:table-cell office:value-type="float" office:value="4.3563995700312">
                <text:p>4.3563995700312</text:p>
              </table:table-cell>
              <table:table-cell office:value-type="float" office:value="4.38004138271393">
                <text:p>4.38004138271393</text:p>
              </table:table-cell>
              <table:table-cell office:value-type="float" office:value="4.59630553165457">
                <text:p>4.596305531654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000000000406">
                <text:p>0.125000000000406</text:p>
              </table:table-cell>
              <table:table-cell office:value-type="float" office:value="0.3926990817">
                <text:p>0.3926990817</text:p>
              </table:table-cell>
              <table:table-cell office:value-type="float" office:value="0.19634954085">
                <text:p>0.19634954085</text:p>
              </table:table-cell>
              <table:table-cell office:value-type="float" office:value="NaN">
                <text:p>NaN</text:p>
              </table:table-cell>
              <table:table-cell office:value-type="float" office:value="0.392405060630271">
                <text:p>0.392405060630271</text:p>
              </table:table-cell>
              <table:table-cell office:value-type="float" office:value="2.92629429702524">
                <text:p>2.92629429702524</text:p>
              </table:table-cell>
              <table:table-cell office:value-type="float" office:value="3.15940476067031">
                <text:p>3.15940476067031</text:p>
              </table:table-cell>
              <table:table-cell office:value-type="float" office:value="3.15967351530493">
                <text:p>3.15967351530493</text:p>
              </table:table-cell>
              <table:table-cell office:value-type="float" office:value="3.33522782203437">
                <text:p>3.33522782203437</text:p>
              </table:table-cell>
              <table:table-cell office:value-type="float" office:value="4.32879861953148">
                <text:p>4.32879861953148</text:p>
              </table:table-cell>
              <table:table-cell office:value-type="float" office:value="4.35174780471485">
                <text:p>4.35174780471485</text:p>
              </table:table-cell>
              <table:table-cell office:value-type="float" office:value="4.626169267601">
                <text:p>4.6261692676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0000000000487">
                <text:p>0.150000000000487</text:p>
              </table:table-cell>
              <table:table-cell office:value-type="float" office:value="0.47123889804">
                <text:p>0.47123889804</text:p>
              </table:table-cell>
              <table:table-cell office:value-type="float" office:value="0.23561944902">
                <text:p>0.23561944902</text:p>
              </table:table-cell>
              <table:table-cell office:value-type="float" office:value="NaN">
                <text:p>NaN</text:p>
              </table:table-cell>
              <table:table-cell office:value-type="float" office:value="0.470886105011534">
                <text:p>0.470886105011534</text:p>
              </table:table-cell>
              <table:table-cell office:value-type="float" office:value="2.88662479558211">
                <text:p>2.88662479558211</text:p>
              </table:table-cell>
              <table:table-cell office:value-type="float" office:value="3.16204761877816">
                <text:p>3.16204761877816</text:p>
              </table:table-cell>
              <table:table-cell office:value-type="float" office:value="3.16243548316363">
                <text:p>3.16243548316363</text:p>
              </table:table-cell>
              <table:table-cell office:value-type="float" office:value="3.3751611207253">
                <text:p>3.3751611207253</text:p>
              </table:table-cell>
              <table:table-cell office:value-type="float" office:value="4.30127868093668">
                <text:p>4.30127868093668</text:p>
              </table:table-cell>
              <table:table-cell office:value-type="float" office:value="4.3236950403523">
                <text:p>4.3236950403523</text:p>
              </table:table-cell>
              <table:table-cell office:value-type="float" office:value="4.65645758342657">
                <text:p>4.656457583426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000000000569">
                <text:p>0.175000000000569</text:p>
              </table:table-cell>
              <table:table-cell office:value-type="float" office:value="0.54977871438">
                <text:p>0.54977871438</text:p>
              </table:table-cell>
              <table:table-cell office:value-type="float" office:value="0.27488935719">
                <text:p>0.27488935719</text:p>
              </table:table-cell>
              <table:table-cell office:value-type="float" office:value="NaN">
                <text:p>NaN</text:p>
              </table:table-cell>
              <table:table-cell office:value-type="float" office:value="0.54936718525529">
                <text:p>0.54936718525529</text:p>
              </table:table-cell>
              <table:table-cell office:value-type="float" office:value="2.84683378441076">
                <text:p>2.84683378441076</text:p>
              </table:table-cell>
              <table:table-cell office:value-type="float" office:value="3.16516842407986">
                <text:p>3.16516842407986</text:p>
              </table:table-cell>
              <table:table-cell office:value-type="float" office:value="3.1656963240379">
                <text:p>3.1656963240379</text:p>
              </table:table-cell>
              <table:table-cell office:value-type="float" office:value="3.41526144050788">
                <text:p>3.41526144050788</text:p>
              </table:table-cell>
              <table:table-cell office:value-type="float" office:value="4.27391794221606">
                <text:p>4.27391794221606</text:p>
              </table:table-cell>
              <table:table-cell office:value-type="float" office:value="4.29588655802702">
                <text:p>4.29588655802702</text:p>
              </table:table-cell>
              <table:table-cell office:value-type="float" office:value="4.687094576372">
                <text:p>4.6870945763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000000000065">
                <text:p>0.20000000000065</text:p>
              </table:table-cell>
              <table:table-cell office:value-type="float" office:value="0.62831853072">
                <text:p>0.62831853072</text:p>
              </table:table-cell>
              <table:table-cell office:value-type="float" office:value="0.31415926536">
                <text:p>0.31415926536</text:p>
              </table:table-cell>
              <table:table-cell office:value-type="float" office:value="NaN">
                <text:p>NaN</text:p>
              </table:table-cell>
              <table:table-cell office:value-type="float" office:value="0.627848321440619">
                <text:p>0.627848321440619</text:p>
              </table:table-cell>
              <table:table-cell office:value-type="float" office:value="2.80697201691732">
                <text:p>2.80697201691732</text:p>
              </table:table-cell>
              <table:table-cell office:value-type="float" office:value="3.16876590981101">
                <text:p>3.16876590981101</text:p>
              </table:table-cell>
              <table:table-cell office:value-type="float" office:value="3.16945440422226">
                <text:p>3.16945440422226</text:p>
              </table:table-cell>
              <table:table-cell office:value-type="float" office:value="3.45547645793035">
                <text:p>3.45547645793035</text:p>
              </table:table-cell>
              <table:table-cell office:value-type="float" office:value="4.24675826923392">
                <text:p>4.24675826923392</text:p>
              </table:table-cell>
              <table:table-cell office:value-type="float" office:value="4.26832491389463">
                <text:p>4.26832491389463</text:p>
              </table:table-cell>
              <table:table-cell office:value-type="float" office:value="4.7180411606979">
                <text:p>4.71804116069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000000000731">
                <text:p>0.225000000000731</text:p>
              </table:table-cell>
              <table:table-cell office:value-type="float" office:value="0.70685834706">
                <text:p>0.70685834706</text:p>
              </table:table-cell>
              <table:table-cell office:value-type="float" office:value="0.35342917353">
                <text:p>0.35342917353</text:p>
              </table:table-cell>
              <table:table-cell office:value-type="float" office:value="NaN">
                <text:p>NaN</text:p>
              </table:table-cell>
              <table:table-cell office:value-type="float" office:value="0.706329540872579">
                <text:p>0.706329540872579</text:p>
              </table:table-cell>
              <table:table-cell office:value-type="float" office:value="2.76706758563983">
                <text:p>2.76706758563983</text:p>
              </table:table-cell>
              <table:table-cell office:value-type="float" office:value="3.17283861907857">
                <text:p>3.17283861907857</text:p>
              </table:table-cell>
              <table:table-cell office:value-type="float" office:value="3.17370785251468">
                <text:p>3.17370785251468</text:p>
              </table:table-cell>
              <table:table-cell office:value-type="float" office:value="3.4957758511563">
                <text:p>3.4957758511563</text:p>
              </table:table-cell>
              <table:table-cell office:value-type="float" office:value="4.21982546184121">
                <text:p>4.21982546184121</text:p>
              </table:table-cell>
              <table:table-cell office:value-type="float" office:value="4.24101232487596">
                <text:p>4.24101232487596</text:p>
              </table:table-cell>
              <table:table-cell office:value-type="float" office:value="4.74927504947699">
                <text:p>4.749275049476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000000000812">
                <text:p>0.250000000000812</text:p>
              </table:table-cell>
              <table:table-cell office:value-type="float" office:value="0.7853981634">
                <text:p>0.7853981634</text:p>
              </table:table-cell>
              <table:table-cell office:value-type="float" office:value="0.3926990817">
                <text:p>0.3926990817</text:p>
              </table:table-cell>
              <table:table-cell office:value-type="float" office:value="NaN">
                <text:p>NaN</text:p>
              </table:table-cell>
              <table:table-cell office:value-type="float" office:value="0.784810878717536">
                <text:p>0.784810878717536</text:p>
              </table:table-cell>
              <table:table-cell office:value-type="float" office:value="2.72713707835844">
                <text:p>2.72713707835844</text:p>
              </table:table-cell>
              <table:table-cell office:value-type="float" office:value="3.17738490833716">
                <text:p>3.17738490833716</text:p>
              </table:table-cell>
              <table:table-cell office:value-type="float" office:value="3.17845456562195">
                <text:p>3.17845456562195</text:p>
              </table:table-cell>
              <table:table-cell office:value-type="float" office:value="3.53613983056264">
                <text:p>3.53613983056264</text:p>
              </table:table-cell>
              <table:table-cell office:value-type="float" office:value="4.19313784904832">
                <text:p>4.19313784904832</text:p>
              </table:table-cell>
              <table:table-cell office:value-type="float" office:value="4.21395089947868">
                <text:p>4.21395089947868</text:p>
              </table:table-cell>
              <table:table-cell office:value-type="float" office:value="4.780782468504">
                <text:p>4.7807824685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000000000893">
                <text:p>0.275000000000893</text:p>
              </table:table-cell>
              <table:table-cell office:value-type="float" office:value="0.86393797974">
                <text:p>0.86393797974</text:p>
              </table:table-cell>
              <table:table-cell office:value-type="float" office:value="0.43196898987">
                <text:p>0.43196898987</text:p>
              </table:table-cell>
              <table:table-cell office:value-type="float" office:value="0.175881371712961">
                <text:p>0.175881371712961</text:p>
              </table:table-cell>
              <table:table-cell office:value-type="float" office:value="0.863292378733472">
                <text:p>0.863292378733472</text:p>
              </table:table-cell>
              <table:table-cell office:value-type="float" office:value="2.68719074879948">
                <text:p>2.68719074879948</text:p>
              </table:table-cell>
              <table:table-cell office:value-type="float" office:value="3.1824029515426">
                <text:p>3.1824029515426</text:p>
              </table:table-cell>
              <table:table-cell office:value-type="float" office:value="3.18369221456976">
                <text:p>3.18369221456976</text:p>
              </table:table-cell>
              <table:table-cell office:value-type="float" office:value="3.57655343618693">
                <text:p>3.57655343618693</text:p>
              </table:table-cell>
              <table:table-cell office:value-type="float" office:value="4.16671065901643">
                <text:p>4.16671065901643</text:p>
              </table:table-cell>
              <table:table-cell office:value-type="float" office:value="4.18714274423832">
                <text:p>4.18714274423832</text:p>
              </table:table-cell>
              <table:table-cell office:value-type="float" office:value="4.81255428664655">
                <text:p>4.812554286646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0000000000975">
                <text:p>0.300000000000975</text:p>
              </table:table-cell>
              <table:table-cell office:value-type="float" office:value="0.94247779608">
                <text:p>0.94247779608</text:p>
              </table:table-cell>
              <table:table-cell office:value-type="float" office:value="0.47123889804">
                <text:p>0.47123889804</text:p>
              </table:table-cell>
              <table:table-cell office:value-type="float" office:value="0.257414534393862">
                <text:p>0.257414534393862</text:p>
              </table:table-cell>
              <table:table-cell office:value-type="float" office:value="0.941774094368463">
                <text:p>0.941774094368463</text:p>
              </table:table-cell>
              <table:table-cell office:value-type="float" office:value="2.64723513831296">
                <text:p>2.64723513831296</text:p>
              </table:table-cell>
              <table:table-cell office:value-type="float" office:value="3.18789074367082">
                <text:p>3.18789074367082</text:p>
              </table:table-cell>
              <table:table-cell office:value-type="float" office:value="3.1894182515398">
                <text:p>3.1894182515398</text:p>
              </table:table-cell>
              <table:table-cell office:value-type="float" office:value="3.61700298035689">
                <text:p>3.61700298035689</text:p>
              </table:table-cell>
              <table:table-cell office:value-type="float" office:value="4.14055889886693">
                <text:p>4.14055889886693</text:p>
              </table:table-cell>
              <table:table-cell office:value-type="float" office:value="4.16059001872336">
                <text:p>4.16059001872336</text:p>
              </table:table-cell>
              <table:table-cell office:value-type="float" office:value="4.84458401759961">
                <text:p>4.844584017599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000000001056">
                <text:p>0.325000000001056</text:p>
              </table:table-cell>
              <table:table-cell office:value-type="float" office:value="1.02101761242">
                <text:p>1.02101761242</text:p>
              </table:table-cell>
              <table:table-cell office:value-type="float" office:value="0.51050880621">
                <text:p>0.51050880621</text:p>
              </table:table-cell>
              <table:table-cell office:value-type="float" office:value="0.323510477594396">
                <text:p>0.323510477594396</text:p>
              </table:table-cell>
              <table:table-cell office:value-type="float" office:value="1.02025608884514">
                <text:p>1.02025608884514</text:p>
              </table:table-cell>
              <table:table-cell office:value-type="float" office:value="2.60727450383196">
                <text:p>2.60727450383196</text:p>
              </table:table-cell>
              <table:table-cell office:value-type="float" office:value="3.19384610418887">
                <text:p>3.19384610418887</text:p>
              </table:table-cell>
              <table:table-cell office:value-type="float" office:value="3.19562991710777">
                <text:p>3.19562991710777</text:p>
              </table:table-cell>
              <table:table-cell office:value-type="float" office:value="3.65747287951781">
                <text:p>3.65747287951781</text:p>
              </table:table-cell>
              <table:table-cell office:value-type="float" office:value="4.11470014959652">
                <text:p>4.11470014959652</text:p>
              </table:table-cell>
              <table:table-cell office:value-type="float" office:value="4.13429496865567">
                <text:p>4.13429496865567</text:p>
              </table:table-cell>
              <table:table-cell office:value-type="float" office:value="4.87686668270044">
                <text:p>4.876866682700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0000000001137">
                <text:p>0.350000000001137</text:p>
              </table:table-cell>
              <table:table-cell office:value-type="float" office:value="1.09955742876">
                <text:p>1.09955742876</text:p>
              </table:table-cell>
              <table:table-cell office:value-type="float" office:value="0.54977871438">
                <text:p>0.54977871438</text:p>
              </table:table-cell>
              <table:table-cell office:value-type="float" office:value="0.382261195559524">
                <text:p>0.382261195559524</text:p>
              </table:table-cell>
              <table:table-cell office:value-type="float" office:value="1.09873843815136">
                <text:p>1.09873843815136</text:p>
              </table:table-cell>
              <table:table-cell office:value-type="float" office:value="2.56731164268196">
                <text:p>2.56731164268196</text:p>
              </table:table-cell>
              <table:table-cell office:value-type="float" office:value="3.20026668171007">
                <text:p>3.20026668171007</text:p>
              </table:table-cell>
              <table:table-cell office:value-type="float" office:value="3.20232424874897">
                <text:p>3.20232424874897</text:p>
              </table:table-cell>
              <table:table-cell office:value-type="float" office:value="3.69794135243353">
                <text:p>3.69794135243353</text:p>
              </table:table-cell>
              <table:table-cell office:value-type="float" office:value="4.08915864460387">
                <text:p>4.08915864460387</text:p>
              </table:table-cell>
              <table:table-cell office:value-type="float" office:value="4.10825995195031">
                <text:p>4.10825995195031</text:p>
              </table:table-cell>
              <table:table-cell office:value-type="float" office:value="4.90939808451098">
                <text:p>4.909398084510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000000001218">
                <text:p>0.375000000001218</text:p>
              </table:table-cell>
              <table:table-cell office:value-type="float" office:value="1.1780972451">
                <text:p>1.1780972451</text:p>
              </table:table-cell>
              <table:table-cell office:value-type="float" office:value="0.58904862255">
                <text:p>0.58904862255</text:p>
              </table:table-cell>
              <table:table-cell office:value-type="float" office:value="0.436640403190665">
                <text:p>0.436640403190665</text:p>
              </table:table-cell>
              <table:table-cell office:value-type="float" office:value="1.17722122917548">
                <text:p>1.17722122917548</text:p>
              </table:table-cell>
              <table:table-cell office:value-type="float" office:value="2.52734839500971">
                <text:p>2.52734839500971</text:p>
              </table:table-cell>
              <table:table-cell office:value-type="float" office:value="3.2071499571312">
                <text:p>3.2071499571312</text:p>
              </table:table-cell>
              <table:table-cell office:value-type="float" office:value="3.20949808852746">
                <text:p>3.20949808852746</text:p>
              </table:table-cell>
              <table:table-cell office:value-type="float" office:value="3.7383723008846">
                <text:p>3.7383723008846</text:p>
              </table:table-cell>
              <table:table-cell office:value-type="float" office:value="4.06397323491411">
                <text:p>4.06397323491411</text:p>
              </table:table-cell>
              <table:table-cell office:value-type="float" office:value="4.0824874707766">
                <text:p>4.0824874707766</text:p>
              </table:table-cell>
              <table:table-cell office:value-type="float" office:value="4.94217426252911">
                <text:p>4.942174262529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00000000013">
                <text:p>0.4000000000013</text:p>
              </table:table-cell>
              <table:table-cell office:value-type="float" office:value="1.25663706144">
                <text:p>1.25663706144</text:p>
              </table:table-cell>
              <table:table-cell office:value-type="float" office:value="0.62831853072">
                <text:p>0.62831853072</text:p>
              </table:table-cell>
              <table:table-cell office:value-type="float" office:value="0.488109916542893">
                <text:p>0.488109916542893</text:p>
              </table:table-cell>
              <table:table-cell office:value-type="float" office:value="1.25570456310994">
                <text:p>1.25570456310994</text:p>
              </table:table-cell>
              <table:table-cell office:value-type="float" office:value="2.48738596484708">
                <text:p>2.48738596484708</text:p>
              </table:table-cell>
              <table:table-cell office:value-type="float" office:value="3.21449324835551">
                <text:p>3.21449324835551</text:p>
              </table:table-cell>
              <table:table-cell office:value-type="float" office:value="3.21714809251836">
                <text:p>3.21714809251836</text:p>
              </table:table-cell>
              <table:table-cell office:value-type="float" office:value="3.77869613333728">
                <text:p>3.77869613333728</text:p>
              </table:table-cell>
              <table:table-cell office:value-type="float" office:value="4.03921642187119">
                <text:p>4.03921642187119</text:p>
              </table:table-cell>
              <table:table-cell office:value-type="float" office:value="4.05698023733831">
                <text:p>4.05698023733831</text:p>
              </table:table-cell>
              <table:table-cell office:value-type="float" office:value="4.97519098982745">
                <text:p>4.975190989827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000000001381">
                <text:p>0.425000000001381</text:p>
              </table:table-cell>
              <table:table-cell office:value-type="float" office:value="1.33517687778">
                <text:p>1.33517687778</text:p>
              </table:table-cell>
              <table:table-cell office:value-type="float" office:value="0.66758843889">
                <text:p>0.66758843889</text:p>
              </table:table-cell>
              <table:table-cell office:value-type="float" office:value="0.537504696556704">
                <text:p>0.537504696556704</text:p>
              </table:table-cell>
              <table:table-cell office:value-type="float" office:value="1.33418855481211">
                <text:p>1.33418855481211</text:p>
              </table:table-cell>
              <table:table-cell office:value-type="float" office:value="2.44742513512421">
                <text:p>2.44742513512421</text:p>
              </table:table-cell>
              <table:table-cell office:value-type="float" office:value="3.22229371370499">
                <text:p>3.22229371370499</text:p>
              </table:table-cell>
              <table:table-cell office:value-type="float" office:value="3.2252707395843">
                <text:p>3.2252707395843</text:p>
              </table:table-cell>
              <table:table-cell office:value-type="float" office:value="3.81875424889094">
                <text:p>3.81875424889094</text:p>
              </table:table-cell>
              <table:table-cell office:value-type="float" office:value="4.01504962196741">
                <text:p>4.01504962196741</text:p>
              </table:table-cell>
              <table:table-cell office:value-type="float" office:value="4.03174137015011">
                <text:p>4.03174137015011</text:p>
              </table:table-cell>
              <table:table-cell office:value-type="float" office:value="4.9517564140907">
                <text:p>4.95175641409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0000000001462">
                <text:p>0.450000000001462</text:p>
              </table:table-cell>
              <table:table-cell office:value-type="float" office:value="1.41371669412">
                <text:p>1.41371669412</text:p>
              </table:table-cell>
              <table:table-cell office:value-type="float" office:value="0.70685834706">
                <text:p>0.70685834706</text:p>
              </table:table-cell>
              <table:table-cell office:value-type="float" office:value="0.585348497632695">
                <text:p>0.585348497632695</text:p>
              </table:table-cell>
              <table:table-cell office:value-type="float" office:value="1.4126733340343">
                <text:p>1.4126733340343</text:p>
              </table:table-cell>
              <table:table-cell office:value-type="float" office:value="2.40746642111909">
                <text:p>2.40746642111909</text:p>
              </table:table-cell>
              <table:table-cell office:value-type="float" office:value="3.23054835577746">
                <text:p>3.23054835577746</text:p>
              </table:table-cell>
              <table:table-cell office:value-type="float" office:value="3.23386234089642">
                <text:p>3.23386234089642</text:p>
              </table:table-cell>
              <table:table-cell office:value-type="float" office:value="3.85809050040858">
                <text:p>3.85809050040858</text:p>
              </table:table-cell>
              <table:table-cell office:value-type="float" office:value="3.99193079043919">
                <text:p>3.99193079043919</text:p>
              </table:table-cell>
              <table:table-cell office:value-type="float" office:value="4.00677526834863">
                <text:p>4.00677526834863</text:p>
              </table:table-cell>
              <table:table-cell office:value-type="float" office:value="4.87271802199453">
                <text:p>4.872718021994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000000001543">
                <text:p>0.475000000001543</text:p>
              </table:table-cell>
              <table:table-cell office:value-type="float" office:value="1.49225651046">
                <text:p>1.49225651046</text:p>
              </table:table-cell>
              <table:table-cell office:value-type="float" office:value="0.74612825523">
                <text:p>0.74612825523</text:p>
              </table:table-cell>
              <table:table-cell office:value-type="float" office:value="0.631991747001161">
                <text:p>0.631991747001161</text:p>
              </table:table-cell>
              <table:table-cell office:value-type="float" office:value="1.49115904680299">
                <text:p>1.49115904680299</text:p>
              </table:table-cell>
              <table:table-cell office:value-type="float" office:value="2.36751018677971">
                <text:p>2.36751018677971</text:p>
              </table:table-cell>
              <table:table-cell office:value-type="float" office:value="3.23925402483271">
                <text:p>3.23925402483271</text:p>
              </table:table-cell>
              <table:table-cell office:value-type="float" office:value="3.24291904981599">
                <text:p>3.24291904981599</text:p>
              </table:table-cell>
              <table:table-cell office:value-type="float" office:value="3.89478771283115">
                <text:p>3.89478771283115</text:p>
              </table:table-cell>
              <table:table-cell office:value-type="float" office:value="3.97176960768666">
                <text:p>3.97176960768666</text:p>
              </table:table-cell>
              <table:table-cell office:value-type="float" office:value="3.98209587591254">
                <text:p>3.98209587591254</text:p>
              </table:table-cell>
              <table:table-cell office:value-type="float" office:value="4.79371282836395">
                <text:p>4.793712828363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0000000001624">
                <text:p>0.500000000001624</text:p>
              </table:table-cell>
              <table:table-cell office:value-type="float" office:value="1.5707963268">
                <text:p>1.5707963268</text:p>
              </table:table-cell>
              <table:table-cell office:value-type="float" office:value="0.7853981634">
                <text:p>0.7853981634</text:p>
              </table:table-cell>
              <table:table-cell office:value-type="float" office:value="0.677680215040622">
                <text:p>0.677680215040622</text:p>
              </table:table-cell>
              <table:table-cell office:value-type="float" office:value="1.56964585559249">
                <text:p>1.56964585559249</text:p>
              </table:table-cell>
              <table:table-cell office:value-type="float" office:value="2.32755674166897">
                <text:p>2.32755674166897</text:p>
              </table:table-cell>
              <table:table-cell office:value-type="float" office:value="3.24840742095089">
                <text:p>3.24840742095089</text:p>
              </table:table-cell>
              <table:table-cell office:value-type="float" office:value="3.25243687151923">
                <text:p>3.25243687151923</text:p>
              </table:table-cell>
              <table:table-cell office:value-type="float" office:value="3.91679755261515">
                <text:p>3.91679755261515</text:p>
              </table:table-cell>
              <table:table-cell office:value-type="float" office:value="3.95756690578455">
                <text:p>3.95756690578455</text:p>
              </table:table-cell>
              <table:table-cell office:value-type="float" office:value="3.96675735899991">
                <text:p>3.96675735899991</text:p>
              </table:table-cell>
              <table:table-cell office:value-type="float" office:value="4.71473939716994">
                <text:p>4.714739397169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000000001706">
                <text:p>0.525000000001706</text:p>
              </table:table-cell>
              <table:table-cell office:value-type="float" office:value="1.64933614314">
                <text:p>1.64933614314</text:p>
              </table:table-cell>
              <table:table-cell office:value-type="float" office:value="0.82466807157">
                <text:p>0.82466807157</text:p>
              </table:table-cell>
              <table:table-cell office:value-type="float" office:value="0.722592538754673">
                <text:p>0.722592538754673</text:p>
              </table:table-cell>
              <table:table-cell office:value-type="float" office:value="1.64813394045559">
                <text:p>1.64813394045559</text:p>
              </table:table-cell>
              <table:table-cell office:value-type="float" office:value="2.28760643032468">
                <text:p>2.28760643032468</text:p>
              </table:table-cell>
              <table:table-cell office:value-type="float" office:value="3.25800509613473">
                <text:p>3.25800509613473</text:p>
              </table:table-cell>
              <table:table-cell office:value-type="float" office:value="3.26241167314118">
                <text:p>3.26241167314118</text:p>
              </table:table-cell>
              <table:table-cell office:value-type="float" office:value="3.90705611631375">
                <text:p>3.90705611631375</text:p>
              </table:table-cell>
              <table:table-cell office:value-type="float" office:value="3.93348182100123">
                <text:p>3.93348182100123</text:p>
              </table:table-cell>
              <table:table-cell office:value-type="float" office:value="3.99367134030567">
                <text:p>3.99367134030567</text:p>
              </table:table-cell>
              <table:table-cell office:value-type="float" office:value="4.63579632815023">
                <text:p>4.635796328150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0000000001787">
                <text:p>0.550000000001787</text:p>
              </table:table-cell>
              <table:table-cell office:value-type="float" office:value="1.72787595948">
                <text:p>1.72787595948</text:p>
              </table:table-cell>
              <table:table-cell office:value-type="float" office:value="0.86393797974">
                <text:p>0.86393797974</text:p>
              </table:table-cell>
              <table:table-cell office:value-type="float" office:value="0.766862192608201">
                <text:p>0.766862192608201</text:p>
              </table:table-cell>
              <table:table-cell office:value-type="float" office:value="1.72662349972714">
                <text:p>1.72662349972714</text:p>
              </table:table-cell>
              <table:table-cell office:value-type="float" office:value="2.24765972467496">
                <text:p>2.24765972467496</text:p>
              </table:table-cell>
              <table:table-cell office:value-type="float" office:value="3.2680434542214">
                <text:p>3.2680434542214</text:p>
              </table:table-cell>
              <table:table-cell office:value-type="float" office:value="3.27283919365277">
                <text:p>3.27283919365277</text:p>
              </table:table-cell>
              <table:table-cell office:value-type="float" office:value="3.88690633737724">
                <text:p>3.88690633737724</text:p>
              </table:table-cell>
              <table:table-cell office:value-type="float" office:value="3.90962851171063">
                <text:p>3.90962851171063</text:p>
              </table:table-cell>
              <table:table-cell office:value-type="float" office:value="4.03138774956169">
                <text:p>4.03138774956169</text:p>
              </table:table-cell>
              <table:table-cell office:value-type="float" office:value="4.55688225675454">
                <text:p>4.556882256754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000000001868">
                <text:p>0.575000000001868</text:p>
              </table:table-cell>
              <table:table-cell office:value-type="float" office:value="1.80641577582">
                <text:p>1.80641577582</text:p>
              </table:table-cell>
              <table:table-cell office:value-type="float" office:value="0.90320788791">
                <text:p>0.90320788791</text:p>
              </table:table-cell>
              <table:table-cell office:value-type="float" office:value="0.810591044970836">
                <text:p>0.810591044970836</text:p>
              </table:table-cell>
              <table:table-cell office:value-type="float" office:value="1.80511475115449">
                <text:p>1.80511475115449</text:p>
              </table:table-cell>
              <table:table-cell office:value-type="float" office:value="2.2077173284791">
                <text:p>2.2077173284791</text:p>
              </table:table-cell>
              <table:table-cell office:value-type="float" office:value="3.27851874900552">
                <text:p>3.27851874900552</text:p>
              </table:table-cell>
              <table:table-cell office:value-type="float" office:value="3.28371505442843">
                <text:p>3.28371505442843</text:p>
              </table:table-cell>
              <table:table-cell office:value-type="float" office:value="3.86500961155765">
                <text:p>3.86500961155765</text:p>
              </table:table-cell>
              <table:table-cell office:value-type="float" office:value="3.88605609726245">
                <text:p>3.88605609726245</text:p>
              </table:table-cell>
              <table:table-cell office:value-type="float" office:value="4.07120323226195">
                <text:p>4.07120323226195</text:p>
              </table:table-cell>
              <table:table-cell office:value-type="float" office:value="4.47799585425676">
                <text:p>4.477995854256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0000000001949">
                <text:p>0.600000000001949</text:p>
              </table:table-cell>
              <table:table-cell office:value-type="float" office:value="1.88495559216">
                <text:p>1.88495559216</text:p>
              </table:table-cell>
              <table:table-cell office:value-type="float" office:value="0.94247779608">
                <text:p>0.94247779608</text:p>
              </table:table-cell>
              <table:table-cell office:value-type="float" office:value="0.85385807039329">
                <text:p>0.85385807039329</text:p>
              </table:table-cell>
              <table:table-cell office:value-type="float" office:value="1.88360793230989">
                <text:p>1.88360793230989</text:p>
              </table:table-cell>
              <table:table-cell office:value-type="float" office:value="2.16778030766944">
                <text:p>2.16778030766944</text:p>
              </table:table-cell>
              <table:table-cell office:value-type="float" office:value="3.28942707902321">
                <text:p>3.28942707902321</text:p>
              </table:table-cell>
              <table:table-cell office:value-type="float" office:value="3.29503476870189">
                <text:p>3.29503476870189</text:p>
              </table:table-cell>
              <table:table-cell office:value-type="float" office:value="3.84277140488501">
                <text:p>3.84277140488501</text:p>
              </table:table-cell>
              <table:table-cell office:value-type="float" office:value="3.86277116425377">
                <text:p>3.86277116425377</text:p>
              </table:table-cell>
              <table:table-cell office:value-type="float" office:value="4.1117130029474">
                <text:p>4.1117130029474</text:p>
              </table:table-cell>
              <table:table-cell office:value-type="float" office:value="4.39913582761438">
                <text:p>4.399135827614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00000000203">
                <text:p>0.62500000000203</text:p>
              </table:table-cell>
              <table:table-cell office:value-type="float" office:value="1.9634954085">
                <text:p>1.9634954085</text:p>
              </table:table-cell>
              <table:table-cell office:value-type="float" office:value="0.98174770425">
                <text:p>0.98174770425</text:p>
              </table:table-cell>
              <table:table-cell office:value-type="float" office:value="0.896725105563608">
                <text:p>0.896725105563608</text:p>
              </table:table-cell>
              <table:table-cell office:value-type="float" office:value="1.96210330149752">
                <text:p>1.96210330149752</text:p>
              </table:table-cell>
              <table:table-cell office:value-type="float" office:value="2.12785026122118">
                <text:p>2.12785026122118</text:p>
              </table:table-cell>
              <table:table-cell office:value-type="float" office:value="3.30076437809076">
                <text:p>3.30076437809076</text:p>
              </table:table-cell>
              <table:table-cell office:value-type="float" office:value="3.30679375171026">
                <text:p>3.30679375171026</text:p>
              </table:table-cell>
              <table:table-cell office:value-type="float" office:value="3.82055943430017">
                <text:p>3.82055943430017</text:p>
              </table:table-cell>
              <table:table-cell office:value-type="float" office:value="3.83977799707838">
                <text:p>3.83977799707838</text:p>
              </table:table-cell>
              <table:table-cell office:value-type="float" office:value="4.15255239510679">
                <text:p>4.15255239510679</text:p>
              </table:table-cell>
              <table:table-cell office:value-type="float" office:value="4.32030091939325">
                <text:p>4.320300919393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0000000002112">
                <text:p>0.650000000002112</text:p>
              </table:table-cell>
              <table:table-cell office:value-type="float" office:value="2.04203522484">
                <text:p>2.04203522484</text:p>
              </table:table-cell>
              <table:table-cell office:value-type="float" office:value="1.02101761242">
                <text:p>1.02101761242</text:p>
              </table:table-cell>
              <table:table-cell office:value-type="float" office:value="0.939240710350073">
                <text:p>0.939240710350073</text:p>
              </table:table-cell>
              <table:table-cell office:value-type="float" office:value="2.04060113885919">
                <text:p>2.04060113885919</text:p>
              </table:table-cell>
              <table:table-cell office:value-type="float" office:value="2.08792955776799">
                <text:p>2.08792955776799</text:p>
              </table:table-cell>
              <table:table-cell office:value-type="float" office:value="3.31252639852168">
                <text:p>3.31252639852168</text:p>
              </table:table-cell>
              <table:table-cell office:value-type="float" office:value="3.31898733046414">
                <text:p>3.31898733046414</text:p>
              </table:table-cell>
              <table:table-cell office:value-type="float" office:value="3.7985105101679">
                <text:p>3.7985105101679</text:p>
              </table:table-cell>
              <table:table-cell office:value-type="float" office:value="3.81708049092643">
                <text:p>3.81708049092643</text:p>
              </table:table-cell>
              <table:table-cell office:value-type="float" office:value="4.19358805443089">
                <text:p>4.19358805443089</text:p>
              </table:table-cell>
              <table:table-cell office:value-type="float" office:value="4.2414899078692">
                <text:p>4.24148990786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000000002193">
                <text:p>0.675000000002193</text:p>
              </table:table-cell>
              <table:table-cell office:value-type="float" office:value="2.12057504118">
                <text:p>2.12057504118</text:p>
              </table:table-cell>
              <table:table-cell office:value-type="float" office:value="1.06028752059">
                <text:p>1.06028752059</text:p>
              </table:table-cell>
              <table:table-cell office:value-type="float" office:value="0.981442731647701">
                <text:p>0.981442731647701</text:p>
              </table:table-cell>
              <table:table-cell office:value-type="float" office:value="2.04802167429345">
                <text:p>2.04802167429345</text:p>
              </table:table-cell>
              <table:table-cell office:value-type="float" office:value="2.11910174635197">
                <text:p>2.11910174635197</text:p>
              </table:table-cell>
              <table:table-cell office:value-type="float" office:value="3.32470868320521">
                <text:p>3.32470868320521</text:p>
              </table:table-cell>
              <table:table-cell office:value-type="float" office:value="3.33161075276224">
                <text:p>3.33161075276224</text:p>
              </table:table-cell>
              <table:table-cell office:value-type="float" office:value="3.77668836262385">
                <text:p>3.77668836262385</text:p>
              </table:table-cell>
              <table:table-cell office:value-type="float" office:value="3.79468249061875">
                <text:p>3.79468249061875</text:p>
              </table:table-cell>
              <table:table-cell office:value-type="float" office:value="4.16270160665532">
                <text:p>4.16270160665532</text:p>
              </table:table-cell>
              <table:table-cell office:value-type="float" office:value="4.23475970337519">
                <text:p>4.234759703375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00000000002274">
                <text:p>0.700000000002274</text:p>
              </table:table-cell>
              <table:table-cell office:value-type="float" office:value="2.19911485752">
                <text:p>2.19911485752</text:p>
              </table:table-cell>
              <table:table-cell office:value-type="float" office:value="1.09955742876">
                <text:p>1.09955742876</text:p>
              </table:table-cell>
              <table:table-cell office:value-type="float" office:value="1.02335990236231">
                <text:p>1.02335990236231</text:p>
              </table:table-cell>
              <table:table-cell office:value-type="float" office:value="2.00813169942642">
                <text:p>2.00813169942642</text:p>
              </table:table-cell>
              <table:table-cell office:value-type="float" office:value="2.19760544922924">
                <text:p>2.19760544922924</text:p>
              </table:table-cell>
              <table:table-cell office:value-type="float" office:value="3.33730652191253">
                <text:p>3.33730652191253</text:p>
              </table:table-cell>
              <table:table-cell office:value-type="float" office:value="3.34465919621685">
                <text:p>3.34465919621685</text:p>
              </table:table-cell>
              <table:table-cell office:value-type="float" office:value="3.7551279914481">
                <text:p>3.7551279914481</text:p>
              </table:table-cell>
              <table:table-cell office:value-type="float" office:value="3.77258788405695">
                <text:p>3.77258788405695</text:p>
              </table:table-cell>
              <table:table-cell office:value-type="float" office:value="4.08393486483055">
                <text:p>4.08393486483055</text:p>
              </table:table-cell>
              <table:table-cell office:value-type="float" office:value="4.27603559982399">
                <text:p>4.276035599823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000000002355">
                <text:p>0.725000000002355</text:p>
              </table:table-cell>
              <table:table-cell office:value-type="float" office:value="2.27765467386">
                <text:p>2.27765467386</text:p>
              </table:table-cell>
              <table:table-cell office:value-type="float" office:value="1.13882733693">
                <text:p>1.13882733693</text:p>
              </table:table-cell>
              <table:table-cell office:value-type="float" office:value="1.06501262148217">
                <text:p>1.06501262148217</text:p>
              </table:table-cell>
              <table:table-cell office:value-type="float" office:value="1.96826710353578">
                <text:p>1.96826710353578</text:p>
              </table:table-cell>
              <table:table-cell office:value-type="float" office:value="2.27611259642983">
                <text:p>2.27611259642983</text:p>
              </table:table-cell>
              <table:table-cell office:value-type="float" office:value="3.35031487825679">
                <text:p>3.35031487825679</text:p>
              </table:table-cell>
              <table:table-cell office:value-type="float" office:value="3.35812777584893">
                <text:p>3.35812777584893</text:p>
              </table:table-cell>
              <table:table-cell office:value-type="float" office:value="3.73385142098399">
                <text:p>3.73385142098399</text:p>
              </table:table-cell>
              <table:table-cell office:value-type="float" office:value="3.75080063516723">
                <text:p>3.75080063516723</text:p>
              </table:table-cell>
              <table:table-cell office:value-type="float" office:value="4.0051885665591">
                <text:p>4.0051885665591</text:p>
              </table:table-cell>
              <table:table-cell office:value-type="float" office:value="4.31739660300464">
                <text:p>4.317396603004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0000000002437">
                <text:p>0.750000000002437</text:p>
              </table:table-cell>
              <table:table-cell office:value-type="float" office:value="2.3561944902">
                <text:p>2.3561944902</text:p>
              </table:table-cell>
              <table:table-cell office:value-type="float" office:value="1.1780972451">
                <text:p>1.1780972451</text:p>
              </table:table-cell>
              <table:table-cell office:value-type="float" office:value="1.10641289372783">
                <text:p>1.10641289372783</text:p>
              </table:table-cell>
              <table:table-cell office:value-type="float" office:value="1.92843896090968">
                <text:p>1.92843896090968</text:p>
              </table:table-cell>
              <table:table-cell office:value-type="float" office:value="2.3546235612678">
                <text:p>2.3546235612678</text:p>
              </table:table-cell>
              <table:table-cell office:value-type="float" office:value="3.36372827062606">
                <text:p>3.36372827062606</text:p>
              </table:table-cell>
              <table:table-cell office:value-type="float" office:value="3.37201155113554">
                <text:p>3.37201155113554</text:p>
              </table:table-cell>
              <table:table-cell office:value-type="float" office:value="3.7128743275407">
                <text:p>3.7128743275407</text:p>
              </table:table-cell>
              <table:table-cell office:value-type="float" office:value="3.72932479814346">
                <text:p>3.72932479814346</text:p>
              </table:table-cell>
              <table:table-cell office:value-type="float" office:value="3.92646163109845">
                <text:p>3.92646163109845</text:p>
              </table:table-cell>
              <table:table-cell office:value-type="float" office:value="4.35882930671233">
                <text:p>4.358829306712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000000002518">
                <text:p>0.775000000002518</text:p>
              </table:table-cell>
              <table:table-cell office:value-type="float" office:value="2.43473430654">
                <text:p>2.43473430654</text:p>
              </table:table-cell>
              <table:table-cell office:value-type="float" office:value="1.21736715327">
                <text:p>1.21736715327</text:p>
              </table:table-cell>
              <table:table-cell office:value-type="float" office:value="1.1475631976749">
                <text:p>1.1475631976749</text:p>
              </table:table-cell>
              <table:table-cell office:value-type="float" office:value="1.88866396310557">
                <text:p>1.88866396310557</text:p>
              </table:table-cell>
              <table:table-cell office:value-type="float" office:value="2.43313874191494">
                <text:p>2.43313874191494</text:p>
              </table:table-cell>
              <table:table-cell office:value-type="float" office:value="3.37754056931766">
                <text:p>3.37754056931766</text:p>
              </table:table-cell>
              <table:table-cell office:value-type="float" office:value="3.38630552990678">
                <text:p>3.38630552990678</text:p>
              </table:table-cell>
              <table:table-cell office:value-type="float" office:value="3.69220927505448">
                <text:p>3.69220927505448</text:p>
              </table:table-cell>
              <table:table-cell office:value-type="float" office:value="3.70816452622257">
                <text:p>3.70816452622257</text:p>
              </table:table-cell>
              <table:table-cell office:value-type="float" office:value="3.84775301247618">
                <text:p>3.84775301247618</text:p>
              </table:table-cell>
              <table:table-cell office:value-type="float" office:value="4.40032243027306">
                <text:p>4.400322430273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00000000002599">
                <text:p>0.800000000002599</text:p>
              </table:table-cell>
              <table:table-cell office:value-type="float" office:value="2.51327412288">
                <text:p>2.51327412288</text:p>
              </table:table-cell>
              <table:table-cell office:value-type="float" office:value="1.25663706144">
                <text:p>1.25663706144</text:p>
              </table:table-cell>
              <table:table-cell office:value-type="float" office:value="1.18845369129861">
                <text:p>1.18845369129861</text:p>
              </table:table-cell>
              <table:table-cell office:value-type="float" office:value="1.84896789041694">
                <text:p>1.84896789041694</text:p>
              </table:table-cell>
              <table:table-cell office:value-type="float" office:value="2.51165856266681">
                <text:p>2.51165856266681</text:p>
              </table:table-cell>
              <table:table-cell office:value-type="float" office:value="3.39174463862978">
                <text:p>3.39174463862978</text:p>
              </table:table-cell>
              <table:table-cell office:value-type="float" office:value="3.40100466927587">
                <text:p>3.40100466927587</text:p>
              </table:table-cell>
              <table:table-cell office:value-type="float" office:value="3.67186761732115">
                <text:p>3.67186761732115</text:p>
              </table:table-cell>
              <table:table-cell office:value-type="float" office:value="3.68732408088019">
                <text:p>3.68732408088019</text:p>
              </table:table-cell>
              <table:table-cell office:value-type="float" office:value="3.76906169937516">
                <text:p>3.76906169937516</text:p>
              </table:table-cell>
              <table:table-cell office:value-type="float" office:value="4.44186428334105">
                <text:p>4.441864283341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000000002681">
                <text:p>0.825000000002681</text:p>
              </table:table-cell>
              <table:table-cell office:value-type="float" office:value="2.59181393922">
                <text:p>2.59181393922</text:p>
              </table:table-cell>
              <table:table-cell office:value-type="float" office:value="1.29590696961">
                <text:p>1.29590696961</text:p>
              </table:table-cell>
              <table:table-cell office:value-type="float" office:value="1.22905642763835">
                <text:p>1.22905642763835</text:p>
              </table:table-cell>
              <table:table-cell office:value-type="float" office:value="1.80939192020807">
                <text:p>1.80939192020807</text:p>
              </table:table-cell>
              <table:table-cell office:value-type="float" office:value="2.59018347397592">
                <text:p>2.59018347397592</text:p>
              </table:table-cell>
              <table:table-cell office:value-type="float" office:value="3.40633166987643">
                <text:p>3.40633166987643</text:p>
              </table:table-cell>
              <table:table-cell office:value-type="float" office:value="3.41610386802303">
                <text:p>3.41610386802303</text:p>
              </table:table-cell>
              <table:table-cell office:value-type="float" office:value="3.65186100800407">
                <text:p>3.65186100800407</text:p>
              </table:table-cell>
              <table:table-cell office:value-type="float" office:value="3.66680784637896">
                <text:p>3.66680784637896</text:p>
              </table:table-cell>
              <table:table-cell office:value-type="float" office:value="3.69038671491872">
                <text:p>3.69038671491872</text:p>
              </table:table-cell>
              <table:table-cell office:value-type="float" office:value="4.48344010547537">
                <text:p>4.483440105475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0000000002762">
                <text:p>0.850000000002762</text:p>
              </table:table-cell>
              <table:table-cell office:value-type="float" office:value="2.67035375556">
                <text:p>2.67035375556</text:p>
              </table:table-cell>
              <table:table-cell office:value-type="float" office:value="1.33517687778">
                <text:p>1.33517687778</text:p>
              </table:table-cell>
              <table:table-cell office:value-type="float" office:value="1.26931353430283">
                <text:p>1.26931353430283</text:p>
              </table:table-cell>
              <table:table-cell office:value-type="float" office:value="1.77000485462736">
                <text:p>1.77000485462736</text:p>
              </table:table-cell>
              <table:table-cell office:value-type="float" office:value="2.6687139532841">
                <text:p>2.6687139532841</text:p>
              </table:table-cell>
              <table:table-cell office:value-type="float" office:value="3.42128985240641">
                <text:p>3.42128985240641</text:p>
              </table:table-cell>
              <table:table-cell office:value-type="float" office:value="3.43159794314884">
                <text:p>3.43159794314884</text:p>
              </table:table-cell>
              <table:table-cell office:value-type="float" office:value="3.61172711611446">
                <text:p>3.61172711611446</text:p>
              </table:table-cell>
              <table:table-cell office:value-type="float" office:value="3.63220321652863">
                <text:p>3.63220321652863</text:p>
              </table:table-cell>
              <table:table-cell office:value-type="float" office:value="3.64662035968371">
                <text:p>3.64662035968371</text:p>
              </table:table-cell>
              <table:table-cell office:value-type="float" office:value="4.52502798884148">
                <text:p>4.525027988841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000000002843">
                <text:p>0.875000000002843</text:p>
              </table:table-cell>
              <table:table-cell office:value-type="float" office:value="2.7488935719">
                <text:p>2.7488935719</text:p>
              </table:table-cell>
              <table:table-cell office:value-type="float" office:value="1.37444678595">
                <text:p>1.37444678595</text:p>
              </table:table-cell>
              <table:table-cell office:value-type="float" office:value="1.30911187588284">
                <text:p>1.30911187588284</text:p>
              </table:table-cell>
              <table:table-cell office:value-type="float" office:value="1.73092877650294">
                <text:p>1.73092877650294</text:p>
              </table:table-cell>
              <table:table-cell office:value-type="float" office:value="2.74725050570724">
                <text:p>2.74725050570724</text:p>
              </table:table-cell>
              <table:table-cell office:value-type="float" office:value="3.43660147552171">
                <text:p>3.43660147552171</text:p>
              </table:table-cell>
              <table:table-cell office:value-type="float" office:value="3.4474815672434">
                <text:p>3.4474815672434</text:p>
              </table:table-cell>
              <table:table-cell office:value-type="float" office:value="3.53308199402572">
                <text:p>3.53308199402572</text:p>
              </table:table-cell>
              <table:table-cell office:value-type="float" office:value="3.61291332056024">
                <text:p>3.61291332056024</text:p>
              </table:table-cell>
              <table:table-cell office:value-type="float" office:value="3.6267663783368">
                <text:p>3.6267663783368</text:p>
              </table:table-cell>
              <table:table-cell office:value-type="float" office:value="4.56659080381248">
                <text:p>4.566590803812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0000000002924">
                <text:p>0.900000000002924</text:p>
              </table:table-cell>
              <table:table-cell office:value-type="float" office:value="2.82743338824">
                <text:p>2.82743338824</text:p>
              </table:table-cell>
              <table:table-cell office:value-type="float" office:value="1.41371669412">
                <text:p>1.41371669412</text:p>
              </table:table-cell>
              <table:table-cell office:value-type="float" office:value="1.34822383997405">
                <text:p>1.34822383997405</text:p>
              </table:table-cell>
              <table:table-cell office:value-type="float" office:value="1.69239851138907">
                <text:p>1.69239851138907</text:p>
              </table:table-cell>
              <table:table-cell office:value-type="float" office:value="2.82579366451903">
                <text:p>2.82579366451903</text:p>
              </table:table-cell>
              <table:table-cell office:value-type="float" office:value="3.45223580421262">
                <text:p>3.45223580421262</text:p>
              </table:table-cell>
              <table:table-cell office:value-type="float" office:value="3.4544504731403">
                <text:p>3.4544504731403</text:p>
              </table:table-cell>
              <table:table-cell office:value-type="float" office:value="3.4637490997089">
                <text:p>3.4637490997089</text:p>
              </table:table-cell>
              <table:table-cell office:value-type="float" office:value="3.59402301392377">
                <text:p>3.59402301392377</text:p>
              </table:table-cell>
              <table:table-cell office:value-type="float" office:value="3.60725105395671">
                <text:p>3.60725105395671</text:p>
              </table:table-cell>
              <table:table-cell office:value-type="float" office:value="4.60805697687132">
                <text:p>4.608056976871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000000003006">
                <text:p>0.925000000003006</text:p>
              </table:table-cell>
              <table:table-cell office:value-type="float" office:value="2.90597320458">
                <text:p>2.90597320458</text:p>
              </table:table-cell>
              <table:table-cell office:value-type="float" office:value="1.45298660229">
                <text:p>1.45298660229</text:p>
              </table:table-cell>
              <table:table-cell office:value-type="float" office:value="1.3861512677539">
                <text:p>1.3861512677539</text:p>
              </table:table-cell>
              <table:table-cell office:value-type="float" office:value="1.65491788789517">
                <text:p>1.65491788789517</text:p>
              </table:table-cell>
              <table:table-cell office:value-type="float" office:value="2.90434399156651">
                <text:p>2.90434399156651</text:p>
              </table:table-cell>
              <table:table-cell office:value-type="float" office:value="3.3758317110128">
                <text:p>3.3758317110128</text:p>
              </table:table-cell>
              <table:table-cell office:value-type="float" office:value="3.46812836586661">
                <text:p>3.46812836586661</text:p>
              </table:table-cell>
              <table:table-cell office:value-type="float" office:value="3.48039406376421">
                <text:p>3.48039406376421</text:p>
              </table:table-cell>
              <table:table-cell office:value-type="float" office:value="3.57559743799591">
                <text:p>3.57559743799591</text:p>
              </table:table-cell>
              <table:table-cell office:value-type="float" office:value="3.58808045914939">
                <text:p>3.58808045914939</text:p>
              </table:table-cell>
              <table:table-cell office:value-type="float" office:value="4.64926529011793">
                <text:p>4.649265290117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0000000003087">
                <text:p>0.950000000003087</text:p>
              </table:table-cell>
              <table:table-cell office:value-type="float" office:value="2.98451302092">
                <text:p>2.98451302092</text:p>
              </table:table-cell>
              <table:table-cell office:value-type="float" office:value="1.49225651046">
                <text:p>1.49225651046</text:p>
              </table:table-cell>
              <table:table-cell office:value-type="float" office:value="1.42164740599614">
                <text:p>1.42164740599614</text:p>
              </table:table-cell>
              <table:table-cell office:value-type="float" office:value="1.61973793033665">
                <text:p>1.61973793033665</text:p>
              </table:table-cell>
              <table:table-cell office:value-type="float" office:value="2.98290207822604">
                <text:p>2.98290207822604</text:p>
              </table:table-cell>
              <table:table-cell office:value-type="float" office:value="3.29722489825352">
                <text:p>3.29722489825352</text:p>
              </table:table-cell>
              <table:table-cell office:value-type="float" office:value="3.48410351067908">
                <text:p>3.48410351067908</text:p>
              </table:table-cell>
              <table:table-cell office:value-type="float" office:value="3.49740703739897">
                <text:p>3.49740703739897</text:p>
              </table:table-cell>
              <table:table-cell office:value-type="float" office:value="3.55781269404754">
                <text:p>3.55781269404754</text:p>
              </table:table-cell>
              <table:table-cell office:value-type="float" office:value="3.5692637048849">
                <text:p>3.5692637048849</text:p>
              </table:table-cell>
              <table:table-cell office:value-type="float" office:value="4.68976049039612">
                <text:p>4.689760490396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000000003168">
                <text:p>0.975000000003168</text:p>
              </table:table-cell>
              <table:table-cell office:value-type="float" office:value="3.06305283726">
                <text:p>3.06305283726</text:p>
              </table:table-cell>
              <table:table-cell office:value-type="float" office:value="1.53152641863">
                <text:p>1.53152641863</text:p>
              </table:table-cell>
              <table:table-cell office:value-type="float" office:value="1.45105521850273">
                <text:p>1.45105521850273</text:p>
              </table:table-cell>
              <table:table-cell office:value-type="float" office:value="1.59051865414867">
                <text:p>1.59051865414867</text:p>
              </table:table-cell>
              <table:table-cell office:value-type="float" office:value="3.06146854543764">
                <text:p>3.06146854543764</text:p>
              </table:table-cell>
              <table:table-cell office:value-type="float" office:value="3.21862925774932">
                <text:p>3.21862925774932</text:p>
              </table:table-cell>
              <table:table-cell office:value-type="float" office:value="3.49943602951102">
                <text:p>3.49943602951102</text:p>
              </table:table-cell>
              <table:table-cell office:value-type="float" office:value="3.51476093136466">
                <text:p>3.51476093136466</text:p>
              </table:table-cell>
              <table:table-cell office:value-type="float" office:value="3.54139423020413">
                <text:p>3.54139423020413</text:p>
              </table:table-cell>
              <table:table-cell office:value-type="float" office:value="3.55082770936849">
                <text:p>3.55082770936849</text:p>
              </table:table-cell>
              <table:table-cell office:value-type="float" office:value="4.72766050961277">
                <text:p>4.727660509612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0000000000325">
                <text:p>1.00000000000325</text:p>
              </table:table-cell>
              <table:table-cell office:value-type="float" office:value="3.1415926536">
                <text:p>3.1415926536</text:p>
              </table:table-cell>
              <table:table-cell office:value-type="float" office:value="1.5707963268">
                <text:p>1.5707963268</text:p>
              </table:table-cell>
              <table:table-cell office:value-type="float" office:value="1.46412897120608">
                <text:p>1.46412897120608</text:p>
              </table:table-cell>
              <table:table-cell office:value-type="float" office:value="1.57750755298208">
                <text:p>1.57750755298208</text:p>
              </table:table-cell>
              <table:table-cell office:value-type="float" office:value="3.14004404454381">
                <text:p>3.14004404454381</text:p>
              </table:table-cell>
              <table:table-cell office:value-type="float" office:value="3.14004404457294">
                <text:p>3.14004404457294</text:p>
              </table:table-cell>
              <table:table-cell office:value-type="float" office:value="3.50865962376479">
                <text:p>3.50865962376479</text:p>
              </table:table-cell>
              <table:table-cell office:value-type="float" office:value="3.53083483656533">
                <text:p>3.53083483656533</text:p>
              </table:table-cell>
              <table:table-cell office:value-type="float" office:value="3.53179337855808">
                <text:p>3.53179337855808</text:p>
              </table:table-cell>
              <table:table-cell office:value-type="float" office:value="3.53440837671465">
                <text:p>3.53440837671465</text:p>
              </table:table-cell>
              <table:table-cell office:value-type="float" office:value="4.74968285972827">
                <text:p>4.749682859728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automatic" chart:symbol-width="0.15cm" chart:symbol-height="0.15cm">
        <chart:symbol-image xlink:href="Pictures/2000000D000000FD000000FDEDDD9018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15cm" chart:symbol-height="0.15cm">
        <chart:symbol-image xlink:href="Pictures/20000011000000DD000000DDAC1C8ECE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355cm" svg:height="18.641cm" xlink:href=".." xlink:type="simple" chart:class="chart:scatter" chart:column-mapping="10 11 1 2 3 4 5 6 7 8 9" chart:style-name="ch1">
        <chart:legend chart:legend-position="end" svg:x="15.138cm" svg:y="6.531cm" style:legend-expansion="high" chart:style-name="ch2"/>
        <chart:plot-area chart:style-name="ch3" table:cell-range-address="4x4_6.M2:4x4_6.V42 4x4_6.W1:4x4_6.X42 4x4_6.N1:4x4_6.V1" chart:data-source-has-labels="row" svg:x="0.797cm" svg:y="1.623cm" svg:width="13.647cm" svg:height="16.226cm">
          <chartooo:coordinate-region svg:x="1.233cm" svg:y="1.822cm" svg:width="12.971cm" svg:height="15.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4x4_6.W2:4x4_6.W42" chart:label-cell-address="4x4_6.W1:4x4_6.W1" chart:class="chart:scatter">
            <chart:domain table:cell-range-address="4x4_6.M2:4x4_6.M42"/>
            <chart:data-point chart:repeated="41"/>
          </chart:series>
          <chart:series chart:style-name="ch8" chart:values-cell-range-address="4x4_6.X2:4x4_6.X42" chart:label-cell-address="4x4_6.X1:4x4_6.X1" chart:class="chart:scatter">
            <chart:data-point chart:repeated="41"/>
          </chart:series>
          <chart:series chart:style-name="ch9" chart:values-cell-range-address="4x4_6.N2:4x4_6.N42" chart:label-cell-address="4x4_6.N1:4x4_6.N1" chart:class="chart:scatter">
            <chart:data-point chart:repeated="41"/>
          </chart:series>
          <chart:series chart:style-name="ch10" chart:values-cell-range-address="4x4_6.O2:4x4_6.O42" chart:label-cell-address="4x4_6.O1:4x4_6.O1" chart:class="chart:scatter">
            <chart:data-point chart:repeated="41"/>
          </chart:series>
          <chart:series chart:style-name="ch11" chart:values-cell-range-address="4x4_6.P2:4x4_6.P42" chart:label-cell-address="4x4_6.P1:4x4_6.P1" chart:class="chart:scatter">
            <chart:data-point chart:repeated="41"/>
          </chart:series>
          <chart:series chart:style-name="ch12" chart:values-cell-range-address="4x4_6.Q2:4x4_6.Q42" chart:label-cell-address="4x4_6.Q1:4x4_6.Q1" chart:class="chart:scatter">
            <chart:data-point chart:repeated="41"/>
          </chart:series>
          <chart:series chart:style-name="ch13" chart:values-cell-range-address="4x4_6.R2:4x4_6.R42" chart:label-cell-address="4x4_6.R1:4x4_6.R1" chart:class="chart:scatter">
            <chart:data-point chart:repeated="41"/>
          </chart:series>
          <chart:series chart:style-name="ch14" chart:values-cell-range-address="4x4_6.S2:4x4_6.S42" chart:label-cell-address="4x4_6.S1:4x4_6.S1" chart:class="chart:scatter">
            <chart:data-point chart:repeated="41"/>
          </chart:series>
          <chart:series chart:style-name="ch15" chart:values-cell-range-address="4x4_6.T2:4x4_6.T42" chart:label-cell-address="4x4_6.T1:4x4_6.T1" chart:class="chart:scatter">
            <chart:data-point chart:repeated="41"/>
          </chart:series>
          <chart:series chart:style-name="ch16" chart:values-cell-range-address="4x4_6.U2:4x4_6.U42" chart:label-cell-address="4x4_6.U1:4x4_6.U1" chart:class="chart:scatter">
            <chart:data-point chart:repeated="41"/>
          </chart:series>
          <chart:series chart:style-name="ch17" chart:values-cell-range-address="4x4_6.V2:4x4_6.V42" chart:label-cell-address="4x4_6.V1:4x4_6.V1" chart:class="chart:scatter">
            <chart:data-point chart:repeated="4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Alpha</text:p>
                <draw:g>
                  <svg:desc>4x4_6.W1:4x4_6.W1</svg:desc>
                </draw:g>
              </table:table-cell>
              <table:table-cell office:value-type="string">
                <text:p>Beta</text:p>
                <draw:g>
                  <svg:desc>4x4_6.X1:4x4_6.X1</svg:desc>
                </draw:g>
              </table:table-cell>
              <table:table-cell office:value-type="string">
                <text:p>N = 1</text:p>
                <draw:g>
                  <svg:desc>4x4_6.N1:4x4_6.N1</svg:desc>
                </draw:g>
              </table:table-cell>
              <table:table-cell office:value-type="string">
                <text:p>N = 2</text:p>
                <draw:g>
                  <svg:desc>4x4_6.O1:4x4_6.O1</svg:desc>
                </draw:g>
              </table:table-cell>
              <table:table-cell office:value-type="string">
                <text:p>N = 3</text:p>
                <draw:g>
                  <svg:desc>4x4_6.P1:4x4_6.P1</svg:desc>
                </draw:g>
              </table:table-cell>
              <table:table-cell office:value-type="string">
                <text:p>N = 4</text:p>
                <draw:g>
                  <svg:desc>4x4_6.Q1:4x4_6.Q1</svg:desc>
                </draw:g>
              </table:table-cell>
              <table:table-cell office:value-type="string">
                <text:p>N = 5</text:p>
                <draw:g>
                  <svg:desc>4x4_6.R1:4x4_6.R1</svg:desc>
                </draw:g>
              </table:table-cell>
              <table:table-cell office:value-type="string">
                <text:p>N = 6</text:p>
                <draw:g>
                  <svg:desc>4x4_6.S1:4x4_6.S1</svg:desc>
                </draw:g>
              </table:table-cell>
              <table:table-cell office:value-type="string">
                <text:p>N = 7</text:p>
                <draw:g>
                  <svg:desc>4x4_6.T1:4x4_6.T1</svg:desc>
                </draw:g>
              </table:table-cell>
              <table:table-cell office:value-type="string">
                <text:p>N = 8</text:p>
                <draw:g>
                  <svg:desc>4x4_6.U1:4x4_6.U1</svg:desc>
                </draw:g>
              </table:table-cell>
              <table:table-cell office:value-type="string">
                <text:p>N = 9</text:p>
                <draw:g>
                  <svg:desc>4x4_6.V1:4x4_6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4x4_6.M2:4x4_6.M42</svg:desc>
                </draw:g>
              </table:table-cell>
              <table:table-cell office:value-type="float" office:value="0">
                <text:p>0</text:p>
                <draw:g>
                  <svg:desc>4x4_6.W2:4x4_6.W42</svg:desc>
                </draw:g>
              </table:table-cell>
              <table:table-cell office:value-type="float" office:value="0">
                <text:p>0</text:p>
                <draw:g>
                  <svg:desc>4x4_6.X2:4x4_6.X42</svg:desc>
                </draw:g>
              </table:table-cell>
              <table:table-cell office:value-type="float" office:value="NaN">
                <text:p>NaN</text:p>
                <draw:g>
                  <svg:desc>4x4_6.N2:4x4_6.N42</svg:desc>
                </draw:g>
              </table:table-cell>
              <table:table-cell office:value-type="float" office:value="NaN">
                <text:p>NaN</text:p>
                <draw:g>
                  <svg:desc>4x4_6.O2:4x4_6.O42</svg:desc>
                </draw:g>
              </table:table-cell>
              <table:table-cell office:value-type="float" office:value="0.0900862521937159">
                <text:p>0.0900862521937159</text:p>
                <draw:g>
                  <svg:desc>4x4_6.P2:4x4_6.P42</svg:desc>
                </draw:g>
              </table:table-cell>
              <table:table-cell office:value-type="float" office:value="3.09550916950519">
                <text:p>3.09550916950519</text:p>
                <draw:g>
                  <svg:desc>4x4_6.Q2:4x4_6.Q42</svg:desc>
                </draw:g>
              </table:table-cell>
              <table:table-cell office:value-type="float" office:value="3.15338653136537">
                <text:p>3.15338653136537</text:p>
                <draw:g>
                  <svg:desc>4x4_6.R2:4x4_6.R42</svg:desc>
                </draw:g>
              </table:table-cell>
              <table:table-cell office:value-type="float" office:value="3.15338677900934">
                <text:p>3.15338677900934</text:p>
                <draw:g>
                  <svg:desc>4x4_6.S2:4x4_6.S42</svg:desc>
                </draw:g>
              </table:table-cell>
              <table:table-cell office:value-type="float" office:value="3.16545963997999">
                <text:p>3.16545963997999</text:p>
                <draw:g>
                  <svg:desc>4x4_6.T2:4x4_6.T42</svg:desc>
                </draw:g>
              </table:table-cell>
              <table:table-cell office:value-type="float" office:value="4.44863932912055">
                <text:p>4.44863932912055</text:p>
                <draw:g>
                  <svg:desc>4x4_6.U2:4x4_6.U42</svg:desc>
                </draw:g>
              </table:table-cell>
              <table:table-cell office:value-type="float" office:value="4.49188755363638">
                <text:p>4.49188755363638</text:p>
                <draw:g>
                  <svg:desc>4x4_6.V2:4x4_6.V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0000000000812">
                <text:p>0.0250000000000812</text:p>
              </table:table-cell>
              <table:table-cell office:value-type="float" office:value="0.07853981634">
                <text:p>0.07853981634</text:p>
              </table:table-cell>
              <table:table-cell office:value-type="float" office:value="0.03926990817">
                <text:p>0.03926990817</text:p>
              </table:table-cell>
              <table:table-cell office:value-type="float" office:value="NaN">
                <text:p>NaN</text:p>
              </table:table-cell>
              <table:table-cell office:value-type="float" office:value="0.0784719195944041">
                <text:p>0.0784719195944041</text:p>
              </table:table-cell>
              <table:table-cell office:value-type="float" office:value="3.07710968510807">
                <text:p>3.07710968510807</text:p>
              </table:table-cell>
              <table:table-cell office:value-type="float" office:value="3.15363021705135">
                <text:p>3.15363021705135</text:p>
              </table:table-cell>
              <table:table-cell office:value-type="float" office:value="3.15363832706716">
                <text:p>3.15363832706716</text:p>
              </table:table-cell>
              <table:table-cell office:value-type="float" office:value="3.18383258488247">
                <text:p>3.18383258488247</text:p>
              </table:table-cell>
              <table:table-cell office:value-type="float" office:value="4.43548732460075">
                <text:p>4.43548732460075</text:p>
              </table:table-cell>
              <table:table-cell office:value-type="float" office:value="4.46621443642644">
                <text:p>4.46621443642644</text:p>
              </table:table-cell>
              <table:table-cell office:value-type="float" office:value="4.51343120742156">
                <text:p>4.513431207421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00000000001625">
                <text:p>0.0500000000001625</text:p>
              </table:table-cell>
              <table:table-cell office:value-type="float" office:value="0.15707963268">
                <text:p>0.15707963268</text:p>
              </table:table-cell>
              <table:table-cell office:value-type="float" office:value="0.07853981634">
                <text:p>0.07853981634</text:p>
              </table:table-cell>
              <table:table-cell office:value-type="float" office:value="NaN">
                <text:p>NaN</text:p>
              </table:table-cell>
              <table:table-cell office:value-type="float" office:value="0.156962005710721">
                <text:p>0.156962005710721</text:p>
              </table:table-cell>
              <table:table-cell office:value-type="float" office:value="3.04266253781621">
                <text:p>3.04266253781621</text:p>
              </table:table-cell>
              <table:table-cell office:value-type="float" office:value="3.15435320797499">
                <text:p>3.15435320797499</text:p>
              </table:table-cell>
              <table:table-cell office:value-type="float" office:value="3.15439354543444">
                <text:p>3.15439354543444</text:p>
              </table:table-cell>
              <table:table-cell office:value-type="float" office:value="3.21835162040615">
                <text:p>3.21835162040615</text:p>
              </table:table-cell>
              <table:table-cell office:value-type="float" office:value="4.41086284303072">
                <text:p>4.41086284303072</text:p>
              </table:table-cell>
              <table:table-cell office:value-type="float" office:value="4.43731728532128">
                <text:p>4.43731728532128</text:p>
              </table:table-cell>
              <table:table-cell office:value-type="float" office:value="4.53882561413105">
                <text:p>4.53882561413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0000000002437">
                <text:p>0.0750000000002437</text:p>
              </table:table-cell>
              <table:table-cell office:value-type="float" office:value="0.23561944902">
                <text:p>0.23561944902</text:p>
              </table:table-cell>
              <table:table-cell office:value-type="float" office:value="0.11780972451">
                <text:p>0.11780972451</text:p>
              </table:table-cell>
              <table:table-cell office:value-type="float" office:value="NaN">
                <text:p>NaN</text:p>
              </table:table-cell>
              <table:table-cell office:value-type="float" office:value="0.235443029436103">
                <text:p>0.235443029436103</text:p>
              </table:table-cell>
              <table:table-cell office:value-type="float" office:value="3.00474148720746">
                <text:p>3.00474148720746</text:p>
              </table:table-cell>
              <table:table-cell office:value-type="float" office:value="3.15555714236069">
                <text:p>3.15555714236069</text:p>
              </table:table-cell>
              <table:table-cell office:value-type="float" office:value="3.15565148024703">
                <text:p>3.15565148024703</text:p>
              </table:table-cell>
              <table:table-cell office:value-type="float" office:value="3.25639544763673">
                <text:p>3.25639544763673</text:p>
              </table:table-cell>
              <table:table-cell office:value-type="float" office:value="4.3839103491224">
                <text:p>4.3839103491224</text:p>
              </table:table-cell>
              <table:table-cell office:value-type="float" office:value="4.40857003526881">
                <text:p>4.40857003526881</text:p>
              </table:table-cell>
              <table:table-cell office:value-type="float" office:value="4.56703615212614">
                <text:p>4.567036152126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0000000000325">
                <text:p>0.100000000000325</text:p>
              </table:table-cell>
              <table:table-cell office:value-type="float" office:value="0.31415926536">
                <text:p>0.31415926536</text:p>
              </table:table-cell>
              <table:table-cell office:value-type="float" office:value="0.15707963268">
                <text:p>0.15707963268</text:p>
              </table:table-cell>
              <table:table-cell office:value-type="float" office:value="NaN">
                <text:p>NaN</text:p>
              </table:table-cell>
              <table:table-cell office:value-type="float" office:value="0.313924670663341">
                <text:p>0.313924670663341</text:p>
              </table:table-cell>
              <table:table-cell office:value-type="float" office:value="2.9657421326794">
                <text:p>2.9657421326794</text:p>
              </table:table-cell>
              <table:table-cell office:value-type="float" office:value="3.15724105386754">
                <text:p>3.15724105386754</text:p>
              </table:table-cell>
              <table:table-cell office:value-type="float" office:value="3.15741181300811">
                <text:p>3.15741181300811</text:p>
              </table:table-cell>
              <table:table-cell office:value-type="float" office:value="3.29556307823123">
                <text:p>3.29556307823123</text:p>
              </table:table-cell>
              <table:table-cell office:value-type="float" office:value="4.35639984849564">
                <text:p>4.35639984849564</text:p>
              </table:table-cell>
              <table:table-cell office:value-type="float" office:value="4.38004128486144">
                <text:p>4.38004128486144</text:p>
              </table:table-cell>
              <table:table-cell office:value-type="float" office:value="4.59630567722075">
                <text:p>4.596305677220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000000000406">
                <text:p>0.125000000000406</text:p>
              </table:table-cell>
              <table:table-cell office:value-type="float" office:value="0.3926990817">
                <text:p>0.3926990817</text:p>
              </table:table-cell>
              <table:table-cell office:value-type="float" office:value="0.19634954085">
                <text:p>0.19634954085</text:p>
              </table:table-cell>
              <table:table-cell office:value-type="float" office:value="NaN">
                <text:p>NaN</text:p>
              </table:table-cell>
              <table:table-cell office:value-type="float" office:value="0.392401662624974">
                <text:p>0.392401662624974</text:p>
              </table:table-cell>
              <table:table-cell office:value-type="float" office:value="2.92629399508146">
                <text:p>2.92629399508146</text:p>
              </table:table-cell>
              <table:table-cell office:value-type="float" office:value="3.15940447066672">
                <text:p>3.15940447066672</text:p>
              </table:table-cell>
              <table:table-cell office:value-type="float" office:value="3.15967305653593">
                <text:p>3.15967305653593</text:p>
              </table:table-cell>
              <table:table-cell office:value-type="float" office:value="3.33522752367392">
                <text:p>3.33522752367392</text:p>
              </table:table-cell>
              <table:table-cell office:value-type="float" office:value="4.32879852934047">
                <text:p>4.32879852934047</text:p>
              </table:table-cell>
              <table:table-cell office:value-type="float" office:value="4.35174742897232">
                <text:p>4.35174742897232</text:p>
              </table:table-cell>
              <table:table-cell office:value-type="float" office:value="4.62616919221733">
                <text:p>4.626169192217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0000000000487">
                <text:p>0.150000000000487</text:p>
              </table:table-cell>
              <table:table-cell office:value-type="float" office:value="0.47123889804">
                <text:p>0.47123889804</text:p>
              </table:table-cell>
              <table:table-cell office:value-type="float" office:value="0.23561944902">
                <text:p>0.23561944902</text:p>
              </table:table-cell>
              <table:table-cell office:value-type="float" office:value="NaN">
                <text:p>NaN</text:p>
              </table:table-cell>
              <table:table-cell office:value-type="float" office:value="0.470885799921289">
                <text:p>0.470885799921289</text:p>
              </table:table-cell>
              <table:table-cell office:value-type="float" office:value="2.88662531709802">
                <text:p>2.88662531709802</text:p>
              </table:table-cell>
              <table:table-cell office:value-type="float" office:value="3.16204774547831">
                <text:p>3.16204774547831</text:p>
              </table:table-cell>
              <table:table-cell office:value-type="float" office:value="3.16243528392845">
                <text:p>3.16243528392845</text:p>
              </table:table-cell>
              <table:table-cell office:value-type="float" office:value="3.37516134604298">
                <text:p>3.37516134604298</text:p>
              </table:table-cell>
              <table:table-cell office:value-type="float" office:value="4.30127876012305">
                <text:p>4.30127876012305</text:p>
              </table:table-cell>
              <table:table-cell office:value-type="float" office:value="4.32369501584238">
                <text:p>4.32369501584238</text:p>
              </table:table-cell>
              <table:table-cell office:value-type="float" office:value="4.65645776660343">
                <text:p>4.656457766603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000000000569">
                <text:p>0.175000000000569</text:p>
              </table:table-cell>
              <table:table-cell office:value-type="float" office:value="0.54977871438">
                <text:p>0.54977871438</text:p>
              </table:table-cell>
              <table:table-cell office:value-type="float" office:value="0.27488935719">
                <text:p>0.27488935719</text:p>
              </table:table-cell>
              <table:table-cell office:value-type="float" office:value="NaN">
                <text:p>NaN</text:p>
              </table:table-cell>
              <table:table-cell office:value-type="float" office:value="0.549367143489682">
                <text:p>0.549367143489682</text:p>
              </table:table-cell>
              <table:table-cell office:value-type="float" office:value="2.84683407892283">
                <text:p>2.84683407892283</text:p>
              </table:table-cell>
              <table:table-cell office:value-type="float" office:value="3.16516851689651">
                <text:p>3.16516851689651</text:p>
              </table:table-cell>
              <table:table-cell office:value-type="float" office:value="3.16569622513081">
                <text:p>3.16569622513081</text:p>
              </table:table-cell>
              <table:table-cell office:value-type="float" office:value="3.41526155615283">
                <text:p>3.41526155615283</text:p>
              </table:table-cell>
              <table:table-cell office:value-type="float" office:value="4.27391789560746">
                <text:p>4.27391789560746</text:p>
              </table:table-cell>
              <table:table-cell office:value-type="float" office:value="4.29588659951657">
                <text:p>4.29588659951657</text:p>
              </table:table-cell>
              <table:table-cell office:value-type="float" office:value="4.68709477924956">
                <text:p>4.687094779249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000000000065">
                <text:p>0.20000000000065</text:p>
              </table:table-cell>
              <table:table-cell office:value-type="float" office:value="0.62831853072">
                <text:p>0.62831853072</text:p>
              </table:table-cell>
              <table:table-cell office:value-type="float" office:value="0.31415926536">
                <text:p>0.31415926536</text:p>
              </table:table-cell>
              <table:table-cell office:value-type="float" office:value="NaN">
                <text:p>NaN</text:p>
              </table:table-cell>
              <table:table-cell office:value-type="float" office:value="0.627847808663159">
                <text:p>0.627847808663159</text:p>
              </table:table-cell>
              <table:table-cell office:value-type="float" office:value="2.8069722407505">
                <text:p>2.8069722407505</text:p>
              </table:table-cell>
              <table:table-cell office:value-type="float" office:value="3.16876582244938">
                <text:p>3.16876582244938</text:p>
              </table:table-cell>
              <table:table-cell office:value-type="float" office:value="3.169454238255">
                <text:p>3.169454238255</text:p>
              </table:table-cell>
              <table:table-cell office:value-type="float" office:value="3.45547658011305">
                <text:p>3.45547658011305</text:p>
              </table:table-cell>
              <table:table-cell office:value-type="float" office:value="4.24675849943027">
                <text:p>4.24675849943027</text:p>
              </table:table-cell>
              <table:table-cell office:value-type="float" office:value="4.26832493062683">
                <text:p>4.26832493062683</text:p>
              </table:table-cell>
              <table:table-cell office:value-type="float" office:value="4.71804137288534">
                <text:p>4.718041372885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000000000731">
                <text:p>0.225000000000731</text:p>
              </table:table-cell>
              <table:table-cell office:value-type="float" office:value="0.70685834706">
                <text:p>0.70685834706</text:p>
              </table:table-cell>
              <table:table-cell office:value-type="float" office:value="0.35342917353">
                <text:p>0.35342917353</text:p>
              </table:table-cell>
              <table:table-cell office:value-type="float" office:value="NaN">
                <text:p>NaN</text:p>
              </table:table-cell>
              <table:table-cell office:value-type="float" office:value="0.706330560374429">
                <text:p>0.706330560374429</text:p>
              </table:table-cell>
              <table:table-cell office:value-type="float" office:value="2.767067235197">
                <text:p>2.767067235197</text:p>
              </table:table-cell>
              <table:table-cell office:value-type="float" office:value="3.17283878542734">
                <text:p>3.17283878542734</text:p>
              </table:table-cell>
              <table:table-cell office:value-type="float" office:value="3.17370804079998">
                <text:p>3.17370804079998</text:p>
              </table:table-cell>
              <table:table-cell office:value-type="float" office:value="3.49577578407939">
                <text:p>3.49577578407939</text:p>
              </table:table-cell>
              <table:table-cell office:value-type="float" office:value="4.21982542355185">
                <text:p>4.21982542355185</text:p>
              </table:table-cell>
              <table:table-cell office:value-type="float" office:value="4.24101224191114">
                <text:p>4.24101224191114</text:p>
              </table:table-cell>
              <table:table-cell office:value-type="float" office:value="4.74927506181726">
                <text:p>4.749275061817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000000000812">
                <text:p>0.250000000000812</text:p>
              </table:table-cell>
              <table:table-cell office:value-type="float" office:value="0.7853981634">
                <text:p>0.7853981634</text:p>
              </table:table-cell>
              <table:table-cell office:value-type="float" office:value="0.3926990817">
                <text:p>0.3926990817</text:p>
              </table:table-cell>
              <table:table-cell office:value-type="float" office:value="NaN">
                <text:p>NaN</text:p>
              </table:table-cell>
              <table:table-cell office:value-type="float" office:value="0.784810628812148">
                <text:p>0.784810628812148</text:p>
              </table:table-cell>
              <table:table-cell office:value-type="float" office:value="2.72713703163921">
                <text:p>2.72713703163921</text:p>
              </table:table-cell>
              <table:table-cell office:value-type="float" office:value="3.17738474154181">
                <text:p>3.17738474154181</text:p>
              </table:table-cell>
              <table:table-cell office:value-type="float" office:value="3.17845460064574">
                <text:p>3.17845460064574</text:p>
              </table:table-cell>
              <table:table-cell office:value-type="float" office:value="3.5361394510376">
                <text:p>3.5361394510376</text:p>
              </table:table-cell>
              <table:table-cell office:value-type="float" office:value="4.19313774243197">
                <text:p>4.19313774243197</text:p>
              </table:table-cell>
              <table:table-cell office:value-type="float" office:value="4.21395091700654">
                <text:p>4.21395091700654</text:p>
              </table:table-cell>
              <table:table-cell office:value-type="float" office:value="4.78078241718166">
                <text:p>4.78078241718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000000000893">
                <text:p>0.275000000000893</text:p>
              </table:table-cell>
              <table:table-cell office:value-type="float" office:value="0.86393797974">
                <text:p>0.86393797974</text:p>
              </table:table-cell>
              <table:table-cell office:value-type="float" office:value="0.43196898987">
                <text:p>0.43196898987</text:p>
              </table:table-cell>
              <table:table-cell office:value-type="float" office:value="0.175883028397165">
                <text:p>0.175883028397165</text:p>
              </table:table-cell>
              <table:table-cell office:value-type="float" office:value="0.863292496951917">
                <text:p>0.863292496951917</text:p>
              </table:table-cell>
              <table:table-cell office:value-type="float" office:value="2.6871908943434">
                <text:p>2.6871908943434</text:p>
              </table:table-cell>
              <table:table-cell office:value-type="float" office:value="3.1824029585487">
                <text:p>3.1824029585487</text:p>
              </table:table-cell>
              <table:table-cell office:value-type="float" office:value="3.18369228474224">
                <text:p>3.18369228474224</text:p>
              </table:table-cell>
              <table:table-cell office:value-type="float" office:value="3.57655354154828">
                <text:p>3.57655354154828</text:p>
              </table:table-cell>
              <table:table-cell office:value-type="float" office:value="4.16671071246124">
                <text:p>4.16671071246124</text:p>
              </table:table-cell>
              <table:table-cell office:value-type="float" office:value="4.1871427455632">
                <text:p>4.1871427455632</text:p>
              </table:table-cell>
              <table:table-cell office:value-type="float" office:value="4.81255431637434">
                <text:p>4.812554316374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0000000000975">
                <text:p>0.300000000000975</text:p>
              </table:table-cell>
              <table:table-cell office:value-type="float" office:value="0.94247779608">
                <text:p>0.94247779608</text:p>
              </table:table-cell>
              <table:table-cell office:value-type="float" office:value="0.47123889804">
                <text:p>0.47123889804</text:p>
              </table:table-cell>
              <table:table-cell office:value-type="float" office:value="0.257414813673904">
                <text:p>0.257414813673904</text:p>
              </table:table-cell>
              <table:table-cell office:value-type="float" office:value="0.94177354514834">
                <text:p>0.94177354514834</text:p>
              </table:table-cell>
              <table:table-cell office:value-type="float" office:value="2.64723489624308">
                <text:p>2.64723489624308</text:p>
              </table:table-cell>
              <table:table-cell office:value-type="float" office:value="3.18789046095493">
                <text:p>3.18789046095493</text:p>
              </table:table-cell>
              <table:table-cell office:value-type="float" office:value="3.18941825301146">
                <text:p>3.18941825301146</text:p>
              </table:table-cell>
              <table:table-cell office:value-type="float" office:value="3.61700291250379">
                <text:p>3.61700291250379</text:p>
              </table:table-cell>
              <table:table-cell office:value-type="float" office:value="4.14055875981693">
                <text:p>4.14055875981693</text:p>
              </table:table-cell>
              <table:table-cell office:value-type="float" office:value="4.1605899774621">
                <text:p>4.1605899774621</text:p>
              </table:table-cell>
              <table:table-cell office:value-type="float" office:value="4.84458394351074">
                <text:p>4.844583943510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000000001056">
                <text:p>0.325000000001056</text:p>
              </table:table-cell>
              <table:table-cell office:value-type="float" office:value="1.02101761242">
                <text:p>1.02101761242</text:p>
              </table:table-cell>
              <table:table-cell office:value-type="float" office:value="0.51050880621">
                <text:p>0.51050880621</text:p>
              </table:table-cell>
              <table:table-cell office:value-type="float" office:value="0.323509575631025">
                <text:p>0.323509575631025</text:p>
              </table:table-cell>
              <table:table-cell office:value-type="float" office:value="1.02025686062356">
                <text:p>1.02025686062356</text:p>
              </table:table-cell>
              <table:table-cell office:value-type="float" office:value="2.60727418757512">
                <text:p>2.60727418757512</text:p>
              </table:table-cell>
              <table:table-cell office:value-type="float" office:value="3.19384619373008">
                <text:p>3.19384619373008</text:p>
              </table:table-cell>
              <table:table-cell office:value-type="float" office:value="3.19563029752123">
                <text:p>3.19563029752123</text:p>
              </table:table-cell>
              <table:table-cell office:value-type="float" office:value="3.65747278988781">
                <text:p>3.65747278988781</text:p>
              </table:table-cell>
              <table:table-cell office:value-type="float" office:value="4.11470021649702">
                <text:p>4.11470021649702</text:p>
              </table:table-cell>
              <table:table-cell office:value-type="float" office:value="4.13429504515203">
                <text:p>4.13429504515203</text:p>
              </table:table-cell>
              <table:table-cell office:value-type="float" office:value="4.87686662269444">
                <text:p>4.87686662269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0000000001137">
                <text:p>0.350000000001137</text:p>
              </table:table-cell>
              <table:table-cell office:value-type="float" office:value="1.09955742876">
                <text:p>1.09955742876</text:p>
              </table:table-cell>
              <table:table-cell office:value-type="float" office:value="0.54977871438">
                <text:p>0.54977871438</text:p>
              </table:table-cell>
              <table:table-cell office:value-type="float" office:value="0.382261536216886">
                <text:p>0.382261536216886</text:p>
              </table:table-cell>
              <table:table-cell office:value-type="float" office:value="1.098738384425">
                <text:p>1.098738384425</text:p>
              </table:table-cell>
              <table:table-cell office:value-type="float" office:value="2.56731160253923">
                <text:p>2.56731160253923</text:p>
              </table:table-cell>
              <table:table-cell office:value-type="float" office:value="3.20026675572435">
                <text:p>3.20026675572435</text:p>
              </table:table-cell>
              <table:table-cell office:value-type="float" office:value="3.2023240628067">
                <text:p>3.2023240628067</text:p>
              </table:table-cell>
              <table:table-cell office:value-type="float" office:value="3.69794143262382">
                <text:p>3.69794143262382</text:p>
              </table:table-cell>
              <table:table-cell office:value-type="float" office:value="4.08915862273265">
                <text:p>4.08915862273265</text:p>
              </table:table-cell>
              <table:table-cell office:value-type="float" office:value="4.10825988589692">
                <text:p>4.10825988589692</text:p>
              </table:table-cell>
              <table:table-cell office:value-type="float" office:value="4.90939802801992">
                <text:p>4.909398028019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000000001218">
                <text:p>0.375000000001218</text:p>
              </table:table-cell>
              <table:table-cell office:value-type="float" office:value="1.1780972451">
                <text:p>1.1780972451</text:p>
              </table:table-cell>
              <table:table-cell office:value-type="float" office:value="0.58904862255">
                <text:p>0.58904862255</text:p>
              </table:table-cell>
              <table:table-cell office:value-type="float" office:value="0.436639399097283">
                <text:p>0.436639399097283</text:p>
              </table:table-cell>
              <table:table-cell office:value-type="float" office:value="1.17722122868275">
                <text:p>1.17722122868275</text:p>
              </table:table-cell>
              <table:table-cell office:value-type="float" office:value="2.52734832717227">
                <text:p>2.52734832717227</text:p>
              </table:table-cell>
              <table:table-cell office:value-type="float" office:value="3.2071498461435">
                <text:p>3.2071498461435</text:p>
              </table:table-cell>
              <table:table-cell office:value-type="float" office:value="3.2094982061375">
                <text:p>3.2094982061375</text:p>
              </table:table-cell>
              <table:table-cell office:value-type="float" office:value="3.73837206527799">
                <text:p>3.73837206527799</text:p>
              </table:table-cell>
              <table:table-cell office:value-type="float" office:value="4.06397327387977">
                <text:p>4.06397327387977</text:p>
              </table:table-cell>
              <table:table-cell office:value-type="float" office:value="4.08248757313862">
                <text:p>4.08248757313862</text:p>
              </table:table-cell>
              <table:table-cell office:value-type="float" office:value="4.94217426799486">
                <text:p>4.942174267994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00000000013">
                <text:p>0.4000000000013</text:p>
              </table:table-cell>
              <table:table-cell office:value-type="float" office:value="1.25663706144">
                <text:p>1.25663706144</text:p>
              </table:table-cell>
              <table:table-cell office:value-type="float" office:value="0.62831853072">
                <text:p>0.62831853072</text:p>
              </table:table-cell>
              <table:table-cell office:value-type="float" office:value="0.488107766200958">
                <text:p>0.488107766200958</text:p>
              </table:table-cell>
              <table:table-cell office:value-type="float" office:value="1.25570446052925">
                <text:p>1.25570446052925</text:p>
              </table:table-cell>
              <table:table-cell office:value-type="float" office:value="2.48738556917184">
                <text:p>2.48738556917184</text:p>
              </table:table-cell>
              <table:table-cell office:value-type="float" office:value="3.21449323101812">
                <text:p>3.21449323101812</text:p>
              </table:table-cell>
              <table:table-cell office:value-type="float" office:value="3.21714818458679">
                <text:p>3.21714818458679</text:p>
              </table:table-cell>
              <table:table-cell office:value-type="float" office:value="3.77869599643135">
                <text:p>3.77869599643135</text:p>
              </table:table-cell>
              <table:table-cell office:value-type="float" office:value="4.03921631311451">
                <text:p>4.03921631311451</text:p>
              </table:table-cell>
              <table:table-cell office:value-type="float" office:value="4.05698012020366">
                <text:p>4.05698012020366</text:p>
              </table:table-cell>
              <table:table-cell office:value-type="float" office:value="4.97519091741668">
                <text:p>4.975190917416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000000001381">
                <text:p>0.425000000001381</text:p>
              </table:table-cell>
              <table:table-cell office:value-type="float" office:value="1.33517687778">
                <text:p>1.33517687778</text:p>
              </table:table-cell>
              <table:table-cell office:value-type="float" office:value="0.66758843889">
                <text:p>0.66758843889</text:p>
              </table:table-cell>
              <table:table-cell office:value-type="float" office:value="0.537504577614094">
                <text:p>0.537504577614094</text:p>
              </table:table-cell>
              <table:table-cell office:value-type="float" office:value="1.33418841996488">
                <text:p>1.33418841996488</text:p>
              </table:table-cell>
              <table:table-cell office:value-type="float" office:value="2.44742508045855">
                <text:p>2.44742508045855</text:p>
              </table:table-cell>
              <table:table-cell office:value-type="float" office:value="3.22229351213395">
                <text:p>3.22229351213395</text:p>
              </table:table-cell>
              <table:table-cell office:value-type="float" office:value="3.22527069023794">
                <text:p>3.22527069023794</text:p>
              </table:table-cell>
              <table:table-cell office:value-type="float" office:value="3.81875415528508">
                <text:p>3.81875415528508</text:p>
              </table:table-cell>
              <table:table-cell office:value-type="float" office:value="4.0150495154309">
                <text:p>4.0150495154309</text:p>
              </table:table-cell>
              <table:table-cell office:value-type="float" office:value="4.03174127770649">
                <text:p>4.03174127770649</text:p>
              </table:table-cell>
              <table:table-cell office:value-type="float" office:value="4.95175635340946">
                <text:p>4.951756353409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0000000001462">
                <text:p>0.450000000001462</text:p>
              </table:table-cell>
              <table:table-cell office:value-type="float" office:value="1.41371669412">
                <text:p>1.41371669412</text:p>
              </table:table-cell>
              <table:table-cell office:value-type="float" office:value="0.70685834706">
                <text:p>0.70685834706</text:p>
              </table:table-cell>
              <table:table-cell office:value-type="float" office:value="0.585348653241843">
                <text:p>0.585348653241843</text:p>
              </table:table-cell>
              <table:table-cell office:value-type="float" office:value="1.41267322032803">
                <text:p>1.41267322032803</text:p>
              </table:table-cell>
              <table:table-cell office:value-type="float" office:value="2.40746641158455">
                <text:p>2.40746641158455</text:p>
              </table:table-cell>
              <table:table-cell office:value-type="float" office:value="3.23054836895332">
                <text:p>3.23054836895332</text:p>
              </table:table-cell>
              <table:table-cell office:value-type="float" office:value="3.23386234677531">
                <text:p>3.23386234677531</text:p>
              </table:table-cell>
              <table:table-cell office:value-type="float" office:value="3.85809065317049">
                <text:p>3.85809065317049</text:p>
              </table:table-cell>
              <table:table-cell office:value-type="float" office:value="3.99193084739632">
                <text:p>3.99193084739632</text:p>
              </table:table-cell>
              <table:table-cell office:value-type="float" office:value="4.00677531249574">
                <text:p>4.00677531249574</text:p>
              </table:table-cell>
              <table:table-cell office:value-type="float" office:value="4.87271800318047">
                <text:p>4.872718003180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000000001543">
                <text:p>0.475000000001543</text:p>
              </table:table-cell>
              <table:table-cell office:value-type="float" office:value="1.49225651046">
                <text:p>1.49225651046</text:p>
              </table:table-cell>
              <table:table-cell office:value-type="float" office:value="0.74612825523">
                <text:p>0.74612825523</text:p>
              </table:table-cell>
              <table:table-cell office:value-type="float" office:value="0.631992028540352">
                <text:p>0.631992028540352</text:p>
              </table:table-cell>
              <table:table-cell office:value-type="float" office:value="1.49115887545401">
                <text:p>1.49115887545401</text:p>
              </table:table-cell>
              <table:table-cell office:value-type="float" office:value="2.36751009734531">
                <text:p>2.36751009734531</text:p>
              </table:table-cell>
              <table:table-cell office:value-type="float" office:value="3.23925376977169">
                <text:p>3.23925376977169</text:p>
              </table:table-cell>
              <table:table-cell office:value-type="float" office:value="3.24291904635953">
                <text:p>3.24291904635953</text:p>
              </table:table-cell>
              <table:table-cell office:value-type="float" office:value="3.8947876222435">
                <text:p>3.8947876222435</text:p>
              </table:table-cell>
              <table:table-cell office:value-type="float" office:value="3.97176957477248">
                <text:p>3.97176957477248</text:p>
              </table:table-cell>
              <table:table-cell office:value-type="float" office:value="3.98209590737678">
                <text:p>3.98209590737678</text:p>
              </table:table-cell>
              <table:table-cell office:value-type="float" office:value="4.79371285271734">
                <text:p>4.793712852717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0000000001624">
                <text:p>0.500000000001624</text:p>
              </table:table-cell>
              <table:table-cell office:value-type="float" office:value="1.5707963268">
                <text:p>1.5707963268</text:p>
              </table:table-cell>
              <table:table-cell office:value-type="float" office:value="0.7853981634">
                <text:p>0.7853981634</text:p>
              </table:table-cell>
              <table:table-cell office:value-type="float" office:value="0.677680576166366">
                <text:p>0.677680576166366</text:p>
              </table:table-cell>
              <table:table-cell office:value-type="float" office:value="1.56964582552521">
                <text:p>1.56964582552521</text:p>
              </table:table-cell>
              <table:table-cell office:value-type="float" office:value="2.32755700589425">
                <text:p>2.32755700589425</text:p>
              </table:table-cell>
              <table:table-cell office:value-type="float" office:value="3.24840722387209">
                <text:p>3.24840722387209</text:p>
              </table:table-cell>
              <table:table-cell office:value-type="float" office:value="3.25243701461156">
                <text:p>3.25243701461156</text:p>
              </table:table-cell>
              <table:table-cell office:value-type="float" office:value="3.91679765334607">
                <text:p>3.91679765334607</text:p>
              </table:table-cell>
              <table:table-cell office:value-type="float" office:value="3.95756712284398">
                <text:p>3.95756712284398</text:p>
              </table:table-cell>
              <table:table-cell office:value-type="float" office:value="3.96675738000854">
                <text:p>3.96675738000854</text:p>
              </table:table-cell>
              <table:table-cell office:value-type="float" office:value="4.71473937518084">
                <text:p>4.714739375180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000000001706">
                <text:p>0.525000000001706</text:p>
              </table:table-cell>
              <table:table-cell office:value-type="float" office:value="1.64933614314">
                <text:p>1.64933614314</text:p>
              </table:table-cell>
              <table:table-cell office:value-type="float" office:value="0.82466807157">
                <text:p>0.82466807157</text:p>
              </table:table-cell>
              <table:table-cell office:value-type="float" office:value="0.722592003560587">
                <text:p>0.722592003560587</text:p>
              </table:table-cell>
              <table:table-cell office:value-type="float" office:value="1.64813366844797">
                <text:p>1.64813366844797</text:p>
              </table:table-cell>
              <table:table-cell office:value-type="float" office:value="2.28760639567058">
                <text:p>2.28760639567058</text:p>
              </table:table-cell>
              <table:table-cell office:value-type="float" office:value="3.25800496344498">
                <text:p>3.25800496344498</text:p>
              </table:table-cell>
              <table:table-cell office:value-type="float" office:value="3.26241164121232">
                <text:p>3.26241164121232</text:p>
              </table:table-cell>
              <table:table-cell office:value-type="float" office:value="3.90705598181982">
                <text:p>3.90705598181982</text:p>
              </table:table-cell>
              <table:table-cell office:value-type="float" office:value="3.93348184368683">
                <text:p>3.93348184368683</text:p>
              </table:table-cell>
              <table:table-cell office:value-type="float" office:value="3.99367090616653">
                <text:p>3.99367090616653</text:p>
              </table:table-cell>
              <table:table-cell office:value-type="float" office:value="4.635796161373">
                <text:p>4.6357961613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0000000001787">
                <text:p>0.550000000001787</text:p>
              </table:table-cell>
              <table:table-cell office:value-type="float" office:value="1.72787595948">
                <text:p>1.72787595948</text:p>
              </table:table-cell>
              <table:table-cell office:value-type="float" office:value="0.86393797974">
                <text:p>0.86393797974</text:p>
              </table:table-cell>
              <table:table-cell office:value-type="float" office:value="0.766862439182184">
                <text:p>0.766862439182184</text:p>
              </table:table-cell>
              <table:table-cell office:value-type="float" office:value="1.72662352156257">
                <text:p>1.72662352156257</text:p>
              </table:table-cell>
              <table:table-cell office:value-type="float" office:value="2.24765966748688">
                <text:p>2.24765966748688</text:p>
              </table:table-cell>
              <table:table-cell office:value-type="float" office:value="3.2680434388143">
                <text:p>3.2680434388143</text:p>
              </table:table-cell>
              <table:table-cell office:value-type="float" office:value="3.27283918949647">
                <text:p>3.27283918949647</text:p>
              </table:table-cell>
              <table:table-cell office:value-type="float" office:value="3.88690625980077">
                <text:p>3.88690625980077</text:p>
              </table:table-cell>
              <table:table-cell office:value-type="float" office:value="3.90962857166117">
                <text:p>3.90962857166117</text:p>
              </table:table-cell>
              <table:table-cell office:value-type="float" office:value="4.03138762016091">
                <text:p>4.03138762016091</text:p>
              </table:table-cell>
              <table:table-cell office:value-type="float" office:value="4.55688223746428">
                <text:p>4.556882237464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000000001868">
                <text:p>0.575000000001868</text:p>
              </table:table-cell>
              <table:table-cell office:value-type="float" office:value="1.80641577582">
                <text:p>1.80641577582</text:p>
              </table:table-cell>
              <table:table-cell office:value-type="float" office:value="0.90320788791">
                <text:p>0.90320788791</text:p>
              </table:table-cell>
              <table:table-cell office:value-type="float" office:value="0.810591103547336">
                <text:p>0.810591103547336</text:p>
              </table:table-cell>
              <table:table-cell office:value-type="float" office:value="1.80511424522143">
                <text:p>1.80511424522143</text:p>
              </table:table-cell>
              <table:table-cell office:value-type="float" office:value="2.20771762311049">
                <text:p>2.20771762311049</text:p>
              </table:table-cell>
              <table:table-cell office:value-type="float" office:value="3.27851847394674">
                <text:p>3.27851847394674</text:p>
              </table:table-cell>
              <table:table-cell office:value-type="float" office:value="3.28371501892534">
                <text:p>3.28371501892534</text:p>
              </table:table-cell>
              <table:table-cell office:value-type="float" office:value="3.86500941537135">
                <text:p>3.86500941537135</text:p>
              </table:table-cell>
              <table:table-cell office:value-type="float" office:value="3.88605620807753">
                <text:p>3.88605620807753</text:p>
              </table:table-cell>
              <table:table-cell office:value-type="float" office:value="4.07120346055168">
                <text:p>4.07120346055168</text:p>
              </table:table-cell>
              <table:table-cell office:value-type="float" office:value="4.47799580098062">
                <text:p>4.477995800980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0000000001949">
                <text:p>0.600000000001949</text:p>
              </table:table-cell>
              <table:table-cell office:value-type="float" office:value="1.88495559216">
                <text:p>1.88495559216</text:p>
              </table:table-cell>
              <table:table-cell office:value-type="float" office:value="0.94247779608">
                <text:p>0.94247779608</text:p>
              </table:table-cell>
              <table:table-cell office:value-type="float" office:value="0.85385894597182">
                <text:p>0.85385894597182</text:p>
              </table:table-cell>
              <table:table-cell office:value-type="float" office:value="1.88360740328795">
                <text:p>1.88360740328795</text:p>
              </table:table-cell>
              <table:table-cell office:value-type="float" office:value="2.1677801850293">
                <text:p>2.1677801850293</text:p>
              </table:table-cell>
              <table:table-cell office:value-type="float" office:value="3.28942684896591">
                <text:p>3.28942684896591</text:p>
              </table:table-cell>
              <table:table-cell office:value-type="float" office:value="3.29503462912293">
                <text:p>3.29503462912293</text:p>
              </table:table-cell>
              <table:table-cell office:value-type="float" office:value="3.84277128981504">
                <text:p>3.84277128981504</text:p>
              </table:table-cell>
              <table:table-cell office:value-type="float" office:value="3.86277111538559">
                <text:p>3.86277111538559</text:p>
              </table:table-cell>
              <table:table-cell office:value-type="float" office:value="4.1117131094361">
                <text:p>4.1117131094361</text:p>
              </table:table-cell>
              <table:table-cell office:value-type="float" office:value="4.39913567290196">
                <text:p>4.399135672901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00000000203">
                <text:p>0.62500000000203</text:p>
              </table:table-cell>
              <table:table-cell office:value-type="float" office:value="1.9634954085">
                <text:p>1.9634954085</text:p>
              </table:table-cell>
              <table:table-cell office:value-type="float" office:value="0.98174770425">
                <text:p>0.98174770425</text:p>
              </table:table-cell>
              <table:table-cell office:value-type="float" office:value="0.896725751559774">
                <text:p>0.896725751559774</text:p>
              </table:table-cell>
              <table:table-cell office:value-type="float" office:value="1.96210343397158">
                <text:p>1.96210343397158</text:p>
              </table:table-cell>
              <table:table-cell office:value-type="float" office:value="2.12785074312907">
                <text:p>2.12785074312907</text:p>
              </table:table-cell>
              <table:table-cell office:value-type="float" office:value="3.30076452424839">
                <text:p>3.30076452424839</text:p>
              </table:table-cell>
              <table:table-cell office:value-type="float" office:value="3.30679380015735">
                <text:p>3.30679380015735</text:p>
              </table:table-cell>
              <table:table-cell office:value-type="float" office:value="3.82055960675226">
                <text:p>3.82055960675226</text:p>
              </table:table-cell>
              <table:table-cell office:value-type="float" office:value="3.83977820178105">
                <text:p>3.83977820178105</text:p>
              </table:table-cell>
              <table:table-cell office:value-type="float" office:value="4.15255263994636">
                <text:p>4.15255263994636</text:p>
              </table:table-cell>
              <table:table-cell office:value-type="float" office:value="4.32030112703935">
                <text:p>4.320301127039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0000000002112">
                <text:p>0.650000000002112</text:p>
              </table:table-cell>
              <table:table-cell office:value-type="float" office:value="2.04203522484">
                <text:p>2.04203522484</text:p>
              </table:table-cell>
              <table:table-cell office:value-type="float" office:value="1.02101761242">
                <text:p>1.02101761242</text:p>
              </table:table-cell>
              <table:table-cell office:value-type="float" office:value="0.939241294280401">
                <text:p>0.939241294280401</text:p>
              </table:table-cell>
              <table:table-cell office:value-type="float" office:value="2.04060114853956">
                <text:p>2.04060114853956</text:p>
              </table:table-cell>
              <table:table-cell office:value-type="float" office:value="2.08792990053028">
                <text:p>2.08792990053028</text:p>
              </table:table-cell>
              <table:table-cell office:value-type="float" office:value="3.31252641850086">
                <text:p>3.31252641850086</text:p>
              </table:table-cell>
              <table:table-cell office:value-type="float" office:value="3.31898731970305">
                <text:p>3.31898731970305</text:p>
              </table:table-cell>
              <table:table-cell office:value-type="float" office:value="3.79851052860979">
                <text:p>3.79851052860979</text:p>
              </table:table-cell>
              <table:table-cell office:value-type="float" office:value="3.81708049941984">
                <text:p>3.81708049941984</text:p>
              </table:table-cell>
              <table:table-cell office:value-type="float" office:value="4.19358820398389">
                <text:p>4.19358820398389</text:p>
              </table:table-cell>
              <table:table-cell office:value-type="float" office:value="4.24148990582417">
                <text:p>4.241489905824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000000002193">
                <text:p>0.675000000002193</text:p>
              </table:table-cell>
              <table:table-cell office:value-type="float" office:value="2.12057504118">
                <text:p>2.12057504118</text:p>
              </table:table-cell>
              <table:table-cell office:value-type="float" office:value="1.06028752059">
                <text:p>1.06028752059</text:p>
              </table:table-cell>
              <table:table-cell office:value-type="float" office:value="0.981442908745427">
                <text:p>0.981442908745427</text:p>
              </table:table-cell>
              <table:table-cell office:value-type="float" office:value="2.04802200342952">
                <text:p>2.04802200342952</text:p>
              </table:table-cell>
              <table:table-cell office:value-type="float" office:value="2.11910160306302">
                <text:p>2.11910160306302</text:p>
              </table:table-cell>
              <table:table-cell office:value-type="float" office:value="3.32470854163622">
                <text:p>3.32470854163622</text:p>
              </table:table-cell>
              <table:table-cell office:value-type="float" office:value="3.33161071108335">
                <text:p>3.33161071108335</text:p>
              </table:table-cell>
              <table:table-cell office:value-type="float" office:value="3.77668850891137">
                <text:p>3.77668850891137</text:p>
              </table:table-cell>
              <table:table-cell office:value-type="float" office:value="3.79468245870177">
                <text:p>3.79468245870177</text:p>
              </table:table-cell>
              <table:table-cell office:value-type="float" office:value="4.16270161950657">
                <text:p>4.16270161950657</text:p>
              </table:table-cell>
              <table:table-cell office:value-type="float" office:value="4.2347597149371">
                <text:p>4.23475971493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00000000002274">
                <text:p>0.700000000002274</text:p>
              </table:table-cell>
              <table:table-cell office:value-type="float" office:value="2.19911485752">
                <text:p>2.19911485752</text:p>
              </table:table-cell>
              <table:table-cell office:value-type="float" office:value="1.09955742876">
                <text:p>1.09955742876</text:p>
              </table:table-cell>
              <table:table-cell office:value-type="float" office:value="1.02336036077028">
                <text:p>1.02336036077028</text:p>
              </table:table-cell>
              <table:table-cell office:value-type="float" office:value="2.00813200770409">
                <text:p>2.00813200770409</text:p>
              </table:table-cell>
              <table:table-cell office:value-type="float" office:value="2.19760547657167">
                <text:p>2.19760547657167</text:p>
              </table:table-cell>
              <table:table-cell office:value-type="float" office:value="3.33730653183693">
                <text:p>3.33730653183693</text:p>
              </table:table-cell>
              <table:table-cell office:value-type="float" office:value="3.34465943903911">
                <text:p>3.34465943903911</text:p>
              </table:table-cell>
              <table:table-cell office:value-type="float" office:value="3.7551279178189">
                <text:p>3.7551279178189</text:p>
              </table:table-cell>
              <table:table-cell office:value-type="float" office:value="3.77258808754745">
                <text:p>3.77258808754745</text:p>
              </table:table-cell>
              <table:table-cell office:value-type="float" office:value="4.08393492844552">
                <text:p>4.08393492844552</text:p>
              </table:table-cell>
              <table:table-cell office:value-type="float" office:value="4.27603566913861">
                <text:p>4.276035669138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000000002355">
                <text:p>0.725000000002355</text:p>
              </table:table-cell>
              <table:table-cell office:value-type="float" office:value="2.27765467386">
                <text:p>2.27765467386</text:p>
              </table:table-cell>
              <table:table-cell office:value-type="float" office:value="1.13882733693">
                <text:p>1.13882733693</text:p>
              </table:table-cell>
              <table:table-cell office:value-type="float" office:value="1.06501273703171">
                <text:p>1.06501273703171</text:p>
              </table:table-cell>
              <table:table-cell office:value-type="float" office:value="1.96826709008039">
                <text:p>1.96826709008039</text:p>
              </table:table-cell>
              <table:table-cell office:value-type="float" office:value="2.27611225977732">
                <text:p>2.27611225977732</text:p>
              </table:table-cell>
              <table:table-cell office:value-type="float" office:value="3.3503147950243">
                <text:p>3.3503147950243</text:p>
              </table:table-cell>
              <table:table-cell office:value-type="float" office:value="3.35812763485515">
                <text:p>3.35812763485515</text:p>
              </table:table-cell>
              <table:table-cell office:value-type="float" office:value="3.73385142124621">
                <text:p>3.73385142124621</text:p>
              </table:table-cell>
              <table:table-cell office:value-type="float" office:value="3.75080050553651">
                <text:p>3.75080050553651</text:p>
              </table:table-cell>
              <table:table-cell office:value-type="float" office:value="4.00518843886838">
                <text:p>4.00518843886838</text:p>
              </table:table-cell>
              <table:table-cell office:value-type="float" office:value="4.317396536234">
                <text:p>4.3173965362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0000000002437">
                <text:p>0.750000000002437</text:p>
              </table:table-cell>
              <table:table-cell office:value-type="float" office:value="2.3561944902">
                <text:p>2.3561944902</text:p>
              </table:table-cell>
              <table:table-cell office:value-type="float" office:value="1.1780972451">
                <text:p>1.1780972451</text:p>
              </table:table-cell>
              <table:table-cell office:value-type="float" office:value="1.10641260404253">
                <text:p>1.10641260404253</text:p>
              </table:table-cell>
              <table:table-cell office:value-type="float" office:value="1.92843866281038">
                <text:p>1.92843866281038</text:p>
              </table:table-cell>
              <table:table-cell office:value-type="float" office:value="2.35462369547853">
                <text:p>2.35462369547853</text:p>
              </table:table-cell>
              <table:table-cell office:value-type="float" office:value="3.36372843426045">
                <text:p>3.36372843426045</text:p>
              </table:table-cell>
              <table:table-cell office:value-type="float" office:value="3.37201151721099">
                <text:p>3.37201151721099</text:p>
              </table:table-cell>
              <table:table-cell office:value-type="float" office:value="3.71287432813626">
                <text:p>3.71287432813626</text:p>
              </table:table-cell>
              <table:table-cell office:value-type="float" office:value="3.72932473677954">
                <text:p>3.72932473677954</text:p>
              </table:table-cell>
              <table:table-cell office:value-type="float" office:value="3.92646168904212">
                <text:p>3.92646168904212</text:p>
              </table:table-cell>
              <table:table-cell office:value-type="float" office:value="4.35882908976545">
                <text:p>4.358829089765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000000002518">
                <text:p>0.775000000002518</text:p>
              </table:table-cell>
              <table:table-cell office:value-type="float" office:value="2.43473430654">
                <text:p>2.43473430654</text:p>
              </table:table-cell>
              <table:table-cell office:value-type="float" office:value="1.21736715327">
                <text:p>1.21736715327</text:p>
              </table:table-cell>
              <table:table-cell office:value-type="float" office:value="1.14756271287137">
                <text:p>1.14756271287137</text:p>
              </table:table-cell>
              <table:table-cell office:value-type="float" office:value="1.88866359327147">
                <text:p>1.88866359327147</text:p>
              </table:table-cell>
              <table:table-cell office:value-type="float" office:value="2.43313879809042">
                <text:p>2.43313879809042</text:p>
              </table:table-cell>
              <table:table-cell office:value-type="float" office:value="3.37754048263622">
                <text:p>3.37754048263622</text:p>
              </table:table-cell>
              <table:table-cell office:value-type="float" office:value="3.38630554077627">
                <text:p>3.38630554077627</text:p>
              </table:table-cell>
              <table:table-cell office:value-type="float" office:value="3.69220915562293">
                <text:p>3.69220915562293</text:p>
              </table:table-cell>
              <table:table-cell office:value-type="float" office:value="3.708164634696">
                <text:p>3.708164634696</text:p>
              </table:table-cell>
              <table:table-cell office:value-type="float" office:value="3.8477530856222">
                <text:p>3.8477530856222</text:p>
              </table:table-cell>
              <table:table-cell office:value-type="float" office:value="4.40032223840448">
                <text:p>4.400322238404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00000000002599">
                <text:p>0.800000000002599</text:p>
              </table:table-cell>
              <table:table-cell office:value-type="float" office:value="2.51327412288">
                <text:p>2.51327412288</text:p>
              </table:table-cell>
              <table:table-cell office:value-type="float" office:value="1.25663706144">
                <text:p>1.25663706144</text:p>
              </table:table-cell>
              <table:table-cell office:value-type="float" office:value="1.18845360786664">
                <text:p>1.18845360786664</text:p>
              </table:table-cell>
              <table:table-cell office:value-type="float" office:value="1.84896767911641">
                <text:p>1.84896767911641</text:p>
              </table:table-cell>
              <table:table-cell office:value-type="float" office:value="2.51165882583903">
                <text:p>2.51165882583903</text:p>
              </table:table-cell>
              <table:table-cell office:value-type="float" office:value="3.39174478947943">
                <text:p>3.39174478947943</text:p>
              </table:table-cell>
              <table:table-cell office:value-type="float" office:value="3.40100484124697">
                <text:p>3.40100484124697</text:p>
              </table:table-cell>
              <table:table-cell office:value-type="float" office:value="3.67186749034039">
                <text:p>3.67186749034039</text:p>
              </table:table-cell>
              <table:table-cell office:value-type="float" office:value="3.68732431650286">
                <text:p>3.68732431650286</text:p>
              </table:table-cell>
              <table:table-cell office:value-type="float" office:value="3.76906160942833">
                <text:p>3.76906160942833</text:p>
              </table:table-cell>
              <table:table-cell office:value-type="float" office:value="4.44186435795364">
                <text:p>4.441864357953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000000002681">
                <text:p>0.825000000002681</text:p>
              </table:table-cell>
              <table:table-cell office:value-type="float" office:value="2.59181393922">
                <text:p>2.59181393922</text:p>
              </table:table-cell>
              <table:table-cell office:value-type="float" office:value="1.29590696961">
                <text:p>1.29590696961</text:p>
              </table:table-cell>
              <table:table-cell office:value-type="float" office:value="1.22905598965415">
                <text:p>1.22905598965415</text:p>
              </table:table-cell>
              <table:table-cell office:value-type="float" office:value="1.8093920731627">
                <text:p>1.8093920731627</text:p>
              </table:table-cell>
              <table:table-cell office:value-type="float" office:value="2.59018347075173">
                <text:p>2.59018347075173</text:p>
              </table:table-cell>
              <table:table-cell office:value-type="float" office:value="3.40633163349191">
                <text:p>3.40633163349191</text:p>
              </table:table-cell>
              <table:table-cell office:value-type="float" office:value="3.41610404478846">
                <text:p>3.41610404478846</text:p>
              </table:table-cell>
              <table:table-cell office:value-type="float" office:value="3.65186106521268">
                <text:p>3.65186106521268</text:p>
              </table:table-cell>
              <table:table-cell office:value-type="float" office:value="3.66680800673506">
                <text:p>3.66680800673506</text:p>
              </table:table-cell>
              <table:table-cell office:value-type="float" office:value="3.69038696443167">
                <text:p>3.69038696443167</text:p>
              </table:table-cell>
              <table:table-cell office:value-type="float" office:value="4.48344009153883">
                <text:p>4.483440091538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0000000002762">
                <text:p>0.850000000002762</text:p>
              </table:table-cell>
              <table:table-cell office:value-type="float" office:value="2.67035375556">
                <text:p>2.67035375556</text:p>
              </table:table-cell>
              <table:table-cell office:value-type="float" office:value="1.33517687778">
                <text:p>1.33517687778</text:p>
              </table:table-cell>
              <table:table-cell office:value-type="float" office:value="1.26931367277295">
                <text:p>1.26931367277295</text:p>
              </table:table-cell>
              <table:table-cell office:value-type="float" office:value="1.77000474298975">
                <text:p>1.77000474298975</text:p>
              </table:table-cell>
              <table:table-cell office:value-type="float" office:value="2.66871387004602">
                <text:p>2.66871387004602</text:p>
              </table:table-cell>
              <table:table-cell office:value-type="float" office:value="3.42128985171389">
                <text:p>3.42128985171389</text:p>
              </table:table-cell>
              <table:table-cell office:value-type="float" office:value="3.43159794449592">
                <text:p>3.43159794449592</text:p>
              </table:table-cell>
              <table:table-cell office:value-type="float" office:value="3.61172706282994">
                <text:p>3.61172706282994</text:p>
              </table:table-cell>
              <table:table-cell office:value-type="float" office:value="3.63220317138797">
                <text:p>3.63220317138797</text:p>
              </table:table-cell>
              <table:table-cell office:value-type="float" office:value="3.6466204031839">
                <text:p>3.6466204031839</text:p>
              </table:table-cell>
              <table:table-cell office:value-type="float" office:value="4.52502788498232">
                <text:p>4.525027884982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000000002843">
                <text:p>0.875000000002843</text:p>
              </table:table-cell>
              <table:table-cell office:value-type="float" office:value="2.7488935719">
                <text:p>2.7488935719</text:p>
              </table:table-cell>
              <table:table-cell office:value-type="float" office:value="1.37444678595">
                <text:p>1.37444678595</text:p>
              </table:table-cell>
              <table:table-cell office:value-type="float" office:value="1.30911211474128">
                <text:p>1.30911211474128</text:p>
              </table:table-cell>
              <table:table-cell office:value-type="float" office:value="1.73092944404512">
                <text:p>1.73092944404512</text:p>
              </table:table-cell>
              <table:table-cell office:value-type="float" office:value="2.74725060799573">
                <text:p>2.74725060799573</text:p>
              </table:table-cell>
              <table:table-cell office:value-type="float" office:value="3.43660160012072">
                <text:p>3.43660160012072</text:p>
              </table:table-cell>
              <table:table-cell office:value-type="float" office:value="3.44748156052988">
                <text:p>3.44748156052988</text:p>
              </table:table-cell>
              <table:table-cell office:value-type="float" office:value="3.53308203834796">
                <text:p>3.53308203834796</text:p>
              </table:table-cell>
              <table:table-cell office:value-type="float" office:value="3.6129134362258">
                <text:p>3.6129134362258</text:p>
              </table:table-cell>
              <table:table-cell office:value-type="float" office:value="3.62676643630416">
                <text:p>3.62676643630416</text:p>
              </table:table-cell>
              <table:table-cell office:value-type="float" office:value="4.56659090908034">
                <text:p>4.566590909080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0000000002924">
                <text:p>0.900000000002924</text:p>
              </table:table-cell>
              <table:table-cell office:value-type="float" office:value="2.82743338824">
                <text:p>2.82743338824</text:p>
              </table:table-cell>
              <table:table-cell office:value-type="float" office:value="1.41371669412">
                <text:p>1.41371669412</text:p>
              </table:table-cell>
              <table:table-cell office:value-type="float" office:value="1.34822314358675">
                <text:p>1.34822314358675</text:p>
              </table:table-cell>
              <table:table-cell office:value-type="float" office:value="1.69239764210365">
                <text:p>1.69239764210365</text:p>
              </table:table-cell>
              <table:table-cell office:value-type="float" office:value="2.82579372479891">
                <text:p>2.82579372479891</text:p>
              </table:table-cell>
              <table:table-cell office:value-type="float" office:value="3.45223580250827">
                <text:p>3.45223580250827</text:p>
              </table:table-cell>
              <table:table-cell office:value-type="float" office:value="3.4544503542889">
                <text:p>3.4544503542889</text:p>
              </table:table-cell>
              <table:table-cell office:value-type="float" office:value="3.46374901053179">
                <text:p>3.46374901053179</text:p>
              </table:table-cell>
              <table:table-cell office:value-type="float" office:value="3.59402280710149">
                <text:p>3.59402280710149</text:p>
              </table:table-cell>
              <table:table-cell office:value-type="float" office:value="3.60725100426815">
                <text:p>3.60725100426815</text:p>
              </table:table-cell>
              <table:table-cell office:value-type="float" office:value="4.60805683552232">
                <text:p>4.608056835522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000000003006">
                <text:p>0.925000000003006</text:p>
              </table:table-cell>
              <table:table-cell office:value-type="float" office:value="2.90597320458">
                <text:p>2.90597320458</text:p>
              </table:table-cell>
              <table:table-cell office:value-type="float" office:value="1.45298660229">
                <text:p>1.45298660229</text:p>
              </table:table-cell>
              <table:table-cell office:value-type="float" office:value="1.38615140449003">
                <text:p>1.38615140449003</text:p>
              </table:table-cell>
              <table:table-cell office:value-type="float" office:value="1.65491793558899">
                <text:p>1.65491793558899</text:p>
              </table:table-cell>
              <table:table-cell office:value-type="float" office:value="2.90434383445308">
                <text:p>2.90434383445308</text:p>
              </table:table-cell>
              <table:table-cell office:value-type="float" office:value="3.37583144716422">
                <text:p>3.37583144716422</text:p>
              </table:table-cell>
              <table:table-cell office:value-type="float" office:value="3.46812812278586">
                <text:p>3.46812812278586</text:p>
              </table:table-cell>
              <table:table-cell office:value-type="float" office:value="3.48039384680613">
                <text:p>3.48039384680613</text:p>
              </table:table-cell>
              <table:table-cell office:value-type="float" office:value="3.57559736458285">
                <text:p>3.57559736458285</text:p>
              </table:table-cell>
              <table:table-cell office:value-type="float" office:value="3.58808029973287">
                <text:p>3.58808029973287</text:p>
              </table:table-cell>
              <table:table-cell office:value-type="float" office:value="4.64926533196965">
                <text:p>4.649265331969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0000000003087">
                <text:p>0.950000000003087</text:p>
              </table:table-cell>
              <table:table-cell office:value-type="float" office:value="2.98451302092">
                <text:p>2.98451302092</text:p>
              </table:table-cell>
              <table:table-cell office:value-type="float" office:value="1.49225651046">
                <text:p>1.49225651046</text:p>
              </table:table-cell>
              <table:table-cell office:value-type="float" office:value="1.42164764250401">
                <text:p>1.42164764250401</text:p>
              </table:table-cell>
              <table:table-cell office:value-type="float" office:value="1.6197380270528">
                <text:p>1.6197380270528</text:p>
              </table:table-cell>
              <table:table-cell office:value-type="float" office:value="2.98290214974832">
                <text:p>2.98290214974832</text:p>
              </table:table-cell>
              <table:table-cell office:value-type="float" office:value="3.29722480434911">
                <text:p>3.29722480434911</text:p>
              </table:table-cell>
              <table:table-cell office:value-type="float" office:value="3.4841032620631">
                <text:p>3.4841032620631</text:p>
              </table:table-cell>
              <table:table-cell office:value-type="float" office:value="3.49740694548349">
                <text:p>3.49740694548349</text:p>
              </table:table-cell>
              <table:table-cell office:value-type="float" office:value="3.55781266111558">
                <text:p>3.55781266111558</text:p>
              </table:table-cell>
              <table:table-cell office:value-type="float" office:value="3.56926349423427">
                <text:p>3.56926349423427</text:p>
              </table:table-cell>
              <table:table-cell office:value-type="float" office:value="4.68976048617002">
                <text:p>4.68976048617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000000003168">
                <text:p>0.975000000003168</text:p>
              </table:table-cell>
              <table:table-cell office:value-type="float" office:value="3.06305283726">
                <text:p>3.06305283726</text:p>
              </table:table-cell>
              <table:table-cell office:value-type="float" office:value="1.53152641863">
                <text:p>1.53152641863</text:p>
              </table:table-cell>
              <table:table-cell office:value-type="float" office:value="1.45105514239632">
                <text:p>1.45105514239632</text:p>
              </table:table-cell>
              <table:table-cell office:value-type="float" office:value="1.59051897174874">
                <text:p>1.59051897174874</text:p>
              </table:table-cell>
              <table:table-cell office:value-type="float" office:value="3.0614686018251">
                <text:p>3.0614686018251</text:p>
              </table:table-cell>
              <table:table-cell office:value-type="float" office:value="3.218629266233">
                <text:p>3.218629266233</text:p>
              </table:table-cell>
              <table:table-cell office:value-type="float" office:value="3.49943617107095">
                <text:p>3.49943617107095</text:p>
              </table:table-cell>
              <table:table-cell office:value-type="float" office:value="3.5147608647451">
                <text:p>3.5147608647451</text:p>
              </table:table-cell>
              <table:table-cell office:value-type="float" office:value="3.54139445086983">
                <text:p>3.54139445086983</text:p>
              </table:table-cell>
              <table:table-cell office:value-type="float" office:value="3.55082770306145">
                <text:p>3.55082770306145</text:p>
              </table:table-cell>
              <table:table-cell office:value-type="float" office:value="4.7276605989626">
                <text:p>4.72766059896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0000000000325">
                <text:p>1.00000000000325</text:p>
              </table:table-cell>
              <table:table-cell office:value-type="float" office:value="3.1415926536">
                <text:p>3.1415926536</text:p>
              </table:table-cell>
              <table:table-cell office:value-type="float" office:value="1.5707963268">
                <text:p>1.5707963268</text:p>
              </table:table-cell>
              <table:table-cell office:value-type="float" office:value="1.46412774822914">
                <text:p>1.46412774822914</text:p>
              </table:table-cell>
              <table:table-cell office:value-type="float" office:value="1.57750749647506">
                <text:p>1.57750749647506</text:p>
              </table:table-cell>
              <table:table-cell office:value-type="float" office:value="3.1400434995971">
                <text:p>3.1400434995971</text:p>
              </table:table-cell>
              <table:table-cell office:value-type="float" office:value="3.14004387944796">
                <text:p>3.14004387944796</text:p>
              </table:table-cell>
              <table:table-cell office:value-type="float" office:value="3.50865936092578">
                <text:p>3.50865936092578</text:p>
              </table:table-cell>
              <table:table-cell office:value-type="float" office:value="3.5308347549382">
                <text:p>3.5308347549382</text:p>
              </table:table-cell>
              <table:table-cell office:value-type="float" office:value="3.53179329123256">
                <text:p>3.53179329123256</text:p>
              </table:table-cell>
              <table:table-cell office:value-type="float" office:value="3.53440817323255">
                <text:p>3.53440817323255</text:p>
              </table:table-cell>
              <table:table-cell office:value-type="float" office:value="4.74968284304405">
                <text:p>4.7496828430440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